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1709in"/>
    </style:style>
    <style:style style:name="co2" style:family="table-column">
      <style:table-column-properties fo:break-before="auto" style:column-width="1.2898in"/>
    </style:style>
    <style:style style:name="co3" style:family="table-column">
      <style:table-column-properties fo:break-before="auto" style:column-width="0.6465in"/>
    </style:style>
    <style:style style:name="co4" style:family="table-column">
      <style:table-column-properties fo:break-before="auto" style:column-width="1.2681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Stock Data 23 Apr" table:style-name="ta1"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Datetime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ticker</text:p>
          </table:table-cell>
          <table:table-cell office:value-type="string" calcext:value-type="string">
            <text:p>Open High Low%</text:p>
          </table:table-cell>
        </table:table-row>
        <table:table-row table:style-name="ro1">
          <table:table-cell office:value-type="string" calcext:value-type="string">
            <text:p>2021-04-23 09:15:00+05:30</text:p>
          </table:table-cell>
          <table:table-cell office:value-type="float" office:value="735.950012207031" calcext:value-type="float">
            <text:p>735.950012207031</text:p>
          </table:table-cell>
          <table:table-cell office:value-type="float" office:value="744" calcext:value-type="float">
            <text:p>744</text:p>
          </table:table-cell>
          <table:table-cell office:value-type="float" office:value="726.950012207031" calcext:value-type="float">
            <text:p>726.950012207031</text:p>
          </table:table-cell>
          <table:table-cell office:value-type="float" office:value="737.150024414063" calcext:value-type="float">
            <text:p>737.150024414063</text:p>
          </table:table-cell>
          <table:table-cell office:value-type="float" office:value="2001389" calcext:value-type="float">
            <text:p>2001389</text:p>
          </table:table-cell>
          <table:table-cell office:value-type="string" calcext:value-type="string">
            <text:p>ADANIPORTS.NS</text:p>
          </table:table-cell>
          <table:table-cell table:style-name="ce1" table:formula="of:=([.C2]-[.D2])/[.D2]*100" office:value-type="float" office:value="2.34541405965518" calcext:value-type="float">
            <text:p>2.35</text:p>
          </table:table-cell>
        </table:table-row>
        <table:table-row table:style-name="ro1">
          <table:table-cell office:value-type="string" calcext:value-type="string">
            <text:p>2021-04-23 09:30:00+05:30</text:p>
          </table:table-cell>
          <table:table-cell office:value-type="float" office:value="737" calcext:value-type="float">
            <text:p>737</text:p>
          </table:table-cell>
          <table:table-cell office:value-type="float" office:value="740.75" calcext:value-type="float">
            <text:p>740.75</text:p>
          </table:table-cell>
          <table:table-cell office:value-type="float" office:value="736.400024414063" calcext:value-type="float">
            <text:p>736.400024414063</text:p>
          </table:table-cell>
          <table:table-cell office:value-type="float" office:value="739.950012207031" calcext:value-type="float">
            <text:p>739.950012207031</text:p>
          </table:table-cell>
          <table:table-cell office:value-type="float" office:value="740893" calcext:value-type="float">
            <text:p>740893</text:p>
          </table:table-cell>
          <table:table-cell office:value-type="string" calcext:value-type="string">
            <text:p>ADANIPORTS.NS</text:p>
          </table:table-cell>
          <table:table-cell/>
        </table:table-row>
        <table:table-row table:style-name="ro1">
          <table:table-cell office:value-type="string" calcext:value-type="string">
            <text:p>2021-04-23 09:45:00+05:30</text:p>
          </table:table-cell>
          <table:table-cell office:value-type="float" office:value="740.049987792969" calcext:value-type="float">
            <text:p>740.049987792969</text:p>
          </table:table-cell>
          <table:table-cell office:value-type="float" office:value="740.549987792969" calcext:value-type="float">
            <text:p>740.549987792969</text:p>
          </table:table-cell>
          <table:table-cell office:value-type="float" office:value="737" calcext:value-type="float">
            <text:p>737</text:p>
          </table:table-cell>
          <table:table-cell office:value-type="float" office:value="739.200012207031" calcext:value-type="float">
            <text:p>739.200012207031</text:p>
          </table:table-cell>
          <table:table-cell office:value-type="float" office:value="590185" calcext:value-type="float">
            <text:p>590185</text:p>
          </table:table-cell>
          <table:table-cell office:value-type="string" calcext:value-type="string">
            <text:p>ADANIPORTS.NS</text:p>
          </table:table-cell>
          <table:table-cell/>
        </table:table-row>
        <table:table-row table:style-name="ro1">
          <table:table-cell office:value-type="string" calcext:value-type="string">
            <text:p>2021-04-23 10:00:00+05:30</text:p>
          </table:table-cell>
          <table:table-cell office:value-type="float" office:value="739.5" calcext:value-type="float">
            <text:p>739.5</text:p>
          </table:table-cell>
          <table:table-cell office:value-type="float" office:value="744" calcext:value-type="float">
            <text:p>744</text:p>
          </table:table-cell>
          <table:table-cell office:value-type="float" office:value="738.700012207031" calcext:value-type="float">
            <text:p>738.700012207031</text:p>
          </table:table-cell>
          <table:table-cell office:value-type="float" office:value="743.299987792969" calcext:value-type="float">
            <text:p>743.299987792969</text:p>
          </table:table-cell>
          <table:table-cell office:value-type="float" office:value="752337" calcext:value-type="float">
            <text:p>752337</text:p>
          </table:table-cell>
          <table:table-cell office:value-type="string" calcext:value-type="string">
            <text:p>ADANIPORTS.NS</text:p>
          </table:table-cell>
          <table:table-cell/>
        </table:table-row>
        <table:table-row table:style-name="ro1">
          <table:table-cell office:value-type="string" calcext:value-type="string">
            <text:p>2021-04-23 10:15:00+05:30</text:p>
          </table:table-cell>
          <table:table-cell office:value-type="float" office:value="743.5" calcext:value-type="float">
            <text:p>743.5</text:p>
          </table:table-cell>
          <table:table-cell office:value-type="float" office:value="746.75" calcext:value-type="float">
            <text:p>746.75</text:p>
          </table:table-cell>
          <table:table-cell office:value-type="float" office:value="739.700012207031" calcext:value-type="float">
            <text:p>739.700012207031</text:p>
          </table:table-cell>
          <table:table-cell office:value-type="float" office:value="742.849975585937" calcext:value-type="float">
            <text:p>742.849975585937</text:p>
          </table:table-cell>
          <table:table-cell office:value-type="float" office:value="1380243" calcext:value-type="float">
            <text:p>1380243</text:p>
          </table:table-cell>
          <table:table-cell office:value-type="string" calcext:value-type="string">
            <text:p>ADANIPORTS.NS</text:p>
          </table:table-cell>
          <table:table-cell/>
        </table:table-row>
        <table:table-row table:style-name="ro1">
          <table:table-cell office:value-type="string" calcext:value-type="string">
            <text:p>2021-04-23 10:30:00+05:30</text:p>
          </table:table-cell>
          <table:table-cell office:value-type="float" office:value="742.849975585937" calcext:value-type="float">
            <text:p>742.849975585937</text:p>
          </table:table-cell>
          <table:table-cell office:value-type="float" office:value="743.700012207031" calcext:value-type="float">
            <text:p>743.700012207031</text:p>
          </table:table-cell>
          <table:table-cell office:value-type="float" office:value="738.450012207031" calcext:value-type="float">
            <text:p>738.450012207031</text:p>
          </table:table-cell>
          <table:table-cell office:value-type="float" office:value="738.700012207031" calcext:value-type="float">
            <text:p>738.700012207031</text:p>
          </table:table-cell>
          <table:table-cell office:value-type="float" office:value="582111" calcext:value-type="float">
            <text:p>582111</text:p>
          </table:table-cell>
          <table:table-cell office:value-type="string" calcext:value-type="string">
            <text:p>ADANIPORTS.NS</text:p>
          </table:table-cell>
          <table:table-cell/>
        </table:table-row>
        <table:table-row table:style-name="ro1">
          <table:table-cell office:value-type="string" calcext:value-type="string">
            <text:p>2021-04-23 10:45:00+05:30</text:p>
          </table:table-cell>
          <table:table-cell office:value-type="float" office:value="738.650024414063" calcext:value-type="float">
            <text:p>738.650024414063</text:p>
          </table:table-cell>
          <table:table-cell office:value-type="float" office:value="739.549987792969" calcext:value-type="float">
            <text:p>739.549987792969</text:p>
          </table:table-cell>
          <table:table-cell office:value-type="float" office:value="736" calcext:value-type="float">
            <text:p>736</text:p>
          </table:table-cell>
          <table:table-cell office:value-type="float" office:value="737.5" calcext:value-type="float">
            <text:p>737.5</text:p>
          </table:table-cell>
          <table:table-cell office:value-type="float" office:value="686454" calcext:value-type="float">
            <text:p>686454</text:p>
          </table:table-cell>
          <table:table-cell office:value-type="string" calcext:value-type="string">
            <text:p>ADANIPORTS.NS</text:p>
          </table:table-cell>
          <table:table-cell/>
        </table:table-row>
        <table:table-row table:style-name="ro1">
          <table:table-cell office:value-type="string" calcext:value-type="string">
            <text:p>2021-04-23 11:00:00+05:30</text:p>
          </table:table-cell>
          <table:table-cell office:value-type="float" office:value="737.299987792969" calcext:value-type="float">
            <text:p>737.299987792969</text:p>
          </table:table-cell>
          <table:table-cell office:value-type="float" office:value="740.549987792969" calcext:value-type="float">
            <text:p>740.549987792969</text:p>
          </table:table-cell>
          <table:table-cell office:value-type="float" office:value="736.349975585938" calcext:value-type="float">
            <text:p>736.349975585938</text:p>
          </table:table-cell>
          <table:table-cell office:value-type="float" office:value="739.5" calcext:value-type="float">
            <text:p>739.5</text:p>
          </table:table-cell>
          <table:table-cell office:value-type="float" office:value="574963" calcext:value-type="float">
            <text:p>574963</text:p>
          </table:table-cell>
          <table:table-cell office:value-type="string" calcext:value-type="string">
            <text:p>ADANIPORTS.NS</text:p>
          </table:table-cell>
          <table:table-cell/>
        </table:table-row>
        <table:table-row table:style-name="ro1">
          <table:table-cell office:value-type="string" calcext:value-type="string">
            <text:p>2021-04-23 11:15:00+05:30</text:p>
          </table:table-cell>
          <table:table-cell office:value-type="float" office:value="739.5" calcext:value-type="float">
            <text:p>739.5</text:p>
          </table:table-cell>
          <table:table-cell office:value-type="float" office:value="739.950012207031" calcext:value-type="float">
            <text:p>739.950012207031</text:p>
          </table:table-cell>
          <table:table-cell office:value-type="float" office:value="737.450012207031" calcext:value-type="float">
            <text:p>737.450012207031</text:p>
          </table:table-cell>
          <table:table-cell office:value-type="float" office:value="737.849975585938" calcext:value-type="float">
            <text:p>737.849975585938</text:p>
          </table:table-cell>
          <table:table-cell office:value-type="float" office:value="379149" calcext:value-type="float">
            <text:p>379149</text:p>
          </table:table-cell>
          <table:table-cell office:value-type="string" calcext:value-type="string">
            <text:p>ADANIPORTS.NS</text:p>
          </table:table-cell>
          <table:table-cell/>
        </table:table-row>
        <table:table-row table:style-name="ro1">
          <table:table-cell office:value-type="string" calcext:value-type="string">
            <text:p>2021-04-23 11:30:00+05:30</text:p>
          </table:table-cell>
          <table:table-cell office:value-type="float" office:value="737.849975585938" calcext:value-type="float">
            <text:p>737.849975585938</text:p>
          </table:table-cell>
          <table:table-cell office:value-type="float" office:value="738.5" calcext:value-type="float">
            <text:p>738.5</text:p>
          </table:table-cell>
          <table:table-cell office:value-type="float" office:value="735.049987792969" calcext:value-type="float">
            <text:p>735.049987792969</text:p>
          </table:table-cell>
          <table:table-cell office:value-type="float" office:value="736.950012207031" calcext:value-type="float">
            <text:p>736.950012207031</text:p>
          </table:table-cell>
          <table:table-cell office:value-type="float" office:value="542668" calcext:value-type="float">
            <text:p>542668</text:p>
          </table:table-cell>
          <table:table-cell office:value-type="string" calcext:value-type="string">
            <text:p>ADANIPORTS.NS</text:p>
          </table:table-cell>
          <table:table-cell/>
        </table:table-row>
        <table:table-row table:style-name="ro1">
          <table:table-cell office:value-type="string" calcext:value-type="string">
            <text:p>2021-04-23 11:45:00+05:30</text:p>
          </table:table-cell>
          <table:table-cell office:value-type="float" office:value="736.950012207031" calcext:value-type="float">
            <text:p>736.950012207031</text:p>
          </table:table-cell>
          <table:table-cell office:value-type="float" office:value="737.650024414063" calcext:value-type="float">
            <text:p>737.650024414063</text:p>
          </table:table-cell>
          <table:table-cell office:value-type="float" office:value="733.299987792969" calcext:value-type="float">
            <text:p>733.299987792969</text:p>
          </table:table-cell>
          <table:table-cell office:value-type="float" office:value="733.849975585938" calcext:value-type="float">
            <text:p>733.849975585938</text:p>
          </table:table-cell>
          <table:table-cell office:value-type="float" office:value="656816" calcext:value-type="float">
            <text:p>656816</text:p>
          </table:table-cell>
          <table:table-cell office:value-type="string" calcext:value-type="string">
            <text:p>ADANIPORTS.NS</text:p>
          </table:table-cell>
          <table:table-cell/>
        </table:table-row>
        <table:table-row table:style-name="ro1">
          <table:table-cell office:value-type="string" calcext:value-type="string">
            <text:p>2021-04-23 12:00:00+05:30</text:p>
          </table:table-cell>
          <table:table-cell office:value-type="float" office:value="733.900024414062" calcext:value-type="float">
            <text:p>733.900024414062</text:p>
          </table:table-cell>
          <table:table-cell office:value-type="float" office:value="734.900024414063" calcext:value-type="float">
            <text:p>734.900024414063</text:p>
          </table:table-cell>
          <table:table-cell office:value-type="float" office:value="732.099975585938" calcext:value-type="float">
            <text:p>732.099975585938</text:p>
          </table:table-cell>
          <table:table-cell office:value-type="float" office:value="734.099975585938" calcext:value-type="float">
            <text:p>734.099975585938</text:p>
          </table:table-cell>
          <table:table-cell office:value-type="float" office:value="504943" calcext:value-type="float">
            <text:p>504943</text:p>
          </table:table-cell>
          <table:table-cell office:value-type="string" calcext:value-type="string">
            <text:p>ADANIPORTS.NS</text:p>
          </table:table-cell>
          <table:table-cell/>
        </table:table-row>
        <table:table-row table:style-name="ro1">
          <table:table-cell office:value-type="string" calcext:value-type="string">
            <text:p>2021-04-23 12:15:00+05:30</text:p>
          </table:table-cell>
          <table:table-cell table:number-columns-repeated="2" office:value-type="float" office:value="734.349975585937" calcext:value-type="float">
            <text:p>734.349975585937</text:p>
          </table:table-cell>
          <table:table-cell office:value-type="float" office:value="730.700012207031" calcext:value-type="float">
            <text:p>730.700012207031</text:p>
          </table:table-cell>
          <table:table-cell office:value-type="float" office:value="732.75" calcext:value-type="float">
            <text:p>732.75</text:p>
          </table:table-cell>
          <table:table-cell office:value-type="float" office:value="613803" calcext:value-type="float">
            <text:p>613803</text:p>
          </table:table-cell>
          <table:table-cell office:value-type="string" calcext:value-type="string">
            <text:p>ADANIPORTS.NS</text:p>
          </table:table-cell>
          <table:table-cell/>
        </table:table-row>
        <table:table-row table:style-name="ro1">
          <table:table-cell office:value-type="string" calcext:value-type="string">
            <text:p>2021-04-23 12:30:00+05:30</text:p>
          </table:table-cell>
          <table:table-cell office:value-type="float" office:value="732.799987792969" calcext:value-type="float">
            <text:p>732.799987792969</text:p>
          </table:table-cell>
          <table:table-cell office:value-type="float" office:value="734.950012207031" calcext:value-type="float">
            <text:p>734.950012207031</text:p>
          </table:table-cell>
          <table:table-cell office:value-type="float" office:value="731.599975585938" calcext:value-type="float">
            <text:p>731.599975585938</text:p>
          </table:table-cell>
          <table:table-cell office:value-type="float" office:value="733.700012207031" calcext:value-type="float">
            <text:p>733.700012207031</text:p>
          </table:table-cell>
          <table:table-cell office:value-type="float" office:value="331406" calcext:value-type="float">
            <text:p>331406</text:p>
          </table:table-cell>
          <table:table-cell office:value-type="string" calcext:value-type="string">
            <text:p>ADANIPORTS.NS</text:p>
          </table:table-cell>
          <table:table-cell/>
        </table:table-row>
        <table:table-row table:style-name="ro1">
          <table:table-cell office:value-type="string" calcext:value-type="string">
            <text:p>2021-04-23 12:45:00+05:30</text:p>
          </table:table-cell>
          <table:table-cell office:value-type="float" office:value="733.700012207031" calcext:value-type="float">
            <text:p>733.700012207031</text:p>
          </table:table-cell>
          <table:table-cell office:value-type="float" office:value="734.200012207031" calcext:value-type="float">
            <text:p>734.200012207031</text:p>
          </table:table-cell>
          <table:table-cell office:value-type="float" office:value="731.5" calcext:value-type="float">
            <text:p>731.5</text:p>
          </table:table-cell>
          <table:table-cell office:value-type="float" office:value="732.200012207031" calcext:value-type="float">
            <text:p>732.200012207031</text:p>
          </table:table-cell>
          <table:table-cell office:value-type="float" office:value="248370" calcext:value-type="float">
            <text:p>248370</text:p>
          </table:table-cell>
          <table:table-cell office:value-type="string" calcext:value-type="string">
            <text:p>ADANIPORTS.NS</text:p>
          </table:table-cell>
          <table:table-cell/>
        </table:table-row>
        <table:table-row table:style-name="ro1">
          <table:table-cell office:value-type="string" calcext:value-type="string">
            <text:p>2021-04-23 13:00:00+05:30</text:p>
          </table:table-cell>
          <table:table-cell office:value-type="float" office:value="732.150024414063" calcext:value-type="float">
            <text:p>732.150024414063</text:p>
          </table:table-cell>
          <table:table-cell office:value-type="float" office:value="734" calcext:value-type="float">
            <text:p>734</text:p>
          </table:table-cell>
          <table:table-cell office:value-type="float" office:value="732" calcext:value-type="float">
            <text:p>732</text:p>
          </table:table-cell>
          <table:table-cell office:value-type="float" office:value="733.299987792969" calcext:value-type="float">
            <text:p>733.299987792969</text:p>
          </table:table-cell>
          <table:table-cell office:value-type="float" office:value="187277" calcext:value-type="float">
            <text:p>187277</text:p>
          </table:table-cell>
          <table:table-cell office:value-type="string" calcext:value-type="string">
            <text:p>ADANIPORTS.NS</text:p>
          </table:table-cell>
          <table:table-cell/>
        </table:table-row>
        <table:table-row table:style-name="ro1">
          <table:table-cell office:value-type="string" calcext:value-type="string">
            <text:p>2021-04-23 13:15:00+05:30</text:p>
          </table:table-cell>
          <table:table-cell office:value-type="float" office:value="733.049987792969" calcext:value-type="float">
            <text:p>733.049987792969</text:p>
          </table:table-cell>
          <table:table-cell office:value-type="float" office:value="736.25" calcext:value-type="float">
            <text:p>736.25</text:p>
          </table:table-cell>
          <table:table-cell office:value-type="float" office:value="732.099975585938" calcext:value-type="float">
            <text:p>732.099975585938</text:p>
          </table:table-cell>
          <table:table-cell office:value-type="float" office:value="735.299987792969" calcext:value-type="float">
            <text:p>735.299987792969</text:p>
          </table:table-cell>
          <table:table-cell office:value-type="float" office:value="361077" calcext:value-type="float">
            <text:p>361077</text:p>
          </table:table-cell>
          <table:table-cell office:value-type="string" calcext:value-type="string">
            <text:p>ADANIPORTS.NS</text:p>
          </table:table-cell>
          <table:table-cell/>
        </table:table-row>
        <table:table-row table:style-name="ro1">
          <table:table-cell office:value-type="string" calcext:value-type="string">
            <text:p>2021-04-23 13:30:00+05:30</text:p>
          </table:table-cell>
          <table:table-cell office:value-type="float" office:value="735.299987792969" calcext:value-type="float">
            <text:p>735.299987792969</text:p>
          </table:table-cell>
          <table:table-cell office:value-type="float" office:value="735.349975585938" calcext:value-type="float">
            <text:p>735.349975585938</text:p>
          </table:table-cell>
          <table:table-cell office:value-type="float" office:value="727" calcext:value-type="float">
            <text:p>727</text:p>
          </table:table-cell>
          <table:table-cell office:value-type="float" office:value="728.299987792969" calcext:value-type="float">
            <text:p>728.299987792969</text:p>
          </table:table-cell>
          <table:table-cell office:value-type="float" office:value="916875" calcext:value-type="float">
            <text:p>916875</text:p>
          </table:table-cell>
          <table:table-cell office:value-type="string" calcext:value-type="string">
            <text:p>ADANIPORTS.NS</text:p>
          </table:table-cell>
          <table:table-cell/>
        </table:table-row>
        <table:table-row table:style-name="ro1">
          <table:table-cell office:value-type="string" calcext:value-type="string">
            <text:p>2021-04-23 13:45:00+05:30</text:p>
          </table:table-cell>
          <table:table-cell office:value-type="float" office:value="728.150024414063" calcext:value-type="float">
            <text:p>728.150024414063</text:p>
          </table:table-cell>
          <table:table-cell office:value-type="float" office:value="729.900024414063" calcext:value-type="float">
            <text:p>729.900024414063</text:p>
          </table:table-cell>
          <table:table-cell office:value-type="float" office:value="727" calcext:value-type="float">
            <text:p>727</text:p>
          </table:table-cell>
          <table:table-cell office:value-type="float" office:value="727.549987792969" calcext:value-type="float">
            <text:p>727.549987792969</text:p>
          </table:table-cell>
          <table:table-cell office:value-type="float" office:value="505141" calcext:value-type="float">
            <text:p>505141</text:p>
          </table:table-cell>
          <table:table-cell office:value-type="string" calcext:value-type="string">
            <text:p>ADANIPORTS.NS</text:p>
          </table:table-cell>
          <table:table-cell/>
        </table:table-row>
        <table:table-row table:style-name="ro1">
          <table:table-cell office:value-type="string" calcext:value-type="string">
            <text:p>2021-04-23 14:00:00+05:30</text:p>
          </table:table-cell>
          <table:table-cell office:value-type="float" office:value="727.400024414063" calcext:value-type="float">
            <text:p>727.400024414063</text:p>
          </table:table-cell>
          <table:table-cell office:value-type="float" office:value="729.200012207031" calcext:value-type="float">
            <text:p>729.200012207031</text:p>
          </table:table-cell>
          <table:table-cell office:value-type="float" office:value="725.200012207031" calcext:value-type="float">
            <text:p>725.200012207031</text:p>
          </table:table-cell>
          <table:table-cell office:value-type="float" office:value="725.75" calcext:value-type="float">
            <text:p>725.75</text:p>
          </table:table-cell>
          <table:table-cell office:value-type="float" office:value="607955" calcext:value-type="float">
            <text:p>607955</text:p>
          </table:table-cell>
          <table:table-cell office:value-type="string" calcext:value-type="string">
            <text:p>ADANIPORTS.NS</text:p>
          </table:table-cell>
          <table:table-cell/>
        </table:table-row>
        <table:table-row table:style-name="ro1">
          <table:table-cell office:value-type="string" calcext:value-type="string">
            <text:p>2021-04-23 14:15:00+05:30</text:p>
          </table:table-cell>
          <table:table-cell office:value-type="float" office:value="725.75" calcext:value-type="float">
            <text:p>725.75</text:p>
          </table:table-cell>
          <table:table-cell office:value-type="float" office:value="728.400024414063" calcext:value-type="float">
            <text:p>728.400024414063</text:p>
          </table:table-cell>
          <table:table-cell table:number-columns-repeated="2" office:value-type="float" office:value="723.549987792969" calcext:value-type="float">
            <text:p>723.549987792969</text:p>
          </table:table-cell>
          <table:table-cell office:value-type="float" office:value="1006284" calcext:value-type="float">
            <text:p>1006284</text:p>
          </table:table-cell>
          <table:table-cell office:value-type="string" calcext:value-type="string">
            <text:p>ADANIPORTS.NS</text:p>
          </table:table-cell>
          <table:table-cell/>
        </table:table-row>
        <table:table-row table:style-name="ro1">
          <table:table-cell office:value-type="string" calcext:value-type="string">
            <text:p>2021-04-23 14:30:00+05:30</text:p>
          </table:table-cell>
          <table:table-cell office:value-type="float" office:value="723.5" calcext:value-type="float">
            <text:p>723.5</text:p>
          </table:table-cell>
          <table:table-cell office:value-type="float" office:value="725.950012207031" calcext:value-type="float">
            <text:p>725.950012207031</text:p>
          </table:table-cell>
          <table:table-cell office:value-type="float" office:value="720.299987792969" calcext:value-type="float">
            <text:p>720.299987792969</text:p>
          </table:table-cell>
          <table:table-cell office:value-type="float" office:value="721.099975585938" calcext:value-type="float">
            <text:p>721.099975585938</text:p>
          </table:table-cell>
          <table:table-cell office:value-type="float" office:value="947578" calcext:value-type="float">
            <text:p>947578</text:p>
          </table:table-cell>
          <table:table-cell office:value-type="string" calcext:value-type="string">
            <text:p>ADANIPORTS.NS</text:p>
          </table:table-cell>
          <table:table-cell/>
        </table:table-row>
        <table:table-row table:style-name="ro1">
          <table:table-cell office:value-type="string" calcext:value-type="string">
            <text:p>2021-04-23 14:45:00+05:30</text:p>
          </table:table-cell>
          <table:table-cell office:value-type="float" office:value="721" calcext:value-type="float">
            <text:p>721</text:p>
          </table:table-cell>
          <table:table-cell office:value-type="float" office:value="724.700012207031" calcext:value-type="float">
            <text:p>724.700012207031</text:p>
          </table:table-cell>
          <table:table-cell office:value-type="float" office:value="720.099975585937" calcext:value-type="float">
            <text:p>720.099975585937</text:p>
          </table:table-cell>
          <table:table-cell office:value-type="float" office:value="722.650024414063" calcext:value-type="float">
            <text:p>722.650024414063</text:p>
          </table:table-cell>
          <table:table-cell office:value-type="float" office:value="841913" calcext:value-type="float">
            <text:p>841913</text:p>
          </table:table-cell>
          <table:table-cell office:value-type="string" calcext:value-type="string">
            <text:p>ADANIPORTS.NS</text:p>
          </table:table-cell>
          <table:table-cell/>
        </table:table-row>
        <table:table-row table:style-name="ro1">
          <table:table-cell office:value-type="string" calcext:value-type="string">
            <text:p>2021-04-23 15:00:00+05:30</text:p>
          </table:table-cell>
          <table:table-cell office:value-type="float" office:value="722.650024414063" calcext:value-type="float">
            <text:p>722.650024414063</text:p>
          </table:table-cell>
          <table:table-cell office:value-type="float" office:value="726.450012207031" calcext:value-type="float">
            <text:p>726.450012207031</text:p>
          </table:table-cell>
          <table:table-cell office:value-type="float" office:value="722.450012207031" calcext:value-type="float">
            <text:p>722.450012207031</text:p>
          </table:table-cell>
          <table:table-cell office:value-type="float" office:value="725" calcext:value-type="float">
            <text:p>725</text:p>
          </table:table-cell>
          <table:table-cell office:value-type="float" office:value="855666" calcext:value-type="float">
            <text:p>855666</text:p>
          </table:table-cell>
          <table:table-cell office:value-type="string" calcext:value-type="string">
            <text:p>ADANIPORTS.NS</text:p>
          </table:table-cell>
          <table:table-cell/>
        </table:table-row>
        <table:table-row table:style-name="ro1">
          <table:table-cell office:value-type="string" calcext:value-type="string">
            <text:p>2021-04-23 15:15:00+05:30</text:p>
          </table:table-cell>
          <table:table-cell office:value-type="float" office:value="725" calcext:value-type="float">
            <text:p>725</text:p>
          </table:table-cell>
          <table:table-cell office:value-type="float" office:value="727" calcext:value-type="float">
            <text:p>727</text:p>
          </table:table-cell>
          <table:table-cell office:value-type="float" office:value="724" calcext:value-type="float">
            <text:p>724</text:p>
          </table:table-cell>
          <table:table-cell office:value-type="float" office:value="725.099975585938" calcext:value-type="float">
            <text:p>725.099975585938</text:p>
          </table:table-cell>
          <table:table-cell office:value-type="float" office:value="1126262" calcext:value-type="float">
            <text:p>1126262</text:p>
          </table:table-cell>
          <table:table-cell office:value-type="string" calcext:value-type="string">
            <text:p>ADANIPORTS.NS</text:p>
          </table:table-cell>
          <table:table-cell/>
        </table:table-row>
        <table:table-row table:style-name="ro1">
          <table:table-cell office:value-type="string" calcext:value-type="string">
            <text:p>2021-04-23 09:15:00+05:30</text:p>
          </table:table-cell>
          <table:table-cell office:value-type="float" office:value="2517.39990234375" calcext:value-type="float">
            <text:p>2517.39990234375</text:p>
          </table:table-cell>
          <table:table-cell office:value-type="float" office:value="2560" calcext:value-type="float">
            <text:p>2560</text:p>
          </table:table-cell>
          <table:table-cell office:value-type="float" office:value="2516.39990234375" calcext:value-type="float">
            <text:p>2516.39990234375</text:p>
          </table:table-cell>
          <table:table-cell office:value-type="float" office:value="2556" calcext:value-type="float">
            <text:p>2556</text:p>
          </table:table-cell>
          <table:table-cell office:value-type="float" office:value="208081" calcext:value-type="float">
            <text:p>208081</text:p>
          </table:table-cell>
          <table:table-cell office:value-type="string" calcext:value-type="string">
            <text:p>ASIANPAINT.NS</text:p>
          </table:table-cell>
          <table:table-cell table:style-name="ce1" table:formula="of:=([.C27]-[.D27])/[.D27]*100" office:value-type="float" office:value="1.7326378695072" calcext:value-type="float">
            <text:p>1.73</text:p>
          </table:table-cell>
        </table:table-row>
        <table:table-row table:style-name="ro1">
          <table:table-cell office:value-type="string" calcext:value-type="string">
            <text:p>2021-04-23 09:30:00+05:30</text:p>
          </table:table-cell>
          <table:table-cell office:value-type="float" office:value="2556.5" calcext:value-type="float">
            <text:p>2556.5</text:p>
          </table:table-cell>
          <table:table-cell office:value-type="float" office:value="2564.10009765625" calcext:value-type="float">
            <text:p>2564.10009765625</text:p>
          </table:table-cell>
          <table:table-cell office:value-type="float" office:value="2546" calcext:value-type="float">
            <text:p>2546</text:p>
          </table:table-cell>
          <table:table-cell office:value-type="float" office:value="2552.44995117187" calcext:value-type="float">
            <text:p>2552.44995117187</text:p>
          </table:table-cell>
          <table:table-cell office:value-type="float" office:value="151652" calcext:value-type="float">
            <text:p>151652</text:p>
          </table:table-cell>
          <table:table-cell office:value-type="string" calcext:value-type="string">
            <text:p>ASIANPAINT.NS</text:p>
          </table:table-cell>
          <table:table-cell/>
        </table:table-row>
        <table:table-row table:style-name="ro1">
          <table:table-cell office:value-type="string" calcext:value-type="string">
            <text:p>2021-04-23 09:45:00+05:30</text:p>
          </table:table-cell>
          <table:table-cell office:value-type="float" office:value="2550.80004882812" calcext:value-type="float">
            <text:p>2550.80004882812</text:p>
          </table:table-cell>
          <table:table-cell office:value-type="float" office:value="2552.60009765625" calcext:value-type="float">
            <text:p>2552.60009765625</text:p>
          </table:table-cell>
          <table:table-cell office:value-type="float" office:value="2522.85009765625" calcext:value-type="float">
            <text:p>2522.85009765625</text:p>
          </table:table-cell>
          <table:table-cell office:value-type="float" office:value="2527.85009765625" calcext:value-type="float">
            <text:p>2527.85009765625</text:p>
          </table:table-cell>
          <table:table-cell office:value-type="float" office:value="138942" calcext:value-type="float">
            <text:p>138942</text:p>
          </table:table-cell>
          <table:table-cell office:value-type="string" calcext:value-type="string">
            <text:p>ASIANPAINT.NS</text:p>
          </table:table-cell>
          <table:table-cell/>
        </table:table-row>
        <table:table-row table:style-name="ro1">
          <table:table-cell office:value-type="string" calcext:value-type="string">
            <text:p>2021-04-23 10:00:00+05:30</text:p>
          </table:table-cell>
          <table:table-cell office:value-type="float" office:value="2526.5" calcext:value-type="float">
            <text:p>2526.5</text:p>
          </table:table-cell>
          <table:table-cell office:value-type="float" office:value="2533.69995117187" calcext:value-type="float">
            <text:p>2533.69995117187</text:p>
          </table:table-cell>
          <table:table-cell office:value-type="float" office:value="2516.94995117187" calcext:value-type="float">
            <text:p>2516.94995117187</text:p>
          </table:table-cell>
          <table:table-cell office:value-type="float" office:value="2522.85009765625" calcext:value-type="float">
            <text:p>2522.85009765625</text:p>
          </table:table-cell>
          <table:table-cell office:value-type="float" office:value="79032" calcext:value-type="float">
            <text:p>79032</text:p>
          </table:table-cell>
          <table:table-cell office:value-type="string" calcext:value-type="string">
            <text:p>ASIANPAINT.NS</text:p>
          </table:table-cell>
          <table:table-cell/>
        </table:table-row>
        <table:table-row table:style-name="ro1">
          <table:table-cell office:value-type="string" calcext:value-type="string">
            <text:p>2021-04-23 10:15:00+05:30</text:p>
          </table:table-cell>
          <table:table-cell office:value-type="float" office:value="2522.5" calcext:value-type="float">
            <text:p>2522.5</text:p>
          </table:table-cell>
          <table:table-cell office:value-type="float" office:value="2530" calcext:value-type="float">
            <text:p>2530</text:p>
          </table:table-cell>
          <table:table-cell office:value-type="float" office:value="2519.10009765625" calcext:value-type="float">
            <text:p>2519.10009765625</text:p>
          </table:table-cell>
          <table:table-cell office:value-type="float" office:value="2529.5" calcext:value-type="float">
            <text:p>2529.5</text:p>
          </table:table-cell>
          <table:table-cell office:value-type="float" office:value="53343" calcext:value-type="float">
            <text:p>53343</text:p>
          </table:table-cell>
          <table:table-cell office:value-type="string" calcext:value-type="string">
            <text:p>ASIANPAINT.NS</text:p>
          </table:table-cell>
          <table:table-cell/>
        </table:table-row>
        <table:table-row table:style-name="ro1">
          <table:table-cell office:value-type="string" calcext:value-type="string">
            <text:p>2021-04-23 10:30:00+05:30</text:p>
          </table:table-cell>
          <table:table-cell office:value-type="float" office:value="2529.10009765625" calcext:value-type="float">
            <text:p>2529.10009765625</text:p>
          </table:table-cell>
          <table:table-cell office:value-type="float" office:value="2529.85009765625" calcext:value-type="float">
            <text:p>2529.85009765625</text:p>
          </table:table-cell>
          <table:table-cell office:value-type="float" office:value="2514.64990234375" calcext:value-type="float">
            <text:p>2514.64990234375</text:p>
          </table:table-cell>
          <table:table-cell office:value-type="float" office:value="2515.89990234375" calcext:value-type="float">
            <text:p>2515.89990234375</text:p>
          </table:table-cell>
          <table:table-cell office:value-type="float" office:value="45957" calcext:value-type="float">
            <text:p>45957</text:p>
          </table:table-cell>
          <table:table-cell office:value-type="string" calcext:value-type="string">
            <text:p>ASIANPAINT.NS</text:p>
          </table:table-cell>
          <table:table-cell/>
        </table:table-row>
        <table:table-row table:style-name="ro1">
          <table:table-cell office:value-type="string" calcext:value-type="string">
            <text:p>2021-04-23 10:45:00+05:30</text:p>
          </table:table-cell>
          <table:table-cell office:value-type="float" office:value="2516.89990234375" calcext:value-type="float">
            <text:p>2516.89990234375</text:p>
          </table:table-cell>
          <table:table-cell office:value-type="float" office:value="2521.69995117187" calcext:value-type="float">
            <text:p>2521.69995117187</text:p>
          </table:table-cell>
          <table:table-cell office:value-type="float" office:value="2511.55004882812" calcext:value-type="float">
            <text:p>2511.55004882812</text:p>
          </table:table-cell>
          <table:table-cell office:value-type="float" office:value="2516.64990234375" calcext:value-type="float">
            <text:p>2516.64990234375</text:p>
          </table:table-cell>
          <table:table-cell office:value-type="float" office:value="67213" calcext:value-type="float">
            <text:p>67213</text:p>
          </table:table-cell>
          <table:table-cell office:value-type="string" calcext:value-type="string">
            <text:p>ASIANPAINT.NS</text:p>
          </table:table-cell>
          <table:table-cell/>
        </table:table-row>
        <table:table-row table:style-name="ro1">
          <table:table-cell office:value-type="string" calcext:value-type="string">
            <text:p>2021-04-23 11:00:00+05:30</text:p>
          </table:table-cell>
          <table:table-cell office:value-type="float" office:value="2516.89990234375" calcext:value-type="float">
            <text:p>2516.89990234375</text:p>
          </table:table-cell>
          <table:table-cell office:value-type="float" office:value="2523.89990234375" calcext:value-type="float">
            <text:p>2523.89990234375</text:p>
          </table:table-cell>
          <table:table-cell office:value-type="float" office:value="2516.89990234375" calcext:value-type="float">
            <text:p>2516.89990234375</text:p>
          </table:table-cell>
          <table:table-cell office:value-type="float" office:value="2522.89990234375" calcext:value-type="float">
            <text:p>2522.89990234375</text:p>
          </table:table-cell>
          <table:table-cell office:value-type="float" office:value="35628" calcext:value-type="float">
            <text:p>35628</text:p>
          </table:table-cell>
          <table:table-cell office:value-type="string" calcext:value-type="string">
            <text:p>ASIANPAINT.NS</text:p>
          </table:table-cell>
          <table:table-cell/>
        </table:table-row>
        <table:table-row table:style-name="ro1">
          <table:table-cell office:value-type="string" calcext:value-type="string">
            <text:p>2021-04-23 11:15:00+05:30</text:p>
          </table:table-cell>
          <table:table-cell office:value-type="float" office:value="2522.89990234375" calcext:value-type="float">
            <text:p>2522.89990234375</text:p>
          </table:table-cell>
          <table:table-cell office:value-type="float" office:value="2525" calcext:value-type="float">
            <text:p>2525</text:p>
          </table:table-cell>
          <table:table-cell office:value-type="float" office:value="2520" calcext:value-type="float">
            <text:p>2520</text:p>
          </table:table-cell>
          <table:table-cell office:value-type="float" office:value="2520.05004882812" calcext:value-type="float">
            <text:p>2520.05004882812</text:p>
          </table:table-cell>
          <table:table-cell office:value-type="float" office:value="19930" calcext:value-type="float">
            <text:p>19930</text:p>
          </table:table-cell>
          <table:table-cell office:value-type="string" calcext:value-type="string">
            <text:p>ASIANPAINT.NS</text:p>
          </table:table-cell>
          <table:table-cell/>
        </table:table-row>
        <table:table-row table:style-name="ro1">
          <table:table-cell office:value-type="string" calcext:value-type="string">
            <text:p>2021-04-23 11:30:00+05:30</text:p>
          </table:table-cell>
          <table:table-cell office:value-type="float" office:value="2520.05004882812" calcext:value-type="float">
            <text:p>2520.05004882812</text:p>
          </table:table-cell>
          <table:table-cell office:value-type="float" office:value="2523.69995117188" calcext:value-type="float">
            <text:p>2523.69995117188</text:p>
          </table:table-cell>
          <table:table-cell office:value-type="float" office:value="2520" calcext:value-type="float">
            <text:p>2520</text:p>
          </table:table-cell>
          <table:table-cell office:value-type="float" office:value="2520.85009765625" calcext:value-type="float">
            <text:p>2520.85009765625</text:p>
          </table:table-cell>
          <table:table-cell office:value-type="float" office:value="14831" calcext:value-type="float">
            <text:p>14831</text:p>
          </table:table-cell>
          <table:table-cell office:value-type="string" calcext:value-type="string">
            <text:p>ASIANPAINT.NS</text:p>
          </table:table-cell>
          <table:table-cell/>
        </table:table-row>
        <table:table-row table:style-name="ro1">
          <table:table-cell office:value-type="string" calcext:value-type="string">
            <text:p>2021-04-23 11:45:00+05:30</text:p>
          </table:table-cell>
          <table:table-cell office:value-type="float" office:value="2520.55004882813" calcext:value-type="float">
            <text:p>2520.55004882813</text:p>
          </table:table-cell>
          <table:table-cell office:value-type="float" office:value="2523.85009765625" calcext:value-type="float">
            <text:p>2523.85009765625</text:p>
          </table:table-cell>
          <table:table-cell office:value-type="float" office:value="2520" calcext:value-type="float">
            <text:p>2520</text:p>
          </table:table-cell>
          <table:table-cell office:value-type="float" office:value="2520.05004882812" calcext:value-type="float">
            <text:p>2520.05004882812</text:p>
          </table:table-cell>
          <table:table-cell office:value-type="float" office:value="17203" calcext:value-type="float">
            <text:p>17203</text:p>
          </table:table-cell>
          <table:table-cell office:value-type="string" calcext:value-type="string">
            <text:p>ASIANPAINT.NS</text:p>
          </table:table-cell>
          <table:table-cell/>
        </table:table-row>
        <table:table-row table:style-name="ro1">
          <table:table-cell office:value-type="string" calcext:value-type="string">
            <text:p>2021-04-23 12:00:00+05:30</text:p>
          </table:table-cell>
          <table:table-cell office:value-type="float" office:value="2520.89990234375" calcext:value-type="float">
            <text:p>2520.89990234375</text:p>
          </table:table-cell>
          <table:table-cell office:value-type="float" office:value="2523" calcext:value-type="float">
            <text:p>2523</text:p>
          </table:table-cell>
          <table:table-cell office:value-type="float" office:value="2520" calcext:value-type="float">
            <text:p>2520</text:p>
          </table:table-cell>
          <table:table-cell office:value-type="float" office:value="2522" calcext:value-type="float">
            <text:p>2522</text:p>
          </table:table-cell>
          <table:table-cell office:value-type="float" office:value="17741" calcext:value-type="float">
            <text:p>17741</text:p>
          </table:table-cell>
          <table:table-cell office:value-type="string" calcext:value-type="string">
            <text:p>ASIANPAINT.NS</text:p>
          </table:table-cell>
          <table:table-cell/>
        </table:table-row>
        <table:table-row table:style-name="ro1">
          <table:table-cell office:value-type="string" calcext:value-type="string">
            <text:p>2021-04-23 12:15:00+05:30</text:p>
          </table:table-cell>
          <table:table-cell office:value-type="float" office:value="2522" calcext:value-type="float">
            <text:p>2522</text:p>
          </table:table-cell>
          <table:table-cell office:value-type="float" office:value="2522.25" calcext:value-type="float">
            <text:p>2522.25</text:p>
          </table:table-cell>
          <table:table-cell office:value-type="float" office:value="2504.5" calcext:value-type="float">
            <text:p>2504.5</text:p>
          </table:table-cell>
          <table:table-cell office:value-type="float" office:value="2508" calcext:value-type="float">
            <text:p>2508</text:p>
          </table:table-cell>
          <table:table-cell office:value-type="float" office:value="77996" calcext:value-type="float">
            <text:p>77996</text:p>
          </table:table-cell>
          <table:table-cell office:value-type="string" calcext:value-type="string">
            <text:p>ASIANPAINT.NS</text:p>
          </table:table-cell>
          <table:table-cell/>
        </table:table-row>
        <table:table-row table:style-name="ro1">
          <table:table-cell office:value-type="string" calcext:value-type="string">
            <text:p>2021-04-23 12:30:00+05:30</text:p>
          </table:table-cell>
          <table:table-cell office:value-type="float" office:value="2508" calcext:value-type="float">
            <text:p>2508</text:p>
          </table:table-cell>
          <table:table-cell office:value-type="float" office:value="2515.89990234375" calcext:value-type="float">
            <text:p>2515.89990234375</text:p>
          </table:table-cell>
          <table:table-cell office:value-type="float" office:value="2502.14990234375" calcext:value-type="float">
            <text:p>2502.14990234375</text:p>
          </table:table-cell>
          <table:table-cell office:value-type="float" office:value="2510" calcext:value-type="float">
            <text:p>2510</text:p>
          </table:table-cell>
          <table:table-cell office:value-type="float" office:value="44868" calcext:value-type="float">
            <text:p>44868</text:p>
          </table:table-cell>
          <table:table-cell office:value-type="string" calcext:value-type="string">
            <text:p>ASIANPAINT.NS</text:p>
          </table:table-cell>
          <table:table-cell/>
        </table:table-row>
        <table:table-row table:style-name="ro1">
          <table:table-cell office:value-type="string" calcext:value-type="string">
            <text:p>2021-04-23 12:45:00+05:30</text:p>
          </table:table-cell>
          <table:table-cell office:value-type="float" office:value="2510" calcext:value-type="float">
            <text:p>2510</text:p>
          </table:table-cell>
          <table:table-cell office:value-type="float" office:value="2514" calcext:value-type="float">
            <text:p>2514</text:p>
          </table:table-cell>
          <table:table-cell office:value-type="float" office:value="2506.55004882812" calcext:value-type="float">
            <text:p>2506.55004882812</text:p>
          </table:table-cell>
          <table:table-cell office:value-type="float" office:value="2506.60009765625" calcext:value-type="float">
            <text:p>2506.60009765625</text:p>
          </table:table-cell>
          <table:table-cell office:value-type="float" office:value="33019" calcext:value-type="float">
            <text:p>33019</text:p>
          </table:table-cell>
          <table:table-cell office:value-type="string" calcext:value-type="string">
            <text:p>ASIANPAINT.NS</text:p>
          </table:table-cell>
          <table:table-cell/>
        </table:table-row>
        <table:table-row table:style-name="ro1">
          <table:table-cell office:value-type="string" calcext:value-type="string">
            <text:p>2021-04-23 13:00:00+05:30</text:p>
          </table:table-cell>
          <table:table-cell office:value-type="float" office:value="2507" calcext:value-type="float">
            <text:p>2507</text:p>
          </table:table-cell>
          <table:table-cell office:value-type="float" office:value="2512.94995117187" calcext:value-type="float">
            <text:p>2512.94995117187</text:p>
          </table:table-cell>
          <table:table-cell office:value-type="float" office:value="2505.44995117187" calcext:value-type="float">
            <text:p>2505.44995117187</text:p>
          </table:table-cell>
          <table:table-cell office:value-type="float" office:value="2510.85009765625" calcext:value-type="float">
            <text:p>2510.85009765625</text:p>
          </table:table-cell>
          <table:table-cell office:value-type="float" office:value="26703" calcext:value-type="float">
            <text:p>26703</text:p>
          </table:table-cell>
          <table:table-cell office:value-type="string" calcext:value-type="string">
            <text:p>ASIANPAINT.NS</text:p>
          </table:table-cell>
          <table:table-cell/>
        </table:table-row>
        <table:table-row table:style-name="ro1">
          <table:table-cell office:value-type="string" calcext:value-type="string">
            <text:p>2021-04-23 13:15:00+05:30</text:p>
          </table:table-cell>
          <table:table-cell office:value-type="float" office:value="2510.25" calcext:value-type="float">
            <text:p>2510.25</text:p>
          </table:table-cell>
          <table:table-cell office:value-type="float" office:value="2511.25" calcext:value-type="float">
            <text:p>2511.25</text:p>
          </table:table-cell>
          <table:table-cell office:value-type="float" office:value="2505.80004882812" calcext:value-type="float">
            <text:p>2505.80004882812</text:p>
          </table:table-cell>
          <table:table-cell office:value-type="float" office:value="2510.94995117188" calcext:value-type="float">
            <text:p>2510.94995117188</text:p>
          </table:table-cell>
          <table:table-cell office:value-type="float" office:value="17259" calcext:value-type="float">
            <text:p>17259</text:p>
          </table:table-cell>
          <table:table-cell office:value-type="string" calcext:value-type="string">
            <text:p>ASIANPAINT.NS</text:p>
          </table:table-cell>
          <table:table-cell/>
        </table:table-row>
        <table:table-row table:style-name="ro1">
          <table:table-cell office:value-type="string" calcext:value-type="string">
            <text:p>2021-04-23 13:30:00+05:30</text:p>
          </table:table-cell>
          <table:table-cell table:number-columns-repeated="2" office:value-type="float" office:value="2511.19995117187" calcext:value-type="float">
            <text:p>2511.19995117187</text:p>
          </table:table-cell>
          <table:table-cell office:value-type="float" office:value="2500.80004882812" calcext:value-type="float">
            <text:p>2500.80004882812</text:p>
          </table:table-cell>
          <table:table-cell office:value-type="float" office:value="2502.94995117188" calcext:value-type="float">
            <text:p>2502.94995117188</text:p>
          </table:table-cell>
          <table:table-cell office:value-type="float" office:value="52979" calcext:value-type="float">
            <text:p>52979</text:p>
          </table:table-cell>
          <table:table-cell office:value-type="string" calcext:value-type="string">
            <text:p>ASIANPAINT.NS</text:p>
          </table:table-cell>
          <table:table-cell/>
        </table:table-row>
        <table:table-row table:style-name="ro1">
          <table:table-cell office:value-type="string" calcext:value-type="string">
            <text:p>2021-04-23 13:45:00+05:30</text:p>
          </table:table-cell>
          <table:table-cell office:value-type="float" office:value="2503.80004882813" calcext:value-type="float">
            <text:p>2503.80004882813</text:p>
          </table:table-cell>
          <table:table-cell office:value-type="float" office:value="2506.94995117188" calcext:value-type="float">
            <text:p>2506.94995117188</text:p>
          </table:table-cell>
          <table:table-cell office:value-type="float" office:value="2497" calcext:value-type="float">
            <text:p>2497</text:p>
          </table:table-cell>
          <table:table-cell office:value-type="float" office:value="2500.30004882812" calcext:value-type="float">
            <text:p>2500.30004882812</text:p>
          </table:table-cell>
          <table:table-cell office:value-type="float" office:value="55869" calcext:value-type="float">
            <text:p>55869</text:p>
          </table:table-cell>
          <table:table-cell office:value-type="string" calcext:value-type="string">
            <text:p>ASIANPAINT.NS</text:p>
          </table:table-cell>
          <table:table-cell/>
        </table:table-row>
        <table:table-row table:style-name="ro1">
          <table:table-cell office:value-type="string" calcext:value-type="string">
            <text:p>2021-04-23 14:00:00+05:30</text:p>
          </table:table-cell>
          <table:table-cell office:value-type="float" office:value="2500.19995117187" calcext:value-type="float">
            <text:p>2500.19995117187</text:p>
          </table:table-cell>
          <table:table-cell office:value-type="float" office:value="2506.44995117187" calcext:value-type="float">
            <text:p>2506.44995117187</text:p>
          </table:table-cell>
          <table:table-cell office:value-type="float" office:value="2500" calcext:value-type="float">
            <text:p>2500</text:p>
          </table:table-cell>
          <table:table-cell office:value-type="float" office:value="2502.55004882812" calcext:value-type="float">
            <text:p>2502.55004882812</text:p>
          </table:table-cell>
          <table:table-cell office:value-type="float" office:value="32451" calcext:value-type="float">
            <text:p>32451</text:p>
          </table:table-cell>
          <table:table-cell office:value-type="string" calcext:value-type="string">
            <text:p>ASIANPAINT.NS</text:p>
          </table:table-cell>
          <table:table-cell/>
        </table:table-row>
        <table:table-row table:style-name="ro1">
          <table:table-cell office:value-type="string" calcext:value-type="string">
            <text:p>2021-04-23 14:15:00+05:30</text:p>
          </table:table-cell>
          <table:table-cell office:value-type="float" office:value="2502.55004882812" calcext:value-type="float">
            <text:p>2502.55004882812</text:p>
          </table:table-cell>
          <table:table-cell office:value-type="float" office:value="2506.44995117187" calcext:value-type="float">
            <text:p>2506.44995117187</text:p>
          </table:table-cell>
          <table:table-cell office:value-type="float" office:value="2496.80004882812" calcext:value-type="float">
            <text:p>2496.80004882812</text:p>
          </table:table-cell>
          <table:table-cell office:value-type="float" office:value="2498.35009765625" calcext:value-type="float">
            <text:p>2498.35009765625</text:p>
          </table:table-cell>
          <table:table-cell office:value-type="float" office:value="74234" calcext:value-type="float">
            <text:p>74234</text:p>
          </table:table-cell>
          <table:table-cell office:value-type="string" calcext:value-type="string">
            <text:p>ASIANPAINT.NS</text:p>
          </table:table-cell>
          <table:table-cell/>
        </table:table-row>
        <table:table-row table:style-name="ro1">
          <table:table-cell office:value-type="string" calcext:value-type="string">
            <text:p>2021-04-23 14:30:00+05:30</text:p>
          </table:table-cell>
          <table:table-cell office:value-type="float" office:value="2499.10009765625" calcext:value-type="float">
            <text:p>2499.10009765625</text:p>
          </table:table-cell>
          <table:table-cell office:value-type="float" office:value="2507.05004882812" calcext:value-type="float">
            <text:p>2507.05004882812</text:p>
          </table:table-cell>
          <table:table-cell office:value-type="float" office:value="2497" calcext:value-type="float">
            <text:p>2497</text:p>
          </table:table-cell>
          <table:table-cell office:value-type="float" office:value="2507" calcext:value-type="float">
            <text:p>2507</text:p>
          </table:table-cell>
          <table:table-cell office:value-type="float" office:value="70271" calcext:value-type="float">
            <text:p>70271</text:p>
          </table:table-cell>
          <table:table-cell office:value-type="string" calcext:value-type="string">
            <text:p>ASIANPAINT.NS</text:p>
          </table:table-cell>
          <table:table-cell/>
        </table:table-row>
        <table:table-row table:style-name="ro1">
          <table:table-cell office:value-type="string" calcext:value-type="string">
            <text:p>2021-04-23 14:45:00+05:30</text:p>
          </table:table-cell>
          <table:table-cell office:value-type="float" office:value="2506.80004882812" calcext:value-type="float">
            <text:p>2506.80004882812</text:p>
          </table:table-cell>
          <table:table-cell office:value-type="float" office:value="2511.25" calcext:value-type="float">
            <text:p>2511.25</text:p>
          </table:table-cell>
          <table:table-cell office:value-type="float" office:value="2504.25" calcext:value-type="float">
            <text:p>2504.25</text:p>
          </table:table-cell>
          <table:table-cell office:value-type="float" office:value="2509" calcext:value-type="float">
            <text:p>2509</text:p>
          </table:table-cell>
          <table:table-cell office:value-type="float" office:value="46971" calcext:value-type="float">
            <text:p>46971</text:p>
          </table:table-cell>
          <table:table-cell office:value-type="string" calcext:value-type="string">
            <text:p>ASIANPAINT.NS</text:p>
          </table:table-cell>
          <table:table-cell/>
        </table:table-row>
        <table:table-row table:style-name="ro1">
          <table:table-cell office:value-type="string" calcext:value-type="string">
            <text:p>2021-04-23 15:00:00+05:30</text:p>
          </table:table-cell>
          <table:table-cell office:value-type="float" office:value="2509.94995117187" calcext:value-type="float">
            <text:p>2509.94995117187</text:p>
          </table:table-cell>
          <table:table-cell office:value-type="float" office:value="2520.69995117187" calcext:value-type="float">
            <text:p>2520.69995117187</text:p>
          </table:table-cell>
          <table:table-cell office:value-type="float" office:value="2508.05004882812" calcext:value-type="float">
            <text:p>2508.05004882812</text:p>
          </table:table-cell>
          <table:table-cell office:value-type="float" office:value="2518.64990234375" calcext:value-type="float">
            <text:p>2518.64990234375</text:p>
          </table:table-cell>
          <table:table-cell office:value-type="float" office:value="90389" calcext:value-type="float">
            <text:p>90389</text:p>
          </table:table-cell>
          <table:table-cell office:value-type="string" calcext:value-type="string">
            <text:p>ASIANPAINT.NS</text:p>
          </table:table-cell>
          <table:table-cell/>
        </table:table-row>
        <table:table-row table:style-name="ro1">
          <table:table-cell office:value-type="string" calcext:value-type="string">
            <text:p>2021-04-23 15:15:00+05:30</text:p>
          </table:table-cell>
          <table:table-cell office:value-type="float" office:value="2517.80004882812" calcext:value-type="float">
            <text:p>2517.80004882812</text:p>
          </table:table-cell>
          <table:table-cell office:value-type="float" office:value="2524.94995117187" calcext:value-type="float">
            <text:p>2524.94995117187</text:p>
          </table:table-cell>
          <table:table-cell office:value-type="float" office:value="2517.30004882813" calcext:value-type="float">
            <text:p>2517.30004882813</text:p>
          </table:table-cell>
          <table:table-cell office:value-type="float" office:value="2523" calcext:value-type="float">
            <text:p>2523</text:p>
          </table:table-cell>
          <table:table-cell office:value-type="float" office:value="90558" calcext:value-type="float">
            <text:p>90558</text:p>
          </table:table-cell>
          <table:table-cell office:value-type="string" calcext:value-type="string">
            <text:p>ASIANPAINT.NS</text:p>
          </table:table-cell>
          <table:table-cell/>
        </table:table-row>
        <table:table-row table:style-name="ro1">
          <table:table-cell office:value-type="string" calcext:value-type="string">
            <text:p>2021-04-23 09:15:00+05:30</text:p>
          </table:table-cell>
          <table:table-cell office:value-type="float" office:value="654.950012207031" calcext:value-type="float">
            <text:p>654.950012207031</text:p>
          </table:table-cell>
          <table:table-cell office:value-type="float" office:value="664.700012207031" calcext:value-type="float">
            <text:p>664.700012207031</text:p>
          </table:table-cell>
          <table:table-cell office:value-type="float" office:value="651.599975585938" calcext:value-type="float">
            <text:p>651.599975585938</text:p>
          </table:table-cell>
          <table:table-cell office:value-type="float" office:value="656.5" calcext:value-type="float">
            <text:p>656.5</text:p>
          </table:table-cell>
          <table:table-cell office:value-type="float" office:value="1447515" calcext:value-type="float">
            <text:p>1447515</text:p>
          </table:table-cell>
          <table:table-cell office:value-type="string" calcext:value-type="string">
            <text:p>AXISBANK.NS</text:p>
          </table:table-cell>
          <table:table-cell table:style-name="ce1" table:formula="of:=([.C52]-[.D52])/[.D52]*100" office:value-type="float" office:value="2.01044154572195" calcext:value-type="float">
            <text:p>2.01</text:p>
          </table:table-cell>
        </table:table-row>
        <table:table-row table:style-name="ro1">
          <table:table-cell office:value-type="string" calcext:value-type="string">
            <text:p>2021-04-23 09:30:00+05:30</text:p>
          </table:table-cell>
          <table:table-cell office:value-type="float" office:value="656.200012207031" calcext:value-type="float">
            <text:p>656.200012207031</text:p>
          </table:table-cell>
          <table:table-cell office:value-type="float" office:value="658.900024414062" calcext:value-type="float">
            <text:p>658.900024414062</text:p>
          </table:table-cell>
          <table:table-cell office:value-type="float" office:value="654.299987792969" calcext:value-type="float">
            <text:p>654.299987792969</text:p>
          </table:table-cell>
          <table:table-cell office:value-type="float" office:value="658.75" calcext:value-type="float">
            <text:p>658.75</text:p>
          </table:table-cell>
          <table:table-cell office:value-type="float" office:value="726795" calcext:value-type="float">
            <text:p>726795</text:p>
          </table:table-cell>
          <table:table-cell office:value-type="string" calcext:value-type="string">
            <text:p>AXISBANK.NS</text:p>
          </table:table-cell>
          <table:table-cell/>
        </table:table-row>
        <table:table-row table:style-name="ro1">
          <table:table-cell office:value-type="string" calcext:value-type="string">
            <text:p>2021-04-23 09:45:00+05:30</text:p>
          </table:table-cell>
          <table:table-cell office:value-type="float" office:value="658.900024414062" calcext:value-type="float">
            <text:p>658.900024414062</text:p>
          </table:table-cell>
          <table:table-cell office:value-type="float" office:value="663.75" calcext:value-type="float">
            <text:p>663.75</text:p>
          </table:table-cell>
          <table:table-cell office:value-type="float" office:value="658.5" calcext:value-type="float">
            <text:p>658.5</text:p>
          </table:table-cell>
          <table:table-cell office:value-type="float" office:value="663.200012207031" calcext:value-type="float">
            <text:p>663.200012207031</text:p>
          </table:table-cell>
          <table:table-cell office:value-type="float" office:value="739643" calcext:value-type="float">
            <text:p>739643</text:p>
          </table:table-cell>
          <table:table-cell office:value-type="string" calcext:value-type="string">
            <text:p>AXISBANK.NS</text:p>
          </table:table-cell>
          <table:table-cell/>
        </table:table-row>
        <table:table-row table:style-name="ro1">
          <table:table-cell office:value-type="string" calcext:value-type="string">
            <text:p>2021-04-23 10:00:00+05:30</text:p>
          </table:table-cell>
          <table:table-cell office:value-type="float" office:value="663.599975585938" calcext:value-type="float">
            <text:p>663.599975585938</text:p>
          </table:table-cell>
          <table:table-cell office:value-type="float" office:value="666.349975585938" calcext:value-type="float">
            <text:p>666.349975585938</text:p>
          </table:table-cell>
          <table:table-cell office:value-type="float" office:value="662.549987792969" calcext:value-type="float">
            <text:p>662.549987792969</text:p>
          </table:table-cell>
          <table:table-cell office:value-type="float" office:value="664.650024414063" calcext:value-type="float">
            <text:p>664.650024414063</text:p>
          </table:table-cell>
          <table:table-cell office:value-type="float" office:value="959147" calcext:value-type="float">
            <text:p>959147</text:p>
          </table:table-cell>
          <table:table-cell office:value-type="string" calcext:value-type="string">
            <text:p>AXISBANK.NS</text:p>
          </table:table-cell>
          <table:table-cell/>
        </table:table-row>
        <table:table-row table:style-name="ro1">
          <table:table-cell office:value-type="string" calcext:value-type="string">
            <text:p>2021-04-23 10:15:00+05:30</text:p>
          </table:table-cell>
          <table:table-cell office:value-type="float" office:value="664.950012207031" calcext:value-type="float">
            <text:p>664.950012207031</text:p>
          </table:table-cell>
          <table:table-cell office:value-type="float" office:value="669.849975585938" calcext:value-type="float">
            <text:p>669.849975585938</text:p>
          </table:table-cell>
          <table:table-cell office:value-type="float" office:value="663.599975585938" calcext:value-type="float">
            <text:p>663.599975585938</text:p>
          </table:table-cell>
          <table:table-cell office:value-type="float" office:value="669.450012207031" calcext:value-type="float">
            <text:p>669.450012207031</text:p>
          </table:table-cell>
          <table:table-cell office:value-type="float" office:value="1025046" calcext:value-type="float">
            <text:p>1025046</text:p>
          </table:table-cell>
          <table:table-cell office:value-type="string" calcext:value-type="string">
            <text:p>AXISBANK.NS</text:p>
          </table:table-cell>
          <table:table-cell/>
        </table:table-row>
        <table:table-row table:style-name="ro1">
          <table:table-cell office:value-type="string" calcext:value-type="string">
            <text:p>2021-04-23 10:30:00+05:30</text:p>
          </table:table-cell>
          <table:table-cell office:value-type="float" office:value="669.450012207031" calcext:value-type="float">
            <text:p>669.450012207031</text:p>
          </table:table-cell>
          <table:table-cell office:value-type="float" office:value="671.599975585938" calcext:value-type="float">
            <text:p>671.599975585938</text:p>
          </table:table-cell>
          <table:table-cell office:value-type="float" office:value="667.75" calcext:value-type="float">
            <text:p>667.75</text:p>
          </table:table-cell>
          <table:table-cell office:value-type="float" office:value="668.549987792969" calcext:value-type="float">
            <text:p>668.549987792969</text:p>
          </table:table-cell>
          <table:table-cell office:value-type="float" office:value="960339" calcext:value-type="float">
            <text:p>960339</text:p>
          </table:table-cell>
          <table:table-cell office:value-type="string" calcext:value-type="string">
            <text:p>AXISBANK.NS</text:p>
          </table:table-cell>
          <table:table-cell/>
        </table:table-row>
        <table:table-row table:style-name="ro1">
          <table:table-cell office:value-type="string" calcext:value-type="string">
            <text:p>2021-04-23 10:45:00+05:30</text:p>
          </table:table-cell>
          <table:table-cell office:value-type="float" office:value="668.400024414063" calcext:value-type="float">
            <text:p>668.400024414063</text:p>
          </table:table-cell>
          <table:table-cell office:value-type="float" office:value="671.5" calcext:value-type="float">
            <text:p>671.5</text:p>
          </table:table-cell>
          <table:table-cell office:value-type="float" office:value="667.299987792969" calcext:value-type="float">
            <text:p>667.299987792969</text:p>
          </table:table-cell>
          <table:table-cell office:value-type="float" office:value="669.599975585938" calcext:value-type="float">
            <text:p>669.599975585938</text:p>
          </table:table-cell>
          <table:table-cell office:value-type="float" office:value="529411" calcext:value-type="float">
            <text:p>529411</text:p>
          </table:table-cell>
          <table:table-cell office:value-type="string" calcext:value-type="string">
            <text:p>AXISBANK.NS</text:p>
          </table:table-cell>
          <table:table-cell/>
        </table:table-row>
        <table:table-row table:style-name="ro1">
          <table:table-cell office:value-type="string" calcext:value-type="string">
            <text:p>2021-04-23 11:00:00+05:30</text:p>
          </table:table-cell>
          <table:table-cell office:value-type="float" office:value="669.650024414063" calcext:value-type="float">
            <text:p>669.650024414063</text:p>
          </table:table-cell>
          <table:table-cell office:value-type="float" office:value="673.799987792969" calcext:value-type="float">
            <text:p>673.799987792969</text:p>
          </table:table-cell>
          <table:table-cell office:value-type="float" office:value="669.549987792969" calcext:value-type="float">
            <text:p>669.549987792969</text:p>
          </table:table-cell>
          <table:table-cell office:value-type="float" office:value="672.650024414063" calcext:value-type="float">
            <text:p>672.650024414063</text:p>
          </table:table-cell>
          <table:table-cell office:value-type="float" office:value="986669" calcext:value-type="float">
            <text:p>986669</text:p>
          </table:table-cell>
          <table:table-cell office:value-type="string" calcext:value-type="string">
            <text:p>AXISBANK.NS</text:p>
          </table:table-cell>
          <table:table-cell/>
        </table:table-row>
        <table:table-row table:style-name="ro1">
          <table:table-cell office:value-type="string" calcext:value-type="string">
            <text:p>2021-04-23 11:15:00+05:30</text:p>
          </table:table-cell>
          <table:table-cell office:value-type="float" office:value="672.650024414063" calcext:value-type="float">
            <text:p>672.650024414063</text:p>
          </table:table-cell>
          <table:table-cell office:value-type="float" office:value="675.5" calcext:value-type="float">
            <text:p>675.5</text:p>
          </table:table-cell>
          <table:table-cell office:value-type="float" office:value="671" calcext:value-type="float">
            <text:p>671</text:p>
          </table:table-cell>
          <table:table-cell office:value-type="float" office:value="674.150024414063" calcext:value-type="float">
            <text:p>674.150024414063</text:p>
          </table:table-cell>
          <table:table-cell office:value-type="float" office:value="1028039" calcext:value-type="float">
            <text:p>1028039</text:p>
          </table:table-cell>
          <table:table-cell office:value-type="string" calcext:value-type="string">
            <text:p>AXISBANK.NS</text:p>
          </table:table-cell>
          <table:table-cell/>
        </table:table-row>
        <table:table-row table:style-name="ro1">
          <table:table-cell office:value-type="string" calcext:value-type="string">
            <text:p>2021-04-23 11:30:00+05:30</text:p>
          </table:table-cell>
          <table:table-cell office:value-type="float" office:value="674" calcext:value-type="float">
            <text:p>674</text:p>
          </table:table-cell>
          <table:table-cell office:value-type="float" office:value="677" calcext:value-type="float">
            <text:p>677</text:p>
          </table:table-cell>
          <table:table-cell office:value-type="float" office:value="673.549987792969" calcext:value-type="float">
            <text:p>673.549987792969</text:p>
          </table:table-cell>
          <table:table-cell office:value-type="float" office:value="675.549987792969" calcext:value-type="float">
            <text:p>675.549987792969</text:p>
          </table:table-cell>
          <table:table-cell office:value-type="float" office:value="757001" calcext:value-type="float">
            <text:p>757001</text:p>
          </table:table-cell>
          <table:table-cell office:value-type="string" calcext:value-type="string">
            <text:p>AXISBANK.NS</text:p>
          </table:table-cell>
          <table:table-cell/>
        </table:table-row>
        <table:table-row table:style-name="ro1">
          <table:table-cell office:value-type="string" calcext:value-type="string">
            <text:p>2021-04-23 11:45:00+05:30</text:p>
          </table:table-cell>
          <table:table-cell office:value-type="float" office:value="675.650024414063" calcext:value-type="float">
            <text:p>675.650024414063</text:p>
          </table:table-cell>
          <table:table-cell office:value-type="float" office:value="676.299987792969" calcext:value-type="float">
            <text:p>676.299987792969</text:p>
          </table:table-cell>
          <table:table-cell office:value-type="float" office:value="674.549987792969" calcext:value-type="float">
            <text:p>674.549987792969</text:p>
          </table:table-cell>
          <table:table-cell office:value-type="float" office:value="675" calcext:value-type="float">
            <text:p>675</text:p>
          </table:table-cell>
          <table:table-cell office:value-type="float" office:value="443008" calcext:value-type="float">
            <text:p>443008</text:p>
          </table:table-cell>
          <table:table-cell office:value-type="string" calcext:value-type="string">
            <text:p>AXISBANK.NS</text:p>
          </table:table-cell>
          <table:table-cell/>
        </table:table-row>
        <table:table-row table:style-name="ro1">
          <table:table-cell office:value-type="string" calcext:value-type="string">
            <text:p>2021-04-23 12:00:00+05:30</text:p>
          </table:table-cell>
          <table:table-cell office:value-type="float" office:value="674.900024414063" calcext:value-type="float">
            <text:p>674.900024414063</text:p>
          </table:table-cell>
          <table:table-cell office:value-type="float" office:value="676.799987792969" calcext:value-type="float">
            <text:p>676.799987792969</text:p>
          </table:table-cell>
          <table:table-cell office:value-type="float" office:value="674.75" calcext:value-type="float">
            <text:p>674.75</text:p>
          </table:table-cell>
          <table:table-cell office:value-type="float" office:value="674.900024414063" calcext:value-type="float">
            <text:p>674.900024414063</text:p>
          </table:table-cell>
          <table:table-cell office:value-type="float" office:value="464550" calcext:value-type="float">
            <text:p>464550</text:p>
          </table:table-cell>
          <table:table-cell office:value-type="string" calcext:value-type="string">
            <text:p>AXISBANK.NS</text:p>
          </table:table-cell>
          <table:table-cell/>
        </table:table-row>
        <table:table-row table:style-name="ro1">
          <table:table-cell office:value-type="string" calcext:value-type="string">
            <text:p>2021-04-23 12:15:00+05:30</text:p>
          </table:table-cell>
          <table:table-cell office:value-type="float" office:value="675.049987792969" calcext:value-type="float">
            <text:p>675.049987792969</text:p>
          </table:table-cell>
          <table:table-cell office:value-type="float" office:value="675.549987792969" calcext:value-type="float">
            <text:p>675.549987792969</text:p>
          </table:table-cell>
          <table:table-cell office:value-type="float" office:value="671.75" calcext:value-type="float">
            <text:p>671.75</text:p>
          </table:table-cell>
          <table:table-cell office:value-type="float" office:value="673.700012207031" calcext:value-type="float">
            <text:p>673.700012207031</text:p>
          </table:table-cell>
          <table:table-cell office:value-type="float" office:value="648541" calcext:value-type="float">
            <text:p>648541</text:p>
          </table:table-cell>
          <table:table-cell office:value-type="string" calcext:value-type="string">
            <text:p>AXISBANK.NS</text:p>
          </table:table-cell>
          <table:table-cell/>
        </table:table-row>
        <table:table-row table:style-name="ro1">
          <table:table-cell office:value-type="string" calcext:value-type="string">
            <text:p>2021-04-23 12:30:00+05:30</text:p>
          </table:table-cell>
          <table:table-cell office:value-type="float" office:value="673.549987792969" calcext:value-type="float">
            <text:p>673.549987792969</text:p>
          </table:table-cell>
          <table:table-cell office:value-type="float" office:value="676.5" calcext:value-type="float">
            <text:p>676.5</text:p>
          </table:table-cell>
          <table:table-cell office:value-type="float" office:value="673.349975585938" calcext:value-type="float">
            <text:p>673.349975585938</text:p>
          </table:table-cell>
          <table:table-cell office:value-type="float" office:value="675.799987792969" calcext:value-type="float">
            <text:p>675.799987792969</text:p>
          </table:table-cell>
          <table:table-cell office:value-type="float" office:value="414366" calcext:value-type="float">
            <text:p>414366</text:p>
          </table:table-cell>
          <table:table-cell office:value-type="string" calcext:value-type="string">
            <text:p>AXISBANK.NS</text:p>
          </table:table-cell>
          <table:table-cell/>
        </table:table-row>
        <table:table-row table:style-name="ro1">
          <table:table-cell office:value-type="string" calcext:value-type="string">
            <text:p>2021-04-23 12:45:00+05:30</text:p>
          </table:table-cell>
          <table:table-cell office:value-type="float" office:value="675.799987792969" calcext:value-type="float">
            <text:p>675.799987792969</text:p>
          </table:table-cell>
          <table:table-cell office:value-type="float" office:value="676.349975585937" calcext:value-type="float">
            <text:p>676.349975585937</text:p>
          </table:table-cell>
          <table:table-cell office:value-type="float" office:value="673.049987792969" calcext:value-type="float">
            <text:p>673.049987792969</text:p>
          </table:table-cell>
          <table:table-cell office:value-type="float" office:value="674.849975585938" calcext:value-type="float">
            <text:p>674.849975585938</text:p>
          </table:table-cell>
          <table:table-cell office:value-type="float" office:value="398466" calcext:value-type="float">
            <text:p>398466</text:p>
          </table:table-cell>
          <table:table-cell office:value-type="string" calcext:value-type="string">
            <text:p>AXISBANK.NS</text:p>
          </table:table-cell>
          <table:table-cell/>
        </table:table-row>
        <table:table-row table:style-name="ro1">
          <table:table-cell office:value-type="string" calcext:value-type="string">
            <text:p>2021-04-23 13:00:00+05:30</text:p>
          </table:table-cell>
          <table:table-cell office:value-type="float" office:value="674.849975585938" calcext:value-type="float">
            <text:p>674.849975585938</text:p>
          </table:table-cell>
          <table:table-cell office:value-type="float" office:value="675.75" calcext:value-type="float">
            <text:p>675.75</text:p>
          </table:table-cell>
          <table:table-cell office:value-type="float" office:value="674.25" calcext:value-type="float">
            <text:p>674.25</text:p>
          </table:table-cell>
          <table:table-cell office:value-type="float" office:value="674.5" calcext:value-type="float">
            <text:p>674.5</text:p>
          </table:table-cell>
          <table:table-cell office:value-type="float" office:value="241133" calcext:value-type="float">
            <text:p>241133</text:p>
          </table:table-cell>
          <table:table-cell office:value-type="string" calcext:value-type="string">
            <text:p>AXISBANK.NS</text:p>
          </table:table-cell>
          <table:table-cell/>
        </table:table-row>
        <table:table-row table:style-name="ro1">
          <table:table-cell office:value-type="string" calcext:value-type="string">
            <text:p>2021-04-23 13:15:00+05:30</text:p>
          </table:table-cell>
          <table:table-cell office:value-type="float" office:value="674.5" calcext:value-type="float">
            <text:p>674.5</text:p>
          </table:table-cell>
          <table:table-cell office:value-type="float" office:value="677.5" calcext:value-type="float">
            <text:p>677.5</text:p>
          </table:table-cell>
          <table:table-cell office:value-type="float" office:value="674.400024414063" calcext:value-type="float">
            <text:p>674.400024414063</text:p>
          </table:table-cell>
          <table:table-cell office:value-type="float" office:value="677.400024414063" calcext:value-type="float">
            <text:p>677.400024414063</text:p>
          </table:table-cell>
          <table:table-cell office:value-type="float" office:value="415407" calcext:value-type="float">
            <text:p>415407</text:p>
          </table:table-cell>
          <table:table-cell office:value-type="string" calcext:value-type="string">
            <text:p>AXISBANK.NS</text:p>
          </table:table-cell>
          <table:table-cell/>
        </table:table-row>
        <table:table-row table:style-name="ro1">
          <table:table-cell office:value-type="string" calcext:value-type="string">
            <text:p>2021-04-23 13:30:00+05:30</text:p>
          </table:table-cell>
          <table:table-cell office:value-type="float" office:value="677.349975585938" calcext:value-type="float">
            <text:p>677.349975585938</text:p>
          </table:table-cell>
          <table:table-cell office:value-type="float" office:value="677.5" calcext:value-type="float">
            <text:p>677.5</text:p>
          </table:table-cell>
          <table:table-cell office:value-type="float" office:value="671" calcext:value-type="float">
            <text:p>671</text:p>
          </table:table-cell>
          <table:table-cell office:value-type="float" office:value="673.150024414062" calcext:value-type="float">
            <text:p>673.150024414062</text:p>
          </table:table-cell>
          <table:table-cell office:value-type="float" office:value="902979" calcext:value-type="float">
            <text:p>902979</text:p>
          </table:table-cell>
          <table:table-cell office:value-type="string" calcext:value-type="string">
            <text:p>AXISBANK.NS</text:p>
          </table:table-cell>
          <table:table-cell/>
        </table:table-row>
        <table:table-row table:style-name="ro1">
          <table:table-cell office:value-type="string" calcext:value-type="string">
            <text:p>2021-04-23 13:45:00+05:30</text:p>
          </table:table-cell>
          <table:table-cell office:value-type="float" office:value="673.150024414062" calcext:value-type="float">
            <text:p>673.150024414062</text:p>
          </table:table-cell>
          <table:table-cell office:value-type="float" office:value="674.950012207031" calcext:value-type="float">
            <text:p>674.950012207031</text:p>
          </table:table-cell>
          <table:table-cell office:value-type="float" office:value="671.099975585938" calcext:value-type="float">
            <text:p>671.099975585938</text:p>
          </table:table-cell>
          <table:table-cell office:value-type="float" office:value="674.25" calcext:value-type="float">
            <text:p>674.25</text:p>
          </table:table-cell>
          <table:table-cell office:value-type="float" office:value="447328" calcext:value-type="float">
            <text:p>447328</text:p>
          </table:table-cell>
          <table:table-cell office:value-type="string" calcext:value-type="string">
            <text:p>AXISBANK.NS</text:p>
          </table:table-cell>
          <table:table-cell/>
        </table:table-row>
        <table:table-row table:style-name="ro1">
          <table:table-cell office:value-type="string" calcext:value-type="string">
            <text:p>2021-04-23 14:00:00+05:30</text:p>
          </table:table-cell>
          <table:table-cell office:value-type="float" office:value="674.25" calcext:value-type="float">
            <text:p>674.25</text:p>
          </table:table-cell>
          <table:table-cell office:value-type="float" office:value="675.450012207031" calcext:value-type="float">
            <text:p>675.450012207031</text:p>
          </table:table-cell>
          <table:table-cell office:value-type="float" office:value="672.299987792969" calcext:value-type="float">
            <text:p>672.299987792969</text:p>
          </table:table-cell>
          <table:table-cell office:value-type="float" office:value="672.849975585938" calcext:value-type="float">
            <text:p>672.849975585938</text:p>
          </table:table-cell>
          <table:table-cell office:value-type="float" office:value="463832" calcext:value-type="float">
            <text:p>463832</text:p>
          </table:table-cell>
          <table:table-cell office:value-type="string" calcext:value-type="string">
            <text:p>AXISBANK.NS</text:p>
          </table:table-cell>
          <table:table-cell/>
        </table:table-row>
        <table:table-row table:style-name="ro1">
          <table:table-cell office:value-type="string" calcext:value-type="string">
            <text:p>2021-04-23 14:15:00+05:30</text:p>
          </table:table-cell>
          <table:table-cell office:value-type="float" office:value="672.849975585938" calcext:value-type="float">
            <text:p>672.849975585938</text:p>
          </table:table-cell>
          <table:table-cell office:value-type="float" office:value="674.5" calcext:value-type="float">
            <text:p>674.5</text:p>
          </table:table-cell>
          <table:table-cell office:value-type="float" office:value="669" calcext:value-type="float">
            <text:p>669</text:p>
          </table:table-cell>
          <table:table-cell office:value-type="float" office:value="669.150024414062" calcext:value-type="float">
            <text:p>669.150024414062</text:p>
          </table:table-cell>
          <table:table-cell office:value-type="float" office:value="906825" calcext:value-type="float">
            <text:p>906825</text:p>
          </table:table-cell>
          <table:table-cell office:value-type="string" calcext:value-type="string">
            <text:p>AXISBANK.NS</text:p>
          </table:table-cell>
          <table:table-cell/>
        </table:table-row>
        <table:table-row table:style-name="ro1">
          <table:table-cell office:value-type="string" calcext:value-type="string">
            <text:p>2021-04-23 14:30:00+05:30</text:p>
          </table:table-cell>
          <table:table-cell office:value-type="float" office:value="669.200012207031" calcext:value-type="float">
            <text:p>669.200012207031</text:p>
          </table:table-cell>
          <table:table-cell office:value-type="float" office:value="670.700012207031" calcext:value-type="float">
            <text:p>670.700012207031</text:p>
          </table:table-cell>
          <table:table-cell office:value-type="float" office:value="667.099975585938" calcext:value-type="float">
            <text:p>667.099975585938</text:p>
          </table:table-cell>
          <table:table-cell office:value-type="float" office:value="667.450012207031" calcext:value-type="float">
            <text:p>667.450012207031</text:p>
          </table:table-cell>
          <table:table-cell office:value-type="float" office:value="865280" calcext:value-type="float">
            <text:p>865280</text:p>
          </table:table-cell>
          <table:table-cell office:value-type="string" calcext:value-type="string">
            <text:p>AXISBANK.NS</text:p>
          </table:table-cell>
          <table:table-cell/>
        </table:table-row>
        <table:table-row table:style-name="ro1">
          <table:table-cell office:value-type="string" calcext:value-type="string">
            <text:p>2021-04-23 14:45:00+05:30</text:p>
          </table:table-cell>
          <table:table-cell office:value-type="float" office:value="667.5" calcext:value-type="float">
            <text:p>667.5</text:p>
          </table:table-cell>
          <table:table-cell office:value-type="float" office:value="669.299987792969" calcext:value-type="float">
            <text:p>669.299987792969</text:p>
          </table:table-cell>
          <table:table-cell office:value-type="float" office:value="667.099975585938" calcext:value-type="float">
            <text:p>667.099975585938</text:p>
          </table:table-cell>
          <table:table-cell office:value-type="float" office:value="667.5" calcext:value-type="float">
            <text:p>667.5</text:p>
          </table:table-cell>
          <table:table-cell office:value-type="float" office:value="541810" calcext:value-type="float">
            <text:p>541810</text:p>
          </table:table-cell>
          <table:table-cell office:value-type="string" calcext:value-type="string">
            <text:p>AXISBANK.NS</text:p>
          </table:table-cell>
          <table:table-cell/>
        </table:table-row>
        <table:table-row table:style-name="ro1">
          <table:table-cell office:value-type="string" calcext:value-type="string">
            <text:p>2021-04-23 15:00:00+05:30</text:p>
          </table:table-cell>
          <table:table-cell office:value-type="float" office:value="667.5" calcext:value-type="float">
            <text:p>667.5</text:p>
          </table:table-cell>
          <table:table-cell office:value-type="float" office:value="674.950012207031" calcext:value-type="float">
            <text:p>674.950012207031</text:p>
          </table:table-cell>
          <table:table-cell office:value-type="float" office:value="667.5" calcext:value-type="float">
            <text:p>667.5</text:p>
          </table:table-cell>
          <table:table-cell office:value-type="float" office:value="674.200012207031" calcext:value-type="float">
            <text:p>674.200012207031</text:p>
          </table:table-cell>
          <table:table-cell office:value-type="float" office:value="1183095" calcext:value-type="float">
            <text:p>1183095</text:p>
          </table:table-cell>
          <table:table-cell office:value-type="string" calcext:value-type="string">
            <text:p>AXISBANK.NS</text:p>
          </table:table-cell>
          <table:table-cell/>
        </table:table-row>
        <table:table-row table:style-name="ro1">
          <table:table-cell office:value-type="string" calcext:value-type="string">
            <text:p>2021-04-23 15:15:00+05:30</text:p>
          </table:table-cell>
          <table:table-cell office:value-type="float" office:value="674.299987792969" calcext:value-type="float">
            <text:p>674.299987792969</text:p>
          </table:table-cell>
          <table:table-cell office:value-type="float" office:value="674.650024414063" calcext:value-type="float">
            <text:p>674.650024414063</text:p>
          </table:table-cell>
          <table:table-cell table:number-columns-repeated="2" office:value-type="float" office:value="665" calcext:value-type="float">
            <text:p>665</text:p>
          </table:table-cell>
          <table:table-cell office:value-type="float" office:value="1435144" calcext:value-type="float">
            <text:p>1435144</text:p>
          </table:table-cell>
          <table:table-cell office:value-type="string" calcext:value-type="string">
            <text:p>AXISBANK.NS</text:p>
          </table:table-cell>
          <table:table-cell/>
        </table:table-row>
        <table:table-row table:style-name="ro1">
          <table:table-cell office:value-type="string" calcext:value-type="string">
            <text:p>2021-04-23 09:15:00+05:30</text:p>
          </table:table-cell>
          <table:table-cell office:value-type="float" office:value="3661.60009765625" calcext:value-type="float">
            <text:p>3661.60009765625</text:p>
          </table:table-cell>
          <table:table-cell office:value-type="float" office:value="3675" calcext:value-type="float">
            <text:p>3675</text:p>
          </table:table-cell>
          <table:table-cell office:value-type="float" office:value="3659.25" calcext:value-type="float">
            <text:p>3659.25</text:p>
          </table:table-cell>
          <table:table-cell office:value-type="float" office:value="3666.44995117187" calcext:value-type="float">
            <text:p>3666.44995117187</text:p>
          </table:table-cell>
          <table:table-cell office:value-type="float" office:value="41828" calcext:value-type="float">
            <text:p>41828</text:p>
          </table:table-cell>
          <table:table-cell office:value-type="string" calcext:value-type="string">
            <text:p>BAJAJ-AUTO.NS</text:p>
          </table:table-cell>
          <table:table-cell table:style-name="ce1" table:formula="of:=([.C77]-[.D77])/[.D77]*100" office:value-type="float" office:value="0.430416068866571" calcext:value-type="float">
            <text:p>0.43</text:p>
          </table:table-cell>
        </table:table-row>
        <table:table-row table:style-name="ro1">
          <table:table-cell office:value-type="string" calcext:value-type="string">
            <text:p>2021-04-23 09:30:00+05:30</text:p>
          </table:table-cell>
          <table:table-cell office:value-type="float" office:value="3668" calcext:value-type="float">
            <text:p>3668</text:p>
          </table:table-cell>
          <table:table-cell office:value-type="float" office:value="3669.89990234375" calcext:value-type="float">
            <text:p>3669.89990234375</text:p>
          </table:table-cell>
          <table:table-cell office:value-type="float" office:value="3655" calcext:value-type="float">
            <text:p>3655</text:p>
          </table:table-cell>
          <table:table-cell office:value-type="float" office:value="3663.94995117188" calcext:value-type="float">
            <text:p>3663.94995117188</text:p>
          </table:table-cell>
          <table:table-cell office:value-type="float" office:value="35143" calcext:value-type="float">
            <text:p>35143</text:p>
          </table:table-cell>
          <table:table-cell office:value-type="string" calcext:value-type="string">
            <text:p>BAJAJ-AUTO.NS</text:p>
          </table:table-cell>
          <table:table-cell/>
        </table:table-row>
        <table:table-row table:style-name="ro1">
          <table:table-cell office:value-type="string" calcext:value-type="string">
            <text:p>2021-04-23 09:45:00+05:30</text:p>
          </table:table-cell>
          <table:table-cell office:value-type="float" office:value="3663.94995117188" calcext:value-type="float">
            <text:p>3663.94995117188</text:p>
          </table:table-cell>
          <table:table-cell office:value-type="float" office:value="3665.80004882812" calcext:value-type="float">
            <text:p>3665.80004882812</text:p>
          </table:table-cell>
          <table:table-cell office:value-type="float" office:value="3645.19995117187" calcext:value-type="float">
            <text:p>3645.19995117187</text:p>
          </table:table-cell>
          <table:table-cell office:value-type="float" office:value="3653.85009765625" calcext:value-type="float">
            <text:p>3653.85009765625</text:p>
          </table:table-cell>
          <table:table-cell office:value-type="float" office:value="32580" calcext:value-type="float">
            <text:p>32580</text:p>
          </table:table-cell>
          <table:table-cell office:value-type="string" calcext:value-type="string">
            <text:p>BAJAJ-AUTO.NS</text:p>
          </table:table-cell>
          <table:table-cell/>
        </table:table-row>
        <table:table-row table:style-name="ro1">
          <table:table-cell office:value-type="string" calcext:value-type="string">
            <text:p>2021-04-23 10:00:00+05:30</text:p>
          </table:table-cell>
          <table:table-cell office:value-type="float" office:value="3653.94995117187" calcext:value-type="float">
            <text:p>3653.94995117187</text:p>
          </table:table-cell>
          <table:table-cell office:value-type="float" office:value="3658" calcext:value-type="float">
            <text:p>3658</text:p>
          </table:table-cell>
          <table:table-cell office:value-type="float" office:value="3649.80004882812" calcext:value-type="float">
            <text:p>3649.80004882812</text:p>
          </table:table-cell>
          <table:table-cell office:value-type="float" office:value="3650.64990234375" calcext:value-type="float">
            <text:p>3650.64990234375</text:p>
          </table:table-cell>
          <table:table-cell office:value-type="float" office:value="18240" calcext:value-type="float">
            <text:p>18240</text:p>
          </table:table-cell>
          <table:table-cell office:value-type="string" calcext:value-type="string">
            <text:p>BAJAJ-AUTO.NS</text:p>
          </table:table-cell>
          <table:table-cell/>
        </table:table-row>
        <table:table-row table:style-name="ro1">
          <table:table-cell office:value-type="string" calcext:value-type="string">
            <text:p>2021-04-23 10:15:00+05:30</text:p>
          </table:table-cell>
          <table:table-cell office:value-type="float" office:value="3650.05004882812" calcext:value-type="float">
            <text:p>3650.05004882812</text:p>
          </table:table-cell>
          <table:table-cell office:value-type="float" office:value="3660" calcext:value-type="float">
            <text:p>3660</text:p>
          </table:table-cell>
          <table:table-cell office:value-type="float" office:value="3645" calcext:value-type="float">
            <text:p>3645</text:p>
          </table:table-cell>
          <table:table-cell office:value-type="float" office:value="3651.25" calcext:value-type="float">
            <text:p>3651.25</text:p>
          </table:table-cell>
          <table:table-cell office:value-type="float" office:value="24035" calcext:value-type="float">
            <text:p>24035</text:p>
          </table:table-cell>
          <table:table-cell office:value-type="string" calcext:value-type="string">
            <text:p>BAJAJ-AUTO.NS</text:p>
          </table:table-cell>
          <table:table-cell/>
        </table:table-row>
        <table:table-row table:style-name="ro1">
          <table:table-cell office:value-type="string" calcext:value-type="string">
            <text:p>2021-04-23 10:30:00+05:30</text:p>
          </table:table-cell>
          <table:table-cell office:value-type="float" office:value="3653.55004882813" calcext:value-type="float">
            <text:p>3653.55004882813</text:p>
          </table:table-cell>
          <table:table-cell office:value-type="float" office:value="3665" calcext:value-type="float">
            <text:p>3665</text:p>
          </table:table-cell>
          <table:table-cell office:value-type="float" office:value="3650" calcext:value-type="float">
            <text:p>3650</text:p>
          </table:table-cell>
          <table:table-cell office:value-type="float" office:value="3651.05004882812" calcext:value-type="float">
            <text:p>3651.05004882812</text:p>
          </table:table-cell>
          <table:table-cell office:value-type="float" office:value="24549" calcext:value-type="float">
            <text:p>24549</text:p>
          </table:table-cell>
          <table:table-cell office:value-type="string" calcext:value-type="string">
            <text:p>BAJAJ-AUTO.NS</text:p>
          </table:table-cell>
          <table:table-cell/>
        </table:table-row>
        <table:table-row table:style-name="ro1">
          <table:table-cell office:value-type="string" calcext:value-type="string">
            <text:p>2021-04-23 10:45:00+05:30</text:p>
          </table:table-cell>
          <table:table-cell office:value-type="float" office:value="3651.60009765625" calcext:value-type="float">
            <text:p>3651.60009765625</text:p>
          </table:table-cell>
          <table:table-cell office:value-type="float" office:value="3652.55004882812" calcext:value-type="float">
            <text:p>3652.55004882812</text:p>
          </table:table-cell>
          <table:table-cell office:value-type="float" office:value="3640" calcext:value-type="float">
            <text:p>3640</text:p>
          </table:table-cell>
          <table:table-cell office:value-type="float" office:value="3648.14990234375" calcext:value-type="float">
            <text:p>3648.14990234375</text:p>
          </table:table-cell>
          <table:table-cell office:value-type="float" office:value="22613" calcext:value-type="float">
            <text:p>22613</text:p>
          </table:table-cell>
          <table:table-cell office:value-type="string" calcext:value-type="string">
            <text:p>BAJAJ-AUTO.NS</text:p>
          </table:table-cell>
          <table:table-cell/>
        </table:table-row>
        <table:table-row table:style-name="ro1">
          <table:table-cell office:value-type="string" calcext:value-type="string">
            <text:p>2021-04-23 11:00:00+05:30</text:p>
          </table:table-cell>
          <table:table-cell office:value-type="float" office:value="3648.14990234375" calcext:value-type="float">
            <text:p>3648.14990234375</text:p>
          </table:table-cell>
          <table:table-cell office:value-type="float" office:value="3679.10009765625" calcext:value-type="float">
            <text:p>3679.10009765625</text:p>
          </table:table-cell>
          <table:table-cell office:value-type="float" office:value="3648" calcext:value-type="float">
            <text:p>3648</text:p>
          </table:table-cell>
          <table:table-cell office:value-type="float" office:value="3673.30004882812" calcext:value-type="float">
            <text:p>3673.30004882812</text:p>
          </table:table-cell>
          <table:table-cell office:value-type="float" office:value="61455" calcext:value-type="float">
            <text:p>61455</text:p>
          </table:table-cell>
          <table:table-cell office:value-type="string" calcext:value-type="string">
            <text:p>BAJAJ-AUTO.NS</text:p>
          </table:table-cell>
          <table:table-cell/>
        </table:table-row>
        <table:table-row table:style-name="ro1">
          <table:table-cell office:value-type="string" calcext:value-type="string">
            <text:p>2021-04-23 11:15:00+05:30</text:p>
          </table:table-cell>
          <table:table-cell office:value-type="float" office:value="3674" calcext:value-type="float">
            <text:p>3674</text:p>
          </table:table-cell>
          <table:table-cell office:value-type="float" office:value="3709.60009765625" calcext:value-type="float">
            <text:p>3709.60009765625</text:p>
          </table:table-cell>
          <table:table-cell office:value-type="float" office:value="3672.05004882813" calcext:value-type="float">
            <text:p>3672.05004882813</text:p>
          </table:table-cell>
          <table:table-cell office:value-type="float" office:value="3695.14990234375" calcext:value-type="float">
            <text:p>3695.14990234375</text:p>
          </table:table-cell>
          <table:table-cell office:value-type="float" office:value="67014" calcext:value-type="float">
            <text:p>67014</text:p>
          </table:table-cell>
          <table:table-cell office:value-type="string" calcext:value-type="string">
            <text:p>BAJAJ-AUTO.NS</text:p>
          </table:table-cell>
          <table:table-cell/>
        </table:table-row>
        <table:table-row table:style-name="ro1">
          <table:table-cell office:value-type="string" calcext:value-type="string">
            <text:p>2021-04-23 11:30:00+05:30</text:p>
          </table:table-cell>
          <table:table-cell office:value-type="float" office:value="3695.19995117188" calcext:value-type="float">
            <text:p>3695.19995117188</text:p>
          </table:table-cell>
          <table:table-cell office:value-type="float" office:value="3701" calcext:value-type="float">
            <text:p>3701</text:p>
          </table:table-cell>
          <table:table-cell office:value-type="float" office:value="3680.14990234375" calcext:value-type="float">
            <text:p>3680.14990234375</text:p>
          </table:table-cell>
          <table:table-cell office:value-type="float" office:value="3683.85009765625" calcext:value-type="float">
            <text:p>3683.85009765625</text:p>
          </table:table-cell>
          <table:table-cell office:value-type="float" office:value="25049" calcext:value-type="float">
            <text:p>25049</text:p>
          </table:table-cell>
          <table:table-cell office:value-type="string" calcext:value-type="string">
            <text:p>BAJAJ-AUTO.NS</text:p>
          </table:table-cell>
          <table:table-cell/>
        </table:table-row>
        <table:table-row table:style-name="ro1">
          <table:table-cell office:value-type="string" calcext:value-type="string">
            <text:p>2021-04-23 11:45:00+05:30</text:p>
          </table:table-cell>
          <table:table-cell office:value-type="float" office:value="3683.89990234375" calcext:value-type="float">
            <text:p>3683.89990234375</text:p>
          </table:table-cell>
          <table:table-cell office:value-type="float" office:value="3691.94995117188" calcext:value-type="float">
            <text:p>3691.94995117188</text:p>
          </table:table-cell>
          <table:table-cell office:value-type="float" office:value="3682" calcext:value-type="float">
            <text:p>3682</text:p>
          </table:table-cell>
          <table:table-cell office:value-type="float" office:value="3684.05004882813" calcext:value-type="float">
            <text:p>3684.05004882813</text:p>
          </table:table-cell>
          <table:table-cell office:value-type="float" office:value="27789" calcext:value-type="float">
            <text:p>27789</text:p>
          </table:table-cell>
          <table:table-cell office:value-type="string" calcext:value-type="string">
            <text:p>BAJAJ-AUTO.NS</text:p>
          </table:table-cell>
          <table:table-cell/>
        </table:table-row>
        <table:table-row table:style-name="ro1">
          <table:table-cell office:value-type="string" calcext:value-type="string">
            <text:p>2021-04-23 12:00:00+05:30</text:p>
          </table:table-cell>
          <table:table-cell office:value-type="float" office:value="3684" calcext:value-type="float">
            <text:p>3684</text:p>
          </table:table-cell>
          <table:table-cell office:value-type="float" office:value="3697.64990234375" calcext:value-type="float">
            <text:p>3697.64990234375</text:p>
          </table:table-cell>
          <table:table-cell office:value-type="float" office:value="3682.60009765625" calcext:value-type="float">
            <text:p>3682.60009765625</text:p>
          </table:table-cell>
          <table:table-cell office:value-type="float" office:value="3692.60009765625" calcext:value-type="float">
            <text:p>3692.60009765625</text:p>
          </table:table-cell>
          <table:table-cell office:value-type="float" office:value="13300" calcext:value-type="float">
            <text:p>13300</text:p>
          </table:table-cell>
          <table:table-cell office:value-type="string" calcext:value-type="string">
            <text:p>BAJAJ-AUTO.NS</text:p>
          </table:table-cell>
          <table:table-cell/>
        </table:table-row>
        <table:table-row table:style-name="ro1">
          <table:table-cell office:value-type="string" calcext:value-type="string">
            <text:p>2021-04-23 12:15:00+05:30</text:p>
          </table:table-cell>
          <table:table-cell office:value-type="float" office:value="3692.60009765625" calcext:value-type="float">
            <text:p>3692.60009765625</text:p>
          </table:table-cell>
          <table:table-cell office:value-type="float" office:value="3693" calcext:value-type="float">
            <text:p>3693</text:p>
          </table:table-cell>
          <table:table-cell office:value-type="float" office:value="3670.14990234375" calcext:value-type="float">
            <text:p>3670.14990234375</text:p>
          </table:table-cell>
          <table:table-cell office:value-type="float" office:value="3673.5" calcext:value-type="float">
            <text:p>3673.5</text:p>
          </table:table-cell>
          <table:table-cell office:value-type="float" office:value="22286" calcext:value-type="float">
            <text:p>22286</text:p>
          </table:table-cell>
          <table:table-cell office:value-type="string" calcext:value-type="string">
            <text:p>BAJAJ-AUTO.NS</text:p>
          </table:table-cell>
          <table:table-cell/>
        </table:table-row>
        <table:table-row table:style-name="ro1">
          <table:table-cell office:value-type="string" calcext:value-type="string">
            <text:p>2021-04-23 12:30:00+05:30</text:p>
          </table:table-cell>
          <table:table-cell office:value-type="float" office:value="3675.30004882812" calcext:value-type="float">
            <text:p>3675.30004882812</text:p>
          </table:table-cell>
          <table:table-cell office:value-type="float" office:value="3684.75" calcext:value-type="float">
            <text:p>3684.75</text:p>
          </table:table-cell>
          <table:table-cell office:value-type="float" office:value="3673" calcext:value-type="float">
            <text:p>3673</text:p>
          </table:table-cell>
          <table:table-cell office:value-type="float" office:value="3684.69995117188" calcext:value-type="float">
            <text:p>3684.69995117188</text:p>
          </table:table-cell>
          <table:table-cell office:value-type="float" office:value="17108" calcext:value-type="float">
            <text:p>17108</text:p>
          </table:table-cell>
          <table:table-cell office:value-type="string" calcext:value-type="string">
            <text:p>BAJAJ-AUTO.NS</text:p>
          </table:table-cell>
          <table:table-cell/>
        </table:table-row>
        <table:table-row table:style-name="ro1">
          <table:table-cell office:value-type="string" calcext:value-type="string">
            <text:p>2021-04-23 12:45:00+05:30</text:p>
          </table:table-cell>
          <table:table-cell office:value-type="float" office:value="3684.69995117188" calcext:value-type="float">
            <text:p>3684.69995117188</text:p>
          </table:table-cell>
          <table:table-cell office:value-type="float" office:value="3688.75" calcext:value-type="float">
            <text:p>3688.75</text:p>
          </table:table-cell>
          <table:table-cell office:value-type="float" office:value="3667" calcext:value-type="float">
            <text:p>3667</text:p>
          </table:table-cell>
          <table:table-cell office:value-type="float" office:value="3668.85009765625" calcext:value-type="float">
            <text:p>3668.85009765625</text:p>
          </table:table-cell>
          <table:table-cell office:value-type="float" office:value="15745" calcext:value-type="float">
            <text:p>15745</text:p>
          </table:table-cell>
          <table:table-cell office:value-type="string" calcext:value-type="string">
            <text:p>BAJAJ-AUTO.NS</text:p>
          </table:table-cell>
          <table:table-cell/>
        </table:table-row>
        <table:table-row table:style-name="ro1">
          <table:table-cell office:value-type="string" calcext:value-type="string">
            <text:p>2021-04-23 13:00:00+05:30</text:p>
          </table:table-cell>
          <table:table-cell office:value-type="float" office:value="3665.94995117187" calcext:value-type="float">
            <text:p>3665.94995117187</text:p>
          </table:table-cell>
          <table:table-cell office:value-type="float" office:value="3684.60009765625" calcext:value-type="float">
            <text:p>3684.60009765625</text:p>
          </table:table-cell>
          <table:table-cell office:value-type="float" office:value="3665.80004882812" calcext:value-type="float">
            <text:p>3665.80004882812</text:p>
          </table:table-cell>
          <table:table-cell office:value-type="float" office:value="3680" calcext:value-type="float">
            <text:p>3680</text:p>
          </table:table-cell>
          <table:table-cell office:value-type="float" office:value="11212" calcext:value-type="float">
            <text:p>11212</text:p>
          </table:table-cell>
          <table:table-cell office:value-type="string" calcext:value-type="string">
            <text:p>BAJAJ-AUTO.NS</text:p>
          </table:table-cell>
          <table:table-cell/>
        </table:table-row>
        <table:table-row table:style-name="ro1">
          <table:table-cell office:value-type="string" calcext:value-type="string">
            <text:p>2021-04-23 13:15:00+05:30</text:p>
          </table:table-cell>
          <table:table-cell office:value-type="float" office:value="3680.89990234375" calcext:value-type="float">
            <text:p>3680.89990234375</text:p>
          </table:table-cell>
          <table:table-cell office:value-type="float" office:value="3687.69995117187" calcext:value-type="float">
            <text:p>3687.69995117187</text:p>
          </table:table-cell>
          <table:table-cell office:value-type="float" office:value="3680" calcext:value-type="float">
            <text:p>3680</text:p>
          </table:table-cell>
          <table:table-cell office:value-type="float" office:value="3682.94995117187" calcext:value-type="float">
            <text:p>3682.94995117187</text:p>
          </table:table-cell>
          <table:table-cell office:value-type="float" office:value="11864" calcext:value-type="float">
            <text:p>11864</text:p>
          </table:table-cell>
          <table:table-cell office:value-type="string" calcext:value-type="string">
            <text:p>BAJAJ-AUTO.NS</text:p>
          </table:table-cell>
          <table:table-cell/>
        </table:table-row>
        <table:table-row table:style-name="ro1">
          <table:table-cell office:value-type="string" calcext:value-type="string">
            <text:p>2021-04-23 13:30:00+05:30</text:p>
          </table:table-cell>
          <table:table-cell office:value-type="float" office:value="3682.94995117187" calcext:value-type="float">
            <text:p>3682.94995117187</text:p>
          </table:table-cell>
          <table:table-cell office:value-type="float" office:value="3685.55004882813" calcext:value-type="float">
            <text:p>3685.55004882813</text:p>
          </table:table-cell>
          <table:table-cell office:value-type="float" office:value="3662.55004882812" calcext:value-type="float">
            <text:p>3662.55004882812</text:p>
          </table:table-cell>
          <table:table-cell office:value-type="float" office:value="3667.69995117187" calcext:value-type="float">
            <text:p>3667.69995117187</text:p>
          </table:table-cell>
          <table:table-cell office:value-type="float" office:value="18331" calcext:value-type="float">
            <text:p>18331</text:p>
          </table:table-cell>
          <table:table-cell office:value-type="string" calcext:value-type="string">
            <text:p>BAJAJ-AUTO.NS</text:p>
          </table:table-cell>
          <table:table-cell/>
        </table:table-row>
        <table:table-row table:style-name="ro1">
          <table:table-cell office:value-type="string" calcext:value-type="string">
            <text:p>2021-04-23 13:45:00+05:30</text:p>
          </table:table-cell>
          <table:table-cell office:value-type="float" office:value="3669.89990234375" calcext:value-type="float">
            <text:p>3669.89990234375</text:p>
          </table:table-cell>
          <table:table-cell office:value-type="float" office:value="3698" calcext:value-type="float">
            <text:p>3698</text:p>
          </table:table-cell>
          <table:table-cell office:value-type="float" office:value="3667" calcext:value-type="float">
            <text:p>3667</text:p>
          </table:table-cell>
          <table:table-cell office:value-type="float" office:value="3682.05004882812" calcext:value-type="float">
            <text:p>3682.05004882812</text:p>
          </table:table-cell>
          <table:table-cell office:value-type="float" office:value="27364" calcext:value-type="float">
            <text:p>27364</text:p>
          </table:table-cell>
          <table:table-cell office:value-type="string" calcext:value-type="string">
            <text:p>BAJAJ-AUTO.NS</text:p>
          </table:table-cell>
          <table:table-cell/>
        </table:table-row>
        <table:table-row table:style-name="ro1">
          <table:table-cell office:value-type="string" calcext:value-type="string">
            <text:p>2021-04-23 14:00:00+05:30</text:p>
          </table:table-cell>
          <table:table-cell office:value-type="float" office:value="3680.55004882812" calcext:value-type="float">
            <text:p>3680.55004882812</text:p>
          </table:table-cell>
          <table:table-cell office:value-type="float" office:value="3685" calcext:value-type="float">
            <text:p>3685</text:p>
          </table:table-cell>
          <table:table-cell office:value-type="float" office:value="3670.10009765625" calcext:value-type="float">
            <text:p>3670.10009765625</text:p>
          </table:table-cell>
          <table:table-cell office:value-type="float" office:value="3672.14990234375" calcext:value-type="float">
            <text:p>3672.14990234375</text:p>
          </table:table-cell>
          <table:table-cell office:value-type="float" office:value="9749" calcext:value-type="float">
            <text:p>9749</text:p>
          </table:table-cell>
          <table:table-cell office:value-type="string" calcext:value-type="string">
            <text:p>BAJAJ-AUTO.NS</text:p>
          </table:table-cell>
          <table:table-cell/>
        </table:table-row>
        <table:table-row table:style-name="ro1">
          <table:table-cell office:value-type="string" calcext:value-type="string">
            <text:p>2021-04-23 14:15:00+05:30</text:p>
          </table:table-cell>
          <table:table-cell office:value-type="float" office:value="3670.75" calcext:value-type="float">
            <text:p>3670.75</text:p>
          </table:table-cell>
          <table:table-cell office:value-type="float" office:value="3679.5" calcext:value-type="float">
            <text:p>3679.5</text:p>
          </table:table-cell>
          <table:table-cell table:number-columns-repeated="2" office:value-type="float" office:value="3660" calcext:value-type="float">
            <text:p>3660</text:p>
          </table:table-cell>
          <table:table-cell office:value-type="float" office:value="14041" calcext:value-type="float">
            <text:p>14041</text:p>
          </table:table-cell>
          <table:table-cell office:value-type="string" calcext:value-type="string">
            <text:p>BAJAJ-AUTO.NS</text:p>
          </table:table-cell>
          <table:table-cell/>
        </table:table-row>
        <table:table-row table:style-name="ro1">
          <table:table-cell office:value-type="string" calcext:value-type="string">
            <text:p>2021-04-23 14:30:00+05:30</text:p>
          </table:table-cell>
          <table:table-cell office:value-type="float" office:value="3660" calcext:value-type="float">
            <text:p>3660</text:p>
          </table:table-cell>
          <table:table-cell office:value-type="float" office:value="3670.69995117187" calcext:value-type="float">
            <text:p>3670.69995117187</text:p>
          </table:table-cell>
          <table:table-cell office:value-type="float" office:value="3652" calcext:value-type="float">
            <text:p>3652</text:p>
          </table:table-cell>
          <table:table-cell office:value-type="float" office:value="3653.80004882812" calcext:value-type="float">
            <text:p>3653.80004882812</text:p>
          </table:table-cell>
          <table:table-cell office:value-type="float" office:value="16209" calcext:value-type="float">
            <text:p>16209</text:p>
          </table:table-cell>
          <table:table-cell office:value-type="string" calcext:value-type="string">
            <text:p>BAJAJ-AUTO.NS</text:p>
          </table:table-cell>
          <table:table-cell/>
        </table:table-row>
        <table:table-row table:style-name="ro1">
          <table:table-cell office:value-type="string" calcext:value-type="string">
            <text:p>2021-04-23 14:45:00+05:30</text:p>
          </table:table-cell>
          <table:table-cell office:value-type="float" office:value="3651.19995117188" calcext:value-type="float">
            <text:p>3651.19995117188</text:p>
          </table:table-cell>
          <table:table-cell office:value-type="float" office:value="3665" calcext:value-type="float">
            <text:p>3665</text:p>
          </table:table-cell>
          <table:table-cell office:value-type="float" office:value="3651" calcext:value-type="float">
            <text:p>3651</text:p>
          </table:table-cell>
          <table:table-cell office:value-type="float" office:value="3662.25" calcext:value-type="float">
            <text:p>3662.25</text:p>
          </table:table-cell>
          <table:table-cell office:value-type="float" office:value="12561" calcext:value-type="float">
            <text:p>12561</text:p>
          </table:table-cell>
          <table:table-cell office:value-type="string" calcext:value-type="string">
            <text:p>BAJAJ-AUTO.NS</text:p>
          </table:table-cell>
          <table:table-cell/>
        </table:table-row>
        <table:table-row table:style-name="ro1">
          <table:table-cell office:value-type="string" calcext:value-type="string">
            <text:p>2021-04-23 15:00:00+05:30</text:p>
          </table:table-cell>
          <table:table-cell office:value-type="float" office:value="3661.39990234375" calcext:value-type="float">
            <text:p>3661.39990234375</text:p>
          </table:table-cell>
          <table:table-cell office:value-type="float" office:value="3675" calcext:value-type="float">
            <text:p>3675</text:p>
          </table:table-cell>
          <table:table-cell office:value-type="float" office:value="3660.19995117187" calcext:value-type="float">
            <text:p>3660.19995117187</text:p>
          </table:table-cell>
          <table:table-cell office:value-type="float" office:value="3672" calcext:value-type="float">
            <text:p>3672</text:p>
          </table:table-cell>
          <table:table-cell office:value-type="float" office:value="20962" calcext:value-type="float">
            <text:p>20962</text:p>
          </table:table-cell>
          <table:table-cell office:value-type="string" calcext:value-type="string">
            <text:p>BAJAJ-AUTO.NS</text:p>
          </table:table-cell>
          <table:table-cell/>
        </table:table-row>
        <table:table-row table:style-name="ro1">
          <table:table-cell office:value-type="string" calcext:value-type="string">
            <text:p>2021-04-23 15:15:00+05:30</text:p>
          </table:table-cell>
          <table:table-cell office:value-type="float" office:value="3671.55004882812" calcext:value-type="float">
            <text:p>3671.55004882812</text:p>
          </table:table-cell>
          <table:table-cell office:value-type="float" office:value="3678.89990234375" calcext:value-type="float">
            <text:p>3678.89990234375</text:p>
          </table:table-cell>
          <table:table-cell office:value-type="float" office:value="3670.19995117187" calcext:value-type="float">
            <text:p>3670.19995117187</text:p>
          </table:table-cell>
          <table:table-cell office:value-type="float" office:value="3672.5" calcext:value-type="float">
            <text:p>3672.5</text:p>
          </table:table-cell>
          <table:table-cell office:value-type="float" office:value="28986" calcext:value-type="float">
            <text:p>28986</text:p>
          </table:table-cell>
          <table:table-cell office:value-type="string" calcext:value-type="string">
            <text:p>BAJAJ-AUTO.NS</text:p>
          </table:table-cell>
          <table:table-cell/>
        </table:table-row>
        <table:table-row table:style-name="ro1">
          <table:table-cell office:value-type="string" calcext:value-type="string">
            <text:p>2021-04-23 09:15:00+05:30</text:p>
          </table:table-cell>
          <table:table-cell office:value-type="float" office:value="4630" calcext:value-type="float">
            <text:p>4630</text:p>
          </table:table-cell>
          <table:table-cell office:value-type="float" office:value="4664" calcext:value-type="float">
            <text:p>4664</text:p>
          </table:table-cell>
          <table:table-cell office:value-type="float" office:value="4622.4501953125" calcext:value-type="float">
            <text:p>4622.4501953125</text:p>
          </table:table-cell>
          <table:table-cell office:value-type="float" office:value="4622.7998046875" calcext:value-type="float">
            <text:p>4622.7998046875</text:p>
          </table:table-cell>
          <table:table-cell office:value-type="float" office:value="199907" calcext:value-type="float">
            <text:p>199907</text:p>
          </table:table-cell>
          <table:table-cell office:value-type="string" calcext:value-type="string">
            <text:p>BAJFINANCE.NS</text:p>
          </table:table-cell>
          <table:table-cell table:style-name="ce1" table:formula="of:=([.C102]-[.D102])/[.D102]*100" office:value-type="float" office:value="0.89886971047594" calcext:value-type="float">
            <text:p>0.90</text:p>
          </table:table-cell>
        </table:table-row>
        <table:table-row table:style-name="ro1">
          <table:table-cell office:value-type="string" calcext:value-type="string">
            <text:p>2021-04-23 09:30:00+05:30</text:p>
          </table:table-cell>
          <table:table-cell office:value-type="float" office:value="4624" calcext:value-type="float">
            <text:p>4624</text:p>
          </table:table-cell>
          <table:table-cell office:value-type="float" office:value="4649" calcext:value-type="float">
            <text:p>4649</text:p>
          </table:table-cell>
          <table:table-cell office:value-type="float" office:value="4611" calcext:value-type="float">
            <text:p>4611</text:p>
          </table:table-cell>
          <table:table-cell office:value-type="float" office:value="4645.25" calcext:value-type="float">
            <text:p>4645.25</text:p>
          </table:table-cell>
          <table:table-cell office:value-type="float" office:value="150389" calcext:value-type="float">
            <text:p>150389</text:p>
          </table:table-cell>
          <table:table-cell office:value-type="string" calcext:value-type="string">
            <text:p>BAJFINANCE.NS</text:p>
          </table:table-cell>
          <table:table-cell/>
        </table:table-row>
        <table:table-row table:style-name="ro1">
          <table:table-cell office:value-type="string" calcext:value-type="string">
            <text:p>2021-04-23 09:45:00+05:30</text:p>
          </table:table-cell>
          <table:table-cell office:value-type="float" office:value="4644.0498046875" calcext:value-type="float">
            <text:p>4644.0498046875</text:p>
          </table:table-cell>
          <table:table-cell office:value-type="float" office:value="4658" calcext:value-type="float">
            <text:p>4658</text:p>
          </table:table-cell>
          <table:table-cell office:value-type="float" office:value="4632.4501953125" calcext:value-type="float">
            <text:p>4632.4501953125</text:p>
          </table:table-cell>
          <table:table-cell office:value-type="float" office:value="4653" calcext:value-type="float">
            <text:p>4653</text:p>
          </table:table-cell>
          <table:table-cell office:value-type="float" office:value="93606" calcext:value-type="float">
            <text:p>93606</text:p>
          </table:table-cell>
          <table:table-cell office:value-type="string" calcext:value-type="string">
            <text:p>BAJFINANCE.NS</text:p>
          </table:table-cell>
          <table:table-cell/>
        </table:table-row>
        <table:table-row table:style-name="ro1">
          <table:table-cell office:value-type="string" calcext:value-type="string">
            <text:p>2021-04-23 10:00:00+05:30</text:p>
          </table:table-cell>
          <table:table-cell office:value-type="float" office:value="4651.4501953125" calcext:value-type="float">
            <text:p>4651.4501953125</text:p>
          </table:table-cell>
          <table:table-cell office:value-type="float" office:value="4674.75" calcext:value-type="float">
            <text:p>4674.75</text:p>
          </table:table-cell>
          <table:table-cell office:value-type="float" office:value="4642" calcext:value-type="float">
            <text:p>4642</text:p>
          </table:table-cell>
          <table:table-cell office:value-type="float" office:value="4673.5" calcext:value-type="float">
            <text:p>4673.5</text:p>
          </table:table-cell>
          <table:table-cell office:value-type="float" office:value="128444" calcext:value-type="float">
            <text:p>128444</text:p>
          </table:table-cell>
          <table:table-cell office:value-type="string" calcext:value-type="string">
            <text:p>BAJFINANCE.NS</text:p>
          </table:table-cell>
          <table:table-cell/>
        </table:table-row>
        <table:table-row table:style-name="ro1">
          <table:table-cell office:value-type="string" calcext:value-type="string">
            <text:p>2021-04-23 10:15:00+05:30</text:p>
          </table:table-cell>
          <table:table-cell office:value-type="float" office:value="4675" calcext:value-type="float">
            <text:p>4675</text:p>
          </table:table-cell>
          <table:table-cell office:value-type="float" office:value="4693" calcext:value-type="float">
            <text:p>4693</text:p>
          </table:table-cell>
          <table:table-cell office:value-type="float" office:value="4668.7998046875" calcext:value-type="float">
            <text:p>4668.7998046875</text:p>
          </table:table-cell>
          <table:table-cell office:value-type="float" office:value="4693" calcext:value-type="float">
            <text:p>4693</text:p>
          </table:table-cell>
          <table:table-cell office:value-type="float" office:value="142902" calcext:value-type="float">
            <text:p>142902</text:p>
          </table:table-cell>
          <table:table-cell office:value-type="string" calcext:value-type="string">
            <text:p>BAJFINANCE.NS</text:p>
          </table:table-cell>
          <table:table-cell/>
        </table:table-row>
        <table:table-row table:style-name="ro1">
          <table:table-cell office:value-type="string" calcext:value-type="string">
            <text:p>2021-04-23 10:30:00+05:30</text:p>
          </table:table-cell>
          <table:table-cell office:value-type="float" office:value="4691.64990234375" calcext:value-type="float">
            <text:p>4691.64990234375</text:p>
          </table:table-cell>
          <table:table-cell office:value-type="float" office:value="4718.7998046875" calcext:value-type="float">
            <text:p>4718.7998046875</text:p>
          </table:table-cell>
          <table:table-cell office:value-type="float" office:value="4680.7998046875" calcext:value-type="float">
            <text:p>4680.7998046875</text:p>
          </table:table-cell>
          <table:table-cell office:value-type="float" office:value="4705.85009765625" calcext:value-type="float">
            <text:p>4705.85009765625</text:p>
          </table:table-cell>
          <table:table-cell office:value-type="float" office:value="160769" calcext:value-type="float">
            <text:p>160769</text:p>
          </table:table-cell>
          <table:table-cell office:value-type="string" calcext:value-type="string">
            <text:p>BAJFINANCE.NS</text:p>
          </table:table-cell>
          <table:table-cell/>
        </table:table-row>
        <table:table-row table:style-name="ro1">
          <table:table-cell office:value-type="string" calcext:value-type="string">
            <text:p>2021-04-23 10:45:00+05:30</text:p>
          </table:table-cell>
          <table:table-cell office:value-type="float" office:value="4703.60009765625" calcext:value-type="float">
            <text:p>4703.60009765625</text:p>
          </table:table-cell>
          <table:table-cell office:value-type="float" office:value="4725" calcext:value-type="float">
            <text:p>4725</text:p>
          </table:table-cell>
          <table:table-cell office:value-type="float" office:value="4696.85009765625" calcext:value-type="float">
            <text:p>4696.85009765625</text:p>
          </table:table-cell>
          <table:table-cell office:value-type="float" office:value="4719" calcext:value-type="float">
            <text:p>4719</text:p>
          </table:table-cell>
          <table:table-cell office:value-type="float" office:value="104677" calcext:value-type="float">
            <text:p>104677</text:p>
          </table:table-cell>
          <table:table-cell office:value-type="string" calcext:value-type="string">
            <text:p>BAJFINANCE.NS</text:p>
          </table:table-cell>
          <table:table-cell/>
        </table:table-row>
        <table:table-row table:style-name="ro1">
          <table:table-cell office:value-type="string" calcext:value-type="string">
            <text:p>2021-04-23 11:00:00+05:30</text:p>
          </table:table-cell>
          <table:table-cell office:value-type="float" office:value="4722" calcext:value-type="float">
            <text:p>4722</text:p>
          </table:table-cell>
          <table:table-cell office:value-type="float" office:value="4749.9501953125" calcext:value-type="float">
            <text:p>4749.9501953125</text:p>
          </table:table-cell>
          <table:table-cell office:value-type="float" office:value="4721.35009765625" calcext:value-type="float">
            <text:p>4721.35009765625</text:p>
          </table:table-cell>
          <table:table-cell office:value-type="float" office:value="4742" calcext:value-type="float">
            <text:p>4742</text:p>
          </table:table-cell>
          <table:table-cell office:value-type="float" office:value="177684" calcext:value-type="float">
            <text:p>177684</text:p>
          </table:table-cell>
          <table:table-cell office:value-type="string" calcext:value-type="string">
            <text:p>BAJFINANCE.NS</text:p>
          </table:table-cell>
          <table:table-cell/>
        </table:table-row>
        <table:table-row table:style-name="ro1">
          <table:table-cell office:value-type="string" calcext:value-type="string">
            <text:p>2021-04-23 11:15:00+05:30</text:p>
          </table:table-cell>
          <table:table-cell office:value-type="float" office:value="4743.89990234375" calcext:value-type="float">
            <text:p>4743.89990234375</text:p>
          </table:table-cell>
          <table:table-cell office:value-type="float" office:value="4745" calcext:value-type="float">
            <text:p>4745</text:p>
          </table:table-cell>
          <table:table-cell office:value-type="float" office:value="4724.10009765625" calcext:value-type="float">
            <text:p>4724.10009765625</text:p>
          </table:table-cell>
          <table:table-cell office:value-type="float" office:value="4736.5498046875" calcext:value-type="float">
            <text:p>4736.5498046875</text:p>
          </table:table-cell>
          <table:table-cell office:value-type="float" office:value="73594" calcext:value-type="float">
            <text:p>73594</text:p>
          </table:table-cell>
          <table:table-cell office:value-type="string" calcext:value-type="string">
            <text:p>BAJFINANCE.NS</text:p>
          </table:table-cell>
          <table:table-cell/>
        </table:table-row>
        <table:table-row table:style-name="ro1">
          <table:table-cell office:value-type="string" calcext:value-type="string">
            <text:p>2021-04-23 11:30:00+05:30</text:p>
          </table:table-cell>
          <table:table-cell office:value-type="float" office:value="4737.2001953125" calcext:value-type="float">
            <text:p>4737.2001953125</text:p>
          </table:table-cell>
          <table:table-cell office:value-type="float" office:value="4748" calcext:value-type="float">
            <text:p>4748</text:p>
          </table:table-cell>
          <table:table-cell office:value-type="float" office:value="4730.10009765625" calcext:value-type="float">
            <text:p>4730.10009765625</text:p>
          </table:table-cell>
          <table:table-cell office:value-type="float" office:value="4745" calcext:value-type="float">
            <text:p>4745</text:p>
          </table:table-cell>
          <table:table-cell office:value-type="float" office:value="54598" calcext:value-type="float">
            <text:p>54598</text:p>
          </table:table-cell>
          <table:table-cell office:value-type="string" calcext:value-type="string">
            <text:p>BAJFINANCE.NS</text:p>
          </table:table-cell>
          <table:table-cell/>
        </table:table-row>
        <table:table-row table:style-name="ro1">
          <table:table-cell office:value-type="string" calcext:value-type="string">
            <text:p>2021-04-23 11:45:00+05:30</text:p>
          </table:table-cell>
          <table:table-cell office:value-type="float" office:value="4744.0498046875" calcext:value-type="float">
            <text:p>4744.0498046875</text:p>
          </table:table-cell>
          <table:table-cell office:value-type="float" office:value="4745" calcext:value-type="float">
            <text:p>4745</text:p>
          </table:table-cell>
          <table:table-cell office:value-type="float" office:value="4727" calcext:value-type="float">
            <text:p>4727</text:p>
          </table:table-cell>
          <table:table-cell office:value-type="float" office:value="4728.4501953125" calcext:value-type="float">
            <text:p>4728.4501953125</text:p>
          </table:table-cell>
          <table:table-cell office:value-type="float" office:value="55569" calcext:value-type="float">
            <text:p>55569</text:p>
          </table:table-cell>
          <table:table-cell office:value-type="string" calcext:value-type="string">
            <text:p>BAJFINANCE.NS</text:p>
          </table:table-cell>
          <table:table-cell/>
        </table:table-row>
        <table:table-row table:style-name="ro1">
          <table:table-cell office:value-type="string" calcext:value-type="string">
            <text:p>2021-04-23 12:00:00+05:30</text:p>
          </table:table-cell>
          <table:table-cell office:value-type="float" office:value="4729.60009765625" calcext:value-type="float">
            <text:p>4729.60009765625</text:p>
          </table:table-cell>
          <table:table-cell office:value-type="float" office:value="4759.60009765625" calcext:value-type="float">
            <text:p>4759.60009765625</text:p>
          </table:table-cell>
          <table:table-cell office:value-type="float" office:value="4728.4501953125" calcext:value-type="float">
            <text:p>4728.4501953125</text:p>
          </table:table-cell>
          <table:table-cell office:value-type="float" office:value="4741" calcext:value-type="float">
            <text:p>4741</text:p>
          </table:table-cell>
          <table:table-cell office:value-type="float" office:value="98749" calcext:value-type="float">
            <text:p>98749</text:p>
          </table:table-cell>
          <table:table-cell office:value-type="string" calcext:value-type="string">
            <text:p>BAJFINANCE.NS</text:p>
          </table:table-cell>
          <table:table-cell/>
        </table:table-row>
        <table:table-row table:style-name="ro1">
          <table:table-cell office:value-type="string" calcext:value-type="string">
            <text:p>2021-04-23 12:15:00+05:30</text:p>
          </table:table-cell>
          <table:table-cell office:value-type="float" office:value="4741.39990234375" calcext:value-type="float">
            <text:p>4741.39990234375</text:p>
          </table:table-cell>
          <table:table-cell office:value-type="float" office:value="4741.60009765625" calcext:value-type="float">
            <text:p>4741.60009765625</text:p>
          </table:table-cell>
          <table:table-cell office:value-type="float" office:value="4684.14990234375" calcext:value-type="float">
            <text:p>4684.14990234375</text:p>
          </table:table-cell>
          <table:table-cell office:value-type="float" office:value="4690.2001953125" calcext:value-type="float">
            <text:p>4690.2001953125</text:p>
          </table:table-cell>
          <table:table-cell office:value-type="float" office:value="204613" calcext:value-type="float">
            <text:p>204613</text:p>
          </table:table-cell>
          <table:table-cell office:value-type="string" calcext:value-type="string">
            <text:p>BAJFINANCE.NS</text:p>
          </table:table-cell>
          <table:table-cell/>
        </table:table-row>
        <table:table-row table:style-name="ro1">
          <table:table-cell office:value-type="string" calcext:value-type="string">
            <text:p>2021-04-23 12:30:00+05:30</text:p>
          </table:table-cell>
          <table:table-cell office:value-type="float" office:value="4691.7001953125" calcext:value-type="float">
            <text:p>4691.7001953125</text:p>
          </table:table-cell>
          <table:table-cell office:value-type="float" office:value="4717.7998046875" calcext:value-type="float">
            <text:p>4717.7998046875</text:p>
          </table:table-cell>
          <table:table-cell office:value-type="float" office:value="4690.25" calcext:value-type="float">
            <text:p>4690.25</text:p>
          </table:table-cell>
          <table:table-cell office:value-type="float" office:value="4716.60009765625" calcext:value-type="float">
            <text:p>4716.60009765625</text:p>
          </table:table-cell>
          <table:table-cell office:value-type="float" office:value="77368" calcext:value-type="float">
            <text:p>77368</text:p>
          </table:table-cell>
          <table:table-cell office:value-type="string" calcext:value-type="string">
            <text:p>BAJFINANCE.NS</text:p>
          </table:table-cell>
          <table:table-cell/>
        </table:table-row>
        <table:table-row table:style-name="ro1">
          <table:table-cell office:value-type="string" calcext:value-type="string">
            <text:p>2021-04-23 12:45:00+05:30</text:p>
          </table:table-cell>
          <table:table-cell office:value-type="float" office:value="4716.89990234375" calcext:value-type="float">
            <text:p>4716.89990234375</text:p>
          </table:table-cell>
          <table:table-cell office:value-type="float" office:value="4718" calcext:value-type="float">
            <text:p>4718</text:p>
          </table:table-cell>
          <table:table-cell office:value-type="float" office:value="4693.2998046875" calcext:value-type="float">
            <text:p>4693.2998046875</text:p>
          </table:table-cell>
          <table:table-cell office:value-type="float" office:value="4694.39990234375" calcext:value-type="float">
            <text:p>4694.39990234375</text:p>
          </table:table-cell>
          <table:table-cell office:value-type="float" office:value="70517" calcext:value-type="float">
            <text:p>70517</text:p>
          </table:table-cell>
          <table:table-cell office:value-type="string" calcext:value-type="string">
            <text:p>BAJFINANCE.NS</text:p>
          </table:table-cell>
          <table:table-cell/>
        </table:table-row>
        <table:table-row table:style-name="ro1">
          <table:table-cell office:value-type="string" calcext:value-type="string">
            <text:p>2021-04-23 13:00:00+05:30</text:p>
          </table:table-cell>
          <table:table-cell office:value-type="float" office:value="4695" calcext:value-type="float">
            <text:p>4695</text:p>
          </table:table-cell>
          <table:table-cell office:value-type="float" office:value="4717" calcext:value-type="float">
            <text:p>4717</text:p>
          </table:table-cell>
          <table:table-cell office:value-type="float" office:value="4693.64990234375" calcext:value-type="float">
            <text:p>4693.64990234375</text:p>
          </table:table-cell>
          <table:table-cell office:value-type="float" office:value="4707.2998046875" calcext:value-type="float">
            <text:p>4707.2998046875</text:p>
          </table:table-cell>
          <table:table-cell office:value-type="float" office:value="49551" calcext:value-type="float">
            <text:p>49551</text:p>
          </table:table-cell>
          <table:table-cell office:value-type="string" calcext:value-type="string">
            <text:p>BAJFINANCE.NS</text:p>
          </table:table-cell>
          <table:table-cell/>
        </table:table-row>
        <table:table-row table:style-name="ro1">
          <table:table-cell office:value-type="string" calcext:value-type="string">
            <text:p>2021-04-23 13:15:00+05:30</text:p>
          </table:table-cell>
          <table:table-cell office:value-type="float" office:value="4707.2998046875" calcext:value-type="float">
            <text:p>4707.2998046875</text:p>
          </table:table-cell>
          <table:table-cell office:value-type="float" office:value="4735" calcext:value-type="float">
            <text:p>4735</text:p>
          </table:table-cell>
          <table:table-cell office:value-type="float" office:value="4702.25" calcext:value-type="float">
            <text:p>4702.25</text:p>
          </table:table-cell>
          <table:table-cell office:value-type="float" office:value="4734.89990234375" calcext:value-type="float">
            <text:p>4734.89990234375</text:p>
          </table:table-cell>
          <table:table-cell office:value-type="float" office:value="69069" calcext:value-type="float">
            <text:p>69069</text:p>
          </table:table-cell>
          <table:table-cell office:value-type="string" calcext:value-type="string">
            <text:p>BAJFINANCE.NS</text:p>
          </table:table-cell>
          <table:table-cell/>
        </table:table-row>
        <table:table-row table:style-name="ro1">
          <table:table-cell office:value-type="string" calcext:value-type="string">
            <text:p>2021-04-23 13:30:00+05:30</text:p>
          </table:table-cell>
          <table:table-cell table:number-columns-repeated="2" office:value-type="float" office:value="4734.9501953125" calcext:value-type="float">
            <text:p>4734.9501953125</text:p>
          </table:table-cell>
          <table:table-cell office:value-type="float" office:value="4681.39990234375" calcext:value-type="float">
            <text:p>4681.39990234375</text:p>
          </table:table-cell>
          <table:table-cell office:value-type="float" office:value="4696.75" calcext:value-type="float">
            <text:p>4696.75</text:p>
          </table:table-cell>
          <table:table-cell office:value-type="float" office:value="133637" calcext:value-type="float">
            <text:p>133637</text:p>
          </table:table-cell>
          <table:table-cell office:value-type="string" calcext:value-type="string">
            <text:p>BAJFINANCE.NS</text:p>
          </table:table-cell>
          <table:table-cell/>
        </table:table-row>
        <table:table-row table:style-name="ro1">
          <table:table-cell office:value-type="string" calcext:value-type="string">
            <text:p>2021-04-23 13:45:00+05:30</text:p>
          </table:table-cell>
          <table:table-cell office:value-type="float" office:value="4698" calcext:value-type="float">
            <text:p>4698</text:p>
          </table:table-cell>
          <table:table-cell office:value-type="float" office:value="4706.7998046875" calcext:value-type="float">
            <text:p>4706.7998046875</text:p>
          </table:table-cell>
          <table:table-cell office:value-type="float" office:value="4682.7998046875" calcext:value-type="float">
            <text:p>4682.7998046875</text:p>
          </table:table-cell>
          <table:table-cell office:value-type="float" office:value="4695" calcext:value-type="float">
            <text:p>4695</text:p>
          </table:table-cell>
          <table:table-cell office:value-type="float" office:value="66087" calcext:value-type="float">
            <text:p>66087</text:p>
          </table:table-cell>
          <table:table-cell office:value-type="string" calcext:value-type="string">
            <text:p>BAJFINANCE.NS</text:p>
          </table:table-cell>
          <table:table-cell/>
        </table:table-row>
        <table:table-row table:style-name="ro1">
          <table:table-cell office:value-type="string" calcext:value-type="string">
            <text:p>2021-04-23 14:00:00+05:30</text:p>
          </table:table-cell>
          <table:table-cell office:value-type="float" office:value="4695" calcext:value-type="float">
            <text:p>4695</text:p>
          </table:table-cell>
          <table:table-cell office:value-type="float" office:value="4705.14990234375" calcext:value-type="float">
            <text:p>4705.14990234375</text:p>
          </table:table-cell>
          <table:table-cell office:value-type="float" office:value="4683.60009765625" calcext:value-type="float">
            <text:p>4683.60009765625</text:p>
          </table:table-cell>
          <table:table-cell office:value-type="float" office:value="4687.60009765625" calcext:value-type="float">
            <text:p>4687.60009765625</text:p>
          </table:table-cell>
          <table:table-cell office:value-type="float" office:value="61792" calcext:value-type="float">
            <text:p>61792</text:p>
          </table:table-cell>
          <table:table-cell office:value-type="string" calcext:value-type="string">
            <text:p>BAJFINANCE.NS</text:p>
          </table:table-cell>
          <table:table-cell/>
        </table:table-row>
        <table:table-row table:style-name="ro1">
          <table:table-cell office:value-type="string" calcext:value-type="string">
            <text:p>2021-04-23 14:15:00+05:30</text:p>
          </table:table-cell>
          <table:table-cell office:value-type="float" office:value="4689.5" calcext:value-type="float">
            <text:p>4689.5</text:p>
          </table:table-cell>
          <table:table-cell office:value-type="float" office:value="4698.64990234375" calcext:value-type="float">
            <text:p>4698.64990234375</text:p>
          </table:table-cell>
          <table:table-cell office:value-type="float" office:value="4660" calcext:value-type="float">
            <text:p>4660</text:p>
          </table:table-cell>
          <table:table-cell office:value-type="float" office:value="4662.25" calcext:value-type="float">
            <text:p>4662.25</text:p>
          </table:table-cell>
          <table:table-cell office:value-type="float" office:value="112589" calcext:value-type="float">
            <text:p>112589</text:p>
          </table:table-cell>
          <table:table-cell office:value-type="string" calcext:value-type="string">
            <text:p>BAJFINANCE.NS</text:p>
          </table:table-cell>
          <table:table-cell/>
        </table:table-row>
        <table:table-row table:style-name="ro1">
          <table:table-cell office:value-type="string" calcext:value-type="string">
            <text:p>2021-04-23 14:30:00+05:30</text:p>
          </table:table-cell>
          <table:table-cell office:value-type="float" office:value="4660.5" calcext:value-type="float">
            <text:p>4660.5</text:p>
          </table:table-cell>
          <table:table-cell office:value-type="float" office:value="4669.4501953125" calcext:value-type="float">
            <text:p>4669.4501953125</text:p>
          </table:table-cell>
          <table:table-cell office:value-type="float" office:value="4638" calcext:value-type="float">
            <text:p>4638</text:p>
          </table:table-cell>
          <table:table-cell office:value-type="float" office:value="4641" calcext:value-type="float">
            <text:p>4641</text:p>
          </table:table-cell>
          <table:table-cell office:value-type="float" office:value="118786" calcext:value-type="float">
            <text:p>118786</text:p>
          </table:table-cell>
          <table:table-cell office:value-type="string" calcext:value-type="string">
            <text:p>BAJFINANCE.NS</text:p>
          </table:table-cell>
          <table:table-cell/>
        </table:table-row>
        <table:table-row table:style-name="ro1">
          <table:table-cell office:value-type="string" calcext:value-type="string">
            <text:p>2021-04-23 14:45:00+05:30</text:p>
          </table:table-cell>
          <table:table-cell office:value-type="float" office:value="4641" calcext:value-type="float">
            <text:p>4641</text:p>
          </table:table-cell>
          <table:table-cell office:value-type="float" office:value="4667.89990234375" calcext:value-type="float">
            <text:p>4667.89990234375</text:p>
          </table:table-cell>
          <table:table-cell office:value-type="float" office:value="4640" calcext:value-type="float">
            <text:p>4640</text:p>
          </table:table-cell>
          <table:table-cell office:value-type="float" office:value="4656.2001953125" calcext:value-type="float">
            <text:p>4656.2001953125</text:p>
          </table:table-cell>
          <table:table-cell office:value-type="float" office:value="74422" calcext:value-type="float">
            <text:p>74422</text:p>
          </table:table-cell>
          <table:table-cell office:value-type="string" calcext:value-type="string">
            <text:p>BAJFINANCE.NS</text:p>
          </table:table-cell>
          <table:table-cell/>
        </table:table-row>
        <table:table-row table:style-name="ro1">
          <table:table-cell office:value-type="string" calcext:value-type="string">
            <text:p>2021-04-23 15:00:00+05:30</text:p>
          </table:table-cell>
          <table:table-cell office:value-type="float" office:value="4655.7998046875" calcext:value-type="float">
            <text:p>4655.7998046875</text:p>
          </table:table-cell>
          <table:table-cell office:value-type="float" office:value="4688.39990234375" calcext:value-type="float">
            <text:p>4688.39990234375</text:p>
          </table:table-cell>
          <table:table-cell office:value-type="float" office:value="4655.7998046875" calcext:value-type="float">
            <text:p>4655.7998046875</text:p>
          </table:table-cell>
          <table:table-cell office:value-type="float" office:value="4668" calcext:value-type="float">
            <text:p>4668</text:p>
          </table:table-cell>
          <table:table-cell office:value-type="float" office:value="108197" calcext:value-type="float">
            <text:p>108197</text:p>
          </table:table-cell>
          <table:table-cell office:value-type="string" calcext:value-type="string">
            <text:p>BAJFINANCE.NS</text:p>
          </table:table-cell>
          <table:table-cell/>
        </table:table-row>
        <table:table-row table:style-name="ro1">
          <table:table-cell office:value-type="string" calcext:value-type="string">
            <text:p>2021-04-23 15:15:00+05:30</text:p>
          </table:table-cell>
          <table:table-cell office:value-type="float" office:value="4667" calcext:value-type="float">
            <text:p>4667</text:p>
          </table:table-cell>
          <table:table-cell office:value-type="float" office:value="4669" calcext:value-type="float">
            <text:p>4669</text:p>
          </table:table-cell>
          <table:table-cell office:value-type="float" office:value="4652" calcext:value-type="float">
            <text:p>4652</text:p>
          </table:table-cell>
          <table:table-cell office:value-type="float" office:value="4667.7998046875" calcext:value-type="float">
            <text:p>4667.7998046875</text:p>
          </table:table-cell>
          <table:table-cell office:value-type="float" office:value="94851" calcext:value-type="float">
            <text:p>94851</text:p>
          </table:table-cell>
          <table:table-cell office:value-type="string" calcext:value-type="string">
            <text:p>BAJFINANCE.NS</text:p>
          </table:table-cell>
          <table:table-cell/>
        </table:table-row>
        <table:table-row table:style-name="ro1">
          <table:table-cell office:value-type="string" calcext:value-type="string">
            <text:p>2021-04-23 09:15:00+05:30</text:p>
          </table:table-cell>
          <table:table-cell office:value-type="float" office:value="9740" calcext:value-type="float">
            <text:p>9740</text:p>
          </table:table-cell>
          <table:table-cell office:value-type="float" office:value="9849.849609375" calcext:value-type="float">
            <text:p>9849.849609375</text:p>
          </table:table-cell>
          <table:table-cell office:value-type="float" office:value="9740" calcext:value-type="float">
            <text:p>9740</text:p>
          </table:table-cell>
          <table:table-cell office:value-type="float" office:value="9787.2001953125" calcext:value-type="float">
            <text:p>9787.2001953125</text:p>
          </table:table-cell>
          <table:table-cell office:value-type="float" office:value="36890" calcext:value-type="float">
            <text:p>36890</text:p>
          </table:table-cell>
          <table:table-cell office:value-type="string" calcext:value-type="string">
            <text:p>BAJAJFINSV.NS</text:p>
          </table:table-cell>
          <table:table-cell table:style-name="ce1" table:formula="of:=([.C127]-[.D127])/[.D127]*100" office:value-type="float" office:value="1.12781939810062" calcext:value-type="float">
            <text:p>1.13</text:p>
          </table:table-cell>
        </table:table-row>
        <table:table-row table:style-name="ro1">
          <table:table-cell office:value-type="string" calcext:value-type="string">
            <text:p>2021-04-23 09:30:00+05:30</text:p>
          </table:table-cell>
          <table:table-cell office:value-type="float" office:value="9781.25" calcext:value-type="float">
            <text:p>9781.25</text:p>
          </table:table-cell>
          <table:table-cell office:value-type="float" office:value="9820" calcext:value-type="float">
            <text:p>9820</text:p>
          </table:table-cell>
          <table:table-cell office:value-type="float" office:value="9770.75" calcext:value-type="float">
            <text:p>9770.75</text:p>
          </table:table-cell>
          <table:table-cell office:value-type="float" office:value="9815" calcext:value-type="float">
            <text:p>9815</text:p>
          </table:table-cell>
          <table:table-cell office:value-type="float" office:value="15957" calcext:value-type="float">
            <text:p>15957</text:p>
          </table:table-cell>
          <table:table-cell office:value-type="string" calcext:value-type="string">
            <text:p>BAJAJFINSV.NS</text:p>
          </table:table-cell>
          <table:table-cell/>
        </table:table-row>
        <table:table-row table:style-name="ro1">
          <table:table-cell office:value-type="string" calcext:value-type="string">
            <text:p>2021-04-23 09:45:00+05:30</text:p>
          </table:table-cell>
          <table:table-cell office:value-type="float" office:value="9814.9501953125" calcext:value-type="float">
            <text:p>9814.9501953125</text:p>
          </table:table-cell>
          <table:table-cell office:value-type="float" office:value="9840" calcext:value-type="float">
            <text:p>9840</text:p>
          </table:table-cell>
          <table:table-cell office:value-type="float" office:value="9781.7998046875" calcext:value-type="float">
            <text:p>9781.7998046875</text:p>
          </table:table-cell>
          <table:table-cell office:value-type="float" office:value="9818" calcext:value-type="float">
            <text:p>9818</text:p>
          </table:table-cell>
          <table:table-cell office:value-type="float" office:value="13901" calcext:value-type="float">
            <text:p>13901</text:p>
          </table:table-cell>
          <table:table-cell office:value-type="string" calcext:value-type="string">
            <text:p>BAJAJFINSV.NS</text:p>
          </table:table-cell>
          <table:table-cell/>
        </table:table-row>
        <table:table-row table:style-name="ro1">
          <table:table-cell office:value-type="string" calcext:value-type="string">
            <text:p>2021-04-23 10:00:00+05:30</text:p>
          </table:table-cell>
          <table:table-cell office:value-type="float" office:value="9816.5" calcext:value-type="float">
            <text:p>9816.5</text:p>
          </table:table-cell>
          <table:table-cell office:value-type="float" office:value="9927" calcext:value-type="float">
            <text:p>9927</text:p>
          </table:table-cell>
          <table:table-cell office:value-type="float" office:value="9807.7001953125" calcext:value-type="float">
            <text:p>9807.7001953125</text:p>
          </table:table-cell>
          <table:table-cell office:value-type="float" office:value="9923" calcext:value-type="float">
            <text:p>9923</text:p>
          </table:table-cell>
          <table:table-cell office:value-type="float" office:value="32563" calcext:value-type="float">
            <text:p>32563</text:p>
          </table:table-cell>
          <table:table-cell office:value-type="string" calcext:value-type="string">
            <text:p>BAJAJFINSV.NS</text:p>
          </table:table-cell>
          <table:table-cell/>
        </table:table-row>
        <table:table-row table:style-name="ro1">
          <table:table-cell office:value-type="string" calcext:value-type="string">
            <text:p>2021-04-23 10:15:00+05:30</text:p>
          </table:table-cell>
          <table:table-cell office:value-type="float" office:value="9923.5498046875" calcext:value-type="float">
            <text:p>9923.5498046875</text:p>
          </table:table-cell>
          <table:table-cell office:value-type="float" office:value="9988.7998046875" calcext:value-type="float">
            <text:p>9988.7998046875</text:p>
          </table:table-cell>
          <table:table-cell office:value-type="float" office:value="9902.099609375" calcext:value-type="float">
            <text:p>9902.099609375</text:p>
          </table:table-cell>
          <table:table-cell office:value-type="float" office:value="9965" calcext:value-type="float">
            <text:p>9965</text:p>
          </table:table-cell>
          <table:table-cell office:value-type="float" office:value="43029" calcext:value-type="float">
            <text:p>43029</text:p>
          </table:table-cell>
          <table:table-cell office:value-type="string" calcext:value-type="string">
            <text:p>BAJAJFINSV.NS</text:p>
          </table:table-cell>
          <table:table-cell/>
        </table:table-row>
        <table:table-row table:style-name="ro1">
          <table:table-cell office:value-type="string" calcext:value-type="string">
            <text:p>2021-04-23 10:30:00+05:30</text:p>
          </table:table-cell>
          <table:table-cell office:value-type="float" office:value="9967.9501953125" calcext:value-type="float">
            <text:p>9967.9501953125</text:p>
          </table:table-cell>
          <table:table-cell office:value-type="float" office:value="10065.650390625" calcext:value-type="float">
            <text:p>10065.650390625</text:p>
          </table:table-cell>
          <table:table-cell office:value-type="float" office:value="9965.2001953125" calcext:value-type="float">
            <text:p>9965.2001953125</text:p>
          </table:table-cell>
          <table:table-cell office:value-type="float" office:value="10026.400390625" calcext:value-type="float">
            <text:p>10026.400390625</text:p>
          </table:table-cell>
          <table:table-cell office:value-type="float" office:value="69635" calcext:value-type="float">
            <text:p>69635</text:p>
          </table:table-cell>
          <table:table-cell office:value-type="string" calcext:value-type="string">
            <text:p>BAJAJFINSV.NS</text:p>
          </table:table-cell>
          <table:table-cell/>
        </table:table-row>
        <table:table-row table:style-name="ro1">
          <table:table-cell office:value-type="string" calcext:value-type="string">
            <text:p>2021-04-23 10:45:00+05:30</text:p>
          </table:table-cell>
          <table:table-cell office:value-type="float" office:value="10026" calcext:value-type="float">
            <text:p>10026</text:p>
          </table:table-cell>
          <table:table-cell office:value-type="float" office:value="10060.2001953125" calcext:value-type="float">
            <text:p>10060.2001953125</text:p>
          </table:table-cell>
          <table:table-cell office:value-type="float" office:value="10001" calcext:value-type="float">
            <text:p>10001</text:p>
          </table:table-cell>
          <table:table-cell office:value-type="float" office:value="10025" calcext:value-type="float">
            <text:p>10025</text:p>
          </table:table-cell>
          <table:table-cell office:value-type="float" office:value="28411" calcext:value-type="float">
            <text:p>28411</text:p>
          </table:table-cell>
          <table:table-cell office:value-type="string" calcext:value-type="string">
            <text:p>BAJAJFINSV.NS</text:p>
          </table:table-cell>
          <table:table-cell/>
        </table:table-row>
        <table:table-row table:style-name="ro1">
          <table:table-cell office:value-type="string" calcext:value-type="string">
            <text:p>2021-04-23 11:00:00+05:30</text:p>
          </table:table-cell>
          <table:table-cell office:value-type="float" office:value="10028" calcext:value-type="float">
            <text:p>10028</text:p>
          </table:table-cell>
          <table:table-cell office:value-type="float" office:value="10050" calcext:value-type="float">
            <text:p>10050</text:p>
          </table:table-cell>
          <table:table-cell office:value-type="float" office:value="10028" calcext:value-type="float">
            <text:p>10028</text:p>
          </table:table-cell>
          <table:table-cell office:value-type="float" office:value="10034.9501953125" calcext:value-type="float">
            <text:p>10034.9501953125</text:p>
          </table:table-cell>
          <table:table-cell office:value-type="float" office:value="15159" calcext:value-type="float">
            <text:p>15159</text:p>
          </table:table-cell>
          <table:table-cell office:value-type="string" calcext:value-type="string">
            <text:p>BAJAJFINSV.NS</text:p>
          </table:table-cell>
          <table:table-cell/>
        </table:table-row>
        <table:table-row table:style-name="ro1">
          <table:table-cell office:value-type="string" calcext:value-type="string">
            <text:p>2021-04-23 11:15:00+05:30</text:p>
          </table:table-cell>
          <table:table-cell office:value-type="float" office:value="10040.0498046875" calcext:value-type="float">
            <text:p>10040.0498046875</text:p>
          </table:table-cell>
          <table:table-cell office:value-type="float" office:value="10053.7998046875" calcext:value-type="float">
            <text:p>10053.7998046875</text:p>
          </table:table-cell>
          <table:table-cell office:value-type="float" office:value="10022" calcext:value-type="float">
            <text:p>10022</text:p>
          </table:table-cell>
          <table:table-cell office:value-type="float" office:value="10042.0498046875" calcext:value-type="float">
            <text:p>10042.0498046875</text:p>
          </table:table-cell>
          <table:table-cell office:value-type="float" office:value="13541" calcext:value-type="float">
            <text:p>13541</text:p>
          </table:table-cell>
          <table:table-cell office:value-type="string" calcext:value-type="string">
            <text:p>BAJAJFINSV.NS</text:p>
          </table:table-cell>
          <table:table-cell/>
        </table:table-row>
        <table:table-row table:style-name="ro1">
          <table:table-cell office:value-type="string" calcext:value-type="string">
            <text:p>2021-04-23 11:30:00+05:30</text:p>
          </table:table-cell>
          <table:table-cell office:value-type="float" office:value="10045" calcext:value-type="float">
            <text:p>10045</text:p>
          </table:table-cell>
          <table:table-cell office:value-type="float" office:value="10047" calcext:value-type="float">
            <text:p>10047</text:p>
          </table:table-cell>
          <table:table-cell office:value-type="float" office:value="10013.599609375" calcext:value-type="float">
            <text:p>10013.599609375</text:p>
          </table:table-cell>
          <table:table-cell office:value-type="float" office:value="10028.900390625" calcext:value-type="float">
            <text:p>10028.900390625</text:p>
          </table:table-cell>
          <table:table-cell office:value-type="float" office:value="9772" calcext:value-type="float">
            <text:p>9772</text:p>
          </table:table-cell>
          <table:table-cell office:value-type="string" calcext:value-type="string">
            <text:p>BAJAJFINSV.NS</text:p>
          </table:table-cell>
          <table:table-cell/>
        </table:table-row>
        <table:table-row table:style-name="ro1">
          <table:table-cell office:value-type="string" calcext:value-type="string">
            <text:p>2021-04-23 11:45:00+05:30</text:p>
          </table:table-cell>
          <table:table-cell office:value-type="float" office:value="10030" calcext:value-type="float">
            <text:p>10030</text:p>
          </table:table-cell>
          <table:table-cell office:value-type="float" office:value="10041" calcext:value-type="float">
            <text:p>10041</text:p>
          </table:table-cell>
          <table:table-cell office:value-type="float" office:value="10010" calcext:value-type="float">
            <text:p>10010</text:p>
          </table:table-cell>
          <table:table-cell office:value-type="float" office:value="10014.0498046875" calcext:value-type="float">
            <text:p>10014.0498046875</text:p>
          </table:table-cell>
          <table:table-cell office:value-type="float" office:value="7295" calcext:value-type="float">
            <text:p>7295</text:p>
          </table:table-cell>
          <table:table-cell office:value-type="string" calcext:value-type="string">
            <text:p>BAJAJFINSV.NS</text:p>
          </table:table-cell>
          <table:table-cell/>
        </table:table-row>
        <table:table-row table:style-name="ro1">
          <table:table-cell office:value-type="string" calcext:value-type="string">
            <text:p>2021-04-23 12:00:00+05:30</text:p>
          </table:table-cell>
          <table:table-cell office:value-type="float" office:value="10015" calcext:value-type="float">
            <text:p>10015</text:p>
          </table:table-cell>
          <table:table-cell office:value-type="float" office:value="10135" calcext:value-type="float">
            <text:p>10135</text:p>
          </table:table-cell>
          <table:table-cell office:value-type="float" office:value="10014" calcext:value-type="float">
            <text:p>10014</text:p>
          </table:table-cell>
          <table:table-cell office:value-type="float" office:value="10089.0498046875" calcext:value-type="float">
            <text:p>10089.0498046875</text:p>
          </table:table-cell>
          <table:table-cell office:value-type="float" office:value="51650" calcext:value-type="float">
            <text:p>51650</text:p>
          </table:table-cell>
          <table:table-cell office:value-type="string" calcext:value-type="string">
            <text:p>BAJAJFINSV.NS</text:p>
          </table:table-cell>
          <table:table-cell/>
        </table:table-row>
        <table:table-row table:style-name="ro1">
          <table:table-cell office:value-type="string" calcext:value-type="string">
            <text:p>2021-04-23 12:15:00+05:30</text:p>
          </table:table-cell>
          <table:table-cell office:value-type="float" office:value="10087" calcext:value-type="float">
            <text:p>10087</text:p>
          </table:table-cell>
          <table:table-cell office:value-type="float" office:value="10089.849609375" calcext:value-type="float">
            <text:p>10089.849609375</text:p>
          </table:table-cell>
          <table:table-cell office:value-type="float" office:value="10003.599609375" calcext:value-type="float">
            <text:p>10003.599609375</text:p>
          </table:table-cell>
          <table:table-cell office:value-type="float" office:value="10035" calcext:value-type="float">
            <text:p>10035</text:p>
          </table:table-cell>
          <table:table-cell office:value-type="float" office:value="31459" calcext:value-type="float">
            <text:p>31459</text:p>
          </table:table-cell>
          <table:table-cell office:value-type="string" calcext:value-type="string">
            <text:p>BAJAJFINSV.NS</text:p>
          </table:table-cell>
          <table:table-cell/>
        </table:table-row>
        <table:table-row table:style-name="ro1">
          <table:table-cell office:value-type="string" calcext:value-type="string">
            <text:p>2021-04-23 12:30:00+05:30</text:p>
          </table:table-cell>
          <table:table-cell office:value-type="float" office:value="10032.0498046875" calcext:value-type="float">
            <text:p>10032.0498046875</text:p>
          </table:table-cell>
          <table:table-cell office:value-type="float" office:value="10051.9501953125" calcext:value-type="float">
            <text:p>10051.9501953125</text:p>
          </table:table-cell>
          <table:table-cell office:value-type="float" office:value="10005" calcext:value-type="float">
            <text:p>10005</text:p>
          </table:table-cell>
          <table:table-cell office:value-type="float" office:value="10043.900390625" calcext:value-type="float">
            <text:p>10043.900390625</text:p>
          </table:table-cell>
          <table:table-cell office:value-type="float" office:value="16253" calcext:value-type="float">
            <text:p>16253</text:p>
          </table:table-cell>
          <table:table-cell office:value-type="string" calcext:value-type="string">
            <text:p>BAJAJFINSV.NS</text:p>
          </table:table-cell>
          <table:table-cell/>
        </table:table-row>
        <table:table-row table:style-name="ro1">
          <table:table-cell office:value-type="string" calcext:value-type="string">
            <text:p>2021-04-23 12:45:00+05:30</text:p>
          </table:table-cell>
          <table:table-cell office:value-type="float" office:value="10047.4501953125" calcext:value-type="float">
            <text:p>10047.4501953125</text:p>
          </table:table-cell>
          <table:table-cell office:value-type="float" office:value="10048" calcext:value-type="float">
            <text:p>10048</text:p>
          </table:table-cell>
          <table:table-cell office:value-type="float" office:value="10012" calcext:value-type="float">
            <text:p>10012</text:p>
          </table:table-cell>
          <table:table-cell office:value-type="float" office:value="10015.150390625" calcext:value-type="float">
            <text:p>10015.150390625</text:p>
          </table:table-cell>
          <table:table-cell office:value-type="float" office:value="12656" calcext:value-type="float">
            <text:p>12656</text:p>
          </table:table-cell>
          <table:table-cell office:value-type="string" calcext:value-type="string">
            <text:p>BAJAJFINSV.NS</text:p>
          </table:table-cell>
          <table:table-cell/>
        </table:table-row>
        <table:table-row table:style-name="ro1">
          <table:table-cell office:value-type="string" calcext:value-type="string">
            <text:p>2021-04-23 13:00:00+05:30</text:p>
          </table:table-cell>
          <table:table-cell office:value-type="float" office:value="10015" calcext:value-type="float">
            <text:p>10015</text:p>
          </table:table-cell>
          <table:table-cell office:value-type="float" office:value="10040" calcext:value-type="float">
            <text:p>10040</text:p>
          </table:table-cell>
          <table:table-cell office:value-type="float" office:value="10010.2001953125" calcext:value-type="float">
            <text:p>10010.2001953125</text:p>
          </table:table-cell>
          <table:table-cell office:value-type="float" office:value="10018" calcext:value-type="float">
            <text:p>10018</text:p>
          </table:table-cell>
          <table:table-cell office:value-type="float" office:value="5593" calcext:value-type="float">
            <text:p>5593</text:p>
          </table:table-cell>
          <table:table-cell office:value-type="string" calcext:value-type="string">
            <text:p>BAJAJFINSV.NS</text:p>
          </table:table-cell>
          <table:table-cell/>
        </table:table-row>
        <table:table-row table:style-name="ro1">
          <table:table-cell office:value-type="string" calcext:value-type="string">
            <text:p>2021-04-23 13:15:00+05:30</text:p>
          </table:table-cell>
          <table:table-cell office:value-type="float" office:value="10015.599609375" calcext:value-type="float">
            <text:p>10015.599609375</text:p>
          </table:table-cell>
          <table:table-cell office:value-type="float" office:value="10044.900390625" calcext:value-type="float">
            <text:p>10044.900390625</text:p>
          </table:table-cell>
          <table:table-cell office:value-type="float" office:value="10010" calcext:value-type="float">
            <text:p>10010</text:p>
          </table:table-cell>
          <table:table-cell office:value-type="float" office:value="10043.849609375" calcext:value-type="float">
            <text:p>10043.849609375</text:p>
          </table:table-cell>
          <table:table-cell office:value-type="float" office:value="8866" calcext:value-type="float">
            <text:p>8866</text:p>
          </table:table-cell>
          <table:table-cell office:value-type="string" calcext:value-type="string">
            <text:p>BAJAJFINSV.NS</text:p>
          </table:table-cell>
          <table:table-cell/>
        </table:table-row>
        <table:table-row table:style-name="ro1">
          <table:table-cell office:value-type="string" calcext:value-type="string">
            <text:p>2021-04-23 13:30:00+05:30</text:p>
          </table:table-cell>
          <table:table-cell table:number-columns-repeated="2" office:value-type="float" office:value="10043.9501953125" calcext:value-type="float">
            <text:p>10043.9501953125</text:p>
          </table:table-cell>
          <table:table-cell office:value-type="float" office:value="9940.599609375" calcext:value-type="float">
            <text:p>9940.599609375</text:p>
          </table:table-cell>
          <table:table-cell office:value-type="float" office:value="9959.25" calcext:value-type="float">
            <text:p>9959.25</text:p>
          </table:table-cell>
          <table:table-cell office:value-type="float" office:value="33812" calcext:value-type="float">
            <text:p>33812</text:p>
          </table:table-cell>
          <table:table-cell office:value-type="string" calcext:value-type="string">
            <text:p>BAJAJFINSV.NS</text:p>
          </table:table-cell>
          <table:table-cell/>
        </table:table-row>
        <table:table-row table:style-name="ro1">
          <table:table-cell office:value-type="string" calcext:value-type="string">
            <text:p>2021-04-23 13:45:00+05:30</text:p>
          </table:table-cell>
          <table:table-cell office:value-type="float" office:value="9952.400390625" calcext:value-type="float">
            <text:p>9952.400390625</text:p>
          </table:table-cell>
          <table:table-cell office:value-type="float" office:value="9969.7998046875" calcext:value-type="float">
            <text:p>9969.7998046875</text:p>
          </table:table-cell>
          <table:table-cell office:value-type="float" office:value="9912.0498046875" calcext:value-type="float">
            <text:p>9912.0498046875</text:p>
          </table:table-cell>
          <table:table-cell office:value-type="float" office:value="9942.0498046875" calcext:value-type="float">
            <text:p>9942.0498046875</text:p>
          </table:table-cell>
          <table:table-cell office:value-type="float" office:value="27124" calcext:value-type="float">
            <text:p>27124</text:p>
          </table:table-cell>
          <table:table-cell office:value-type="string" calcext:value-type="string">
            <text:p>BAJAJFINSV.NS</text:p>
          </table:table-cell>
          <table:table-cell/>
        </table:table-row>
        <table:table-row table:style-name="ro1">
          <table:table-cell office:value-type="string" calcext:value-type="string">
            <text:p>2021-04-23 14:00:00+05:30</text:p>
          </table:table-cell>
          <table:table-cell office:value-type="float" office:value="9942.0498046875" calcext:value-type="float">
            <text:p>9942.0498046875</text:p>
          </table:table-cell>
          <table:table-cell office:value-type="float" office:value="9949.9501953125" calcext:value-type="float">
            <text:p>9949.9501953125</text:p>
          </table:table-cell>
          <table:table-cell office:value-type="float" office:value="9877" calcext:value-type="float">
            <text:p>9877</text:p>
          </table:table-cell>
          <table:table-cell office:value-type="float" office:value="9889.9501953125" calcext:value-type="float">
            <text:p>9889.9501953125</text:p>
          </table:table-cell>
          <table:table-cell office:value-type="float" office:value="26176" calcext:value-type="float">
            <text:p>26176</text:p>
          </table:table-cell>
          <table:table-cell office:value-type="string" calcext:value-type="string">
            <text:p>BAJAJFINSV.NS</text:p>
          </table:table-cell>
          <table:table-cell/>
        </table:table-row>
        <table:table-row table:style-name="ro1">
          <table:table-cell office:value-type="string" calcext:value-type="string">
            <text:p>2021-04-23 14:15:00+05:30</text:p>
          </table:table-cell>
          <table:table-cell office:value-type="float" office:value="9886.349609375" calcext:value-type="float">
            <text:p>9886.349609375</text:p>
          </table:table-cell>
          <table:table-cell office:value-type="float" office:value="9924" calcext:value-type="float">
            <text:p>9924</text:p>
          </table:table-cell>
          <table:table-cell office:value-type="float" office:value="9872" calcext:value-type="float">
            <text:p>9872</text:p>
          </table:table-cell>
          <table:table-cell office:value-type="float" office:value="9887" calcext:value-type="float">
            <text:p>9887</text:p>
          </table:table-cell>
          <table:table-cell office:value-type="float" office:value="27704" calcext:value-type="float">
            <text:p>27704</text:p>
          </table:table-cell>
          <table:table-cell office:value-type="string" calcext:value-type="string">
            <text:p>BAJAJFINSV.NS</text:p>
          </table:table-cell>
          <table:table-cell/>
        </table:table-row>
        <table:table-row table:style-name="ro1">
          <table:table-cell office:value-type="string" calcext:value-type="string">
            <text:p>2021-04-23 14:30:00+05:30</text:p>
          </table:table-cell>
          <table:table-cell office:value-type="float" office:value="9886" calcext:value-type="float">
            <text:p>9886</text:p>
          </table:table-cell>
          <table:table-cell office:value-type="float" office:value="9894" calcext:value-type="float">
            <text:p>9894</text:p>
          </table:table-cell>
          <table:table-cell office:value-type="float" office:value="9842.0498046875" calcext:value-type="float">
            <text:p>9842.0498046875</text:p>
          </table:table-cell>
          <table:table-cell office:value-type="float" office:value="9849.9501953125" calcext:value-type="float">
            <text:p>9849.9501953125</text:p>
          </table:table-cell>
          <table:table-cell office:value-type="float" office:value="23137" calcext:value-type="float">
            <text:p>23137</text:p>
          </table:table-cell>
          <table:table-cell office:value-type="string" calcext:value-type="string">
            <text:p>BAJAJFINSV.NS</text:p>
          </table:table-cell>
          <table:table-cell/>
        </table:table-row>
        <table:table-row table:style-name="ro1">
          <table:table-cell office:value-type="string" calcext:value-type="string">
            <text:p>2021-04-23 14:45:00+05:30</text:p>
          </table:table-cell>
          <table:table-cell office:value-type="float" office:value="9849.4501953125" calcext:value-type="float">
            <text:p>9849.4501953125</text:p>
          </table:table-cell>
          <table:table-cell office:value-type="float" office:value="9918" calcext:value-type="float">
            <text:p>9918</text:p>
          </table:table-cell>
          <table:table-cell office:value-type="float" office:value="9842.0498046875" calcext:value-type="float">
            <text:p>9842.0498046875</text:p>
          </table:table-cell>
          <table:table-cell office:value-type="float" office:value="9883" calcext:value-type="float">
            <text:p>9883</text:p>
          </table:table-cell>
          <table:table-cell office:value-type="float" office:value="17616" calcext:value-type="float">
            <text:p>17616</text:p>
          </table:table-cell>
          <table:table-cell office:value-type="string" calcext:value-type="string">
            <text:p>BAJAJFINSV.NS</text:p>
          </table:table-cell>
          <table:table-cell/>
        </table:table-row>
        <table:table-row table:style-name="ro1">
          <table:table-cell office:value-type="string" calcext:value-type="string">
            <text:p>2021-04-23 15:00:00+05:30</text:p>
          </table:table-cell>
          <table:table-cell office:value-type="float" office:value="9883" calcext:value-type="float">
            <text:p>9883</text:p>
          </table:table-cell>
          <table:table-cell office:value-type="float" office:value="9947" calcext:value-type="float">
            <text:p>9947</text:p>
          </table:table-cell>
          <table:table-cell office:value-type="float" office:value="9880" calcext:value-type="float">
            <text:p>9880</text:p>
          </table:table-cell>
          <table:table-cell office:value-type="float" office:value="9907.5498046875" calcext:value-type="float">
            <text:p>9907.5498046875</text:p>
          </table:table-cell>
          <table:table-cell office:value-type="float" office:value="26539" calcext:value-type="float">
            <text:p>26539</text:p>
          </table:table-cell>
          <table:table-cell office:value-type="string" calcext:value-type="string">
            <text:p>BAJAJFINSV.NS</text:p>
          </table:table-cell>
          <table:table-cell/>
        </table:table-row>
        <table:table-row table:style-name="ro1">
          <table:table-cell office:value-type="string" calcext:value-type="string">
            <text:p>2021-04-23 15:15:00+05:30</text:p>
          </table:table-cell>
          <table:table-cell office:value-type="float" office:value="9909.25" calcext:value-type="float">
            <text:p>9909.25</text:p>
          </table:table-cell>
          <table:table-cell office:value-type="float" office:value="9938" calcext:value-type="float">
            <text:p>9938</text:p>
          </table:table-cell>
          <table:table-cell office:value-type="float" office:value="9902" calcext:value-type="float">
            <text:p>9902</text:p>
          </table:table-cell>
          <table:table-cell office:value-type="float" office:value="9916.650390625" calcext:value-type="float">
            <text:p>9916.650390625</text:p>
          </table:table-cell>
          <table:table-cell office:value-type="float" office:value="25982" calcext:value-type="float">
            <text:p>25982</text:p>
          </table:table-cell>
          <table:table-cell office:value-type="string" calcext:value-type="string">
            <text:p>BAJAJFINSV.NS</text:p>
          </table:table-cell>
          <table:table-cell/>
        </table:table-row>
        <table:table-row table:style-name="ro1">
          <table:table-cell office:value-type="string" calcext:value-type="string">
            <text:p>2021-04-23 09:15:00+05:30</text:p>
          </table:table-cell>
          <table:table-cell office:value-type="float" office:value="417.25" calcext:value-type="float">
            <text:p>417.25</text:p>
          </table:table-cell>
          <table:table-cell office:value-type="float" office:value="419.600006103516" calcext:value-type="float">
            <text:p>419.600006103516</text:p>
          </table:table-cell>
          <table:table-cell office:value-type="float" office:value="416.149993896484" calcext:value-type="float">
            <text:p>416.149993896484</text:p>
          </table:table-cell>
          <table:table-cell office:value-type="float" office:value="419.200012207031" calcext:value-type="float">
            <text:p>419.200012207031</text:p>
          </table:table-cell>
          <table:table-cell office:value-type="float" office:value="418716" calcext:value-type="float">
            <text:p>418716</text:p>
          </table:table-cell>
          <table:table-cell office:value-type="string" calcext:value-type="string">
            <text:p>BPCL.NS</text:p>
          </table:table-cell>
          <table:table-cell table:style-name="ce1" table:formula="of:=([.C152]-[.D152])/[.D152]*100" office:value-type="float" office:value="0.829030940197353" calcext:value-type="float">
            <text:p>0.83</text:p>
          </table:table-cell>
        </table:table-row>
        <table:table-row table:style-name="ro1">
          <table:table-cell office:value-type="string" calcext:value-type="string">
            <text:p>2021-04-23 09:30:00+05:30</text:p>
          </table:table-cell>
          <table:table-cell office:value-type="float" office:value="419.049987792969" calcext:value-type="float">
            <text:p>419.049987792969</text:p>
          </table:table-cell>
          <table:table-cell office:value-type="float" office:value="419.100006103516" calcext:value-type="float">
            <text:p>419.100006103516</text:p>
          </table:table-cell>
          <table:table-cell office:value-type="float" office:value="416.299987792969" calcext:value-type="float">
            <text:p>416.299987792969</text:p>
          </table:table-cell>
          <table:table-cell office:value-type="float" office:value="416.799987792969" calcext:value-type="float">
            <text:p>416.799987792969</text:p>
          </table:table-cell>
          <table:table-cell office:value-type="float" office:value="382372" calcext:value-type="float">
            <text:p>382372</text:p>
          </table:table-cell>
          <table:table-cell office:value-type="string" calcext:value-type="string">
            <text:p>BPCL.NS</text:p>
          </table:table-cell>
          <table:table-cell/>
        </table:table-row>
        <table:table-row table:style-name="ro1">
          <table:table-cell office:value-type="string" calcext:value-type="string">
            <text:p>2021-04-23 09:45:00+05:30</text:p>
          </table:table-cell>
          <table:table-cell office:value-type="float" office:value="416.799987792969" calcext:value-type="float">
            <text:p>416.799987792969</text:p>
          </table:table-cell>
          <table:table-cell office:value-type="float" office:value="419.299987792969" calcext:value-type="float">
            <text:p>419.299987792969</text:p>
          </table:table-cell>
          <table:table-cell office:value-type="float" office:value="416.5" calcext:value-type="float">
            <text:p>416.5</text:p>
          </table:table-cell>
          <table:table-cell office:value-type="float" office:value="419.200012207031" calcext:value-type="float">
            <text:p>419.200012207031</text:p>
          </table:table-cell>
          <table:table-cell office:value-type="float" office:value="194633" calcext:value-type="float">
            <text:p>194633</text:p>
          </table:table-cell>
          <table:table-cell office:value-type="string" calcext:value-type="string">
            <text:p>BPCL.NS</text:p>
          </table:table-cell>
          <table:table-cell/>
        </table:table-row>
        <table:table-row table:style-name="ro1">
          <table:table-cell office:value-type="string" calcext:value-type="string">
            <text:p>2021-04-23 10:00:00+05:30</text:p>
          </table:table-cell>
          <table:table-cell office:value-type="float" office:value="419.149993896484" calcext:value-type="float">
            <text:p>419.149993896484</text:p>
          </table:table-cell>
          <table:table-cell office:value-type="float" office:value="419.5" calcext:value-type="float">
            <text:p>419.5</text:p>
          </table:table-cell>
          <table:table-cell office:value-type="float" office:value="418.350006103516" calcext:value-type="float">
            <text:p>418.350006103516</text:p>
          </table:table-cell>
          <table:table-cell office:value-type="float" office:value="419.049987792969" calcext:value-type="float">
            <text:p>419.049987792969</text:p>
          </table:table-cell>
          <table:table-cell office:value-type="float" office:value="143519" calcext:value-type="float">
            <text:p>143519</text:p>
          </table:table-cell>
          <table:table-cell office:value-type="string" calcext:value-type="string">
            <text:p>BPCL.NS</text:p>
          </table:table-cell>
          <table:table-cell/>
        </table:table-row>
        <table:table-row table:style-name="ro1">
          <table:table-cell office:value-type="string" calcext:value-type="string">
            <text:p>2021-04-23 10:15:00+05:30</text:p>
          </table:table-cell>
          <table:table-cell office:value-type="float" office:value="419.049987792969" calcext:value-type="float">
            <text:p>419.049987792969</text:p>
          </table:table-cell>
          <table:table-cell office:value-type="float" office:value="420.549987792969" calcext:value-type="float">
            <text:p>420.549987792969</text:p>
          </table:table-cell>
          <table:table-cell office:value-type="float" office:value="419" calcext:value-type="float">
            <text:p>419</text:p>
          </table:table-cell>
          <table:table-cell office:value-type="float" office:value="420.399993896484" calcext:value-type="float">
            <text:p>420.399993896484</text:p>
          </table:table-cell>
          <table:table-cell office:value-type="float" office:value="217331" calcext:value-type="float">
            <text:p>217331</text:p>
          </table:table-cell>
          <table:table-cell office:value-type="string" calcext:value-type="string">
            <text:p>BPCL.NS</text:p>
          </table:table-cell>
          <table:table-cell/>
        </table:table-row>
        <table:table-row table:style-name="ro1">
          <table:table-cell office:value-type="string" calcext:value-type="string">
            <text:p>2021-04-23 10:30:00+05:30</text:p>
          </table:table-cell>
          <table:table-cell office:value-type="float" office:value="420.399993896484" calcext:value-type="float">
            <text:p>420.399993896484</text:p>
          </table:table-cell>
          <table:table-cell office:value-type="float" office:value="421" calcext:value-type="float">
            <text:p>421</text:p>
          </table:table-cell>
          <table:table-cell office:value-type="float" office:value="419.299987792969" calcext:value-type="float">
            <text:p>419.299987792969</text:p>
          </table:table-cell>
          <table:table-cell office:value-type="float" office:value="419.75" calcext:value-type="float">
            <text:p>419.75</text:p>
          </table:table-cell>
          <table:table-cell office:value-type="float" office:value="167706" calcext:value-type="float">
            <text:p>167706</text:p>
          </table:table-cell>
          <table:table-cell office:value-type="string" calcext:value-type="string">
            <text:p>BPCL.NS</text:p>
          </table:table-cell>
          <table:table-cell/>
        </table:table-row>
        <table:table-row table:style-name="ro1">
          <table:table-cell office:value-type="string" calcext:value-type="string">
            <text:p>2021-04-23 10:45:00+05:30</text:p>
          </table:table-cell>
          <table:table-cell table:number-columns-repeated="2" office:value-type="float" office:value="419.950012207031" calcext:value-type="float">
            <text:p>419.950012207031</text:p>
          </table:table-cell>
          <table:table-cell office:value-type="float" office:value="417.549987792969" calcext:value-type="float">
            <text:p>417.549987792969</text:p>
          </table:table-cell>
          <table:table-cell office:value-type="float" office:value="417.75" calcext:value-type="float">
            <text:p>417.75</text:p>
          </table:table-cell>
          <table:table-cell office:value-type="float" office:value="175894" calcext:value-type="float">
            <text:p>175894</text:p>
          </table:table-cell>
          <table:table-cell office:value-type="string" calcext:value-type="string">
            <text:p>BPCL.NS</text:p>
          </table:table-cell>
          <table:table-cell/>
        </table:table-row>
        <table:table-row table:style-name="ro1">
          <table:table-cell office:value-type="string" calcext:value-type="string">
            <text:p>2021-04-23 11:00:00+05:30</text:p>
          </table:table-cell>
          <table:table-cell office:value-type="float" office:value="417.75" calcext:value-type="float">
            <text:p>417.75</text:p>
          </table:table-cell>
          <table:table-cell office:value-type="float" office:value="418.25" calcext:value-type="float">
            <text:p>418.25</text:p>
          </table:table-cell>
          <table:table-cell office:value-type="float" office:value="417.25" calcext:value-type="float">
            <text:p>417.25</text:p>
          </table:table-cell>
          <table:table-cell office:value-type="float" office:value="418.149993896484" calcext:value-type="float">
            <text:p>418.149993896484</text:p>
          </table:table-cell>
          <table:table-cell office:value-type="float" office:value="97058" calcext:value-type="float">
            <text:p>97058</text:p>
          </table:table-cell>
          <table:table-cell office:value-type="string" calcext:value-type="string">
            <text:p>BPCL.NS</text:p>
          </table:table-cell>
          <table:table-cell/>
        </table:table-row>
        <table:table-row table:style-name="ro1">
          <table:table-cell office:value-type="string" calcext:value-type="string">
            <text:p>2021-04-23 11:15:00+05:30</text:p>
          </table:table-cell>
          <table:table-cell office:value-type="float" office:value="418.149993896484" calcext:value-type="float">
            <text:p>418.149993896484</text:p>
          </table:table-cell>
          <table:table-cell office:value-type="float" office:value="418.399993896484" calcext:value-type="float">
            <text:p>418.399993896484</text:p>
          </table:table-cell>
          <table:table-cell office:value-type="float" office:value="417.549987792969" calcext:value-type="float">
            <text:p>417.549987792969</text:p>
          </table:table-cell>
          <table:table-cell office:value-type="float" office:value="418.350006103516" calcext:value-type="float">
            <text:p>418.350006103516</text:p>
          </table:table-cell>
          <table:table-cell office:value-type="float" office:value="86760" calcext:value-type="float">
            <text:p>86760</text:p>
          </table:table-cell>
          <table:table-cell office:value-type="string" calcext:value-type="string">
            <text:p>BPCL.NS</text:p>
          </table:table-cell>
          <table:table-cell/>
        </table:table-row>
        <table:table-row table:style-name="ro1">
          <table:table-cell office:value-type="string" calcext:value-type="string">
            <text:p>2021-04-23 11:30:00+05:30</text:p>
          </table:table-cell>
          <table:table-cell office:value-type="float" office:value="418.350006103516" calcext:value-type="float">
            <text:p>418.350006103516</text:p>
          </table:table-cell>
          <table:table-cell office:value-type="float" office:value="419.100006103516" calcext:value-type="float">
            <text:p>419.100006103516</text:p>
          </table:table-cell>
          <table:table-cell office:value-type="float" office:value="418.25" calcext:value-type="float">
            <text:p>418.25</text:p>
          </table:table-cell>
          <table:table-cell office:value-type="float" office:value="418.899993896484" calcext:value-type="float">
            <text:p>418.899993896484</text:p>
          </table:table-cell>
          <table:table-cell office:value-type="float" office:value="116079" calcext:value-type="float">
            <text:p>116079</text:p>
          </table:table-cell>
          <table:table-cell office:value-type="string" calcext:value-type="string">
            <text:p>BPCL.NS</text:p>
          </table:table-cell>
          <table:table-cell/>
        </table:table-row>
        <table:table-row table:style-name="ro1">
          <table:table-cell office:value-type="string" calcext:value-type="string">
            <text:p>2021-04-23 11:45:00+05:30</text:p>
          </table:table-cell>
          <table:table-cell office:value-type="float" office:value="418.799987792969" calcext:value-type="float">
            <text:p>418.799987792969</text:p>
          </table:table-cell>
          <table:table-cell office:value-type="float" office:value="419.850006103516" calcext:value-type="float">
            <text:p>419.850006103516</text:p>
          </table:table-cell>
          <table:table-cell office:value-type="float" office:value="418.75" calcext:value-type="float">
            <text:p>418.75</text:p>
          </table:table-cell>
          <table:table-cell office:value-type="float" office:value="419.700012207031" calcext:value-type="float">
            <text:p>419.700012207031</text:p>
          </table:table-cell>
          <table:table-cell office:value-type="float" office:value="157977" calcext:value-type="float">
            <text:p>157977</text:p>
          </table:table-cell>
          <table:table-cell office:value-type="string" calcext:value-type="string">
            <text:p>BPCL.NS</text:p>
          </table:table-cell>
          <table:table-cell/>
        </table:table-row>
        <table:table-row table:style-name="ro1">
          <table:table-cell office:value-type="string" calcext:value-type="string">
            <text:p>2021-04-23 12:00:00+05:30</text:p>
          </table:table-cell>
          <table:table-cell office:value-type="float" office:value="419.700012207031" calcext:value-type="float">
            <text:p>419.700012207031</text:p>
          </table:table-cell>
          <table:table-cell office:value-type="float" office:value="420.100006103516" calcext:value-type="float">
            <text:p>420.100006103516</text:p>
          </table:table-cell>
          <table:table-cell office:value-type="float" office:value="418.649993896484" calcext:value-type="float">
            <text:p>418.649993896484</text:p>
          </table:table-cell>
          <table:table-cell office:value-type="float" office:value="419.899993896484" calcext:value-type="float">
            <text:p>419.899993896484</text:p>
          </table:table-cell>
          <table:table-cell office:value-type="float" office:value="230414" calcext:value-type="float">
            <text:p>230414</text:p>
          </table:table-cell>
          <table:table-cell office:value-type="string" calcext:value-type="string">
            <text:p>BPCL.NS</text:p>
          </table:table-cell>
          <table:table-cell/>
        </table:table-row>
        <table:table-row table:style-name="ro1">
          <table:table-cell office:value-type="string" calcext:value-type="string">
            <text:p>2021-04-23 12:15:00+05:30</text:p>
          </table:table-cell>
          <table:table-cell office:value-type="float" office:value="419.75" calcext:value-type="float">
            <text:p>419.75</text:p>
          </table:table-cell>
          <table:table-cell office:value-type="float" office:value="419.850006103516" calcext:value-type="float">
            <text:p>419.850006103516</text:p>
          </table:table-cell>
          <table:table-cell office:value-type="float" office:value="418" calcext:value-type="float">
            <text:p>418</text:p>
          </table:table-cell>
          <table:table-cell office:value-type="float" office:value="418.25" calcext:value-type="float">
            <text:p>418.25</text:p>
          </table:table-cell>
          <table:table-cell office:value-type="float" office:value="112099" calcext:value-type="float">
            <text:p>112099</text:p>
          </table:table-cell>
          <table:table-cell office:value-type="string" calcext:value-type="string">
            <text:p>BPCL.NS</text:p>
          </table:table-cell>
          <table:table-cell/>
        </table:table-row>
        <table:table-row table:style-name="ro1">
          <table:table-cell office:value-type="string" calcext:value-type="string">
            <text:p>2021-04-23 12:30:00+05:30</text:p>
          </table:table-cell>
          <table:table-cell office:value-type="float" office:value="418.25" calcext:value-type="float">
            <text:p>418.25</text:p>
          </table:table-cell>
          <table:table-cell office:value-type="float" office:value="419.399993896484" calcext:value-type="float">
            <text:p>419.399993896484</text:p>
          </table:table-cell>
          <table:table-cell office:value-type="float" office:value="418.25" calcext:value-type="float">
            <text:p>418.25</text:p>
          </table:table-cell>
          <table:table-cell office:value-type="float" office:value="419.200012207031" calcext:value-type="float">
            <text:p>419.200012207031</text:p>
          </table:table-cell>
          <table:table-cell office:value-type="float" office:value="114979" calcext:value-type="float">
            <text:p>114979</text:p>
          </table:table-cell>
          <table:table-cell office:value-type="string" calcext:value-type="string">
            <text:p>BPCL.NS</text:p>
          </table:table-cell>
          <table:table-cell/>
        </table:table-row>
        <table:table-row table:style-name="ro1">
          <table:table-cell office:value-type="string" calcext:value-type="string">
            <text:p>2021-04-23 12:45:00+05:30</text:p>
          </table:table-cell>
          <table:table-cell office:value-type="float" office:value="419.25" calcext:value-type="float">
            <text:p>419.25</text:p>
          </table:table-cell>
          <table:table-cell office:value-type="float" office:value="420" calcext:value-type="float">
            <text:p>420</text:p>
          </table:table-cell>
          <table:table-cell office:value-type="float" office:value="419.25" calcext:value-type="float">
            <text:p>419.25</text:p>
          </table:table-cell>
          <table:table-cell office:value-type="float" office:value="419.5" calcext:value-type="float">
            <text:p>419.5</text:p>
          </table:table-cell>
          <table:table-cell office:value-type="float" office:value="142018" calcext:value-type="float">
            <text:p>142018</text:p>
          </table:table-cell>
          <table:table-cell office:value-type="string" calcext:value-type="string">
            <text:p>BPCL.NS</text:p>
          </table:table-cell>
          <table:table-cell/>
        </table:table-row>
        <table:table-row table:style-name="ro1">
          <table:table-cell office:value-type="string" calcext:value-type="string">
            <text:p>2021-04-23 13:00:00+05:30</text:p>
          </table:table-cell>
          <table:table-cell office:value-type="float" office:value="419.5" calcext:value-type="float">
            <text:p>419.5</text:p>
          </table:table-cell>
          <table:table-cell office:value-type="float" office:value="420" calcext:value-type="float">
            <text:p>420</text:p>
          </table:table-cell>
          <table:table-cell table:number-columns-repeated="2" office:value-type="float" office:value="418.75" calcext:value-type="float">
            <text:p>418.75</text:p>
          </table:table-cell>
          <table:table-cell office:value-type="float" office:value="107568" calcext:value-type="float">
            <text:p>107568</text:p>
          </table:table-cell>
          <table:table-cell office:value-type="string" calcext:value-type="string">
            <text:p>BPCL.NS</text:p>
          </table:table-cell>
          <table:table-cell/>
        </table:table-row>
        <table:table-row table:style-name="ro1">
          <table:table-cell office:value-type="string" calcext:value-type="string">
            <text:p>2021-04-23 13:15:00+05:30</text:p>
          </table:table-cell>
          <table:table-cell office:value-type="float" office:value="418.75" calcext:value-type="float">
            <text:p>418.75</text:p>
          </table:table-cell>
          <table:table-cell office:value-type="float" office:value="419.25" calcext:value-type="float">
            <text:p>419.25</text:p>
          </table:table-cell>
          <table:table-cell office:value-type="float" office:value="418.399993896484" calcext:value-type="float">
            <text:p>418.399993896484</text:p>
          </table:table-cell>
          <table:table-cell office:value-type="float" office:value="418.850006103516" calcext:value-type="float">
            <text:p>418.850006103516</text:p>
          </table:table-cell>
          <table:table-cell office:value-type="float" office:value="143512" calcext:value-type="float">
            <text:p>143512</text:p>
          </table:table-cell>
          <table:table-cell office:value-type="string" calcext:value-type="string">
            <text:p>BPCL.NS</text:p>
          </table:table-cell>
          <table:table-cell/>
        </table:table-row>
        <table:table-row table:style-name="ro1">
          <table:table-cell office:value-type="string" calcext:value-type="string">
            <text:p>2021-04-23 13:30:00+05:30</text:p>
          </table:table-cell>
          <table:table-cell office:value-type="float" office:value="418.899993896484" calcext:value-type="float">
            <text:p>418.899993896484</text:p>
          </table:table-cell>
          <table:table-cell office:value-type="float" office:value="419" calcext:value-type="float">
            <text:p>419</text:p>
          </table:table-cell>
          <table:table-cell office:value-type="float" office:value="416.600006103516" calcext:value-type="float">
            <text:p>416.600006103516</text:p>
          </table:table-cell>
          <table:table-cell office:value-type="float" office:value="418.25" calcext:value-type="float">
            <text:p>418.25</text:p>
          </table:table-cell>
          <table:table-cell office:value-type="float" office:value="304757" calcext:value-type="float">
            <text:p>304757</text:p>
          </table:table-cell>
          <table:table-cell office:value-type="string" calcext:value-type="string">
            <text:p>BPCL.NS</text:p>
          </table:table-cell>
          <table:table-cell/>
        </table:table-row>
        <table:table-row table:style-name="ro1">
          <table:table-cell office:value-type="string" calcext:value-type="string">
            <text:p>2021-04-23 13:45:00+05:30</text:p>
          </table:table-cell>
          <table:table-cell office:value-type="float" office:value="418.25" calcext:value-type="float">
            <text:p>418.25</text:p>
          </table:table-cell>
          <table:table-cell office:value-type="float" office:value="421.450012207031" calcext:value-type="float">
            <text:p>421.450012207031</text:p>
          </table:table-cell>
          <table:table-cell office:value-type="float" office:value="417.799987792969" calcext:value-type="float">
            <text:p>417.799987792969</text:p>
          </table:table-cell>
          <table:table-cell office:value-type="float" office:value="421.200012207031" calcext:value-type="float">
            <text:p>421.200012207031</text:p>
          </table:table-cell>
          <table:table-cell office:value-type="float" office:value="449623" calcext:value-type="float">
            <text:p>449623</text:p>
          </table:table-cell>
          <table:table-cell office:value-type="string" calcext:value-type="string">
            <text:p>BPCL.NS</text:p>
          </table:table-cell>
          <table:table-cell/>
        </table:table-row>
        <table:table-row table:style-name="ro1">
          <table:table-cell office:value-type="string" calcext:value-type="string">
            <text:p>2021-04-23 14:00:00+05:30</text:p>
          </table:table-cell>
          <table:table-cell office:value-type="float" office:value="421.149993896484" calcext:value-type="float">
            <text:p>421.149993896484</text:p>
          </table:table-cell>
          <table:table-cell office:value-type="float" office:value="424" calcext:value-type="float">
            <text:p>424</text:p>
          </table:table-cell>
          <table:table-cell office:value-type="float" office:value="421.149993896484" calcext:value-type="float">
            <text:p>421.149993896484</text:p>
          </table:table-cell>
          <table:table-cell office:value-type="float" office:value="422.399993896484" calcext:value-type="float">
            <text:p>422.399993896484</text:p>
          </table:table-cell>
          <table:table-cell office:value-type="float" office:value="947684" calcext:value-type="float">
            <text:p>947684</text:p>
          </table:table-cell>
          <table:table-cell office:value-type="string" calcext:value-type="string">
            <text:p>BPCL.NS</text:p>
          </table:table-cell>
          <table:table-cell/>
        </table:table-row>
        <table:table-row table:style-name="ro1">
          <table:table-cell office:value-type="string" calcext:value-type="string">
            <text:p>2021-04-23 14:15:00+05:30</text:p>
          </table:table-cell>
          <table:table-cell office:value-type="float" office:value="422.299987792969" calcext:value-type="float">
            <text:p>422.299987792969</text:p>
          </table:table-cell>
          <table:table-cell office:value-type="float" office:value="423.799987792969" calcext:value-type="float">
            <text:p>423.799987792969</text:p>
          </table:table-cell>
          <table:table-cell table:number-columns-repeated="2" office:value-type="float" office:value="420.049987792969" calcext:value-type="float">
            <text:p>420.049987792969</text:p>
          </table:table-cell>
          <table:table-cell office:value-type="float" office:value="606421" calcext:value-type="float">
            <text:p>606421</text:p>
          </table:table-cell>
          <table:table-cell office:value-type="string" calcext:value-type="string">
            <text:p>BPCL.NS</text:p>
          </table:table-cell>
          <table:table-cell/>
        </table:table-row>
        <table:table-row table:style-name="ro1">
          <table:table-cell office:value-type="string" calcext:value-type="string">
            <text:p>2021-04-23 14:30:00+05:30</text:p>
          </table:table-cell>
          <table:table-cell office:value-type="float" office:value="420.100006103516" calcext:value-type="float">
            <text:p>420.100006103516</text:p>
          </table:table-cell>
          <table:table-cell office:value-type="float" office:value="420.950012207031" calcext:value-type="float">
            <text:p>420.950012207031</text:p>
          </table:table-cell>
          <table:table-cell office:value-type="float" office:value="418.100006103516" calcext:value-type="float">
            <text:p>418.100006103516</text:p>
          </table:table-cell>
          <table:table-cell office:value-type="float" office:value="418.299987792969" calcext:value-type="float">
            <text:p>418.299987792969</text:p>
          </table:table-cell>
          <table:table-cell office:value-type="float" office:value="625448" calcext:value-type="float">
            <text:p>625448</text:p>
          </table:table-cell>
          <table:table-cell office:value-type="string" calcext:value-type="string">
            <text:p>BPCL.NS</text:p>
          </table:table-cell>
          <table:table-cell/>
        </table:table-row>
        <table:table-row table:style-name="ro1">
          <table:table-cell office:value-type="string" calcext:value-type="string">
            <text:p>2021-04-23 14:45:00+05:30</text:p>
          </table:table-cell>
          <table:table-cell office:value-type="float" office:value="418.25" calcext:value-type="float">
            <text:p>418.25</text:p>
          </table:table-cell>
          <table:table-cell office:value-type="float" office:value="419.850006103516" calcext:value-type="float">
            <text:p>419.850006103516</text:p>
          </table:table-cell>
          <table:table-cell office:value-type="float" office:value="417.5" calcext:value-type="float">
            <text:p>417.5</text:p>
          </table:table-cell>
          <table:table-cell office:value-type="float" office:value="418.700012207031" calcext:value-type="float">
            <text:p>418.700012207031</text:p>
          </table:table-cell>
          <table:table-cell office:value-type="float" office:value="496449" calcext:value-type="float">
            <text:p>496449</text:p>
          </table:table-cell>
          <table:table-cell office:value-type="string" calcext:value-type="string">
            <text:p>BPCL.NS</text:p>
          </table:table-cell>
          <table:table-cell/>
        </table:table-row>
        <table:table-row table:style-name="ro1">
          <table:table-cell office:value-type="string" calcext:value-type="string">
            <text:p>2021-04-23 15:00:00+05:30</text:p>
          </table:table-cell>
          <table:table-cell office:value-type="float" office:value="419" calcext:value-type="float">
            <text:p>419</text:p>
          </table:table-cell>
          <table:table-cell office:value-type="float" office:value="424.75" calcext:value-type="float">
            <text:p>424.75</text:p>
          </table:table-cell>
          <table:table-cell office:value-type="float" office:value="418.799987792969" calcext:value-type="float">
            <text:p>418.799987792969</text:p>
          </table:table-cell>
          <table:table-cell office:value-type="float" office:value="421.5" calcext:value-type="float">
            <text:p>421.5</text:p>
          </table:table-cell>
          <table:table-cell office:value-type="float" office:value="8861532" calcext:value-type="float">
            <text:p>8861532</text:p>
          </table:table-cell>
          <table:table-cell office:value-type="string" calcext:value-type="string">
            <text:p>BPCL.NS</text:p>
          </table:table-cell>
          <table:table-cell/>
        </table:table-row>
        <table:table-row table:style-name="ro1">
          <table:table-cell office:value-type="string" calcext:value-type="string">
            <text:p>2021-04-23 15:15:00+05:30</text:p>
          </table:table-cell>
          <table:table-cell office:value-type="float" office:value="421.950012207031" calcext:value-type="float">
            <text:p>421.950012207031</text:p>
          </table:table-cell>
          <table:table-cell office:value-type="float" office:value="424.899993896484" calcext:value-type="float">
            <text:p>424.899993896484</text:p>
          </table:table-cell>
          <table:table-cell office:value-type="float" office:value="421.049987792969" calcext:value-type="float">
            <text:p>421.049987792969</text:p>
          </table:table-cell>
          <table:table-cell office:value-type="float" office:value="423.450012207031" calcext:value-type="float">
            <text:p>423.450012207031</text:p>
          </table:table-cell>
          <table:table-cell office:value-type="float" office:value="8423044" calcext:value-type="float">
            <text:p>8423044</text:p>
          </table:table-cell>
          <table:table-cell office:value-type="string" calcext:value-type="string">
            <text:p>BPCL.NS</text:p>
          </table:table-cell>
          <table:table-cell/>
        </table:table-row>
        <table:table-row table:style-name="ro1">
          <table:table-cell office:value-type="string" calcext:value-type="string">
            <text:p>2021-04-23 09:15:00+05:30</text:p>
          </table:table-cell>
          <table:table-cell office:value-type="float" office:value="529" calcext:value-type="float">
            <text:p>529</text:p>
          </table:table-cell>
          <table:table-cell office:value-type="float" office:value="531.650024414062" calcext:value-type="float">
            <text:p>531.650024414062</text:p>
          </table:table-cell>
          <table:table-cell office:value-type="float" office:value="527.400024414063" calcext:value-type="float">
            <text:p>527.400024414063</text:p>
          </table:table-cell>
          <table:table-cell office:value-type="float" office:value="527.849975585938" calcext:value-type="float">
            <text:p>527.849975585938</text:p>
          </table:table-cell>
          <table:table-cell office:value-type="float" office:value="290682" calcext:value-type="float">
            <text:p>290682</text:p>
          </table:table-cell>
          <table:table-cell office:value-type="string" calcext:value-type="string">
            <text:p>BHARTIARTL.NS</text:p>
          </table:table-cell>
          <table:table-cell table:style-name="ce1" table:formula="of:=([.C177]-[.D177])/[.D177]*100" office:value-type="float" office:value="0.80583993235907" calcext:value-type="float">
            <text:p>0.81</text:p>
          </table:table-cell>
        </table:table-row>
        <table:table-row table:style-name="ro1">
          <table:table-cell office:value-type="string" calcext:value-type="string">
            <text:p>2021-04-23 09:30:00+05:30</text:p>
          </table:table-cell>
          <table:table-cell office:value-type="float" office:value="527.849975585938" calcext:value-type="float">
            <text:p>527.849975585938</text:p>
          </table:table-cell>
          <table:table-cell office:value-type="float" office:value="529.200012207031" calcext:value-type="float">
            <text:p>529.200012207031</text:p>
          </table:table-cell>
          <table:table-cell office:value-type="float" office:value="527.549987792969" calcext:value-type="float">
            <text:p>527.549987792969</text:p>
          </table:table-cell>
          <table:table-cell office:value-type="float" office:value="528.400024414063" calcext:value-type="float">
            <text:p>528.400024414063</text:p>
          </table:table-cell>
          <table:table-cell office:value-type="float" office:value="138528" calcext:value-type="float">
            <text:p>138528</text:p>
          </table:table-cell>
          <table:table-cell office:value-type="string" calcext:value-type="string">
            <text:p>BHARTIARTL.NS</text:p>
          </table:table-cell>
          <table:table-cell/>
        </table:table-row>
        <table:table-row table:style-name="ro1">
          <table:table-cell office:value-type="string" calcext:value-type="string">
            <text:p>2021-04-23 09:45:00+05:30</text:p>
          </table:table-cell>
          <table:table-cell office:value-type="float" office:value="528.5" calcext:value-type="float">
            <text:p>528.5</text:p>
          </table:table-cell>
          <table:table-cell office:value-type="float" office:value="530.650024414063" calcext:value-type="float">
            <text:p>530.650024414063</text:p>
          </table:table-cell>
          <table:table-cell office:value-type="float" office:value="528.299987792969" calcext:value-type="float">
            <text:p>528.299987792969</text:p>
          </table:table-cell>
          <table:table-cell office:value-type="float" office:value="530.650024414063" calcext:value-type="float">
            <text:p>530.650024414063</text:p>
          </table:table-cell>
          <table:table-cell office:value-type="float" office:value="149997" calcext:value-type="float">
            <text:p>149997</text:p>
          </table:table-cell>
          <table:table-cell office:value-type="string" calcext:value-type="string">
            <text:p>BHARTIARTL.NS</text:p>
          </table:table-cell>
          <table:table-cell/>
        </table:table-row>
        <table:table-row table:style-name="ro1">
          <table:table-cell office:value-type="string" calcext:value-type="string">
            <text:p>2021-04-23 10:00:00+05:30</text:p>
          </table:table-cell>
          <table:table-cell office:value-type="float" office:value="530.5" calcext:value-type="float">
            <text:p>530.5</text:p>
          </table:table-cell>
          <table:table-cell office:value-type="float" office:value="531.349975585938" calcext:value-type="float">
            <text:p>531.349975585938</text:p>
          </table:table-cell>
          <table:table-cell office:value-type="float" office:value="530.099975585938" calcext:value-type="float">
            <text:p>530.099975585938</text:p>
          </table:table-cell>
          <table:table-cell office:value-type="float" office:value="531" calcext:value-type="float">
            <text:p>531</text:p>
          </table:table-cell>
          <table:table-cell office:value-type="float" office:value="158670" calcext:value-type="float">
            <text:p>158670</text:p>
          </table:table-cell>
          <table:table-cell office:value-type="string" calcext:value-type="string">
            <text:p>BHARTIARTL.NS</text:p>
          </table:table-cell>
          <table:table-cell/>
        </table:table-row>
        <table:table-row table:style-name="ro1">
          <table:table-cell office:value-type="string" calcext:value-type="string">
            <text:p>2021-04-23 10:15:00+05:30</text:p>
          </table:table-cell>
          <table:table-cell office:value-type="float" office:value="531.150024414063" calcext:value-type="float">
            <text:p>531.150024414063</text:p>
          </table:table-cell>
          <table:table-cell office:value-type="float" office:value="531.849975585938" calcext:value-type="float">
            <text:p>531.849975585938</text:p>
          </table:table-cell>
          <table:table-cell office:value-type="float" office:value="531" calcext:value-type="float">
            <text:p>531</text:p>
          </table:table-cell>
          <table:table-cell office:value-type="float" office:value="531.25" calcext:value-type="float">
            <text:p>531.25</text:p>
          </table:table-cell>
          <table:table-cell office:value-type="float" office:value="197145" calcext:value-type="float">
            <text:p>197145</text:p>
          </table:table-cell>
          <table:table-cell office:value-type="string" calcext:value-type="string">
            <text:p>BHARTIARTL.NS</text:p>
          </table:table-cell>
          <table:table-cell/>
        </table:table-row>
        <table:table-row table:style-name="ro1">
          <table:table-cell office:value-type="string" calcext:value-type="string">
            <text:p>2021-04-23 10:30:00+05:30</text:p>
          </table:table-cell>
          <table:table-cell office:value-type="float" office:value="531.400024414063" calcext:value-type="float">
            <text:p>531.400024414063</text:p>
          </table:table-cell>
          <table:table-cell office:value-type="float" office:value="532.349975585938" calcext:value-type="float">
            <text:p>532.349975585938</text:p>
          </table:table-cell>
          <table:table-cell office:value-type="float" office:value="531.25" calcext:value-type="float">
            <text:p>531.25</text:p>
          </table:table-cell>
          <table:table-cell office:value-type="float" office:value="531.650024414062" calcext:value-type="float">
            <text:p>531.650024414062</text:p>
          </table:table-cell>
          <table:table-cell office:value-type="float" office:value="198655" calcext:value-type="float">
            <text:p>198655</text:p>
          </table:table-cell>
          <table:table-cell office:value-type="string" calcext:value-type="string">
            <text:p>BHARTIARTL.NS</text:p>
          </table:table-cell>
          <table:table-cell/>
        </table:table-row>
        <table:table-row table:style-name="ro1">
          <table:table-cell office:value-type="string" calcext:value-type="string">
            <text:p>2021-04-23 10:45:00+05:30</text:p>
          </table:table-cell>
          <table:table-cell office:value-type="float" office:value="531.549987792969" calcext:value-type="float">
            <text:p>531.549987792969</text:p>
          </table:table-cell>
          <table:table-cell office:value-type="float" office:value="532.400024414063" calcext:value-type="float">
            <text:p>532.400024414063</text:p>
          </table:table-cell>
          <table:table-cell office:value-type="float" office:value="530.099975585938" calcext:value-type="float">
            <text:p>530.099975585938</text:p>
          </table:table-cell>
          <table:table-cell office:value-type="float" office:value="530.650024414063" calcext:value-type="float">
            <text:p>530.650024414063</text:p>
          </table:table-cell>
          <table:table-cell office:value-type="float" office:value="189639" calcext:value-type="float">
            <text:p>189639</text:p>
          </table:table-cell>
          <table:table-cell office:value-type="string" calcext:value-type="string">
            <text:p>BHARTIARTL.NS</text:p>
          </table:table-cell>
          <table:table-cell/>
        </table:table-row>
        <table:table-row table:style-name="ro1">
          <table:table-cell office:value-type="string" calcext:value-type="string">
            <text:p>2021-04-23 11:00:00+05:30</text:p>
          </table:table-cell>
          <table:table-cell office:value-type="float" office:value="530.400024414063" calcext:value-type="float">
            <text:p>530.400024414063</text:p>
          </table:table-cell>
          <table:table-cell office:value-type="float" office:value="531.450012207031" calcext:value-type="float">
            <text:p>531.450012207031</text:p>
          </table:table-cell>
          <table:table-cell office:value-type="float" office:value="530.349975585937" calcext:value-type="float">
            <text:p>530.349975585937</text:p>
          </table:table-cell>
          <table:table-cell office:value-type="float" office:value="531.450012207031" calcext:value-type="float">
            <text:p>531.450012207031</text:p>
          </table:table-cell>
          <table:table-cell office:value-type="float" office:value="211183" calcext:value-type="float">
            <text:p>211183</text:p>
          </table:table-cell>
          <table:table-cell office:value-type="string" calcext:value-type="string">
            <text:p>BHARTIARTL.NS</text:p>
          </table:table-cell>
          <table:table-cell/>
        </table:table-row>
        <table:table-row table:style-name="ro1">
          <table:table-cell office:value-type="string" calcext:value-type="string">
            <text:p>2021-04-23 11:15:00+05:30</text:p>
          </table:table-cell>
          <table:table-cell office:value-type="float" office:value="531.200012207031" calcext:value-type="float">
            <text:p>531.200012207031</text:p>
          </table:table-cell>
          <table:table-cell office:value-type="float" office:value="531.599975585938" calcext:value-type="float">
            <text:p>531.599975585938</text:p>
          </table:table-cell>
          <table:table-cell office:value-type="float" office:value="530.549987792969" calcext:value-type="float">
            <text:p>530.549987792969</text:p>
          </table:table-cell>
          <table:table-cell office:value-type="float" office:value="530.75" calcext:value-type="float">
            <text:p>530.75</text:p>
          </table:table-cell>
          <table:table-cell office:value-type="float" office:value="103968" calcext:value-type="float">
            <text:p>103968</text:p>
          </table:table-cell>
          <table:table-cell office:value-type="string" calcext:value-type="string">
            <text:p>BHARTIARTL.NS</text:p>
          </table:table-cell>
          <table:table-cell/>
        </table:table-row>
        <table:table-row table:style-name="ro1">
          <table:table-cell office:value-type="string" calcext:value-type="string">
            <text:p>2021-04-23 11:30:00+05:30</text:p>
          </table:table-cell>
          <table:table-cell office:value-type="float" office:value="530.75" calcext:value-type="float">
            <text:p>530.75</text:p>
          </table:table-cell>
          <table:table-cell office:value-type="float" office:value="531" calcext:value-type="float">
            <text:p>531</text:p>
          </table:table-cell>
          <table:table-cell office:value-type="float" office:value="530.25" calcext:value-type="float">
            <text:p>530.25</text:p>
          </table:table-cell>
          <table:table-cell office:value-type="float" office:value="530.650024414063" calcext:value-type="float">
            <text:p>530.650024414063</text:p>
          </table:table-cell>
          <table:table-cell office:value-type="float" office:value="155621" calcext:value-type="float">
            <text:p>155621</text:p>
          </table:table-cell>
          <table:table-cell office:value-type="string" calcext:value-type="string">
            <text:p>BHARTIARTL.NS</text:p>
          </table:table-cell>
          <table:table-cell/>
        </table:table-row>
        <table:table-row table:style-name="ro1">
          <table:table-cell office:value-type="string" calcext:value-type="string">
            <text:p>2021-04-23 11:45:00+05:30</text:p>
          </table:table-cell>
          <table:table-cell office:value-type="float" office:value="530.650024414063" calcext:value-type="float">
            <text:p>530.650024414063</text:p>
          </table:table-cell>
          <table:table-cell office:value-type="float" office:value="530.950012207031" calcext:value-type="float">
            <text:p>530.950012207031</text:p>
          </table:table-cell>
          <table:table-cell office:value-type="float" office:value="530" calcext:value-type="float">
            <text:p>530</text:p>
          </table:table-cell>
          <table:table-cell office:value-type="float" office:value="530.25" calcext:value-type="float">
            <text:p>530.25</text:p>
          </table:table-cell>
          <table:table-cell office:value-type="float" office:value="128755" calcext:value-type="float">
            <text:p>128755</text:p>
          </table:table-cell>
          <table:table-cell office:value-type="string" calcext:value-type="string">
            <text:p>BHARTIARTL.NS</text:p>
          </table:table-cell>
          <table:table-cell/>
        </table:table-row>
        <table:table-row table:style-name="ro1">
          <table:table-cell office:value-type="string" calcext:value-type="string">
            <text:p>2021-04-23 12:00:00+05:30</text:p>
          </table:table-cell>
          <table:table-cell office:value-type="float" office:value="530.400024414063" calcext:value-type="float">
            <text:p>530.400024414063</text:p>
          </table:table-cell>
          <table:table-cell office:value-type="float" office:value="530.950012207031" calcext:value-type="float">
            <text:p>530.950012207031</text:p>
          </table:table-cell>
          <table:table-cell office:value-type="float" office:value="530" calcext:value-type="float">
            <text:p>530</text:p>
          </table:table-cell>
          <table:table-cell office:value-type="float" office:value="530.049987792969" calcext:value-type="float">
            <text:p>530.049987792969</text:p>
          </table:table-cell>
          <table:table-cell office:value-type="float" office:value="97838" calcext:value-type="float">
            <text:p>97838</text:p>
          </table:table-cell>
          <table:table-cell office:value-type="string" calcext:value-type="string">
            <text:p>BHARTIARTL.NS</text:p>
          </table:table-cell>
          <table:table-cell/>
        </table:table-row>
        <table:table-row table:style-name="ro1">
          <table:table-cell office:value-type="string" calcext:value-type="string">
            <text:p>2021-04-23 12:15:00+05:30</text:p>
          </table:table-cell>
          <table:table-cell office:value-type="float" office:value="530.099975585938" calcext:value-type="float">
            <text:p>530.099975585938</text:p>
          </table:table-cell>
          <table:table-cell office:value-type="float" office:value="530.150024414063" calcext:value-type="float">
            <text:p>530.150024414063</text:p>
          </table:table-cell>
          <table:table-cell office:value-type="float" office:value="528.150024414063" calcext:value-type="float">
            <text:p>528.150024414063</text:p>
          </table:table-cell>
          <table:table-cell office:value-type="float" office:value="528.400024414063" calcext:value-type="float">
            <text:p>528.400024414063</text:p>
          </table:table-cell>
          <table:table-cell office:value-type="float" office:value="208825" calcext:value-type="float">
            <text:p>208825</text:p>
          </table:table-cell>
          <table:table-cell office:value-type="string" calcext:value-type="string">
            <text:p>BHARTIARTL.NS</text:p>
          </table:table-cell>
          <table:table-cell/>
        </table:table-row>
        <table:table-row table:style-name="ro1">
          <table:table-cell office:value-type="string" calcext:value-type="string">
            <text:p>2021-04-23 12:30:00+05:30</text:p>
          </table:table-cell>
          <table:table-cell office:value-type="float" office:value="528.450012207031" calcext:value-type="float">
            <text:p>528.450012207031</text:p>
          </table:table-cell>
          <table:table-cell office:value-type="float" office:value="528.950012207031" calcext:value-type="float">
            <text:p>528.950012207031</text:p>
          </table:table-cell>
          <table:table-cell office:value-type="float" office:value="527.25" calcext:value-type="float">
            <text:p>527.25</text:p>
          </table:table-cell>
          <table:table-cell office:value-type="float" office:value="528.950012207031" calcext:value-type="float">
            <text:p>528.950012207031</text:p>
          </table:table-cell>
          <table:table-cell office:value-type="float" office:value="159292" calcext:value-type="float">
            <text:p>159292</text:p>
          </table:table-cell>
          <table:table-cell office:value-type="string" calcext:value-type="string">
            <text:p>BHARTIARTL.NS</text:p>
          </table:table-cell>
          <table:table-cell/>
        </table:table-row>
        <table:table-row table:style-name="ro1">
          <table:table-cell office:value-type="string" calcext:value-type="string">
            <text:p>2021-04-23 12:45:00+05:30</text:p>
          </table:table-cell>
          <table:table-cell office:value-type="float" office:value="528.950012207031" calcext:value-type="float">
            <text:p>528.950012207031</text:p>
          </table:table-cell>
          <table:table-cell office:value-type="float" office:value="529.349975585938" calcext:value-type="float">
            <text:p>529.349975585938</text:p>
          </table:table-cell>
          <table:table-cell office:value-type="float" office:value="527.349975585938" calcext:value-type="float">
            <text:p>527.349975585938</text:p>
          </table:table-cell>
          <table:table-cell office:value-type="float" office:value="527.5" calcext:value-type="float">
            <text:p>527.5</text:p>
          </table:table-cell>
          <table:table-cell office:value-type="float" office:value="143935" calcext:value-type="float">
            <text:p>143935</text:p>
          </table:table-cell>
          <table:table-cell office:value-type="string" calcext:value-type="string">
            <text:p>BHARTIARTL.NS</text:p>
          </table:table-cell>
          <table:table-cell/>
        </table:table-row>
        <table:table-row table:style-name="ro1">
          <table:table-cell office:value-type="string" calcext:value-type="string">
            <text:p>2021-04-23 13:00:00+05:30</text:p>
          </table:table-cell>
          <table:table-cell office:value-type="float" office:value="527.549987792969" calcext:value-type="float">
            <text:p>527.549987792969</text:p>
          </table:table-cell>
          <table:table-cell office:value-type="float" office:value="528.549987792969" calcext:value-type="float">
            <text:p>528.549987792969</text:p>
          </table:table-cell>
          <table:table-cell office:value-type="float" office:value="527.400024414063" calcext:value-type="float">
            <text:p>527.400024414063</text:p>
          </table:table-cell>
          <table:table-cell office:value-type="float" office:value="527.549987792969" calcext:value-type="float">
            <text:p>527.549987792969</text:p>
          </table:table-cell>
          <table:table-cell office:value-type="float" office:value="108608" calcext:value-type="float">
            <text:p>108608</text:p>
          </table:table-cell>
          <table:table-cell office:value-type="string" calcext:value-type="string">
            <text:p>BHARTIARTL.NS</text:p>
          </table:table-cell>
          <table:table-cell/>
        </table:table-row>
        <table:table-row table:style-name="ro1">
          <table:table-cell office:value-type="string" calcext:value-type="string">
            <text:p>2021-04-23 13:15:00+05:30</text:p>
          </table:table-cell>
          <table:table-cell office:value-type="float" office:value="527.349975585938" calcext:value-type="float">
            <text:p>527.349975585938</text:p>
          </table:table-cell>
          <table:table-cell office:value-type="float" office:value="527.799987792969" calcext:value-type="float">
            <text:p>527.799987792969</text:p>
          </table:table-cell>
          <table:table-cell office:value-type="float" office:value="526.5" calcext:value-type="float">
            <text:p>526.5</text:p>
          </table:table-cell>
          <table:table-cell office:value-type="float" office:value="527.25" calcext:value-type="float">
            <text:p>527.25</text:p>
          </table:table-cell>
          <table:table-cell office:value-type="float" office:value="377615" calcext:value-type="float">
            <text:p>377615</text:p>
          </table:table-cell>
          <table:table-cell office:value-type="string" calcext:value-type="string">
            <text:p>BHARTIARTL.NS</text:p>
          </table:table-cell>
          <table:table-cell/>
        </table:table-row>
        <table:table-row table:style-name="ro1">
          <table:table-cell office:value-type="string" calcext:value-type="string">
            <text:p>2021-04-23 13:30:00+05:30</text:p>
          </table:table-cell>
          <table:table-cell table:number-columns-repeated="2" office:value-type="float" office:value="527.400024414063" calcext:value-type="float">
            <text:p>527.400024414063</text:p>
          </table:table-cell>
          <table:table-cell office:value-type="float" office:value="525" calcext:value-type="float">
            <text:p>525</text:p>
          </table:table-cell>
          <table:table-cell office:value-type="float" office:value="525.849975585938" calcext:value-type="float">
            <text:p>525.849975585938</text:p>
          </table:table-cell>
          <table:table-cell office:value-type="float" office:value="289701" calcext:value-type="float">
            <text:p>289701</text:p>
          </table:table-cell>
          <table:table-cell office:value-type="string" calcext:value-type="string">
            <text:p>BHARTIARTL.NS</text:p>
          </table:table-cell>
          <table:table-cell/>
        </table:table-row>
        <table:table-row table:style-name="ro1">
          <table:table-cell office:value-type="string" calcext:value-type="string">
            <text:p>2021-04-23 13:45:00+05:30</text:p>
          </table:table-cell>
          <table:table-cell office:value-type="float" office:value="525.700012207031" calcext:value-type="float">
            <text:p>525.700012207031</text:p>
          </table:table-cell>
          <table:table-cell office:value-type="float" office:value="526" calcext:value-type="float">
            <text:p>526</text:p>
          </table:table-cell>
          <table:table-cell office:value-type="float" office:value="524.700012207031" calcext:value-type="float">
            <text:p>524.700012207031</text:p>
          </table:table-cell>
          <table:table-cell office:value-type="float" office:value="525.299987792969" calcext:value-type="float">
            <text:p>525.299987792969</text:p>
          </table:table-cell>
          <table:table-cell office:value-type="float" office:value="386450" calcext:value-type="float">
            <text:p>386450</text:p>
          </table:table-cell>
          <table:table-cell office:value-type="string" calcext:value-type="string">
            <text:p>BHARTIARTL.NS</text:p>
          </table:table-cell>
          <table:table-cell/>
        </table:table-row>
        <table:table-row table:style-name="ro1">
          <table:table-cell office:value-type="string" calcext:value-type="string">
            <text:p>2021-04-23 14:00:00+05:30</text:p>
          </table:table-cell>
          <table:table-cell office:value-type="float" office:value="525.25" calcext:value-type="float">
            <text:p>525.25</text:p>
          </table:table-cell>
          <table:table-cell office:value-type="float" office:value="525.650024414063" calcext:value-type="float">
            <text:p>525.650024414063</text:p>
          </table:table-cell>
          <table:table-cell office:value-type="float" office:value="524.75" calcext:value-type="float">
            <text:p>524.75</text:p>
          </table:table-cell>
          <table:table-cell office:value-type="float" office:value="525" calcext:value-type="float">
            <text:p>525</text:p>
          </table:table-cell>
          <table:table-cell office:value-type="float" office:value="214665" calcext:value-type="float">
            <text:p>214665</text:p>
          </table:table-cell>
          <table:table-cell office:value-type="string" calcext:value-type="string">
            <text:p>BHARTIARTL.NS</text:p>
          </table:table-cell>
          <table:table-cell/>
        </table:table-row>
        <table:table-row table:style-name="ro1">
          <table:table-cell office:value-type="string" calcext:value-type="string">
            <text:p>2021-04-23 14:15:00+05:30</text:p>
          </table:table-cell>
          <table:table-cell office:value-type="float" office:value="524.75" calcext:value-type="float">
            <text:p>524.75</text:p>
          </table:table-cell>
          <table:table-cell office:value-type="float" office:value="525.5" calcext:value-type="float">
            <text:p>525.5</text:p>
          </table:table-cell>
          <table:table-cell office:value-type="float" office:value="522.799987792969" calcext:value-type="float">
            <text:p>522.799987792969</text:p>
          </table:table-cell>
          <table:table-cell office:value-type="float" office:value="522.950012207031" calcext:value-type="float">
            <text:p>522.950012207031</text:p>
          </table:table-cell>
          <table:table-cell office:value-type="float" office:value="498856" calcext:value-type="float">
            <text:p>498856</text:p>
          </table:table-cell>
          <table:table-cell office:value-type="string" calcext:value-type="string">
            <text:p>BHARTIARTL.NS</text:p>
          </table:table-cell>
          <table:table-cell/>
        </table:table-row>
        <table:table-row table:style-name="ro1">
          <table:table-cell office:value-type="string" calcext:value-type="string">
            <text:p>2021-04-23 14:30:00+05:30</text:p>
          </table:table-cell>
          <table:table-cell office:value-type="float" office:value="523" calcext:value-type="float">
            <text:p>523</text:p>
          </table:table-cell>
          <table:table-cell office:value-type="float" office:value="523.049987792969" calcext:value-type="float">
            <text:p>523.049987792969</text:p>
          </table:table-cell>
          <table:table-cell office:value-type="float" office:value="519.150024414062" calcext:value-type="float">
            <text:p>519.150024414062</text:p>
          </table:table-cell>
          <table:table-cell office:value-type="float" office:value="519.900024414063" calcext:value-type="float">
            <text:p>519.900024414063</text:p>
          </table:table-cell>
          <table:table-cell office:value-type="float" office:value="890295" calcext:value-type="float">
            <text:p>890295</text:p>
          </table:table-cell>
          <table:table-cell office:value-type="string" calcext:value-type="string">
            <text:p>BHARTIARTL.NS</text:p>
          </table:table-cell>
          <table:table-cell/>
        </table:table-row>
        <table:table-row table:style-name="ro1">
          <table:table-cell office:value-type="string" calcext:value-type="string">
            <text:p>2021-04-23 14:45:00+05:30</text:p>
          </table:table-cell>
          <table:table-cell office:value-type="float" office:value="519.950012207031" calcext:value-type="float">
            <text:p>519.950012207031</text:p>
          </table:table-cell>
          <table:table-cell office:value-type="float" office:value="521.549987792969" calcext:value-type="float">
            <text:p>521.549987792969</text:p>
          </table:table-cell>
          <table:table-cell office:value-type="float" office:value="519.799987792969" calcext:value-type="float">
            <text:p>519.799987792969</text:p>
          </table:table-cell>
          <table:table-cell office:value-type="float" office:value="520.549987792969" calcext:value-type="float">
            <text:p>520.549987792969</text:p>
          </table:table-cell>
          <table:table-cell office:value-type="float" office:value="463759" calcext:value-type="float">
            <text:p>463759</text:p>
          </table:table-cell>
          <table:table-cell office:value-type="string" calcext:value-type="string">
            <text:p>BHARTIARTL.NS</text:p>
          </table:table-cell>
          <table:table-cell/>
        </table:table-row>
        <table:table-row table:style-name="ro1">
          <table:table-cell office:value-type="string" calcext:value-type="string">
            <text:p>2021-04-23 15:00:00+05:30</text:p>
          </table:table-cell>
          <table:table-cell office:value-type="float" office:value="520.700012207031" calcext:value-type="float">
            <text:p>520.700012207031</text:p>
          </table:table-cell>
          <table:table-cell office:value-type="float" office:value="522.75" calcext:value-type="float">
            <text:p>522.75</text:p>
          </table:table-cell>
          <table:table-cell office:value-type="float" office:value="520.549987792969" calcext:value-type="float">
            <text:p>520.549987792969</text:p>
          </table:table-cell>
          <table:table-cell office:value-type="float" office:value="522.650024414063" calcext:value-type="float">
            <text:p>522.650024414063</text:p>
          </table:table-cell>
          <table:table-cell office:value-type="float" office:value="500302" calcext:value-type="float">
            <text:p>500302</text:p>
          </table:table-cell>
          <table:table-cell office:value-type="string" calcext:value-type="string">
            <text:p>BHARTIARTL.NS</text:p>
          </table:table-cell>
          <table:table-cell/>
        </table:table-row>
        <table:table-row table:style-name="ro1">
          <table:table-cell office:value-type="string" calcext:value-type="string">
            <text:p>2021-04-23 15:15:00+05:30</text:p>
          </table:table-cell>
          <table:table-cell office:value-type="float" office:value="522.650024414063" calcext:value-type="float">
            <text:p>522.650024414063</text:p>
          </table:table-cell>
          <table:table-cell office:value-type="float" office:value="523.849975585938" calcext:value-type="float">
            <text:p>523.849975585938</text:p>
          </table:table-cell>
          <table:table-cell office:value-type="float" office:value="522.5" calcext:value-type="float">
            <text:p>522.5</text:p>
          </table:table-cell>
          <table:table-cell office:value-type="float" office:value="522.599975585938" calcext:value-type="float">
            <text:p>522.599975585938</text:p>
          </table:table-cell>
          <table:table-cell office:value-type="float" office:value="623682" calcext:value-type="float">
            <text:p>623682</text:p>
          </table:table-cell>
          <table:table-cell office:value-type="string" calcext:value-type="string">
            <text:p>BHARTIARTL.NS</text:p>
          </table:table-cell>
          <table:table-cell/>
        </table:table-row>
        <table:table-row table:style-name="ro1">
          <table:table-cell office:value-type="string" calcext:value-type="string">
            <text:p>2021-04-23 09:15:00+05:30</text:p>
          </table:table-cell>
          <table:table-cell office:value-type="float" office:value="3759.94995117187" calcext:value-type="float">
            <text:p>3759.94995117187</text:p>
          </table:table-cell>
          <table:table-cell office:value-type="float" office:value="3760" calcext:value-type="float">
            <text:p>3760</text:p>
          </table:table-cell>
          <table:table-cell office:value-type="float" office:value="3720" calcext:value-type="float">
            <text:p>3720</text:p>
          </table:table-cell>
          <table:table-cell office:value-type="float" office:value="3721.94995117187" calcext:value-type="float">
            <text:p>3721.94995117187</text:p>
          </table:table-cell>
          <table:table-cell office:value-type="float" office:value="14453" calcext:value-type="float">
            <text:p>14453</text:p>
          </table:table-cell>
          <table:table-cell office:value-type="string" calcext:value-type="string">
            <text:p>BRITANNIA.NS</text:p>
          </table:table-cell>
          <table:table-cell table:style-name="ce1" table:formula="of:=([.C202]-[.D202])/[.D202]*100" office:value-type="float" office:value="1.0752688172043" calcext:value-type="float">
            <text:p>1.08</text:p>
          </table:table-cell>
        </table:table-row>
        <table:table-row table:style-name="ro1">
          <table:table-cell office:value-type="string" calcext:value-type="string">
            <text:p>2021-04-23 09:30:00+05:30</text:p>
          </table:table-cell>
          <table:table-cell office:value-type="float" office:value="3720" calcext:value-type="float">
            <text:p>3720</text:p>
          </table:table-cell>
          <table:table-cell office:value-type="float" office:value="3730" calcext:value-type="float">
            <text:p>3730</text:p>
          </table:table-cell>
          <table:table-cell office:value-type="float" office:value="3720" calcext:value-type="float">
            <text:p>3720</text:p>
          </table:table-cell>
          <table:table-cell office:value-type="float" office:value="3726.25" calcext:value-type="float">
            <text:p>3726.25</text:p>
          </table:table-cell>
          <table:table-cell office:value-type="float" office:value="14546" calcext:value-type="float">
            <text:p>14546</text:p>
          </table:table-cell>
          <table:table-cell office:value-type="string" calcext:value-type="string">
            <text:p>BRITANNIA.NS</text:p>
          </table:table-cell>
          <table:table-cell/>
        </table:table-row>
        <table:table-row table:style-name="ro1">
          <table:table-cell office:value-type="string" calcext:value-type="string">
            <text:p>2021-04-23 09:45:00+05:30</text:p>
          </table:table-cell>
          <table:table-cell office:value-type="float" office:value="3725" calcext:value-type="float">
            <text:p>3725</text:p>
          </table:table-cell>
          <table:table-cell office:value-type="float" office:value="3726" calcext:value-type="float">
            <text:p>3726</text:p>
          </table:table-cell>
          <table:table-cell office:value-type="float" office:value="3713.75" calcext:value-type="float">
            <text:p>3713.75</text:p>
          </table:table-cell>
          <table:table-cell office:value-type="float" office:value="3716" calcext:value-type="float">
            <text:p>3716</text:p>
          </table:table-cell>
          <table:table-cell office:value-type="float" office:value="9081" calcext:value-type="float">
            <text:p>9081</text:p>
          </table:table-cell>
          <table:table-cell office:value-type="string" calcext:value-type="string">
            <text:p>BRITANNIA.NS</text:p>
          </table:table-cell>
          <table:table-cell/>
        </table:table-row>
        <table:table-row table:style-name="ro1">
          <table:table-cell office:value-type="string" calcext:value-type="string">
            <text:p>2021-04-23 10:00:00+05:30</text:p>
          </table:table-cell>
          <table:table-cell office:value-type="float" office:value="3716.30004882812" calcext:value-type="float">
            <text:p>3716.30004882812</text:p>
          </table:table-cell>
          <table:table-cell office:value-type="float" office:value="3717.10009765625" calcext:value-type="float">
            <text:p>3717.10009765625</text:p>
          </table:table-cell>
          <table:table-cell office:value-type="float" office:value="3708" calcext:value-type="float">
            <text:p>3708</text:p>
          </table:table-cell>
          <table:table-cell office:value-type="float" office:value="3711.35009765625" calcext:value-type="float">
            <text:p>3711.35009765625</text:p>
          </table:table-cell>
          <table:table-cell office:value-type="float" office:value="12779" calcext:value-type="float">
            <text:p>12779</text:p>
          </table:table-cell>
          <table:table-cell office:value-type="string" calcext:value-type="string">
            <text:p>BRITANNIA.NS</text:p>
          </table:table-cell>
          <table:table-cell/>
        </table:table-row>
        <table:table-row table:style-name="ro1">
          <table:table-cell office:value-type="string" calcext:value-type="string">
            <text:p>2021-04-23 10:15:00+05:30</text:p>
          </table:table-cell>
          <table:table-cell office:value-type="float" office:value="3711.39990234375" calcext:value-type="float">
            <text:p>3711.39990234375</text:p>
          </table:table-cell>
          <table:table-cell office:value-type="float" office:value="3718.44995117188" calcext:value-type="float">
            <text:p>3718.44995117188</text:p>
          </table:table-cell>
          <table:table-cell office:value-type="float" office:value="3700.05004882813" calcext:value-type="float">
            <text:p>3700.05004882813</text:p>
          </table:table-cell>
          <table:table-cell office:value-type="float" office:value="3702.55004882812" calcext:value-type="float">
            <text:p>3702.55004882812</text:p>
          </table:table-cell>
          <table:table-cell office:value-type="float" office:value="19781" calcext:value-type="float">
            <text:p>19781</text:p>
          </table:table-cell>
          <table:table-cell office:value-type="string" calcext:value-type="string">
            <text:p>BRITANNIA.NS</text:p>
          </table:table-cell>
          <table:table-cell/>
        </table:table-row>
        <table:table-row table:style-name="ro1">
          <table:table-cell office:value-type="string" calcext:value-type="string">
            <text:p>2021-04-23 10:30:00+05:30</text:p>
          </table:table-cell>
          <table:table-cell office:value-type="float" office:value="3702.55004882812" calcext:value-type="float">
            <text:p>3702.55004882812</text:p>
          </table:table-cell>
          <table:table-cell office:value-type="float" office:value="3705.35009765625" calcext:value-type="float">
            <text:p>3705.35009765625</text:p>
          </table:table-cell>
          <table:table-cell office:value-type="float" office:value="3688" calcext:value-type="float">
            <text:p>3688</text:p>
          </table:table-cell>
          <table:table-cell office:value-type="float" office:value="3688.25" calcext:value-type="float">
            <text:p>3688.25</text:p>
          </table:table-cell>
          <table:table-cell office:value-type="float" office:value="27068" calcext:value-type="float">
            <text:p>27068</text:p>
          </table:table-cell>
          <table:table-cell office:value-type="string" calcext:value-type="string">
            <text:p>BRITANNIA.NS</text:p>
          </table:table-cell>
          <table:table-cell/>
        </table:table-row>
        <table:table-row table:style-name="ro1">
          <table:table-cell office:value-type="string" calcext:value-type="string">
            <text:p>2021-04-23 10:45:00+05:30</text:p>
          </table:table-cell>
          <table:table-cell office:value-type="float" office:value="3686.14990234375" calcext:value-type="float">
            <text:p>3686.14990234375</text:p>
          </table:table-cell>
          <table:table-cell office:value-type="float" office:value="3692.55004882812" calcext:value-type="float">
            <text:p>3692.55004882812</text:p>
          </table:table-cell>
          <table:table-cell office:value-type="float" office:value="3681" calcext:value-type="float">
            <text:p>3681</text:p>
          </table:table-cell>
          <table:table-cell office:value-type="float" office:value="3691.69995117187" calcext:value-type="float">
            <text:p>3691.69995117187</text:p>
          </table:table-cell>
          <table:table-cell office:value-type="float" office:value="28094" calcext:value-type="float">
            <text:p>28094</text:p>
          </table:table-cell>
          <table:table-cell office:value-type="string" calcext:value-type="string">
            <text:p>BRITANNIA.NS</text:p>
          </table:table-cell>
          <table:table-cell/>
        </table:table-row>
        <table:table-row table:style-name="ro1">
          <table:table-cell office:value-type="string" calcext:value-type="string">
            <text:p>2021-04-23 11:00:00+05:30</text:p>
          </table:table-cell>
          <table:table-cell office:value-type="float" office:value="3691" calcext:value-type="float">
            <text:p>3691</text:p>
          </table:table-cell>
          <table:table-cell office:value-type="float" office:value="3699.5" calcext:value-type="float">
            <text:p>3699.5</text:p>
          </table:table-cell>
          <table:table-cell office:value-type="float" office:value="3691" calcext:value-type="float">
            <text:p>3691</text:p>
          </table:table-cell>
          <table:table-cell office:value-type="float" office:value="3697.19995117187" calcext:value-type="float">
            <text:p>3697.19995117187</text:p>
          </table:table-cell>
          <table:table-cell office:value-type="float" office:value="15068" calcext:value-type="float">
            <text:p>15068</text:p>
          </table:table-cell>
          <table:table-cell office:value-type="string" calcext:value-type="string">
            <text:p>BRITANNIA.NS</text:p>
          </table:table-cell>
          <table:table-cell/>
        </table:table-row>
        <table:table-row table:style-name="ro1">
          <table:table-cell office:value-type="string" calcext:value-type="string">
            <text:p>2021-04-23 11:15:00+05:30</text:p>
          </table:table-cell>
          <table:table-cell office:value-type="float" office:value="3697.25" calcext:value-type="float">
            <text:p>3697.25</text:p>
          </table:table-cell>
          <table:table-cell office:value-type="float" office:value="3697.85009765625" calcext:value-type="float">
            <text:p>3697.85009765625</text:p>
          </table:table-cell>
          <table:table-cell office:value-type="float" office:value="3693" calcext:value-type="float">
            <text:p>3693</text:p>
          </table:table-cell>
          <table:table-cell office:value-type="float" office:value="3695.89990234375" calcext:value-type="float">
            <text:p>3695.89990234375</text:p>
          </table:table-cell>
          <table:table-cell office:value-type="float" office:value="18856" calcext:value-type="float">
            <text:p>18856</text:p>
          </table:table-cell>
          <table:table-cell office:value-type="string" calcext:value-type="string">
            <text:p>BRITANNIA.NS</text:p>
          </table:table-cell>
          <table:table-cell/>
        </table:table-row>
        <table:table-row table:style-name="ro1">
          <table:table-cell office:value-type="string" calcext:value-type="string">
            <text:p>2021-04-23 11:30:00+05:30</text:p>
          </table:table-cell>
          <table:table-cell office:value-type="float" office:value="3694.5" calcext:value-type="float">
            <text:p>3694.5</text:p>
          </table:table-cell>
          <table:table-cell office:value-type="float" office:value="3697.80004882812" calcext:value-type="float">
            <text:p>3697.80004882812</text:p>
          </table:table-cell>
          <table:table-cell office:value-type="float" office:value="3685" calcext:value-type="float">
            <text:p>3685</text:p>
          </table:table-cell>
          <table:table-cell office:value-type="float" office:value="3687" calcext:value-type="float">
            <text:p>3687</text:p>
          </table:table-cell>
          <table:table-cell office:value-type="float" office:value="18363" calcext:value-type="float">
            <text:p>18363</text:p>
          </table:table-cell>
          <table:table-cell office:value-type="string" calcext:value-type="string">
            <text:p>BRITANNIA.NS</text:p>
          </table:table-cell>
          <table:table-cell/>
        </table:table-row>
        <table:table-row table:style-name="ro1">
          <table:table-cell office:value-type="string" calcext:value-type="string">
            <text:p>2021-04-23 11:45:00+05:30</text:p>
          </table:table-cell>
          <table:table-cell office:value-type="float" office:value="3687" calcext:value-type="float">
            <text:p>3687</text:p>
          </table:table-cell>
          <table:table-cell office:value-type="float" office:value="3695.94995117188" calcext:value-type="float">
            <text:p>3695.94995117188</text:p>
          </table:table-cell>
          <table:table-cell office:value-type="float" office:value="3687" calcext:value-type="float">
            <text:p>3687</text:p>
          </table:table-cell>
          <table:table-cell office:value-type="float" office:value="3693.25" calcext:value-type="float">
            <text:p>3693.25</text:p>
          </table:table-cell>
          <table:table-cell office:value-type="float" office:value="30021" calcext:value-type="float">
            <text:p>30021</text:p>
          </table:table-cell>
          <table:table-cell office:value-type="string" calcext:value-type="string">
            <text:p>BRITANNIA.NS</text:p>
          </table:table-cell>
          <table:table-cell/>
        </table:table-row>
        <table:table-row table:style-name="ro1">
          <table:table-cell office:value-type="string" calcext:value-type="string">
            <text:p>2021-04-23 12:00:00+05:30</text:p>
          </table:table-cell>
          <table:table-cell office:value-type="float" office:value="3691.30004882813" calcext:value-type="float">
            <text:p>3691.30004882813</text:p>
          </table:table-cell>
          <table:table-cell office:value-type="float" office:value="3698.25" calcext:value-type="float">
            <text:p>3698.25</text:p>
          </table:table-cell>
          <table:table-cell office:value-type="float" office:value="3691.30004882813" calcext:value-type="float">
            <text:p>3691.30004882813</text:p>
          </table:table-cell>
          <table:table-cell office:value-type="float" office:value="3698.25" calcext:value-type="float">
            <text:p>3698.25</text:p>
          </table:table-cell>
          <table:table-cell office:value-type="float" office:value="5970" calcext:value-type="float">
            <text:p>5970</text:p>
          </table:table-cell>
          <table:table-cell office:value-type="string" calcext:value-type="string">
            <text:p>BRITANNIA.NS</text:p>
          </table:table-cell>
          <table:table-cell/>
        </table:table-row>
        <table:table-row table:style-name="ro1">
          <table:table-cell office:value-type="string" calcext:value-type="string">
            <text:p>2021-04-23 12:15:00+05:30</text:p>
          </table:table-cell>
          <table:table-cell office:value-type="float" office:value="3697.94995117187" calcext:value-type="float">
            <text:p>3697.94995117187</text:p>
          </table:table-cell>
          <table:table-cell office:value-type="float" office:value="3700.44995117187" calcext:value-type="float">
            <text:p>3700.44995117187</text:p>
          </table:table-cell>
          <table:table-cell office:value-type="float" office:value="3696.5" calcext:value-type="float">
            <text:p>3696.5</text:p>
          </table:table-cell>
          <table:table-cell office:value-type="float" office:value="3698" calcext:value-type="float">
            <text:p>3698</text:p>
          </table:table-cell>
          <table:table-cell office:value-type="float" office:value="8023" calcext:value-type="float">
            <text:p>8023</text:p>
          </table:table-cell>
          <table:table-cell office:value-type="string" calcext:value-type="string">
            <text:p>BRITANNIA.NS</text:p>
          </table:table-cell>
          <table:table-cell/>
        </table:table-row>
        <table:table-row table:style-name="ro1">
          <table:table-cell office:value-type="string" calcext:value-type="string">
            <text:p>2021-04-23 12:30:00+05:30</text:p>
          </table:table-cell>
          <table:table-cell office:value-type="float" office:value="3699.35009765625" calcext:value-type="float">
            <text:p>3699.35009765625</text:p>
          </table:table-cell>
          <table:table-cell office:value-type="float" office:value="3700" calcext:value-type="float">
            <text:p>3700</text:p>
          </table:table-cell>
          <table:table-cell office:value-type="float" office:value="3697" calcext:value-type="float">
            <text:p>3697</text:p>
          </table:table-cell>
          <table:table-cell office:value-type="float" office:value="3699.30004882813" calcext:value-type="float">
            <text:p>3699.30004882813</text:p>
          </table:table-cell>
          <table:table-cell office:value-type="float" office:value="4276" calcext:value-type="float">
            <text:p>4276</text:p>
          </table:table-cell>
          <table:table-cell office:value-type="string" calcext:value-type="string">
            <text:p>BRITANNIA.NS</text:p>
          </table:table-cell>
          <table:table-cell/>
        </table:table-row>
        <table:table-row table:style-name="ro1">
          <table:table-cell office:value-type="string" calcext:value-type="string">
            <text:p>2021-04-23 12:45:00+05:30</text:p>
          </table:table-cell>
          <table:table-cell table:number-columns-repeated="2" office:value-type="float" office:value="3700" calcext:value-type="float">
            <text:p>3700</text:p>
          </table:table-cell>
          <table:table-cell office:value-type="float" office:value="3690" calcext:value-type="float">
            <text:p>3690</text:p>
          </table:table-cell>
          <table:table-cell office:value-type="float" office:value="3692" calcext:value-type="float">
            <text:p>3692</text:p>
          </table:table-cell>
          <table:table-cell office:value-type="float" office:value="17077" calcext:value-type="float">
            <text:p>17077</text:p>
          </table:table-cell>
          <table:table-cell office:value-type="string" calcext:value-type="string">
            <text:p>BRITANNIA.NS</text:p>
          </table:table-cell>
          <table:table-cell/>
        </table:table-row>
        <table:table-row table:style-name="ro1">
          <table:table-cell office:value-type="string" calcext:value-type="string">
            <text:p>2021-04-23 13:00:00+05:30</text:p>
          </table:table-cell>
          <table:table-cell office:value-type="float" office:value="3692" calcext:value-type="float">
            <text:p>3692</text:p>
          </table:table-cell>
          <table:table-cell office:value-type="float" office:value="3697.60009765625" calcext:value-type="float">
            <text:p>3697.60009765625</text:p>
          </table:table-cell>
          <table:table-cell office:value-type="float" office:value="3691.55004882812" calcext:value-type="float">
            <text:p>3691.55004882812</text:p>
          </table:table-cell>
          <table:table-cell office:value-type="float" office:value="3695.5" calcext:value-type="float">
            <text:p>3695.5</text:p>
          </table:table-cell>
          <table:table-cell office:value-type="float" office:value="5989" calcext:value-type="float">
            <text:p>5989</text:p>
          </table:table-cell>
          <table:table-cell office:value-type="string" calcext:value-type="string">
            <text:p>BRITANNIA.NS</text:p>
          </table:table-cell>
          <table:table-cell/>
        </table:table-row>
        <table:table-row table:style-name="ro1">
          <table:table-cell office:value-type="string" calcext:value-type="string">
            <text:p>2021-04-23 13:15:00+05:30</text:p>
          </table:table-cell>
          <table:table-cell office:value-type="float" office:value="3695.5" calcext:value-type="float">
            <text:p>3695.5</text:p>
          </table:table-cell>
          <table:table-cell office:value-type="float" office:value="3708" calcext:value-type="float">
            <text:p>3708</text:p>
          </table:table-cell>
          <table:table-cell office:value-type="float" office:value="3694" calcext:value-type="float">
            <text:p>3694</text:p>
          </table:table-cell>
          <table:table-cell office:value-type="float" office:value="3695.94995117188" calcext:value-type="float">
            <text:p>3695.94995117188</text:p>
          </table:table-cell>
          <table:table-cell office:value-type="float" office:value="10879" calcext:value-type="float">
            <text:p>10879</text:p>
          </table:table-cell>
          <table:table-cell office:value-type="string" calcext:value-type="string">
            <text:p>BRITANNIA.NS</text:p>
          </table:table-cell>
          <table:table-cell/>
        </table:table-row>
        <table:table-row table:style-name="ro1">
          <table:table-cell office:value-type="string" calcext:value-type="string">
            <text:p>2021-04-23 13:30:00+05:30</text:p>
          </table:table-cell>
          <table:table-cell office:value-type="float" office:value="3697.35009765625" calcext:value-type="float">
            <text:p>3697.35009765625</text:p>
          </table:table-cell>
          <table:table-cell office:value-type="float" office:value="3699" calcext:value-type="float">
            <text:p>3699</text:p>
          </table:table-cell>
          <table:table-cell office:value-type="float" office:value="3676.19995117187" calcext:value-type="float">
            <text:p>3676.19995117187</text:p>
          </table:table-cell>
          <table:table-cell office:value-type="float" office:value="3686" calcext:value-type="float">
            <text:p>3686</text:p>
          </table:table-cell>
          <table:table-cell office:value-type="float" office:value="43050" calcext:value-type="float">
            <text:p>43050</text:p>
          </table:table-cell>
          <table:table-cell office:value-type="string" calcext:value-type="string">
            <text:p>BRITANNIA.NS</text:p>
          </table:table-cell>
          <table:table-cell/>
        </table:table-row>
        <table:table-row table:style-name="ro1">
          <table:table-cell office:value-type="string" calcext:value-type="string">
            <text:p>2021-04-23 13:45:00+05:30</text:p>
          </table:table-cell>
          <table:table-cell table:number-columns-repeated="2" office:value-type="float" office:value="3686" calcext:value-type="float">
            <text:p>3686</text:p>
          </table:table-cell>
          <table:table-cell office:value-type="float" office:value="3666.94995117187" calcext:value-type="float">
            <text:p>3666.94995117187</text:p>
          </table:table-cell>
          <table:table-cell office:value-type="float" office:value="3677.89990234375" calcext:value-type="float">
            <text:p>3677.89990234375</text:p>
          </table:table-cell>
          <table:table-cell office:value-type="float" office:value="24743" calcext:value-type="float">
            <text:p>24743</text:p>
          </table:table-cell>
          <table:table-cell office:value-type="string" calcext:value-type="string">
            <text:p>BRITANNIA.NS</text:p>
          </table:table-cell>
          <table:table-cell/>
        </table:table-row>
        <table:table-row table:style-name="ro1">
          <table:table-cell office:value-type="string" calcext:value-type="string">
            <text:p>2021-04-23 14:00:00+05:30</text:p>
          </table:table-cell>
          <table:table-cell office:value-type="float" office:value="3677.64990234375" calcext:value-type="float">
            <text:p>3677.64990234375</text:p>
          </table:table-cell>
          <table:table-cell office:value-type="float" office:value="3679.5" calcext:value-type="float">
            <text:p>3679.5</text:p>
          </table:table-cell>
          <table:table-cell office:value-type="float" office:value="3655" calcext:value-type="float">
            <text:p>3655</text:p>
          </table:table-cell>
          <table:table-cell office:value-type="float" office:value="3657.55004882813" calcext:value-type="float">
            <text:p>3657.55004882813</text:p>
          </table:table-cell>
          <table:table-cell office:value-type="float" office:value="29778" calcext:value-type="float">
            <text:p>29778</text:p>
          </table:table-cell>
          <table:table-cell office:value-type="string" calcext:value-type="string">
            <text:p>BRITANNIA.NS</text:p>
          </table:table-cell>
          <table:table-cell/>
        </table:table-row>
        <table:table-row table:style-name="ro1">
          <table:table-cell office:value-type="string" calcext:value-type="string">
            <text:p>2021-04-23 14:15:00+05:30</text:p>
          </table:table-cell>
          <table:table-cell office:value-type="float" office:value="3655" calcext:value-type="float">
            <text:p>3655</text:p>
          </table:table-cell>
          <table:table-cell office:value-type="float" office:value="3670" calcext:value-type="float">
            <text:p>3670</text:p>
          </table:table-cell>
          <table:table-cell office:value-type="float" office:value="3651.14990234375" calcext:value-type="float">
            <text:p>3651.14990234375</text:p>
          </table:table-cell>
          <table:table-cell office:value-type="float" office:value="3659" calcext:value-type="float">
            <text:p>3659</text:p>
          </table:table-cell>
          <table:table-cell office:value-type="float" office:value="22488" calcext:value-type="float">
            <text:p>22488</text:p>
          </table:table-cell>
          <table:table-cell office:value-type="string" calcext:value-type="string">
            <text:p>BRITANNIA.NS</text:p>
          </table:table-cell>
          <table:table-cell/>
        </table:table-row>
        <table:table-row table:style-name="ro1">
          <table:table-cell office:value-type="string" calcext:value-type="string">
            <text:p>2021-04-23 14:30:00+05:30</text:p>
          </table:table-cell>
          <table:table-cell office:value-type="float" office:value="3659" calcext:value-type="float">
            <text:p>3659</text:p>
          </table:table-cell>
          <table:table-cell office:value-type="float" office:value="3661" calcext:value-type="float">
            <text:p>3661</text:p>
          </table:table-cell>
          <table:table-cell office:value-type="float" office:value="3651" calcext:value-type="float">
            <text:p>3651</text:p>
          </table:table-cell>
          <table:table-cell office:value-type="float" office:value="3655.64990234375" calcext:value-type="float">
            <text:p>3655.64990234375</text:p>
          </table:table-cell>
          <table:table-cell office:value-type="float" office:value="19700" calcext:value-type="float">
            <text:p>19700</text:p>
          </table:table-cell>
          <table:table-cell office:value-type="string" calcext:value-type="string">
            <text:p>BRITANNIA.NS</text:p>
          </table:table-cell>
          <table:table-cell/>
        </table:table-row>
        <table:table-row table:style-name="ro1">
          <table:table-cell office:value-type="string" calcext:value-type="string">
            <text:p>2021-04-23 14:45:00+05:30</text:p>
          </table:table-cell>
          <table:table-cell office:value-type="float" office:value="3655.69995117187" calcext:value-type="float">
            <text:p>3655.69995117187</text:p>
          </table:table-cell>
          <table:table-cell office:value-type="float" office:value="3664" calcext:value-type="float">
            <text:p>3664</text:p>
          </table:table-cell>
          <table:table-cell office:value-type="float" office:value="3653.39990234375" calcext:value-type="float">
            <text:p>3653.39990234375</text:p>
          </table:table-cell>
          <table:table-cell office:value-type="float" office:value="3653.69995117187" calcext:value-type="float">
            <text:p>3653.69995117187</text:p>
          </table:table-cell>
          <table:table-cell office:value-type="float" office:value="21576" calcext:value-type="float">
            <text:p>21576</text:p>
          </table:table-cell>
          <table:table-cell office:value-type="string" calcext:value-type="string">
            <text:p>BRITANNIA.NS</text:p>
          </table:table-cell>
          <table:table-cell/>
        </table:table-row>
        <table:table-row table:style-name="ro1">
          <table:table-cell office:value-type="string" calcext:value-type="string">
            <text:p>2021-04-23 15:00:00+05:30</text:p>
          </table:table-cell>
          <table:table-cell office:value-type="float" office:value="3653.80004882812" calcext:value-type="float">
            <text:p>3653.80004882812</text:p>
          </table:table-cell>
          <table:table-cell office:value-type="float" office:value="3659.14990234375" calcext:value-type="float">
            <text:p>3659.14990234375</text:p>
          </table:table-cell>
          <table:table-cell office:value-type="float" office:value="3651" calcext:value-type="float">
            <text:p>3651</text:p>
          </table:table-cell>
          <table:table-cell office:value-type="float" office:value="3652.05004882813" calcext:value-type="float">
            <text:p>3652.05004882813</text:p>
          </table:table-cell>
          <table:table-cell office:value-type="float" office:value="28206" calcext:value-type="float">
            <text:p>28206</text:p>
          </table:table-cell>
          <table:table-cell office:value-type="string" calcext:value-type="string">
            <text:p>BRITANNIA.NS</text:p>
          </table:table-cell>
          <table:table-cell/>
        </table:table-row>
        <table:table-row table:style-name="ro1">
          <table:table-cell office:value-type="string" calcext:value-type="string">
            <text:p>2021-04-23 15:15:00+05:30</text:p>
          </table:table-cell>
          <table:table-cell office:value-type="float" office:value="3651" calcext:value-type="float">
            <text:p>3651</text:p>
          </table:table-cell>
          <table:table-cell office:value-type="float" office:value="3655" calcext:value-type="float">
            <text:p>3655</text:p>
          </table:table-cell>
          <table:table-cell office:value-type="float" office:value="3640.64990234375" calcext:value-type="float">
            <text:p>3640.64990234375</text:p>
          </table:table-cell>
          <table:table-cell office:value-type="float" office:value="3651.85009765625" calcext:value-type="float">
            <text:p>3651.85009765625</text:p>
          </table:table-cell>
          <table:table-cell office:value-type="float" office:value="38286" calcext:value-type="float">
            <text:p>38286</text:p>
          </table:table-cell>
          <table:table-cell office:value-type="string" calcext:value-type="string">
            <text:p>BRITANNIA.NS</text:p>
          </table:table-cell>
          <table:table-cell/>
        </table:table-row>
        <table:table-row table:style-name="ro1">
          <table:table-cell office:value-type="string" calcext:value-type="string">
            <text:p>2021-04-23 09:15:00+05:30</text:p>
          </table:table-cell>
          <table:table-cell office:value-type="float" office:value="944.599975585938" calcext:value-type="float">
            <text:p>944.599975585938</text:p>
          </table:table-cell>
          <table:table-cell office:value-type="float" office:value="952.700012207031" calcext:value-type="float">
            <text:p>952.700012207031</text:p>
          </table:table-cell>
          <table:table-cell office:value-type="float" office:value="944.349975585937" calcext:value-type="float">
            <text:p>944.349975585937</text:p>
          </table:table-cell>
          <table:table-cell office:value-type="float" office:value="951" calcext:value-type="float">
            <text:p>951</text:p>
          </table:table-cell>
          <table:table-cell office:value-type="float" office:value="655808" calcext:value-type="float">
            <text:p>655808</text:p>
          </table:table-cell>
          <table:table-cell office:value-type="string" calcext:value-type="string">
            <text:p>CIPLA.NS</text:p>
          </table:table-cell>
          <table:table-cell table:style-name="ce1" table:formula="of:=([.C227]-[.D227])/[.D227]*100" office:value-type="float" office:value="0.884209968440231" calcext:value-type="float">
            <text:p>0.88</text:p>
          </table:table-cell>
        </table:table-row>
        <table:table-row table:style-name="ro1">
          <table:table-cell office:value-type="string" calcext:value-type="string">
            <text:p>2021-04-23 09:30:00+05:30</text:p>
          </table:table-cell>
          <table:table-cell office:value-type="float" office:value="951.200012207031" calcext:value-type="float">
            <text:p>951.200012207031</text:p>
          </table:table-cell>
          <table:table-cell office:value-type="float" office:value="951.799987792969" calcext:value-type="float">
            <text:p>951.799987792969</text:p>
          </table:table-cell>
          <table:table-cell office:value-type="float" office:value="948" calcext:value-type="float">
            <text:p>948</text:p>
          </table:table-cell>
          <table:table-cell office:value-type="float" office:value="949.099975585938" calcext:value-type="float">
            <text:p>949.099975585938</text:p>
          </table:table-cell>
          <table:table-cell office:value-type="float" office:value="176511" calcext:value-type="float">
            <text:p>176511</text:p>
          </table:table-cell>
          <table:table-cell office:value-type="string" calcext:value-type="string">
            <text:p>CIPLA.NS</text:p>
          </table:table-cell>
          <table:table-cell/>
        </table:table-row>
        <table:table-row table:style-name="ro1">
          <table:table-cell office:value-type="string" calcext:value-type="string">
            <text:p>2021-04-23 09:45:00+05:30</text:p>
          </table:table-cell>
          <table:table-cell office:value-type="float" office:value="949.099975585938" calcext:value-type="float">
            <text:p>949.099975585938</text:p>
          </table:table-cell>
          <table:table-cell office:value-type="float" office:value="950.549987792969" calcext:value-type="float">
            <text:p>950.549987792969</text:p>
          </table:table-cell>
          <table:table-cell office:value-type="float" office:value="945.650024414062" calcext:value-type="float">
            <text:p>945.650024414062</text:p>
          </table:table-cell>
          <table:table-cell office:value-type="float" office:value="948.700012207031" calcext:value-type="float">
            <text:p>948.700012207031</text:p>
          </table:table-cell>
          <table:table-cell office:value-type="float" office:value="210542" calcext:value-type="float">
            <text:p>210542</text:p>
          </table:table-cell>
          <table:table-cell office:value-type="string" calcext:value-type="string">
            <text:p>CIPLA.NS</text:p>
          </table:table-cell>
          <table:table-cell/>
        </table:table-row>
        <table:table-row table:style-name="ro1">
          <table:table-cell office:value-type="string" calcext:value-type="string">
            <text:p>2021-04-23 10:00:00+05:30</text:p>
          </table:table-cell>
          <table:table-cell office:value-type="float" office:value="948.799987792969" calcext:value-type="float">
            <text:p>948.799987792969</text:p>
          </table:table-cell>
          <table:table-cell office:value-type="float" office:value="949.099975585938" calcext:value-type="float">
            <text:p>949.099975585938</text:p>
          </table:table-cell>
          <table:table-cell office:value-type="float" office:value="945" calcext:value-type="float">
            <text:p>945</text:p>
          </table:table-cell>
          <table:table-cell office:value-type="float" office:value="945.549987792969" calcext:value-type="float">
            <text:p>945.549987792969</text:p>
          </table:table-cell>
          <table:table-cell office:value-type="float" office:value="167133" calcext:value-type="float">
            <text:p>167133</text:p>
          </table:table-cell>
          <table:table-cell office:value-type="string" calcext:value-type="string">
            <text:p>CIPLA.NS</text:p>
          </table:table-cell>
          <table:table-cell/>
        </table:table-row>
        <table:table-row table:style-name="ro1">
          <table:table-cell office:value-type="string" calcext:value-type="string">
            <text:p>2021-04-23 10:15:00+05:30</text:p>
          </table:table-cell>
          <table:table-cell office:value-type="float" office:value="945.400024414063" calcext:value-type="float">
            <text:p>945.400024414063</text:p>
          </table:table-cell>
          <table:table-cell office:value-type="float" office:value="946.25" calcext:value-type="float">
            <text:p>946.25</text:p>
          </table:table-cell>
          <table:table-cell office:value-type="float" office:value="938.299987792969" calcext:value-type="float">
            <text:p>938.299987792969</text:p>
          </table:table-cell>
          <table:table-cell office:value-type="float" office:value="939.950012207031" calcext:value-type="float">
            <text:p>939.950012207031</text:p>
          </table:table-cell>
          <table:table-cell office:value-type="float" office:value="380795" calcext:value-type="float">
            <text:p>380795</text:p>
          </table:table-cell>
          <table:table-cell office:value-type="string" calcext:value-type="string">
            <text:p>CIPLA.NS</text:p>
          </table:table-cell>
          <table:table-cell/>
        </table:table-row>
        <table:table-row table:style-name="ro1">
          <table:table-cell office:value-type="string" calcext:value-type="string">
            <text:p>2021-04-23 10:30:00+05:30</text:p>
          </table:table-cell>
          <table:table-cell office:value-type="float" office:value="939.650024414063" calcext:value-type="float">
            <text:p>939.650024414063</text:p>
          </table:table-cell>
          <table:table-cell office:value-type="float" office:value="942" calcext:value-type="float">
            <text:p>942</text:p>
          </table:table-cell>
          <table:table-cell office:value-type="float" office:value="932.049987792969" calcext:value-type="float">
            <text:p>932.049987792969</text:p>
          </table:table-cell>
          <table:table-cell office:value-type="float" office:value="932.349975585938" calcext:value-type="float">
            <text:p>932.349975585938</text:p>
          </table:table-cell>
          <table:table-cell office:value-type="float" office:value="407429" calcext:value-type="float">
            <text:p>407429</text:p>
          </table:table-cell>
          <table:table-cell office:value-type="string" calcext:value-type="string">
            <text:p>CIPLA.NS</text:p>
          </table:table-cell>
          <table:table-cell/>
        </table:table-row>
        <table:table-row table:style-name="ro1">
          <table:table-cell office:value-type="string" calcext:value-type="string">
            <text:p>2021-04-23 10:45:00+05:30</text:p>
          </table:table-cell>
          <table:table-cell office:value-type="float" office:value="932" calcext:value-type="float">
            <text:p>932</text:p>
          </table:table-cell>
          <table:table-cell office:value-type="float" office:value="934" calcext:value-type="float">
            <text:p>934</text:p>
          </table:table-cell>
          <table:table-cell office:value-type="float" office:value="928.099975585937" calcext:value-type="float">
            <text:p>928.099975585937</text:p>
          </table:table-cell>
          <table:table-cell office:value-type="float" office:value="932.650024414063" calcext:value-type="float">
            <text:p>932.650024414063</text:p>
          </table:table-cell>
          <table:table-cell office:value-type="float" office:value="451079" calcext:value-type="float">
            <text:p>451079</text:p>
          </table:table-cell>
          <table:table-cell office:value-type="string" calcext:value-type="string">
            <text:p>CIPLA.NS</text:p>
          </table:table-cell>
          <table:table-cell/>
        </table:table-row>
        <table:table-row table:style-name="ro1">
          <table:table-cell office:value-type="string" calcext:value-type="string">
            <text:p>2021-04-23 11:00:00+05:30</text:p>
          </table:table-cell>
          <table:table-cell office:value-type="float" office:value="932.599975585937" calcext:value-type="float">
            <text:p>932.599975585937</text:p>
          </table:table-cell>
          <table:table-cell office:value-type="float" office:value="933.450012207031" calcext:value-type="float">
            <text:p>933.450012207031</text:p>
          </table:table-cell>
          <table:table-cell office:value-type="float" office:value="928.900024414063" calcext:value-type="float">
            <text:p>928.900024414063</text:p>
          </table:table-cell>
          <table:table-cell office:value-type="float" office:value="932.700012207031" calcext:value-type="float">
            <text:p>932.700012207031</text:p>
          </table:table-cell>
          <table:table-cell office:value-type="float" office:value="262820" calcext:value-type="float">
            <text:p>262820</text:p>
          </table:table-cell>
          <table:table-cell office:value-type="string" calcext:value-type="string">
            <text:p>CIPLA.NS</text:p>
          </table:table-cell>
          <table:table-cell/>
        </table:table-row>
        <table:table-row table:style-name="ro1">
          <table:table-cell office:value-type="string" calcext:value-type="string">
            <text:p>2021-04-23 11:15:00+05:30</text:p>
          </table:table-cell>
          <table:table-cell office:value-type="float" office:value="933.150024414062" calcext:value-type="float">
            <text:p>933.150024414062</text:p>
          </table:table-cell>
          <table:table-cell office:value-type="float" office:value="936.599975585938" calcext:value-type="float">
            <text:p>936.599975585938</text:p>
          </table:table-cell>
          <table:table-cell table:number-columns-repeated="2" office:value-type="float" office:value="931.900024414063" calcext:value-type="float">
            <text:p>931.900024414063</text:p>
          </table:table-cell>
          <table:table-cell office:value-type="float" office:value="315149" calcext:value-type="float">
            <text:p>315149</text:p>
          </table:table-cell>
          <table:table-cell office:value-type="string" calcext:value-type="string">
            <text:p>CIPLA.NS</text:p>
          </table:table-cell>
          <table:table-cell/>
        </table:table-row>
        <table:table-row table:style-name="ro1">
          <table:table-cell office:value-type="string" calcext:value-type="string">
            <text:p>2021-04-23 11:30:00+05:30</text:p>
          </table:table-cell>
          <table:table-cell office:value-type="float" office:value="931.599975585938" calcext:value-type="float">
            <text:p>931.599975585938</text:p>
          </table:table-cell>
          <table:table-cell office:value-type="float" office:value="932.849975585938" calcext:value-type="float">
            <text:p>932.849975585938</text:p>
          </table:table-cell>
          <table:table-cell office:value-type="float" office:value="929.099975585937" calcext:value-type="float">
            <text:p>929.099975585937</text:p>
          </table:table-cell>
          <table:table-cell office:value-type="float" office:value="930.799987792969" calcext:value-type="float">
            <text:p>930.799987792969</text:p>
          </table:table-cell>
          <table:table-cell office:value-type="float" office:value="179296" calcext:value-type="float">
            <text:p>179296</text:p>
          </table:table-cell>
          <table:table-cell office:value-type="string" calcext:value-type="string">
            <text:p>CIPLA.NS</text:p>
          </table:table-cell>
          <table:table-cell/>
        </table:table-row>
        <table:table-row table:style-name="ro1">
          <table:table-cell office:value-type="string" calcext:value-type="string">
            <text:p>2021-04-23 11:45:00+05:30</text:p>
          </table:table-cell>
          <table:table-cell table:number-columns-repeated="2" office:value-type="float" office:value="930.799987792969" calcext:value-type="float">
            <text:p>930.799987792969</text:p>
          </table:table-cell>
          <table:table-cell office:value-type="float" office:value="927.349975585937" calcext:value-type="float">
            <text:p>927.349975585937</text:p>
          </table:table-cell>
          <table:table-cell office:value-type="float" office:value="927.5" calcext:value-type="float">
            <text:p>927.5</text:p>
          </table:table-cell>
          <table:table-cell office:value-type="float" office:value="285156" calcext:value-type="float">
            <text:p>285156</text:p>
          </table:table-cell>
          <table:table-cell office:value-type="string" calcext:value-type="string">
            <text:p>CIPLA.NS</text:p>
          </table:table-cell>
          <table:table-cell/>
        </table:table-row>
        <table:table-row table:style-name="ro1">
          <table:table-cell office:value-type="string" calcext:value-type="string">
            <text:p>2021-04-23 12:00:00+05:30</text:p>
          </table:table-cell>
          <table:table-cell office:value-type="float" office:value="927.349975585937" calcext:value-type="float">
            <text:p>927.349975585937</text:p>
          </table:table-cell>
          <table:table-cell office:value-type="float" office:value="931" calcext:value-type="float">
            <text:p>931</text:p>
          </table:table-cell>
          <table:table-cell office:value-type="float" office:value="926.849975585938" calcext:value-type="float">
            <text:p>926.849975585938</text:p>
          </table:table-cell>
          <table:table-cell office:value-type="float" office:value="930.299987792969" calcext:value-type="float">
            <text:p>930.299987792969</text:p>
          </table:table-cell>
          <table:table-cell office:value-type="float" office:value="192838" calcext:value-type="float">
            <text:p>192838</text:p>
          </table:table-cell>
          <table:table-cell office:value-type="string" calcext:value-type="string">
            <text:p>CIPLA.NS</text:p>
          </table:table-cell>
          <table:table-cell/>
        </table:table-row>
        <table:table-row table:style-name="ro1">
          <table:table-cell office:value-type="string" calcext:value-type="string">
            <text:p>2021-04-23 12:15:00+05:30</text:p>
          </table:table-cell>
          <table:table-cell office:value-type="float" office:value="930.5" calcext:value-type="float">
            <text:p>930.5</text:p>
          </table:table-cell>
          <table:table-cell office:value-type="float" office:value="930.950012207031" calcext:value-type="float">
            <text:p>930.950012207031</text:p>
          </table:table-cell>
          <table:table-cell office:value-type="float" office:value="925.799987792969" calcext:value-type="float">
            <text:p>925.799987792969</text:p>
          </table:table-cell>
          <table:table-cell office:value-type="float" office:value="928.200012207031" calcext:value-type="float">
            <text:p>928.200012207031</text:p>
          </table:table-cell>
          <table:table-cell office:value-type="float" office:value="263438" calcext:value-type="float">
            <text:p>263438</text:p>
          </table:table-cell>
          <table:table-cell office:value-type="string" calcext:value-type="string">
            <text:p>CIPLA.NS</text:p>
          </table:table-cell>
          <table:table-cell/>
        </table:table-row>
        <table:table-row table:style-name="ro1">
          <table:table-cell office:value-type="string" calcext:value-type="string">
            <text:p>2021-04-23 12:30:00+05:30</text:p>
          </table:table-cell>
          <table:table-cell office:value-type="float" office:value="928.049987792969" calcext:value-type="float">
            <text:p>928.049987792969</text:p>
          </table:table-cell>
          <table:table-cell office:value-type="float" office:value="930" calcext:value-type="float">
            <text:p>930</text:p>
          </table:table-cell>
          <table:table-cell office:value-type="float" office:value="927.099975585938" calcext:value-type="float">
            <text:p>927.099975585938</text:p>
          </table:table-cell>
          <table:table-cell office:value-type="float" office:value="927.400024414063" calcext:value-type="float">
            <text:p>927.400024414063</text:p>
          </table:table-cell>
          <table:table-cell office:value-type="float" office:value="223090" calcext:value-type="float">
            <text:p>223090</text:p>
          </table:table-cell>
          <table:table-cell office:value-type="string" calcext:value-type="string">
            <text:p>CIPLA.NS</text:p>
          </table:table-cell>
          <table:table-cell/>
        </table:table-row>
        <table:table-row table:style-name="ro1">
          <table:table-cell office:value-type="string" calcext:value-type="string">
            <text:p>2021-04-23 12:45:00+05:30</text:p>
          </table:table-cell>
          <table:table-cell office:value-type="float" office:value="927.200012207031" calcext:value-type="float">
            <text:p>927.200012207031</text:p>
          </table:table-cell>
          <table:table-cell office:value-type="float" office:value="927.950012207031" calcext:value-type="float">
            <text:p>927.950012207031</text:p>
          </table:table-cell>
          <table:table-cell office:value-type="float" office:value="925.099975585938" calcext:value-type="float">
            <text:p>925.099975585938</text:p>
          </table:table-cell>
          <table:table-cell office:value-type="float" office:value="926" calcext:value-type="float">
            <text:p>926</text:p>
          </table:table-cell>
          <table:table-cell office:value-type="float" office:value="492424" calcext:value-type="float">
            <text:p>492424</text:p>
          </table:table-cell>
          <table:table-cell office:value-type="string" calcext:value-type="string">
            <text:p>CIPLA.NS</text:p>
          </table:table-cell>
          <table:table-cell/>
        </table:table-row>
        <table:table-row table:style-name="ro1">
          <table:table-cell office:value-type="string" calcext:value-type="string">
            <text:p>2021-04-23 13:00:00+05:30</text:p>
          </table:table-cell>
          <table:table-cell office:value-type="float" office:value="926.450012207031" calcext:value-type="float">
            <text:p>926.450012207031</text:p>
          </table:table-cell>
          <table:table-cell office:value-type="float" office:value="930.5" calcext:value-type="float">
            <text:p>930.5</text:p>
          </table:table-cell>
          <table:table-cell office:value-type="float" office:value="925.849975585938" calcext:value-type="float">
            <text:p>925.849975585938</text:p>
          </table:table-cell>
          <table:table-cell office:value-type="float" office:value="930.200012207031" calcext:value-type="float">
            <text:p>930.200012207031</text:p>
          </table:table-cell>
          <table:table-cell office:value-type="float" office:value="250800" calcext:value-type="float">
            <text:p>250800</text:p>
          </table:table-cell>
          <table:table-cell office:value-type="string" calcext:value-type="string">
            <text:p>CIPLA.NS</text:p>
          </table:table-cell>
          <table:table-cell/>
        </table:table-row>
        <table:table-row table:style-name="ro1">
          <table:table-cell office:value-type="string" calcext:value-type="string">
            <text:p>2021-04-23 13:15:00+05:30</text:p>
          </table:table-cell>
          <table:table-cell office:value-type="float" office:value="930.099975585937" calcext:value-type="float">
            <text:p>930.099975585937</text:p>
          </table:table-cell>
          <table:table-cell office:value-type="float" office:value="932" calcext:value-type="float">
            <text:p>932</text:p>
          </table:table-cell>
          <table:table-cell office:value-type="float" office:value="927.400024414063" calcext:value-type="float">
            <text:p>927.400024414063</text:p>
          </table:table-cell>
          <table:table-cell office:value-type="float" office:value="929.599975585938" calcext:value-type="float">
            <text:p>929.599975585938</text:p>
          </table:table-cell>
          <table:table-cell office:value-type="float" office:value="248450" calcext:value-type="float">
            <text:p>248450</text:p>
          </table:table-cell>
          <table:table-cell office:value-type="string" calcext:value-type="string">
            <text:p>CIPLA.NS</text:p>
          </table:table-cell>
          <table:table-cell/>
        </table:table-row>
        <table:table-row table:style-name="ro1">
          <table:table-cell office:value-type="string" calcext:value-type="string">
            <text:p>2021-04-23 13:30:00+05:30</text:p>
          </table:table-cell>
          <table:table-cell office:value-type="float" office:value="929.450012207031" calcext:value-type="float">
            <text:p>929.450012207031</text:p>
          </table:table-cell>
          <table:table-cell office:value-type="float" office:value="930.200012207031" calcext:value-type="float">
            <text:p>930.200012207031</text:p>
          </table:table-cell>
          <table:table-cell office:value-type="float" office:value="926.849975585938" calcext:value-type="float">
            <text:p>926.849975585938</text:p>
          </table:table-cell>
          <table:table-cell office:value-type="float" office:value="928.650024414062" calcext:value-type="float">
            <text:p>928.650024414062</text:p>
          </table:table-cell>
          <table:table-cell office:value-type="float" office:value="156921" calcext:value-type="float">
            <text:p>156921</text:p>
          </table:table-cell>
          <table:table-cell office:value-type="string" calcext:value-type="string">
            <text:p>CIPLA.NS</text:p>
          </table:table-cell>
          <table:table-cell/>
        </table:table-row>
        <table:table-row table:style-name="ro1">
          <table:table-cell office:value-type="string" calcext:value-type="string">
            <text:p>2021-04-23 13:45:00+05:30</text:p>
          </table:table-cell>
          <table:table-cell office:value-type="float" office:value="929" calcext:value-type="float">
            <text:p>929</text:p>
          </table:table-cell>
          <table:table-cell office:value-type="float" office:value="930.5" calcext:value-type="float">
            <text:p>930.5</text:p>
          </table:table-cell>
          <table:table-cell office:value-type="float" office:value="927.549987792969" calcext:value-type="float">
            <text:p>927.549987792969</text:p>
          </table:table-cell>
          <table:table-cell office:value-type="float" office:value="929.25" calcext:value-type="float">
            <text:p>929.25</text:p>
          </table:table-cell>
          <table:table-cell office:value-type="float" office:value="156681" calcext:value-type="float">
            <text:p>156681</text:p>
          </table:table-cell>
          <table:table-cell office:value-type="string" calcext:value-type="string">
            <text:p>CIPLA.NS</text:p>
          </table:table-cell>
          <table:table-cell/>
        </table:table-row>
        <table:table-row table:style-name="ro1">
          <table:table-cell office:value-type="string" calcext:value-type="string">
            <text:p>2021-04-23 14:00:00+05:30</text:p>
          </table:table-cell>
          <table:table-cell office:value-type="float" office:value="929.099975585937" calcext:value-type="float">
            <text:p>929.099975585937</text:p>
          </table:table-cell>
          <table:table-cell office:value-type="float" office:value="931.650024414063" calcext:value-type="float">
            <text:p>931.650024414063</text:p>
          </table:table-cell>
          <table:table-cell office:value-type="float" office:value="929.099975585937" calcext:value-type="float">
            <text:p>929.099975585937</text:p>
          </table:table-cell>
          <table:table-cell office:value-type="float" office:value="929.299987792969" calcext:value-type="float">
            <text:p>929.299987792969</text:p>
          </table:table-cell>
          <table:table-cell office:value-type="float" office:value="209942" calcext:value-type="float">
            <text:p>209942</text:p>
          </table:table-cell>
          <table:table-cell office:value-type="string" calcext:value-type="string">
            <text:p>CIPLA.NS</text:p>
          </table:table-cell>
          <table:table-cell/>
        </table:table-row>
        <table:table-row table:style-name="ro1">
          <table:table-cell office:value-type="string" calcext:value-type="string">
            <text:p>2021-04-23 14:15:00+05:30</text:p>
          </table:table-cell>
          <table:table-cell office:value-type="float" office:value="929.150024414063" calcext:value-type="float">
            <text:p>929.150024414063</text:p>
          </table:table-cell>
          <table:table-cell office:value-type="float" office:value="930.5" calcext:value-type="float">
            <text:p>930.5</text:p>
          </table:table-cell>
          <table:table-cell office:value-type="float" office:value="924.599975585937" calcext:value-type="float">
            <text:p>924.599975585937</text:p>
          </table:table-cell>
          <table:table-cell office:value-type="float" office:value="925.25" calcext:value-type="float">
            <text:p>925.25</text:p>
          </table:table-cell>
          <table:table-cell office:value-type="float" office:value="229654" calcext:value-type="float">
            <text:p>229654</text:p>
          </table:table-cell>
          <table:table-cell office:value-type="string" calcext:value-type="string">
            <text:p>CIPLA.NS</text:p>
          </table:table-cell>
          <table:table-cell/>
        </table:table-row>
        <table:table-row table:style-name="ro1">
          <table:table-cell office:value-type="string" calcext:value-type="string">
            <text:p>2021-04-23 14:30:00+05:30</text:p>
          </table:table-cell>
          <table:table-cell office:value-type="float" office:value="925.299987792969" calcext:value-type="float">
            <text:p>925.299987792969</text:p>
          </table:table-cell>
          <table:table-cell office:value-type="float" office:value="927.400024414063" calcext:value-type="float">
            <text:p>927.400024414063</text:p>
          </table:table-cell>
          <table:table-cell office:value-type="float" office:value="922.799987792969" calcext:value-type="float">
            <text:p>922.799987792969</text:p>
          </table:table-cell>
          <table:table-cell office:value-type="float" office:value="923.700012207031" calcext:value-type="float">
            <text:p>923.700012207031</text:p>
          </table:table-cell>
          <table:table-cell office:value-type="float" office:value="253669" calcext:value-type="float">
            <text:p>253669</text:p>
          </table:table-cell>
          <table:table-cell office:value-type="string" calcext:value-type="string">
            <text:p>CIPLA.NS</text:p>
          </table:table-cell>
          <table:table-cell/>
        </table:table-row>
        <table:table-row table:style-name="ro1">
          <table:table-cell office:value-type="string" calcext:value-type="string">
            <text:p>2021-04-23 14:45:00+05:30</text:p>
          </table:table-cell>
          <table:table-cell office:value-type="float" office:value="923.75" calcext:value-type="float">
            <text:p>923.75</text:p>
          </table:table-cell>
          <table:table-cell office:value-type="float" office:value="938.700012207031" calcext:value-type="float">
            <text:p>938.700012207031</text:p>
          </table:table-cell>
          <table:table-cell office:value-type="float" office:value="923.400024414062" calcext:value-type="float">
            <text:p>923.400024414062</text:p>
          </table:table-cell>
          <table:table-cell office:value-type="float" office:value="933.5" calcext:value-type="float">
            <text:p>933.5</text:p>
          </table:table-cell>
          <table:table-cell office:value-type="float" office:value="797888" calcext:value-type="float">
            <text:p>797888</text:p>
          </table:table-cell>
          <table:table-cell office:value-type="string" calcext:value-type="string">
            <text:p>CIPLA.NS</text:p>
          </table:table-cell>
          <table:table-cell/>
        </table:table-row>
        <table:table-row table:style-name="ro1">
          <table:table-cell office:value-type="string" calcext:value-type="string">
            <text:p>2021-04-23 15:00:00+05:30</text:p>
          </table:table-cell>
          <table:table-cell office:value-type="float" office:value="933.849975585938" calcext:value-type="float">
            <text:p>933.849975585938</text:p>
          </table:table-cell>
          <table:table-cell office:value-type="float" office:value="936.5" calcext:value-type="float">
            <text:p>936.5</text:p>
          </table:table-cell>
          <table:table-cell office:value-type="float" office:value="932.549987792969" calcext:value-type="float">
            <text:p>932.549987792969</text:p>
          </table:table-cell>
          <table:table-cell office:value-type="float" office:value="934.75" calcext:value-type="float">
            <text:p>934.75</text:p>
          </table:table-cell>
          <table:table-cell office:value-type="float" office:value="370100" calcext:value-type="float">
            <text:p>370100</text:p>
          </table:table-cell>
          <table:table-cell office:value-type="string" calcext:value-type="string">
            <text:p>CIPLA.NS</text:p>
          </table:table-cell>
          <table:table-cell/>
        </table:table-row>
        <table:table-row table:style-name="ro1">
          <table:table-cell office:value-type="string" calcext:value-type="string">
            <text:p>2021-04-23 15:15:00+05:30</text:p>
          </table:table-cell>
          <table:table-cell office:value-type="float" office:value="934.849975585938" calcext:value-type="float">
            <text:p>934.849975585938</text:p>
          </table:table-cell>
          <table:table-cell office:value-type="float" office:value="938" calcext:value-type="float">
            <text:p>938</text:p>
          </table:table-cell>
          <table:table-cell office:value-type="float" office:value="934.5" calcext:value-type="float">
            <text:p>934.5</text:p>
          </table:table-cell>
          <table:table-cell office:value-type="float" office:value="936.400024414063" calcext:value-type="float">
            <text:p>936.400024414063</text:p>
          </table:table-cell>
          <table:table-cell office:value-type="float" office:value="498931" calcext:value-type="float">
            <text:p>498931</text:p>
          </table:table-cell>
          <table:table-cell office:value-type="string" calcext:value-type="string">
            <text:p>CIPLA.NS</text:p>
          </table:table-cell>
          <table:table-cell/>
        </table:table-row>
        <table:table-row table:style-name="ro1">
          <table:table-cell office:value-type="string" calcext:value-type="string">
            <text:p>2021-04-23 09:15:00+05:30</text:p>
          </table:table-cell>
          <table:table-cell office:value-type="float" office:value="124.900001525879" calcext:value-type="float">
            <text:p>124.900001525879</text:p>
          </table:table-cell>
          <table:table-cell office:value-type="float" office:value="125.25" calcext:value-type="float">
            <text:p>125.25</text:p>
          </table:table-cell>
          <table:table-cell office:value-type="float" office:value="124.599998474121" calcext:value-type="float">
            <text:p>124.599998474121</text:p>
          </table:table-cell>
          <table:table-cell office:value-type="float" office:value="124.75" calcext:value-type="float">
            <text:p>124.75</text:p>
          </table:table-cell>
          <table:table-cell office:value-type="float" office:value="437266" calcext:value-type="float">
            <text:p>437266</text:p>
          </table:table-cell>
          <table:table-cell office:value-type="string" calcext:value-type="string">
            <text:p>COALINDIA.NS</text:p>
          </table:table-cell>
          <table:table-cell table:style-name="ce1" table:formula="of:=([.C252]-[.D252])/[.D252]*100" office:value-type="float" office:value="0.521670572904468" calcext:value-type="float">
            <text:p>0.52</text:p>
          </table:table-cell>
        </table:table-row>
        <table:table-row table:style-name="ro1">
          <table:table-cell office:value-type="string" calcext:value-type="string">
            <text:p>2021-04-23 09:30:00+05:30</text:p>
          </table:table-cell>
          <table:table-cell office:value-type="float" office:value="124.75" calcext:value-type="float">
            <text:p>124.75</text:p>
          </table:table-cell>
          <table:table-cell office:value-type="float" office:value="124.900001525879" calcext:value-type="float">
            <text:p>124.900001525879</text:p>
          </table:table-cell>
          <table:table-cell office:value-type="float" office:value="124.550003051758" calcext:value-type="float">
            <text:p>124.550003051758</text:p>
          </table:table-cell>
          <table:table-cell office:value-type="float" office:value="124.75" calcext:value-type="float">
            <text:p>124.75</text:p>
          </table:table-cell>
          <table:table-cell office:value-type="float" office:value="218215" calcext:value-type="float">
            <text:p>218215</text:p>
          </table:table-cell>
          <table:table-cell office:value-type="string" calcext:value-type="string">
            <text:p>COALINDIA.NS</text:p>
          </table:table-cell>
          <table:table-cell/>
        </table:table-row>
        <table:table-row table:style-name="ro1">
          <table:table-cell office:value-type="string" calcext:value-type="string">
            <text:p>2021-04-23 09:45:00+05:30</text:p>
          </table:table-cell>
          <table:table-cell office:value-type="float" office:value="124.75" calcext:value-type="float">
            <text:p>124.75</text:p>
          </table:table-cell>
          <table:table-cell office:value-type="float" office:value="125.150001525879" calcext:value-type="float">
            <text:p>125.150001525879</text:p>
          </table:table-cell>
          <table:table-cell office:value-type="float" office:value="124.449996948242" calcext:value-type="float">
            <text:p>124.449996948242</text:p>
          </table:table-cell>
          <table:table-cell office:value-type="float" office:value="125.099998474121" calcext:value-type="float">
            <text:p>125.099998474121</text:p>
          </table:table-cell>
          <table:table-cell office:value-type="float" office:value="433807" calcext:value-type="float">
            <text:p>433807</text:p>
          </table:table-cell>
          <table:table-cell office:value-type="string" calcext:value-type="string">
            <text:p>COALINDIA.NS</text:p>
          </table:table-cell>
          <table:table-cell/>
        </table:table-row>
        <table:table-row table:style-name="ro1">
          <table:table-cell office:value-type="string" calcext:value-type="string">
            <text:p>2021-04-23 10:00:00+05:30</text:p>
          </table:table-cell>
          <table:table-cell office:value-type="float" office:value="125.099998474121" calcext:value-type="float">
            <text:p>125.099998474121</text:p>
          </table:table-cell>
          <table:table-cell office:value-type="float" office:value="126" calcext:value-type="float">
            <text:p>126</text:p>
          </table:table-cell>
          <table:table-cell office:value-type="float" office:value="125" calcext:value-type="float">
            <text:p>125</text:p>
          </table:table-cell>
          <table:table-cell office:value-type="float" office:value="125.900001525879" calcext:value-type="float">
            <text:p>125.900001525879</text:p>
          </table:table-cell>
          <table:table-cell office:value-type="float" office:value="504132" calcext:value-type="float">
            <text:p>504132</text:p>
          </table:table-cell>
          <table:table-cell office:value-type="string" calcext:value-type="string">
            <text:p>COALINDIA.NS</text:p>
          </table:table-cell>
          <table:table-cell/>
        </table:table-row>
        <table:table-row table:style-name="ro1">
          <table:table-cell office:value-type="string" calcext:value-type="string">
            <text:p>2021-04-23 10:15:00+05:30</text:p>
          </table:table-cell>
          <table:table-cell office:value-type="float" office:value="125.949996948242" calcext:value-type="float">
            <text:p>125.949996948242</text:p>
          </table:table-cell>
          <table:table-cell office:value-type="float" office:value="126.599998474121" calcext:value-type="float">
            <text:p>126.599998474121</text:p>
          </table:table-cell>
          <table:table-cell office:value-type="float" office:value="125.900001525879" calcext:value-type="float">
            <text:p>125.900001525879</text:p>
          </table:table-cell>
          <table:table-cell office:value-type="float" office:value="126.599998474121" calcext:value-type="float">
            <text:p>126.599998474121</text:p>
          </table:table-cell>
          <table:table-cell office:value-type="float" office:value="619244" calcext:value-type="float">
            <text:p>619244</text:p>
          </table:table-cell>
          <table:table-cell office:value-type="string" calcext:value-type="string">
            <text:p>COALINDIA.NS</text:p>
          </table:table-cell>
          <table:table-cell/>
        </table:table-row>
        <table:table-row table:style-name="ro1">
          <table:table-cell office:value-type="string" calcext:value-type="string">
            <text:p>2021-04-23 10:30:00+05:30</text:p>
          </table:table-cell>
          <table:table-cell office:value-type="float" office:value="126.599998474121" calcext:value-type="float">
            <text:p>126.599998474121</text:p>
          </table:table-cell>
          <table:table-cell office:value-type="float" office:value="126.800003051758" calcext:value-type="float">
            <text:p>126.800003051758</text:p>
          </table:table-cell>
          <table:table-cell office:value-type="float" office:value="126.300003051758" calcext:value-type="float">
            <text:p>126.300003051758</text:p>
          </table:table-cell>
          <table:table-cell office:value-type="float" office:value="126.650001525879" calcext:value-type="float">
            <text:p>126.650001525879</text:p>
          </table:table-cell>
          <table:table-cell office:value-type="float" office:value="471425" calcext:value-type="float">
            <text:p>471425</text:p>
          </table:table-cell>
          <table:table-cell office:value-type="string" calcext:value-type="string">
            <text:p>COALINDIA.NS</text:p>
          </table:table-cell>
          <table:table-cell/>
        </table:table-row>
        <table:table-row table:style-name="ro1">
          <table:table-cell office:value-type="string" calcext:value-type="string">
            <text:p>2021-04-23 10:45:00+05:30</text:p>
          </table:table-cell>
          <table:table-cell office:value-type="float" office:value="126.650001525879" calcext:value-type="float">
            <text:p>126.650001525879</text:p>
          </table:table-cell>
          <table:table-cell office:value-type="float" office:value="126.699996948242" calcext:value-type="float">
            <text:p>126.699996948242</text:p>
          </table:table-cell>
          <table:table-cell office:value-type="float" office:value="126.349998474121" calcext:value-type="float">
            <text:p>126.349998474121</text:p>
          </table:table-cell>
          <table:table-cell office:value-type="float" office:value="126.599998474121" calcext:value-type="float">
            <text:p>126.599998474121</text:p>
          </table:table-cell>
          <table:table-cell office:value-type="float" office:value="311691" calcext:value-type="float">
            <text:p>311691</text:p>
          </table:table-cell>
          <table:table-cell office:value-type="string" calcext:value-type="string">
            <text:p>COALINDIA.NS</text:p>
          </table:table-cell>
          <table:table-cell/>
        </table:table-row>
        <table:table-row table:style-name="ro1">
          <table:table-cell office:value-type="string" calcext:value-type="string">
            <text:p>2021-04-23 11:00:00+05:30</text:p>
          </table:table-cell>
          <table:table-cell office:value-type="float" office:value="126.599998474121" calcext:value-type="float">
            <text:p>126.599998474121</text:p>
          </table:table-cell>
          <table:table-cell office:value-type="float" office:value="127.25" calcext:value-type="float">
            <text:p>127.25</text:p>
          </table:table-cell>
          <table:table-cell office:value-type="float" office:value="126.550003051758" calcext:value-type="float">
            <text:p>126.550003051758</text:p>
          </table:table-cell>
          <table:table-cell office:value-type="float" office:value="127.050003051758" calcext:value-type="float">
            <text:p>127.050003051758</text:p>
          </table:table-cell>
          <table:table-cell office:value-type="float" office:value="517376" calcext:value-type="float">
            <text:p>517376</text:p>
          </table:table-cell>
          <table:table-cell office:value-type="string" calcext:value-type="string">
            <text:p>COALINDIA.NS</text:p>
          </table:table-cell>
          <table:table-cell/>
        </table:table-row>
        <table:table-row table:style-name="ro1">
          <table:table-cell office:value-type="string" calcext:value-type="string">
            <text:p>2021-04-23 11:15:00+05:30</text:p>
          </table:table-cell>
          <table:table-cell table:number-columns-repeated="2" office:value-type="float" office:value="127.050003051758" calcext:value-type="float">
            <text:p>127.050003051758</text:p>
          </table:table-cell>
          <table:table-cell office:value-type="float" office:value="126.650001525879" calcext:value-type="float">
            <text:p>126.650001525879</text:p>
          </table:table-cell>
          <table:table-cell office:value-type="float" office:value="126.75" calcext:value-type="float">
            <text:p>126.75</text:p>
          </table:table-cell>
          <table:table-cell office:value-type="float" office:value="271351" calcext:value-type="float">
            <text:p>271351</text:p>
          </table:table-cell>
          <table:table-cell office:value-type="string" calcext:value-type="string">
            <text:p>COALINDIA.NS</text:p>
          </table:table-cell>
          <table:table-cell/>
        </table:table-row>
        <table:table-row table:style-name="ro1">
          <table:table-cell office:value-type="string" calcext:value-type="string">
            <text:p>2021-04-23 11:30:00+05:30</text:p>
          </table:table-cell>
          <table:table-cell office:value-type="float" office:value="126.849998474121" calcext:value-type="float">
            <text:p>126.849998474121</text:p>
          </table:table-cell>
          <table:table-cell office:value-type="float" office:value="127" calcext:value-type="float">
            <text:p>127</text:p>
          </table:table-cell>
          <table:table-cell office:value-type="float" office:value="126.25" calcext:value-type="float">
            <text:p>126.25</text:p>
          </table:table-cell>
          <table:table-cell office:value-type="float" office:value="126.5" calcext:value-type="float">
            <text:p>126.5</text:p>
          </table:table-cell>
          <table:table-cell office:value-type="float" office:value="563585" calcext:value-type="float">
            <text:p>563585</text:p>
          </table:table-cell>
          <table:table-cell office:value-type="string" calcext:value-type="string">
            <text:p>COALINDIA.NS</text:p>
          </table:table-cell>
          <table:table-cell/>
        </table:table-row>
        <table:table-row table:style-name="ro1">
          <table:table-cell office:value-type="string" calcext:value-type="string">
            <text:p>2021-04-23 11:45:00+05:30</text:p>
          </table:table-cell>
          <table:table-cell office:value-type="float" office:value="126.550003051758" calcext:value-type="float">
            <text:p>126.550003051758</text:p>
          </table:table-cell>
          <table:table-cell office:value-type="float" office:value="126.75" calcext:value-type="float">
            <text:p>126.75</text:p>
          </table:table-cell>
          <table:table-cell office:value-type="float" office:value="126.449996948242" calcext:value-type="float">
            <text:p>126.449996948242</text:p>
          </table:table-cell>
          <table:table-cell office:value-type="float" office:value="126.75" calcext:value-type="float">
            <text:p>126.75</text:p>
          </table:table-cell>
          <table:table-cell office:value-type="float" office:value="192988" calcext:value-type="float">
            <text:p>192988</text:p>
          </table:table-cell>
          <table:table-cell office:value-type="string" calcext:value-type="string">
            <text:p>COALINDIA.NS</text:p>
          </table:table-cell>
          <table:table-cell/>
        </table:table-row>
        <table:table-row table:style-name="ro1">
          <table:table-cell office:value-type="string" calcext:value-type="string">
            <text:p>2021-04-23 12:00:00+05:30</text:p>
          </table:table-cell>
          <table:table-cell office:value-type="float" office:value="126.75" calcext:value-type="float">
            <text:p>126.75</text:p>
          </table:table-cell>
          <table:table-cell office:value-type="float" office:value="126.900001525879" calcext:value-type="float">
            <text:p>126.900001525879</text:p>
          </table:table-cell>
          <table:table-cell office:value-type="float" office:value="126.150001525879" calcext:value-type="float">
            <text:p>126.150001525879</text:p>
          </table:table-cell>
          <table:table-cell office:value-type="float" office:value="126.449996948242" calcext:value-type="float">
            <text:p>126.449996948242</text:p>
          </table:table-cell>
          <table:table-cell office:value-type="float" office:value="482028" calcext:value-type="float">
            <text:p>482028</text:p>
          </table:table-cell>
          <table:table-cell office:value-type="string" calcext:value-type="string">
            <text:p>COALINDIA.NS</text:p>
          </table:table-cell>
          <table:table-cell/>
        </table:table-row>
        <table:table-row table:style-name="ro1">
          <table:table-cell office:value-type="string" calcext:value-type="string">
            <text:p>2021-04-23 12:15:00+05:30</text:p>
          </table:table-cell>
          <table:table-cell table:number-columns-repeated="2" office:value-type="float" office:value="126.449996948242" calcext:value-type="float">
            <text:p>126.449996948242</text:p>
          </table:table-cell>
          <table:table-cell office:value-type="float" office:value="126" calcext:value-type="float">
            <text:p>126</text:p>
          </table:table-cell>
          <table:table-cell office:value-type="float" office:value="126.25" calcext:value-type="float">
            <text:p>126.25</text:p>
          </table:table-cell>
          <table:table-cell office:value-type="float" office:value="210291" calcext:value-type="float">
            <text:p>210291</text:p>
          </table:table-cell>
          <table:table-cell office:value-type="string" calcext:value-type="string">
            <text:p>COALINDIA.NS</text:p>
          </table:table-cell>
          <table:table-cell/>
        </table:table-row>
        <table:table-row table:style-name="ro1">
          <table:table-cell office:value-type="string" calcext:value-type="string">
            <text:p>2021-04-23 12:30:00+05:30</text:p>
          </table:table-cell>
          <table:table-cell office:value-type="float" office:value="126.300003051758" calcext:value-type="float">
            <text:p>126.300003051758</text:p>
          </table:table-cell>
          <table:table-cell office:value-type="float" office:value="126.699996948242" calcext:value-type="float">
            <text:p>126.699996948242</text:p>
          </table:table-cell>
          <table:table-cell office:value-type="float" office:value="126.199996948242" calcext:value-type="float">
            <text:p>126.199996948242</text:p>
          </table:table-cell>
          <table:table-cell office:value-type="float" office:value="126.599998474121" calcext:value-type="float">
            <text:p>126.599998474121</text:p>
          </table:table-cell>
          <table:table-cell office:value-type="float" office:value="170177" calcext:value-type="float">
            <text:p>170177</text:p>
          </table:table-cell>
          <table:table-cell office:value-type="string" calcext:value-type="string">
            <text:p>COALINDIA.NS</text:p>
          </table:table-cell>
          <table:table-cell/>
        </table:table-row>
        <table:table-row table:style-name="ro1">
          <table:table-cell office:value-type="string" calcext:value-type="string">
            <text:p>2021-04-23 12:45:00+05:30</text:p>
          </table:table-cell>
          <table:table-cell office:value-type="float" office:value="126.650001525879" calcext:value-type="float">
            <text:p>126.650001525879</text:p>
          </table:table-cell>
          <table:table-cell office:value-type="float" office:value="126.800003051758" calcext:value-type="float">
            <text:p>126.800003051758</text:p>
          </table:table-cell>
          <table:table-cell office:value-type="float" office:value="126.599998474121" calcext:value-type="float">
            <text:p>126.599998474121</text:p>
          </table:table-cell>
          <table:table-cell office:value-type="float" office:value="126.699996948242" calcext:value-type="float">
            <text:p>126.699996948242</text:p>
          </table:table-cell>
          <table:table-cell office:value-type="float" office:value="202207" calcext:value-type="float">
            <text:p>202207</text:p>
          </table:table-cell>
          <table:table-cell office:value-type="string" calcext:value-type="string">
            <text:p>COALINDIA.NS</text:p>
          </table:table-cell>
          <table:table-cell/>
        </table:table-row>
        <table:table-row table:style-name="ro1">
          <table:table-cell office:value-type="string" calcext:value-type="string">
            <text:p>2021-04-23 13:00:00+05:30</text:p>
          </table:table-cell>
          <table:table-cell office:value-type="float" office:value="126.699996948242" calcext:value-type="float">
            <text:p>126.699996948242</text:p>
          </table:table-cell>
          <table:table-cell office:value-type="float" office:value="126.949996948242" calcext:value-type="float">
            <text:p>126.949996948242</text:p>
          </table:table-cell>
          <table:table-cell office:value-type="float" office:value="126.599998474121" calcext:value-type="float">
            <text:p>126.599998474121</text:p>
          </table:table-cell>
          <table:table-cell office:value-type="float" office:value="126.900001525879" calcext:value-type="float">
            <text:p>126.900001525879</text:p>
          </table:table-cell>
          <table:table-cell office:value-type="float" office:value="206891" calcext:value-type="float">
            <text:p>206891</text:p>
          </table:table-cell>
          <table:table-cell office:value-type="string" calcext:value-type="string">
            <text:p>COALINDIA.NS</text:p>
          </table:table-cell>
          <table:table-cell/>
        </table:table-row>
        <table:table-row table:style-name="ro1">
          <table:table-cell office:value-type="string" calcext:value-type="string">
            <text:p>2021-04-23 13:15:00+05:30</text:p>
          </table:table-cell>
          <table:table-cell office:value-type="float" office:value="126.900001525879" calcext:value-type="float">
            <text:p>126.900001525879</text:p>
          </table:table-cell>
          <table:table-cell office:value-type="float" office:value="127" calcext:value-type="float">
            <text:p>127</text:p>
          </table:table-cell>
          <table:table-cell office:value-type="float" office:value="126.599998474121" calcext:value-type="float">
            <text:p>126.599998474121</text:p>
          </table:table-cell>
          <table:table-cell office:value-type="float" office:value="126.949996948242" calcext:value-type="float">
            <text:p>126.949996948242</text:p>
          </table:table-cell>
          <table:table-cell office:value-type="float" office:value="169338" calcext:value-type="float">
            <text:p>169338</text:p>
          </table:table-cell>
          <table:table-cell office:value-type="string" calcext:value-type="string">
            <text:p>COALINDIA.NS</text:p>
          </table:table-cell>
          <table:table-cell/>
        </table:table-row>
        <table:table-row table:style-name="ro1">
          <table:table-cell office:value-type="string" calcext:value-type="string">
            <text:p>2021-04-23 13:30:00+05:30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26.300003051758" calcext:value-type="float">
            <text:p>126.300003051758</text:p>
          </table:table-cell>
          <table:table-cell office:value-type="float" office:value="126.75" calcext:value-type="float">
            <text:p>126.75</text:p>
          </table:table-cell>
          <table:table-cell office:value-type="float" office:value="287176" calcext:value-type="float">
            <text:p>287176</text:p>
          </table:table-cell>
          <table:table-cell office:value-type="string" calcext:value-type="string">
            <text:p>COALINDIA.NS</text:p>
          </table:table-cell>
          <table:table-cell/>
        </table:table-row>
        <table:table-row table:style-name="ro1">
          <table:table-cell office:value-type="string" calcext:value-type="string">
            <text:p>2021-04-23 13:45:00+05:30</text:p>
          </table:table-cell>
          <table:table-cell office:value-type="float" office:value="126.75" calcext:value-type="float">
            <text:p>126.75</text:p>
          </table:table-cell>
          <table:table-cell office:value-type="float" office:value="126.849998474121" calcext:value-type="float">
            <text:p>126.849998474121</text:p>
          </table:table-cell>
          <table:table-cell office:value-type="float" office:value="126.550003051758" calcext:value-type="float">
            <text:p>126.550003051758</text:p>
          </table:table-cell>
          <table:table-cell office:value-type="float" office:value="126.800003051758" calcext:value-type="float">
            <text:p>126.800003051758</text:p>
          </table:table-cell>
          <table:table-cell office:value-type="float" office:value="182089" calcext:value-type="float">
            <text:p>182089</text:p>
          </table:table-cell>
          <table:table-cell office:value-type="string" calcext:value-type="string">
            <text:p>COALINDIA.NS</text:p>
          </table:table-cell>
          <table:table-cell/>
        </table:table-row>
        <table:table-row table:style-name="ro1">
          <table:table-cell office:value-type="string" calcext:value-type="string">
            <text:p>2021-04-23 14:00:00+05:30</text:p>
          </table:table-cell>
          <table:table-cell office:value-type="float" office:value="126.800003051758" calcext:value-type="float">
            <text:p>126.800003051758</text:p>
          </table:table-cell>
          <table:table-cell office:value-type="float" office:value="126.900001525879" calcext:value-type="float">
            <text:p>126.900001525879</text:p>
          </table:table-cell>
          <table:table-cell office:value-type="float" office:value="126.699996948242" calcext:value-type="float">
            <text:p>126.699996948242</text:p>
          </table:table-cell>
          <table:table-cell office:value-type="float" office:value="126.75" calcext:value-type="float">
            <text:p>126.75</text:p>
          </table:table-cell>
          <table:table-cell office:value-type="float" office:value="150157" calcext:value-type="float">
            <text:p>150157</text:p>
          </table:table-cell>
          <table:table-cell office:value-type="string" calcext:value-type="string">
            <text:p>COALINDIA.NS</text:p>
          </table:table-cell>
          <table:table-cell/>
        </table:table-row>
        <table:table-row table:style-name="ro1">
          <table:table-cell office:value-type="string" calcext:value-type="string">
            <text:p>2021-04-23 14:15:00+05:30</text:p>
          </table:table-cell>
          <table:table-cell office:value-type="float" office:value="126.75" calcext:value-type="float">
            <text:p>126.75</text:p>
          </table:table-cell>
          <table:table-cell office:value-type="float" office:value="126.949996948242" calcext:value-type="float">
            <text:p>126.949996948242</text:p>
          </table:table-cell>
          <table:table-cell table:number-columns-repeated="2" office:value-type="float" office:value="126.300003051758" calcext:value-type="float">
            <text:p>126.300003051758</text:p>
          </table:table-cell>
          <table:table-cell office:value-type="float" office:value="427122" calcext:value-type="float">
            <text:p>427122</text:p>
          </table:table-cell>
          <table:table-cell office:value-type="string" calcext:value-type="string">
            <text:p>COALINDIA.NS</text:p>
          </table:table-cell>
          <table:table-cell/>
        </table:table-row>
        <table:table-row table:style-name="ro1">
          <table:table-cell office:value-type="string" calcext:value-type="string">
            <text:p>2021-04-23 14:30:00+05:30</text:p>
          </table:table-cell>
          <table:table-cell office:value-type="float" office:value="126.300003051758" calcext:value-type="float">
            <text:p>126.300003051758</text:p>
          </table:table-cell>
          <table:table-cell office:value-type="float" office:value="126.349998474121" calcext:value-type="float">
            <text:p>126.349998474121</text:p>
          </table:table-cell>
          <table:table-cell office:value-type="float" office:value="125.650001525879" calcext:value-type="float">
            <text:p>125.650001525879</text:p>
          </table:table-cell>
          <table:table-cell office:value-type="float" office:value="125.75" calcext:value-type="float">
            <text:p>125.75</text:p>
          </table:table-cell>
          <table:table-cell office:value-type="float" office:value="564293" calcext:value-type="float">
            <text:p>564293</text:p>
          </table:table-cell>
          <table:table-cell office:value-type="string" calcext:value-type="string">
            <text:p>COALINDIA.NS</text:p>
          </table:table-cell>
          <table:table-cell/>
        </table:table-row>
        <table:table-row table:style-name="ro1">
          <table:table-cell office:value-type="string" calcext:value-type="string">
            <text:p>2021-04-23 14:45:00+05:30</text:p>
          </table:table-cell>
          <table:table-cell office:value-type="float" office:value="125.650001525879" calcext:value-type="float">
            <text:p>125.650001525879</text:p>
          </table:table-cell>
          <table:table-cell office:value-type="float" office:value="126.099998474121" calcext:value-type="float">
            <text:p>126.099998474121</text:p>
          </table:table-cell>
          <table:table-cell office:value-type="float" office:value="125.650001525879" calcext:value-type="float">
            <text:p>125.650001525879</text:p>
          </table:table-cell>
          <table:table-cell office:value-type="float" office:value="126.050003051758" calcext:value-type="float">
            <text:p>126.050003051758</text:p>
          </table:table-cell>
          <table:table-cell office:value-type="float" office:value="330327" calcext:value-type="float">
            <text:p>330327</text:p>
          </table:table-cell>
          <table:table-cell office:value-type="string" calcext:value-type="string">
            <text:p>COALINDIA.NS</text:p>
          </table:table-cell>
          <table:table-cell/>
        </table:table-row>
        <table:table-row table:style-name="ro1">
          <table:table-cell office:value-type="string" calcext:value-type="string">
            <text:p>2021-04-23 15:00:00+05:30</text:p>
          </table:table-cell>
          <table:table-cell office:value-type="float" office:value="126.050003051758" calcext:value-type="float">
            <text:p>126.050003051758</text:p>
          </table:table-cell>
          <table:table-cell office:value-type="float" office:value="126.25" calcext:value-type="float">
            <text:p>126.25</text:p>
          </table:table-cell>
          <table:table-cell office:value-type="float" office:value="125.900001525879" calcext:value-type="float">
            <text:p>125.900001525879</text:p>
          </table:table-cell>
          <table:table-cell office:value-type="float" office:value="125.949996948242" calcext:value-type="float">
            <text:p>125.949996948242</text:p>
          </table:table-cell>
          <table:table-cell office:value-type="float" office:value="519318" calcext:value-type="float">
            <text:p>519318</text:p>
          </table:table-cell>
          <table:table-cell office:value-type="string" calcext:value-type="string">
            <text:p>COALINDIA.NS</text:p>
          </table:table-cell>
          <table:table-cell/>
        </table:table-row>
        <table:table-row table:style-name="ro1">
          <table:table-cell office:value-type="string" calcext:value-type="string">
            <text:p>2021-04-23 15:15:00+05:30</text:p>
          </table:table-cell>
          <table:table-cell office:value-type="float" office:value="126.050003051758" calcext:value-type="float">
            <text:p>126.050003051758</text:p>
          </table:table-cell>
          <table:table-cell office:value-type="float" office:value="126.349998474121" calcext:value-type="float">
            <text:p>126.349998474121</text:p>
          </table:table-cell>
          <table:table-cell office:value-type="float" office:value="125.949996948242" calcext:value-type="float">
            <text:p>125.949996948242</text:p>
          </table:table-cell>
          <table:table-cell office:value-type="float" office:value="126.25" calcext:value-type="float">
            <text:p>126.25</text:p>
          </table:table-cell>
          <table:table-cell office:value-type="float" office:value="493363" calcext:value-type="float">
            <text:p>493363</text:p>
          </table:table-cell>
          <table:table-cell office:value-type="string" calcext:value-type="string">
            <text:p>COALINDIA.NS</text:p>
          </table:table-cell>
          <table:table-cell/>
        </table:table-row>
        <table:table-row table:style-name="ro1">
          <table:table-cell office:value-type="string" calcext:value-type="string">
            <text:p>2021-04-23 09:15:00+05:30</text:p>
          </table:table-cell>
          <table:table-cell office:value-type="float" office:value="3749.5" calcext:value-type="float">
            <text:p>3749.5</text:p>
          </table:table-cell>
          <table:table-cell office:value-type="float" office:value="3795.85009765625" calcext:value-type="float">
            <text:p>3795.85009765625</text:p>
          </table:table-cell>
          <table:table-cell office:value-type="float" office:value="3740.05004882813" calcext:value-type="float">
            <text:p>3740.05004882813</text:p>
          </table:table-cell>
          <table:table-cell office:value-type="float" office:value="3792.10009765625" calcext:value-type="float">
            <text:p>3792.10009765625</text:p>
          </table:table-cell>
          <table:table-cell office:value-type="float" office:value="55133" calcext:value-type="float">
            <text:p>55133</text:p>
          </table:table-cell>
          <table:table-cell office:value-type="string" calcext:value-type="string">
            <text:p>DIVISLAB.NS</text:p>
          </table:table-cell>
          <table:table-cell table:style-name="ce1" table:formula="of:=([.C277]-[.D277])/[.D277]*100" office:value-type="float" office:value="1.49195994972337" calcext:value-type="float">
            <text:p>1.49</text:p>
          </table:table-cell>
        </table:table-row>
        <table:table-row table:style-name="ro1">
          <table:table-cell office:value-type="string" calcext:value-type="string">
            <text:p>2021-04-23 09:30:00+05:30</text:p>
          </table:table-cell>
          <table:table-cell office:value-type="float" office:value="3792.5" calcext:value-type="float">
            <text:p>3792.5</text:p>
          </table:table-cell>
          <table:table-cell office:value-type="float" office:value="3819" calcext:value-type="float">
            <text:p>3819</text:p>
          </table:table-cell>
          <table:table-cell office:value-type="float" office:value="3791.75" calcext:value-type="float">
            <text:p>3791.75</text:p>
          </table:table-cell>
          <table:table-cell office:value-type="float" office:value="3809.94995117188" calcext:value-type="float">
            <text:p>3809.94995117188</text:p>
          </table:table-cell>
          <table:table-cell office:value-type="float" office:value="98305" calcext:value-type="float">
            <text:p>98305</text:p>
          </table:table-cell>
          <table:table-cell office:value-type="string" calcext:value-type="string">
            <text:p>DIVISLAB.NS</text:p>
          </table:table-cell>
          <table:table-cell/>
        </table:table-row>
        <table:table-row table:style-name="ro1">
          <table:table-cell office:value-type="string" calcext:value-type="string">
            <text:p>2021-04-23 09:45:00+05:30</text:p>
          </table:table-cell>
          <table:table-cell office:value-type="float" office:value="3809.89990234375" calcext:value-type="float">
            <text:p>3809.89990234375</text:p>
          </table:table-cell>
          <table:table-cell office:value-type="float" office:value="3825" calcext:value-type="float">
            <text:p>3825</text:p>
          </table:table-cell>
          <table:table-cell office:value-type="float" office:value="3795.30004882813" calcext:value-type="float">
            <text:p>3795.30004882813</text:p>
          </table:table-cell>
          <table:table-cell office:value-type="float" office:value="3824" calcext:value-type="float">
            <text:p>3824</text:p>
          </table:table-cell>
          <table:table-cell office:value-type="float" office:value="73662" calcext:value-type="float">
            <text:p>73662</text:p>
          </table:table-cell>
          <table:table-cell office:value-type="string" calcext:value-type="string">
            <text:p>DIVISLAB.NS</text:p>
          </table:table-cell>
          <table:table-cell/>
        </table:table-row>
        <table:table-row table:style-name="ro1">
          <table:table-cell office:value-type="string" calcext:value-type="string">
            <text:p>2021-04-23 10:00:00+05:30</text:p>
          </table:table-cell>
          <table:table-cell office:value-type="float" office:value="3824" calcext:value-type="float">
            <text:p>3824</text:p>
          </table:table-cell>
          <table:table-cell office:value-type="float" office:value="3829.5" calcext:value-type="float">
            <text:p>3829.5</text:p>
          </table:table-cell>
          <table:table-cell office:value-type="float" office:value="3806.69995117187" calcext:value-type="float">
            <text:p>3806.69995117187</text:p>
          </table:table-cell>
          <table:table-cell office:value-type="float" office:value="3810" calcext:value-type="float">
            <text:p>3810</text:p>
          </table:table-cell>
          <table:table-cell office:value-type="float" office:value="44014" calcext:value-type="float">
            <text:p>44014</text:p>
          </table:table-cell>
          <table:table-cell office:value-type="string" calcext:value-type="string">
            <text:p>DIVISLAB.NS</text:p>
          </table:table-cell>
          <table:table-cell/>
        </table:table-row>
        <table:table-row table:style-name="ro1">
          <table:table-cell office:value-type="string" calcext:value-type="string">
            <text:p>2021-04-23 10:15:00+05:30</text:p>
          </table:table-cell>
          <table:table-cell table:number-columns-repeated="2" office:value-type="float" office:value="3809.05004882813" calcext:value-type="float">
            <text:p>3809.05004882813</text:p>
          </table:table-cell>
          <table:table-cell office:value-type="float" office:value="3773.19995117187" calcext:value-type="float">
            <text:p>3773.19995117187</text:p>
          </table:table-cell>
          <table:table-cell office:value-type="float" office:value="3786.60009765625" calcext:value-type="float">
            <text:p>3786.60009765625</text:p>
          </table:table-cell>
          <table:table-cell office:value-type="float" office:value="57029" calcext:value-type="float">
            <text:p>57029</text:p>
          </table:table-cell>
          <table:table-cell office:value-type="string" calcext:value-type="string">
            <text:p>DIVISLAB.NS</text:p>
          </table:table-cell>
          <table:table-cell/>
        </table:table-row>
        <table:table-row table:style-name="ro1">
          <table:table-cell office:value-type="string" calcext:value-type="string">
            <text:p>2021-04-23 10:30:00+05:30</text:p>
          </table:table-cell>
          <table:table-cell office:value-type="float" office:value="3786.5" calcext:value-type="float">
            <text:p>3786.5</text:p>
          </table:table-cell>
          <table:table-cell office:value-type="float" office:value="3795" calcext:value-type="float">
            <text:p>3795</text:p>
          </table:table-cell>
          <table:table-cell office:value-type="float" office:value="3783" calcext:value-type="float">
            <text:p>3783</text:p>
          </table:table-cell>
          <table:table-cell office:value-type="float" office:value="3784.5" calcext:value-type="float">
            <text:p>3784.5</text:p>
          </table:table-cell>
          <table:table-cell office:value-type="float" office:value="16724" calcext:value-type="float">
            <text:p>16724</text:p>
          </table:table-cell>
          <table:table-cell office:value-type="string" calcext:value-type="string">
            <text:p>DIVISLAB.NS</text:p>
          </table:table-cell>
          <table:table-cell/>
        </table:table-row>
        <table:table-row table:style-name="ro1">
          <table:table-cell office:value-type="string" calcext:value-type="string">
            <text:p>2021-04-23 10:45:00+05:30</text:p>
          </table:table-cell>
          <table:table-cell office:value-type="float" office:value="3784.85009765625" calcext:value-type="float">
            <text:p>3784.85009765625</text:p>
          </table:table-cell>
          <table:table-cell office:value-type="float" office:value="3787.85009765625" calcext:value-type="float">
            <text:p>3787.85009765625</text:p>
          </table:table-cell>
          <table:table-cell office:value-type="float" office:value="3776" calcext:value-type="float">
            <text:p>3776</text:p>
          </table:table-cell>
          <table:table-cell office:value-type="float" office:value="3782.05004882812" calcext:value-type="float">
            <text:p>3782.05004882812</text:p>
          </table:table-cell>
          <table:table-cell office:value-type="float" office:value="18679" calcext:value-type="float">
            <text:p>18679</text:p>
          </table:table-cell>
          <table:table-cell office:value-type="string" calcext:value-type="string">
            <text:p>DIVISLAB.NS</text:p>
          </table:table-cell>
          <table:table-cell/>
        </table:table-row>
        <table:table-row table:style-name="ro1">
          <table:table-cell office:value-type="string" calcext:value-type="string">
            <text:p>2021-04-23 11:00:00+05:30</text:p>
          </table:table-cell>
          <table:table-cell office:value-type="float" office:value="3782.05004882812" calcext:value-type="float">
            <text:p>3782.05004882812</text:p>
          </table:table-cell>
          <table:table-cell office:value-type="float" office:value="3794.5" calcext:value-type="float">
            <text:p>3794.5</text:p>
          </table:table-cell>
          <table:table-cell office:value-type="float" office:value="3781.05004882813" calcext:value-type="float">
            <text:p>3781.05004882813</text:p>
          </table:table-cell>
          <table:table-cell office:value-type="float" office:value="3794.10009765625" calcext:value-type="float">
            <text:p>3794.10009765625</text:p>
          </table:table-cell>
          <table:table-cell office:value-type="float" office:value="15538" calcext:value-type="float">
            <text:p>15538</text:p>
          </table:table-cell>
          <table:table-cell office:value-type="string" calcext:value-type="string">
            <text:p>DIVISLAB.NS</text:p>
          </table:table-cell>
          <table:table-cell/>
        </table:table-row>
        <table:table-row table:style-name="ro1">
          <table:table-cell office:value-type="string" calcext:value-type="string">
            <text:p>2021-04-23 11:15:00+05:30</text:p>
          </table:table-cell>
          <table:table-cell office:value-type="float" office:value="3794.64990234375" calcext:value-type="float">
            <text:p>3794.64990234375</text:p>
          </table:table-cell>
          <table:table-cell office:value-type="float" office:value="3800" calcext:value-type="float">
            <text:p>3800</text:p>
          </table:table-cell>
          <table:table-cell office:value-type="float" office:value="3791.35009765625" calcext:value-type="float">
            <text:p>3791.35009765625</text:p>
          </table:table-cell>
          <table:table-cell office:value-type="float" office:value="3793.64990234375" calcext:value-type="float">
            <text:p>3793.64990234375</text:p>
          </table:table-cell>
          <table:table-cell office:value-type="float" office:value="14103" calcext:value-type="float">
            <text:p>14103</text:p>
          </table:table-cell>
          <table:table-cell office:value-type="string" calcext:value-type="string">
            <text:p>DIVISLAB.NS</text:p>
          </table:table-cell>
          <table:table-cell/>
        </table:table-row>
        <table:table-row table:style-name="ro1">
          <table:table-cell office:value-type="string" calcext:value-type="string">
            <text:p>2021-04-23 11:30:00+05:30</text:p>
          </table:table-cell>
          <table:table-cell table:number-columns-repeated="2" office:value-type="float" office:value="3793.64990234375" calcext:value-type="float">
            <text:p>3793.64990234375</text:p>
          </table:table-cell>
          <table:table-cell office:value-type="float" office:value="3780.44995117187" calcext:value-type="float">
            <text:p>3780.44995117187</text:p>
          </table:table-cell>
          <table:table-cell office:value-type="float" office:value="3784" calcext:value-type="float">
            <text:p>3784</text:p>
          </table:table-cell>
          <table:table-cell office:value-type="float" office:value="14281" calcext:value-type="float">
            <text:p>14281</text:p>
          </table:table-cell>
          <table:table-cell office:value-type="string" calcext:value-type="string">
            <text:p>DIVISLAB.NS</text:p>
          </table:table-cell>
          <table:table-cell/>
        </table:table-row>
        <table:table-row table:style-name="ro1">
          <table:table-cell office:value-type="string" calcext:value-type="string">
            <text:p>2021-04-23 11:45:00+05:30</text:p>
          </table:table-cell>
          <table:table-cell office:value-type="float" office:value="3784" calcext:value-type="float">
            <text:p>3784</text:p>
          </table:table-cell>
          <table:table-cell office:value-type="float" office:value="3787.85009765625" calcext:value-type="float">
            <text:p>3787.85009765625</text:p>
          </table:table-cell>
          <table:table-cell office:value-type="float" office:value="3773.30004882812" calcext:value-type="float">
            <text:p>3773.30004882812</text:p>
          </table:table-cell>
          <table:table-cell office:value-type="float" office:value="3780" calcext:value-type="float">
            <text:p>3780</text:p>
          </table:table-cell>
          <table:table-cell office:value-type="float" office:value="18125" calcext:value-type="float">
            <text:p>18125</text:p>
          </table:table-cell>
          <table:table-cell office:value-type="string" calcext:value-type="string">
            <text:p>DIVISLAB.NS</text:p>
          </table:table-cell>
          <table:table-cell/>
        </table:table-row>
        <table:table-row table:style-name="ro1">
          <table:table-cell office:value-type="string" calcext:value-type="string">
            <text:p>2021-04-23 12:00:00+05:30</text:p>
          </table:table-cell>
          <table:table-cell office:value-type="float" office:value="3780" calcext:value-type="float">
            <text:p>3780</text:p>
          </table:table-cell>
          <table:table-cell office:value-type="float" office:value="3786" calcext:value-type="float">
            <text:p>3786</text:p>
          </table:table-cell>
          <table:table-cell office:value-type="float" office:value="3777.10009765625" calcext:value-type="float">
            <text:p>3777.10009765625</text:p>
          </table:table-cell>
          <table:table-cell office:value-type="float" office:value="3779.94995117187" calcext:value-type="float">
            <text:p>3779.94995117187</text:p>
          </table:table-cell>
          <table:table-cell office:value-type="float" office:value="12581" calcext:value-type="float">
            <text:p>12581</text:p>
          </table:table-cell>
          <table:table-cell office:value-type="string" calcext:value-type="string">
            <text:p>DIVISLAB.NS</text:p>
          </table:table-cell>
          <table:table-cell/>
        </table:table-row>
        <table:table-row table:style-name="ro1">
          <table:table-cell office:value-type="string" calcext:value-type="string">
            <text:p>2021-04-23 12:15:00+05:30</text:p>
          </table:table-cell>
          <table:table-cell office:value-type="float" office:value="3779.80004882812" calcext:value-type="float">
            <text:p>3779.80004882812</text:p>
          </table:table-cell>
          <table:table-cell office:value-type="float" office:value="3780" calcext:value-type="float">
            <text:p>3780</text:p>
          </table:table-cell>
          <table:table-cell office:value-type="float" office:value="3766" calcext:value-type="float">
            <text:p>3766</text:p>
          </table:table-cell>
          <table:table-cell office:value-type="float" office:value="3769.25" calcext:value-type="float">
            <text:p>3769.25</text:p>
          </table:table-cell>
          <table:table-cell office:value-type="float" office:value="27561" calcext:value-type="float">
            <text:p>27561</text:p>
          </table:table-cell>
          <table:table-cell office:value-type="string" calcext:value-type="string">
            <text:p>DIVISLAB.NS</text:p>
          </table:table-cell>
          <table:table-cell/>
        </table:table-row>
        <table:table-row table:style-name="ro1">
          <table:table-cell office:value-type="string" calcext:value-type="string">
            <text:p>2021-04-23 12:30:00+05:30</text:p>
          </table:table-cell>
          <table:table-cell office:value-type="float" office:value="3769.10009765625" calcext:value-type="float">
            <text:p>3769.10009765625</text:p>
          </table:table-cell>
          <table:table-cell office:value-type="float" office:value="3776" calcext:value-type="float">
            <text:p>3776</text:p>
          </table:table-cell>
          <table:table-cell office:value-type="float" office:value="3758" calcext:value-type="float">
            <text:p>3758</text:p>
          </table:table-cell>
          <table:table-cell office:value-type="float" office:value="3765" calcext:value-type="float">
            <text:p>3765</text:p>
          </table:table-cell>
          <table:table-cell office:value-type="float" office:value="21576" calcext:value-type="float">
            <text:p>21576</text:p>
          </table:table-cell>
          <table:table-cell office:value-type="string" calcext:value-type="string">
            <text:p>DIVISLAB.NS</text:p>
          </table:table-cell>
          <table:table-cell/>
        </table:table-row>
        <table:table-row table:style-name="ro1">
          <table:table-cell office:value-type="string" calcext:value-type="string">
            <text:p>2021-04-23 12:45:00+05:30</text:p>
          </table:table-cell>
          <table:table-cell office:value-type="float" office:value="3766.35009765625" calcext:value-type="float">
            <text:p>3766.35009765625</text:p>
          </table:table-cell>
          <table:table-cell office:value-type="float" office:value="3770" calcext:value-type="float">
            <text:p>3770</text:p>
          </table:table-cell>
          <table:table-cell office:value-type="float" office:value="3754" calcext:value-type="float">
            <text:p>3754</text:p>
          </table:table-cell>
          <table:table-cell office:value-type="float" office:value="3766" calcext:value-type="float">
            <text:p>3766</text:p>
          </table:table-cell>
          <table:table-cell office:value-type="float" office:value="20085" calcext:value-type="float">
            <text:p>20085</text:p>
          </table:table-cell>
          <table:table-cell office:value-type="string" calcext:value-type="string">
            <text:p>DIVISLAB.NS</text:p>
          </table:table-cell>
          <table:table-cell/>
        </table:table-row>
        <table:table-row table:style-name="ro1">
          <table:table-cell office:value-type="string" calcext:value-type="string">
            <text:p>2021-04-23 13:00:00+05:30</text:p>
          </table:table-cell>
          <table:table-cell office:value-type="float" office:value="3766" calcext:value-type="float">
            <text:p>3766</text:p>
          </table:table-cell>
          <table:table-cell office:value-type="float" office:value="3782.55004882813" calcext:value-type="float">
            <text:p>3782.55004882813</text:p>
          </table:table-cell>
          <table:table-cell office:value-type="float" office:value="3765.10009765625" calcext:value-type="float">
            <text:p>3765.10009765625</text:p>
          </table:table-cell>
          <table:table-cell office:value-type="float" office:value="3772" calcext:value-type="float">
            <text:p>3772</text:p>
          </table:table-cell>
          <table:table-cell office:value-type="float" office:value="16998" calcext:value-type="float">
            <text:p>16998</text:p>
          </table:table-cell>
          <table:table-cell office:value-type="string" calcext:value-type="string">
            <text:p>DIVISLAB.NS</text:p>
          </table:table-cell>
          <table:table-cell/>
        </table:table-row>
        <table:table-row table:style-name="ro1">
          <table:table-cell office:value-type="string" calcext:value-type="string">
            <text:p>2021-04-23 13:15:00+05:30</text:p>
          </table:table-cell>
          <table:table-cell office:value-type="float" office:value="3772" calcext:value-type="float">
            <text:p>3772</text:p>
          </table:table-cell>
          <table:table-cell office:value-type="float" office:value="3779.25" calcext:value-type="float">
            <text:p>3779.25</text:p>
          </table:table-cell>
          <table:table-cell office:value-type="float" office:value="3765.14990234375" calcext:value-type="float">
            <text:p>3765.14990234375</text:p>
          </table:table-cell>
          <table:table-cell office:value-type="float" office:value="3776.85009765625" calcext:value-type="float">
            <text:p>3776.85009765625</text:p>
          </table:table-cell>
          <table:table-cell office:value-type="float" office:value="10128" calcext:value-type="float">
            <text:p>10128</text:p>
          </table:table-cell>
          <table:table-cell office:value-type="string" calcext:value-type="string">
            <text:p>DIVISLAB.NS</text:p>
          </table:table-cell>
          <table:table-cell/>
        </table:table-row>
        <table:table-row table:style-name="ro1">
          <table:table-cell office:value-type="string" calcext:value-type="string">
            <text:p>2021-04-23 13:30:00+05:30</text:p>
          </table:table-cell>
          <table:table-cell office:value-type="float" office:value="3776.85009765625" calcext:value-type="float">
            <text:p>3776.85009765625</text:p>
          </table:table-cell>
          <table:table-cell office:value-type="float" office:value="3780" calcext:value-type="float">
            <text:p>3780</text:p>
          </table:table-cell>
          <table:table-cell office:value-type="float" office:value="3758.39990234375" calcext:value-type="float">
            <text:p>3758.39990234375</text:p>
          </table:table-cell>
          <table:table-cell office:value-type="float" office:value="3763.25" calcext:value-type="float">
            <text:p>3763.25</text:p>
          </table:table-cell>
          <table:table-cell office:value-type="float" office:value="20212" calcext:value-type="float">
            <text:p>20212</text:p>
          </table:table-cell>
          <table:table-cell office:value-type="string" calcext:value-type="string">
            <text:p>DIVISLAB.NS</text:p>
          </table:table-cell>
          <table:table-cell/>
        </table:table-row>
        <table:table-row table:style-name="ro1">
          <table:table-cell office:value-type="string" calcext:value-type="string">
            <text:p>2021-04-23 13:45:00+05:30</text:p>
          </table:table-cell>
          <table:table-cell office:value-type="float" office:value="3763.05004882812" calcext:value-type="float">
            <text:p>3763.05004882812</text:p>
          </table:table-cell>
          <table:table-cell office:value-type="float" office:value="3774.64990234375" calcext:value-type="float">
            <text:p>3774.64990234375</text:p>
          </table:table-cell>
          <table:table-cell office:value-type="float" office:value="3763.05004882812" calcext:value-type="float">
            <text:p>3763.05004882812</text:p>
          </table:table-cell>
          <table:table-cell office:value-type="float" office:value="3773.5" calcext:value-type="float">
            <text:p>3773.5</text:p>
          </table:table-cell>
          <table:table-cell office:value-type="float" office:value="9565" calcext:value-type="float">
            <text:p>9565</text:p>
          </table:table-cell>
          <table:table-cell office:value-type="string" calcext:value-type="string">
            <text:p>DIVISLAB.NS</text:p>
          </table:table-cell>
          <table:table-cell/>
        </table:table-row>
        <table:table-row table:style-name="ro1">
          <table:table-cell office:value-type="string" calcext:value-type="string">
            <text:p>2021-04-23 14:00:00+05:30</text:p>
          </table:table-cell>
          <table:table-cell office:value-type="float" office:value="3773.5" calcext:value-type="float">
            <text:p>3773.5</text:p>
          </table:table-cell>
          <table:table-cell office:value-type="float" office:value="3791" calcext:value-type="float">
            <text:p>3791</text:p>
          </table:table-cell>
          <table:table-cell office:value-type="float" office:value="3772.55004882812" calcext:value-type="float">
            <text:p>3772.55004882812</text:p>
          </table:table-cell>
          <table:table-cell office:value-type="float" office:value="3784.94995117188" calcext:value-type="float">
            <text:p>3784.94995117188</text:p>
          </table:table-cell>
          <table:table-cell office:value-type="float" office:value="20378" calcext:value-type="float">
            <text:p>20378</text:p>
          </table:table-cell>
          <table:table-cell office:value-type="string" calcext:value-type="string">
            <text:p>DIVISLAB.NS</text:p>
          </table:table-cell>
          <table:table-cell/>
        </table:table-row>
        <table:table-row table:style-name="ro1">
          <table:table-cell office:value-type="string" calcext:value-type="string">
            <text:p>2021-04-23 14:15:00+05:30</text:p>
          </table:table-cell>
          <table:table-cell office:value-type="float" office:value="3783" calcext:value-type="float">
            <text:p>3783</text:p>
          </table:table-cell>
          <table:table-cell office:value-type="float" office:value="3789" calcext:value-type="float">
            <text:p>3789</text:p>
          </table:table-cell>
          <table:table-cell office:value-type="float" office:value="3765.05004882812" calcext:value-type="float">
            <text:p>3765.05004882812</text:p>
          </table:table-cell>
          <table:table-cell office:value-type="float" office:value="3765.44995117187" calcext:value-type="float">
            <text:p>3765.44995117187</text:p>
          </table:table-cell>
          <table:table-cell office:value-type="float" office:value="23150" calcext:value-type="float">
            <text:p>23150</text:p>
          </table:table-cell>
          <table:table-cell office:value-type="string" calcext:value-type="string">
            <text:p>DIVISLAB.NS</text:p>
          </table:table-cell>
          <table:table-cell/>
        </table:table-row>
        <table:table-row table:style-name="ro1">
          <table:table-cell office:value-type="string" calcext:value-type="string">
            <text:p>2021-04-23 14:30:00+05:30</text:p>
          </table:table-cell>
          <table:table-cell office:value-type="float" office:value="3765.5" calcext:value-type="float">
            <text:p>3765.5</text:p>
          </table:table-cell>
          <table:table-cell office:value-type="float" office:value="3772.75" calcext:value-type="float">
            <text:p>3772.75</text:p>
          </table:table-cell>
          <table:table-cell office:value-type="float" office:value="3746.05004882812" calcext:value-type="float">
            <text:p>3746.05004882812</text:p>
          </table:table-cell>
          <table:table-cell office:value-type="float" office:value="3752.39990234375" calcext:value-type="float">
            <text:p>3752.39990234375</text:p>
          </table:table-cell>
          <table:table-cell office:value-type="float" office:value="29075" calcext:value-type="float">
            <text:p>29075</text:p>
          </table:table-cell>
          <table:table-cell office:value-type="string" calcext:value-type="string">
            <text:p>DIVISLAB.NS</text:p>
          </table:table-cell>
          <table:table-cell/>
        </table:table-row>
        <table:table-row table:style-name="ro1">
          <table:table-cell office:value-type="string" calcext:value-type="string">
            <text:p>2021-04-23 14:45:00+05:30</text:p>
          </table:table-cell>
          <table:table-cell office:value-type="float" office:value="3752.39990234375" calcext:value-type="float">
            <text:p>3752.39990234375</text:p>
          </table:table-cell>
          <table:table-cell office:value-type="float" office:value="3782" calcext:value-type="float">
            <text:p>3782</text:p>
          </table:table-cell>
          <table:table-cell office:value-type="float" office:value="3751.35009765625" calcext:value-type="float">
            <text:p>3751.35009765625</text:p>
          </table:table-cell>
          <table:table-cell office:value-type="float" office:value="3771.5" calcext:value-type="float">
            <text:p>3771.5</text:p>
          </table:table-cell>
          <table:table-cell office:value-type="float" office:value="26929" calcext:value-type="float">
            <text:p>26929</text:p>
          </table:table-cell>
          <table:table-cell office:value-type="string" calcext:value-type="string">
            <text:p>DIVISLAB.NS</text:p>
          </table:table-cell>
          <table:table-cell/>
        </table:table-row>
        <table:table-row table:style-name="ro1">
          <table:table-cell office:value-type="string" calcext:value-type="string">
            <text:p>2021-04-23 15:00:00+05:30</text:p>
          </table:table-cell>
          <table:table-cell office:value-type="float" office:value="3771.55004882812" calcext:value-type="float">
            <text:p>3771.55004882812</text:p>
          </table:table-cell>
          <table:table-cell office:value-type="float" office:value="3779.19995117187" calcext:value-type="float">
            <text:p>3779.19995117187</text:p>
          </table:table-cell>
          <table:table-cell office:value-type="float" office:value="3765.19995117187" calcext:value-type="float">
            <text:p>3765.19995117187</text:p>
          </table:table-cell>
          <table:table-cell office:value-type="float" office:value="3770.64990234375" calcext:value-type="float">
            <text:p>3770.64990234375</text:p>
          </table:table-cell>
          <table:table-cell office:value-type="float" office:value="25251" calcext:value-type="float">
            <text:p>25251</text:p>
          </table:table-cell>
          <table:table-cell office:value-type="string" calcext:value-type="string">
            <text:p>DIVISLAB.NS</text:p>
          </table:table-cell>
          <table:table-cell/>
        </table:table-row>
        <table:table-row table:style-name="ro1">
          <table:table-cell office:value-type="string" calcext:value-type="string">
            <text:p>2021-04-23 15:15:00+05:30</text:p>
          </table:table-cell>
          <table:table-cell office:value-type="float" office:value="3770.5" calcext:value-type="float">
            <text:p>3770.5</text:p>
          </table:table-cell>
          <table:table-cell office:value-type="float" office:value="3790.80004882812" calcext:value-type="float">
            <text:p>3790.80004882812</text:p>
          </table:table-cell>
          <table:table-cell office:value-type="float" office:value="3770.5" calcext:value-type="float">
            <text:p>3770.5</text:p>
          </table:table-cell>
          <table:table-cell office:value-type="float" office:value="3779.75" calcext:value-type="float">
            <text:p>3779.75</text:p>
          </table:table-cell>
          <table:table-cell office:value-type="float" office:value="35689" calcext:value-type="float">
            <text:p>35689</text:p>
          </table:table-cell>
          <table:table-cell office:value-type="string" calcext:value-type="string">
            <text:p>DIVISLAB.NS</text:p>
          </table:table-cell>
          <table:table-cell/>
        </table:table-row>
        <table:table-row table:style-name="ro1">
          <table:table-cell office:value-type="string" calcext:value-type="string">
            <text:p>2021-04-23 09:15:00+05:30</text:p>
          </table:table-cell>
          <table:table-cell office:value-type="float" office:value="5228" calcext:value-type="float">
            <text:p>5228</text:p>
          </table:table-cell>
          <table:table-cell office:value-type="float" office:value="5262.85009765625" calcext:value-type="float">
            <text:p>5262.85009765625</text:p>
          </table:table-cell>
          <table:table-cell office:value-type="float" office:value="5213.89990234375" calcext:value-type="float">
            <text:p>5213.89990234375</text:p>
          </table:table-cell>
          <table:table-cell office:value-type="float" office:value="5250.7998046875" calcext:value-type="float">
            <text:p>5250.7998046875</text:p>
          </table:table-cell>
          <table:table-cell office:value-type="float" office:value="175510" calcext:value-type="float">
            <text:p>175510</text:p>
          </table:table-cell>
          <table:table-cell office:value-type="string" calcext:value-type="string">
            <text:p>DRREDDY.NS</text:p>
          </table:table-cell>
          <table:table-cell table:style-name="ce1" table:formula="of:=([.C302]-[.D302])/[.D302]*100" office:value-type="float" office:value="0.938840335053152" calcext:value-type="float">
            <text:p>0.94</text:p>
          </table:table-cell>
        </table:table-row>
        <table:table-row table:style-name="ro1">
          <table:table-cell office:value-type="string" calcext:value-type="string">
            <text:p>2021-04-23 09:30:00+05:30</text:p>
          </table:table-cell>
          <table:table-cell office:value-type="float" office:value="5248.5498046875" calcext:value-type="float">
            <text:p>5248.5498046875</text:p>
          </table:table-cell>
          <table:table-cell office:value-type="float" office:value="5250.85009765625" calcext:value-type="float">
            <text:p>5250.85009765625</text:p>
          </table:table-cell>
          <table:table-cell office:value-type="float" office:value="5212.5498046875" calcext:value-type="float">
            <text:p>5212.5498046875</text:p>
          </table:table-cell>
          <table:table-cell office:value-type="float" office:value="5221" calcext:value-type="float">
            <text:p>5221</text:p>
          </table:table-cell>
          <table:table-cell office:value-type="float" office:value="81786" calcext:value-type="float">
            <text:p>81786</text:p>
          </table:table-cell>
          <table:table-cell office:value-type="string" calcext:value-type="string">
            <text:p>DRREDDY.NS</text:p>
          </table:table-cell>
          <table:table-cell/>
        </table:table-row>
        <table:table-row table:style-name="ro1">
          <table:table-cell office:value-type="string" calcext:value-type="string">
            <text:p>2021-04-23 09:45:00+05:30</text:p>
          </table:table-cell>
          <table:table-cell office:value-type="float" office:value="5222.64990234375" calcext:value-type="float">
            <text:p>5222.64990234375</text:p>
          </table:table-cell>
          <table:table-cell office:value-type="float" office:value="5233.5498046875" calcext:value-type="float">
            <text:p>5233.5498046875</text:p>
          </table:table-cell>
          <table:table-cell office:value-type="float" office:value="5197.0498046875" calcext:value-type="float">
            <text:p>5197.0498046875</text:p>
          </table:table-cell>
          <table:table-cell office:value-type="float" office:value="5223.5" calcext:value-type="float">
            <text:p>5223.5</text:p>
          </table:table-cell>
          <table:table-cell office:value-type="float" office:value="79644" calcext:value-type="float">
            <text:p>79644</text:p>
          </table:table-cell>
          <table:table-cell office:value-type="string" calcext:value-type="string">
            <text:p>DRREDDY.NS</text:p>
          </table:table-cell>
          <table:table-cell/>
        </table:table-row>
        <table:table-row table:style-name="ro1">
          <table:table-cell office:value-type="string" calcext:value-type="string">
            <text:p>2021-04-23 10:00:00+05:30</text:p>
          </table:table-cell>
          <table:table-cell office:value-type="float" office:value="5223.5" calcext:value-type="float">
            <text:p>5223.5</text:p>
          </table:table-cell>
          <table:table-cell office:value-type="float" office:value="5233" calcext:value-type="float">
            <text:p>5233</text:p>
          </table:table-cell>
          <table:table-cell office:value-type="float" office:value="5205.39990234375" calcext:value-type="float">
            <text:p>5205.39990234375</text:p>
          </table:table-cell>
          <table:table-cell office:value-type="float" office:value="5217.5" calcext:value-type="float">
            <text:p>5217.5</text:p>
          </table:table-cell>
          <table:table-cell office:value-type="float" office:value="54061" calcext:value-type="float">
            <text:p>54061</text:p>
          </table:table-cell>
          <table:table-cell office:value-type="string" calcext:value-type="string">
            <text:p>DRREDDY.NS</text:p>
          </table:table-cell>
          <table:table-cell/>
        </table:table-row>
        <table:table-row table:style-name="ro1">
          <table:table-cell office:value-type="string" calcext:value-type="string">
            <text:p>2021-04-23 10:15:00+05:30</text:p>
          </table:table-cell>
          <table:table-cell table:number-columns-repeated="2" office:value-type="float" office:value="5217.5" calcext:value-type="float">
            <text:p>5217.5</text:p>
          </table:table-cell>
          <table:table-cell office:value-type="float" office:value="5156.14990234375" calcext:value-type="float">
            <text:p>5156.14990234375</text:p>
          </table:table-cell>
          <table:table-cell office:value-type="float" office:value="5189.2001953125" calcext:value-type="float">
            <text:p>5189.2001953125</text:p>
          </table:table-cell>
          <table:table-cell office:value-type="float" office:value="134972" calcext:value-type="float">
            <text:p>134972</text:p>
          </table:table-cell>
          <table:table-cell office:value-type="string" calcext:value-type="string">
            <text:p>DRREDDY.NS</text:p>
          </table:table-cell>
          <table:table-cell/>
        </table:table-row>
        <table:table-row table:style-name="ro1">
          <table:table-cell office:value-type="string" calcext:value-type="string">
            <text:p>2021-04-23 10:30:00+05:30</text:p>
          </table:table-cell>
          <table:table-cell office:value-type="float" office:value="5188" calcext:value-type="float">
            <text:p>5188</text:p>
          </table:table-cell>
          <table:table-cell office:value-type="float" office:value="5195" calcext:value-type="float">
            <text:p>5195</text:p>
          </table:table-cell>
          <table:table-cell office:value-type="float" office:value="5156" calcext:value-type="float">
            <text:p>5156</text:p>
          </table:table-cell>
          <table:table-cell office:value-type="float" office:value="5158.5498046875" calcext:value-type="float">
            <text:p>5158.5498046875</text:p>
          </table:table-cell>
          <table:table-cell office:value-type="float" office:value="69449" calcext:value-type="float">
            <text:p>69449</text:p>
          </table:table-cell>
          <table:table-cell office:value-type="string" calcext:value-type="string">
            <text:p>DRREDDY.NS</text:p>
          </table:table-cell>
          <table:table-cell/>
        </table:table-row>
        <table:table-row table:style-name="ro1">
          <table:table-cell office:value-type="string" calcext:value-type="string">
            <text:p>2021-04-23 10:45:00+05:30</text:p>
          </table:table-cell>
          <table:table-cell office:value-type="float" office:value="5158" calcext:value-type="float">
            <text:p>5158</text:p>
          </table:table-cell>
          <table:table-cell office:value-type="float" office:value="5161.85009765625" calcext:value-type="float">
            <text:p>5161.85009765625</text:p>
          </table:table-cell>
          <table:table-cell office:value-type="float" office:value="5143.60009765625" calcext:value-type="float">
            <text:p>5143.60009765625</text:p>
          </table:table-cell>
          <table:table-cell office:value-type="float" office:value="5155.89990234375" calcext:value-type="float">
            <text:p>5155.89990234375</text:p>
          </table:table-cell>
          <table:table-cell office:value-type="float" office:value="66913" calcext:value-type="float">
            <text:p>66913</text:p>
          </table:table-cell>
          <table:table-cell office:value-type="string" calcext:value-type="string">
            <text:p>DRREDDY.NS</text:p>
          </table:table-cell>
          <table:table-cell/>
        </table:table-row>
        <table:table-row table:style-name="ro1">
          <table:table-cell office:value-type="string" calcext:value-type="string">
            <text:p>2021-04-23 11:00:00+05:30</text:p>
          </table:table-cell>
          <table:table-cell office:value-type="float" office:value="5155" calcext:value-type="float">
            <text:p>5155</text:p>
          </table:table-cell>
          <table:table-cell office:value-type="float" office:value="5174.5" calcext:value-type="float">
            <text:p>5174.5</text:p>
          </table:table-cell>
          <table:table-cell office:value-type="float" office:value="5155" calcext:value-type="float">
            <text:p>5155</text:p>
          </table:table-cell>
          <table:table-cell office:value-type="float" office:value="5172" calcext:value-type="float">
            <text:p>5172</text:p>
          </table:table-cell>
          <table:table-cell office:value-type="float" office:value="37672" calcext:value-type="float">
            <text:p>37672</text:p>
          </table:table-cell>
          <table:table-cell office:value-type="string" calcext:value-type="string">
            <text:p>DRREDDY.NS</text:p>
          </table:table-cell>
          <table:table-cell/>
        </table:table-row>
        <table:table-row table:style-name="ro1">
          <table:table-cell office:value-type="string" calcext:value-type="string">
            <text:p>2021-04-23 11:15:00+05:30</text:p>
          </table:table-cell>
          <table:table-cell office:value-type="float" office:value="5169.64990234375" calcext:value-type="float">
            <text:p>5169.64990234375</text:p>
          </table:table-cell>
          <table:table-cell office:value-type="float" office:value="5174.64990234375" calcext:value-type="float">
            <text:p>5174.64990234375</text:p>
          </table:table-cell>
          <table:table-cell office:value-type="float" office:value="5149.10009765625" calcext:value-type="float">
            <text:p>5149.10009765625</text:p>
          </table:table-cell>
          <table:table-cell office:value-type="float" office:value="5152.7998046875" calcext:value-type="float">
            <text:p>5152.7998046875</text:p>
          </table:table-cell>
          <table:table-cell office:value-type="float" office:value="37985" calcext:value-type="float">
            <text:p>37985</text:p>
          </table:table-cell>
          <table:table-cell office:value-type="string" calcext:value-type="string">
            <text:p>DRREDDY.NS</text:p>
          </table:table-cell>
          <table:table-cell/>
        </table:table-row>
        <table:table-row table:style-name="ro1">
          <table:table-cell office:value-type="string" calcext:value-type="string">
            <text:p>2021-04-23 11:30:00+05:30</text:p>
          </table:table-cell>
          <table:table-cell table:number-columns-repeated="2" office:value-type="float" office:value="5152" calcext:value-type="float">
            <text:p>5152</text:p>
          </table:table-cell>
          <table:table-cell office:value-type="float" office:value="5132" calcext:value-type="float">
            <text:p>5132</text:p>
          </table:table-cell>
          <table:table-cell office:value-type="float" office:value="5151.39990234375" calcext:value-type="float">
            <text:p>5151.39990234375</text:p>
          </table:table-cell>
          <table:table-cell office:value-type="float" office:value="74770" calcext:value-type="float">
            <text:p>74770</text:p>
          </table:table-cell>
          <table:table-cell office:value-type="string" calcext:value-type="string">
            <text:p>DRREDDY.NS</text:p>
          </table:table-cell>
          <table:table-cell/>
        </table:table-row>
        <table:table-row table:style-name="ro1">
          <table:table-cell office:value-type="string" calcext:value-type="string">
            <text:p>2021-04-23 11:45:00+05:30</text:p>
          </table:table-cell>
          <table:table-cell table:number-columns-repeated="2" office:value-type="float" office:value="5151.60009765625" calcext:value-type="float">
            <text:p>5151.60009765625</text:p>
          </table:table-cell>
          <table:table-cell office:value-type="float" office:value="5125" calcext:value-type="float">
            <text:p>5125</text:p>
          </table:table-cell>
          <table:table-cell office:value-type="float" office:value="5131" calcext:value-type="float">
            <text:p>5131</text:p>
          </table:table-cell>
          <table:table-cell office:value-type="float" office:value="33571" calcext:value-type="float">
            <text:p>33571</text:p>
          </table:table-cell>
          <table:table-cell office:value-type="string" calcext:value-type="string">
            <text:p>DRREDDY.NS</text:p>
          </table:table-cell>
          <table:table-cell/>
        </table:table-row>
        <table:table-row table:style-name="ro1">
          <table:table-cell office:value-type="string" calcext:value-type="string">
            <text:p>2021-04-23 12:00:00+05:30</text:p>
          </table:table-cell>
          <table:table-cell office:value-type="float" office:value="5130.0498046875" calcext:value-type="float">
            <text:p>5130.0498046875</text:p>
          </table:table-cell>
          <table:table-cell office:value-type="float" office:value="5135" calcext:value-type="float">
            <text:p>5135</text:p>
          </table:table-cell>
          <table:table-cell office:value-type="float" office:value="5120.5" calcext:value-type="float">
            <text:p>5120.5</text:p>
          </table:table-cell>
          <table:table-cell office:value-type="float" office:value="5130.2001953125" calcext:value-type="float">
            <text:p>5130.2001953125</text:p>
          </table:table-cell>
          <table:table-cell office:value-type="float" office:value="48627" calcext:value-type="float">
            <text:p>48627</text:p>
          </table:table-cell>
          <table:table-cell office:value-type="string" calcext:value-type="string">
            <text:p>DRREDDY.NS</text:p>
          </table:table-cell>
          <table:table-cell/>
        </table:table-row>
        <table:table-row table:style-name="ro1">
          <table:table-cell office:value-type="string" calcext:value-type="string">
            <text:p>2021-04-23 12:15:00+05:30</text:p>
          </table:table-cell>
          <table:table-cell office:value-type="float" office:value="5130.89990234375" calcext:value-type="float">
            <text:p>5130.89990234375</text:p>
          </table:table-cell>
          <table:table-cell office:value-type="float" office:value="5132" calcext:value-type="float">
            <text:p>5132</text:p>
          </table:table-cell>
          <table:table-cell office:value-type="float" office:value="5100" calcext:value-type="float">
            <text:p>5100</text:p>
          </table:table-cell>
          <table:table-cell office:value-type="float" office:value="5115" calcext:value-type="float">
            <text:p>5115</text:p>
          </table:table-cell>
          <table:table-cell office:value-type="float" office:value="86910" calcext:value-type="float">
            <text:p>86910</text:p>
          </table:table-cell>
          <table:table-cell office:value-type="string" calcext:value-type="string">
            <text:p>DRREDDY.NS</text:p>
          </table:table-cell>
          <table:table-cell/>
        </table:table-row>
        <table:table-row table:style-name="ro1">
          <table:table-cell office:value-type="string" calcext:value-type="string">
            <text:p>2021-04-23 12:30:00+05:30</text:p>
          </table:table-cell>
          <table:table-cell office:value-type="float" office:value="5116.25" calcext:value-type="float">
            <text:p>5116.25</text:p>
          </table:table-cell>
          <table:table-cell office:value-type="float" office:value="5117" calcext:value-type="float">
            <text:p>5117</text:p>
          </table:table-cell>
          <table:table-cell office:value-type="float" office:value="5055.5" calcext:value-type="float">
            <text:p>5055.5</text:p>
          </table:table-cell>
          <table:table-cell office:value-type="float" office:value="5069.14990234375" calcext:value-type="float">
            <text:p>5069.14990234375</text:p>
          </table:table-cell>
          <table:table-cell office:value-type="float" office:value="150624" calcext:value-type="float">
            <text:p>150624</text:p>
          </table:table-cell>
          <table:table-cell office:value-type="string" calcext:value-type="string">
            <text:p>DRREDDY.NS</text:p>
          </table:table-cell>
          <table:table-cell/>
        </table:table-row>
        <table:table-row table:style-name="ro1">
          <table:table-cell office:value-type="string" calcext:value-type="string">
            <text:p>2021-04-23 12:45:00+05:30</text:p>
          </table:table-cell>
          <table:table-cell office:value-type="float" office:value="5069.14990234375" calcext:value-type="float">
            <text:p>5069.14990234375</text:p>
          </table:table-cell>
          <table:table-cell office:value-type="float" office:value="5075" calcext:value-type="float">
            <text:p>5075</text:p>
          </table:table-cell>
          <table:table-cell office:value-type="float" office:value="5030.2001953125" calcext:value-type="float">
            <text:p>5030.2001953125</text:p>
          </table:table-cell>
          <table:table-cell office:value-type="float" office:value="5068" calcext:value-type="float">
            <text:p>5068</text:p>
          </table:table-cell>
          <table:table-cell office:value-type="float" office:value="164602" calcext:value-type="float">
            <text:p>164602</text:p>
          </table:table-cell>
          <table:table-cell office:value-type="string" calcext:value-type="string">
            <text:p>DRREDDY.NS</text:p>
          </table:table-cell>
          <table:table-cell/>
        </table:table-row>
        <table:table-row table:style-name="ro1">
          <table:table-cell office:value-type="string" calcext:value-type="string">
            <text:p>2021-04-23 13:00:00+05:30</text:p>
          </table:table-cell>
          <table:table-cell office:value-type="float" office:value="5066.5" calcext:value-type="float">
            <text:p>5066.5</text:p>
          </table:table-cell>
          <table:table-cell office:value-type="float" office:value="5100" calcext:value-type="float">
            <text:p>5100</text:p>
          </table:table-cell>
          <table:table-cell office:value-type="float" office:value="5057.85009765625" calcext:value-type="float">
            <text:p>5057.85009765625</text:p>
          </table:table-cell>
          <table:table-cell office:value-type="float" office:value="5097.0498046875" calcext:value-type="float">
            <text:p>5097.0498046875</text:p>
          </table:table-cell>
          <table:table-cell office:value-type="float" office:value="155809" calcext:value-type="float">
            <text:p>155809</text:p>
          </table:table-cell>
          <table:table-cell office:value-type="string" calcext:value-type="string">
            <text:p>DRREDDY.NS</text:p>
          </table:table-cell>
          <table:table-cell/>
        </table:table-row>
        <table:table-row table:style-name="ro1">
          <table:table-cell office:value-type="string" calcext:value-type="string">
            <text:p>2021-04-23 13:15:00+05:30</text:p>
          </table:table-cell>
          <table:table-cell office:value-type="float" office:value="5099.39990234375" calcext:value-type="float">
            <text:p>5099.39990234375</text:p>
          </table:table-cell>
          <table:table-cell office:value-type="float" office:value="5110.2001953125" calcext:value-type="float">
            <text:p>5110.2001953125</text:p>
          </table:table-cell>
          <table:table-cell office:value-type="float" office:value="5053.9501953125" calcext:value-type="float">
            <text:p>5053.9501953125</text:p>
          </table:table-cell>
          <table:table-cell office:value-type="float" office:value="5072" calcext:value-type="float">
            <text:p>5072</text:p>
          </table:table-cell>
          <table:table-cell office:value-type="float" office:value="132162" calcext:value-type="float">
            <text:p>132162</text:p>
          </table:table-cell>
          <table:table-cell office:value-type="string" calcext:value-type="string">
            <text:p>DRREDDY.NS</text:p>
          </table:table-cell>
          <table:table-cell/>
        </table:table-row>
        <table:table-row table:style-name="ro1">
          <table:table-cell office:value-type="string" calcext:value-type="string">
            <text:p>2021-04-23 13:30:00+05:30</text:p>
          </table:table-cell>
          <table:table-cell office:value-type="float" office:value="5071" calcext:value-type="float">
            <text:p>5071</text:p>
          </table:table-cell>
          <table:table-cell office:value-type="float" office:value="5080.2998046875" calcext:value-type="float">
            <text:p>5080.2998046875</text:p>
          </table:table-cell>
          <table:table-cell office:value-type="float" office:value="5055" calcext:value-type="float">
            <text:p>5055</text:p>
          </table:table-cell>
          <table:table-cell office:value-type="float" office:value="5057.2998046875" calcext:value-type="float">
            <text:p>5057.2998046875</text:p>
          </table:table-cell>
          <table:table-cell office:value-type="float" office:value="65626" calcext:value-type="float">
            <text:p>65626</text:p>
          </table:table-cell>
          <table:table-cell office:value-type="string" calcext:value-type="string">
            <text:p>DRREDDY.NS</text:p>
          </table:table-cell>
          <table:table-cell/>
        </table:table-row>
        <table:table-row table:style-name="ro1">
          <table:table-cell office:value-type="string" calcext:value-type="string">
            <text:p>2021-04-23 13:45:00+05:30</text:p>
          </table:table-cell>
          <table:table-cell office:value-type="float" office:value="5057.2998046875" calcext:value-type="float">
            <text:p>5057.2998046875</text:p>
          </table:table-cell>
          <table:table-cell office:value-type="float" office:value="5062" calcext:value-type="float">
            <text:p>5062</text:p>
          </table:table-cell>
          <table:table-cell office:value-type="float" office:value="5045" calcext:value-type="float">
            <text:p>5045</text:p>
          </table:table-cell>
          <table:table-cell office:value-type="float" office:value="5047.85009765625" calcext:value-type="float">
            <text:p>5047.85009765625</text:p>
          </table:table-cell>
          <table:table-cell office:value-type="float" office:value="68480" calcext:value-type="float">
            <text:p>68480</text:p>
          </table:table-cell>
          <table:table-cell office:value-type="string" calcext:value-type="string">
            <text:p>DRREDDY.NS</text:p>
          </table:table-cell>
          <table:table-cell/>
        </table:table-row>
        <table:table-row table:style-name="ro1">
          <table:table-cell office:value-type="string" calcext:value-type="string">
            <text:p>2021-04-23 14:00:00+05:30</text:p>
          </table:table-cell>
          <table:table-cell office:value-type="float" office:value="5055" calcext:value-type="float">
            <text:p>5055</text:p>
          </table:table-cell>
          <table:table-cell office:value-type="float" office:value="5070" calcext:value-type="float">
            <text:p>5070</text:p>
          </table:table-cell>
          <table:table-cell office:value-type="float" office:value="5049.2001953125" calcext:value-type="float">
            <text:p>5049.2001953125</text:p>
          </table:table-cell>
          <table:table-cell office:value-type="float" office:value="5058" calcext:value-type="float">
            <text:p>5058</text:p>
          </table:table-cell>
          <table:table-cell office:value-type="float" office:value="41531" calcext:value-type="float">
            <text:p>41531</text:p>
          </table:table-cell>
          <table:table-cell office:value-type="string" calcext:value-type="string">
            <text:p>DRREDDY.NS</text:p>
          </table:table-cell>
          <table:table-cell/>
        </table:table-row>
        <table:table-row table:style-name="ro1">
          <table:table-cell office:value-type="string" calcext:value-type="string">
            <text:p>2021-04-23 14:15:00+05:30</text:p>
          </table:table-cell>
          <table:table-cell office:value-type="float" office:value="5057.7998046875" calcext:value-type="float">
            <text:p>5057.7998046875</text:p>
          </table:table-cell>
          <table:table-cell office:value-type="float" office:value="5068" calcext:value-type="float">
            <text:p>5068</text:p>
          </table:table-cell>
          <table:table-cell office:value-type="float" office:value="5042.10009765625" calcext:value-type="float">
            <text:p>5042.10009765625</text:p>
          </table:table-cell>
          <table:table-cell office:value-type="float" office:value="5044.85009765625" calcext:value-type="float">
            <text:p>5044.85009765625</text:p>
          </table:table-cell>
          <table:table-cell office:value-type="float" office:value="59349" calcext:value-type="float">
            <text:p>59349</text:p>
          </table:table-cell>
          <table:table-cell office:value-type="string" calcext:value-type="string">
            <text:p>DRREDDY.NS</text:p>
          </table:table-cell>
          <table:table-cell/>
        </table:table-row>
        <table:table-row table:style-name="ro1">
          <table:table-cell office:value-type="string" calcext:value-type="string">
            <text:p>2021-04-23 14:30:00+05:30</text:p>
          </table:table-cell>
          <table:table-cell office:value-type="float" office:value="5044" calcext:value-type="float">
            <text:p>5044</text:p>
          </table:table-cell>
          <table:table-cell office:value-type="float" office:value="5059.25" calcext:value-type="float">
            <text:p>5059.25</text:p>
          </table:table-cell>
          <table:table-cell office:value-type="float" office:value="5040" calcext:value-type="float">
            <text:p>5040</text:p>
          </table:table-cell>
          <table:table-cell office:value-type="float" office:value="5041.2001953125" calcext:value-type="float">
            <text:p>5041.2001953125</text:p>
          </table:table-cell>
          <table:table-cell office:value-type="float" office:value="58562" calcext:value-type="float">
            <text:p>58562</text:p>
          </table:table-cell>
          <table:table-cell office:value-type="string" calcext:value-type="string">
            <text:p>DRREDDY.NS</text:p>
          </table:table-cell>
          <table:table-cell/>
        </table:table-row>
        <table:table-row table:style-name="ro1">
          <table:table-cell office:value-type="string" calcext:value-type="string">
            <text:p>2021-04-23 14:45:00+05:30</text:p>
          </table:table-cell>
          <table:table-cell office:value-type="float" office:value="5043.4501953125" calcext:value-type="float">
            <text:p>5043.4501953125</text:p>
          </table:table-cell>
          <table:table-cell office:value-type="float" office:value="5098.89990234375" calcext:value-type="float">
            <text:p>5098.89990234375</text:p>
          </table:table-cell>
          <table:table-cell office:value-type="float" office:value="5041.39990234375" calcext:value-type="float">
            <text:p>5041.39990234375</text:p>
          </table:table-cell>
          <table:table-cell office:value-type="float" office:value="5080" calcext:value-type="float">
            <text:p>5080</text:p>
          </table:table-cell>
          <table:table-cell office:value-type="float" office:value="156079" calcext:value-type="float">
            <text:p>156079</text:p>
          </table:table-cell>
          <table:table-cell office:value-type="string" calcext:value-type="string">
            <text:p>DRREDDY.NS</text:p>
          </table:table-cell>
          <table:table-cell/>
        </table:table-row>
        <table:table-row table:style-name="ro1">
          <table:table-cell office:value-type="string" calcext:value-type="string">
            <text:p>2021-04-23 15:00:00+05:30</text:p>
          </table:table-cell>
          <table:table-cell office:value-type="float" office:value="5082" calcext:value-type="float">
            <text:p>5082</text:p>
          </table:table-cell>
          <table:table-cell office:value-type="float" office:value="5084" calcext:value-type="float">
            <text:p>5084</text:p>
          </table:table-cell>
          <table:table-cell table:number-columns-repeated="2" office:value-type="float" office:value="5055.5498046875" calcext:value-type="float">
            <text:p>5055.5498046875</text:p>
          </table:table-cell>
          <table:table-cell office:value-type="float" office:value="110652" calcext:value-type="float">
            <text:p>110652</text:p>
          </table:table-cell>
          <table:table-cell office:value-type="string" calcext:value-type="string">
            <text:p>DRREDDY.NS</text:p>
          </table:table-cell>
          <table:table-cell/>
        </table:table-row>
        <table:table-row table:style-name="ro1">
          <table:table-cell office:value-type="string" calcext:value-type="string">
            <text:p>2021-04-23 15:15:00+05:30</text:p>
          </table:table-cell>
          <table:table-cell office:value-type="float" office:value="5059" calcext:value-type="float">
            <text:p>5059</text:p>
          </table:table-cell>
          <table:table-cell office:value-type="float" office:value="5083" calcext:value-type="float">
            <text:p>5083</text:p>
          </table:table-cell>
          <table:table-cell office:value-type="float" office:value="5054.85009765625" calcext:value-type="float">
            <text:p>5054.85009765625</text:p>
          </table:table-cell>
          <table:table-cell office:value-type="float" office:value="5066.7001953125" calcext:value-type="float">
            <text:p>5066.7001953125</text:p>
          </table:table-cell>
          <table:table-cell office:value-type="float" office:value="147244" calcext:value-type="float">
            <text:p>147244</text:p>
          </table:table-cell>
          <table:table-cell office:value-type="string" calcext:value-type="string">
            <text:p>DRREDDY.NS</text:p>
          </table:table-cell>
          <table:table-cell/>
        </table:table-row>
        <table:table-row table:style-name="ro1">
          <table:table-cell office:value-type="string" calcext:value-type="string">
            <text:p>2021-04-23 09:15:00+05:30</text:p>
          </table:table-cell>
          <table:table-cell office:value-type="float" office:value="2317" calcext:value-type="float">
            <text:p>2317</text:p>
          </table:table-cell>
          <table:table-cell office:value-type="float" office:value="2337.94995117187" calcext:value-type="float">
            <text:p>2337.94995117187</text:p>
          </table:table-cell>
          <table:table-cell office:value-type="float" office:value="2310" calcext:value-type="float">
            <text:p>2310</text:p>
          </table:table-cell>
          <table:table-cell office:value-type="float" office:value="2321.10009765625" calcext:value-type="float">
            <text:p>2321.10009765625</text:p>
          </table:table-cell>
          <table:table-cell office:value-type="float" office:value="71314" calcext:value-type="float">
            <text:p>71314</text:p>
          </table:table-cell>
          <table:table-cell office:value-type="string" calcext:value-type="string">
            <text:p>EICHERMOT.NS</text:p>
          </table:table-cell>
          <table:table-cell table:style-name="ce1" table:formula="of:=([.C327]-[.D327])/[.D327]*100" office:value-type="float" office:value="1.20995459618506" calcext:value-type="float">
            <text:p>1.21</text:p>
          </table:table-cell>
        </table:table-row>
        <table:table-row table:style-name="ro1">
          <table:table-cell office:value-type="string" calcext:value-type="string">
            <text:p>2021-04-23 09:30:00+05:30</text:p>
          </table:table-cell>
          <table:table-cell office:value-type="float" office:value="2322.39990234375" calcext:value-type="float">
            <text:p>2322.39990234375</text:p>
          </table:table-cell>
          <table:table-cell office:value-type="float" office:value="2332.19995117188" calcext:value-type="float">
            <text:p>2332.19995117188</text:p>
          </table:table-cell>
          <table:table-cell office:value-type="float" office:value="2320.35009765625" calcext:value-type="float">
            <text:p>2320.35009765625</text:p>
          </table:table-cell>
          <table:table-cell office:value-type="float" office:value="2323.14990234375" calcext:value-type="float">
            <text:p>2323.14990234375</text:p>
          </table:table-cell>
          <table:table-cell office:value-type="float" office:value="26977" calcext:value-type="float">
            <text:p>26977</text:p>
          </table:table-cell>
          <table:table-cell office:value-type="string" calcext:value-type="string">
            <text:p>EICHERMOT.NS</text:p>
          </table:table-cell>
          <table:table-cell/>
        </table:table-row>
        <table:table-row table:style-name="ro1">
          <table:table-cell office:value-type="string" calcext:value-type="string">
            <text:p>2021-04-23 09:45:00+05:30</text:p>
          </table:table-cell>
          <table:table-cell office:value-type="float" office:value="2323.19995117187" calcext:value-type="float">
            <text:p>2323.19995117187</text:p>
          </table:table-cell>
          <table:table-cell office:value-type="float" office:value="2326.64990234375" calcext:value-type="float">
            <text:p>2326.64990234375</text:p>
          </table:table-cell>
          <table:table-cell office:value-type="float" office:value="2317" calcext:value-type="float">
            <text:p>2317</text:p>
          </table:table-cell>
          <table:table-cell office:value-type="float" office:value="2325.89990234375" calcext:value-type="float">
            <text:p>2325.89990234375</text:p>
          </table:table-cell>
          <table:table-cell office:value-type="float" office:value="30934" calcext:value-type="float">
            <text:p>30934</text:p>
          </table:table-cell>
          <table:table-cell office:value-type="string" calcext:value-type="string">
            <text:p>EICHERMOT.NS</text:p>
          </table:table-cell>
          <table:table-cell/>
        </table:table-row>
        <table:table-row table:style-name="ro1">
          <table:table-cell office:value-type="string" calcext:value-type="string">
            <text:p>2021-04-23 10:00:00+05:30</text:p>
          </table:table-cell>
          <table:table-cell office:value-type="float" office:value="2325.89990234375" calcext:value-type="float">
            <text:p>2325.89990234375</text:p>
          </table:table-cell>
          <table:table-cell office:value-type="float" office:value="2339.75" calcext:value-type="float">
            <text:p>2339.75</text:p>
          </table:table-cell>
          <table:table-cell office:value-type="float" office:value="2324.05004882812" calcext:value-type="float">
            <text:p>2324.05004882812</text:p>
          </table:table-cell>
          <table:table-cell office:value-type="float" office:value="2336" calcext:value-type="float">
            <text:p>2336</text:p>
          </table:table-cell>
          <table:table-cell office:value-type="float" office:value="36492" calcext:value-type="float">
            <text:p>36492</text:p>
          </table:table-cell>
          <table:table-cell office:value-type="string" calcext:value-type="string">
            <text:p>EICHERMOT.NS</text:p>
          </table:table-cell>
          <table:table-cell/>
        </table:table-row>
        <table:table-row table:style-name="ro1">
          <table:table-cell office:value-type="string" calcext:value-type="string">
            <text:p>2021-04-23 10:15:00+05:30</text:p>
          </table:table-cell>
          <table:table-cell office:value-type="float" office:value="2336.14990234375" calcext:value-type="float">
            <text:p>2336.14990234375</text:p>
          </table:table-cell>
          <table:table-cell office:value-type="float" office:value="2346" calcext:value-type="float">
            <text:p>2346</text:p>
          </table:table-cell>
          <table:table-cell office:value-type="float" office:value="2335.05004882812" calcext:value-type="float">
            <text:p>2335.05004882812</text:p>
          </table:table-cell>
          <table:table-cell office:value-type="float" office:value="2345.05004882813" calcext:value-type="float">
            <text:p>2345.05004882813</text:p>
          </table:table-cell>
          <table:table-cell office:value-type="float" office:value="33669" calcext:value-type="float">
            <text:p>33669</text:p>
          </table:table-cell>
          <table:table-cell office:value-type="string" calcext:value-type="string">
            <text:p>EICHERMOT.NS</text:p>
          </table:table-cell>
          <table:table-cell/>
        </table:table-row>
        <table:table-row table:style-name="ro1">
          <table:table-cell office:value-type="string" calcext:value-type="string">
            <text:p>2021-04-23 10:30:00+05:30</text:p>
          </table:table-cell>
          <table:table-cell office:value-type="float" office:value="2345.05004882813" calcext:value-type="float">
            <text:p>2345.05004882813</text:p>
          </table:table-cell>
          <table:table-cell office:value-type="float" office:value="2349" calcext:value-type="float">
            <text:p>2349</text:p>
          </table:table-cell>
          <table:table-cell office:value-type="float" office:value="2340.30004882813" calcext:value-type="float">
            <text:p>2340.30004882813</text:p>
          </table:table-cell>
          <table:table-cell office:value-type="float" office:value="2340.75" calcext:value-type="float">
            <text:p>2340.75</text:p>
          </table:table-cell>
          <table:table-cell office:value-type="float" office:value="25707" calcext:value-type="float">
            <text:p>25707</text:p>
          </table:table-cell>
          <table:table-cell office:value-type="string" calcext:value-type="string">
            <text:p>EICHERMOT.NS</text:p>
          </table:table-cell>
          <table:table-cell/>
        </table:table-row>
        <table:table-row table:style-name="ro1">
          <table:table-cell office:value-type="string" calcext:value-type="string">
            <text:p>2021-04-23 10:45:00+05:30</text:p>
          </table:table-cell>
          <table:table-cell office:value-type="float" office:value="2340.75" calcext:value-type="float">
            <text:p>2340.75</text:p>
          </table:table-cell>
          <table:table-cell office:value-type="float" office:value="2346.25" calcext:value-type="float">
            <text:p>2346.25</text:p>
          </table:table-cell>
          <table:table-cell office:value-type="float" office:value="2335.05004882812" calcext:value-type="float">
            <text:p>2335.05004882812</text:p>
          </table:table-cell>
          <table:table-cell office:value-type="float" office:value="2344" calcext:value-type="float">
            <text:p>2344</text:p>
          </table:table-cell>
          <table:table-cell office:value-type="float" office:value="23582" calcext:value-type="float">
            <text:p>23582</text:p>
          </table:table-cell>
          <table:table-cell office:value-type="string" calcext:value-type="string">
            <text:p>EICHERMOT.NS</text:p>
          </table:table-cell>
          <table:table-cell/>
        </table:table-row>
        <table:table-row table:style-name="ro1">
          <table:table-cell office:value-type="string" calcext:value-type="string">
            <text:p>2021-04-23 11:00:00+05:30</text:p>
          </table:table-cell>
          <table:table-cell office:value-type="float" office:value="2344" calcext:value-type="float">
            <text:p>2344</text:p>
          </table:table-cell>
          <table:table-cell office:value-type="float" office:value="2357.14990234375" calcext:value-type="float">
            <text:p>2357.14990234375</text:p>
          </table:table-cell>
          <table:table-cell office:value-type="float" office:value="2343.80004882812" calcext:value-type="float">
            <text:p>2343.80004882812</text:p>
          </table:table-cell>
          <table:table-cell office:value-type="float" office:value="2350.94995117187" calcext:value-type="float">
            <text:p>2350.94995117187</text:p>
          </table:table-cell>
          <table:table-cell office:value-type="float" office:value="40419" calcext:value-type="float">
            <text:p>40419</text:p>
          </table:table-cell>
          <table:table-cell office:value-type="string" calcext:value-type="string">
            <text:p>EICHERMOT.NS</text:p>
          </table:table-cell>
          <table:table-cell/>
        </table:table-row>
        <table:table-row table:style-name="ro1">
          <table:table-cell office:value-type="string" calcext:value-type="string">
            <text:p>2021-04-23 11:15:00+05:30</text:p>
          </table:table-cell>
          <table:table-cell office:value-type="float" office:value="2351" calcext:value-type="float">
            <text:p>2351</text:p>
          </table:table-cell>
          <table:table-cell office:value-type="float" office:value="2353.14990234375" calcext:value-type="float">
            <text:p>2353.14990234375</text:p>
          </table:table-cell>
          <table:table-cell office:value-type="float" office:value="2348.89990234375" calcext:value-type="float">
            <text:p>2348.89990234375</text:p>
          </table:table-cell>
          <table:table-cell office:value-type="float" office:value="2349.80004882813" calcext:value-type="float">
            <text:p>2349.80004882813</text:p>
          </table:table-cell>
          <table:table-cell office:value-type="float" office:value="16941" calcext:value-type="float">
            <text:p>16941</text:p>
          </table:table-cell>
          <table:table-cell office:value-type="string" calcext:value-type="string">
            <text:p>EICHERMOT.NS</text:p>
          </table:table-cell>
          <table:table-cell/>
        </table:table-row>
        <table:table-row table:style-name="ro1">
          <table:table-cell office:value-type="string" calcext:value-type="string">
            <text:p>2021-04-23 11:30:00+05:30</text:p>
          </table:table-cell>
          <table:table-cell office:value-type="float" office:value="2348.19995117188" calcext:value-type="float">
            <text:p>2348.19995117188</text:p>
          </table:table-cell>
          <table:table-cell office:value-type="float" office:value="2349.25" calcext:value-type="float">
            <text:p>2349.25</text:p>
          </table:table-cell>
          <table:table-cell office:value-type="float" office:value="2340.10009765625" calcext:value-type="float">
            <text:p>2340.10009765625</text:p>
          </table:table-cell>
          <table:table-cell office:value-type="float" office:value="2341" calcext:value-type="float">
            <text:p>2341</text:p>
          </table:table-cell>
          <table:table-cell office:value-type="float" office:value="17348" calcext:value-type="float">
            <text:p>17348</text:p>
          </table:table-cell>
          <table:table-cell office:value-type="string" calcext:value-type="string">
            <text:p>EICHERMOT.NS</text:p>
          </table:table-cell>
          <table:table-cell/>
        </table:table-row>
        <table:table-row table:style-name="ro1">
          <table:table-cell office:value-type="string" calcext:value-type="string">
            <text:p>2021-04-23 11:45:00+05:30</text:p>
          </table:table-cell>
          <table:table-cell table:number-columns-repeated="2" office:value-type="float" office:value="2341" calcext:value-type="float">
            <text:p>2341</text:p>
          </table:table-cell>
          <table:table-cell office:value-type="float" office:value="2332.10009765625" calcext:value-type="float">
            <text:p>2332.10009765625</text:p>
          </table:table-cell>
          <table:table-cell office:value-type="float" office:value="2333" calcext:value-type="float">
            <text:p>2333</text:p>
          </table:table-cell>
          <table:table-cell office:value-type="float" office:value="30132" calcext:value-type="float">
            <text:p>30132</text:p>
          </table:table-cell>
          <table:table-cell office:value-type="string" calcext:value-type="string">
            <text:p>EICHERMOT.NS</text:p>
          </table:table-cell>
          <table:table-cell/>
        </table:table-row>
        <table:table-row table:style-name="ro1">
          <table:table-cell office:value-type="string" calcext:value-type="string">
            <text:p>2021-04-23 12:00:00+05:30</text:p>
          </table:table-cell>
          <table:table-cell office:value-type="float" office:value="2333" calcext:value-type="float">
            <text:p>2333</text:p>
          </table:table-cell>
          <table:table-cell office:value-type="float" office:value="2337.30004882812" calcext:value-type="float">
            <text:p>2337.30004882812</text:p>
          </table:table-cell>
          <table:table-cell office:value-type="float" office:value="2332.10009765625" calcext:value-type="float">
            <text:p>2332.10009765625</text:p>
          </table:table-cell>
          <table:table-cell office:value-type="float" office:value="2335.39990234375" calcext:value-type="float">
            <text:p>2335.39990234375</text:p>
          </table:table-cell>
          <table:table-cell office:value-type="float" office:value="17338" calcext:value-type="float">
            <text:p>17338</text:p>
          </table:table-cell>
          <table:table-cell office:value-type="string" calcext:value-type="string">
            <text:p>EICHERMOT.NS</text:p>
          </table:table-cell>
          <table:table-cell/>
        </table:table-row>
        <table:table-row table:style-name="ro1">
          <table:table-cell office:value-type="string" calcext:value-type="string">
            <text:p>2021-04-23 12:15:00+05:30</text:p>
          </table:table-cell>
          <table:table-cell office:value-type="float" office:value="2335.39990234375" calcext:value-type="float">
            <text:p>2335.39990234375</text:p>
          </table:table-cell>
          <table:table-cell office:value-type="float" office:value="2337.19995117187" calcext:value-type="float">
            <text:p>2337.19995117187</text:p>
          </table:table-cell>
          <table:table-cell office:value-type="float" office:value="2327.10009765625" calcext:value-type="float">
            <text:p>2327.10009765625</text:p>
          </table:table-cell>
          <table:table-cell office:value-type="float" office:value="2329.25" calcext:value-type="float">
            <text:p>2329.25</text:p>
          </table:table-cell>
          <table:table-cell office:value-type="float" office:value="36939" calcext:value-type="float">
            <text:p>36939</text:p>
          </table:table-cell>
          <table:table-cell office:value-type="string" calcext:value-type="string">
            <text:p>EICHERMOT.NS</text:p>
          </table:table-cell>
          <table:table-cell/>
        </table:table-row>
        <table:table-row table:style-name="ro1">
          <table:table-cell office:value-type="string" calcext:value-type="string">
            <text:p>2021-04-23 12:30:00+05:30</text:p>
          </table:table-cell>
          <table:table-cell office:value-type="float" office:value="2329.25" calcext:value-type="float">
            <text:p>2329.25</text:p>
          </table:table-cell>
          <table:table-cell office:value-type="float" office:value="2332" calcext:value-type="float">
            <text:p>2332</text:p>
          </table:table-cell>
          <table:table-cell office:value-type="float" office:value="2325" calcext:value-type="float">
            <text:p>2325</text:p>
          </table:table-cell>
          <table:table-cell office:value-type="float" office:value="2330.85009765625" calcext:value-type="float">
            <text:p>2330.85009765625</text:p>
          </table:table-cell>
          <table:table-cell office:value-type="float" office:value="23527" calcext:value-type="float">
            <text:p>23527</text:p>
          </table:table-cell>
          <table:table-cell office:value-type="string" calcext:value-type="string">
            <text:p>EICHERMOT.NS</text:p>
          </table:table-cell>
          <table:table-cell/>
        </table:table-row>
        <table:table-row table:style-name="ro1">
          <table:table-cell office:value-type="string" calcext:value-type="string">
            <text:p>2021-04-23 12:45:00+05:30</text:p>
          </table:table-cell>
          <table:table-cell office:value-type="float" office:value="2330.85009765625" calcext:value-type="float">
            <text:p>2330.85009765625</text:p>
          </table:table-cell>
          <table:table-cell office:value-type="float" office:value="2333.64990234375" calcext:value-type="float">
            <text:p>2333.64990234375</text:p>
          </table:table-cell>
          <table:table-cell table:number-columns-repeated="2" office:value-type="float" office:value="2326" calcext:value-type="float">
            <text:p>2326</text:p>
          </table:table-cell>
          <table:table-cell office:value-type="float" office:value="23468" calcext:value-type="float">
            <text:p>23468</text:p>
          </table:table-cell>
          <table:table-cell office:value-type="string" calcext:value-type="string">
            <text:p>EICHERMOT.NS</text:p>
          </table:table-cell>
          <table:table-cell/>
        </table:table-row>
        <table:table-row table:style-name="ro1">
          <table:table-cell office:value-type="string" calcext:value-type="string">
            <text:p>2021-04-23 13:00:00+05:30</text:p>
          </table:table-cell>
          <table:table-cell office:value-type="float" office:value="2326.85009765625" calcext:value-type="float">
            <text:p>2326.85009765625</text:p>
          </table:table-cell>
          <table:table-cell office:value-type="float" office:value="2327.5" calcext:value-type="float">
            <text:p>2327.5</text:p>
          </table:table-cell>
          <table:table-cell office:value-type="float" office:value="2324.10009765625" calcext:value-type="float">
            <text:p>2324.10009765625</text:p>
          </table:table-cell>
          <table:table-cell office:value-type="float" office:value="2325" calcext:value-type="float">
            <text:p>2325</text:p>
          </table:table-cell>
          <table:table-cell office:value-type="float" office:value="20614" calcext:value-type="float">
            <text:p>20614</text:p>
          </table:table-cell>
          <table:table-cell office:value-type="string" calcext:value-type="string">
            <text:p>EICHERMOT.NS</text:p>
          </table:table-cell>
          <table:table-cell/>
        </table:table-row>
        <table:table-row table:style-name="ro1">
          <table:table-cell office:value-type="string" calcext:value-type="string">
            <text:p>2021-04-23 13:15:00+05:30</text:p>
          </table:table-cell>
          <table:table-cell office:value-type="float" office:value="2324.25" calcext:value-type="float">
            <text:p>2324.25</text:p>
          </table:table-cell>
          <table:table-cell office:value-type="float" office:value="2335.14990234375" calcext:value-type="float">
            <text:p>2335.14990234375</text:p>
          </table:table-cell>
          <table:table-cell office:value-type="float" office:value="2322.10009765625" calcext:value-type="float">
            <text:p>2322.10009765625</text:p>
          </table:table-cell>
          <table:table-cell office:value-type="float" office:value="2333.10009765625" calcext:value-type="float">
            <text:p>2333.10009765625</text:p>
          </table:table-cell>
          <table:table-cell office:value-type="float" office:value="42172" calcext:value-type="float">
            <text:p>42172</text:p>
          </table:table-cell>
          <table:table-cell office:value-type="string" calcext:value-type="string">
            <text:p>EICHERMOT.NS</text:p>
          </table:table-cell>
          <table:table-cell/>
        </table:table-row>
        <table:table-row table:style-name="ro1">
          <table:table-cell office:value-type="string" calcext:value-type="string">
            <text:p>2021-04-23 13:30:00+05:30</text:p>
          </table:table-cell>
          <table:table-cell office:value-type="float" office:value="2332.94995117188" calcext:value-type="float">
            <text:p>2332.94995117188</text:p>
          </table:table-cell>
          <table:table-cell office:value-type="float" office:value="2337" calcext:value-type="float">
            <text:p>2337</text:p>
          </table:table-cell>
          <table:table-cell office:value-type="float" office:value="2315.30004882812" calcext:value-type="float">
            <text:p>2315.30004882812</text:p>
          </table:table-cell>
          <table:table-cell office:value-type="float" office:value="2318.94995117187" calcext:value-type="float">
            <text:p>2318.94995117187</text:p>
          </table:table-cell>
          <table:table-cell office:value-type="float" office:value="48320" calcext:value-type="float">
            <text:p>48320</text:p>
          </table:table-cell>
          <table:table-cell office:value-type="string" calcext:value-type="string">
            <text:p>EICHERMOT.NS</text:p>
          </table:table-cell>
          <table:table-cell/>
        </table:table-row>
        <table:table-row table:style-name="ro1">
          <table:table-cell office:value-type="string" calcext:value-type="string">
            <text:p>2021-04-23 13:45:00+05:30</text:p>
          </table:table-cell>
          <table:table-cell office:value-type="float" office:value="2318.5" calcext:value-type="float">
            <text:p>2318.5</text:p>
          </table:table-cell>
          <table:table-cell office:value-type="float" office:value="2323.55004882812" calcext:value-type="float">
            <text:p>2323.55004882812</text:p>
          </table:table-cell>
          <table:table-cell office:value-type="float" office:value="2315.39990234375" calcext:value-type="float">
            <text:p>2315.39990234375</text:p>
          </table:table-cell>
          <table:table-cell office:value-type="float" office:value="2319.80004882812" calcext:value-type="float">
            <text:p>2319.80004882812</text:p>
          </table:table-cell>
          <table:table-cell office:value-type="float" office:value="31168" calcext:value-type="float">
            <text:p>31168</text:p>
          </table:table-cell>
          <table:table-cell office:value-type="string" calcext:value-type="string">
            <text:p>EICHERMOT.NS</text:p>
          </table:table-cell>
          <table:table-cell/>
        </table:table-row>
        <table:table-row table:style-name="ro1">
          <table:table-cell office:value-type="string" calcext:value-type="string">
            <text:p>2021-04-23 14:00:00+05:30</text:p>
          </table:table-cell>
          <table:table-cell office:value-type="float" office:value="2319.75" calcext:value-type="float">
            <text:p>2319.75</text:p>
          </table:table-cell>
          <table:table-cell office:value-type="float" office:value="2326" calcext:value-type="float">
            <text:p>2326</text:p>
          </table:table-cell>
          <table:table-cell office:value-type="float" office:value="2315" calcext:value-type="float">
            <text:p>2315</text:p>
          </table:table-cell>
          <table:table-cell office:value-type="float" office:value="2316.14990234375" calcext:value-type="float">
            <text:p>2316.14990234375</text:p>
          </table:table-cell>
          <table:table-cell office:value-type="float" office:value="28619" calcext:value-type="float">
            <text:p>28619</text:p>
          </table:table-cell>
          <table:table-cell office:value-type="string" calcext:value-type="string">
            <text:p>EICHERMOT.NS</text:p>
          </table:table-cell>
          <table:table-cell/>
        </table:table-row>
        <table:table-row table:style-name="ro1">
          <table:table-cell office:value-type="string" calcext:value-type="string">
            <text:p>2021-04-23 14:15:00+05:30</text:p>
          </table:table-cell>
          <table:table-cell office:value-type="float" office:value="2316.14990234375" calcext:value-type="float">
            <text:p>2316.14990234375</text:p>
          </table:table-cell>
          <table:table-cell office:value-type="float" office:value="2318.80004882812" calcext:value-type="float">
            <text:p>2318.80004882812</text:p>
          </table:table-cell>
          <table:table-cell office:value-type="float" office:value="2304.10009765625" calcext:value-type="float">
            <text:p>2304.10009765625</text:p>
          </table:table-cell>
          <table:table-cell office:value-type="float" office:value="2304.80004882812" calcext:value-type="float">
            <text:p>2304.80004882812</text:p>
          </table:table-cell>
          <table:table-cell office:value-type="float" office:value="47610" calcext:value-type="float">
            <text:p>47610</text:p>
          </table:table-cell>
          <table:table-cell office:value-type="string" calcext:value-type="string">
            <text:p>EICHERMOT.NS</text:p>
          </table:table-cell>
          <table:table-cell/>
        </table:table-row>
        <table:table-row table:style-name="ro1">
          <table:table-cell office:value-type="string" calcext:value-type="string">
            <text:p>2021-04-23 14:30:00+05:30</text:p>
          </table:table-cell>
          <table:table-cell office:value-type="float" office:value="2305.19995117187" calcext:value-type="float">
            <text:p>2305.19995117187</text:p>
          </table:table-cell>
          <table:table-cell office:value-type="float" office:value="2311" calcext:value-type="float">
            <text:p>2311</text:p>
          </table:table-cell>
          <table:table-cell office:value-type="float" office:value="2305.05004882813" calcext:value-type="float">
            <text:p>2305.05004882813</text:p>
          </table:table-cell>
          <table:table-cell office:value-type="float" office:value="2309.44995117187" calcext:value-type="float">
            <text:p>2309.44995117187</text:p>
          </table:table-cell>
          <table:table-cell office:value-type="float" office:value="44720" calcext:value-type="float">
            <text:p>44720</text:p>
          </table:table-cell>
          <table:table-cell office:value-type="string" calcext:value-type="string">
            <text:p>EICHERMOT.NS</text:p>
          </table:table-cell>
          <table:table-cell/>
        </table:table-row>
        <table:table-row table:style-name="ro1">
          <table:table-cell office:value-type="string" calcext:value-type="string">
            <text:p>2021-04-23 14:45:00+05:30</text:p>
          </table:table-cell>
          <table:table-cell office:value-type="float" office:value="2309.44995117187" calcext:value-type="float">
            <text:p>2309.44995117187</text:p>
          </table:table-cell>
          <table:table-cell office:value-type="float" office:value="2322" calcext:value-type="float">
            <text:p>2322</text:p>
          </table:table-cell>
          <table:table-cell office:value-type="float" office:value="2308.10009765625" calcext:value-type="float">
            <text:p>2308.10009765625</text:p>
          </table:table-cell>
          <table:table-cell office:value-type="float" office:value="2321.05004882813" calcext:value-type="float">
            <text:p>2321.05004882813</text:p>
          </table:table-cell>
          <table:table-cell office:value-type="float" office:value="65267" calcext:value-type="float">
            <text:p>65267</text:p>
          </table:table-cell>
          <table:table-cell office:value-type="string" calcext:value-type="string">
            <text:p>EICHERMOT.NS</text:p>
          </table:table-cell>
          <table:table-cell/>
        </table:table-row>
        <table:table-row table:style-name="ro1">
          <table:table-cell office:value-type="string" calcext:value-type="string">
            <text:p>2021-04-23 15:00:00+05:30</text:p>
          </table:table-cell>
          <table:table-cell office:value-type="float" office:value="2320.55004882812" calcext:value-type="float">
            <text:p>2320.55004882812</text:p>
          </table:table-cell>
          <table:table-cell office:value-type="float" office:value="2326.19995117187" calcext:value-type="float">
            <text:p>2326.19995117187</text:p>
          </table:table-cell>
          <table:table-cell office:value-type="float" office:value="2317.05004882813" calcext:value-type="float">
            <text:p>2317.05004882813</text:p>
          </table:table-cell>
          <table:table-cell office:value-type="float" office:value="2319.35009765625" calcext:value-type="float">
            <text:p>2319.35009765625</text:p>
          </table:table-cell>
          <table:table-cell office:value-type="float" office:value="74487" calcext:value-type="float">
            <text:p>74487</text:p>
          </table:table-cell>
          <table:table-cell office:value-type="string" calcext:value-type="string">
            <text:p>EICHERMOT.NS</text:p>
          </table:table-cell>
          <table:table-cell/>
        </table:table-row>
        <table:table-row table:style-name="ro1">
          <table:table-cell office:value-type="string" calcext:value-type="string">
            <text:p>2021-04-23 15:15:00+05:30</text:p>
          </table:table-cell>
          <table:table-cell office:value-type="float" office:value="2318" calcext:value-type="float">
            <text:p>2318</text:p>
          </table:table-cell>
          <table:table-cell office:value-type="float" office:value="2318.30004882812" calcext:value-type="float">
            <text:p>2318.30004882812</text:p>
          </table:table-cell>
          <table:table-cell office:value-type="float" office:value="2310" calcext:value-type="float">
            <text:p>2310</text:p>
          </table:table-cell>
          <table:table-cell office:value-type="float" office:value="2315.60009765625" calcext:value-type="float">
            <text:p>2315.60009765625</text:p>
          </table:table-cell>
          <table:table-cell office:value-type="float" office:value="84769" calcext:value-type="float">
            <text:p>84769</text:p>
          </table:table-cell>
          <table:table-cell office:value-type="string" calcext:value-type="string">
            <text:p>EICHERMOT.NS</text:p>
          </table:table-cell>
          <table:table-cell/>
        </table:table-row>
        <table:table-row table:style-name="ro1">
          <table:table-cell office:value-type="string" calcext:value-type="string">
            <text:p>2021-04-23 09:15:00+05:30</text:p>
          </table:table-cell>
          <table:table-cell office:value-type="float" office:value="1298.84997558594" calcext:value-type="float">
            <text:p>1298.84997558594</text:p>
          </table:table-cell>
          <table:table-cell office:value-type="float" office:value="1322.69995117188" calcext:value-type="float">
            <text:p>1322.69995117188</text:p>
          </table:table-cell>
          <table:table-cell office:value-type="float" office:value="1295" calcext:value-type="float">
            <text:p>1295</text:p>
          </table:table-cell>
          <table:table-cell office:value-type="float" office:value="1315.80004882813" calcext:value-type="float">
            <text:p>1315.80004882813</text:p>
          </table:table-cell>
          <table:table-cell office:value-type="float" office:value="200529" calcext:value-type="float">
            <text:p>200529</text:p>
          </table:table-cell>
          <table:table-cell office:value-type="string" calcext:value-type="string">
            <text:p>GRASIM.NS</text:p>
          </table:table-cell>
          <table:table-cell table:style-name="ce1" table:formula="of:=([.C352]-[.D352])/[.D352]*100" office:value-type="float" office:value="2.13899236848456" calcext:value-type="float">
            <text:p>2.14</text:p>
          </table:table-cell>
        </table:table-row>
        <table:table-row table:style-name="ro1">
          <table:table-cell office:value-type="string" calcext:value-type="string">
            <text:p>2021-04-23 09:30:00+05:30</text:p>
          </table:table-cell>
          <table:table-cell office:value-type="float" office:value="1315" calcext:value-type="float">
            <text:p>1315</text:p>
          </table:table-cell>
          <table:table-cell office:value-type="float" office:value="1316" calcext:value-type="float">
            <text:p>1316</text:p>
          </table:table-cell>
          <table:table-cell office:value-type="float" office:value="1301.59997558594" calcext:value-type="float">
            <text:p>1301.59997558594</text:p>
          </table:table-cell>
          <table:table-cell office:value-type="float" office:value="1304.30004882812" calcext:value-type="float">
            <text:p>1304.30004882812</text:p>
          </table:table-cell>
          <table:table-cell office:value-type="float" office:value="152604" calcext:value-type="float">
            <text:p>152604</text:p>
          </table:table-cell>
          <table:table-cell office:value-type="string" calcext:value-type="string">
            <text:p>GRASIM.NS</text:p>
          </table:table-cell>
          <table:table-cell/>
        </table:table-row>
        <table:table-row table:style-name="ro1">
          <table:table-cell office:value-type="string" calcext:value-type="string">
            <text:p>2021-04-23 09:45:00+05:30</text:p>
          </table:table-cell>
          <table:table-cell office:value-type="float" office:value="1302.84997558594" calcext:value-type="float">
            <text:p>1302.84997558594</text:p>
          </table:table-cell>
          <table:table-cell office:value-type="float" office:value="1308.25" calcext:value-type="float">
            <text:p>1308.25</text:p>
          </table:table-cell>
          <table:table-cell office:value-type="float" office:value="1301.05004882813" calcext:value-type="float">
            <text:p>1301.05004882813</text:p>
          </table:table-cell>
          <table:table-cell office:value-type="float" office:value="1306" calcext:value-type="float">
            <text:p>1306</text:p>
          </table:table-cell>
          <table:table-cell office:value-type="float" office:value="79921" calcext:value-type="float">
            <text:p>79921</text:p>
          </table:table-cell>
          <table:table-cell office:value-type="string" calcext:value-type="string">
            <text:p>GRASIM.NS</text:p>
          </table:table-cell>
          <table:table-cell/>
        </table:table-row>
        <table:table-row table:style-name="ro1">
          <table:table-cell office:value-type="string" calcext:value-type="string">
            <text:p>2021-04-23 10:00:00+05:30</text:p>
          </table:table-cell>
          <table:table-cell office:value-type="float" office:value="1306" calcext:value-type="float">
            <text:p>1306</text:p>
          </table:table-cell>
          <table:table-cell office:value-type="float" office:value="1307.84997558594" calcext:value-type="float">
            <text:p>1307.84997558594</text:p>
          </table:table-cell>
          <table:table-cell office:value-type="float" office:value="1302" calcext:value-type="float">
            <text:p>1302</text:p>
          </table:table-cell>
          <table:table-cell office:value-type="float" office:value="1306.65002441406" calcext:value-type="float">
            <text:p>1306.65002441406</text:p>
          </table:table-cell>
          <table:table-cell office:value-type="float" office:value="70292" calcext:value-type="float">
            <text:p>70292</text:p>
          </table:table-cell>
          <table:table-cell office:value-type="string" calcext:value-type="string">
            <text:p>GRASIM.NS</text:p>
          </table:table-cell>
          <table:table-cell/>
        </table:table-row>
        <table:table-row table:style-name="ro1">
          <table:table-cell office:value-type="string" calcext:value-type="string">
            <text:p>2021-04-23 10:15:00+05:30</text:p>
          </table:table-cell>
          <table:table-cell office:value-type="float" office:value="1306.69995117188" calcext:value-type="float">
            <text:p>1306.69995117188</text:p>
          </table:table-cell>
          <table:table-cell office:value-type="float" office:value="1310.5" calcext:value-type="float">
            <text:p>1310.5</text:p>
          </table:table-cell>
          <table:table-cell office:value-type="float" office:value="1306.09997558594" calcext:value-type="float">
            <text:p>1306.09997558594</text:p>
          </table:table-cell>
          <table:table-cell office:value-type="float" office:value="1306.30004882813" calcext:value-type="float">
            <text:p>1306.30004882813</text:p>
          </table:table-cell>
          <table:table-cell office:value-type="float" office:value="47914" calcext:value-type="float">
            <text:p>47914</text:p>
          </table:table-cell>
          <table:table-cell office:value-type="string" calcext:value-type="string">
            <text:p>GRASIM.NS</text:p>
          </table:table-cell>
          <table:table-cell/>
        </table:table-row>
        <table:table-row table:style-name="ro1">
          <table:table-cell office:value-type="string" calcext:value-type="string">
            <text:p>2021-04-23 10:30:00+05:30</text:p>
          </table:table-cell>
          <table:table-cell office:value-type="float" office:value="1306.09997558594" calcext:value-type="float">
            <text:p>1306.09997558594</text:p>
          </table:table-cell>
          <table:table-cell office:value-type="float" office:value="1308.59997558594" calcext:value-type="float">
            <text:p>1308.59997558594</text:p>
          </table:table-cell>
          <table:table-cell office:value-type="float" office:value="1302" calcext:value-type="float">
            <text:p>1302</text:p>
          </table:table-cell>
          <table:table-cell office:value-type="float" office:value="1303.90002441406" calcext:value-type="float">
            <text:p>1303.90002441406</text:p>
          </table:table-cell>
          <table:table-cell office:value-type="float" office:value="39262" calcext:value-type="float">
            <text:p>39262</text:p>
          </table:table-cell>
          <table:table-cell office:value-type="string" calcext:value-type="string">
            <text:p>GRASIM.NS</text:p>
          </table:table-cell>
          <table:table-cell/>
        </table:table-row>
        <table:table-row table:style-name="ro1">
          <table:table-cell office:value-type="string" calcext:value-type="string">
            <text:p>2021-04-23 10:45:00+05:30</text:p>
          </table:table-cell>
          <table:table-cell office:value-type="float" office:value="1303.40002441406" calcext:value-type="float">
            <text:p>1303.40002441406</text:p>
          </table:table-cell>
          <table:table-cell office:value-type="float" office:value="1305.05004882813" calcext:value-type="float">
            <text:p>1305.05004882813</text:p>
          </table:table-cell>
          <table:table-cell office:value-type="float" office:value="1300.55004882813" calcext:value-type="float">
            <text:p>1300.55004882813</text:p>
          </table:table-cell>
          <table:table-cell office:value-type="float" office:value="1301.94995117188" calcext:value-type="float">
            <text:p>1301.94995117188</text:p>
          </table:table-cell>
          <table:table-cell office:value-type="float" office:value="42510" calcext:value-type="float">
            <text:p>42510</text:p>
          </table:table-cell>
          <table:table-cell office:value-type="string" calcext:value-type="string">
            <text:p>GRASIM.NS</text:p>
          </table:table-cell>
          <table:table-cell/>
        </table:table-row>
        <table:table-row table:style-name="ro1">
          <table:table-cell office:value-type="string" calcext:value-type="string">
            <text:p>2021-04-23 11:00:00+05:30</text:p>
          </table:table-cell>
          <table:table-cell office:value-type="float" office:value="1301.90002441406" calcext:value-type="float">
            <text:p>1301.90002441406</text:p>
          </table:table-cell>
          <table:table-cell office:value-type="float" office:value="1308.40002441406" calcext:value-type="float">
            <text:p>1308.40002441406</text:p>
          </table:table-cell>
          <table:table-cell office:value-type="float" office:value="1300.55004882813" calcext:value-type="float">
            <text:p>1300.55004882813</text:p>
          </table:table-cell>
          <table:table-cell office:value-type="float" office:value="1308.40002441406" calcext:value-type="float">
            <text:p>1308.40002441406</text:p>
          </table:table-cell>
          <table:table-cell office:value-type="float" office:value="41427" calcext:value-type="float">
            <text:p>41427</text:p>
          </table:table-cell>
          <table:table-cell office:value-type="string" calcext:value-type="string">
            <text:p>GRASIM.NS</text:p>
          </table:table-cell>
          <table:table-cell/>
        </table:table-row>
        <table:table-row table:style-name="ro1">
          <table:table-cell office:value-type="string" calcext:value-type="string">
            <text:p>2021-04-23 11:15:00+05:30</text:p>
          </table:table-cell>
          <table:table-cell office:value-type="float" office:value="1309" calcext:value-type="float">
            <text:p>1309</text:p>
          </table:table-cell>
          <table:table-cell office:value-type="float" office:value="1310" calcext:value-type="float">
            <text:p>1310</text:p>
          </table:table-cell>
          <table:table-cell office:value-type="float" office:value="1301.75" calcext:value-type="float">
            <text:p>1301.75</text:p>
          </table:table-cell>
          <table:table-cell office:value-type="float" office:value="1302.80004882813" calcext:value-type="float">
            <text:p>1302.80004882813</text:p>
          </table:table-cell>
          <table:table-cell office:value-type="float" office:value="157310" calcext:value-type="float">
            <text:p>157310</text:p>
          </table:table-cell>
          <table:table-cell office:value-type="string" calcext:value-type="string">
            <text:p>GRASIM.NS</text:p>
          </table:table-cell>
          <table:table-cell/>
        </table:table-row>
        <table:table-row table:style-name="ro1">
          <table:table-cell office:value-type="string" calcext:value-type="string">
            <text:p>2021-04-23 11:30:00+05:30</text:p>
          </table:table-cell>
          <table:table-cell office:value-type="float" office:value="1302.80004882813" calcext:value-type="float">
            <text:p>1302.80004882813</text:p>
          </table:table-cell>
          <table:table-cell office:value-type="float" office:value="1303.94995117188" calcext:value-type="float">
            <text:p>1303.94995117188</text:p>
          </table:table-cell>
          <table:table-cell office:value-type="float" office:value="1300.09997558594" calcext:value-type="float">
            <text:p>1300.09997558594</text:p>
          </table:table-cell>
          <table:table-cell office:value-type="float" office:value="1302.05004882813" calcext:value-type="float">
            <text:p>1302.05004882813</text:p>
          </table:table-cell>
          <table:table-cell office:value-type="float" office:value="27202" calcext:value-type="float">
            <text:p>27202</text:p>
          </table:table-cell>
          <table:table-cell office:value-type="string" calcext:value-type="string">
            <text:p>GRASIM.NS</text:p>
          </table:table-cell>
          <table:table-cell/>
        </table:table-row>
        <table:table-row table:style-name="ro1">
          <table:table-cell office:value-type="string" calcext:value-type="string">
            <text:p>2021-04-23 11:45:00+05:30</text:p>
          </table:table-cell>
          <table:table-cell office:value-type="float" office:value="1301.19995117188" calcext:value-type="float">
            <text:p>1301.19995117188</text:p>
          </table:table-cell>
          <table:table-cell office:value-type="float" office:value="1304" calcext:value-type="float">
            <text:p>1304</text:p>
          </table:table-cell>
          <table:table-cell office:value-type="float" office:value="1300.44995117188" calcext:value-type="float">
            <text:p>1300.44995117188</text:p>
          </table:table-cell>
          <table:table-cell office:value-type="float" office:value="1301.40002441406" calcext:value-type="float">
            <text:p>1301.40002441406</text:p>
          </table:table-cell>
          <table:table-cell office:value-type="float" office:value="15166" calcext:value-type="float">
            <text:p>15166</text:p>
          </table:table-cell>
          <table:table-cell office:value-type="string" calcext:value-type="string">
            <text:p>GRASIM.NS</text:p>
          </table:table-cell>
          <table:table-cell/>
        </table:table-row>
        <table:table-row table:style-name="ro1">
          <table:table-cell office:value-type="string" calcext:value-type="string">
            <text:p>2021-04-23 12:00:00+05:30</text:p>
          </table:table-cell>
          <table:table-cell office:value-type="float" office:value="1301.55004882813" calcext:value-type="float">
            <text:p>1301.55004882813</text:p>
          </table:table-cell>
          <table:table-cell office:value-type="float" office:value="1303" calcext:value-type="float">
            <text:p>1303</text:p>
          </table:table-cell>
          <table:table-cell office:value-type="float" office:value="1301.25" calcext:value-type="float">
            <text:p>1301.25</text:p>
          </table:table-cell>
          <table:table-cell office:value-type="float" office:value="1301.80004882813" calcext:value-type="float">
            <text:p>1301.80004882813</text:p>
          </table:table-cell>
          <table:table-cell office:value-type="float" office:value="12441" calcext:value-type="float">
            <text:p>12441</text:p>
          </table:table-cell>
          <table:table-cell office:value-type="string" calcext:value-type="string">
            <text:p>GRASIM.NS</text:p>
          </table:table-cell>
          <table:table-cell/>
        </table:table-row>
        <table:table-row table:style-name="ro1">
          <table:table-cell office:value-type="string" calcext:value-type="string">
            <text:p>2021-04-23 12:15:00+05:30</text:p>
          </table:table-cell>
          <table:table-cell office:value-type="float" office:value="1301.59997558594" calcext:value-type="float">
            <text:p>1301.59997558594</text:p>
          </table:table-cell>
          <table:table-cell office:value-type="float" office:value="1302.19995117188" calcext:value-type="float">
            <text:p>1302.19995117188</text:p>
          </table:table-cell>
          <table:table-cell office:value-type="float" office:value="1290" calcext:value-type="float">
            <text:p>1290</text:p>
          </table:table-cell>
          <table:table-cell office:value-type="float" office:value="1292.59997558594" calcext:value-type="float">
            <text:p>1292.59997558594</text:p>
          </table:table-cell>
          <table:table-cell office:value-type="float" office:value="115065" calcext:value-type="float">
            <text:p>115065</text:p>
          </table:table-cell>
          <table:table-cell office:value-type="string" calcext:value-type="string">
            <text:p>GRASIM.NS</text:p>
          </table:table-cell>
          <table:table-cell/>
        </table:table-row>
        <table:table-row table:style-name="ro1">
          <table:table-cell office:value-type="string" calcext:value-type="string">
            <text:p>2021-04-23 12:30:00+05:30</text:p>
          </table:table-cell>
          <table:table-cell office:value-type="float" office:value="1293.5" calcext:value-type="float">
            <text:p>1293.5</text:p>
          </table:table-cell>
          <table:table-cell office:value-type="float" office:value="1293.94995117188" calcext:value-type="float">
            <text:p>1293.94995117188</text:p>
          </table:table-cell>
          <table:table-cell office:value-type="float" office:value="1283.94995117188" calcext:value-type="float">
            <text:p>1283.94995117188</text:p>
          </table:table-cell>
          <table:table-cell office:value-type="float" office:value="1286.59997558594" calcext:value-type="float">
            <text:p>1286.59997558594</text:p>
          </table:table-cell>
          <table:table-cell office:value-type="float" office:value="117534" calcext:value-type="float">
            <text:p>117534</text:p>
          </table:table-cell>
          <table:table-cell office:value-type="string" calcext:value-type="string">
            <text:p>GRASIM.NS</text:p>
          </table:table-cell>
          <table:table-cell/>
        </table:table-row>
        <table:table-row table:style-name="ro1">
          <table:table-cell office:value-type="string" calcext:value-type="string">
            <text:p>2021-04-23 12:45:00+05:30</text:p>
          </table:table-cell>
          <table:table-cell office:value-type="float" office:value="1287.05004882813" calcext:value-type="float">
            <text:p>1287.05004882813</text:p>
          </table:table-cell>
          <table:table-cell office:value-type="float" office:value="1292" calcext:value-type="float">
            <text:p>1292</text:p>
          </table:table-cell>
          <table:table-cell table:number-columns-repeated="2" office:value-type="float" office:value="1281.40002441406" calcext:value-type="float">
            <text:p>1281.40002441406</text:p>
          </table:table-cell>
          <table:table-cell office:value-type="float" office:value="81641" calcext:value-type="float">
            <text:p>81641</text:p>
          </table:table-cell>
          <table:table-cell office:value-type="string" calcext:value-type="string">
            <text:p>GRASIM.NS</text:p>
          </table:table-cell>
          <table:table-cell/>
        </table:table-row>
        <table:table-row table:style-name="ro1">
          <table:table-cell office:value-type="string" calcext:value-type="string">
            <text:p>2021-04-23 13:00:00+05:30</text:p>
          </table:table-cell>
          <table:table-cell office:value-type="float" office:value="1281.30004882813" calcext:value-type="float">
            <text:p>1281.30004882813</text:p>
          </table:table-cell>
          <table:table-cell office:value-type="float" office:value="1284" calcext:value-type="float">
            <text:p>1284</text:p>
          </table:table-cell>
          <table:table-cell office:value-type="float" office:value="1278" calcext:value-type="float">
            <text:p>1278</text:p>
          </table:table-cell>
          <table:table-cell office:value-type="float" office:value="1278.5" calcext:value-type="float">
            <text:p>1278.5</text:p>
          </table:table-cell>
          <table:table-cell office:value-type="float" office:value="91668" calcext:value-type="float">
            <text:p>91668</text:p>
          </table:table-cell>
          <table:table-cell office:value-type="string" calcext:value-type="string">
            <text:p>GRASIM.NS</text:p>
          </table:table-cell>
          <table:table-cell/>
        </table:table-row>
        <table:table-row table:style-name="ro1">
          <table:table-cell office:value-type="string" calcext:value-type="string">
            <text:p>2021-04-23 13:15:00+05:30</text:p>
          </table:table-cell>
          <table:table-cell office:value-type="float" office:value="1278.44995117188" calcext:value-type="float">
            <text:p>1278.44995117188</text:p>
          </table:table-cell>
          <table:table-cell office:value-type="float" office:value="1283" calcext:value-type="float">
            <text:p>1283</text:p>
          </table:table-cell>
          <table:table-cell office:value-type="float" office:value="1275" calcext:value-type="float">
            <text:p>1275</text:p>
          </table:table-cell>
          <table:table-cell office:value-type="float" office:value="1279.94995117188" calcext:value-type="float">
            <text:p>1279.94995117188</text:p>
          </table:table-cell>
          <table:table-cell office:value-type="float" office:value="170940" calcext:value-type="float">
            <text:p>170940</text:p>
          </table:table-cell>
          <table:table-cell office:value-type="string" calcext:value-type="string">
            <text:p>GRASIM.NS</text:p>
          </table:table-cell>
          <table:table-cell/>
        </table:table-row>
        <table:table-row table:style-name="ro1">
          <table:table-cell office:value-type="string" calcext:value-type="string">
            <text:p>2021-04-23 13:30:00+05:30</text:p>
          </table:table-cell>
          <table:table-cell table:number-columns-repeated="2" office:value-type="float" office:value="1279.34997558594" calcext:value-type="float">
            <text:p>1279.34997558594</text:p>
          </table:table-cell>
          <table:table-cell office:value-type="float" office:value="1271.05004882812" calcext:value-type="float">
            <text:p>1271.05004882812</text:p>
          </table:table-cell>
          <table:table-cell office:value-type="float" office:value="1272" calcext:value-type="float">
            <text:p>1272</text:p>
          </table:table-cell>
          <table:table-cell office:value-type="float" office:value="150734" calcext:value-type="float">
            <text:p>150734</text:p>
          </table:table-cell>
          <table:table-cell office:value-type="string" calcext:value-type="string">
            <text:p>GRASIM.NS</text:p>
          </table:table-cell>
          <table:table-cell/>
        </table:table-row>
        <table:table-row table:style-name="ro1">
          <table:table-cell office:value-type="string" calcext:value-type="string">
            <text:p>2021-04-23 13:45:00+05:30</text:p>
          </table:table-cell>
          <table:table-cell office:value-type="float" office:value="1271.44995117188" calcext:value-type="float">
            <text:p>1271.44995117188</text:p>
          </table:table-cell>
          <table:table-cell office:value-type="float" office:value="1277.05004882813" calcext:value-type="float">
            <text:p>1277.05004882813</text:p>
          </table:table-cell>
          <table:table-cell office:value-type="float" office:value="1268.34997558594" calcext:value-type="float">
            <text:p>1268.34997558594</text:p>
          </table:table-cell>
          <table:table-cell office:value-type="float" office:value="1271.15002441406" calcext:value-type="float">
            <text:p>1271.15002441406</text:p>
          </table:table-cell>
          <table:table-cell office:value-type="float" office:value="165830" calcext:value-type="float">
            <text:p>165830</text:p>
          </table:table-cell>
          <table:table-cell office:value-type="string" calcext:value-type="string">
            <text:p>GRASIM.NS</text:p>
          </table:table-cell>
          <table:table-cell/>
        </table:table-row>
        <table:table-row table:style-name="ro1">
          <table:table-cell office:value-type="string" calcext:value-type="string">
            <text:p>2021-04-23 14:00:00+05:30</text:p>
          </table:table-cell>
          <table:table-cell office:value-type="float" office:value="1271.15002441406" calcext:value-type="float">
            <text:p>1271.15002441406</text:p>
          </table:table-cell>
          <table:table-cell office:value-type="float" office:value="1275.44995117188" calcext:value-type="float">
            <text:p>1275.44995117188</text:p>
          </table:table-cell>
          <table:table-cell office:value-type="float" office:value="1268.30004882813" calcext:value-type="float">
            <text:p>1268.30004882813</text:p>
          </table:table-cell>
          <table:table-cell office:value-type="float" office:value="1269.59997558594" calcext:value-type="float">
            <text:p>1269.59997558594</text:p>
          </table:table-cell>
          <table:table-cell office:value-type="float" office:value="132341" calcext:value-type="float">
            <text:p>132341</text:p>
          </table:table-cell>
          <table:table-cell office:value-type="string" calcext:value-type="string">
            <text:p>GRASIM.NS</text:p>
          </table:table-cell>
          <table:table-cell/>
        </table:table-row>
        <table:table-row table:style-name="ro1">
          <table:table-cell office:value-type="string" calcext:value-type="string">
            <text:p>2021-04-23 14:15:00+05:30</text:p>
          </table:table-cell>
          <table:table-cell office:value-type="float" office:value="1269.59997558594" calcext:value-type="float">
            <text:p>1269.59997558594</text:p>
          </table:table-cell>
          <table:table-cell office:value-type="float" office:value="1275.5" calcext:value-type="float">
            <text:p>1275.5</text:p>
          </table:table-cell>
          <table:table-cell office:value-type="float" office:value="1263.09997558594" calcext:value-type="float">
            <text:p>1263.09997558594</text:p>
          </table:table-cell>
          <table:table-cell office:value-type="float" office:value="1264.80004882813" calcext:value-type="float">
            <text:p>1264.80004882813</text:p>
          </table:table-cell>
          <table:table-cell office:value-type="float" office:value="155954" calcext:value-type="float">
            <text:p>155954</text:p>
          </table:table-cell>
          <table:table-cell office:value-type="string" calcext:value-type="string">
            <text:p>GRASIM.NS</text:p>
          </table:table-cell>
          <table:table-cell/>
        </table:table-row>
        <table:table-row table:style-name="ro1">
          <table:table-cell office:value-type="string" calcext:value-type="string">
            <text:p>2021-04-23 14:30:00+05:30</text:p>
          </table:table-cell>
          <table:table-cell office:value-type="float" office:value="1264.5" calcext:value-type="float">
            <text:p>1264.5</text:p>
          </table:table-cell>
          <table:table-cell office:value-type="float" office:value="1267.30004882813" calcext:value-type="float">
            <text:p>1267.30004882813</text:p>
          </table:table-cell>
          <table:table-cell office:value-type="float" office:value="1262" calcext:value-type="float">
            <text:p>1262</text:p>
          </table:table-cell>
          <table:table-cell office:value-type="float" office:value="1267.09997558594" calcext:value-type="float">
            <text:p>1267.09997558594</text:p>
          </table:table-cell>
          <table:table-cell office:value-type="float" office:value="170775" calcext:value-type="float">
            <text:p>170775</text:p>
          </table:table-cell>
          <table:table-cell office:value-type="string" calcext:value-type="string">
            <text:p>GRASIM.NS</text:p>
          </table:table-cell>
          <table:table-cell/>
        </table:table-row>
        <table:table-row table:style-name="ro1">
          <table:table-cell office:value-type="string" calcext:value-type="string">
            <text:p>2021-04-23 14:45:00+05:30</text:p>
          </table:table-cell>
          <table:table-cell office:value-type="float" office:value="1267" calcext:value-type="float">
            <text:p>1267</text:p>
          </table:table-cell>
          <table:table-cell office:value-type="float" office:value="1271.34997558594" calcext:value-type="float">
            <text:p>1271.34997558594</text:p>
          </table:table-cell>
          <table:table-cell office:value-type="float" office:value="1265" calcext:value-type="float">
            <text:p>1265</text:p>
          </table:table-cell>
          <table:table-cell office:value-type="float" office:value="1265.25" calcext:value-type="float">
            <text:p>1265.25</text:p>
          </table:table-cell>
          <table:table-cell office:value-type="float" office:value="171246" calcext:value-type="float">
            <text:p>171246</text:p>
          </table:table-cell>
          <table:table-cell office:value-type="string" calcext:value-type="string">
            <text:p>GRASIM.NS</text:p>
          </table:table-cell>
          <table:table-cell/>
        </table:table-row>
        <table:table-row table:style-name="ro1">
          <table:table-cell office:value-type="string" calcext:value-type="string">
            <text:p>2021-04-23 15:00:00+05:30</text:p>
          </table:table-cell>
          <table:table-cell office:value-type="float" office:value="1265.40002441406" calcext:value-type="float">
            <text:p>1265.40002441406</text:p>
          </table:table-cell>
          <table:table-cell office:value-type="float" office:value="1277.5" calcext:value-type="float">
            <text:p>1277.5</text:p>
          </table:table-cell>
          <table:table-cell office:value-type="float" office:value="1265.25" calcext:value-type="float">
            <text:p>1265.25</text:p>
          </table:table-cell>
          <table:table-cell office:value-type="float" office:value="1277.19995117188" calcext:value-type="float">
            <text:p>1277.19995117188</text:p>
          </table:table-cell>
          <table:table-cell office:value-type="float" office:value="177871" calcext:value-type="float">
            <text:p>177871</text:p>
          </table:table-cell>
          <table:table-cell office:value-type="string" calcext:value-type="string">
            <text:p>GRASIM.NS</text:p>
          </table:table-cell>
          <table:table-cell/>
        </table:table-row>
        <table:table-row table:style-name="ro1">
          <table:table-cell office:value-type="string" calcext:value-type="string">
            <text:p>2021-04-23 15:15:00+05:30</text:p>
          </table:table-cell>
          <table:table-cell office:value-type="float" office:value="1277.09997558594" calcext:value-type="float">
            <text:p>1277.09997558594</text:p>
          </table:table-cell>
          <table:table-cell office:value-type="float" office:value="1287.84997558594" calcext:value-type="float">
            <text:p>1287.84997558594</text:p>
          </table:table-cell>
          <table:table-cell office:value-type="float" office:value="1277" calcext:value-type="float">
            <text:p>1277</text:p>
          </table:table-cell>
          <table:table-cell office:value-type="float" office:value="1278.09997558594" calcext:value-type="float">
            <text:p>1278.09997558594</text:p>
          </table:table-cell>
          <table:table-cell office:value-type="float" office:value="223474" calcext:value-type="float">
            <text:p>223474</text:p>
          </table:table-cell>
          <table:table-cell office:value-type="string" calcext:value-type="string">
            <text:p>GRASIM.NS</text:p>
          </table:table-cell>
          <table:table-cell/>
        </table:table-row>
        <table:table-row table:style-name="ro1">
          <table:table-cell office:value-type="string" calcext:value-type="string">
            <text:p>2021-04-23 09:15:00+05:30</text:p>
          </table:table-cell>
          <table:table-cell office:value-type="float" office:value="963" calcext:value-type="float">
            <text:p>963</text:p>
          </table:table-cell>
          <table:table-cell office:value-type="float" office:value="967" calcext:value-type="float">
            <text:p>967</text:p>
          </table:table-cell>
          <table:table-cell office:value-type="float" office:value="957" calcext:value-type="float">
            <text:p>957</text:p>
          </table:table-cell>
          <table:table-cell office:value-type="float" office:value="964.599975585938" calcext:value-type="float">
            <text:p>964.599975585938</text:p>
          </table:table-cell>
          <table:table-cell office:value-type="float" office:value="617651" calcext:value-type="float">
            <text:p>617651</text:p>
          </table:table-cell>
          <table:table-cell office:value-type="string" calcext:value-type="string">
            <text:p>HCLTECH.NS</text:p>
          </table:table-cell>
          <table:table-cell table:style-name="ce1" table:formula="of:=([.C377]-[.D377])/[.D377]*100" office:value-type="float" office:value="1.04493207941484" calcext:value-type="float">
            <text:p>1.04</text:p>
          </table:table-cell>
        </table:table-row>
        <table:table-row table:style-name="ro1">
          <table:table-cell office:value-type="string" calcext:value-type="string">
            <text:p>2021-04-23 09:30:00+05:30</text:p>
          </table:table-cell>
          <table:table-cell office:value-type="float" office:value="965.049987792969" calcext:value-type="float">
            <text:p>965.049987792969</text:p>
          </table:table-cell>
          <table:table-cell office:value-type="float" office:value="970" calcext:value-type="float">
            <text:p>970</text:p>
          </table:table-cell>
          <table:table-cell office:value-type="float" office:value="964.599975585938" calcext:value-type="float">
            <text:p>964.599975585938</text:p>
          </table:table-cell>
          <table:table-cell office:value-type="float" office:value="968.349975585937" calcext:value-type="float">
            <text:p>968.349975585937</text:p>
          </table:table-cell>
          <table:table-cell office:value-type="float" office:value="377276" calcext:value-type="float">
            <text:p>377276</text:p>
          </table:table-cell>
          <table:table-cell office:value-type="string" calcext:value-type="string">
            <text:p>HCLTECH.NS</text:p>
          </table:table-cell>
          <table:table-cell/>
        </table:table-row>
        <table:table-row table:style-name="ro1">
          <table:table-cell office:value-type="string" calcext:value-type="string">
            <text:p>2021-04-23 09:45:00+05:30</text:p>
          </table:table-cell>
          <table:table-cell office:value-type="float" office:value="968" calcext:value-type="float">
            <text:p>968</text:p>
          </table:table-cell>
          <table:table-cell office:value-type="float" office:value="968.700012207031" calcext:value-type="float">
            <text:p>968.700012207031</text:p>
          </table:table-cell>
          <table:table-cell office:value-type="float" office:value="966.349975585938" calcext:value-type="float">
            <text:p>966.349975585938</text:p>
          </table:table-cell>
          <table:table-cell office:value-type="float" office:value="968.400024414063" calcext:value-type="float">
            <text:p>968.400024414063</text:p>
          </table:table-cell>
          <table:table-cell office:value-type="float" office:value="129911" calcext:value-type="float">
            <text:p>129911</text:p>
          </table:table-cell>
          <table:table-cell office:value-type="string" calcext:value-type="string">
            <text:p>HCLTECH.NS</text:p>
          </table:table-cell>
          <table:table-cell/>
        </table:table-row>
        <table:table-row table:style-name="ro1">
          <table:table-cell office:value-type="string" calcext:value-type="string">
            <text:p>2021-04-23 10:00:00+05:30</text:p>
          </table:table-cell>
          <table:table-cell office:value-type="float" office:value="968.400024414063" calcext:value-type="float">
            <text:p>968.400024414063</text:p>
          </table:table-cell>
          <table:table-cell office:value-type="float" office:value="971" calcext:value-type="float">
            <text:p>971</text:p>
          </table:table-cell>
          <table:table-cell office:value-type="float" office:value="967.25" calcext:value-type="float">
            <text:p>967.25</text:p>
          </table:table-cell>
          <table:table-cell office:value-type="float" office:value="969.25" calcext:value-type="float">
            <text:p>969.25</text:p>
          </table:table-cell>
          <table:table-cell office:value-type="float" office:value="252104" calcext:value-type="float">
            <text:p>252104</text:p>
          </table:table-cell>
          <table:table-cell office:value-type="string" calcext:value-type="string">
            <text:p>HCLTECH.NS</text:p>
          </table:table-cell>
          <table:table-cell/>
        </table:table-row>
        <table:table-row table:style-name="ro1">
          <table:table-cell office:value-type="string" calcext:value-type="string">
            <text:p>2021-04-23 10:15:00+05:30</text:p>
          </table:table-cell>
          <table:table-cell office:value-type="float" office:value="969.25" calcext:value-type="float">
            <text:p>969.25</text:p>
          </table:table-cell>
          <table:table-cell office:value-type="float" office:value="969.950012207031" calcext:value-type="float">
            <text:p>969.950012207031</text:p>
          </table:table-cell>
          <table:table-cell office:value-type="float" office:value="965" calcext:value-type="float">
            <text:p>965</text:p>
          </table:table-cell>
          <table:table-cell office:value-type="float" office:value="967" calcext:value-type="float">
            <text:p>967</text:p>
          </table:table-cell>
          <table:table-cell office:value-type="float" office:value="152877" calcext:value-type="float">
            <text:p>152877</text:p>
          </table:table-cell>
          <table:table-cell office:value-type="string" calcext:value-type="string">
            <text:p>HCLTECH.NS</text:p>
          </table:table-cell>
          <table:table-cell/>
        </table:table-row>
        <table:table-row table:style-name="ro1">
          <table:table-cell office:value-type="string" calcext:value-type="string">
            <text:p>2021-04-23 10:30:00+05:30</text:p>
          </table:table-cell>
          <table:table-cell office:value-type="float" office:value="967.349975585938" calcext:value-type="float">
            <text:p>967.349975585938</text:p>
          </table:table-cell>
          <table:table-cell office:value-type="float" office:value="969.299987792969" calcext:value-type="float">
            <text:p>969.299987792969</text:p>
          </table:table-cell>
          <table:table-cell office:value-type="float" office:value="966" calcext:value-type="float">
            <text:p>966</text:p>
          </table:table-cell>
          <table:table-cell office:value-type="float" office:value="967.900024414062" calcext:value-type="float">
            <text:p>967.900024414062</text:p>
          </table:table-cell>
          <table:table-cell office:value-type="float" office:value="103677" calcext:value-type="float">
            <text:p>103677</text:p>
          </table:table-cell>
          <table:table-cell office:value-type="string" calcext:value-type="string">
            <text:p>HCLTECH.NS</text:p>
          </table:table-cell>
          <table:table-cell/>
        </table:table-row>
        <table:table-row table:style-name="ro1">
          <table:table-cell office:value-type="string" calcext:value-type="string">
            <text:p>2021-04-23 10:45:00+05:30</text:p>
          </table:table-cell>
          <table:table-cell office:value-type="float" office:value="967.75" calcext:value-type="float">
            <text:p>967.75</text:p>
          </table:table-cell>
          <table:table-cell office:value-type="float" office:value="969.900024414063" calcext:value-type="float">
            <text:p>969.900024414063</text:p>
          </table:table-cell>
          <table:table-cell office:value-type="float" office:value="967" calcext:value-type="float">
            <text:p>967</text:p>
          </table:table-cell>
          <table:table-cell office:value-type="float" office:value="969.599975585938" calcext:value-type="float">
            <text:p>969.599975585938</text:p>
          </table:table-cell>
          <table:table-cell office:value-type="float" office:value="96047" calcext:value-type="float">
            <text:p>96047</text:p>
          </table:table-cell>
          <table:table-cell office:value-type="string" calcext:value-type="string">
            <text:p>HCLTECH.NS</text:p>
          </table:table-cell>
          <table:table-cell/>
        </table:table-row>
        <table:table-row table:style-name="ro1">
          <table:table-cell office:value-type="string" calcext:value-type="string">
            <text:p>2021-04-23 11:00:00+05:30</text:p>
          </table:table-cell>
          <table:table-cell office:value-type="float" office:value="969.599975585938" calcext:value-type="float">
            <text:p>969.599975585938</text:p>
          </table:table-cell>
          <table:table-cell office:value-type="float" office:value="974" calcext:value-type="float">
            <text:p>974</text:p>
          </table:table-cell>
          <table:table-cell office:value-type="float" office:value="969.200012207031" calcext:value-type="float">
            <text:p>969.200012207031</text:p>
          </table:table-cell>
          <table:table-cell office:value-type="float" office:value="974" calcext:value-type="float">
            <text:p>974</text:p>
          </table:table-cell>
          <table:table-cell office:value-type="float" office:value="337811" calcext:value-type="float">
            <text:p>337811</text:p>
          </table:table-cell>
          <table:table-cell office:value-type="string" calcext:value-type="string">
            <text:p>HCLTECH.NS</text:p>
          </table:table-cell>
          <table:table-cell/>
        </table:table-row>
        <table:table-row table:style-name="ro1">
          <table:table-cell office:value-type="string" calcext:value-type="string">
            <text:p>2021-04-23 11:15:00+05:30</text:p>
          </table:table-cell>
          <table:table-cell office:value-type="float" office:value="973.599975585938" calcext:value-type="float">
            <text:p>973.599975585938</text:p>
          </table:table-cell>
          <table:table-cell office:value-type="float" office:value="974.799987792969" calcext:value-type="float">
            <text:p>974.799987792969</text:p>
          </table:table-cell>
          <table:table-cell office:value-type="float" office:value="971.049987792969" calcext:value-type="float">
            <text:p>971.049987792969</text:p>
          </table:table-cell>
          <table:table-cell office:value-type="float" office:value="971.5" calcext:value-type="float">
            <text:p>971.5</text:p>
          </table:table-cell>
          <table:table-cell office:value-type="float" office:value="256704" calcext:value-type="float">
            <text:p>256704</text:p>
          </table:table-cell>
          <table:table-cell office:value-type="string" calcext:value-type="string">
            <text:p>HCLTECH.NS</text:p>
          </table:table-cell>
          <table:table-cell/>
        </table:table-row>
        <table:table-row table:style-name="ro1">
          <table:table-cell office:value-type="string" calcext:value-type="string">
            <text:p>2021-04-23 11:30:00+05:30</text:p>
          </table:table-cell>
          <table:table-cell office:value-type="float" office:value="971.900024414063" calcext:value-type="float">
            <text:p>971.900024414063</text:p>
          </table:table-cell>
          <table:table-cell office:value-type="float" office:value="972.599975585938" calcext:value-type="float">
            <text:p>972.599975585938</text:p>
          </table:table-cell>
          <table:table-cell office:value-type="float" office:value="965.799987792969" calcext:value-type="float">
            <text:p>965.799987792969</text:p>
          </table:table-cell>
          <table:table-cell office:value-type="float" office:value="967" calcext:value-type="float">
            <text:p>967</text:p>
          </table:table-cell>
          <table:table-cell office:value-type="float" office:value="271356" calcext:value-type="float">
            <text:p>271356</text:p>
          </table:table-cell>
          <table:table-cell office:value-type="string" calcext:value-type="string">
            <text:p>HCLTECH.NS</text:p>
          </table:table-cell>
          <table:table-cell/>
        </table:table-row>
        <table:table-row table:style-name="ro1">
          <table:table-cell office:value-type="string" calcext:value-type="string">
            <text:p>2021-04-23 11:45:00+05:30</text:p>
          </table:table-cell>
          <table:table-cell office:value-type="float" office:value="966.599975585937" calcext:value-type="float">
            <text:p>966.599975585937</text:p>
          </table:table-cell>
          <table:table-cell office:value-type="float" office:value="967.700012207031" calcext:value-type="float">
            <text:p>967.700012207031</text:p>
          </table:table-cell>
          <table:table-cell office:value-type="float" office:value="963" calcext:value-type="float">
            <text:p>963</text:p>
          </table:table-cell>
          <table:table-cell office:value-type="float" office:value="966.5" calcext:value-type="float">
            <text:p>966.5</text:p>
          </table:table-cell>
          <table:table-cell office:value-type="float" office:value="215806" calcext:value-type="float">
            <text:p>215806</text:p>
          </table:table-cell>
          <table:table-cell office:value-type="string" calcext:value-type="string">
            <text:p>HCLTECH.NS</text:p>
          </table:table-cell>
          <table:table-cell/>
        </table:table-row>
        <table:table-row table:style-name="ro1">
          <table:table-cell office:value-type="string" calcext:value-type="string">
            <text:p>2021-04-23 12:00:00+05:30</text:p>
          </table:table-cell>
          <table:table-cell office:value-type="float" office:value="966.599975585937" calcext:value-type="float">
            <text:p>966.599975585937</text:p>
          </table:table-cell>
          <table:table-cell office:value-type="float" office:value="969" calcext:value-type="float">
            <text:p>969</text:p>
          </table:table-cell>
          <table:table-cell office:value-type="float" office:value="965.599975585937" calcext:value-type="float">
            <text:p>965.599975585937</text:p>
          </table:table-cell>
          <table:table-cell office:value-type="float" office:value="967.200012207031" calcext:value-type="float">
            <text:p>967.200012207031</text:p>
          </table:table-cell>
          <table:table-cell office:value-type="float" office:value="144580" calcext:value-type="float">
            <text:p>144580</text:p>
          </table:table-cell>
          <table:table-cell office:value-type="string" calcext:value-type="string">
            <text:p>HCLTECH.NS</text:p>
          </table:table-cell>
          <table:table-cell/>
        </table:table-row>
        <table:table-row table:style-name="ro1">
          <table:table-cell office:value-type="string" calcext:value-type="string">
            <text:p>2021-04-23 12:15:00+05:30</text:p>
          </table:table-cell>
          <table:table-cell table:number-columns-repeated="2" office:value-type="float" office:value="967.200012207031" calcext:value-type="float">
            <text:p>967.200012207031</text:p>
          </table:table-cell>
          <table:table-cell office:value-type="float" office:value="963.5" calcext:value-type="float">
            <text:p>963.5</text:p>
          </table:table-cell>
          <table:table-cell office:value-type="float" office:value="965.450012207031" calcext:value-type="float">
            <text:p>965.450012207031</text:p>
          </table:table-cell>
          <table:table-cell office:value-type="float" office:value="129131" calcext:value-type="float">
            <text:p>129131</text:p>
          </table:table-cell>
          <table:table-cell office:value-type="string" calcext:value-type="string">
            <text:p>HCLTECH.NS</text:p>
          </table:table-cell>
          <table:table-cell/>
        </table:table-row>
        <table:table-row table:style-name="ro1">
          <table:table-cell office:value-type="string" calcext:value-type="string">
            <text:p>2021-04-23 12:30:00+05:30</text:p>
          </table:table-cell>
          <table:table-cell office:value-type="float" office:value="965.450012207031" calcext:value-type="float">
            <text:p>965.450012207031</text:p>
          </table:table-cell>
          <table:table-cell office:value-type="float" office:value="966.25" calcext:value-type="float">
            <text:p>966.25</text:p>
          </table:table-cell>
          <table:table-cell office:value-type="float" office:value="964" calcext:value-type="float">
            <text:p>964</text:p>
          </table:table-cell>
          <table:table-cell office:value-type="float" office:value="965.299987792969" calcext:value-type="float">
            <text:p>965.299987792969</text:p>
          </table:table-cell>
          <table:table-cell office:value-type="float" office:value="94127" calcext:value-type="float">
            <text:p>94127</text:p>
          </table:table-cell>
          <table:table-cell office:value-type="string" calcext:value-type="string">
            <text:p>HCLTECH.NS</text:p>
          </table:table-cell>
          <table:table-cell/>
        </table:table-row>
        <table:table-row table:style-name="ro1">
          <table:table-cell office:value-type="string" calcext:value-type="string">
            <text:p>2021-04-23 12:45:00+05:30</text:p>
          </table:table-cell>
          <table:table-cell office:value-type="float" office:value="965.299987792969" calcext:value-type="float">
            <text:p>965.299987792969</text:p>
          </table:table-cell>
          <table:table-cell office:value-type="float" office:value="965.900024414063" calcext:value-type="float">
            <text:p>965.900024414063</text:p>
          </table:table-cell>
          <table:table-cell office:value-type="float" office:value="960.5" calcext:value-type="float">
            <text:p>960.5</text:p>
          </table:table-cell>
          <table:table-cell office:value-type="float" office:value="961.200012207031" calcext:value-type="float">
            <text:p>961.200012207031</text:p>
          </table:table-cell>
          <table:table-cell office:value-type="float" office:value="194017" calcext:value-type="float">
            <text:p>194017</text:p>
          </table:table-cell>
          <table:table-cell office:value-type="string" calcext:value-type="string">
            <text:p>HCLTECH.NS</text:p>
          </table:table-cell>
          <table:table-cell/>
        </table:table-row>
        <table:table-row table:style-name="ro1">
          <table:table-cell office:value-type="string" calcext:value-type="string">
            <text:p>2021-04-23 13:00:00+05:30</text:p>
          </table:table-cell>
          <table:table-cell office:value-type="float" office:value="961.049987792969" calcext:value-type="float">
            <text:p>961.049987792969</text:p>
          </table:table-cell>
          <table:table-cell office:value-type="float" office:value="963.900024414063" calcext:value-type="float">
            <text:p>963.900024414063</text:p>
          </table:table-cell>
          <table:table-cell office:value-type="float" office:value="960.849975585938" calcext:value-type="float">
            <text:p>960.849975585938</text:p>
          </table:table-cell>
          <table:table-cell office:value-type="float" office:value="963.5" calcext:value-type="float">
            <text:p>963.5</text:p>
          </table:table-cell>
          <table:table-cell office:value-type="float" office:value="111877" calcext:value-type="float">
            <text:p>111877</text:p>
          </table:table-cell>
          <table:table-cell office:value-type="string" calcext:value-type="string">
            <text:p>HCLTECH.NS</text:p>
          </table:table-cell>
          <table:table-cell/>
        </table:table-row>
        <table:table-row table:style-name="ro1">
          <table:table-cell office:value-type="string" calcext:value-type="string">
            <text:p>2021-04-23 13:15:00+05:30</text:p>
          </table:table-cell>
          <table:table-cell office:value-type="float" office:value="963.5" calcext:value-type="float">
            <text:p>963.5</text:p>
          </table:table-cell>
          <table:table-cell office:value-type="float" office:value="964.450012207031" calcext:value-type="float">
            <text:p>964.450012207031</text:p>
          </table:table-cell>
          <table:table-cell office:value-type="float" office:value="961.150024414063" calcext:value-type="float">
            <text:p>961.150024414063</text:p>
          </table:table-cell>
          <table:table-cell office:value-type="float" office:value="963.549987792969" calcext:value-type="float">
            <text:p>963.549987792969</text:p>
          </table:table-cell>
          <table:table-cell office:value-type="float" office:value="132127" calcext:value-type="float">
            <text:p>132127</text:p>
          </table:table-cell>
          <table:table-cell office:value-type="string" calcext:value-type="string">
            <text:p>HCLTECH.NS</text:p>
          </table:table-cell>
          <table:table-cell/>
        </table:table-row>
        <table:table-row table:style-name="ro1">
          <table:table-cell office:value-type="string" calcext:value-type="string">
            <text:p>2021-04-23 13:30:00+05:30</text:p>
          </table:table-cell>
          <table:table-cell office:value-type="float" office:value="963.400024414062" calcext:value-type="float">
            <text:p>963.400024414062</text:p>
          </table:table-cell>
          <table:table-cell office:value-type="float" office:value="964.849975585937" calcext:value-type="float">
            <text:p>964.849975585937</text:p>
          </table:table-cell>
          <table:table-cell office:value-type="float" office:value="960.099975585938" calcext:value-type="float">
            <text:p>960.099975585938</text:p>
          </table:table-cell>
          <table:table-cell office:value-type="float" office:value="962.400024414063" calcext:value-type="float">
            <text:p>962.400024414063</text:p>
          </table:table-cell>
          <table:table-cell office:value-type="float" office:value="162088" calcext:value-type="float">
            <text:p>162088</text:p>
          </table:table-cell>
          <table:table-cell office:value-type="string" calcext:value-type="string">
            <text:p>HCLTECH.NS</text:p>
          </table:table-cell>
          <table:table-cell/>
        </table:table-row>
        <table:table-row table:style-name="ro1">
          <table:table-cell office:value-type="string" calcext:value-type="string">
            <text:p>2021-04-23 13:45:00+05:30</text:p>
          </table:table-cell>
          <table:table-cell office:value-type="float" office:value="962.400024414063" calcext:value-type="float">
            <text:p>962.400024414063</text:p>
          </table:table-cell>
          <table:table-cell office:value-type="float" office:value="962.950012207031" calcext:value-type="float">
            <text:p>962.950012207031</text:p>
          </table:table-cell>
          <table:table-cell office:value-type="float" office:value="960.25" calcext:value-type="float">
            <text:p>960.25</text:p>
          </table:table-cell>
          <table:table-cell office:value-type="float" office:value="962.450012207031" calcext:value-type="float">
            <text:p>962.450012207031</text:p>
          </table:table-cell>
          <table:table-cell office:value-type="float" office:value="118270" calcext:value-type="float">
            <text:p>118270</text:p>
          </table:table-cell>
          <table:table-cell office:value-type="string" calcext:value-type="string">
            <text:p>HCLTECH.NS</text:p>
          </table:table-cell>
          <table:table-cell/>
        </table:table-row>
        <table:table-row table:style-name="ro1">
          <table:table-cell office:value-type="string" calcext:value-type="string">
            <text:p>2021-04-23 14:00:00+05:30</text:p>
          </table:table-cell>
          <table:table-cell office:value-type="float" office:value="962.450012207031" calcext:value-type="float">
            <text:p>962.450012207031</text:p>
          </table:table-cell>
          <table:table-cell office:value-type="float" office:value="962.599975585938" calcext:value-type="float">
            <text:p>962.599975585938</text:p>
          </table:table-cell>
          <table:table-cell office:value-type="float" office:value="955.5" calcext:value-type="float">
            <text:p>955.5</text:p>
          </table:table-cell>
          <table:table-cell office:value-type="float" office:value="956" calcext:value-type="float">
            <text:p>956</text:p>
          </table:table-cell>
          <table:table-cell office:value-type="float" office:value="359871" calcext:value-type="float">
            <text:p>359871</text:p>
          </table:table-cell>
          <table:table-cell office:value-type="string" calcext:value-type="string">
            <text:p>HCLTECH.NS</text:p>
          </table:table-cell>
          <table:table-cell/>
        </table:table-row>
        <table:table-row table:style-name="ro1">
          <table:table-cell office:value-type="string" calcext:value-type="string">
            <text:p>2021-04-23 14:15:00+05:30</text:p>
          </table:table-cell>
          <table:table-cell office:value-type="float" office:value="956" calcext:value-type="float">
            <text:p>956</text:p>
          </table:table-cell>
          <table:table-cell office:value-type="float" office:value="957.25" calcext:value-type="float">
            <text:p>957.25</text:p>
          </table:table-cell>
          <table:table-cell office:value-type="float" office:value="950.25" calcext:value-type="float">
            <text:p>950.25</text:p>
          </table:table-cell>
          <table:table-cell office:value-type="float" office:value="951.599975585938" calcext:value-type="float">
            <text:p>951.599975585938</text:p>
          </table:table-cell>
          <table:table-cell office:value-type="float" office:value="518054" calcext:value-type="float">
            <text:p>518054</text:p>
          </table:table-cell>
          <table:table-cell office:value-type="string" calcext:value-type="string">
            <text:p>HCLTECH.NS</text:p>
          </table:table-cell>
          <table:table-cell/>
        </table:table-row>
        <table:table-row table:style-name="ro1">
          <table:table-cell office:value-type="string" calcext:value-type="string">
            <text:p>2021-04-23 14:30:00+05:30</text:p>
          </table:table-cell>
          <table:table-cell office:value-type="float" office:value="951.599975585938" calcext:value-type="float">
            <text:p>951.599975585938</text:p>
          </table:table-cell>
          <table:table-cell office:value-type="float" office:value="956.5" calcext:value-type="float">
            <text:p>956.5</text:p>
          </table:table-cell>
          <table:table-cell office:value-type="float" office:value="951.299987792969" calcext:value-type="float">
            <text:p>951.299987792969</text:p>
          </table:table-cell>
          <table:table-cell office:value-type="float" office:value="952.799987792969" calcext:value-type="float">
            <text:p>952.799987792969</text:p>
          </table:table-cell>
          <table:table-cell office:value-type="float" office:value="233209" calcext:value-type="float">
            <text:p>233209</text:p>
          </table:table-cell>
          <table:table-cell office:value-type="string" calcext:value-type="string">
            <text:p>HCLTECH.NS</text:p>
          </table:table-cell>
          <table:table-cell/>
        </table:table-row>
        <table:table-row table:style-name="ro1">
          <table:table-cell office:value-type="string" calcext:value-type="string">
            <text:p>2021-04-23 14:45:00+05:30</text:p>
          </table:table-cell>
          <table:table-cell office:value-type="float" office:value="952" calcext:value-type="float">
            <text:p>952</text:p>
          </table:table-cell>
          <table:table-cell office:value-type="float" office:value="957" calcext:value-type="float">
            <text:p>957</text:p>
          </table:table-cell>
          <table:table-cell office:value-type="float" office:value="951.75" calcext:value-type="float">
            <text:p>951.75</text:p>
          </table:table-cell>
          <table:table-cell office:value-type="float" office:value="955.400024414062" calcext:value-type="float">
            <text:p>955.400024414062</text:p>
          </table:table-cell>
          <table:table-cell office:value-type="float" office:value="173883" calcext:value-type="float">
            <text:p>173883</text:p>
          </table:table-cell>
          <table:table-cell office:value-type="string" calcext:value-type="string">
            <text:p>HCLTECH.NS</text:p>
          </table:table-cell>
          <table:table-cell/>
        </table:table-row>
        <table:table-row table:style-name="ro1">
          <table:table-cell office:value-type="string" calcext:value-type="string">
            <text:p>2021-04-23 15:00:00+05:30</text:p>
          </table:table-cell>
          <table:table-cell office:value-type="float" office:value="955.400024414062" calcext:value-type="float">
            <text:p>955.400024414062</text:p>
          </table:table-cell>
          <table:table-cell office:value-type="float" office:value="957.400024414063" calcext:value-type="float">
            <text:p>957.400024414063</text:p>
          </table:table-cell>
          <table:table-cell office:value-type="float" office:value="954.049987792969" calcext:value-type="float">
            <text:p>954.049987792969</text:p>
          </table:table-cell>
          <table:table-cell office:value-type="float" office:value="956.5" calcext:value-type="float">
            <text:p>956.5</text:p>
          </table:table-cell>
          <table:table-cell office:value-type="float" office:value="323960" calcext:value-type="float">
            <text:p>323960</text:p>
          </table:table-cell>
          <table:table-cell office:value-type="string" calcext:value-type="string">
            <text:p>HCLTECH.NS</text:p>
          </table:table-cell>
          <table:table-cell/>
        </table:table-row>
        <table:table-row table:style-name="ro1">
          <table:table-cell office:value-type="string" calcext:value-type="string">
            <text:p>2021-04-23 15:15:00+05:30</text:p>
          </table:table-cell>
          <table:table-cell office:value-type="float" office:value="956.5" calcext:value-type="float">
            <text:p>956.5</text:p>
          </table:table-cell>
          <table:table-cell office:value-type="float" office:value="956.950012207031" calcext:value-type="float">
            <text:p>956.950012207031</text:p>
          </table:table-cell>
          <table:table-cell office:value-type="float" office:value="953.799987792969" calcext:value-type="float">
            <text:p>953.799987792969</text:p>
          </table:table-cell>
          <table:table-cell office:value-type="float" office:value="956.5" calcext:value-type="float">
            <text:p>956.5</text:p>
          </table:table-cell>
          <table:table-cell office:value-type="float" office:value="414445" calcext:value-type="float">
            <text:p>414445</text:p>
          </table:table-cell>
          <table:table-cell office:value-type="string" calcext:value-type="string">
            <text:p>HCLTECH.NS</text:p>
          </table:table-cell>
          <table:table-cell/>
        </table:table-row>
        <table:table-row table:style-name="ro1">
          <table:table-cell office:value-type="string" calcext:value-type="string">
            <text:p>2021-04-23 09:15:00+05:30</text:p>
          </table:table-cell>
          <table:table-cell office:value-type="float" office:value="1410" calcext:value-type="float">
            <text:p>1410</text:p>
          </table:table-cell>
          <table:table-cell office:value-type="float" office:value="1415.84997558594" calcext:value-type="float">
            <text:p>1415.84997558594</text:p>
          </table:table-cell>
          <table:table-cell office:value-type="float" office:value="1405.15002441406" calcext:value-type="float">
            <text:p>1405.15002441406</text:p>
          </table:table-cell>
          <table:table-cell office:value-type="float" office:value="1407.80004882813" calcext:value-type="float">
            <text:p>1407.80004882813</text:p>
          </table:table-cell>
          <table:table-cell office:value-type="float" office:value="754771" calcext:value-type="float">
            <text:p>754771</text:p>
          </table:table-cell>
          <table:table-cell office:value-type="string" calcext:value-type="string">
            <text:p>HDFCBANK.NS</text:p>
          </table:table-cell>
          <table:table-cell table:style-name="ce1" table:formula="of:=([.C402]-[.D402])/[.D402]*100" office:value-type="float" office:value="0.761481050846283" calcext:value-type="float">
            <text:p>0.76</text:p>
          </table:table-cell>
        </table:table-row>
        <table:table-row table:style-name="ro1">
          <table:table-cell office:value-type="string" calcext:value-type="string">
            <text:p>2021-04-23 09:30:00+05:30</text:p>
          </table:table-cell>
          <table:table-cell table:number-columns-repeated="2" office:value-type="float" office:value="1407.80004882813" calcext:value-type="float">
            <text:p>1407.80004882813</text:p>
          </table:table-cell>
          <table:table-cell office:value-type="float" office:value="1400.44995117188" calcext:value-type="float">
            <text:p>1400.44995117188</text:p>
          </table:table-cell>
          <table:table-cell office:value-type="float" office:value="1405.69995117188" calcext:value-type="float">
            <text:p>1405.69995117188</text:p>
          </table:table-cell>
          <table:table-cell office:value-type="float" office:value="499974" calcext:value-type="float">
            <text:p>499974</text:p>
          </table:table-cell>
          <table:table-cell office:value-type="string" calcext:value-type="string">
            <text:p>HDFCBANK.NS</text:p>
          </table:table-cell>
          <table:table-cell/>
        </table:table-row>
        <table:table-row table:style-name="ro1">
          <table:table-cell office:value-type="string" calcext:value-type="string">
            <text:p>2021-04-23 09:45:00+05:30</text:p>
          </table:table-cell>
          <table:table-cell office:value-type="float" office:value="1405.25" calcext:value-type="float">
            <text:p>1405.25</text:p>
          </table:table-cell>
          <table:table-cell office:value-type="float" office:value="1411.5" calcext:value-type="float">
            <text:p>1411.5</text:p>
          </table:table-cell>
          <table:table-cell office:value-type="float" office:value="1404.65002441406" calcext:value-type="float">
            <text:p>1404.65002441406</text:p>
          </table:table-cell>
          <table:table-cell office:value-type="float" office:value="1411.5" calcext:value-type="float">
            <text:p>1411.5</text:p>
          </table:table-cell>
          <table:table-cell office:value-type="float" office:value="451761" calcext:value-type="float">
            <text:p>451761</text:p>
          </table:table-cell>
          <table:table-cell office:value-type="string" calcext:value-type="string">
            <text:p>HDFCBANK.NS</text:p>
          </table:table-cell>
          <table:table-cell/>
        </table:table-row>
        <table:table-row table:style-name="ro1">
          <table:table-cell office:value-type="string" calcext:value-type="string">
            <text:p>2021-04-23 10:00:00+05:30</text:p>
          </table:table-cell>
          <table:table-cell office:value-type="float" office:value="1410.90002441406" calcext:value-type="float">
            <text:p>1410.90002441406</text:p>
          </table:table-cell>
          <table:table-cell office:value-type="float" office:value="1419" calcext:value-type="float">
            <text:p>1419</text:p>
          </table:table-cell>
          <table:table-cell office:value-type="float" office:value="1409.59997558594" calcext:value-type="float">
            <text:p>1409.59997558594</text:p>
          </table:table-cell>
          <table:table-cell office:value-type="float" office:value="1417.5" calcext:value-type="float">
            <text:p>1417.5</text:p>
          </table:table-cell>
          <table:table-cell office:value-type="float" office:value="505573" calcext:value-type="float">
            <text:p>505573</text:p>
          </table:table-cell>
          <table:table-cell office:value-type="string" calcext:value-type="string">
            <text:p>HDFCBANK.NS</text:p>
          </table:table-cell>
          <table:table-cell/>
        </table:table-row>
        <table:table-row table:style-name="ro1">
          <table:table-cell office:value-type="string" calcext:value-type="string">
            <text:p>2021-04-23 10:15:00+05:30</text:p>
          </table:table-cell>
          <table:table-cell office:value-type="float" office:value="1417.55004882813" calcext:value-type="float">
            <text:p>1417.55004882813</text:p>
          </table:table-cell>
          <table:table-cell office:value-type="float" office:value="1422.09997558594" calcext:value-type="float">
            <text:p>1422.09997558594</text:p>
          </table:table-cell>
          <table:table-cell office:value-type="float" office:value="1415.40002441406" calcext:value-type="float">
            <text:p>1415.40002441406</text:p>
          </table:table-cell>
          <table:table-cell office:value-type="float" office:value="1422.09997558594" calcext:value-type="float">
            <text:p>1422.09997558594</text:p>
          </table:table-cell>
          <table:table-cell office:value-type="float" office:value="510873" calcext:value-type="float">
            <text:p>510873</text:p>
          </table:table-cell>
          <table:table-cell office:value-type="string" calcext:value-type="string">
            <text:p>HDFCBANK.NS</text:p>
          </table:table-cell>
          <table:table-cell/>
        </table:table-row>
        <table:table-row table:style-name="ro1">
          <table:table-cell office:value-type="string" calcext:value-type="string">
            <text:p>2021-04-23 10:30:00+05:30</text:p>
          </table:table-cell>
          <table:table-cell office:value-type="float" office:value="1422.05004882813" calcext:value-type="float">
            <text:p>1422.05004882813</text:p>
          </table:table-cell>
          <table:table-cell office:value-type="float" office:value="1423.5" calcext:value-type="float">
            <text:p>1423.5</text:p>
          </table:table-cell>
          <table:table-cell office:value-type="float" office:value="1418.44995117187" calcext:value-type="float">
            <text:p>1418.44995117187</text:p>
          </table:table-cell>
          <table:table-cell office:value-type="float" office:value="1423.09997558594" calcext:value-type="float">
            <text:p>1423.09997558594</text:p>
          </table:table-cell>
          <table:table-cell office:value-type="float" office:value="453498" calcext:value-type="float">
            <text:p>453498</text:p>
          </table:table-cell>
          <table:table-cell office:value-type="string" calcext:value-type="string">
            <text:p>HDFCBANK.NS</text:p>
          </table:table-cell>
          <table:table-cell/>
        </table:table-row>
        <table:table-row table:style-name="ro1">
          <table:table-cell office:value-type="string" calcext:value-type="string">
            <text:p>2021-04-23 10:45:00+05:30</text:p>
          </table:table-cell>
          <table:table-cell office:value-type="float" office:value="1423.09997558594" calcext:value-type="float">
            <text:p>1423.09997558594</text:p>
          </table:table-cell>
          <table:table-cell office:value-type="float" office:value="1425.94995117188" calcext:value-type="float">
            <text:p>1425.94995117188</text:p>
          </table:table-cell>
          <table:table-cell office:value-type="float" office:value="1420.30004882813" calcext:value-type="float">
            <text:p>1420.30004882813</text:p>
          </table:table-cell>
          <table:table-cell office:value-type="float" office:value="1425" calcext:value-type="float">
            <text:p>1425</text:p>
          </table:table-cell>
          <table:table-cell office:value-type="float" office:value="410664" calcext:value-type="float">
            <text:p>410664</text:p>
          </table:table-cell>
          <table:table-cell office:value-type="string" calcext:value-type="string">
            <text:p>HDFCBANK.NS</text:p>
          </table:table-cell>
          <table:table-cell/>
        </table:table-row>
        <table:table-row table:style-name="ro1">
          <table:table-cell office:value-type="string" calcext:value-type="string">
            <text:p>2021-04-23 11:00:00+05:30</text:p>
          </table:table-cell>
          <table:table-cell office:value-type="float" office:value="1425" calcext:value-type="float">
            <text:p>1425</text:p>
          </table:table-cell>
          <table:table-cell office:value-type="float" office:value="1433" calcext:value-type="float">
            <text:p>1433</text:p>
          </table:table-cell>
          <table:table-cell office:value-type="float" office:value="1424.69995117188" calcext:value-type="float">
            <text:p>1424.69995117188</text:p>
          </table:table-cell>
          <table:table-cell office:value-type="float" office:value="1432.69995117188" calcext:value-type="float">
            <text:p>1432.69995117188</text:p>
          </table:table-cell>
          <table:table-cell office:value-type="float" office:value="466605" calcext:value-type="float">
            <text:p>466605</text:p>
          </table:table-cell>
          <table:table-cell office:value-type="string" calcext:value-type="string">
            <text:p>HDFCBANK.NS</text:p>
          </table:table-cell>
          <table:table-cell/>
        </table:table-row>
        <table:table-row table:style-name="ro1">
          <table:table-cell office:value-type="string" calcext:value-type="string">
            <text:p>2021-04-23 11:15:00+05:30</text:p>
          </table:table-cell>
          <table:table-cell office:value-type="float" office:value="1433" calcext:value-type="float">
            <text:p>1433</text:p>
          </table:table-cell>
          <table:table-cell office:value-type="float" office:value="1434.5" calcext:value-type="float">
            <text:p>1434.5</text:p>
          </table:table-cell>
          <table:table-cell office:value-type="float" office:value="1430.69995117188" calcext:value-type="float">
            <text:p>1430.69995117188</text:p>
          </table:table-cell>
          <table:table-cell office:value-type="float" office:value="1432.80004882813" calcext:value-type="float">
            <text:p>1432.80004882813</text:p>
          </table:table-cell>
          <table:table-cell office:value-type="float" office:value="407080" calcext:value-type="float">
            <text:p>407080</text:p>
          </table:table-cell>
          <table:table-cell office:value-type="string" calcext:value-type="string">
            <text:p>HDFCBANK.NS</text:p>
          </table:table-cell>
          <table:table-cell/>
        </table:table-row>
        <table:table-row table:style-name="ro1">
          <table:table-cell office:value-type="string" calcext:value-type="string">
            <text:p>2021-04-23 11:30:00+05:30</text:p>
          </table:table-cell>
          <table:table-cell office:value-type="float" office:value="1432.80004882813" calcext:value-type="float">
            <text:p>1432.80004882813</text:p>
          </table:table-cell>
          <table:table-cell office:value-type="float" office:value="1434.40002441406" calcext:value-type="float">
            <text:p>1434.40002441406</text:p>
          </table:table-cell>
          <table:table-cell office:value-type="float" office:value="1428.05004882812" calcext:value-type="float">
            <text:p>1428.05004882812</text:p>
          </table:table-cell>
          <table:table-cell office:value-type="float" office:value="1431.09997558594" calcext:value-type="float">
            <text:p>1431.09997558594</text:p>
          </table:table-cell>
          <table:table-cell office:value-type="float" office:value="544317" calcext:value-type="float">
            <text:p>544317</text:p>
          </table:table-cell>
          <table:table-cell office:value-type="string" calcext:value-type="string">
            <text:p>HDFCBANK.NS</text:p>
          </table:table-cell>
          <table:table-cell/>
        </table:table-row>
        <table:table-row table:style-name="ro1">
          <table:table-cell office:value-type="string" calcext:value-type="string">
            <text:p>2021-04-23 11:45:00+05:30</text:p>
          </table:table-cell>
          <table:table-cell office:value-type="float" office:value="1430.65002441406" calcext:value-type="float">
            <text:p>1430.65002441406</text:p>
          </table:table-cell>
          <table:table-cell office:value-type="float" office:value="1433" calcext:value-type="float">
            <text:p>1433</text:p>
          </table:table-cell>
          <table:table-cell office:value-type="float" office:value="1427.30004882812" calcext:value-type="float">
            <text:p>1427.30004882812</text:p>
          </table:table-cell>
          <table:table-cell office:value-type="float" office:value="1430.5" calcext:value-type="float">
            <text:p>1430.5</text:p>
          </table:table-cell>
          <table:table-cell office:value-type="float" office:value="374676" calcext:value-type="float">
            <text:p>374676</text:p>
          </table:table-cell>
          <table:table-cell office:value-type="string" calcext:value-type="string">
            <text:p>HDFCBANK.NS</text:p>
          </table:table-cell>
          <table:table-cell/>
        </table:table-row>
        <table:table-row table:style-name="ro1">
          <table:table-cell office:value-type="string" calcext:value-type="string">
            <text:p>2021-04-23 12:00:00+05:30</text:p>
          </table:table-cell>
          <table:table-cell office:value-type="float" office:value="1430.09997558594" calcext:value-type="float">
            <text:p>1430.09997558594</text:p>
          </table:table-cell>
          <table:table-cell office:value-type="float" office:value="1432.5" calcext:value-type="float">
            <text:p>1432.5</text:p>
          </table:table-cell>
          <table:table-cell office:value-type="float" office:value="1428.69995117188" calcext:value-type="float">
            <text:p>1428.69995117188</text:p>
          </table:table-cell>
          <table:table-cell office:value-type="float" office:value="1429.94995117188" calcext:value-type="float">
            <text:p>1429.94995117188</text:p>
          </table:table-cell>
          <table:table-cell office:value-type="float" office:value="250952" calcext:value-type="float">
            <text:p>250952</text:p>
          </table:table-cell>
          <table:table-cell office:value-type="string" calcext:value-type="string">
            <text:p>HDFCBANK.NS</text:p>
          </table:table-cell>
          <table:table-cell/>
        </table:table-row>
        <table:table-row table:style-name="ro1">
          <table:table-cell office:value-type="string" calcext:value-type="string">
            <text:p>2021-04-23 12:15:00+05:30</text:p>
          </table:table-cell>
          <table:table-cell table:number-columns-repeated="2" office:value-type="float" office:value="1429.94995117188" calcext:value-type="float">
            <text:p>1429.94995117188</text:p>
          </table:table-cell>
          <table:table-cell office:value-type="float" office:value="1421.05004882813" calcext:value-type="float">
            <text:p>1421.05004882813</text:p>
          </table:table-cell>
          <table:table-cell office:value-type="float" office:value="1424.25" calcext:value-type="float">
            <text:p>1424.25</text:p>
          </table:table-cell>
          <table:table-cell office:value-type="float" office:value="437876" calcext:value-type="float">
            <text:p>437876</text:p>
          </table:table-cell>
          <table:table-cell office:value-type="string" calcext:value-type="string">
            <text:p>HDFCBANK.NS</text:p>
          </table:table-cell>
          <table:table-cell/>
        </table:table-row>
        <table:table-row table:style-name="ro1">
          <table:table-cell office:value-type="string" calcext:value-type="string">
            <text:p>2021-04-23 12:30:00+05:30</text:p>
          </table:table-cell>
          <table:table-cell office:value-type="float" office:value="1424.69995117188" calcext:value-type="float">
            <text:p>1424.69995117188</text:p>
          </table:table-cell>
          <table:table-cell office:value-type="float" office:value="1431" calcext:value-type="float">
            <text:p>1431</text:p>
          </table:table-cell>
          <table:table-cell office:value-type="float" office:value="1424" calcext:value-type="float">
            <text:p>1424</text:p>
          </table:table-cell>
          <table:table-cell office:value-type="float" office:value="1430.05004882813" calcext:value-type="float">
            <text:p>1430.05004882813</text:p>
          </table:table-cell>
          <table:table-cell office:value-type="float" office:value="327906" calcext:value-type="float">
            <text:p>327906</text:p>
          </table:table-cell>
          <table:table-cell office:value-type="string" calcext:value-type="string">
            <text:p>HDFCBANK.NS</text:p>
          </table:table-cell>
          <table:table-cell/>
        </table:table-row>
        <table:table-row table:style-name="ro1">
          <table:table-cell office:value-type="string" calcext:value-type="string">
            <text:p>2021-04-23 12:45:00+05:30</text:p>
          </table:table-cell>
          <table:table-cell office:value-type="float" office:value="1430.80004882813" calcext:value-type="float">
            <text:p>1430.80004882813</text:p>
          </table:table-cell>
          <table:table-cell office:value-type="float" office:value="1432.5" calcext:value-type="float">
            <text:p>1432.5</text:p>
          </table:table-cell>
          <table:table-cell office:value-type="float" office:value="1422.75" calcext:value-type="float">
            <text:p>1422.75</text:p>
          </table:table-cell>
          <table:table-cell office:value-type="float" office:value="1423.05004882813" calcext:value-type="float">
            <text:p>1423.05004882813</text:p>
          </table:table-cell>
          <table:table-cell office:value-type="float" office:value="252363" calcext:value-type="float">
            <text:p>252363</text:p>
          </table:table-cell>
          <table:table-cell office:value-type="string" calcext:value-type="string">
            <text:p>HDFCBANK.NS</text:p>
          </table:table-cell>
          <table:table-cell/>
        </table:table-row>
        <table:table-row table:style-name="ro1">
          <table:table-cell office:value-type="string" calcext:value-type="string">
            <text:p>2021-04-23 13:00:00+05:30</text:p>
          </table:table-cell>
          <table:table-cell office:value-type="float" office:value="1423.09997558594" calcext:value-type="float">
            <text:p>1423.09997558594</text:p>
          </table:table-cell>
          <table:table-cell office:value-type="float" office:value="1426.5" calcext:value-type="float">
            <text:p>1426.5</text:p>
          </table:table-cell>
          <table:table-cell office:value-type="float" office:value="1420.94995117188" calcext:value-type="float">
            <text:p>1420.94995117188</text:p>
          </table:table-cell>
          <table:table-cell office:value-type="float" office:value="1422.05004882813" calcext:value-type="float">
            <text:p>1422.05004882813</text:p>
          </table:table-cell>
          <table:table-cell office:value-type="float" office:value="227716" calcext:value-type="float">
            <text:p>227716</text:p>
          </table:table-cell>
          <table:table-cell office:value-type="string" calcext:value-type="string">
            <text:p>HDFCBANK.NS</text:p>
          </table:table-cell>
          <table:table-cell/>
        </table:table-row>
        <table:table-row table:style-name="ro1">
          <table:table-cell office:value-type="string" calcext:value-type="string">
            <text:p>2021-04-23 13:15:00+05:30</text:p>
          </table:table-cell>
          <table:table-cell office:value-type="float" office:value="1422.09997558594" calcext:value-type="float">
            <text:p>1422.09997558594</text:p>
          </table:table-cell>
          <table:table-cell office:value-type="float" office:value="1426.5" calcext:value-type="float">
            <text:p>1426.5</text:p>
          </table:table-cell>
          <table:table-cell office:value-type="float" office:value="1421.25" calcext:value-type="float">
            <text:p>1421.25</text:p>
          </table:table-cell>
          <table:table-cell office:value-type="float" office:value="1425.5" calcext:value-type="float">
            <text:p>1425.5</text:p>
          </table:table-cell>
          <table:table-cell office:value-type="float" office:value="196442" calcext:value-type="float">
            <text:p>196442</text:p>
          </table:table-cell>
          <table:table-cell office:value-type="string" calcext:value-type="string">
            <text:p>HDFCBANK.NS</text:p>
          </table:table-cell>
          <table:table-cell/>
        </table:table-row>
        <table:table-row table:style-name="ro1">
          <table:table-cell office:value-type="string" calcext:value-type="string">
            <text:p>2021-04-23 13:30:00+05:30</text:p>
          </table:table-cell>
          <table:table-cell office:value-type="float" office:value="1425.34997558594" calcext:value-type="float">
            <text:p>1425.34997558594</text:p>
          </table:table-cell>
          <table:table-cell office:value-type="float" office:value="1425.44995117188" calcext:value-type="float">
            <text:p>1425.44995117188</text:p>
          </table:table-cell>
          <table:table-cell office:value-type="float" office:value="1413" calcext:value-type="float">
            <text:p>1413</text:p>
          </table:table-cell>
          <table:table-cell office:value-type="float" office:value="1417.34997558594" calcext:value-type="float">
            <text:p>1417.34997558594</text:p>
          </table:table-cell>
          <table:table-cell office:value-type="float" office:value="404439" calcext:value-type="float">
            <text:p>404439</text:p>
          </table:table-cell>
          <table:table-cell office:value-type="string" calcext:value-type="string">
            <text:p>HDFCBANK.NS</text:p>
          </table:table-cell>
          <table:table-cell/>
        </table:table-row>
        <table:table-row table:style-name="ro1">
          <table:table-cell office:value-type="string" calcext:value-type="string">
            <text:p>2021-04-23 13:45:00+05:30</text:p>
          </table:table-cell>
          <table:table-cell office:value-type="float" office:value="1417.34997558594" calcext:value-type="float">
            <text:p>1417.34997558594</text:p>
          </table:table-cell>
          <table:table-cell office:value-type="float" office:value="1423" calcext:value-type="float">
            <text:p>1423</text:p>
          </table:table-cell>
          <table:table-cell office:value-type="float" office:value="1414.19995117188" calcext:value-type="float">
            <text:p>1414.19995117188</text:p>
          </table:table-cell>
          <table:table-cell office:value-type="float" office:value="1421.55004882813" calcext:value-type="float">
            <text:p>1421.55004882813</text:p>
          </table:table-cell>
          <table:table-cell office:value-type="float" office:value="328651" calcext:value-type="float">
            <text:p>328651</text:p>
          </table:table-cell>
          <table:table-cell office:value-type="string" calcext:value-type="string">
            <text:p>HDFCBANK.NS</text:p>
          </table:table-cell>
          <table:table-cell/>
        </table:table-row>
        <table:table-row table:style-name="ro1">
          <table:table-cell office:value-type="string" calcext:value-type="string">
            <text:p>2021-04-23 14:00:00+05:30</text:p>
          </table:table-cell>
          <table:table-cell office:value-type="float" office:value="1421.84997558594" calcext:value-type="float">
            <text:p>1421.84997558594</text:p>
          </table:table-cell>
          <table:table-cell office:value-type="float" office:value="1423.55004882813" calcext:value-type="float">
            <text:p>1423.55004882813</text:p>
          </table:table-cell>
          <table:table-cell office:value-type="float" office:value="1415.40002441406" calcext:value-type="float">
            <text:p>1415.40002441406</text:p>
          </table:table-cell>
          <table:table-cell office:value-type="float" office:value="1416" calcext:value-type="float">
            <text:p>1416</text:p>
          </table:table-cell>
          <table:table-cell office:value-type="float" office:value="294642" calcext:value-type="float">
            <text:p>294642</text:p>
          </table:table-cell>
          <table:table-cell office:value-type="string" calcext:value-type="string">
            <text:p>HDFCBANK.NS</text:p>
          </table:table-cell>
          <table:table-cell/>
        </table:table-row>
        <table:table-row table:style-name="ro1">
          <table:table-cell office:value-type="string" calcext:value-type="string">
            <text:p>2021-04-23 14:15:00+05:30</text:p>
          </table:table-cell>
          <table:table-cell office:value-type="float" office:value="1416" calcext:value-type="float">
            <text:p>1416</text:p>
          </table:table-cell>
          <table:table-cell office:value-type="float" office:value="1419.15002441406" calcext:value-type="float">
            <text:p>1419.15002441406</text:p>
          </table:table-cell>
          <table:table-cell table:number-columns-repeated="2" office:value-type="float" office:value="1409.75" calcext:value-type="float">
            <text:p>1409.75</text:p>
          </table:table-cell>
          <table:table-cell office:value-type="float" office:value="557867" calcext:value-type="float">
            <text:p>557867</text:p>
          </table:table-cell>
          <table:table-cell office:value-type="string" calcext:value-type="string">
            <text:p>HDFCBANK.NS</text:p>
          </table:table-cell>
          <table:table-cell/>
        </table:table-row>
        <table:table-row table:style-name="ro1">
          <table:table-cell office:value-type="string" calcext:value-type="string">
            <text:p>2021-04-23 14:30:00+05:30</text:p>
          </table:table-cell>
          <table:table-cell office:value-type="float" office:value="1409.84997558594" calcext:value-type="float">
            <text:p>1409.84997558594</text:p>
          </table:table-cell>
          <table:table-cell office:value-type="float" office:value="1415" calcext:value-type="float">
            <text:p>1415</text:p>
          </table:table-cell>
          <table:table-cell office:value-type="float" office:value="1408.19995117188" calcext:value-type="float">
            <text:p>1408.19995117188</text:p>
          </table:table-cell>
          <table:table-cell office:value-type="float" office:value="1409.80004882813" calcext:value-type="float">
            <text:p>1409.80004882813</text:p>
          </table:table-cell>
          <table:table-cell office:value-type="float" office:value="935739" calcext:value-type="float">
            <text:p>935739</text:p>
          </table:table-cell>
          <table:table-cell office:value-type="string" calcext:value-type="string">
            <text:p>HDFCBANK.NS</text:p>
          </table:table-cell>
          <table:table-cell/>
        </table:table-row>
        <table:table-row table:style-name="ro1">
          <table:table-cell office:value-type="string" calcext:value-type="string">
            <text:p>2021-04-23 14:45:00+05:30</text:p>
          </table:table-cell>
          <table:table-cell office:value-type="float" office:value="1409.5" calcext:value-type="float">
            <text:p>1409.5</text:p>
          </table:table-cell>
          <table:table-cell office:value-type="float" office:value="1414.65002441406" calcext:value-type="float">
            <text:p>1414.65002441406</text:p>
          </table:table-cell>
          <table:table-cell office:value-type="float" office:value="1409" calcext:value-type="float">
            <text:p>1409</text:p>
          </table:table-cell>
          <table:table-cell office:value-type="float" office:value="1410.90002441406" calcext:value-type="float">
            <text:p>1410.90002441406</text:p>
          </table:table-cell>
          <table:table-cell office:value-type="float" office:value="292790" calcext:value-type="float">
            <text:p>292790</text:p>
          </table:table-cell>
          <table:table-cell office:value-type="string" calcext:value-type="string">
            <text:p>HDFCBANK.NS</text:p>
          </table:table-cell>
          <table:table-cell/>
        </table:table-row>
        <table:table-row table:style-name="ro1">
          <table:table-cell office:value-type="string" calcext:value-type="string">
            <text:p>2021-04-23 15:00:00+05:30</text:p>
          </table:table-cell>
          <table:table-cell office:value-type="float" office:value="1410.90002441406" calcext:value-type="float">
            <text:p>1410.90002441406</text:p>
          </table:table-cell>
          <table:table-cell office:value-type="float" office:value="1418" calcext:value-type="float">
            <text:p>1418</text:p>
          </table:table-cell>
          <table:table-cell office:value-type="float" office:value="1410.90002441406" calcext:value-type="float">
            <text:p>1410.90002441406</text:p>
          </table:table-cell>
          <table:table-cell office:value-type="float" office:value="1413.15002441406" calcext:value-type="float">
            <text:p>1413.15002441406</text:p>
          </table:table-cell>
          <table:table-cell office:value-type="float" office:value="566056" calcext:value-type="float">
            <text:p>566056</text:p>
          </table:table-cell>
          <table:table-cell office:value-type="string" calcext:value-type="string">
            <text:p>HDFCBANK.NS</text:p>
          </table:table-cell>
          <table:table-cell/>
        </table:table-row>
        <table:table-row table:style-name="ro1">
          <table:table-cell office:value-type="string" calcext:value-type="string">
            <text:p>2021-04-23 15:15:00+05:30</text:p>
          </table:table-cell>
          <table:table-cell office:value-type="float" office:value="1413.40002441406" calcext:value-type="float">
            <text:p>1413.40002441406</text:p>
          </table:table-cell>
          <table:table-cell office:value-type="float" office:value="1416.44995117188" calcext:value-type="float">
            <text:p>1416.44995117188</text:p>
          </table:table-cell>
          <table:table-cell office:value-type="float" office:value="1409.44995117188" calcext:value-type="float">
            <text:p>1409.44995117188</text:p>
          </table:table-cell>
          <table:table-cell office:value-type="float" office:value="1414.15002441406" calcext:value-type="float">
            <text:p>1414.15002441406</text:p>
          </table:table-cell>
          <table:table-cell office:value-type="float" office:value="637591" calcext:value-type="float">
            <text:p>637591</text:p>
          </table:table-cell>
          <table:table-cell office:value-type="string" calcext:value-type="string">
            <text:p>HDFCBANK.NS</text:p>
          </table:table-cell>
          <table:table-cell/>
        </table:table-row>
        <table:table-row table:style-name="ro1">
          <table:table-cell office:value-type="string" calcext:value-type="string">
            <text:p>2021-04-23 09:15:00+05:30</text:p>
          </table:table-cell>
          <table:table-cell office:value-type="float" office:value="679.099975585938" calcext:value-type="float">
            <text:p>679.099975585938</text:p>
          </table:table-cell>
          <table:table-cell office:value-type="float" office:value="685.900024414063" calcext:value-type="float">
            <text:p>685.900024414063</text:p>
          </table:table-cell>
          <table:table-cell office:value-type="float" office:value="676.950012207031" calcext:value-type="float">
            <text:p>676.950012207031</text:p>
          </table:table-cell>
          <table:table-cell office:value-type="float" office:value="684.549987792969" calcext:value-type="float">
            <text:p>684.549987792969</text:p>
          </table:table-cell>
          <table:table-cell office:value-type="float" office:value="159159" calcext:value-type="float">
            <text:p>159159</text:p>
          </table:table-cell>
          <table:table-cell office:value-type="string" calcext:value-type="string">
            <text:p>HDFCLIFE.NS</text:p>
          </table:table-cell>
          <table:table-cell table:style-name="ce1" table:formula="of:=([.C427]-[.D427])/[.D427]*100" office:value-type="float" office:value="1.32210828652649" calcext:value-type="float">
            <text:p>1.32</text:p>
          </table:table-cell>
        </table:table-row>
        <table:table-row table:style-name="ro1">
          <table:table-cell office:value-type="string" calcext:value-type="string">
            <text:p>2021-04-23 09:30:00+05:30</text:p>
          </table:table-cell>
          <table:table-cell office:value-type="float" office:value="684.549987792969" calcext:value-type="float">
            <text:p>684.549987792969</text:p>
          </table:table-cell>
          <table:table-cell office:value-type="float" office:value="688.200012207031" calcext:value-type="float">
            <text:p>688.200012207031</text:p>
          </table:table-cell>
          <table:table-cell office:value-type="float" office:value="682.099975585938" calcext:value-type="float">
            <text:p>682.099975585938</text:p>
          </table:table-cell>
          <table:table-cell office:value-type="float" office:value="685.599975585938" calcext:value-type="float">
            <text:p>685.599975585938</text:p>
          </table:table-cell>
          <table:table-cell office:value-type="float" office:value="150835" calcext:value-type="float">
            <text:p>150835</text:p>
          </table:table-cell>
          <table:table-cell office:value-type="string" calcext:value-type="string">
            <text:p>HDFCLIFE.NS</text:p>
          </table:table-cell>
          <table:table-cell/>
        </table:table-row>
        <table:table-row table:style-name="ro1">
          <table:table-cell office:value-type="string" calcext:value-type="string">
            <text:p>2021-04-23 09:45:00+05:30</text:p>
          </table:table-cell>
          <table:table-cell office:value-type="float" office:value="685.5" calcext:value-type="float">
            <text:p>685.5</text:p>
          </table:table-cell>
          <table:table-cell office:value-type="float" office:value="686.349975585938" calcext:value-type="float">
            <text:p>686.349975585938</text:p>
          </table:table-cell>
          <table:table-cell office:value-type="float" office:value="683" calcext:value-type="float">
            <text:p>683</text:p>
          </table:table-cell>
          <table:table-cell office:value-type="float" office:value="685" calcext:value-type="float">
            <text:p>685</text:p>
          </table:table-cell>
          <table:table-cell office:value-type="float" office:value="76438" calcext:value-type="float">
            <text:p>76438</text:p>
          </table:table-cell>
          <table:table-cell office:value-type="string" calcext:value-type="string">
            <text:p>HDFCLIFE.NS</text:p>
          </table:table-cell>
          <table:table-cell/>
        </table:table-row>
        <table:table-row table:style-name="ro1">
          <table:table-cell office:value-type="string" calcext:value-type="string">
            <text:p>2021-04-23 10:00:00+05:30</text:p>
          </table:table-cell>
          <table:table-cell office:value-type="float" office:value="685" calcext:value-type="float">
            <text:p>685</text:p>
          </table:table-cell>
          <table:table-cell office:value-type="float" office:value="685.950012207031" calcext:value-type="float">
            <text:p>685.950012207031</text:p>
          </table:table-cell>
          <table:table-cell office:value-type="float" office:value="683.450012207031" calcext:value-type="float">
            <text:p>683.450012207031</text:p>
          </table:table-cell>
          <table:table-cell office:value-type="float" office:value="683.950012207031" calcext:value-type="float">
            <text:p>683.950012207031</text:p>
          </table:table-cell>
          <table:table-cell office:value-type="float" office:value="46325" calcext:value-type="float">
            <text:p>46325</text:p>
          </table:table-cell>
          <table:table-cell office:value-type="string" calcext:value-type="string">
            <text:p>HDFCLIFE.NS</text:p>
          </table:table-cell>
          <table:table-cell/>
        </table:table-row>
        <table:table-row table:style-name="ro1">
          <table:table-cell office:value-type="string" calcext:value-type="string">
            <text:p>2021-04-23 10:15:00+05:30</text:p>
          </table:table-cell>
          <table:table-cell office:value-type="float" office:value="684" calcext:value-type="float">
            <text:p>684</text:p>
          </table:table-cell>
          <table:table-cell office:value-type="float" office:value="684.849975585938" calcext:value-type="float">
            <text:p>684.849975585938</text:p>
          </table:table-cell>
          <table:table-cell office:value-type="float" office:value="682" calcext:value-type="float">
            <text:p>682</text:p>
          </table:table-cell>
          <table:table-cell office:value-type="float" office:value="684.799987792969" calcext:value-type="float">
            <text:p>684.799987792969</text:p>
          </table:table-cell>
          <table:table-cell office:value-type="float" office:value="63154" calcext:value-type="float">
            <text:p>63154</text:p>
          </table:table-cell>
          <table:table-cell office:value-type="string" calcext:value-type="string">
            <text:p>HDFCLIFE.NS</text:p>
          </table:table-cell>
          <table:table-cell/>
        </table:table-row>
        <table:table-row table:style-name="ro1">
          <table:table-cell office:value-type="string" calcext:value-type="string">
            <text:p>2021-04-23 10:30:00+05:30</text:p>
          </table:table-cell>
          <table:table-cell office:value-type="float" office:value="684.650024414063" calcext:value-type="float">
            <text:p>684.650024414063</text:p>
          </table:table-cell>
          <table:table-cell office:value-type="float" office:value="684.849975585938" calcext:value-type="float">
            <text:p>684.849975585938</text:p>
          </table:table-cell>
          <table:table-cell office:value-type="float" office:value="682" calcext:value-type="float">
            <text:p>682</text:p>
          </table:table-cell>
          <table:table-cell office:value-type="float" office:value="683" calcext:value-type="float">
            <text:p>683</text:p>
          </table:table-cell>
          <table:table-cell office:value-type="float" office:value="350550" calcext:value-type="float">
            <text:p>350550</text:p>
          </table:table-cell>
          <table:table-cell office:value-type="string" calcext:value-type="string">
            <text:p>HDFCLIFE.NS</text:p>
          </table:table-cell>
          <table:table-cell/>
        </table:table-row>
        <table:table-row table:style-name="ro1">
          <table:table-cell office:value-type="string" calcext:value-type="string">
            <text:p>2021-04-23 10:45:00+05:30</text:p>
          </table:table-cell>
          <table:table-cell office:value-type="float" office:value="682.900024414063" calcext:value-type="float">
            <text:p>682.900024414063</text:p>
          </table:table-cell>
          <table:table-cell office:value-type="float" office:value="684.450012207031" calcext:value-type="float">
            <text:p>684.450012207031</text:p>
          </table:table-cell>
          <table:table-cell office:value-type="float" office:value="682" calcext:value-type="float">
            <text:p>682</text:p>
          </table:table-cell>
          <table:table-cell office:value-type="float" office:value="683" calcext:value-type="float">
            <text:p>683</text:p>
          </table:table-cell>
          <table:table-cell office:value-type="float" office:value="148160" calcext:value-type="float">
            <text:p>148160</text:p>
          </table:table-cell>
          <table:table-cell office:value-type="string" calcext:value-type="string">
            <text:p>HDFCLIFE.NS</text:p>
          </table:table-cell>
          <table:table-cell/>
        </table:table-row>
        <table:table-row table:style-name="ro1">
          <table:table-cell office:value-type="string" calcext:value-type="string">
            <text:p>2021-04-23 11:00:00+05:30</text:p>
          </table:table-cell>
          <table:table-cell office:value-type="float" office:value="683" calcext:value-type="float">
            <text:p>683</text:p>
          </table:table-cell>
          <table:table-cell office:value-type="float" office:value="685.349975585938" calcext:value-type="float">
            <text:p>685.349975585938</text:p>
          </table:table-cell>
          <table:table-cell office:value-type="float" office:value="682.75" calcext:value-type="float">
            <text:p>682.75</text:p>
          </table:table-cell>
          <table:table-cell office:value-type="float" office:value="685.099975585938" calcext:value-type="float">
            <text:p>685.099975585938</text:p>
          </table:table-cell>
          <table:table-cell office:value-type="float" office:value="44213" calcext:value-type="float">
            <text:p>44213</text:p>
          </table:table-cell>
          <table:table-cell office:value-type="string" calcext:value-type="string">
            <text:p>HDFCLIFE.NS</text:p>
          </table:table-cell>
          <table:table-cell/>
        </table:table-row>
        <table:table-row table:style-name="ro1">
          <table:table-cell office:value-type="string" calcext:value-type="string">
            <text:p>2021-04-23 11:15:00+05:30</text:p>
          </table:table-cell>
          <table:table-cell office:value-type="float" office:value="685.200012207031" calcext:value-type="float">
            <text:p>685.200012207031</text:p>
          </table:table-cell>
          <table:table-cell office:value-type="float" office:value="686.450012207031" calcext:value-type="float">
            <text:p>686.450012207031</text:p>
          </table:table-cell>
          <table:table-cell office:value-type="float" office:value="683.599975585938" calcext:value-type="float">
            <text:p>683.599975585938</text:p>
          </table:table-cell>
          <table:table-cell office:value-type="float" office:value="686.049987792969" calcext:value-type="float">
            <text:p>686.049987792969</text:p>
          </table:table-cell>
          <table:table-cell office:value-type="float" office:value="64663" calcext:value-type="float">
            <text:p>64663</text:p>
          </table:table-cell>
          <table:table-cell office:value-type="string" calcext:value-type="string">
            <text:p>HDFCLIFE.NS</text:p>
          </table:table-cell>
          <table:table-cell/>
        </table:table-row>
        <table:table-row table:style-name="ro1">
          <table:table-cell office:value-type="string" calcext:value-type="string">
            <text:p>2021-04-23 11:30:00+05:30</text:p>
          </table:table-cell>
          <table:table-cell office:value-type="float" office:value="686.049987792969" calcext:value-type="float">
            <text:p>686.049987792969</text:p>
          </table:table-cell>
          <table:table-cell office:value-type="float" office:value="687.299987792969" calcext:value-type="float">
            <text:p>687.299987792969</text:p>
          </table:table-cell>
          <table:table-cell office:value-type="float" office:value="685.200012207031" calcext:value-type="float">
            <text:p>685.200012207031</text:p>
          </table:table-cell>
          <table:table-cell office:value-type="float" office:value="685.349975585938" calcext:value-type="float">
            <text:p>685.349975585938</text:p>
          </table:table-cell>
          <table:table-cell office:value-type="float" office:value="65726" calcext:value-type="float">
            <text:p>65726</text:p>
          </table:table-cell>
          <table:table-cell office:value-type="string" calcext:value-type="string">
            <text:p>HDFCLIFE.NS</text:p>
          </table:table-cell>
          <table:table-cell/>
        </table:table-row>
        <table:table-row table:style-name="ro1">
          <table:table-cell office:value-type="string" calcext:value-type="string">
            <text:p>2021-04-23 11:45:00+05:30</text:p>
          </table:table-cell>
          <table:table-cell office:value-type="float" office:value="685.650024414062" calcext:value-type="float">
            <text:p>685.650024414062</text:p>
          </table:table-cell>
          <table:table-cell office:value-type="float" office:value="686.200012207031" calcext:value-type="float">
            <text:p>686.200012207031</text:p>
          </table:table-cell>
          <table:table-cell office:value-type="float" office:value="683" calcext:value-type="float">
            <text:p>683</text:p>
          </table:table-cell>
          <table:table-cell office:value-type="float" office:value="684.299987792969" calcext:value-type="float">
            <text:p>684.299987792969</text:p>
          </table:table-cell>
          <table:table-cell office:value-type="float" office:value="54441" calcext:value-type="float">
            <text:p>54441</text:p>
          </table:table-cell>
          <table:table-cell office:value-type="string" calcext:value-type="string">
            <text:p>HDFCLIFE.NS</text:p>
          </table:table-cell>
          <table:table-cell/>
        </table:table-row>
        <table:table-row table:style-name="ro1">
          <table:table-cell office:value-type="string" calcext:value-type="string">
            <text:p>2021-04-23 12:00:00+05:30</text:p>
          </table:table-cell>
          <table:table-cell office:value-type="float" office:value="684.349975585937" calcext:value-type="float">
            <text:p>684.349975585937</text:p>
          </table:table-cell>
          <table:table-cell office:value-type="float" office:value="685.75" calcext:value-type="float">
            <text:p>685.75</text:p>
          </table:table-cell>
          <table:table-cell office:value-type="float" office:value="684.099975585938" calcext:value-type="float">
            <text:p>684.099975585938</text:p>
          </table:table-cell>
          <table:table-cell office:value-type="float" office:value="684.599975585938" calcext:value-type="float">
            <text:p>684.599975585938</text:p>
          </table:table-cell>
          <table:table-cell office:value-type="float" office:value="42600" calcext:value-type="float">
            <text:p>42600</text:p>
          </table:table-cell>
          <table:table-cell office:value-type="string" calcext:value-type="string">
            <text:p>HDFCLIFE.NS</text:p>
          </table:table-cell>
          <table:table-cell/>
        </table:table-row>
        <table:table-row table:style-name="ro1">
          <table:table-cell office:value-type="string" calcext:value-type="string">
            <text:p>2021-04-23 12:15:00+05:30</text:p>
          </table:table-cell>
          <table:table-cell office:value-type="float" office:value="684.599975585938" calcext:value-type="float">
            <text:p>684.599975585938</text:p>
          </table:table-cell>
          <table:table-cell office:value-type="float" office:value="684.900024414063" calcext:value-type="float">
            <text:p>684.900024414063</text:p>
          </table:table-cell>
          <table:table-cell office:value-type="float" office:value="682" calcext:value-type="float">
            <text:p>682</text:p>
          </table:table-cell>
          <table:table-cell office:value-type="float" office:value="684.200012207031" calcext:value-type="float">
            <text:p>684.200012207031</text:p>
          </table:table-cell>
          <table:table-cell office:value-type="float" office:value="71920" calcext:value-type="float">
            <text:p>71920</text:p>
          </table:table-cell>
          <table:table-cell office:value-type="string" calcext:value-type="string">
            <text:p>HDFCLIFE.NS</text:p>
          </table:table-cell>
          <table:table-cell/>
        </table:table-row>
        <table:table-row table:style-name="ro1">
          <table:table-cell office:value-type="string" calcext:value-type="string">
            <text:p>2021-04-23 12:30:00+05:30</text:p>
          </table:table-cell>
          <table:table-cell office:value-type="float" office:value="684.200012207031" calcext:value-type="float">
            <text:p>684.200012207031</text:p>
          </table:table-cell>
          <table:table-cell office:value-type="float" office:value="684.950012207031" calcext:value-type="float">
            <text:p>684.950012207031</text:p>
          </table:table-cell>
          <table:table-cell office:value-type="float" office:value="683.799987792969" calcext:value-type="float">
            <text:p>683.799987792969</text:p>
          </table:table-cell>
          <table:table-cell office:value-type="float" office:value="684.549987792969" calcext:value-type="float">
            <text:p>684.549987792969</text:p>
          </table:table-cell>
          <table:table-cell office:value-type="float" office:value="30611" calcext:value-type="float">
            <text:p>30611</text:p>
          </table:table-cell>
          <table:table-cell office:value-type="string" calcext:value-type="string">
            <text:p>HDFCLIFE.NS</text:p>
          </table:table-cell>
          <table:table-cell/>
        </table:table-row>
        <table:table-row table:style-name="ro1">
          <table:table-cell office:value-type="string" calcext:value-type="string">
            <text:p>2021-04-23 12:45:00+05:30</text:p>
          </table:table-cell>
          <table:table-cell office:value-type="float" office:value="684.549987792969" calcext:value-type="float">
            <text:p>684.549987792969</text:p>
          </table:table-cell>
          <table:table-cell office:value-type="float" office:value="686" calcext:value-type="float">
            <text:p>686</text:p>
          </table:table-cell>
          <table:table-cell office:value-type="float" office:value="683.049987792969" calcext:value-type="float">
            <text:p>683.049987792969</text:p>
          </table:table-cell>
          <table:table-cell office:value-type="float" office:value="684.799987792969" calcext:value-type="float">
            <text:p>684.799987792969</text:p>
          </table:table-cell>
          <table:table-cell office:value-type="float" office:value="51377" calcext:value-type="float">
            <text:p>51377</text:p>
          </table:table-cell>
          <table:table-cell office:value-type="string" calcext:value-type="string">
            <text:p>HDFCLIFE.NS</text:p>
          </table:table-cell>
          <table:table-cell/>
        </table:table-row>
        <table:table-row table:style-name="ro1">
          <table:table-cell office:value-type="string" calcext:value-type="string">
            <text:p>2021-04-23 13:00:00+05:30</text:p>
          </table:table-cell>
          <table:table-cell office:value-type="float" office:value="684.799987792969" calcext:value-type="float">
            <text:p>684.799987792969</text:p>
          </table:table-cell>
          <table:table-cell office:value-type="float" office:value="685.950012207031" calcext:value-type="float">
            <text:p>685.950012207031</text:p>
          </table:table-cell>
          <table:table-cell office:value-type="float" office:value="684" calcext:value-type="float">
            <text:p>684</text:p>
          </table:table-cell>
          <table:table-cell office:value-type="float" office:value="685" calcext:value-type="float">
            <text:p>685</text:p>
          </table:table-cell>
          <table:table-cell office:value-type="float" office:value="41663" calcext:value-type="float">
            <text:p>41663</text:p>
          </table:table-cell>
          <table:table-cell office:value-type="string" calcext:value-type="string">
            <text:p>HDFCLIFE.NS</text:p>
          </table:table-cell>
          <table:table-cell/>
        </table:table-row>
        <table:table-row table:style-name="ro1">
          <table:table-cell office:value-type="string" calcext:value-type="string">
            <text:p>2021-04-23 13:15:00+05:30</text:p>
          </table:table-cell>
          <table:table-cell office:value-type="float" office:value="684.950012207031" calcext:value-type="float">
            <text:p>684.950012207031</text:p>
          </table:table-cell>
          <table:table-cell office:value-type="float" office:value="688.75" calcext:value-type="float">
            <text:p>688.75</text:p>
          </table:table-cell>
          <table:table-cell office:value-type="float" office:value="684.450012207031" calcext:value-type="float">
            <text:p>684.450012207031</text:p>
          </table:table-cell>
          <table:table-cell office:value-type="float" office:value="687.049987792969" calcext:value-type="float">
            <text:p>687.049987792969</text:p>
          </table:table-cell>
          <table:table-cell office:value-type="float" office:value="110092" calcext:value-type="float">
            <text:p>110092</text:p>
          </table:table-cell>
          <table:table-cell office:value-type="string" calcext:value-type="string">
            <text:p>HDFCLIFE.NS</text:p>
          </table:table-cell>
          <table:table-cell/>
        </table:table-row>
        <table:table-row table:style-name="ro1">
          <table:table-cell office:value-type="string" calcext:value-type="string">
            <text:p>2021-04-23 13:30:00+05:30</text:p>
          </table:table-cell>
          <table:table-cell office:value-type="float" office:value="687" calcext:value-type="float">
            <text:p>687</text:p>
          </table:table-cell>
          <table:table-cell office:value-type="float" office:value="687.599975585938" calcext:value-type="float">
            <text:p>687.599975585938</text:p>
          </table:table-cell>
          <table:table-cell office:value-type="float" office:value="684" calcext:value-type="float">
            <text:p>684</text:p>
          </table:table-cell>
          <table:table-cell office:value-type="float" office:value="684.75" calcext:value-type="float">
            <text:p>684.75</text:p>
          </table:table-cell>
          <table:table-cell office:value-type="float" office:value="81984" calcext:value-type="float">
            <text:p>81984</text:p>
          </table:table-cell>
          <table:table-cell office:value-type="string" calcext:value-type="string">
            <text:p>HDFCLIFE.NS</text:p>
          </table:table-cell>
          <table:table-cell/>
        </table:table-row>
        <table:table-row table:style-name="ro1">
          <table:table-cell office:value-type="string" calcext:value-type="string">
            <text:p>2021-04-23 13:45:00+05:30</text:p>
          </table:table-cell>
          <table:table-cell office:value-type="float" office:value="684.599975585938" calcext:value-type="float">
            <text:p>684.599975585938</text:p>
          </table:table-cell>
          <table:table-cell office:value-type="float" office:value="686.400024414063" calcext:value-type="float">
            <text:p>686.400024414063</text:p>
          </table:table-cell>
          <table:table-cell office:value-type="float" office:value="684" calcext:value-type="float">
            <text:p>684</text:p>
          </table:table-cell>
          <table:table-cell office:value-type="float" office:value="686.299987792969" calcext:value-type="float">
            <text:p>686.299987792969</text:p>
          </table:table-cell>
          <table:table-cell office:value-type="float" office:value="47441" calcext:value-type="float">
            <text:p>47441</text:p>
          </table:table-cell>
          <table:table-cell office:value-type="string" calcext:value-type="string">
            <text:p>HDFCLIFE.NS</text:p>
          </table:table-cell>
          <table:table-cell/>
        </table:table-row>
        <table:table-row table:style-name="ro1">
          <table:table-cell office:value-type="string" calcext:value-type="string">
            <text:p>2021-04-23 14:00:00+05:30</text:p>
          </table:table-cell>
          <table:table-cell office:value-type="float" office:value="686.099975585938" calcext:value-type="float">
            <text:p>686.099975585938</text:p>
          </table:table-cell>
          <table:table-cell office:value-type="float" office:value="688.650024414063" calcext:value-type="float">
            <text:p>688.650024414063</text:p>
          </table:table-cell>
          <table:table-cell office:value-type="float" office:value="686.049987792969" calcext:value-type="float">
            <text:p>686.049987792969</text:p>
          </table:table-cell>
          <table:table-cell office:value-type="float" office:value="687.049987792969" calcext:value-type="float">
            <text:p>687.049987792969</text:p>
          </table:table-cell>
          <table:table-cell office:value-type="float" office:value="165739" calcext:value-type="float">
            <text:p>165739</text:p>
          </table:table-cell>
          <table:table-cell office:value-type="string" calcext:value-type="string">
            <text:p>HDFCLIFE.NS</text:p>
          </table:table-cell>
          <table:table-cell/>
        </table:table-row>
        <table:table-row table:style-name="ro1">
          <table:table-cell office:value-type="string" calcext:value-type="string">
            <text:p>2021-04-23 14:15:00+05:30</text:p>
          </table:table-cell>
          <table:table-cell office:value-type="float" office:value="687.049987792969" calcext:value-type="float">
            <text:p>687.049987792969</text:p>
          </table:table-cell>
          <table:table-cell office:value-type="float" office:value="691.200012207031" calcext:value-type="float">
            <text:p>691.200012207031</text:p>
          </table:table-cell>
          <table:table-cell table:number-columns-repeated="2" office:value-type="float" office:value="687.049987792969" calcext:value-type="float">
            <text:p>687.049987792969</text:p>
          </table:table-cell>
          <table:table-cell office:value-type="float" office:value="305783" calcext:value-type="float">
            <text:p>305783</text:p>
          </table:table-cell>
          <table:table-cell office:value-type="string" calcext:value-type="string">
            <text:p>HDFCLIFE.NS</text:p>
          </table:table-cell>
          <table:table-cell/>
        </table:table-row>
        <table:table-row table:style-name="ro1">
          <table:table-cell office:value-type="string" calcext:value-type="string">
            <text:p>2021-04-23 14:30:00+05:30</text:p>
          </table:table-cell>
          <table:table-cell office:value-type="float" office:value="687.099975585938" calcext:value-type="float">
            <text:p>687.099975585938</text:p>
          </table:table-cell>
          <table:table-cell office:value-type="float" office:value="688.450012207031" calcext:value-type="float">
            <text:p>688.450012207031</text:p>
          </table:table-cell>
          <table:table-cell office:value-type="float" office:value="684.400024414063" calcext:value-type="float">
            <text:p>684.400024414063</text:p>
          </table:table-cell>
          <table:table-cell office:value-type="float" office:value="685.349975585938" calcext:value-type="float">
            <text:p>685.349975585938</text:p>
          </table:table-cell>
          <table:table-cell office:value-type="float" office:value="170251" calcext:value-type="float">
            <text:p>170251</text:p>
          </table:table-cell>
          <table:table-cell office:value-type="string" calcext:value-type="string">
            <text:p>HDFCLIFE.NS</text:p>
          </table:table-cell>
          <table:table-cell/>
        </table:table-row>
        <table:table-row table:style-name="ro1">
          <table:table-cell office:value-type="string" calcext:value-type="string">
            <text:p>2021-04-23 14:45:00+05:30</text:p>
          </table:table-cell>
          <table:table-cell office:value-type="float" office:value="685.450012207031" calcext:value-type="float">
            <text:p>685.450012207031</text:p>
          </table:table-cell>
          <table:table-cell office:value-type="float" office:value="687.200012207031" calcext:value-type="float">
            <text:p>687.200012207031</text:p>
          </table:table-cell>
          <table:table-cell office:value-type="float" office:value="683.700012207031" calcext:value-type="float">
            <text:p>683.700012207031</text:p>
          </table:table-cell>
          <table:table-cell office:value-type="float" office:value="684.599975585938" calcext:value-type="float">
            <text:p>684.599975585938</text:p>
          </table:table-cell>
          <table:table-cell office:value-type="float" office:value="105583" calcext:value-type="float">
            <text:p>105583</text:p>
          </table:table-cell>
          <table:table-cell office:value-type="string" calcext:value-type="string">
            <text:p>HDFCLIFE.NS</text:p>
          </table:table-cell>
          <table:table-cell/>
        </table:table-row>
        <table:table-row table:style-name="ro1">
          <table:table-cell office:value-type="string" calcext:value-type="string">
            <text:p>2021-04-23 15:00:00+05:30</text:p>
          </table:table-cell>
          <table:table-cell office:value-type="float" office:value="684.599975585938" calcext:value-type="float">
            <text:p>684.599975585938</text:p>
          </table:table-cell>
          <table:table-cell office:value-type="float" office:value="687.5" calcext:value-type="float">
            <text:p>687.5</text:p>
          </table:table-cell>
          <table:table-cell office:value-type="float" office:value="684.5" calcext:value-type="float">
            <text:p>684.5</text:p>
          </table:table-cell>
          <table:table-cell office:value-type="float" office:value="687" calcext:value-type="float">
            <text:p>687</text:p>
          </table:table-cell>
          <table:table-cell office:value-type="float" office:value="469128" calcext:value-type="float">
            <text:p>469128</text:p>
          </table:table-cell>
          <table:table-cell office:value-type="string" calcext:value-type="string">
            <text:p>HDFCLIFE.NS</text:p>
          </table:table-cell>
          <table:table-cell/>
        </table:table-row>
        <table:table-row table:style-name="ro1">
          <table:table-cell office:value-type="string" calcext:value-type="string">
            <text:p>2021-04-23 15:15:00+05:30</text:p>
          </table:table-cell>
          <table:table-cell office:value-type="float" office:value="686.900024414063" calcext:value-type="float">
            <text:p>686.900024414063</text:p>
          </table:table-cell>
          <table:table-cell office:value-type="float" office:value="690" calcext:value-type="float">
            <text:p>690</text:p>
          </table:table-cell>
          <table:table-cell office:value-type="float" office:value="686.049987792969" calcext:value-type="float">
            <text:p>686.049987792969</text:p>
          </table:table-cell>
          <table:table-cell office:value-type="float" office:value="689.950012207031" calcext:value-type="float">
            <text:p>689.950012207031</text:p>
          </table:table-cell>
          <table:table-cell office:value-type="float" office:value="198288" calcext:value-type="float">
            <text:p>198288</text:p>
          </table:table-cell>
          <table:table-cell office:value-type="string" calcext:value-type="string">
            <text:p>HDFCLIFE.NS</text:p>
          </table:table-cell>
          <table:table-cell/>
        </table:table-row>
        <table:table-row table:style-name="ro1">
          <table:table-cell office:value-type="string" calcext:value-type="string">
            <text:p>2021-04-23 09:15:00+05:30</text:p>
          </table:table-cell>
          <table:table-cell office:value-type="float" office:value="2820" calcext:value-type="float">
            <text:p>2820</text:p>
          </table:table-cell>
          <table:table-cell office:value-type="float" office:value="2843" calcext:value-type="float">
            <text:p>2843</text:p>
          </table:table-cell>
          <table:table-cell office:value-type="float" office:value="2812.55004882812" calcext:value-type="float">
            <text:p>2812.55004882812</text:p>
          </table:table-cell>
          <table:table-cell office:value-type="float" office:value="2829.55004882812" calcext:value-type="float">
            <text:p>2829.55004882812</text:p>
          </table:table-cell>
          <table:table-cell office:value-type="float" office:value="70124" calcext:value-type="float">
            <text:p>70124</text:p>
          </table:table-cell>
          <table:table-cell office:value-type="string" calcext:value-type="string">
            <text:p>HEROMOTOCO.NS</text:p>
          </table:table-cell>
          <table:table-cell table:style-name="ce1" table:formula="of:=([.C452]-[.D452])/[.D452]*100" office:value-type="float" office:value="1.08264566472558" calcext:value-type="float">
            <text:p>1.08</text:p>
          </table:table-cell>
        </table:table-row>
        <table:table-row table:style-name="ro1">
          <table:table-cell office:value-type="string" calcext:value-type="string">
            <text:p>2021-04-23 09:30:00+05:30</text:p>
          </table:table-cell>
          <table:table-cell office:value-type="float" office:value="2828" calcext:value-type="float">
            <text:p>2828</text:p>
          </table:table-cell>
          <table:table-cell office:value-type="float" office:value="2856.64990234375" calcext:value-type="float">
            <text:p>2856.64990234375</text:p>
          </table:table-cell>
          <table:table-cell office:value-type="float" office:value="2828" calcext:value-type="float">
            <text:p>2828</text:p>
          </table:table-cell>
          <table:table-cell office:value-type="float" office:value="2845.30004882812" calcext:value-type="float">
            <text:p>2845.30004882812</text:p>
          </table:table-cell>
          <table:table-cell office:value-type="float" office:value="52884" calcext:value-type="float">
            <text:p>52884</text:p>
          </table:table-cell>
          <table:table-cell office:value-type="string" calcext:value-type="string">
            <text:p>HEROMOTOCO.NS</text:p>
          </table:table-cell>
          <table:table-cell/>
        </table:table-row>
        <table:table-row table:style-name="ro1">
          <table:table-cell office:value-type="string" calcext:value-type="string">
            <text:p>2021-04-23 09:45:00+05:30</text:p>
          </table:table-cell>
          <table:table-cell office:value-type="float" office:value="2843.5" calcext:value-type="float">
            <text:p>2843.5</text:p>
          </table:table-cell>
          <table:table-cell office:value-type="float" office:value="2852" calcext:value-type="float">
            <text:p>2852</text:p>
          </table:table-cell>
          <table:table-cell office:value-type="float" office:value="2839.05004882812" calcext:value-type="float">
            <text:p>2839.05004882812</text:p>
          </table:table-cell>
          <table:table-cell office:value-type="float" office:value="2852" calcext:value-type="float">
            <text:p>2852</text:p>
          </table:table-cell>
          <table:table-cell office:value-type="float" office:value="18667" calcext:value-type="float">
            <text:p>18667</text:p>
          </table:table-cell>
          <table:table-cell office:value-type="string" calcext:value-type="string">
            <text:p>HEROMOTOCO.NS</text:p>
          </table:table-cell>
          <table:table-cell/>
        </table:table-row>
        <table:table-row table:style-name="ro1">
          <table:table-cell office:value-type="string" calcext:value-type="string">
            <text:p>2021-04-23 10:00:00+05:30</text:p>
          </table:table-cell>
          <table:table-cell office:value-type="float" office:value="2852.75" calcext:value-type="float">
            <text:p>2852.75</text:p>
          </table:table-cell>
          <table:table-cell office:value-type="float" office:value="2858.80004882812" calcext:value-type="float">
            <text:p>2858.80004882812</text:p>
          </table:table-cell>
          <table:table-cell office:value-type="float" office:value="2848" calcext:value-type="float">
            <text:p>2848</text:p>
          </table:table-cell>
          <table:table-cell office:value-type="float" office:value="2855" calcext:value-type="float">
            <text:p>2855</text:p>
          </table:table-cell>
          <table:table-cell office:value-type="float" office:value="21214" calcext:value-type="float">
            <text:p>21214</text:p>
          </table:table-cell>
          <table:table-cell office:value-type="string" calcext:value-type="string">
            <text:p>HEROMOTOCO.NS</text:p>
          </table:table-cell>
          <table:table-cell/>
        </table:table-row>
        <table:table-row table:style-name="ro1">
          <table:table-cell office:value-type="string" calcext:value-type="string">
            <text:p>2021-04-23 10:15:00+05:30</text:p>
          </table:table-cell>
          <table:table-cell office:value-type="float" office:value="2855" calcext:value-type="float">
            <text:p>2855</text:p>
          </table:table-cell>
          <table:table-cell office:value-type="float" office:value="2864.80004882812" calcext:value-type="float">
            <text:p>2864.80004882812</text:p>
          </table:table-cell>
          <table:table-cell office:value-type="float" office:value="2851.25" calcext:value-type="float">
            <text:p>2851.25</text:p>
          </table:table-cell>
          <table:table-cell office:value-type="float" office:value="2861.14990234375" calcext:value-type="float">
            <text:p>2861.14990234375</text:p>
          </table:table-cell>
          <table:table-cell office:value-type="float" office:value="34949" calcext:value-type="float">
            <text:p>34949</text:p>
          </table:table-cell>
          <table:table-cell office:value-type="string" calcext:value-type="string">
            <text:p>HEROMOTOCO.NS</text:p>
          </table:table-cell>
          <table:table-cell/>
        </table:table-row>
        <table:table-row table:style-name="ro1">
          <table:table-cell office:value-type="string" calcext:value-type="string">
            <text:p>2021-04-23 10:30:00+05:30</text:p>
          </table:table-cell>
          <table:table-cell office:value-type="float" office:value="2862.94995117187" calcext:value-type="float">
            <text:p>2862.94995117187</text:p>
          </table:table-cell>
          <table:table-cell office:value-type="float" office:value="2867.30004882812" calcext:value-type="float">
            <text:p>2867.30004882812</text:p>
          </table:table-cell>
          <table:table-cell office:value-type="float" office:value="2854.60009765625" calcext:value-type="float">
            <text:p>2854.60009765625</text:p>
          </table:table-cell>
          <table:table-cell office:value-type="float" office:value="2856.14990234375" calcext:value-type="float">
            <text:p>2856.14990234375</text:p>
          </table:table-cell>
          <table:table-cell office:value-type="float" office:value="18046" calcext:value-type="float">
            <text:p>18046</text:p>
          </table:table-cell>
          <table:table-cell office:value-type="string" calcext:value-type="string">
            <text:p>HEROMOTOCO.NS</text:p>
          </table:table-cell>
          <table:table-cell/>
        </table:table-row>
        <table:table-row table:style-name="ro1">
          <table:table-cell office:value-type="string" calcext:value-type="string">
            <text:p>2021-04-23 10:45:00+05:30</text:p>
          </table:table-cell>
          <table:table-cell office:value-type="float" office:value="2854.85009765625" calcext:value-type="float">
            <text:p>2854.85009765625</text:p>
          </table:table-cell>
          <table:table-cell office:value-type="float" office:value="2858.44995117187" calcext:value-type="float">
            <text:p>2858.44995117187</text:p>
          </table:table-cell>
          <table:table-cell office:value-type="float" office:value="2853" calcext:value-type="float">
            <text:p>2853</text:p>
          </table:table-cell>
          <table:table-cell office:value-type="float" office:value="2854.14990234375" calcext:value-type="float">
            <text:p>2854.14990234375</text:p>
          </table:table-cell>
          <table:table-cell office:value-type="float" office:value="8521" calcext:value-type="float">
            <text:p>8521</text:p>
          </table:table-cell>
          <table:table-cell office:value-type="string" calcext:value-type="string">
            <text:p>HEROMOTOCO.NS</text:p>
          </table:table-cell>
          <table:table-cell/>
        </table:table-row>
        <table:table-row table:style-name="ro1">
          <table:table-cell office:value-type="string" calcext:value-type="string">
            <text:p>2021-04-23 11:00:00+05:30</text:p>
          </table:table-cell>
          <table:table-cell office:value-type="float" office:value="2855.64990234375" calcext:value-type="float">
            <text:p>2855.64990234375</text:p>
          </table:table-cell>
          <table:table-cell office:value-type="float" office:value="2863.44995117188" calcext:value-type="float">
            <text:p>2863.44995117188</text:p>
          </table:table-cell>
          <table:table-cell office:value-type="float" office:value="2854.05004882812" calcext:value-type="float">
            <text:p>2854.05004882812</text:p>
          </table:table-cell>
          <table:table-cell office:value-type="float" office:value="2863.44995117188" calcext:value-type="float">
            <text:p>2863.44995117188</text:p>
          </table:table-cell>
          <table:table-cell office:value-type="float" office:value="16770" calcext:value-type="float">
            <text:p>16770</text:p>
          </table:table-cell>
          <table:table-cell office:value-type="string" calcext:value-type="string">
            <text:p>HEROMOTOCO.NS</text:p>
          </table:table-cell>
          <table:table-cell/>
        </table:table-row>
        <table:table-row table:style-name="ro1">
          <table:table-cell office:value-type="string" calcext:value-type="string">
            <text:p>2021-04-23 11:15:00+05:30</text:p>
          </table:table-cell>
          <table:table-cell office:value-type="float" office:value="2864" calcext:value-type="float">
            <text:p>2864</text:p>
          </table:table-cell>
          <table:table-cell office:value-type="float" office:value="2873.80004882812" calcext:value-type="float">
            <text:p>2873.80004882812</text:p>
          </table:table-cell>
          <table:table-cell office:value-type="float" office:value="2858.69995117188" calcext:value-type="float">
            <text:p>2858.69995117188</text:p>
          </table:table-cell>
          <table:table-cell office:value-type="float" office:value="2864.05004882812" calcext:value-type="float">
            <text:p>2864.05004882812</text:p>
          </table:table-cell>
          <table:table-cell office:value-type="float" office:value="39275" calcext:value-type="float">
            <text:p>39275</text:p>
          </table:table-cell>
          <table:table-cell office:value-type="string" calcext:value-type="string">
            <text:p>HEROMOTOCO.NS</text:p>
          </table:table-cell>
          <table:table-cell/>
        </table:table-row>
        <table:table-row table:style-name="ro1">
          <table:table-cell office:value-type="string" calcext:value-type="string">
            <text:p>2021-04-23 11:30:00+05:30</text:p>
          </table:table-cell>
          <table:table-cell office:value-type="float" office:value="2864.80004882812" calcext:value-type="float">
            <text:p>2864.80004882812</text:p>
          </table:table-cell>
          <table:table-cell office:value-type="float" office:value="2866.19995117187" calcext:value-type="float">
            <text:p>2866.19995117187</text:p>
          </table:table-cell>
          <table:table-cell office:value-type="float" office:value="2852.35009765625" calcext:value-type="float">
            <text:p>2852.35009765625</text:p>
          </table:table-cell>
          <table:table-cell office:value-type="float" office:value="2853.35009765625" calcext:value-type="float">
            <text:p>2853.35009765625</text:p>
          </table:table-cell>
          <table:table-cell office:value-type="float" office:value="25487" calcext:value-type="float">
            <text:p>25487</text:p>
          </table:table-cell>
          <table:table-cell office:value-type="string" calcext:value-type="string">
            <text:p>HEROMOTOCO.NS</text:p>
          </table:table-cell>
          <table:table-cell/>
        </table:table-row>
        <table:table-row table:style-name="ro1">
          <table:table-cell office:value-type="string" calcext:value-type="string">
            <text:p>2021-04-23 11:45:00+05:30</text:p>
          </table:table-cell>
          <table:table-cell office:value-type="float" office:value="2854.60009765625" calcext:value-type="float">
            <text:p>2854.60009765625</text:p>
          </table:table-cell>
          <table:table-cell office:value-type="float" office:value="2857.94995117188" calcext:value-type="float">
            <text:p>2857.94995117188</text:p>
          </table:table-cell>
          <table:table-cell office:value-type="float" office:value="2851.89990234375" calcext:value-type="float">
            <text:p>2851.89990234375</text:p>
          </table:table-cell>
          <table:table-cell office:value-type="float" office:value="2853" calcext:value-type="float">
            <text:p>2853</text:p>
          </table:table-cell>
          <table:table-cell office:value-type="float" office:value="16138" calcext:value-type="float">
            <text:p>16138</text:p>
          </table:table-cell>
          <table:table-cell office:value-type="string" calcext:value-type="string">
            <text:p>HEROMOTOCO.NS</text:p>
          </table:table-cell>
          <table:table-cell/>
        </table:table-row>
        <table:table-row table:style-name="ro1">
          <table:table-cell office:value-type="string" calcext:value-type="string">
            <text:p>2021-04-23 12:00:00+05:30</text:p>
          </table:table-cell>
          <table:table-cell office:value-type="float" office:value="2854" calcext:value-type="float">
            <text:p>2854</text:p>
          </table:table-cell>
          <table:table-cell office:value-type="float" office:value="2861.89990234375" calcext:value-type="float">
            <text:p>2861.89990234375</text:p>
          </table:table-cell>
          <table:table-cell office:value-type="float" office:value="2853.05004882813" calcext:value-type="float">
            <text:p>2853.05004882813</text:p>
          </table:table-cell>
          <table:table-cell office:value-type="float" office:value="2860.19995117188" calcext:value-type="float">
            <text:p>2860.19995117188</text:p>
          </table:table-cell>
          <table:table-cell office:value-type="float" office:value="7163" calcext:value-type="float">
            <text:p>7163</text:p>
          </table:table-cell>
          <table:table-cell office:value-type="string" calcext:value-type="string">
            <text:p>HEROMOTOCO.NS</text:p>
          </table:table-cell>
          <table:table-cell/>
        </table:table-row>
        <table:table-row table:style-name="ro1">
          <table:table-cell office:value-type="string" calcext:value-type="string">
            <text:p>2021-04-23 12:15:00+05:30</text:p>
          </table:table-cell>
          <table:table-cell office:value-type="float" office:value="2860" calcext:value-type="float">
            <text:p>2860</text:p>
          </table:table-cell>
          <table:table-cell office:value-type="float" office:value="2860.19995117188" calcext:value-type="float">
            <text:p>2860.19995117188</text:p>
          </table:table-cell>
          <table:table-cell office:value-type="float" office:value="2852.25" calcext:value-type="float">
            <text:p>2852.25</text:p>
          </table:table-cell>
          <table:table-cell office:value-type="float" office:value="2854" calcext:value-type="float">
            <text:p>2854</text:p>
          </table:table-cell>
          <table:table-cell office:value-type="float" office:value="12146" calcext:value-type="float">
            <text:p>12146</text:p>
          </table:table-cell>
          <table:table-cell office:value-type="string" calcext:value-type="string">
            <text:p>HEROMOTOCO.NS</text:p>
          </table:table-cell>
          <table:table-cell/>
        </table:table-row>
        <table:table-row table:style-name="ro1">
          <table:table-cell office:value-type="string" calcext:value-type="string">
            <text:p>2021-04-23 12:30:00+05:30</text:p>
          </table:table-cell>
          <table:table-cell office:value-type="float" office:value="2854" calcext:value-type="float">
            <text:p>2854</text:p>
          </table:table-cell>
          <table:table-cell office:value-type="float" office:value="2865" calcext:value-type="float">
            <text:p>2865</text:p>
          </table:table-cell>
          <table:table-cell office:value-type="float" office:value="2853.10009765625" calcext:value-type="float">
            <text:p>2853.10009765625</text:p>
          </table:table-cell>
          <table:table-cell office:value-type="float" office:value="2864.85009765625" calcext:value-type="float">
            <text:p>2864.85009765625</text:p>
          </table:table-cell>
          <table:table-cell office:value-type="float" office:value="12112" calcext:value-type="float">
            <text:p>12112</text:p>
          </table:table-cell>
          <table:table-cell office:value-type="string" calcext:value-type="string">
            <text:p>HEROMOTOCO.NS</text:p>
          </table:table-cell>
          <table:table-cell/>
        </table:table-row>
        <table:table-row table:style-name="ro1">
          <table:table-cell office:value-type="string" calcext:value-type="string">
            <text:p>2021-04-23 12:45:00+05:30</text:p>
          </table:table-cell>
          <table:table-cell office:value-type="float" office:value="2864.89990234375" calcext:value-type="float">
            <text:p>2864.89990234375</text:p>
          </table:table-cell>
          <table:table-cell office:value-type="float" office:value="2867" calcext:value-type="float">
            <text:p>2867</text:p>
          </table:table-cell>
          <table:table-cell table:number-columns-repeated="2" office:value-type="float" office:value="2856" calcext:value-type="float">
            <text:p>2856</text:p>
          </table:table-cell>
          <table:table-cell office:value-type="float" office:value="13653" calcext:value-type="float">
            <text:p>13653</text:p>
          </table:table-cell>
          <table:table-cell office:value-type="string" calcext:value-type="string">
            <text:p>HEROMOTOCO.NS</text:p>
          </table:table-cell>
          <table:table-cell/>
        </table:table-row>
        <table:table-row table:style-name="ro1">
          <table:table-cell office:value-type="string" calcext:value-type="string">
            <text:p>2021-04-23 13:00:00+05:30</text:p>
          </table:table-cell>
          <table:table-cell office:value-type="float" office:value="2856" calcext:value-type="float">
            <text:p>2856</text:p>
          </table:table-cell>
          <table:table-cell office:value-type="float" office:value="2863" calcext:value-type="float">
            <text:p>2863</text:p>
          </table:table-cell>
          <table:table-cell office:value-type="float" office:value="2855.05004882812" calcext:value-type="float">
            <text:p>2855.05004882812</text:p>
          </table:table-cell>
          <table:table-cell office:value-type="float" office:value="2860.75" calcext:value-type="float">
            <text:p>2860.75</text:p>
          </table:table-cell>
          <table:table-cell office:value-type="float" office:value="6702" calcext:value-type="float">
            <text:p>6702</text:p>
          </table:table-cell>
          <table:table-cell office:value-type="string" calcext:value-type="string">
            <text:p>HEROMOTOCO.NS</text:p>
          </table:table-cell>
          <table:table-cell/>
        </table:table-row>
        <table:table-row table:style-name="ro1">
          <table:table-cell office:value-type="string" calcext:value-type="string">
            <text:p>2021-04-23 13:15:00+05:30</text:p>
          </table:table-cell>
          <table:table-cell office:value-type="float" office:value="2860" calcext:value-type="float">
            <text:p>2860</text:p>
          </table:table-cell>
          <table:table-cell office:value-type="float" office:value="2868" calcext:value-type="float">
            <text:p>2868</text:p>
          </table:table-cell>
          <table:table-cell office:value-type="float" office:value="2860" calcext:value-type="float">
            <text:p>2860</text:p>
          </table:table-cell>
          <table:table-cell office:value-type="float" office:value="2868" calcext:value-type="float">
            <text:p>2868</text:p>
          </table:table-cell>
          <table:table-cell office:value-type="float" office:value="19977" calcext:value-type="float">
            <text:p>19977</text:p>
          </table:table-cell>
          <table:table-cell office:value-type="string" calcext:value-type="string">
            <text:p>HEROMOTOCO.NS</text:p>
          </table:table-cell>
          <table:table-cell/>
        </table:table-row>
        <table:table-row table:style-name="ro1">
          <table:table-cell office:value-type="string" calcext:value-type="string">
            <text:p>2021-04-23 13:30:00+05:30</text:p>
          </table:table-cell>
          <table:table-cell office:value-type="float" office:value="2867.19995117187" calcext:value-type="float">
            <text:p>2867.19995117187</text:p>
          </table:table-cell>
          <table:table-cell office:value-type="float" office:value="2868.5" calcext:value-type="float">
            <text:p>2868.5</text:p>
          </table:table-cell>
          <table:table-cell office:value-type="float" office:value="2853" calcext:value-type="float">
            <text:p>2853</text:p>
          </table:table-cell>
          <table:table-cell office:value-type="float" office:value="2854.10009765625" calcext:value-type="float">
            <text:p>2854.10009765625</text:p>
          </table:table-cell>
          <table:table-cell office:value-type="float" office:value="25100" calcext:value-type="float">
            <text:p>25100</text:p>
          </table:table-cell>
          <table:table-cell office:value-type="string" calcext:value-type="string">
            <text:p>HEROMOTOCO.NS</text:p>
          </table:table-cell>
          <table:table-cell/>
        </table:table-row>
        <table:table-row table:style-name="ro1">
          <table:table-cell office:value-type="string" calcext:value-type="string">
            <text:p>2021-04-23 13:45:00+05:30</text:p>
          </table:table-cell>
          <table:table-cell office:value-type="float" office:value="2855" calcext:value-type="float">
            <text:p>2855</text:p>
          </table:table-cell>
          <table:table-cell office:value-type="float" office:value="2861" calcext:value-type="float">
            <text:p>2861</text:p>
          </table:table-cell>
          <table:table-cell office:value-type="float" office:value="2852.55004882812" calcext:value-type="float">
            <text:p>2852.55004882812</text:p>
          </table:table-cell>
          <table:table-cell office:value-type="float" office:value="2853.85009765625" calcext:value-type="float">
            <text:p>2853.85009765625</text:p>
          </table:table-cell>
          <table:table-cell office:value-type="float" office:value="23771" calcext:value-type="float">
            <text:p>23771</text:p>
          </table:table-cell>
          <table:table-cell office:value-type="string" calcext:value-type="string">
            <text:p>HEROMOTOCO.NS</text:p>
          </table:table-cell>
          <table:table-cell/>
        </table:table-row>
        <table:table-row table:style-name="ro1">
          <table:table-cell office:value-type="string" calcext:value-type="string">
            <text:p>2021-04-23 14:00:00+05:30</text:p>
          </table:table-cell>
          <table:table-cell office:value-type="float" office:value="2854.89990234375" calcext:value-type="float">
            <text:p>2854.89990234375</text:p>
          </table:table-cell>
          <table:table-cell office:value-type="float" office:value="2858" calcext:value-type="float">
            <text:p>2858</text:p>
          </table:table-cell>
          <table:table-cell office:value-type="float" office:value="2852.89990234375" calcext:value-type="float">
            <text:p>2852.89990234375</text:p>
          </table:table-cell>
          <table:table-cell office:value-type="float" office:value="2853.5" calcext:value-type="float">
            <text:p>2853.5</text:p>
          </table:table-cell>
          <table:table-cell office:value-type="float" office:value="9669" calcext:value-type="float">
            <text:p>9669</text:p>
          </table:table-cell>
          <table:table-cell office:value-type="string" calcext:value-type="string">
            <text:p>HEROMOTOCO.NS</text:p>
          </table:table-cell>
          <table:table-cell/>
        </table:table-row>
        <table:table-row table:style-name="ro1">
          <table:table-cell office:value-type="string" calcext:value-type="string">
            <text:p>2021-04-23 14:15:00+05:30</text:p>
          </table:table-cell>
          <table:table-cell office:value-type="float" office:value="2853" calcext:value-type="float">
            <text:p>2853</text:p>
          </table:table-cell>
          <table:table-cell office:value-type="float" office:value="2857" calcext:value-type="float">
            <text:p>2857</text:p>
          </table:table-cell>
          <table:table-cell table:number-columns-repeated="2" office:value-type="float" office:value="2845" calcext:value-type="float">
            <text:p>2845</text:p>
          </table:table-cell>
          <table:table-cell office:value-type="float" office:value="41946" calcext:value-type="float">
            <text:p>41946</text:p>
          </table:table-cell>
          <table:table-cell office:value-type="string" calcext:value-type="string">
            <text:p>HEROMOTOCO.NS</text:p>
          </table:table-cell>
          <table:table-cell/>
        </table:table-row>
        <table:table-row table:style-name="ro1">
          <table:table-cell office:value-type="string" calcext:value-type="string">
            <text:p>2021-04-23 14:30:00+05:30</text:p>
          </table:table-cell>
          <table:table-cell office:value-type="float" office:value="2844.44995117187" calcext:value-type="float">
            <text:p>2844.44995117187</text:p>
          </table:table-cell>
          <table:table-cell office:value-type="float" office:value="2850" calcext:value-type="float">
            <text:p>2850</text:p>
          </table:table-cell>
          <table:table-cell office:value-type="float" office:value="2840.05004882812" calcext:value-type="float">
            <text:p>2840.05004882812</text:p>
          </table:table-cell>
          <table:table-cell office:value-type="float" office:value="2845.30004882812" calcext:value-type="float">
            <text:p>2845.30004882812</text:p>
          </table:table-cell>
          <table:table-cell office:value-type="float" office:value="23456" calcext:value-type="float">
            <text:p>23456</text:p>
          </table:table-cell>
          <table:table-cell office:value-type="string" calcext:value-type="string">
            <text:p>HEROMOTOCO.NS</text:p>
          </table:table-cell>
          <table:table-cell/>
        </table:table-row>
        <table:table-row table:style-name="ro1">
          <table:table-cell office:value-type="string" calcext:value-type="string">
            <text:p>2021-04-23 14:45:00+05:30</text:p>
          </table:table-cell>
          <table:table-cell office:value-type="float" office:value="2844.19995117188" calcext:value-type="float">
            <text:p>2844.19995117188</text:p>
          </table:table-cell>
          <table:table-cell office:value-type="float" office:value="2859.94995117187" calcext:value-type="float">
            <text:p>2859.94995117187</text:p>
          </table:table-cell>
          <table:table-cell office:value-type="float" office:value="2841.35009765625" calcext:value-type="float">
            <text:p>2841.35009765625</text:p>
          </table:table-cell>
          <table:table-cell office:value-type="float" office:value="2855.69995117188" calcext:value-type="float">
            <text:p>2855.69995117188</text:p>
          </table:table-cell>
          <table:table-cell office:value-type="float" office:value="32593" calcext:value-type="float">
            <text:p>32593</text:p>
          </table:table-cell>
          <table:table-cell office:value-type="string" calcext:value-type="string">
            <text:p>HEROMOTOCO.NS</text:p>
          </table:table-cell>
          <table:table-cell/>
        </table:table-row>
        <table:table-row table:style-name="ro1">
          <table:table-cell office:value-type="string" calcext:value-type="string">
            <text:p>2021-04-23 15:00:00+05:30</text:p>
          </table:table-cell>
          <table:table-cell office:value-type="float" office:value="2856.05004882812" calcext:value-type="float">
            <text:p>2856.05004882812</text:p>
          </table:table-cell>
          <table:table-cell office:value-type="float" office:value="2868.14990234375" calcext:value-type="float">
            <text:p>2868.14990234375</text:p>
          </table:table-cell>
          <table:table-cell office:value-type="float" office:value="2855.10009765625" calcext:value-type="float">
            <text:p>2855.10009765625</text:p>
          </table:table-cell>
          <table:table-cell office:value-type="float" office:value="2863.5" calcext:value-type="float">
            <text:p>2863.5</text:p>
          </table:table-cell>
          <table:table-cell office:value-type="float" office:value="48353" calcext:value-type="float">
            <text:p>48353</text:p>
          </table:table-cell>
          <table:table-cell office:value-type="string" calcext:value-type="string">
            <text:p>HEROMOTOCO.NS</text:p>
          </table:table-cell>
          <table:table-cell/>
        </table:table-row>
        <table:table-row table:style-name="ro1">
          <table:table-cell office:value-type="string" calcext:value-type="string">
            <text:p>2021-04-23 15:15:00+05:30</text:p>
          </table:table-cell>
          <table:table-cell office:value-type="float" office:value="2862.69995117188" calcext:value-type="float">
            <text:p>2862.69995117188</text:p>
          </table:table-cell>
          <table:table-cell office:value-type="float" office:value="2870.19995117187" calcext:value-type="float">
            <text:p>2870.19995117187</text:p>
          </table:table-cell>
          <table:table-cell table:number-columns-repeated="2" office:value-type="float" office:value="2860" calcext:value-type="float">
            <text:p>2860</text:p>
          </table:table-cell>
          <table:table-cell office:value-type="float" office:value="65113" calcext:value-type="float">
            <text:p>65113</text:p>
          </table:table-cell>
          <table:table-cell office:value-type="string" calcext:value-type="string">
            <text:p>HEROMOTOCO.NS</text:p>
          </table:table-cell>
          <table:table-cell/>
        </table:table-row>
        <table:table-row table:style-name="ro1">
          <table:table-cell office:value-type="string" calcext:value-type="string">
            <text:p>2021-04-23 09:15:00+05:30</text:p>
          </table:table-cell>
          <table:table-cell office:value-type="float" office:value="354.649993896484" calcext:value-type="float">
            <text:p>354.649993896484</text:p>
          </table:table-cell>
          <table:table-cell office:value-type="float" office:value="360.299987792969" calcext:value-type="float">
            <text:p>360.299987792969</text:p>
          </table:table-cell>
          <table:table-cell office:value-type="float" office:value="354.049987792969" calcext:value-type="float">
            <text:p>354.049987792969</text:p>
          </table:table-cell>
          <table:table-cell office:value-type="float" office:value="360" calcext:value-type="float">
            <text:p>360</text:p>
          </table:table-cell>
          <table:table-cell office:value-type="float" office:value="900674" calcext:value-type="float">
            <text:p>900674</text:p>
          </table:table-cell>
          <table:table-cell office:value-type="string" calcext:value-type="string">
            <text:p>HINDALCO.NS</text:p>
          </table:table-cell>
          <table:table-cell table:style-name="ce1" table:formula="of:=([.C477]-[.D477])/[.D477]*100" office:value-type="float" office:value="1.76528744965095" calcext:value-type="float">
            <text:p>1.77</text:p>
          </table:table-cell>
        </table:table-row>
        <table:table-row table:style-name="ro1">
          <table:table-cell office:value-type="string" calcext:value-type="string">
            <text:p>2021-04-23 09:30:00+05:30</text:p>
          </table:table-cell>
          <table:table-cell office:value-type="float" office:value="359.850006103516" calcext:value-type="float">
            <text:p>359.850006103516</text:p>
          </table:table-cell>
          <table:table-cell office:value-type="float" office:value="362.649993896484" calcext:value-type="float">
            <text:p>362.649993896484</text:p>
          </table:table-cell>
          <table:table-cell office:value-type="float" office:value="358.600006103516" calcext:value-type="float">
            <text:p>358.600006103516</text:p>
          </table:table-cell>
          <table:table-cell office:value-type="float" office:value="362.299987792969" calcext:value-type="float">
            <text:p>362.299987792969</text:p>
          </table:table-cell>
          <table:table-cell office:value-type="float" office:value="842552" calcext:value-type="float">
            <text:p>842552</text:p>
          </table:table-cell>
          <table:table-cell office:value-type="string" calcext:value-type="string">
            <text:p>HINDALCO.NS</text:p>
          </table:table-cell>
          <table:table-cell/>
        </table:table-row>
        <table:table-row table:style-name="ro1">
          <table:table-cell office:value-type="string" calcext:value-type="string">
            <text:p>2021-04-23 09:45:00+05:30</text:p>
          </table:table-cell>
          <table:table-cell office:value-type="float" office:value="362.100006103516" calcext:value-type="float">
            <text:p>362.100006103516</text:p>
          </table:table-cell>
          <table:table-cell office:value-type="float" office:value="362.5" calcext:value-type="float">
            <text:p>362.5</text:p>
          </table:table-cell>
          <table:table-cell office:value-type="float" office:value="356.5" calcext:value-type="float">
            <text:p>356.5</text:p>
          </table:table-cell>
          <table:table-cell office:value-type="float" office:value="359.399993896484" calcext:value-type="float">
            <text:p>359.399993896484</text:p>
          </table:table-cell>
          <table:table-cell office:value-type="float" office:value="1084938" calcext:value-type="float">
            <text:p>1084938</text:p>
          </table:table-cell>
          <table:table-cell office:value-type="string" calcext:value-type="string">
            <text:p>HINDALCO.NS</text:p>
          </table:table-cell>
          <table:table-cell/>
        </table:table-row>
        <table:table-row table:style-name="ro1">
          <table:table-cell office:value-type="string" calcext:value-type="string">
            <text:p>2021-04-23 10:00:00+05:30</text:p>
          </table:table-cell>
          <table:table-cell office:value-type="float" office:value="359.399993896484" calcext:value-type="float">
            <text:p>359.399993896484</text:p>
          </table:table-cell>
          <table:table-cell office:value-type="float" office:value="359.450012207031" calcext:value-type="float">
            <text:p>359.450012207031</text:p>
          </table:table-cell>
          <table:table-cell office:value-type="float" office:value="357.75" calcext:value-type="float">
            <text:p>357.75</text:p>
          </table:table-cell>
          <table:table-cell office:value-type="float" office:value="358.399993896484" calcext:value-type="float">
            <text:p>358.399993896484</text:p>
          </table:table-cell>
          <table:table-cell office:value-type="float" office:value="202717" calcext:value-type="float">
            <text:p>202717</text:p>
          </table:table-cell>
          <table:table-cell office:value-type="string" calcext:value-type="string">
            <text:p>HINDALCO.NS</text:p>
          </table:table-cell>
          <table:table-cell/>
        </table:table-row>
        <table:table-row table:style-name="ro1">
          <table:table-cell office:value-type="string" calcext:value-type="string">
            <text:p>2021-04-23 10:15:00+05:30</text:p>
          </table:table-cell>
          <table:table-cell office:value-type="float" office:value="358.200012207031" calcext:value-type="float">
            <text:p>358.200012207031</text:p>
          </table:table-cell>
          <table:table-cell office:value-type="float" office:value="359.5" calcext:value-type="float">
            <text:p>359.5</text:p>
          </table:table-cell>
          <table:table-cell office:value-type="float" office:value="357.899993896484" calcext:value-type="float">
            <text:p>357.899993896484</text:p>
          </table:table-cell>
          <table:table-cell office:value-type="float" office:value="358.5" calcext:value-type="float">
            <text:p>358.5</text:p>
          </table:table-cell>
          <table:table-cell office:value-type="float" office:value="172943" calcext:value-type="float">
            <text:p>172943</text:p>
          </table:table-cell>
          <table:table-cell office:value-type="string" calcext:value-type="string">
            <text:p>HINDALCO.NS</text:p>
          </table:table-cell>
          <table:table-cell/>
        </table:table-row>
        <table:table-row table:style-name="ro1">
          <table:table-cell office:value-type="string" calcext:value-type="string">
            <text:p>2021-04-23 10:30:00+05:30</text:p>
          </table:table-cell>
          <table:table-cell office:value-type="float" office:value="358.5" calcext:value-type="float">
            <text:p>358.5</text:p>
          </table:table-cell>
          <table:table-cell office:value-type="float" office:value="360" calcext:value-type="float">
            <text:p>360</text:p>
          </table:table-cell>
          <table:table-cell office:value-type="float" office:value="358.049987792969" calcext:value-type="float">
            <text:p>358.049987792969</text:p>
          </table:table-cell>
          <table:table-cell office:value-type="float" office:value="358.200012207031" calcext:value-type="float">
            <text:p>358.200012207031</text:p>
          </table:table-cell>
          <table:table-cell office:value-type="float" office:value="347492" calcext:value-type="float">
            <text:p>347492</text:p>
          </table:table-cell>
          <table:table-cell office:value-type="string" calcext:value-type="string">
            <text:p>HINDALCO.NS</text:p>
          </table:table-cell>
          <table:table-cell/>
        </table:table-row>
        <table:table-row table:style-name="ro1">
          <table:table-cell office:value-type="string" calcext:value-type="string">
            <text:p>2021-04-23 10:45:00+05:30</text:p>
          </table:table-cell>
          <table:table-cell office:value-type="float" office:value="358.200012207031" calcext:value-type="float">
            <text:p>358.200012207031</text:p>
          </table:table-cell>
          <table:table-cell office:value-type="float" office:value="359.899993896484" calcext:value-type="float">
            <text:p>359.899993896484</text:p>
          </table:table-cell>
          <table:table-cell office:value-type="float" office:value="357.549987792969" calcext:value-type="float">
            <text:p>357.549987792969</text:p>
          </table:table-cell>
          <table:table-cell office:value-type="float" office:value="359.049987792969" calcext:value-type="float">
            <text:p>359.049987792969</text:p>
          </table:table-cell>
          <table:table-cell office:value-type="float" office:value="299671" calcext:value-type="float">
            <text:p>299671</text:p>
          </table:table-cell>
          <table:table-cell office:value-type="string" calcext:value-type="string">
            <text:p>HINDALCO.NS</text:p>
          </table:table-cell>
          <table:table-cell/>
        </table:table-row>
        <table:table-row table:style-name="ro1">
          <table:table-cell office:value-type="string" calcext:value-type="string">
            <text:p>2021-04-23 11:00:00+05:30</text:p>
          </table:table-cell>
          <table:table-cell office:value-type="float" office:value="359.100006103516" calcext:value-type="float">
            <text:p>359.100006103516</text:p>
          </table:table-cell>
          <table:table-cell office:value-type="float" office:value="360.450012207031" calcext:value-type="float">
            <text:p>360.450012207031</text:p>
          </table:table-cell>
          <table:table-cell office:value-type="float" office:value="358.799987792969" calcext:value-type="float">
            <text:p>358.799987792969</text:p>
          </table:table-cell>
          <table:table-cell office:value-type="float" office:value="360.100006103516" calcext:value-type="float">
            <text:p>360.100006103516</text:p>
          </table:table-cell>
          <table:table-cell office:value-type="float" office:value="327122" calcext:value-type="float">
            <text:p>327122</text:p>
          </table:table-cell>
          <table:table-cell office:value-type="string" calcext:value-type="string">
            <text:p>HINDALCO.NS</text:p>
          </table:table-cell>
          <table:table-cell/>
        </table:table-row>
        <table:table-row table:style-name="ro1">
          <table:table-cell office:value-type="string" calcext:value-type="string">
            <text:p>2021-04-23 11:15:00+05:30</text:p>
          </table:table-cell>
          <table:table-cell office:value-type="float" office:value="360.100006103516" calcext:value-type="float">
            <text:p>360.100006103516</text:p>
          </table:table-cell>
          <table:table-cell office:value-type="float" office:value="360.399993896484" calcext:value-type="float">
            <text:p>360.399993896484</text:p>
          </table:table-cell>
          <table:table-cell office:value-type="float" office:value="355.350006103516" calcext:value-type="float">
            <text:p>355.350006103516</text:p>
          </table:table-cell>
          <table:table-cell office:value-type="float" office:value="355.950012207031" calcext:value-type="float">
            <text:p>355.950012207031</text:p>
          </table:table-cell>
          <table:table-cell office:value-type="float" office:value="1241004" calcext:value-type="float">
            <text:p>1241004</text:p>
          </table:table-cell>
          <table:table-cell office:value-type="string" calcext:value-type="string">
            <text:p>HINDALCO.NS</text:p>
          </table:table-cell>
          <table:table-cell/>
        </table:table-row>
        <table:table-row table:style-name="ro1">
          <table:table-cell office:value-type="string" calcext:value-type="string">
            <text:p>2021-04-23 11:30:00+05:30</text:p>
          </table:table-cell>
          <table:table-cell office:value-type="float" office:value="355.950012207031" calcext:value-type="float">
            <text:p>355.950012207031</text:p>
          </table:table-cell>
          <table:table-cell office:value-type="float" office:value="356.25" calcext:value-type="float">
            <text:p>356.25</text:p>
          </table:table-cell>
          <table:table-cell office:value-type="float" office:value="354.549987792969" calcext:value-type="float">
            <text:p>354.549987792969</text:p>
          </table:table-cell>
          <table:table-cell office:value-type="float" office:value="355" calcext:value-type="float">
            <text:p>355</text:p>
          </table:table-cell>
          <table:table-cell office:value-type="float" office:value="674494" calcext:value-type="float">
            <text:p>674494</text:p>
          </table:table-cell>
          <table:table-cell office:value-type="string" calcext:value-type="string">
            <text:p>HINDALCO.NS</text:p>
          </table:table-cell>
          <table:table-cell/>
        </table:table-row>
        <table:table-row table:style-name="ro1">
          <table:table-cell office:value-type="string" calcext:value-type="string">
            <text:p>2021-04-23 11:45:00+05:30</text:p>
          </table:table-cell>
          <table:table-cell office:value-type="float" office:value="355" calcext:value-type="float">
            <text:p>355</text:p>
          </table:table-cell>
          <table:table-cell office:value-type="float" office:value="356.049987792969" calcext:value-type="float">
            <text:p>356.049987792969</text:p>
          </table:table-cell>
          <table:table-cell office:value-type="float" office:value="354.5" calcext:value-type="float">
            <text:p>354.5</text:p>
          </table:table-cell>
          <table:table-cell office:value-type="float" office:value="354.950012207031" calcext:value-type="float">
            <text:p>354.950012207031</text:p>
          </table:table-cell>
          <table:table-cell office:value-type="float" office:value="354282" calcext:value-type="float">
            <text:p>354282</text:p>
          </table:table-cell>
          <table:table-cell office:value-type="string" calcext:value-type="string">
            <text:p>HINDALCO.NS</text:p>
          </table:table-cell>
          <table:table-cell/>
        </table:table-row>
        <table:table-row table:style-name="ro1">
          <table:table-cell office:value-type="string" calcext:value-type="string">
            <text:p>2021-04-23 12:00:00+05:30</text:p>
          </table:table-cell>
          <table:table-cell office:value-type="float" office:value="354.850006103516" calcext:value-type="float">
            <text:p>354.850006103516</text:p>
          </table:table-cell>
          <table:table-cell office:value-type="float" office:value="356" calcext:value-type="float">
            <text:p>356</text:p>
          </table:table-cell>
          <table:table-cell office:value-type="float" office:value="354.600006103516" calcext:value-type="float">
            <text:p>354.600006103516</text:p>
          </table:table-cell>
          <table:table-cell office:value-type="float" office:value="355.899993896484" calcext:value-type="float">
            <text:p>355.899993896484</text:p>
          </table:table-cell>
          <table:table-cell office:value-type="float" office:value="233799" calcext:value-type="float">
            <text:p>233799</text:p>
          </table:table-cell>
          <table:table-cell office:value-type="string" calcext:value-type="string">
            <text:p>HINDALCO.NS</text:p>
          </table:table-cell>
          <table:table-cell/>
        </table:table-row>
        <table:table-row table:style-name="ro1">
          <table:table-cell office:value-type="string" calcext:value-type="string">
            <text:p>2021-04-23 12:15:00+05:30</text:p>
          </table:table-cell>
          <table:table-cell table:number-columns-repeated="2" office:value-type="float" office:value="355.899993896484" calcext:value-type="float">
            <text:p>355.899993896484</text:p>
          </table:table-cell>
          <table:table-cell office:value-type="float" office:value="354.600006103516" calcext:value-type="float">
            <text:p>354.600006103516</text:p>
          </table:table-cell>
          <table:table-cell office:value-type="float" office:value="354.899993896484" calcext:value-type="float">
            <text:p>354.899993896484</text:p>
          </table:table-cell>
          <table:table-cell office:value-type="float" office:value="317185" calcext:value-type="float">
            <text:p>317185</text:p>
          </table:table-cell>
          <table:table-cell office:value-type="string" calcext:value-type="string">
            <text:p>HINDALCO.NS</text:p>
          </table:table-cell>
          <table:table-cell/>
        </table:table-row>
        <table:table-row table:style-name="ro1">
          <table:table-cell office:value-type="string" calcext:value-type="string">
            <text:p>2021-04-23 12:30:00+05:30</text:p>
          </table:table-cell>
          <table:table-cell office:value-type="float" office:value="355" calcext:value-type="float">
            <text:p>355</text:p>
          </table:table-cell>
          <table:table-cell office:value-type="float" office:value="356.049987792969" calcext:value-type="float">
            <text:p>356.049987792969</text:p>
          </table:table-cell>
          <table:table-cell office:value-type="float" office:value="354.549987792969" calcext:value-type="float">
            <text:p>354.549987792969</text:p>
          </table:table-cell>
          <table:table-cell office:value-type="float" office:value="356" calcext:value-type="float">
            <text:p>356</text:p>
          </table:table-cell>
          <table:table-cell office:value-type="float" office:value="283039" calcext:value-type="float">
            <text:p>283039</text:p>
          </table:table-cell>
          <table:table-cell office:value-type="string" calcext:value-type="string">
            <text:p>HINDALCO.NS</text:p>
          </table:table-cell>
          <table:table-cell/>
        </table:table-row>
        <table:table-row table:style-name="ro1">
          <table:table-cell office:value-type="string" calcext:value-type="string">
            <text:p>2021-04-23 12:45:00+05:30</text:p>
          </table:table-cell>
          <table:table-cell office:value-type="float" office:value="356" calcext:value-type="float">
            <text:p>356</text:p>
          </table:table-cell>
          <table:table-cell office:value-type="float" office:value="356.5" calcext:value-type="float">
            <text:p>356.5</text:p>
          </table:table-cell>
          <table:table-cell office:value-type="float" office:value="354.600006103516" calcext:value-type="float">
            <text:p>354.600006103516</text:p>
          </table:table-cell>
          <table:table-cell office:value-type="float" office:value="355.149993896484" calcext:value-type="float">
            <text:p>355.149993896484</text:p>
          </table:table-cell>
          <table:table-cell office:value-type="float" office:value="459143" calcext:value-type="float">
            <text:p>459143</text:p>
          </table:table-cell>
          <table:table-cell office:value-type="string" calcext:value-type="string">
            <text:p>HINDALCO.NS</text:p>
          </table:table-cell>
          <table:table-cell/>
        </table:table-row>
        <table:table-row table:style-name="ro1">
          <table:table-cell office:value-type="string" calcext:value-type="string">
            <text:p>2021-04-23 13:00:00+05:30</text:p>
          </table:table-cell>
          <table:table-cell office:value-type="float" office:value="355.200012207031" calcext:value-type="float">
            <text:p>355.200012207031</text:p>
          </table:table-cell>
          <table:table-cell office:value-type="float" office:value="355.75" calcext:value-type="float">
            <text:p>355.75</text:p>
          </table:table-cell>
          <table:table-cell office:value-type="float" office:value="354.799987792969" calcext:value-type="float">
            <text:p>354.799987792969</text:p>
          </table:table-cell>
          <table:table-cell office:value-type="float" office:value="354.899993896484" calcext:value-type="float">
            <text:p>354.899993896484</text:p>
          </table:table-cell>
          <table:table-cell office:value-type="float" office:value="309498" calcext:value-type="float">
            <text:p>309498</text:p>
          </table:table-cell>
          <table:table-cell office:value-type="string" calcext:value-type="string">
            <text:p>HINDALCO.NS</text:p>
          </table:table-cell>
          <table:table-cell/>
        </table:table-row>
        <table:table-row table:style-name="ro1">
          <table:table-cell office:value-type="string" calcext:value-type="string">
            <text:p>2021-04-23 13:15:00+05:30</text:p>
          </table:table-cell>
          <table:table-cell office:value-type="float" office:value="355" calcext:value-type="float">
            <text:p>355</text:p>
          </table:table-cell>
          <table:table-cell office:value-type="float" office:value="356.25" calcext:value-type="float">
            <text:p>356.25</text:p>
          </table:table-cell>
          <table:table-cell office:value-type="float" office:value="354.799987792969" calcext:value-type="float">
            <text:p>354.799987792969</text:p>
          </table:table-cell>
          <table:table-cell office:value-type="float" office:value="356.200012207031" calcext:value-type="float">
            <text:p>356.200012207031</text:p>
          </table:table-cell>
          <table:table-cell office:value-type="float" office:value="325046" calcext:value-type="float">
            <text:p>325046</text:p>
          </table:table-cell>
          <table:table-cell office:value-type="string" calcext:value-type="string">
            <text:p>HINDALCO.NS</text:p>
          </table:table-cell>
          <table:table-cell/>
        </table:table-row>
        <table:table-row table:style-name="ro1">
          <table:table-cell office:value-type="string" calcext:value-type="string">
            <text:p>2021-04-23 13:30:00+05:30</text:p>
          </table:table-cell>
          <table:table-cell office:value-type="float" office:value="356.200012207031" calcext:value-type="float">
            <text:p>356.200012207031</text:p>
          </table:table-cell>
          <table:table-cell office:value-type="float" office:value="356.25" calcext:value-type="float">
            <text:p>356.25</text:p>
          </table:table-cell>
          <table:table-cell office:value-type="float" office:value="352.5" calcext:value-type="float">
            <text:p>352.5</text:p>
          </table:table-cell>
          <table:table-cell office:value-type="float" office:value="353.5" calcext:value-type="float">
            <text:p>353.5</text:p>
          </table:table-cell>
          <table:table-cell office:value-type="float" office:value="602208" calcext:value-type="float">
            <text:p>602208</text:p>
          </table:table-cell>
          <table:table-cell office:value-type="string" calcext:value-type="string">
            <text:p>HINDALCO.NS</text:p>
          </table:table-cell>
          <table:table-cell/>
        </table:table-row>
        <table:table-row table:style-name="ro1">
          <table:table-cell office:value-type="string" calcext:value-type="string">
            <text:p>2021-04-23 13:45:00+05:30</text:p>
          </table:table-cell>
          <table:table-cell office:value-type="float" office:value="353.549987792969" calcext:value-type="float">
            <text:p>353.549987792969</text:p>
          </table:table-cell>
          <table:table-cell office:value-type="float" office:value="354.5" calcext:value-type="float">
            <text:p>354.5</text:p>
          </table:table-cell>
          <table:table-cell office:value-type="float" office:value="352.799987792969" calcext:value-type="float">
            <text:p>352.799987792969</text:p>
          </table:table-cell>
          <table:table-cell office:value-type="float" office:value="353.950012207031" calcext:value-type="float">
            <text:p>353.950012207031</text:p>
          </table:table-cell>
          <table:table-cell office:value-type="float" office:value="240323" calcext:value-type="float">
            <text:p>240323</text:p>
          </table:table-cell>
          <table:table-cell office:value-type="string" calcext:value-type="string">
            <text:p>HINDALCO.NS</text:p>
          </table:table-cell>
          <table:table-cell/>
        </table:table-row>
        <table:table-row table:style-name="ro1">
          <table:table-cell office:value-type="string" calcext:value-type="string">
            <text:p>2021-04-23 14:00:00+05:30</text:p>
          </table:table-cell>
          <table:table-cell office:value-type="float" office:value="353.950012207031" calcext:value-type="float">
            <text:p>353.950012207031</text:p>
          </table:table-cell>
          <table:table-cell office:value-type="float" office:value="354.399993896484" calcext:value-type="float">
            <text:p>354.399993896484</text:p>
          </table:table-cell>
          <table:table-cell office:value-type="float" office:value="351.5" calcext:value-type="float">
            <text:p>351.5</text:p>
          </table:table-cell>
          <table:table-cell office:value-type="float" office:value="351.549987792969" calcext:value-type="float">
            <text:p>351.549987792969</text:p>
          </table:table-cell>
          <table:table-cell office:value-type="float" office:value="310842" calcext:value-type="float">
            <text:p>310842</text:p>
          </table:table-cell>
          <table:table-cell office:value-type="string" calcext:value-type="string">
            <text:p>HINDALCO.NS</text:p>
          </table:table-cell>
          <table:table-cell/>
        </table:table-row>
        <table:table-row table:style-name="ro1">
          <table:table-cell office:value-type="string" calcext:value-type="string">
            <text:p>2021-04-23 14:15:00+05:30</text:p>
          </table:table-cell>
          <table:table-cell office:value-type="float" office:value="351.75" calcext:value-type="float">
            <text:p>351.75</text:p>
          </table:table-cell>
          <table:table-cell office:value-type="float" office:value="352.75" calcext:value-type="float">
            <text:p>352.75</text:p>
          </table:table-cell>
          <table:table-cell office:value-type="float" office:value="349.149993896484" calcext:value-type="float">
            <text:p>349.149993896484</text:p>
          </table:table-cell>
          <table:table-cell office:value-type="float" office:value="349.200012207031" calcext:value-type="float">
            <text:p>349.200012207031</text:p>
          </table:table-cell>
          <table:table-cell office:value-type="float" office:value="464550" calcext:value-type="float">
            <text:p>464550</text:p>
          </table:table-cell>
          <table:table-cell office:value-type="string" calcext:value-type="string">
            <text:p>HINDALCO.NS</text:p>
          </table:table-cell>
          <table:table-cell/>
        </table:table-row>
        <table:table-row table:style-name="ro1">
          <table:table-cell office:value-type="string" calcext:value-type="string">
            <text:p>2021-04-23 14:30:00+05:30</text:p>
          </table:table-cell>
          <table:table-cell office:value-type="float" office:value="349.100006103516" calcext:value-type="float">
            <text:p>349.100006103516</text:p>
          </table:table-cell>
          <table:table-cell office:value-type="float" office:value="350.149993896484" calcext:value-type="float">
            <text:p>350.149993896484</text:p>
          </table:table-cell>
          <table:table-cell office:value-type="float" office:value="345.350006103516" calcext:value-type="float">
            <text:p>345.350006103516</text:p>
          </table:table-cell>
          <table:table-cell office:value-type="float" office:value="346.200012207031" calcext:value-type="float">
            <text:p>346.200012207031</text:p>
          </table:table-cell>
          <table:table-cell office:value-type="float" office:value="845961" calcext:value-type="float">
            <text:p>845961</text:p>
          </table:table-cell>
          <table:table-cell office:value-type="string" calcext:value-type="string">
            <text:p>HINDALCO.NS</text:p>
          </table:table-cell>
          <table:table-cell/>
        </table:table-row>
        <table:table-row table:style-name="ro1">
          <table:table-cell office:value-type="string" calcext:value-type="string">
            <text:p>2021-04-23 14:45:00+05:30</text:p>
          </table:table-cell>
          <table:table-cell office:value-type="float" office:value="346.350006103516" calcext:value-type="float">
            <text:p>346.350006103516</text:p>
          </table:table-cell>
          <table:table-cell office:value-type="float" office:value="348.200012207031" calcext:value-type="float">
            <text:p>348.200012207031</text:p>
          </table:table-cell>
          <table:table-cell office:value-type="float" office:value="346" calcext:value-type="float">
            <text:p>346</text:p>
          </table:table-cell>
          <table:table-cell office:value-type="float" office:value="347.149993896484" calcext:value-type="float">
            <text:p>347.149993896484</text:p>
          </table:table-cell>
          <table:table-cell office:value-type="float" office:value="487770" calcext:value-type="float">
            <text:p>487770</text:p>
          </table:table-cell>
          <table:table-cell office:value-type="string" calcext:value-type="string">
            <text:p>HINDALCO.NS</text:p>
          </table:table-cell>
          <table:table-cell/>
        </table:table-row>
        <table:table-row table:style-name="ro1">
          <table:table-cell office:value-type="string" calcext:value-type="string">
            <text:p>2021-04-23 15:00:00+05:30</text:p>
          </table:table-cell>
          <table:table-cell office:value-type="float" office:value="347.100006103516" calcext:value-type="float">
            <text:p>347.100006103516</text:p>
          </table:table-cell>
          <table:table-cell office:value-type="float" office:value="350.149993896484" calcext:value-type="float">
            <text:p>350.149993896484</text:p>
          </table:table-cell>
          <table:table-cell office:value-type="float" office:value="347" calcext:value-type="float">
            <text:p>347</text:p>
          </table:table-cell>
          <table:table-cell office:value-type="float" office:value="349.75" calcext:value-type="float">
            <text:p>349.75</text:p>
          </table:table-cell>
          <table:table-cell office:value-type="float" office:value="665143" calcext:value-type="float">
            <text:p>665143</text:p>
          </table:table-cell>
          <table:table-cell office:value-type="string" calcext:value-type="string">
            <text:p>HINDALCO.NS</text:p>
          </table:table-cell>
          <table:table-cell/>
        </table:table-row>
        <table:table-row table:style-name="ro1">
          <table:table-cell office:value-type="string" calcext:value-type="string">
            <text:p>2021-04-23 15:15:00+05:30</text:p>
          </table:table-cell>
          <table:table-cell office:value-type="float" office:value="349.75" calcext:value-type="float">
            <text:p>349.75</text:p>
          </table:table-cell>
          <table:table-cell office:value-type="float" office:value="350.5" calcext:value-type="float">
            <text:p>350.5</text:p>
          </table:table-cell>
          <table:table-cell office:value-type="float" office:value="349" calcext:value-type="float">
            <text:p>349</text:p>
          </table:table-cell>
          <table:table-cell office:value-type="float" office:value="349.5" calcext:value-type="float">
            <text:p>349.5</text:p>
          </table:table-cell>
          <table:table-cell office:value-type="float" office:value="658053" calcext:value-type="float">
            <text:p>658053</text:p>
          </table:table-cell>
          <table:table-cell office:value-type="string" calcext:value-type="string">
            <text:p>HINDALCO.NS</text:p>
          </table:table-cell>
          <table:table-cell/>
        </table:table-row>
        <table:table-row table:style-name="ro1">
          <table:table-cell office:value-type="string" calcext:value-type="string">
            <text:p>2021-04-23 09:15:00+05:30</text:p>
          </table:table-cell>
          <table:table-cell table:number-columns-repeated="2" office:value-type="float" office:value="2344.80004882812" calcext:value-type="float">
            <text:p>2344.80004882812</text:p>
          </table:table-cell>
          <table:table-cell table:number-columns-repeated="2" office:value-type="float" office:value="2322.5" calcext:value-type="float">
            <text:p>2322.5</text:p>
          </table:table-cell>
          <table:table-cell office:value-type="float" office:value="123065" calcext:value-type="float">
            <text:p>123065</text:p>
          </table:table-cell>
          <table:table-cell office:value-type="string" calcext:value-type="string">
            <text:p>HINDUNILVR.NS</text:p>
          </table:table-cell>
          <table:table-cell table:style-name="ce1" table:formula="of:=([.C502]-[.D502])/[.D502]*100" office:value-type="float" office:value="0.960174330597416" calcext:value-type="float">
            <text:p>0.96</text:p>
          </table:table-cell>
        </table:table-row>
        <table:table-row table:style-name="ro1">
          <table:table-cell office:value-type="string" calcext:value-type="string">
            <text:p>2021-04-23 09:30:00+05:30</text:p>
          </table:table-cell>
          <table:table-cell office:value-type="float" office:value="2322.55004882813" calcext:value-type="float">
            <text:p>2322.55004882813</text:p>
          </table:table-cell>
          <table:table-cell office:value-type="float" office:value="2326.94995117187" calcext:value-type="float">
            <text:p>2326.94995117187</text:p>
          </table:table-cell>
          <table:table-cell office:value-type="float" office:value="2315.10009765625" calcext:value-type="float">
            <text:p>2315.10009765625</text:p>
          </table:table-cell>
          <table:table-cell office:value-type="float" office:value="2316.05004882812" calcext:value-type="float">
            <text:p>2316.05004882812</text:p>
          </table:table-cell>
          <table:table-cell office:value-type="float" office:value="163772" calcext:value-type="float">
            <text:p>163772</text:p>
          </table:table-cell>
          <table:table-cell office:value-type="string" calcext:value-type="string">
            <text:p>HINDUNILVR.NS</text:p>
          </table:table-cell>
          <table:table-cell/>
        </table:table-row>
        <table:table-row table:style-name="ro1">
          <table:table-cell office:value-type="string" calcext:value-type="string">
            <text:p>2021-04-23 09:45:00+05:30</text:p>
          </table:table-cell>
          <table:table-cell office:value-type="float" office:value="2316" calcext:value-type="float">
            <text:p>2316</text:p>
          </table:table-cell>
          <table:table-cell office:value-type="float" office:value="2322.89990234375" calcext:value-type="float">
            <text:p>2322.89990234375</text:p>
          </table:table-cell>
          <table:table-cell office:value-type="float" office:value="2311" calcext:value-type="float">
            <text:p>2311</text:p>
          </table:table-cell>
          <table:table-cell office:value-type="float" office:value="2313" calcext:value-type="float">
            <text:p>2313</text:p>
          </table:table-cell>
          <table:table-cell office:value-type="float" office:value="142399" calcext:value-type="float">
            <text:p>142399</text:p>
          </table:table-cell>
          <table:table-cell office:value-type="string" calcext:value-type="string">
            <text:p>HINDUNILVR.NS</text:p>
          </table:table-cell>
          <table:table-cell/>
        </table:table-row>
        <table:table-row table:style-name="ro1">
          <table:table-cell office:value-type="string" calcext:value-type="string">
            <text:p>2021-04-23 10:00:00+05:30</text:p>
          </table:table-cell>
          <table:table-cell office:value-type="float" office:value="2312.94995117188" calcext:value-type="float">
            <text:p>2312.94995117188</text:p>
          </table:table-cell>
          <table:table-cell office:value-type="float" office:value="2315.80004882812" calcext:value-type="float">
            <text:p>2315.80004882812</text:p>
          </table:table-cell>
          <table:table-cell office:value-type="float" office:value="2311.69995117187" calcext:value-type="float">
            <text:p>2311.69995117187</text:p>
          </table:table-cell>
          <table:table-cell office:value-type="float" office:value="2314.55004882813" calcext:value-type="float">
            <text:p>2314.55004882813</text:p>
          </table:table-cell>
          <table:table-cell office:value-type="float" office:value="62788" calcext:value-type="float">
            <text:p>62788</text:p>
          </table:table-cell>
          <table:table-cell office:value-type="string" calcext:value-type="string">
            <text:p>HINDUNILVR.NS</text:p>
          </table:table-cell>
          <table:table-cell/>
        </table:table-row>
        <table:table-row table:style-name="ro1">
          <table:table-cell office:value-type="string" calcext:value-type="string">
            <text:p>2021-04-23 10:15:00+05:30</text:p>
          </table:table-cell>
          <table:table-cell office:value-type="float" office:value="2314.55004882813" calcext:value-type="float">
            <text:p>2314.55004882813</text:p>
          </table:table-cell>
          <table:table-cell office:value-type="float" office:value="2322" calcext:value-type="float">
            <text:p>2322</text:p>
          </table:table-cell>
          <table:table-cell office:value-type="float" office:value="2313.19995117187" calcext:value-type="float">
            <text:p>2313.19995117187</text:p>
          </table:table-cell>
          <table:table-cell office:value-type="float" office:value="2321.30004882812" calcext:value-type="float">
            <text:p>2321.30004882812</text:p>
          </table:table-cell>
          <table:table-cell office:value-type="float" office:value="83628" calcext:value-type="float">
            <text:p>83628</text:p>
          </table:table-cell>
          <table:table-cell office:value-type="string" calcext:value-type="string">
            <text:p>HINDUNILVR.NS</text:p>
          </table:table-cell>
          <table:table-cell/>
        </table:table-row>
        <table:table-row table:style-name="ro1">
          <table:table-cell office:value-type="string" calcext:value-type="string">
            <text:p>2021-04-23 10:30:00+05:30</text:p>
          </table:table-cell>
          <table:table-cell office:value-type="float" office:value="2321.89990234375" calcext:value-type="float">
            <text:p>2321.89990234375</text:p>
          </table:table-cell>
          <table:table-cell office:value-type="float" office:value="2324.30004882813" calcext:value-type="float">
            <text:p>2324.30004882813</text:p>
          </table:table-cell>
          <table:table-cell office:value-type="float" office:value="2315" calcext:value-type="float">
            <text:p>2315</text:p>
          </table:table-cell>
          <table:table-cell office:value-type="float" office:value="2318.25" calcext:value-type="float">
            <text:p>2318.25</text:p>
          </table:table-cell>
          <table:table-cell office:value-type="float" office:value="44376" calcext:value-type="float">
            <text:p>44376</text:p>
          </table:table-cell>
          <table:table-cell office:value-type="string" calcext:value-type="string">
            <text:p>HINDUNILVR.NS</text:p>
          </table:table-cell>
          <table:table-cell/>
        </table:table-row>
        <table:table-row table:style-name="ro1">
          <table:table-cell office:value-type="string" calcext:value-type="string">
            <text:p>2021-04-23 10:45:00+05:30</text:p>
          </table:table-cell>
          <table:table-cell office:value-type="float" office:value="2318.64990234375" calcext:value-type="float">
            <text:p>2318.64990234375</text:p>
          </table:table-cell>
          <table:table-cell office:value-type="float" office:value="2320" calcext:value-type="float">
            <text:p>2320</text:p>
          </table:table-cell>
          <table:table-cell office:value-type="float" office:value="2315.89990234375" calcext:value-type="float">
            <text:p>2315.89990234375</text:p>
          </table:table-cell>
          <table:table-cell office:value-type="float" office:value="2316.85009765625" calcext:value-type="float">
            <text:p>2316.85009765625</text:p>
          </table:table-cell>
          <table:table-cell office:value-type="float" office:value="41387" calcext:value-type="float">
            <text:p>41387</text:p>
          </table:table-cell>
          <table:table-cell office:value-type="string" calcext:value-type="string">
            <text:p>HINDUNILVR.NS</text:p>
          </table:table-cell>
          <table:table-cell/>
        </table:table-row>
        <table:table-row table:style-name="ro1">
          <table:table-cell office:value-type="string" calcext:value-type="string">
            <text:p>2021-04-23 11:00:00+05:30</text:p>
          </table:table-cell>
          <table:table-cell office:value-type="float" office:value="2316.80004882812" calcext:value-type="float">
            <text:p>2316.80004882812</text:p>
          </table:table-cell>
          <table:table-cell office:value-type="float" office:value="2322.94995117187" calcext:value-type="float">
            <text:p>2322.94995117187</text:p>
          </table:table-cell>
          <table:table-cell office:value-type="float" office:value="2315.85009765625" calcext:value-type="float">
            <text:p>2315.85009765625</text:p>
          </table:table-cell>
          <table:table-cell office:value-type="float" office:value="2322" calcext:value-type="float">
            <text:p>2322</text:p>
          </table:table-cell>
          <table:table-cell office:value-type="float" office:value="57847" calcext:value-type="float">
            <text:p>57847</text:p>
          </table:table-cell>
          <table:table-cell office:value-type="string" calcext:value-type="string">
            <text:p>HINDUNILVR.NS</text:p>
          </table:table-cell>
          <table:table-cell/>
        </table:table-row>
        <table:table-row table:style-name="ro1">
          <table:table-cell office:value-type="string" calcext:value-type="string">
            <text:p>2021-04-23 11:15:00+05:30</text:p>
          </table:table-cell>
          <table:table-cell office:value-type="float" office:value="2322" calcext:value-type="float">
            <text:p>2322</text:p>
          </table:table-cell>
          <table:table-cell office:value-type="float" office:value="2322.5" calcext:value-type="float">
            <text:p>2322.5</text:p>
          </table:table-cell>
          <table:table-cell office:value-type="float" office:value="2315.80004882812" calcext:value-type="float">
            <text:p>2315.80004882812</text:p>
          </table:table-cell>
          <table:table-cell office:value-type="float" office:value="2320.35009765625" calcext:value-type="float">
            <text:p>2320.35009765625</text:p>
          </table:table-cell>
          <table:table-cell office:value-type="float" office:value="80917" calcext:value-type="float">
            <text:p>80917</text:p>
          </table:table-cell>
          <table:table-cell office:value-type="string" calcext:value-type="string">
            <text:p>HINDUNILVR.NS</text:p>
          </table:table-cell>
          <table:table-cell/>
        </table:table-row>
        <table:table-row table:style-name="ro1">
          <table:table-cell office:value-type="string" calcext:value-type="string">
            <text:p>2021-04-23 11:30:00+05:30</text:p>
          </table:table-cell>
          <table:table-cell office:value-type="float" office:value="2320.35009765625" calcext:value-type="float">
            <text:p>2320.35009765625</text:p>
          </table:table-cell>
          <table:table-cell office:value-type="float" office:value="2322.30004882812" calcext:value-type="float">
            <text:p>2322.30004882812</text:p>
          </table:table-cell>
          <table:table-cell office:value-type="float" office:value="2317" calcext:value-type="float">
            <text:p>2317</text:p>
          </table:table-cell>
          <table:table-cell office:value-type="float" office:value="2317.19995117187" calcext:value-type="float">
            <text:p>2317.19995117187</text:p>
          </table:table-cell>
          <table:table-cell office:value-type="float" office:value="42236" calcext:value-type="float">
            <text:p>42236</text:p>
          </table:table-cell>
          <table:table-cell office:value-type="string" calcext:value-type="string">
            <text:p>HINDUNILVR.NS</text:p>
          </table:table-cell>
          <table:table-cell/>
        </table:table-row>
        <table:table-row table:style-name="ro1">
          <table:table-cell office:value-type="string" calcext:value-type="string">
            <text:p>2021-04-23 11:45:00+05:30</text:p>
          </table:table-cell>
          <table:table-cell office:value-type="float" office:value="2317.5" calcext:value-type="float">
            <text:p>2317.5</text:p>
          </table:table-cell>
          <table:table-cell office:value-type="float" office:value="2321" calcext:value-type="float">
            <text:p>2321</text:p>
          </table:table-cell>
          <table:table-cell office:value-type="float" office:value="2317.5" calcext:value-type="float">
            <text:p>2317.5</text:p>
          </table:table-cell>
          <table:table-cell office:value-type="float" office:value="2318.44995117187" calcext:value-type="float">
            <text:p>2318.44995117187</text:p>
          </table:table-cell>
          <table:table-cell office:value-type="float" office:value="38667" calcext:value-type="float">
            <text:p>38667</text:p>
          </table:table-cell>
          <table:table-cell office:value-type="string" calcext:value-type="string">
            <text:p>HINDUNILVR.NS</text:p>
          </table:table-cell>
          <table:table-cell/>
        </table:table-row>
        <table:table-row table:style-name="ro1">
          <table:table-cell office:value-type="string" calcext:value-type="string">
            <text:p>2021-04-23 12:00:00+05:30</text:p>
          </table:table-cell>
          <table:table-cell office:value-type="float" office:value="2318" calcext:value-type="float">
            <text:p>2318</text:p>
          </table:table-cell>
          <table:table-cell office:value-type="float" office:value="2324.60009765625" calcext:value-type="float">
            <text:p>2324.60009765625</text:p>
          </table:table-cell>
          <table:table-cell office:value-type="float" office:value="2318" calcext:value-type="float">
            <text:p>2318</text:p>
          </table:table-cell>
          <table:table-cell office:value-type="float" office:value="2321" calcext:value-type="float">
            <text:p>2321</text:p>
          </table:table-cell>
          <table:table-cell office:value-type="float" office:value="102962" calcext:value-type="float">
            <text:p>102962</text:p>
          </table:table-cell>
          <table:table-cell office:value-type="string" calcext:value-type="string">
            <text:p>HINDUNILVR.NS</text:p>
          </table:table-cell>
          <table:table-cell/>
        </table:table-row>
        <table:table-row table:style-name="ro1">
          <table:table-cell office:value-type="string" calcext:value-type="string">
            <text:p>2021-04-23 12:15:00+05:30</text:p>
          </table:table-cell>
          <table:table-cell office:value-type="float" office:value="2321" calcext:value-type="float">
            <text:p>2321</text:p>
          </table:table-cell>
          <table:table-cell office:value-type="float" office:value="2321.89990234375" calcext:value-type="float">
            <text:p>2321.89990234375</text:p>
          </table:table-cell>
          <table:table-cell office:value-type="float" office:value="2313.39990234375" calcext:value-type="float">
            <text:p>2313.39990234375</text:p>
          </table:table-cell>
          <table:table-cell office:value-type="float" office:value="2316" calcext:value-type="float">
            <text:p>2316</text:p>
          </table:table-cell>
          <table:table-cell office:value-type="float" office:value="65171" calcext:value-type="float">
            <text:p>65171</text:p>
          </table:table-cell>
          <table:table-cell office:value-type="string" calcext:value-type="string">
            <text:p>HINDUNILVR.NS</text:p>
          </table:table-cell>
          <table:table-cell/>
        </table:table-row>
        <table:table-row table:style-name="ro1">
          <table:table-cell office:value-type="string" calcext:value-type="string">
            <text:p>2021-04-23 12:30:00+05:30</text:p>
          </table:table-cell>
          <table:table-cell office:value-type="float" office:value="2316.05004882812" calcext:value-type="float">
            <text:p>2316.05004882812</text:p>
          </table:table-cell>
          <table:table-cell office:value-type="float" office:value="2318" calcext:value-type="float">
            <text:p>2318</text:p>
          </table:table-cell>
          <table:table-cell office:value-type="float" office:value="2312.35009765625" calcext:value-type="float">
            <text:p>2312.35009765625</text:p>
          </table:table-cell>
          <table:table-cell office:value-type="float" office:value="2313.94995117187" calcext:value-type="float">
            <text:p>2313.94995117187</text:p>
          </table:table-cell>
          <table:table-cell office:value-type="float" office:value="61434" calcext:value-type="float">
            <text:p>61434</text:p>
          </table:table-cell>
          <table:table-cell office:value-type="string" calcext:value-type="string">
            <text:p>HINDUNILVR.NS</text:p>
          </table:table-cell>
          <table:table-cell/>
        </table:table-row>
        <table:table-row table:style-name="ro1">
          <table:table-cell office:value-type="string" calcext:value-type="string">
            <text:p>2021-04-23 12:45:00+05:30</text:p>
          </table:table-cell>
          <table:table-cell office:value-type="float" office:value="2313.94995117187" calcext:value-type="float">
            <text:p>2313.94995117187</text:p>
          </table:table-cell>
          <table:table-cell office:value-type="float" office:value="2317.75" calcext:value-type="float">
            <text:p>2317.75</text:p>
          </table:table-cell>
          <table:table-cell office:value-type="float" office:value="2313.94995117187" calcext:value-type="float">
            <text:p>2313.94995117187</text:p>
          </table:table-cell>
          <table:table-cell office:value-type="float" office:value="2314" calcext:value-type="float">
            <text:p>2314</text:p>
          </table:table-cell>
          <table:table-cell office:value-type="float" office:value="57691" calcext:value-type="float">
            <text:p>57691</text:p>
          </table:table-cell>
          <table:table-cell office:value-type="string" calcext:value-type="string">
            <text:p>HINDUNILVR.NS</text:p>
          </table:table-cell>
          <table:table-cell/>
        </table:table-row>
        <table:table-row table:style-name="ro1">
          <table:table-cell office:value-type="string" calcext:value-type="string">
            <text:p>2021-04-23 13:00:00+05:30</text:p>
          </table:table-cell>
          <table:table-cell office:value-type="float" office:value="2314.14990234375" calcext:value-type="float">
            <text:p>2314.14990234375</text:p>
          </table:table-cell>
          <table:table-cell office:value-type="float" office:value="2317.94995117187" calcext:value-type="float">
            <text:p>2317.94995117187</text:p>
          </table:table-cell>
          <table:table-cell office:value-type="float" office:value="2312.39990234375" calcext:value-type="float">
            <text:p>2312.39990234375</text:p>
          </table:table-cell>
          <table:table-cell office:value-type="float" office:value="2314" calcext:value-type="float">
            <text:p>2314</text:p>
          </table:table-cell>
          <table:table-cell office:value-type="float" office:value="70137" calcext:value-type="float">
            <text:p>70137</text:p>
          </table:table-cell>
          <table:table-cell office:value-type="string" calcext:value-type="string">
            <text:p>HINDUNILVR.NS</text:p>
          </table:table-cell>
          <table:table-cell/>
        </table:table-row>
        <table:table-row table:style-name="ro1">
          <table:table-cell office:value-type="string" calcext:value-type="string">
            <text:p>2021-04-23 13:15:00+05:30</text:p>
          </table:table-cell>
          <table:table-cell office:value-type="float" office:value="2314" calcext:value-type="float">
            <text:p>2314</text:p>
          </table:table-cell>
          <table:table-cell office:value-type="float" office:value="2317.5" calcext:value-type="float">
            <text:p>2317.5</text:p>
          </table:table-cell>
          <table:table-cell office:value-type="float" office:value="2313.39990234375" calcext:value-type="float">
            <text:p>2313.39990234375</text:p>
          </table:table-cell>
          <table:table-cell office:value-type="float" office:value="2316.30004882813" calcext:value-type="float">
            <text:p>2316.30004882813</text:p>
          </table:table-cell>
          <table:table-cell office:value-type="float" office:value="37585" calcext:value-type="float">
            <text:p>37585</text:p>
          </table:table-cell>
          <table:table-cell office:value-type="string" calcext:value-type="string">
            <text:p>HINDUNILVR.NS</text:p>
          </table:table-cell>
          <table:table-cell/>
        </table:table-row>
        <table:table-row table:style-name="ro1">
          <table:table-cell office:value-type="string" calcext:value-type="string">
            <text:p>2021-04-23 13:30:00+05:30</text:p>
          </table:table-cell>
          <table:table-cell office:value-type="float" office:value="2317" calcext:value-type="float">
            <text:p>2317</text:p>
          </table:table-cell>
          <table:table-cell office:value-type="float" office:value="2318" calcext:value-type="float">
            <text:p>2318</text:p>
          </table:table-cell>
          <table:table-cell office:value-type="float" office:value="2313.39990234375" calcext:value-type="float">
            <text:p>2313.39990234375</text:p>
          </table:table-cell>
          <table:table-cell office:value-type="float" office:value="2315.19995117187" calcext:value-type="float">
            <text:p>2315.19995117187</text:p>
          </table:table-cell>
          <table:table-cell office:value-type="float" office:value="40019" calcext:value-type="float">
            <text:p>40019</text:p>
          </table:table-cell>
          <table:table-cell office:value-type="string" calcext:value-type="string">
            <text:p>HINDUNILVR.NS</text:p>
          </table:table-cell>
          <table:table-cell/>
        </table:table-row>
        <table:table-row table:style-name="ro1">
          <table:table-cell office:value-type="string" calcext:value-type="string">
            <text:p>2021-04-23 13:45:00+05:30</text:p>
          </table:table-cell>
          <table:table-cell office:value-type="float" office:value="2315.19995117187" calcext:value-type="float">
            <text:p>2315.19995117187</text:p>
          </table:table-cell>
          <table:table-cell office:value-type="float" office:value="2317.5" calcext:value-type="float">
            <text:p>2317.5</text:p>
          </table:table-cell>
          <table:table-cell office:value-type="float" office:value="2314.69995117187" calcext:value-type="float">
            <text:p>2314.69995117187</text:p>
          </table:table-cell>
          <table:table-cell office:value-type="float" office:value="2315.80004882812" calcext:value-type="float">
            <text:p>2315.80004882812</text:p>
          </table:table-cell>
          <table:table-cell office:value-type="float" office:value="31740" calcext:value-type="float">
            <text:p>31740</text:p>
          </table:table-cell>
          <table:table-cell office:value-type="string" calcext:value-type="string">
            <text:p>HINDUNILVR.NS</text:p>
          </table:table-cell>
          <table:table-cell/>
        </table:table-row>
        <table:table-row table:style-name="ro1">
          <table:table-cell office:value-type="string" calcext:value-type="string">
            <text:p>2021-04-23 14:00:00+05:30</text:p>
          </table:table-cell>
          <table:table-cell office:value-type="float" office:value="2315.80004882812" calcext:value-type="float">
            <text:p>2315.80004882812</text:p>
          </table:table-cell>
          <table:table-cell office:value-type="float" office:value="2316.5" calcext:value-type="float">
            <text:p>2316.5</text:p>
          </table:table-cell>
          <table:table-cell office:value-type="float" office:value="2314" calcext:value-type="float">
            <text:p>2314</text:p>
          </table:table-cell>
          <table:table-cell office:value-type="float" office:value="2314.39990234375" calcext:value-type="float">
            <text:p>2314.39990234375</text:p>
          </table:table-cell>
          <table:table-cell office:value-type="float" office:value="36531" calcext:value-type="float">
            <text:p>36531</text:p>
          </table:table-cell>
          <table:table-cell office:value-type="string" calcext:value-type="string">
            <text:p>HINDUNILVR.NS</text:p>
          </table:table-cell>
          <table:table-cell/>
        </table:table-row>
        <table:table-row table:style-name="ro1">
          <table:table-cell office:value-type="string" calcext:value-type="string">
            <text:p>2021-04-23 14:15:00+05:30</text:p>
          </table:table-cell>
          <table:table-cell office:value-type="float" office:value="2314" calcext:value-type="float">
            <text:p>2314</text:p>
          </table:table-cell>
          <table:table-cell office:value-type="float" office:value="2316" calcext:value-type="float">
            <text:p>2316</text:p>
          </table:table-cell>
          <table:table-cell office:value-type="float" office:value="2312.25" calcext:value-type="float">
            <text:p>2312.25</text:p>
          </table:table-cell>
          <table:table-cell office:value-type="float" office:value="2312.30004882813" calcext:value-type="float">
            <text:p>2312.30004882813</text:p>
          </table:table-cell>
          <table:table-cell office:value-type="float" office:value="66460" calcext:value-type="float">
            <text:p>66460</text:p>
          </table:table-cell>
          <table:table-cell office:value-type="string" calcext:value-type="string">
            <text:p>HINDUNILVR.NS</text:p>
          </table:table-cell>
          <table:table-cell/>
        </table:table-row>
        <table:table-row table:style-name="ro1">
          <table:table-cell office:value-type="string" calcext:value-type="string">
            <text:p>2021-04-23 14:30:00+05:30</text:p>
          </table:table-cell>
          <table:table-cell table:number-columns-repeated="2" office:value-type="float" office:value="2312.69995117187" calcext:value-type="float">
            <text:p>2312.69995117187</text:p>
          </table:table-cell>
          <table:table-cell office:value-type="float" office:value="2300" calcext:value-type="float">
            <text:p>2300</text:p>
          </table:table-cell>
          <table:table-cell office:value-type="float" office:value="2305.10009765625" calcext:value-type="float">
            <text:p>2305.10009765625</text:p>
          </table:table-cell>
          <table:table-cell office:value-type="float" office:value="179377" calcext:value-type="float">
            <text:p>179377</text:p>
          </table:table-cell>
          <table:table-cell office:value-type="string" calcext:value-type="string">
            <text:p>HINDUNILVR.NS</text:p>
          </table:table-cell>
          <table:table-cell/>
        </table:table-row>
        <table:table-row table:style-name="ro1">
          <table:table-cell office:value-type="string" calcext:value-type="string">
            <text:p>2021-04-23 14:45:00+05:30</text:p>
          </table:table-cell>
          <table:table-cell office:value-type="float" office:value="2303.85009765625" calcext:value-type="float">
            <text:p>2303.85009765625</text:p>
          </table:table-cell>
          <table:table-cell office:value-type="float" office:value="2307" calcext:value-type="float">
            <text:p>2307</text:p>
          </table:table-cell>
          <table:table-cell office:value-type="float" office:value="2301.80004882813" calcext:value-type="float">
            <text:p>2301.80004882813</text:p>
          </table:table-cell>
          <table:table-cell office:value-type="float" office:value="2303.85009765625" calcext:value-type="float">
            <text:p>2303.85009765625</text:p>
          </table:table-cell>
          <table:table-cell office:value-type="float" office:value="77148" calcext:value-type="float">
            <text:p>77148</text:p>
          </table:table-cell>
          <table:table-cell office:value-type="string" calcext:value-type="string">
            <text:p>HINDUNILVR.NS</text:p>
          </table:table-cell>
          <table:table-cell/>
        </table:table-row>
        <table:table-row table:style-name="ro1">
          <table:table-cell office:value-type="string" calcext:value-type="string">
            <text:p>2021-04-23 15:00:00+05:30</text:p>
          </table:table-cell>
          <table:table-cell office:value-type="float" office:value="2303.75" calcext:value-type="float">
            <text:p>2303.75</text:p>
          </table:table-cell>
          <table:table-cell office:value-type="float" office:value="2310" calcext:value-type="float">
            <text:p>2310</text:p>
          </table:table-cell>
          <table:table-cell office:value-type="float" office:value="2303.44995117188" calcext:value-type="float">
            <text:p>2303.44995117188</text:p>
          </table:table-cell>
          <table:table-cell office:value-type="float" office:value="2308" calcext:value-type="float">
            <text:p>2308</text:p>
          </table:table-cell>
          <table:table-cell office:value-type="float" office:value="102493" calcext:value-type="float">
            <text:p>102493</text:p>
          </table:table-cell>
          <table:table-cell office:value-type="string" calcext:value-type="string">
            <text:p>HINDUNILVR.NS</text:p>
          </table:table-cell>
          <table:table-cell/>
        </table:table-row>
        <table:table-row table:style-name="ro1">
          <table:table-cell office:value-type="string" calcext:value-type="string">
            <text:p>2021-04-23 15:15:00+05:30</text:p>
          </table:table-cell>
          <table:table-cell office:value-type="float" office:value="2308" calcext:value-type="float">
            <text:p>2308</text:p>
          </table:table-cell>
          <table:table-cell office:value-type="float" office:value="2311" calcext:value-type="float">
            <text:p>2311</text:p>
          </table:table-cell>
          <table:table-cell office:value-type="float" office:value="2305.60009765625" calcext:value-type="float">
            <text:p>2305.60009765625</text:p>
          </table:table-cell>
          <table:table-cell office:value-type="float" office:value="2308" calcext:value-type="float">
            <text:p>2308</text:p>
          </table:table-cell>
          <table:table-cell office:value-type="float" office:value="123364" calcext:value-type="float">
            <text:p>123364</text:p>
          </table:table-cell>
          <table:table-cell office:value-type="string" calcext:value-type="string">
            <text:p>HINDUNILVR.NS</text:p>
          </table:table-cell>
          <table:table-cell/>
        </table:table-row>
        <table:table-row table:style-name="ro1">
          <table:table-cell office:value-type="string" calcext:value-type="string">
            <text:p>2021-04-23 09:15:00+05:30</text:p>
          </table:table-cell>
          <table:table-cell office:value-type="float" office:value="2455.19995117187" calcext:value-type="float">
            <text:p>2455.19995117187</text:p>
          </table:table-cell>
          <table:table-cell office:value-type="float" office:value="2472" calcext:value-type="float">
            <text:p>2472</text:p>
          </table:table-cell>
          <table:table-cell office:value-type="float" office:value="2442.89990234375" calcext:value-type="float">
            <text:p>2442.89990234375</text:p>
          </table:table-cell>
          <table:table-cell office:value-type="float" office:value="2443.94995117187" calcext:value-type="float">
            <text:p>2443.94995117187</text:p>
          </table:table-cell>
          <table:table-cell office:value-type="float" office:value="175688" calcext:value-type="float">
            <text:p>175688</text:p>
          </table:table-cell>
          <table:table-cell office:value-type="string" calcext:value-type="string">
            <text:p>HDFC.NS</text:p>
          </table:table-cell>
          <table:table-cell table:style-name="ce1" table:formula="of:=([.C527]-[.D527])/[.D527]*100" office:value-type="float" office:value="1.19121121697745" calcext:value-type="float">
            <text:p>1.19</text:p>
          </table:table-cell>
        </table:table-row>
        <table:table-row table:style-name="ro1">
          <table:table-cell office:value-type="string" calcext:value-type="string">
            <text:p>2021-04-23 09:30:00+05:30</text:p>
          </table:table-cell>
          <table:table-cell office:value-type="float" office:value="2444.14990234375" calcext:value-type="float">
            <text:p>2444.14990234375</text:p>
          </table:table-cell>
          <table:table-cell office:value-type="float" office:value="2448" calcext:value-type="float">
            <text:p>2448</text:p>
          </table:table-cell>
          <table:table-cell office:value-type="float" office:value="2437.60009765625" calcext:value-type="float">
            <text:p>2437.60009765625</text:p>
          </table:table-cell>
          <table:table-cell office:value-type="float" office:value="2448" calcext:value-type="float">
            <text:p>2448</text:p>
          </table:table-cell>
          <table:table-cell office:value-type="float" office:value="130927" calcext:value-type="float">
            <text:p>130927</text:p>
          </table:table-cell>
          <table:table-cell office:value-type="string" calcext:value-type="string">
            <text:p>HDFC.NS</text:p>
          </table:table-cell>
          <table:table-cell/>
        </table:table-row>
        <table:table-row table:style-name="ro1">
          <table:table-cell office:value-type="string" calcext:value-type="string">
            <text:p>2021-04-23 09:45:00+05:30</text:p>
          </table:table-cell>
          <table:table-cell office:value-type="float" office:value="2448.19995117187" calcext:value-type="float">
            <text:p>2448.19995117187</text:p>
          </table:table-cell>
          <table:table-cell office:value-type="float" office:value="2457.19995117188" calcext:value-type="float">
            <text:p>2457.19995117188</text:p>
          </table:table-cell>
          <table:table-cell office:value-type="float" office:value="2446.35009765625" calcext:value-type="float">
            <text:p>2446.35009765625</text:p>
          </table:table-cell>
          <table:table-cell office:value-type="float" office:value="2456.44995117188" calcext:value-type="float">
            <text:p>2456.44995117188</text:p>
          </table:table-cell>
          <table:table-cell office:value-type="float" office:value="100070" calcext:value-type="float">
            <text:p>100070</text:p>
          </table:table-cell>
          <table:table-cell office:value-type="string" calcext:value-type="string">
            <text:p>HDFC.NS</text:p>
          </table:table-cell>
          <table:table-cell/>
        </table:table-row>
        <table:table-row table:style-name="ro1">
          <table:table-cell office:value-type="string" calcext:value-type="string">
            <text:p>2021-04-23 10:00:00+05:30</text:p>
          </table:table-cell>
          <table:table-cell office:value-type="float" office:value="2457.39990234375" calcext:value-type="float">
            <text:p>2457.39990234375</text:p>
          </table:table-cell>
          <table:table-cell office:value-type="float" office:value="2468" calcext:value-type="float">
            <text:p>2468</text:p>
          </table:table-cell>
          <table:table-cell office:value-type="float" office:value="2456.05004882812" calcext:value-type="float">
            <text:p>2456.05004882812</text:p>
          </table:table-cell>
          <table:table-cell office:value-type="float" office:value="2466" calcext:value-type="float">
            <text:p>2466</text:p>
          </table:table-cell>
          <table:table-cell office:value-type="float" office:value="100398" calcext:value-type="float">
            <text:p>100398</text:p>
          </table:table-cell>
          <table:table-cell office:value-type="string" calcext:value-type="string">
            <text:p>HDFC.NS</text:p>
          </table:table-cell>
          <table:table-cell/>
        </table:table-row>
        <table:table-row table:style-name="ro1">
          <table:table-cell office:value-type="string" calcext:value-type="string">
            <text:p>2021-04-23 10:15:00+05:30</text:p>
          </table:table-cell>
          <table:table-cell office:value-type="float" office:value="2465.80004882812" calcext:value-type="float">
            <text:p>2465.80004882812</text:p>
          </table:table-cell>
          <table:table-cell office:value-type="float" office:value="2474.89990234375" calcext:value-type="float">
            <text:p>2474.89990234375</text:p>
          </table:table-cell>
          <table:table-cell office:value-type="float" office:value="2461.75" calcext:value-type="float">
            <text:p>2461.75</text:p>
          </table:table-cell>
          <table:table-cell office:value-type="float" office:value="2474.85009765625" calcext:value-type="float">
            <text:p>2474.85009765625</text:p>
          </table:table-cell>
          <table:table-cell office:value-type="float" office:value="94051" calcext:value-type="float">
            <text:p>94051</text:p>
          </table:table-cell>
          <table:table-cell office:value-type="string" calcext:value-type="string">
            <text:p>HDFC.NS</text:p>
          </table:table-cell>
          <table:table-cell/>
        </table:table-row>
        <table:table-row table:style-name="ro1">
          <table:table-cell office:value-type="string" calcext:value-type="string">
            <text:p>2021-04-23 10:30:00+05:30</text:p>
          </table:table-cell>
          <table:table-cell office:value-type="float" office:value="2473.25" calcext:value-type="float">
            <text:p>2473.25</text:p>
          </table:table-cell>
          <table:table-cell office:value-type="float" office:value="2478.80004882813" calcext:value-type="float">
            <text:p>2478.80004882813</text:p>
          </table:table-cell>
          <table:table-cell office:value-type="float" office:value="2466.10009765625" calcext:value-type="float">
            <text:p>2466.10009765625</text:p>
          </table:table-cell>
          <table:table-cell office:value-type="float" office:value="2476.89990234375" calcext:value-type="float">
            <text:p>2476.89990234375</text:p>
          </table:table-cell>
          <table:table-cell office:value-type="float" office:value="86124" calcext:value-type="float">
            <text:p>86124</text:p>
          </table:table-cell>
          <table:table-cell office:value-type="string" calcext:value-type="string">
            <text:p>HDFC.NS</text:p>
          </table:table-cell>
          <table:table-cell/>
        </table:table-row>
        <table:table-row table:style-name="ro1">
          <table:table-cell office:value-type="string" calcext:value-type="string">
            <text:p>2021-04-23 10:45:00+05:30</text:p>
          </table:table-cell>
          <table:table-cell office:value-type="float" office:value="2475.75" calcext:value-type="float">
            <text:p>2475.75</text:p>
          </table:table-cell>
          <table:table-cell office:value-type="float" office:value="2482.60009765625" calcext:value-type="float">
            <text:p>2482.60009765625</text:p>
          </table:table-cell>
          <table:table-cell office:value-type="float" office:value="2472" calcext:value-type="float">
            <text:p>2472</text:p>
          </table:table-cell>
          <table:table-cell office:value-type="float" office:value="2473.44995117187" calcext:value-type="float">
            <text:p>2473.44995117187</text:p>
          </table:table-cell>
          <table:table-cell office:value-type="float" office:value="74337" calcext:value-type="float">
            <text:p>74337</text:p>
          </table:table-cell>
          <table:table-cell office:value-type="string" calcext:value-type="string">
            <text:p>HDFC.NS</text:p>
          </table:table-cell>
          <table:table-cell/>
        </table:table-row>
        <table:table-row table:style-name="ro1">
          <table:table-cell office:value-type="string" calcext:value-type="string">
            <text:p>2021-04-23 11:00:00+05:30</text:p>
          </table:table-cell>
          <table:table-cell office:value-type="float" office:value="2474.89990234375" calcext:value-type="float">
            <text:p>2474.89990234375</text:p>
          </table:table-cell>
          <table:table-cell office:value-type="float" office:value="2492" calcext:value-type="float">
            <text:p>2492</text:p>
          </table:table-cell>
          <table:table-cell office:value-type="float" office:value="2473.80004882812" calcext:value-type="float">
            <text:p>2473.80004882812</text:p>
          </table:table-cell>
          <table:table-cell office:value-type="float" office:value="2490.64990234375" calcext:value-type="float">
            <text:p>2490.64990234375</text:p>
          </table:table-cell>
          <table:table-cell office:value-type="float" office:value="117970" calcext:value-type="float">
            <text:p>117970</text:p>
          </table:table-cell>
          <table:table-cell office:value-type="string" calcext:value-type="string">
            <text:p>HDFC.NS</text:p>
          </table:table-cell>
          <table:table-cell/>
        </table:table-row>
        <table:table-row table:style-name="ro1">
          <table:table-cell office:value-type="string" calcext:value-type="string">
            <text:p>2021-04-23 11:15:00+05:30</text:p>
          </table:table-cell>
          <table:table-cell office:value-type="float" office:value="2492.39990234375" calcext:value-type="float">
            <text:p>2492.39990234375</text:p>
          </table:table-cell>
          <table:table-cell office:value-type="float" office:value="2497" calcext:value-type="float">
            <text:p>2497</text:p>
          </table:table-cell>
          <table:table-cell office:value-type="float" office:value="2484.19995117187" calcext:value-type="float">
            <text:p>2484.19995117187</text:p>
          </table:table-cell>
          <table:table-cell office:value-type="float" office:value="2486.94995117188" calcext:value-type="float">
            <text:p>2486.94995117188</text:p>
          </table:table-cell>
          <table:table-cell office:value-type="float" office:value="111941" calcext:value-type="float">
            <text:p>111941</text:p>
          </table:table-cell>
          <table:table-cell office:value-type="string" calcext:value-type="string">
            <text:p>HDFC.NS</text:p>
          </table:table-cell>
          <table:table-cell/>
        </table:table-row>
        <table:table-row table:style-name="ro1">
          <table:table-cell office:value-type="string" calcext:value-type="string">
            <text:p>2021-04-23 11:30:00+05:30</text:p>
          </table:table-cell>
          <table:table-cell office:value-type="float" office:value="2487" calcext:value-type="float">
            <text:p>2487</text:p>
          </table:table-cell>
          <table:table-cell office:value-type="float" office:value="2491.94995117187" calcext:value-type="float">
            <text:p>2491.94995117187</text:p>
          </table:table-cell>
          <table:table-cell office:value-type="float" office:value="2479.64990234375" calcext:value-type="float">
            <text:p>2479.64990234375</text:p>
          </table:table-cell>
          <table:table-cell office:value-type="float" office:value="2482.30004882812" calcext:value-type="float">
            <text:p>2482.30004882812</text:p>
          </table:table-cell>
          <table:table-cell office:value-type="float" office:value="74620" calcext:value-type="float">
            <text:p>74620</text:p>
          </table:table-cell>
          <table:table-cell office:value-type="string" calcext:value-type="string">
            <text:p>HDFC.NS</text:p>
          </table:table-cell>
          <table:table-cell/>
        </table:table-row>
        <table:table-row table:style-name="ro1">
          <table:table-cell office:value-type="string" calcext:value-type="string">
            <text:p>2021-04-23 11:45:00+05:30</text:p>
          </table:table-cell>
          <table:table-cell office:value-type="float" office:value="2482.30004882812" calcext:value-type="float">
            <text:p>2482.30004882812</text:p>
          </table:table-cell>
          <table:table-cell office:value-type="float" office:value="2485" calcext:value-type="float">
            <text:p>2485</text:p>
          </table:table-cell>
          <table:table-cell office:value-type="float" office:value="2475.30004882812" calcext:value-type="float">
            <text:p>2475.30004882812</text:p>
          </table:table-cell>
          <table:table-cell office:value-type="float" office:value="2478.75" calcext:value-type="float">
            <text:p>2478.75</text:p>
          </table:table-cell>
          <table:table-cell office:value-type="float" office:value="45746" calcext:value-type="float">
            <text:p>45746</text:p>
          </table:table-cell>
          <table:table-cell office:value-type="string" calcext:value-type="string">
            <text:p>HDFC.NS</text:p>
          </table:table-cell>
          <table:table-cell/>
        </table:table-row>
        <table:table-row table:style-name="ro1">
          <table:table-cell office:value-type="string" calcext:value-type="string">
            <text:p>2021-04-23 12:00:00+05:30</text:p>
          </table:table-cell>
          <table:table-cell office:value-type="float" office:value="2478" calcext:value-type="float">
            <text:p>2478</text:p>
          </table:table-cell>
          <table:table-cell office:value-type="float" office:value="2488.55004882813" calcext:value-type="float">
            <text:p>2488.55004882813</text:p>
          </table:table-cell>
          <table:table-cell office:value-type="float" office:value="2478" calcext:value-type="float">
            <text:p>2478</text:p>
          </table:table-cell>
          <table:table-cell office:value-type="float" office:value="2479.35009765625" calcext:value-type="float">
            <text:p>2479.35009765625</text:p>
          </table:table-cell>
          <table:table-cell office:value-type="float" office:value="47288" calcext:value-type="float">
            <text:p>47288</text:p>
          </table:table-cell>
          <table:table-cell office:value-type="string" calcext:value-type="string">
            <text:p>HDFC.NS</text:p>
          </table:table-cell>
          <table:table-cell/>
        </table:table-row>
        <table:table-row table:style-name="ro1">
          <table:table-cell office:value-type="string" calcext:value-type="string">
            <text:p>2021-04-23 12:15:00+05:30</text:p>
          </table:table-cell>
          <table:table-cell table:number-columns-repeated="2" office:value-type="float" office:value="2480.30004882812" calcext:value-type="float">
            <text:p>2480.30004882812</text:p>
          </table:table-cell>
          <table:table-cell office:value-type="float" office:value="2465.25" calcext:value-type="float">
            <text:p>2465.25</text:p>
          </table:table-cell>
          <table:table-cell office:value-type="float" office:value="2468" calcext:value-type="float">
            <text:p>2468</text:p>
          </table:table-cell>
          <table:table-cell office:value-type="float" office:value="86560" calcext:value-type="float">
            <text:p>86560</text:p>
          </table:table-cell>
          <table:table-cell office:value-type="string" calcext:value-type="string">
            <text:p>HDFC.NS</text:p>
          </table:table-cell>
          <table:table-cell/>
        </table:table-row>
        <table:table-row table:style-name="ro1">
          <table:table-cell office:value-type="string" calcext:value-type="string">
            <text:p>2021-04-23 12:30:00+05:30</text:p>
          </table:table-cell>
          <table:table-cell office:value-type="float" office:value="2467.94995117187" calcext:value-type="float">
            <text:p>2467.94995117187</text:p>
          </table:table-cell>
          <table:table-cell office:value-type="float" office:value="2470" calcext:value-type="float">
            <text:p>2470</text:p>
          </table:table-cell>
          <table:table-cell office:value-type="float" office:value="2462" calcext:value-type="float">
            <text:p>2462</text:p>
          </table:table-cell>
          <table:table-cell office:value-type="float" office:value="2469.94995117188" calcext:value-type="float">
            <text:p>2469.94995117188</text:p>
          </table:table-cell>
          <table:table-cell office:value-type="float" office:value="64462" calcext:value-type="float">
            <text:p>64462</text:p>
          </table:table-cell>
          <table:table-cell office:value-type="string" calcext:value-type="string">
            <text:p>HDFC.NS</text:p>
          </table:table-cell>
          <table:table-cell/>
        </table:table-row>
        <table:table-row table:style-name="ro1">
          <table:table-cell office:value-type="string" calcext:value-type="string">
            <text:p>2021-04-23 12:45:00+05:30</text:p>
          </table:table-cell>
          <table:table-cell office:value-type="float" office:value="2469.85009765625" calcext:value-type="float">
            <text:p>2469.85009765625</text:p>
          </table:table-cell>
          <table:table-cell office:value-type="float" office:value="2475.64990234375" calcext:value-type="float">
            <text:p>2475.64990234375</text:p>
          </table:table-cell>
          <table:table-cell office:value-type="float" office:value="2461" calcext:value-type="float">
            <text:p>2461</text:p>
          </table:table-cell>
          <table:table-cell office:value-type="float" office:value="2463.14990234375" calcext:value-type="float">
            <text:p>2463.14990234375</text:p>
          </table:table-cell>
          <table:table-cell office:value-type="float" office:value="81584" calcext:value-type="float">
            <text:p>81584</text:p>
          </table:table-cell>
          <table:table-cell office:value-type="string" calcext:value-type="string">
            <text:p>HDFC.NS</text:p>
          </table:table-cell>
          <table:table-cell/>
        </table:table-row>
        <table:table-row table:style-name="ro1">
          <table:table-cell office:value-type="string" calcext:value-type="string">
            <text:p>2021-04-23 13:00:00+05:30</text:p>
          </table:table-cell>
          <table:table-cell office:value-type="float" office:value="2462.35009765625" calcext:value-type="float">
            <text:p>2462.35009765625</text:p>
          </table:table-cell>
          <table:table-cell office:value-type="float" office:value="2472.89990234375" calcext:value-type="float">
            <text:p>2472.89990234375</text:p>
          </table:table-cell>
          <table:table-cell office:value-type="float" office:value="2461.5" calcext:value-type="float">
            <text:p>2461.5</text:p>
          </table:table-cell>
          <table:table-cell office:value-type="float" office:value="2471.94995117187" calcext:value-type="float">
            <text:p>2471.94995117187</text:p>
          </table:table-cell>
          <table:table-cell office:value-type="float" office:value="111063" calcext:value-type="float">
            <text:p>111063</text:p>
          </table:table-cell>
          <table:table-cell office:value-type="string" calcext:value-type="string">
            <text:p>HDFC.NS</text:p>
          </table:table-cell>
          <table:table-cell/>
        </table:table-row>
        <table:table-row table:style-name="ro1">
          <table:table-cell office:value-type="string" calcext:value-type="string">
            <text:p>2021-04-23 13:15:00+05:30</text:p>
          </table:table-cell>
          <table:table-cell office:value-type="float" office:value="2471.94995117187" calcext:value-type="float">
            <text:p>2471.94995117187</text:p>
          </table:table-cell>
          <table:table-cell office:value-type="float" office:value="2482" calcext:value-type="float">
            <text:p>2482</text:p>
          </table:table-cell>
          <table:table-cell office:value-type="float" office:value="2471.80004882812" calcext:value-type="float">
            <text:p>2471.80004882812</text:p>
          </table:table-cell>
          <table:table-cell office:value-type="float" office:value="2481.19995117188" calcext:value-type="float">
            <text:p>2481.19995117188</text:p>
          </table:table-cell>
          <table:table-cell office:value-type="float" office:value="102000" calcext:value-type="float">
            <text:p>102000</text:p>
          </table:table-cell>
          <table:table-cell office:value-type="string" calcext:value-type="string">
            <text:p>HDFC.NS</text:p>
          </table:table-cell>
          <table:table-cell/>
        </table:table-row>
        <table:table-row table:style-name="ro1">
          <table:table-cell office:value-type="string" calcext:value-type="string">
            <text:p>2021-04-23 13:30:00+05:30</text:p>
          </table:table-cell>
          <table:table-cell office:value-type="float" office:value="2482" calcext:value-type="float">
            <text:p>2482</text:p>
          </table:table-cell>
          <table:table-cell office:value-type="float" office:value="2490" calcext:value-type="float">
            <text:p>2490</text:p>
          </table:table-cell>
          <table:table-cell office:value-type="float" office:value="2478.35009765625" calcext:value-type="float">
            <text:p>2478.35009765625</text:p>
          </table:table-cell>
          <table:table-cell office:value-type="float" office:value="2487.35009765625" calcext:value-type="float">
            <text:p>2487.35009765625</text:p>
          </table:table-cell>
          <table:table-cell office:value-type="float" office:value="394518" calcext:value-type="float">
            <text:p>394518</text:p>
          </table:table-cell>
          <table:table-cell office:value-type="string" calcext:value-type="string">
            <text:p>HDFC.NS</text:p>
          </table:table-cell>
          <table:table-cell/>
        </table:table-row>
        <table:table-row table:style-name="ro1">
          <table:table-cell office:value-type="string" calcext:value-type="string">
            <text:p>2021-04-23 13:45:00+05:30</text:p>
          </table:table-cell>
          <table:table-cell office:value-type="float" office:value="2488.25" calcext:value-type="float">
            <text:p>2488.25</text:p>
          </table:table-cell>
          <table:table-cell office:value-type="float" office:value="2498.19995117187" calcext:value-type="float">
            <text:p>2498.19995117187</text:p>
          </table:table-cell>
          <table:table-cell office:value-type="float" office:value="2485.05004882812" calcext:value-type="float">
            <text:p>2485.05004882812</text:p>
          </table:table-cell>
          <table:table-cell office:value-type="float" office:value="2487.85009765625" calcext:value-type="float">
            <text:p>2487.85009765625</text:p>
          </table:table-cell>
          <table:table-cell office:value-type="float" office:value="148394" calcext:value-type="float">
            <text:p>148394</text:p>
          </table:table-cell>
          <table:table-cell office:value-type="string" calcext:value-type="string">
            <text:p>HDFC.NS</text:p>
          </table:table-cell>
          <table:table-cell/>
        </table:table-row>
        <table:table-row table:style-name="ro1">
          <table:table-cell office:value-type="string" calcext:value-type="string">
            <text:p>2021-04-23 14:00:00+05:30</text:p>
          </table:table-cell>
          <table:table-cell office:value-type="float" office:value="2487.89990234375" calcext:value-type="float">
            <text:p>2487.89990234375</text:p>
          </table:table-cell>
          <table:table-cell office:value-type="float" office:value="2493.80004882812" calcext:value-type="float">
            <text:p>2493.80004882812</text:p>
          </table:table-cell>
          <table:table-cell table:number-columns-repeated="2" office:value-type="float" office:value="2486.35009765625" calcext:value-type="float">
            <text:p>2486.35009765625</text:p>
          </table:table-cell>
          <table:table-cell office:value-type="float" office:value="91834" calcext:value-type="float">
            <text:p>91834</text:p>
          </table:table-cell>
          <table:table-cell office:value-type="string" calcext:value-type="string">
            <text:p>HDFC.NS</text:p>
          </table:table-cell>
          <table:table-cell/>
        </table:table-row>
        <table:table-row table:style-name="ro1">
          <table:table-cell office:value-type="string" calcext:value-type="string">
            <text:p>2021-04-23 14:15:00+05:30</text:p>
          </table:table-cell>
          <table:table-cell office:value-type="float" office:value="2486.94995117188" calcext:value-type="float">
            <text:p>2486.94995117188</text:p>
          </table:table-cell>
          <table:table-cell office:value-type="float" office:value="2495" calcext:value-type="float">
            <text:p>2495</text:p>
          </table:table-cell>
          <table:table-cell office:value-type="float" office:value="2484.19995117187" calcext:value-type="float">
            <text:p>2484.19995117187</text:p>
          </table:table-cell>
          <table:table-cell office:value-type="float" office:value="2489.60009765625" calcext:value-type="float">
            <text:p>2489.60009765625</text:p>
          </table:table-cell>
          <table:table-cell office:value-type="float" office:value="118249" calcext:value-type="float">
            <text:p>118249</text:p>
          </table:table-cell>
          <table:table-cell office:value-type="string" calcext:value-type="string">
            <text:p>HDFC.NS</text:p>
          </table:table-cell>
          <table:table-cell/>
        </table:table-row>
        <table:table-row table:style-name="ro1">
          <table:table-cell office:value-type="string" calcext:value-type="string">
            <text:p>2021-04-23 14:30:00+05:30</text:p>
          </table:table-cell>
          <table:table-cell office:value-type="float" office:value="2490.05004882813" calcext:value-type="float">
            <text:p>2490.05004882813</text:p>
          </table:table-cell>
          <table:table-cell office:value-type="float" office:value="2493" calcext:value-type="float">
            <text:p>2493</text:p>
          </table:table-cell>
          <table:table-cell office:value-type="float" office:value="2475.64990234375" calcext:value-type="float">
            <text:p>2475.64990234375</text:p>
          </table:table-cell>
          <table:table-cell office:value-type="float" office:value="2481.30004882813" calcext:value-type="float">
            <text:p>2481.30004882813</text:p>
          </table:table-cell>
          <table:table-cell office:value-type="float" office:value="122742" calcext:value-type="float">
            <text:p>122742</text:p>
          </table:table-cell>
          <table:table-cell office:value-type="string" calcext:value-type="string">
            <text:p>HDFC.NS</text:p>
          </table:table-cell>
          <table:table-cell/>
        </table:table-row>
        <table:table-row table:style-name="ro1">
          <table:table-cell office:value-type="string" calcext:value-type="string">
            <text:p>2021-04-23 14:45:00+05:30</text:p>
          </table:table-cell>
          <table:table-cell office:value-type="float" office:value="2481.35009765625" calcext:value-type="float">
            <text:p>2481.35009765625</text:p>
          </table:table-cell>
          <table:table-cell office:value-type="float" office:value="2494" calcext:value-type="float">
            <text:p>2494</text:p>
          </table:table-cell>
          <table:table-cell office:value-type="float" office:value="2480.55004882813" calcext:value-type="float">
            <text:p>2480.55004882813</text:p>
          </table:table-cell>
          <table:table-cell office:value-type="float" office:value="2488.19995117187" calcext:value-type="float">
            <text:p>2488.19995117187</text:p>
          </table:table-cell>
          <table:table-cell office:value-type="float" office:value="105601" calcext:value-type="float">
            <text:p>105601</text:p>
          </table:table-cell>
          <table:table-cell office:value-type="string" calcext:value-type="string">
            <text:p>HDFC.NS</text:p>
          </table:table-cell>
          <table:table-cell/>
        </table:table-row>
        <table:table-row table:style-name="ro1">
          <table:table-cell office:value-type="string" calcext:value-type="string">
            <text:p>2021-04-23 15:00:00+05:30</text:p>
          </table:table-cell>
          <table:table-cell office:value-type="float" office:value="2488.55004882813" calcext:value-type="float">
            <text:p>2488.55004882813</text:p>
          </table:table-cell>
          <table:table-cell office:value-type="float" office:value="2504" calcext:value-type="float">
            <text:p>2504</text:p>
          </table:table-cell>
          <table:table-cell office:value-type="float" office:value="2488.30004882812" calcext:value-type="float">
            <text:p>2488.30004882812</text:p>
          </table:table-cell>
          <table:table-cell office:value-type="float" office:value="2495.60009765625" calcext:value-type="float">
            <text:p>2495.60009765625</text:p>
          </table:table-cell>
          <table:table-cell office:value-type="float" office:value="257409" calcext:value-type="float">
            <text:p>257409</text:p>
          </table:table-cell>
          <table:table-cell office:value-type="string" calcext:value-type="string">
            <text:p>HDFC.NS</text:p>
          </table:table-cell>
          <table:table-cell/>
        </table:table-row>
        <table:table-row table:style-name="ro1">
          <table:table-cell office:value-type="string" calcext:value-type="string">
            <text:p>2021-04-23 15:15:00+05:30</text:p>
          </table:table-cell>
          <table:table-cell office:value-type="float" office:value="2496.39990234375" calcext:value-type="float">
            <text:p>2496.39990234375</text:p>
          </table:table-cell>
          <table:table-cell office:value-type="float" office:value="2500" calcext:value-type="float">
            <text:p>2500</text:p>
          </table:table-cell>
          <table:table-cell table:number-columns-repeated="2" office:value-type="float" office:value="2490.05004882813" calcext:value-type="float">
            <text:p>2490.05004882813</text:p>
          </table:table-cell>
          <table:table-cell office:value-type="float" office:value="257707" calcext:value-type="float">
            <text:p>257707</text:p>
          </table:table-cell>
          <table:table-cell office:value-type="string" calcext:value-type="string">
            <text:p>HDFC.NS</text:p>
          </table:table-cell>
          <table:table-cell/>
        </table:table-row>
        <table:table-row table:style-name="ro1">
          <table:table-cell office:value-type="string" calcext:value-type="string">
            <text:p>2021-04-23 09:15:00+05:30</text:p>
          </table:table-cell>
          <table:table-cell office:value-type="float" office:value="571.099975585938" calcext:value-type="float">
            <text:p>571.099975585938</text:p>
          </table:table-cell>
          <table:table-cell office:value-type="float" office:value="575.099975585938" calcext:value-type="float">
            <text:p>575.099975585938</text:p>
          </table:table-cell>
          <table:table-cell office:value-type="float" office:value="568.75" calcext:value-type="float">
            <text:p>568.75</text:p>
          </table:table-cell>
          <table:table-cell office:value-type="float" office:value="568.799987792969" calcext:value-type="float">
            <text:p>568.799987792969</text:p>
          </table:table-cell>
          <table:table-cell office:value-type="float" office:value="3016538" calcext:value-type="float">
            <text:p>3016538</text:p>
          </table:table-cell>
          <table:table-cell office:value-type="string" calcext:value-type="string">
            <text:p>ICICIBANK.NS</text:p>
          </table:table-cell>
          <table:table-cell table:style-name="ce1" table:formula="of:=([.C552]-[.D552])/[.D552]*100" office:value-type="float" office:value="1.1164792239011" calcext:value-type="float">
            <text:p>1.12</text:p>
          </table:table-cell>
        </table:table-row>
        <table:table-row table:style-name="ro1">
          <table:table-cell office:value-type="string" calcext:value-type="string">
            <text:p>2021-04-23 09:30:00+05:30</text:p>
          </table:table-cell>
          <table:table-cell office:value-type="float" office:value="568.799987792969" calcext:value-type="float">
            <text:p>568.799987792969</text:p>
          </table:table-cell>
          <table:table-cell office:value-type="float" office:value="570.200012207031" calcext:value-type="float">
            <text:p>570.200012207031</text:p>
          </table:table-cell>
          <table:table-cell office:value-type="float" office:value="567.150024414063" calcext:value-type="float">
            <text:p>567.150024414063</text:p>
          </table:table-cell>
          <table:table-cell office:value-type="float" office:value="569.049987792969" calcext:value-type="float">
            <text:p>569.049987792969</text:p>
          </table:table-cell>
          <table:table-cell office:value-type="float" office:value="2109919" calcext:value-type="float">
            <text:p>2109919</text:p>
          </table:table-cell>
          <table:table-cell office:value-type="string" calcext:value-type="string">
            <text:p>ICICIBANK.NS</text:p>
          </table:table-cell>
          <table:table-cell/>
        </table:table-row>
        <table:table-row table:style-name="ro1">
          <table:table-cell office:value-type="string" calcext:value-type="string">
            <text:p>2021-04-23 09:45:00+05:30</text:p>
          </table:table-cell>
          <table:table-cell office:value-type="float" office:value="569.049987792969" calcext:value-type="float">
            <text:p>569.049987792969</text:p>
          </table:table-cell>
          <table:table-cell office:value-type="float" office:value="571.799987792969" calcext:value-type="float">
            <text:p>571.799987792969</text:p>
          </table:table-cell>
          <table:table-cell office:value-type="float" office:value="568.200012207031" calcext:value-type="float">
            <text:p>568.200012207031</text:p>
          </table:table-cell>
          <table:table-cell office:value-type="float" office:value="571.799987792969" calcext:value-type="float">
            <text:p>571.799987792969</text:p>
          </table:table-cell>
          <table:table-cell office:value-type="float" office:value="1671645" calcext:value-type="float">
            <text:p>1671645</text:p>
          </table:table-cell>
          <table:table-cell office:value-type="string" calcext:value-type="string">
            <text:p>ICICIBANK.NS</text:p>
          </table:table-cell>
          <table:table-cell/>
        </table:table-row>
        <table:table-row table:style-name="ro1">
          <table:table-cell office:value-type="string" calcext:value-type="string">
            <text:p>2021-04-23 10:00:00+05:30</text:p>
          </table:table-cell>
          <table:table-cell office:value-type="float" office:value="571.599975585938" calcext:value-type="float">
            <text:p>571.599975585938</text:p>
          </table:table-cell>
          <table:table-cell office:value-type="float" office:value="573.549987792969" calcext:value-type="float">
            <text:p>573.549987792969</text:p>
          </table:table-cell>
          <table:table-cell office:value-type="float" office:value="570.75" calcext:value-type="float">
            <text:p>570.75</text:p>
          </table:table-cell>
          <table:table-cell office:value-type="float" office:value="573.299987792969" calcext:value-type="float">
            <text:p>573.299987792969</text:p>
          </table:table-cell>
          <table:table-cell office:value-type="float" office:value="1804541" calcext:value-type="float">
            <text:p>1804541</text:p>
          </table:table-cell>
          <table:table-cell office:value-type="string" calcext:value-type="string">
            <text:p>ICICIBANK.NS</text:p>
          </table:table-cell>
          <table:table-cell/>
        </table:table-row>
        <table:table-row table:style-name="ro1">
          <table:table-cell office:value-type="string" calcext:value-type="string">
            <text:p>2021-04-23 10:15:00+05:30</text:p>
          </table:table-cell>
          <table:table-cell office:value-type="float" office:value="573.299987792969" calcext:value-type="float">
            <text:p>573.299987792969</text:p>
          </table:table-cell>
          <table:table-cell office:value-type="float" office:value="576.150024414063" calcext:value-type="float">
            <text:p>576.150024414063</text:p>
          </table:table-cell>
          <table:table-cell office:value-type="float" office:value="572" calcext:value-type="float">
            <text:p>572</text:p>
          </table:table-cell>
          <table:table-cell office:value-type="float" office:value="576.049987792969" calcext:value-type="float">
            <text:p>576.049987792969</text:p>
          </table:table-cell>
          <table:table-cell office:value-type="float" office:value="1738595" calcext:value-type="float">
            <text:p>1738595</text:p>
          </table:table-cell>
          <table:table-cell office:value-type="string" calcext:value-type="string">
            <text:p>ICICIBANK.NS</text:p>
          </table:table-cell>
          <table:table-cell/>
        </table:table-row>
        <table:table-row table:style-name="ro1">
          <table:table-cell office:value-type="string" calcext:value-type="string">
            <text:p>2021-04-23 10:30:00+05:30</text:p>
          </table:table-cell>
          <table:table-cell office:value-type="float" office:value="576.150024414063" calcext:value-type="float">
            <text:p>576.150024414063</text:p>
          </table:table-cell>
          <table:table-cell office:value-type="float" office:value="577.349975585938" calcext:value-type="float">
            <text:p>577.349975585938</text:p>
          </table:table-cell>
          <table:table-cell office:value-type="float" office:value="573.450012207031" calcext:value-type="float">
            <text:p>573.450012207031</text:p>
          </table:table-cell>
          <table:table-cell office:value-type="float" office:value="574.299987792969" calcext:value-type="float">
            <text:p>574.299987792969</text:p>
          </table:table-cell>
          <table:table-cell office:value-type="float" office:value="1428851" calcext:value-type="float">
            <text:p>1428851</text:p>
          </table:table-cell>
          <table:table-cell office:value-type="string" calcext:value-type="string">
            <text:p>ICICIBANK.NS</text:p>
          </table:table-cell>
          <table:table-cell/>
        </table:table-row>
        <table:table-row table:style-name="ro1">
          <table:table-cell office:value-type="string" calcext:value-type="string">
            <text:p>2021-04-23 10:45:00+05:30</text:p>
          </table:table-cell>
          <table:table-cell office:value-type="float" office:value="574.299987792969" calcext:value-type="float">
            <text:p>574.299987792969</text:p>
          </table:table-cell>
          <table:table-cell office:value-type="float" office:value="575.599975585938" calcext:value-type="float">
            <text:p>575.599975585938</text:p>
          </table:table-cell>
          <table:table-cell office:value-type="float" office:value="573" calcext:value-type="float">
            <text:p>573</text:p>
          </table:table-cell>
          <table:table-cell office:value-type="float" office:value="573.950012207031" calcext:value-type="float">
            <text:p>573.950012207031</text:p>
          </table:table-cell>
          <table:table-cell office:value-type="float" office:value="640528" calcext:value-type="float">
            <text:p>640528</text:p>
          </table:table-cell>
          <table:table-cell office:value-type="string" calcext:value-type="string">
            <text:p>ICICIBANK.NS</text:p>
          </table:table-cell>
          <table:table-cell/>
        </table:table-row>
        <table:table-row table:style-name="ro1">
          <table:table-cell office:value-type="string" calcext:value-type="string">
            <text:p>2021-04-23 11:00:00+05:30</text:p>
          </table:table-cell>
          <table:table-cell office:value-type="float" office:value="574.099975585937" calcext:value-type="float">
            <text:p>574.099975585937</text:p>
          </table:table-cell>
          <table:table-cell office:value-type="float" office:value="577" calcext:value-type="float">
            <text:p>577</text:p>
          </table:table-cell>
          <table:table-cell office:value-type="float" office:value="574.099975585937" calcext:value-type="float">
            <text:p>574.099975585937</text:p>
          </table:table-cell>
          <table:table-cell office:value-type="float" office:value="576.549987792969" calcext:value-type="float">
            <text:p>576.549987792969</text:p>
          </table:table-cell>
          <table:table-cell office:value-type="float" office:value="888867" calcext:value-type="float">
            <text:p>888867</text:p>
          </table:table-cell>
          <table:table-cell office:value-type="string" calcext:value-type="string">
            <text:p>ICICIBANK.NS</text:p>
          </table:table-cell>
          <table:table-cell/>
        </table:table-row>
        <table:table-row table:style-name="ro1">
          <table:table-cell office:value-type="string" calcext:value-type="string">
            <text:p>2021-04-23 11:15:00+05:30</text:p>
          </table:table-cell>
          <table:table-cell office:value-type="float" office:value="576.5" calcext:value-type="float">
            <text:p>576.5</text:p>
          </table:table-cell>
          <table:table-cell office:value-type="float" office:value="579.5" calcext:value-type="float">
            <text:p>579.5</text:p>
          </table:table-cell>
          <table:table-cell office:value-type="float" office:value="576.200012207031" calcext:value-type="float">
            <text:p>576.200012207031</text:p>
          </table:table-cell>
          <table:table-cell office:value-type="float" office:value="578.400024414063" calcext:value-type="float">
            <text:p>578.400024414063</text:p>
          </table:table-cell>
          <table:table-cell office:value-type="float" office:value="1517197" calcext:value-type="float">
            <text:p>1517197</text:p>
          </table:table-cell>
          <table:table-cell office:value-type="string" calcext:value-type="string">
            <text:p>ICICIBANK.NS</text:p>
          </table:table-cell>
          <table:table-cell/>
        </table:table-row>
        <table:table-row table:style-name="ro1">
          <table:table-cell office:value-type="string" calcext:value-type="string">
            <text:p>2021-04-23 11:30:00+05:30</text:p>
          </table:table-cell>
          <table:table-cell office:value-type="float" office:value="578.5" calcext:value-type="float">
            <text:p>578.5</text:p>
          </table:table-cell>
          <table:table-cell office:value-type="float" office:value="580.349975585937" calcext:value-type="float">
            <text:p>580.349975585937</text:p>
          </table:table-cell>
          <table:table-cell office:value-type="float" office:value="577.400024414063" calcext:value-type="float">
            <text:p>577.400024414063</text:p>
          </table:table-cell>
          <table:table-cell office:value-type="float" office:value="579.349975585938" calcext:value-type="float">
            <text:p>579.349975585938</text:p>
          </table:table-cell>
          <table:table-cell office:value-type="float" office:value="1437056" calcext:value-type="float">
            <text:p>1437056</text:p>
          </table:table-cell>
          <table:table-cell office:value-type="string" calcext:value-type="string">
            <text:p>ICICIBANK.NS</text:p>
          </table:table-cell>
          <table:table-cell/>
        </table:table-row>
        <table:table-row table:style-name="ro1">
          <table:table-cell office:value-type="string" calcext:value-type="string">
            <text:p>2021-04-23 11:45:00+05:30</text:p>
          </table:table-cell>
          <table:table-cell office:value-type="float" office:value="579.400024414062" calcext:value-type="float">
            <text:p>579.400024414062</text:p>
          </table:table-cell>
          <table:table-cell office:value-type="float" office:value="580.200012207031" calcext:value-type="float">
            <text:p>580.200012207031</text:p>
          </table:table-cell>
          <table:table-cell office:value-type="float" office:value="575.700012207031" calcext:value-type="float">
            <text:p>575.700012207031</text:p>
          </table:table-cell>
          <table:table-cell office:value-type="float" office:value="576" calcext:value-type="float">
            <text:p>576</text:p>
          </table:table-cell>
          <table:table-cell office:value-type="float" office:value="1323671" calcext:value-type="float">
            <text:p>1323671</text:p>
          </table:table-cell>
          <table:table-cell office:value-type="string" calcext:value-type="string">
            <text:p>ICICIBANK.NS</text:p>
          </table:table-cell>
          <table:table-cell/>
        </table:table-row>
        <table:table-row table:style-name="ro1">
          <table:table-cell office:value-type="string" calcext:value-type="string">
            <text:p>2021-04-23 12:00:00+05:30</text:p>
          </table:table-cell>
          <table:table-cell office:value-type="float" office:value="575.950012207031" calcext:value-type="float">
            <text:p>575.950012207031</text:p>
          </table:table-cell>
          <table:table-cell office:value-type="float" office:value="577.650024414062" calcext:value-type="float">
            <text:p>577.650024414062</text:p>
          </table:table-cell>
          <table:table-cell office:value-type="float" office:value="575.150024414063" calcext:value-type="float">
            <text:p>575.150024414063</text:p>
          </table:table-cell>
          <table:table-cell office:value-type="float" office:value="575.650024414063" calcext:value-type="float">
            <text:p>575.650024414063</text:p>
          </table:table-cell>
          <table:table-cell office:value-type="float" office:value="842586" calcext:value-type="float">
            <text:p>842586</text:p>
          </table:table-cell>
          <table:table-cell office:value-type="string" calcext:value-type="string">
            <text:p>ICICIBANK.NS</text:p>
          </table:table-cell>
          <table:table-cell/>
        </table:table-row>
        <table:table-row table:style-name="ro1">
          <table:table-cell office:value-type="string" calcext:value-type="string">
            <text:p>2021-04-23 12:15:00+05:30</text:p>
          </table:table-cell>
          <table:table-cell table:number-columns-repeated="2" office:value-type="float" office:value="575.549987792969" calcext:value-type="float">
            <text:p>575.549987792969</text:p>
          </table:table-cell>
          <table:table-cell office:value-type="float" office:value="572.200012207031" calcext:value-type="float">
            <text:p>572.200012207031</text:p>
          </table:table-cell>
          <table:table-cell office:value-type="float" office:value="574.849975585938" calcext:value-type="float">
            <text:p>574.849975585938</text:p>
          </table:table-cell>
          <table:table-cell office:value-type="float" office:value="1451041" calcext:value-type="float">
            <text:p>1451041</text:p>
          </table:table-cell>
          <table:table-cell office:value-type="string" calcext:value-type="string">
            <text:p>ICICIBANK.NS</text:p>
          </table:table-cell>
          <table:table-cell/>
        </table:table-row>
        <table:table-row table:style-name="ro1">
          <table:table-cell office:value-type="string" calcext:value-type="string">
            <text:p>2021-04-23 12:30:00+05:30</text:p>
          </table:table-cell>
          <table:table-cell office:value-type="float" office:value="574.900024414063" calcext:value-type="float">
            <text:p>574.900024414063</text:p>
          </table:table-cell>
          <table:table-cell office:value-type="float" office:value="576.799987792969" calcext:value-type="float">
            <text:p>576.799987792969</text:p>
          </table:table-cell>
          <table:table-cell office:value-type="float" office:value="573.599975585938" calcext:value-type="float">
            <text:p>573.599975585938</text:p>
          </table:table-cell>
          <table:table-cell office:value-type="float" office:value="576.200012207031" calcext:value-type="float">
            <text:p>576.200012207031</text:p>
          </table:table-cell>
          <table:table-cell office:value-type="float" office:value="819282" calcext:value-type="float">
            <text:p>819282</text:p>
          </table:table-cell>
          <table:table-cell office:value-type="string" calcext:value-type="string">
            <text:p>ICICIBANK.NS</text:p>
          </table:table-cell>
          <table:table-cell/>
        </table:table-row>
        <table:table-row table:style-name="ro1">
          <table:table-cell office:value-type="string" calcext:value-type="string">
            <text:p>2021-04-23 12:45:00+05:30</text:p>
          </table:table-cell>
          <table:table-cell office:value-type="float" office:value="576.25" calcext:value-type="float">
            <text:p>576.25</text:p>
          </table:table-cell>
          <table:table-cell office:value-type="float" office:value="577" calcext:value-type="float">
            <text:p>577</text:p>
          </table:table-cell>
          <table:table-cell office:value-type="float" office:value="573.700012207031" calcext:value-type="float">
            <text:p>573.700012207031</text:p>
          </table:table-cell>
          <table:table-cell office:value-type="float" office:value="574.400024414063" calcext:value-type="float">
            <text:p>574.400024414063</text:p>
          </table:table-cell>
          <table:table-cell office:value-type="float" office:value="589002" calcext:value-type="float">
            <text:p>589002</text:p>
          </table:table-cell>
          <table:table-cell office:value-type="string" calcext:value-type="string">
            <text:p>ICICIBANK.NS</text:p>
          </table:table-cell>
          <table:table-cell/>
        </table:table-row>
        <table:table-row table:style-name="ro1">
          <table:table-cell office:value-type="string" calcext:value-type="string">
            <text:p>2021-04-23 13:00:00+05:30</text:p>
          </table:table-cell>
          <table:table-cell office:value-type="float" office:value="574.400024414063" calcext:value-type="float">
            <text:p>574.400024414063</text:p>
          </table:table-cell>
          <table:table-cell office:value-type="float" office:value="576" calcext:value-type="float">
            <text:p>576</text:p>
          </table:table-cell>
          <table:table-cell office:value-type="float" office:value="574.200012207031" calcext:value-type="float">
            <text:p>574.200012207031</text:p>
          </table:table-cell>
          <table:table-cell office:value-type="float" office:value="575.049987792969" calcext:value-type="float">
            <text:p>575.049987792969</text:p>
          </table:table-cell>
          <table:table-cell office:value-type="float" office:value="461115" calcext:value-type="float">
            <text:p>461115</text:p>
          </table:table-cell>
          <table:table-cell office:value-type="string" calcext:value-type="string">
            <text:p>ICICIBANK.NS</text:p>
          </table:table-cell>
          <table:table-cell/>
        </table:table-row>
        <table:table-row table:style-name="ro1">
          <table:table-cell office:value-type="string" calcext:value-type="string">
            <text:p>2021-04-23 13:15:00+05:30</text:p>
          </table:table-cell>
          <table:table-cell office:value-type="float" office:value="575.099975585938" calcext:value-type="float">
            <text:p>575.099975585938</text:p>
          </table:table-cell>
          <table:table-cell office:value-type="float" office:value="577" calcext:value-type="float">
            <text:p>577</text:p>
          </table:table-cell>
          <table:table-cell office:value-type="float" office:value="574.150024414063" calcext:value-type="float">
            <text:p>574.150024414063</text:p>
          </table:table-cell>
          <table:table-cell office:value-type="float" office:value="576.599975585938" calcext:value-type="float">
            <text:p>576.599975585938</text:p>
          </table:table-cell>
          <table:table-cell office:value-type="float" office:value="720276" calcext:value-type="float">
            <text:p>720276</text:p>
          </table:table-cell>
          <table:table-cell office:value-type="string" calcext:value-type="string">
            <text:p>ICICIBANK.NS</text:p>
          </table:table-cell>
          <table:table-cell/>
        </table:table-row>
        <table:table-row table:style-name="ro1">
          <table:table-cell office:value-type="string" calcext:value-type="string">
            <text:p>2021-04-23 13:30:00+05:30</text:p>
          </table:table-cell>
          <table:table-cell office:value-type="float" office:value="576.5" calcext:value-type="float">
            <text:p>576.5</text:p>
          </table:table-cell>
          <table:table-cell office:value-type="float" office:value="576.700012207031" calcext:value-type="float">
            <text:p>576.700012207031</text:p>
          </table:table-cell>
          <table:table-cell office:value-type="float" office:value="570.75" calcext:value-type="float">
            <text:p>570.75</text:p>
          </table:table-cell>
          <table:table-cell office:value-type="float" office:value="571.900024414063" calcext:value-type="float">
            <text:p>571.900024414063</text:p>
          </table:table-cell>
          <table:table-cell office:value-type="float" office:value="1237550" calcext:value-type="float">
            <text:p>1237550</text:p>
          </table:table-cell>
          <table:table-cell office:value-type="string" calcext:value-type="string">
            <text:p>ICICIBANK.NS</text:p>
          </table:table-cell>
          <table:table-cell/>
        </table:table-row>
        <table:table-row table:style-name="ro1">
          <table:table-cell office:value-type="string" calcext:value-type="string">
            <text:p>2021-04-23 13:45:00+05:30</text:p>
          </table:table-cell>
          <table:table-cell office:value-type="float" office:value="571.900024414063" calcext:value-type="float">
            <text:p>571.900024414063</text:p>
          </table:table-cell>
          <table:table-cell office:value-type="float" office:value="573.25" calcext:value-type="float">
            <text:p>573.25</text:p>
          </table:table-cell>
          <table:table-cell office:value-type="float" office:value="570" calcext:value-type="float">
            <text:p>570</text:p>
          </table:table-cell>
          <table:table-cell office:value-type="float" office:value="573.25" calcext:value-type="float">
            <text:p>573.25</text:p>
          </table:table-cell>
          <table:table-cell office:value-type="float" office:value="970761" calcext:value-type="float">
            <text:p>970761</text:p>
          </table:table-cell>
          <table:table-cell office:value-type="string" calcext:value-type="string">
            <text:p>ICICIBANK.NS</text:p>
          </table:table-cell>
          <table:table-cell/>
        </table:table-row>
        <table:table-row table:style-name="ro1">
          <table:table-cell office:value-type="string" calcext:value-type="string">
            <text:p>2021-04-23 14:00:00+05:30</text:p>
          </table:table-cell>
          <table:table-cell office:value-type="float" office:value="573.099975585938" calcext:value-type="float">
            <text:p>573.099975585938</text:p>
          </table:table-cell>
          <table:table-cell office:value-type="float" office:value="573.950012207031" calcext:value-type="float">
            <text:p>573.950012207031</text:p>
          </table:table-cell>
          <table:table-cell office:value-type="float" office:value="570" calcext:value-type="float">
            <text:p>570</text:p>
          </table:table-cell>
          <table:table-cell office:value-type="float" office:value="570.049987792969" calcext:value-type="float">
            <text:p>570.049987792969</text:p>
          </table:table-cell>
          <table:table-cell office:value-type="float" office:value="1023380" calcext:value-type="float">
            <text:p>1023380</text:p>
          </table:table-cell>
          <table:table-cell office:value-type="string" calcext:value-type="string">
            <text:p>ICICIBANK.NS</text:p>
          </table:table-cell>
          <table:table-cell/>
        </table:table-row>
        <table:table-row table:style-name="ro1">
          <table:table-cell office:value-type="string" calcext:value-type="string">
            <text:p>2021-04-23 14:15:00+05:30</text:p>
          </table:table-cell>
          <table:table-cell office:value-type="float" office:value="570.25" calcext:value-type="float">
            <text:p>570.25</text:p>
          </table:table-cell>
          <table:table-cell office:value-type="float" office:value="572" calcext:value-type="float">
            <text:p>572</text:p>
          </table:table-cell>
          <table:table-cell office:value-type="float" office:value="567.599975585938" calcext:value-type="float">
            <text:p>567.599975585938</text:p>
          </table:table-cell>
          <table:table-cell office:value-type="float" office:value="567.849975585937" calcext:value-type="float">
            <text:p>567.849975585937</text:p>
          </table:table-cell>
          <table:table-cell office:value-type="float" office:value="1432508" calcext:value-type="float">
            <text:p>1432508</text:p>
          </table:table-cell>
          <table:table-cell office:value-type="string" calcext:value-type="string">
            <text:p>ICICIBANK.NS</text:p>
          </table:table-cell>
          <table:table-cell/>
        </table:table-row>
        <table:table-row table:style-name="ro1">
          <table:table-cell office:value-type="string" calcext:value-type="string">
            <text:p>2021-04-23 14:30:00+05:30</text:p>
          </table:table-cell>
          <table:table-cell office:value-type="float" office:value="567.849975585937" calcext:value-type="float">
            <text:p>567.849975585937</text:p>
          </table:table-cell>
          <table:table-cell office:value-type="float" office:value="569.900024414063" calcext:value-type="float">
            <text:p>569.900024414063</text:p>
          </table:table-cell>
          <table:table-cell office:value-type="float" office:value="567.299987792969" calcext:value-type="float">
            <text:p>567.299987792969</text:p>
          </table:table-cell>
          <table:table-cell office:value-type="float" office:value="568.049987792969" calcext:value-type="float">
            <text:p>568.049987792969</text:p>
          </table:table-cell>
          <table:table-cell office:value-type="float" office:value="985777" calcext:value-type="float">
            <text:p>985777</text:p>
          </table:table-cell>
          <table:table-cell office:value-type="string" calcext:value-type="string">
            <text:p>ICICIBANK.NS</text:p>
          </table:table-cell>
          <table:table-cell/>
        </table:table-row>
        <table:table-row table:style-name="ro1">
          <table:table-cell office:value-type="string" calcext:value-type="string">
            <text:p>2021-04-23 14:45:00+05:30</text:p>
          </table:table-cell>
          <table:table-cell office:value-type="float" office:value="568.049987792969" calcext:value-type="float">
            <text:p>568.049987792969</text:p>
          </table:table-cell>
          <table:table-cell office:value-type="float" office:value="569.950012207031" calcext:value-type="float">
            <text:p>569.950012207031</text:p>
          </table:table-cell>
          <table:table-cell office:value-type="float" office:value="567.5" calcext:value-type="float">
            <text:p>567.5</text:p>
          </table:table-cell>
          <table:table-cell office:value-type="float" office:value="568.299987792969" calcext:value-type="float">
            <text:p>568.299987792969</text:p>
          </table:table-cell>
          <table:table-cell office:value-type="float" office:value="1003368" calcext:value-type="float">
            <text:p>1003368</text:p>
          </table:table-cell>
          <table:table-cell office:value-type="string" calcext:value-type="string">
            <text:p>ICICIBANK.NS</text:p>
          </table:table-cell>
          <table:table-cell/>
        </table:table-row>
        <table:table-row table:style-name="ro1">
          <table:table-cell office:value-type="string" calcext:value-type="string">
            <text:p>2021-04-23 15:00:00+05:30</text:p>
          </table:table-cell>
          <table:table-cell office:value-type="float" office:value="568.299987792969" calcext:value-type="float">
            <text:p>568.299987792969</text:p>
          </table:table-cell>
          <table:table-cell office:value-type="float" office:value="572.799987792969" calcext:value-type="float">
            <text:p>572.799987792969</text:p>
          </table:table-cell>
          <table:table-cell office:value-type="float" office:value="568.299987792969" calcext:value-type="float">
            <text:p>568.299987792969</text:p>
          </table:table-cell>
          <table:table-cell office:value-type="float" office:value="569.599975585938" calcext:value-type="float">
            <text:p>569.599975585938</text:p>
          </table:table-cell>
          <table:table-cell office:value-type="float" office:value="1972418" calcext:value-type="float">
            <text:p>1972418</text:p>
          </table:table-cell>
          <table:table-cell office:value-type="string" calcext:value-type="string">
            <text:p>ICICIBANK.NS</text:p>
          </table:table-cell>
          <table:table-cell/>
        </table:table-row>
        <table:table-row table:style-name="ro1">
          <table:table-cell office:value-type="string" calcext:value-type="string">
            <text:p>2021-04-23 15:15:00+05:30</text:p>
          </table:table-cell>
          <table:table-cell office:value-type="float" office:value="569.75" calcext:value-type="float">
            <text:p>569.75</text:p>
          </table:table-cell>
          <table:table-cell office:value-type="float" office:value="570.700012207031" calcext:value-type="float">
            <text:p>570.700012207031</text:p>
          </table:table-cell>
          <table:table-cell office:value-type="float" office:value="567.299987792969" calcext:value-type="float">
            <text:p>567.299987792969</text:p>
          </table:table-cell>
          <table:table-cell office:value-type="float" office:value="567.450012207031" calcext:value-type="float">
            <text:p>567.450012207031</text:p>
          </table:table-cell>
          <table:table-cell office:value-type="float" office:value="1885123" calcext:value-type="float">
            <text:p>1885123</text:p>
          </table:table-cell>
          <table:table-cell office:value-type="string" calcext:value-type="string">
            <text:p>ICICIBANK.NS</text:p>
          </table:table-cell>
          <table:table-cell/>
        </table:table-row>
        <table:table-row table:style-name="ro1">
          <table:table-cell office:value-type="string" calcext:value-type="string">
            <text:p>2021-04-23 09:15:00+05:30</text:p>
          </table:table-cell>
          <table:table-cell office:value-type="float" office:value="204.949996948242" calcext:value-type="float">
            <text:p>204.949996948242</text:p>
          </table:table-cell>
          <table:table-cell office:value-type="float" office:value="206.149993896484" calcext:value-type="float">
            <text:p>206.149993896484</text:p>
          </table:table-cell>
          <table:table-cell office:value-type="float" office:value="204.699996948242" calcext:value-type="float">
            <text:p>204.699996948242</text:p>
          </table:table-cell>
          <table:table-cell office:value-type="float" office:value="206" calcext:value-type="float">
            <text:p>206</text:p>
          </table:table-cell>
          <table:table-cell office:value-type="float" office:value="1205266" calcext:value-type="float">
            <text:p>1205266</text:p>
          </table:table-cell>
          <table:table-cell office:value-type="string" calcext:value-type="string">
            <text:p>ITC.NS</text:p>
          </table:table-cell>
          <table:table-cell table:style-name="ce1" table:formula="of:=([.C577]-[.D577])/[.D577]*100" office:value-type="float" office:value="0.708352208040733" calcext:value-type="float">
            <text:p>0.71</text:p>
          </table:table-cell>
        </table:table-row>
        <table:table-row table:style-name="ro1">
          <table:table-cell office:value-type="string" calcext:value-type="string">
            <text:p>2021-04-23 09:30:00+05:30</text:p>
          </table:table-cell>
          <table:table-cell office:value-type="float" office:value="206" calcext:value-type="float">
            <text:p>206</text:p>
          </table:table-cell>
          <table:table-cell office:value-type="float" office:value="206.5" calcext:value-type="float">
            <text:p>206.5</text:p>
          </table:table-cell>
          <table:table-cell office:value-type="float" office:value="205.449996948242" calcext:value-type="float">
            <text:p>205.449996948242</text:p>
          </table:table-cell>
          <table:table-cell office:value-type="float" office:value="205.75" calcext:value-type="float">
            <text:p>205.75</text:p>
          </table:table-cell>
          <table:table-cell office:value-type="float" office:value="1196006" calcext:value-type="float">
            <text:p>1196006</text:p>
          </table:table-cell>
          <table:table-cell office:value-type="string" calcext:value-type="string">
            <text:p>ITC.NS</text:p>
          </table:table-cell>
          <table:table-cell/>
        </table:table-row>
        <table:table-row table:style-name="ro1">
          <table:table-cell office:value-type="string" calcext:value-type="string">
            <text:p>2021-04-23 09:45:00+05:30</text:p>
          </table:table-cell>
          <table:table-cell office:value-type="float" office:value="205.850006103516" calcext:value-type="float">
            <text:p>205.850006103516</text:p>
          </table:table-cell>
          <table:table-cell office:value-type="float" office:value="206.300003051758" calcext:value-type="float">
            <text:p>206.300003051758</text:p>
          </table:table-cell>
          <table:table-cell office:value-type="float" office:value="205.75" calcext:value-type="float">
            <text:p>205.75</text:p>
          </table:table-cell>
          <table:table-cell office:value-type="float" office:value="206" calcext:value-type="float">
            <text:p>206</text:p>
          </table:table-cell>
          <table:table-cell office:value-type="float" office:value="720038" calcext:value-type="float">
            <text:p>720038</text:p>
          </table:table-cell>
          <table:table-cell office:value-type="string" calcext:value-type="string">
            <text:p>ITC.NS</text:p>
          </table:table-cell>
          <table:table-cell/>
        </table:table-row>
        <table:table-row table:style-name="ro1">
          <table:table-cell office:value-type="string" calcext:value-type="string">
            <text:p>2021-04-23 10:00:00+05:30</text:p>
          </table:table-cell>
          <table:table-cell office:value-type="float" office:value="206" calcext:value-type="float">
            <text:p>206</text:p>
          </table:table-cell>
          <table:table-cell office:value-type="float" office:value="206.600006103516" calcext:value-type="float">
            <text:p>206.600006103516</text:p>
          </table:table-cell>
          <table:table-cell office:value-type="float" office:value="205.899993896484" calcext:value-type="float">
            <text:p>205.899993896484</text:p>
          </table:table-cell>
          <table:table-cell office:value-type="float" office:value="206.199996948242" calcext:value-type="float">
            <text:p>206.199996948242</text:p>
          </table:table-cell>
          <table:table-cell office:value-type="float" office:value="2266189" calcext:value-type="float">
            <text:p>2266189</text:p>
          </table:table-cell>
          <table:table-cell office:value-type="string" calcext:value-type="string">
            <text:p>ITC.NS</text:p>
          </table:table-cell>
          <table:table-cell/>
        </table:table-row>
        <table:table-row table:style-name="ro1">
          <table:table-cell office:value-type="string" calcext:value-type="string">
            <text:p>2021-04-23 10:15:00+05:30</text:p>
          </table:table-cell>
          <table:table-cell office:value-type="float" office:value="206.199996948242" calcext:value-type="float">
            <text:p>206.199996948242</text:p>
          </table:table-cell>
          <table:table-cell office:value-type="float" office:value="207" calcext:value-type="float">
            <text:p>207</text:p>
          </table:table-cell>
          <table:table-cell office:value-type="float" office:value="206.100006103516" calcext:value-type="float">
            <text:p>206.100006103516</text:p>
          </table:table-cell>
          <table:table-cell office:value-type="float" office:value="206.800003051758" calcext:value-type="float">
            <text:p>206.800003051758</text:p>
          </table:table-cell>
          <table:table-cell office:value-type="float" office:value="1333216" calcext:value-type="float">
            <text:p>1333216</text:p>
          </table:table-cell>
          <table:table-cell office:value-type="string" calcext:value-type="string">
            <text:p>ITC.NS</text:p>
          </table:table-cell>
          <table:table-cell/>
        </table:table-row>
        <table:table-row table:style-name="ro1">
          <table:table-cell office:value-type="string" calcext:value-type="string">
            <text:p>2021-04-23 10:30:00+05:30</text:p>
          </table:table-cell>
          <table:table-cell office:value-type="float" office:value="206.850006103516" calcext:value-type="float">
            <text:p>206.850006103516</text:p>
          </table:table-cell>
          <table:table-cell office:value-type="float" office:value="206.949996948242" calcext:value-type="float">
            <text:p>206.949996948242</text:p>
          </table:table-cell>
          <table:table-cell office:value-type="float" office:value="206.199996948242" calcext:value-type="float">
            <text:p>206.199996948242</text:p>
          </table:table-cell>
          <table:table-cell office:value-type="float" office:value="206.25" calcext:value-type="float">
            <text:p>206.25</text:p>
          </table:table-cell>
          <table:table-cell office:value-type="float" office:value="579156" calcext:value-type="float">
            <text:p>579156</text:p>
          </table:table-cell>
          <table:table-cell office:value-type="string" calcext:value-type="string">
            <text:p>ITC.NS</text:p>
          </table:table-cell>
          <table:table-cell/>
        </table:table-row>
        <table:table-row table:style-name="ro1">
          <table:table-cell office:value-type="string" calcext:value-type="string">
            <text:p>2021-04-23 10:45:00+05:30</text:p>
          </table:table-cell>
          <table:table-cell office:value-type="float" office:value="206.199996948242" calcext:value-type="float">
            <text:p>206.199996948242</text:p>
          </table:table-cell>
          <table:table-cell office:value-type="float" office:value="206.75" calcext:value-type="float">
            <text:p>206.75</text:p>
          </table:table-cell>
          <table:table-cell office:value-type="float" office:value="206" calcext:value-type="float">
            <text:p>206</text:p>
          </table:table-cell>
          <table:table-cell office:value-type="float" office:value="206.399993896484" calcext:value-type="float">
            <text:p>206.399993896484</text:p>
          </table:table-cell>
          <table:table-cell office:value-type="float" office:value="586717" calcext:value-type="float">
            <text:p>586717</text:p>
          </table:table-cell>
          <table:table-cell office:value-type="string" calcext:value-type="string">
            <text:p>ITC.NS</text:p>
          </table:table-cell>
          <table:table-cell/>
        </table:table-row>
        <table:table-row table:style-name="ro1">
          <table:table-cell office:value-type="string" calcext:value-type="string">
            <text:p>2021-04-23 11:00:00+05:30</text:p>
          </table:table-cell>
          <table:table-cell office:value-type="float" office:value="206.449996948242" calcext:value-type="float">
            <text:p>206.449996948242</text:p>
          </table:table-cell>
          <table:table-cell office:value-type="float" office:value="206.949996948242" calcext:value-type="float">
            <text:p>206.949996948242</text:p>
          </table:table-cell>
          <table:table-cell office:value-type="float" office:value="206.399993896484" calcext:value-type="float">
            <text:p>206.399993896484</text:p>
          </table:table-cell>
          <table:table-cell office:value-type="float" office:value="206.850006103516" calcext:value-type="float">
            <text:p>206.850006103516</text:p>
          </table:table-cell>
          <table:table-cell office:value-type="float" office:value="514977" calcext:value-type="float">
            <text:p>514977</text:p>
          </table:table-cell>
          <table:table-cell office:value-type="string" calcext:value-type="string">
            <text:p>ITC.NS</text:p>
          </table:table-cell>
          <table:table-cell/>
        </table:table-row>
        <table:table-row table:style-name="ro1">
          <table:table-cell office:value-type="string" calcext:value-type="string">
            <text:p>2021-04-23 11:15:00+05:30</text:p>
          </table:table-cell>
          <table:table-cell table:number-columns-repeated="2" office:value-type="float" office:value="206.949996948242" calcext:value-type="float">
            <text:p>206.949996948242</text:p>
          </table:table-cell>
          <table:table-cell office:value-type="float" office:value="206.600006103516" calcext:value-type="float">
            <text:p>206.600006103516</text:p>
          </table:table-cell>
          <table:table-cell office:value-type="float" office:value="206.800003051758" calcext:value-type="float">
            <text:p>206.800003051758</text:p>
          </table:table-cell>
          <table:table-cell office:value-type="float" office:value="425870" calcext:value-type="float">
            <text:p>425870</text:p>
          </table:table-cell>
          <table:table-cell office:value-type="string" calcext:value-type="string">
            <text:p>ITC.NS</text:p>
          </table:table-cell>
          <table:table-cell/>
        </table:table-row>
        <table:table-row table:style-name="ro1">
          <table:table-cell office:value-type="string" calcext:value-type="string">
            <text:p>2021-04-23 11:30:00+05:30</text:p>
          </table:table-cell>
          <table:table-cell office:value-type="float" office:value="206.800003051758" calcext:value-type="float">
            <text:p>206.800003051758</text:p>
          </table:table-cell>
          <table:table-cell office:value-type="float" office:value="206.850006103516" calcext:value-type="float">
            <text:p>206.850006103516</text:p>
          </table:table-cell>
          <table:table-cell office:value-type="float" office:value="206.5" calcext:value-type="float">
            <text:p>206.5</text:p>
          </table:table-cell>
          <table:table-cell office:value-type="float" office:value="206.75" calcext:value-type="float">
            <text:p>206.75</text:p>
          </table:table-cell>
          <table:table-cell office:value-type="float" office:value="408483" calcext:value-type="float">
            <text:p>408483</text:p>
          </table:table-cell>
          <table:table-cell office:value-type="string" calcext:value-type="string">
            <text:p>ITC.NS</text:p>
          </table:table-cell>
          <table:table-cell/>
        </table:table-row>
        <table:table-row table:style-name="ro1">
          <table:table-cell office:value-type="string" calcext:value-type="string">
            <text:p>2021-04-23 11:45:00+05:30</text:p>
          </table:table-cell>
          <table:table-cell office:value-type="float" office:value="206.75" calcext:value-type="float">
            <text:p>206.75</text:p>
          </table:table-cell>
          <table:table-cell office:value-type="float" office:value="206.800003051758" calcext:value-type="float">
            <text:p>206.800003051758</text:p>
          </table:table-cell>
          <table:table-cell office:value-type="float" office:value="206.550003051758" calcext:value-type="float">
            <text:p>206.550003051758</text:p>
          </table:table-cell>
          <table:table-cell office:value-type="float" office:value="206.600006103516" calcext:value-type="float">
            <text:p>206.600006103516</text:p>
          </table:table-cell>
          <table:table-cell office:value-type="float" office:value="416166" calcext:value-type="float">
            <text:p>416166</text:p>
          </table:table-cell>
          <table:table-cell office:value-type="string" calcext:value-type="string">
            <text:p>ITC.NS</text:p>
          </table:table-cell>
          <table:table-cell/>
        </table:table-row>
        <table:table-row table:style-name="ro1">
          <table:table-cell office:value-type="string" calcext:value-type="string">
            <text:p>2021-04-23 12:00:00+05:30</text:p>
          </table:table-cell>
          <table:table-cell office:value-type="float" office:value="206.699996948242" calcext:value-type="float">
            <text:p>206.699996948242</text:p>
          </table:table-cell>
          <table:table-cell office:value-type="float" office:value="206.75" calcext:value-type="float">
            <text:p>206.75</text:p>
          </table:table-cell>
          <table:table-cell office:value-type="float" office:value="206.300003051758" calcext:value-type="float">
            <text:p>206.300003051758</text:p>
          </table:table-cell>
          <table:table-cell office:value-type="float" office:value="206.399993896484" calcext:value-type="float">
            <text:p>206.399993896484</text:p>
          </table:table-cell>
          <table:table-cell office:value-type="float" office:value="435635" calcext:value-type="float">
            <text:p>435635</text:p>
          </table:table-cell>
          <table:table-cell office:value-type="string" calcext:value-type="string">
            <text:p>ITC.NS</text:p>
          </table:table-cell>
          <table:table-cell/>
        </table:table-row>
        <table:table-row table:style-name="ro1">
          <table:table-cell office:value-type="string" calcext:value-type="string">
            <text:p>2021-04-23 12:15:00+05:30</text:p>
          </table:table-cell>
          <table:table-cell office:value-type="float" office:value="206.399993896484" calcext:value-type="float">
            <text:p>206.399993896484</text:p>
          </table:table-cell>
          <table:table-cell office:value-type="float" office:value="206.5" calcext:value-type="float">
            <text:p>206.5</text:p>
          </table:table-cell>
          <table:table-cell office:value-type="float" office:value="205.649993896484" calcext:value-type="float">
            <text:p>205.649993896484</text:p>
          </table:table-cell>
          <table:table-cell office:value-type="float" office:value="206.100006103516" calcext:value-type="float">
            <text:p>206.100006103516</text:p>
          </table:table-cell>
          <table:table-cell office:value-type="float" office:value="713298" calcext:value-type="float">
            <text:p>713298</text:p>
          </table:table-cell>
          <table:table-cell office:value-type="string" calcext:value-type="string">
            <text:p>ITC.NS</text:p>
          </table:table-cell>
          <table:table-cell/>
        </table:table-row>
        <table:table-row table:style-name="ro1">
          <table:table-cell office:value-type="string" calcext:value-type="string">
            <text:p>2021-04-23 12:30:00+05:30</text:p>
          </table:table-cell>
          <table:table-cell office:value-type="float" office:value="206.100006103516" calcext:value-type="float">
            <text:p>206.100006103516</text:p>
          </table:table-cell>
          <table:table-cell office:value-type="float" office:value="206.5" calcext:value-type="float">
            <text:p>206.5</text:p>
          </table:table-cell>
          <table:table-cell office:value-type="float" office:value="205.850006103516" calcext:value-type="float">
            <text:p>205.850006103516</text:p>
          </table:table-cell>
          <table:table-cell office:value-type="float" office:value="206.350006103516" calcext:value-type="float">
            <text:p>206.350006103516</text:p>
          </table:table-cell>
          <table:table-cell office:value-type="float" office:value="564227" calcext:value-type="float">
            <text:p>564227</text:p>
          </table:table-cell>
          <table:table-cell office:value-type="string" calcext:value-type="string">
            <text:p>ITC.NS</text:p>
          </table:table-cell>
          <table:table-cell/>
        </table:table-row>
        <table:table-row table:style-name="ro1">
          <table:table-cell office:value-type="string" calcext:value-type="string">
            <text:p>2021-04-23 12:45:00+05:30</text:p>
          </table:table-cell>
          <table:table-cell office:value-type="float" office:value="206.5" calcext:value-type="float">
            <text:p>206.5</text:p>
          </table:table-cell>
          <table:table-cell office:value-type="float" office:value="206.649993896484" calcext:value-type="float">
            <text:p>206.649993896484</text:p>
          </table:table-cell>
          <table:table-cell office:value-type="float" office:value="206.25" calcext:value-type="float">
            <text:p>206.25</text:p>
          </table:table-cell>
          <table:table-cell office:value-type="float" office:value="206.350006103516" calcext:value-type="float">
            <text:p>206.350006103516</text:p>
          </table:table-cell>
          <table:table-cell office:value-type="float" office:value="517403" calcext:value-type="float">
            <text:p>517403</text:p>
          </table:table-cell>
          <table:table-cell office:value-type="string" calcext:value-type="string">
            <text:p>ITC.NS</text:p>
          </table:table-cell>
          <table:table-cell/>
        </table:table-row>
        <table:table-row table:style-name="ro1">
          <table:table-cell office:value-type="string" calcext:value-type="string">
            <text:p>2021-04-23 13:00:00+05:30</text:p>
          </table:table-cell>
          <table:table-cell office:value-type="float" office:value="206.350006103516" calcext:value-type="float">
            <text:p>206.350006103516</text:p>
          </table:table-cell>
          <table:table-cell office:value-type="float" office:value="206.5" calcext:value-type="float">
            <text:p>206.5</text:p>
          </table:table-cell>
          <table:table-cell office:value-type="float" office:value="206.300003051758" calcext:value-type="float">
            <text:p>206.300003051758</text:p>
          </table:table-cell>
          <table:table-cell office:value-type="float" office:value="206.350006103516" calcext:value-type="float">
            <text:p>206.350006103516</text:p>
          </table:table-cell>
          <table:table-cell office:value-type="float" office:value="340313" calcext:value-type="float">
            <text:p>340313</text:p>
          </table:table-cell>
          <table:table-cell office:value-type="string" calcext:value-type="string">
            <text:p>ITC.NS</text:p>
          </table:table-cell>
          <table:table-cell/>
        </table:table-row>
        <table:table-row table:style-name="ro1">
          <table:table-cell office:value-type="string" calcext:value-type="string">
            <text:p>2021-04-23 13:15:00+05:30</text:p>
          </table:table-cell>
          <table:table-cell office:value-type="float" office:value="206.399993896484" calcext:value-type="float">
            <text:p>206.399993896484</text:p>
          </table:table-cell>
          <table:table-cell office:value-type="float" office:value="206.850006103516" calcext:value-type="float">
            <text:p>206.850006103516</text:p>
          </table:table-cell>
          <table:table-cell office:value-type="float" office:value="206.350006103516" calcext:value-type="float">
            <text:p>206.350006103516</text:p>
          </table:table-cell>
          <table:table-cell office:value-type="float" office:value="206.75" calcext:value-type="float">
            <text:p>206.75</text:p>
          </table:table-cell>
          <table:table-cell office:value-type="float" office:value="503304" calcext:value-type="float">
            <text:p>503304</text:p>
          </table:table-cell>
          <table:table-cell office:value-type="string" calcext:value-type="string">
            <text:p>ITC.NS</text:p>
          </table:table-cell>
          <table:table-cell/>
        </table:table-row>
        <table:table-row table:style-name="ro1">
          <table:table-cell office:value-type="string" calcext:value-type="string">
            <text:p>2021-04-23 13:30:00+05:30</text:p>
          </table:table-cell>
          <table:table-cell office:value-type="float" office:value="206.850006103516" calcext:value-type="float">
            <text:p>206.850006103516</text:p>
          </table:table-cell>
          <table:table-cell office:value-type="float" office:value="206.899993896484" calcext:value-type="float">
            <text:p>206.899993896484</text:p>
          </table:table-cell>
          <table:table-cell office:value-type="float" office:value="205.75" calcext:value-type="float">
            <text:p>205.75</text:p>
          </table:table-cell>
          <table:table-cell office:value-type="float" office:value="206.149993896484" calcext:value-type="float">
            <text:p>206.149993896484</text:p>
          </table:table-cell>
          <table:table-cell office:value-type="float" office:value="1186093" calcext:value-type="float">
            <text:p>1186093</text:p>
          </table:table-cell>
          <table:table-cell office:value-type="string" calcext:value-type="string">
            <text:p>ITC.NS</text:p>
          </table:table-cell>
          <table:table-cell/>
        </table:table-row>
        <table:table-row table:style-name="ro1">
          <table:table-cell office:value-type="string" calcext:value-type="string">
            <text:p>2021-04-23 13:45:00+05:30</text:p>
          </table:table-cell>
          <table:table-cell office:value-type="float" office:value="206.199996948242" calcext:value-type="float">
            <text:p>206.199996948242</text:p>
          </table:table-cell>
          <table:table-cell office:value-type="float" office:value="206.600006103516" calcext:value-type="float">
            <text:p>206.600006103516</text:p>
          </table:table-cell>
          <table:table-cell office:value-type="float" office:value="205.899993896484" calcext:value-type="float">
            <text:p>205.899993896484</text:p>
          </table:table-cell>
          <table:table-cell office:value-type="float" office:value="206.5" calcext:value-type="float">
            <text:p>206.5</text:p>
          </table:table-cell>
          <table:table-cell office:value-type="float" office:value="556985" calcext:value-type="float">
            <text:p>556985</text:p>
          </table:table-cell>
          <table:table-cell office:value-type="string" calcext:value-type="string">
            <text:p>ITC.NS</text:p>
          </table:table-cell>
          <table:table-cell/>
        </table:table-row>
        <table:table-row table:style-name="ro1">
          <table:table-cell office:value-type="string" calcext:value-type="string">
            <text:p>2021-04-23 14:00:00+05:30</text:p>
          </table:table-cell>
          <table:table-cell office:value-type="float" office:value="206.600006103516" calcext:value-type="float">
            <text:p>206.600006103516</text:p>
          </table:table-cell>
          <table:table-cell office:value-type="float" office:value="206.699996948242" calcext:value-type="float">
            <text:p>206.699996948242</text:p>
          </table:table-cell>
          <table:table-cell office:value-type="float" office:value="205.850006103516" calcext:value-type="float">
            <text:p>205.850006103516</text:p>
          </table:table-cell>
          <table:table-cell office:value-type="float" office:value="205.899993896484" calcext:value-type="float">
            <text:p>205.899993896484</text:p>
          </table:table-cell>
          <table:table-cell office:value-type="float" office:value="478830" calcext:value-type="float">
            <text:p>478830</text:p>
          </table:table-cell>
          <table:table-cell office:value-type="string" calcext:value-type="string">
            <text:p>ITC.NS</text:p>
          </table:table-cell>
          <table:table-cell/>
        </table:table-row>
        <table:table-row table:style-name="ro1">
          <table:table-cell office:value-type="string" calcext:value-type="string">
            <text:p>2021-04-23 14:15:00+05:30</text:p>
          </table:table-cell>
          <table:table-cell office:value-type="float" office:value="205.899993896484" calcext:value-type="float">
            <text:p>205.899993896484</text:p>
          </table:table-cell>
          <table:table-cell office:value-type="float" office:value="206.449996948242" calcext:value-type="float">
            <text:p>206.449996948242</text:p>
          </table:table-cell>
          <table:table-cell office:value-type="float" office:value="205.5" calcext:value-type="float">
            <text:p>205.5</text:p>
          </table:table-cell>
          <table:table-cell office:value-type="float" office:value="205.600006103516" calcext:value-type="float">
            <text:p>205.600006103516</text:p>
          </table:table-cell>
          <table:table-cell office:value-type="float" office:value="694673" calcext:value-type="float">
            <text:p>694673</text:p>
          </table:table-cell>
          <table:table-cell office:value-type="string" calcext:value-type="string">
            <text:p>ITC.NS</text:p>
          </table:table-cell>
          <table:table-cell/>
        </table:table-row>
        <table:table-row table:style-name="ro1">
          <table:table-cell office:value-type="string" calcext:value-type="string">
            <text:p>2021-04-23 14:30:00+05:30</text:p>
          </table:table-cell>
          <table:table-cell office:value-type="float" office:value="205.600006103516" calcext:value-type="float">
            <text:p>205.600006103516</text:p>
          </table:table-cell>
          <table:table-cell office:value-type="float" office:value="205.75" calcext:value-type="float">
            <text:p>205.75</text:p>
          </table:table-cell>
          <table:table-cell office:value-type="float" office:value="204.449996948242" calcext:value-type="float">
            <text:p>204.449996948242</text:p>
          </table:table-cell>
          <table:table-cell office:value-type="float" office:value="204.550003051758" calcext:value-type="float">
            <text:p>204.550003051758</text:p>
          </table:table-cell>
          <table:table-cell office:value-type="float" office:value="1124359" calcext:value-type="float">
            <text:p>1124359</text:p>
          </table:table-cell>
          <table:table-cell office:value-type="string" calcext:value-type="string">
            <text:p>ITC.NS</text:p>
          </table:table-cell>
          <table:table-cell/>
        </table:table-row>
        <table:table-row table:style-name="ro1">
          <table:table-cell office:value-type="string" calcext:value-type="string">
            <text:p>2021-04-23 14:45:00+05:30</text:p>
          </table:table-cell>
          <table:table-cell office:value-type="float" office:value="204.5" calcext:value-type="float">
            <text:p>204.5</text:p>
          </table:table-cell>
          <table:table-cell office:value-type="float" office:value="205.399993896484" calcext:value-type="float">
            <text:p>205.399993896484</text:p>
          </table:table-cell>
          <table:table-cell office:value-type="float" office:value="204.25" calcext:value-type="float">
            <text:p>204.25</text:p>
          </table:table-cell>
          <table:table-cell office:value-type="float" office:value="205.100006103516" calcext:value-type="float">
            <text:p>205.100006103516</text:p>
          </table:table-cell>
          <table:table-cell office:value-type="float" office:value="880225" calcext:value-type="float">
            <text:p>880225</text:p>
          </table:table-cell>
          <table:table-cell office:value-type="string" calcext:value-type="string">
            <text:p>ITC.NS</text:p>
          </table:table-cell>
          <table:table-cell/>
        </table:table-row>
        <table:table-row table:style-name="ro1">
          <table:table-cell office:value-type="string" calcext:value-type="string">
            <text:p>2021-04-23 15:00:00+05:30</text:p>
          </table:table-cell>
          <table:table-cell office:value-type="float" office:value="205.199996948242" calcext:value-type="float">
            <text:p>205.199996948242</text:p>
          </table:table-cell>
          <table:table-cell office:value-type="float" office:value="205.600006103516" calcext:value-type="float">
            <text:p>205.600006103516</text:p>
          </table:table-cell>
          <table:table-cell office:value-type="float" office:value="205" calcext:value-type="float">
            <text:p>205</text:p>
          </table:table-cell>
          <table:table-cell office:value-type="float" office:value="205.399993896484" calcext:value-type="float">
            <text:p>205.399993896484</text:p>
          </table:table-cell>
          <table:table-cell office:value-type="float" office:value="892163" calcext:value-type="float">
            <text:p>892163</text:p>
          </table:table-cell>
          <table:table-cell office:value-type="string" calcext:value-type="string">
            <text:p>ITC.NS</text:p>
          </table:table-cell>
          <table:table-cell/>
        </table:table-row>
        <table:table-row table:style-name="ro1">
          <table:table-cell office:value-type="string" calcext:value-type="string">
            <text:p>2021-04-23 15:15:00+05:30</text:p>
          </table:table-cell>
          <table:table-cell office:value-type="float" office:value="205.350006103516" calcext:value-type="float">
            <text:p>205.350006103516</text:p>
          </table:table-cell>
          <table:table-cell office:value-type="float" office:value="205.5" calcext:value-type="float">
            <text:p>205.5</text:p>
          </table:table-cell>
          <table:table-cell office:value-type="float" office:value="205.050003051758" calcext:value-type="float">
            <text:p>205.050003051758</text:p>
          </table:table-cell>
          <table:table-cell office:value-type="float" office:value="205.199996948242" calcext:value-type="float">
            <text:p>205.199996948242</text:p>
          </table:table-cell>
          <table:table-cell office:value-type="float" office:value="914335" calcext:value-type="float">
            <text:p>914335</text:p>
          </table:table-cell>
          <table:table-cell office:value-type="string" calcext:value-type="string">
            <text:p>ITC.NS</text:p>
          </table:table-cell>
          <table:table-cell/>
        </table:table-row>
        <table:table-row table:style-name="ro1">
          <table:table-cell office:value-type="string" calcext:value-type="string">
            <text:p>2021-04-23 09:15:00+05:30</text:p>
          </table:table-cell>
          <table:table-cell office:value-type="float" office:value="87.5999984741211" calcext:value-type="float">
            <text:p>87.5999984741211</text:p>
          </table:table-cell>
          <table:table-cell office:value-type="float" office:value="87.9000015258789" calcext:value-type="float">
            <text:p>87.9000015258789</text:p>
          </table:table-cell>
          <table:table-cell office:value-type="float" office:value="87.4499969482422" calcext:value-type="float">
            <text:p>87.4499969482422</text:p>
          </table:table-cell>
          <table:table-cell office:value-type="float" office:value="87.6999969482422" calcext:value-type="float">
            <text:p>87.6999969482422</text:p>
          </table:table-cell>
          <table:table-cell office:value-type="float" office:value="780722" calcext:value-type="float">
            <text:p>780722</text:p>
          </table:table-cell>
          <table:table-cell office:value-type="string" calcext:value-type="string">
            <text:p>IOC.NS</text:p>
          </table:table-cell>
          <table:table-cell table:style-name="ce1" table:formula="of:=([.C602]-[.D602])/[.D602]*100" office:value-type="float" office:value="0.514585012396349" calcext:value-type="float">
            <text:p>0.51</text:p>
          </table:table-cell>
        </table:table-row>
        <table:table-row table:style-name="ro1">
          <table:table-cell office:value-type="string" calcext:value-type="string">
            <text:p>2021-04-23 09:30:00+05:30</text:p>
          </table:table-cell>
          <table:table-cell office:value-type="float" office:value="87.6999969482422" calcext:value-type="float">
            <text:p>87.6999969482422</text:p>
          </table:table-cell>
          <table:table-cell office:value-type="float" office:value="87.9000015258789" calcext:value-type="float">
            <text:p>87.9000015258789</text:p>
          </table:table-cell>
          <table:table-cell office:value-type="float" office:value="87.5999984741211" calcext:value-type="float">
            <text:p>87.5999984741211</text:p>
          </table:table-cell>
          <table:table-cell office:value-type="float" office:value="87.75" calcext:value-type="float">
            <text:p>87.75</text:p>
          </table:table-cell>
          <table:table-cell office:value-type="float" office:value="409090" calcext:value-type="float">
            <text:p>409090</text:p>
          </table:table-cell>
          <table:table-cell office:value-type="string" calcext:value-type="string">
            <text:p>IOC.NS</text:p>
          </table:table-cell>
          <table:table-cell/>
        </table:table-row>
        <table:table-row table:style-name="ro1">
          <table:table-cell office:value-type="string" calcext:value-type="string">
            <text:p>2021-04-23 09:45:00+05:30</text:p>
          </table:table-cell>
          <table:table-cell office:value-type="float" office:value="87.6999969482422" calcext:value-type="float">
            <text:p>87.6999969482422</text:p>
          </table:table-cell>
          <table:table-cell office:value-type="float" office:value="87.9499969482422" calcext:value-type="float">
            <text:p>87.9499969482422</text:p>
          </table:table-cell>
          <table:table-cell office:value-type="float" office:value="87.5500030517578" calcext:value-type="float">
            <text:p>87.5500030517578</text:p>
          </table:table-cell>
          <table:table-cell office:value-type="float" office:value="87.9000015258789" calcext:value-type="float">
            <text:p>87.9000015258789</text:p>
          </table:table-cell>
          <table:table-cell office:value-type="float" office:value="589797" calcext:value-type="float">
            <text:p>589797</text:p>
          </table:table-cell>
          <table:table-cell office:value-type="string" calcext:value-type="string">
            <text:p>IOC.NS</text:p>
          </table:table-cell>
          <table:table-cell/>
        </table:table-row>
        <table:table-row table:style-name="ro1">
          <table:table-cell office:value-type="string" calcext:value-type="string">
            <text:p>2021-04-23 10:00:00+05:30</text:p>
          </table:table-cell>
          <table:table-cell office:value-type="float" office:value="87.9499969482422" calcext:value-type="float">
            <text:p>87.9499969482422</text:p>
          </table:table-cell>
          <table:table-cell office:value-type="float" office:value="88.3000030517578" calcext:value-type="float">
            <text:p>88.3000030517578</text:p>
          </table:table-cell>
          <table:table-cell office:value-type="float" office:value="87.8499984741211" calcext:value-type="float">
            <text:p>87.8499984741211</text:p>
          </table:table-cell>
          <table:table-cell office:value-type="float" office:value="88.1999969482422" calcext:value-type="float">
            <text:p>88.1999969482422</text:p>
          </table:table-cell>
          <table:table-cell office:value-type="float" office:value="458558" calcext:value-type="float">
            <text:p>458558</text:p>
          </table:table-cell>
          <table:table-cell office:value-type="string" calcext:value-type="string">
            <text:p>IOC.NS</text:p>
          </table:table-cell>
          <table:table-cell/>
        </table:table-row>
        <table:table-row table:style-name="ro1">
          <table:table-cell office:value-type="string" calcext:value-type="string">
            <text:p>2021-04-23 10:15:00+05:30</text:p>
          </table:table-cell>
          <table:table-cell office:value-type="float" office:value="88.25" calcext:value-type="float">
            <text:p>88.25</text:p>
          </table:table-cell>
          <table:table-cell office:value-type="float" office:value="88.5" calcext:value-type="float">
            <text:p>88.5</text:p>
          </table:table-cell>
          <table:table-cell office:value-type="float" office:value="88.1999969482422" calcext:value-type="float">
            <text:p>88.1999969482422</text:p>
          </table:table-cell>
          <table:table-cell office:value-type="float" office:value="88.4000015258789" calcext:value-type="float">
            <text:p>88.4000015258789</text:p>
          </table:table-cell>
          <table:table-cell office:value-type="float" office:value="573267" calcext:value-type="float">
            <text:p>573267</text:p>
          </table:table-cell>
          <table:table-cell office:value-type="string" calcext:value-type="string">
            <text:p>IOC.NS</text:p>
          </table:table-cell>
          <table:table-cell/>
        </table:table-row>
        <table:table-row table:style-name="ro1">
          <table:table-cell office:value-type="string" calcext:value-type="string">
            <text:p>2021-04-23 10:30:00+05:30</text:p>
          </table:table-cell>
          <table:table-cell office:value-type="float" office:value="88.4499969482422" calcext:value-type="float">
            <text:p>88.4499969482422</text:p>
          </table:table-cell>
          <table:table-cell office:value-type="float" office:value="88.5500030517578" calcext:value-type="float">
            <text:p>88.5500030517578</text:p>
          </table:table-cell>
          <table:table-cell office:value-type="float" office:value="88.1999969482422" calcext:value-type="float">
            <text:p>88.1999969482422</text:p>
          </table:table-cell>
          <table:table-cell office:value-type="float" office:value="88.3000030517578" calcext:value-type="float">
            <text:p>88.3000030517578</text:p>
          </table:table-cell>
          <table:table-cell office:value-type="float" office:value="287515" calcext:value-type="float">
            <text:p>287515</text:p>
          </table:table-cell>
          <table:table-cell office:value-type="string" calcext:value-type="string">
            <text:p>IOC.NS</text:p>
          </table:table-cell>
          <table:table-cell/>
        </table:table-row>
        <table:table-row table:style-name="ro1">
          <table:table-cell office:value-type="string" calcext:value-type="string">
            <text:p>2021-04-23 10:45:00+05:30</text:p>
          </table:table-cell>
          <table:table-cell table:number-columns-repeated="2" office:value-type="float" office:value="88.3000030517578" calcext:value-type="float">
            <text:p>88.3000030517578</text:p>
          </table:table-cell>
          <table:table-cell office:value-type="float" office:value="88.0500030517578" calcext:value-type="float">
            <text:p>88.0500030517578</text:p>
          </table:table-cell>
          <table:table-cell office:value-type="float" office:value="88.25" calcext:value-type="float">
            <text:p>88.25</text:p>
          </table:table-cell>
          <table:table-cell office:value-type="float" office:value="312156" calcext:value-type="float">
            <text:p>312156</text:p>
          </table:table-cell>
          <table:table-cell office:value-type="string" calcext:value-type="string">
            <text:p>IOC.NS</text:p>
          </table:table-cell>
          <table:table-cell/>
        </table:table-row>
        <table:table-row table:style-name="ro1">
          <table:table-cell office:value-type="string" calcext:value-type="string">
            <text:p>2021-04-23 11:00:00+05:30</text:p>
          </table:table-cell>
          <table:table-cell office:value-type="float" office:value="88.25" calcext:value-type="float">
            <text:p>88.25</text:p>
          </table:table-cell>
          <table:table-cell office:value-type="float" office:value="88.3499984741211" calcext:value-type="float">
            <text:p>88.3499984741211</text:p>
          </table:table-cell>
          <table:table-cell office:value-type="float" office:value="88.1500015258789" calcext:value-type="float">
            <text:p>88.1500015258789</text:p>
          </table:table-cell>
          <table:table-cell office:value-type="float" office:value="88.3499984741211" calcext:value-type="float">
            <text:p>88.3499984741211</text:p>
          </table:table-cell>
          <table:table-cell office:value-type="float" office:value="243259" calcext:value-type="float">
            <text:p>243259</text:p>
          </table:table-cell>
          <table:table-cell office:value-type="string" calcext:value-type="string">
            <text:p>IOC.NS</text:p>
          </table:table-cell>
          <table:table-cell/>
        </table:table-row>
        <table:table-row table:style-name="ro1">
          <table:table-cell office:value-type="string" calcext:value-type="string">
            <text:p>2021-04-23 11:15:00+05:30</text:p>
          </table:table-cell>
          <table:table-cell table:number-columns-repeated="2" office:value-type="float" office:value="88.3499984741211" calcext:value-type="float">
            <text:p>88.3499984741211</text:p>
          </table:table-cell>
          <table:table-cell office:value-type="float" office:value="88.1999969482422" calcext:value-type="float">
            <text:p>88.1999969482422</text:p>
          </table:table-cell>
          <table:table-cell office:value-type="float" office:value="88.3000030517578" calcext:value-type="float">
            <text:p>88.3000030517578</text:p>
          </table:table-cell>
          <table:table-cell office:value-type="float" office:value="110601" calcext:value-type="float">
            <text:p>110601</text:p>
          </table:table-cell>
          <table:table-cell office:value-type="string" calcext:value-type="string">
            <text:p>IOC.NS</text:p>
          </table:table-cell>
          <table:table-cell/>
        </table:table-row>
        <table:table-row table:style-name="ro1">
          <table:table-cell office:value-type="string" calcext:value-type="string">
            <text:p>2021-04-23 11:30:00+05:30</text:p>
          </table:table-cell>
          <table:table-cell office:value-type="float" office:value="88.25" calcext:value-type="float">
            <text:p>88.25</text:p>
          </table:table-cell>
          <table:table-cell office:value-type="float" office:value="88.4000015258789" calcext:value-type="float">
            <text:p>88.4000015258789</text:p>
          </table:table-cell>
          <table:table-cell office:value-type="float" office:value="88.1999969482422" calcext:value-type="float">
            <text:p>88.1999969482422</text:p>
          </table:table-cell>
          <table:table-cell office:value-type="float" office:value="88.25" calcext:value-type="float">
            <text:p>88.25</text:p>
          </table:table-cell>
          <table:table-cell office:value-type="float" office:value="371937" calcext:value-type="float">
            <text:p>371937</text:p>
          </table:table-cell>
          <table:table-cell office:value-type="string" calcext:value-type="string">
            <text:p>IOC.NS</text:p>
          </table:table-cell>
          <table:table-cell/>
        </table:table-row>
        <table:table-row table:style-name="ro1">
          <table:table-cell office:value-type="string" calcext:value-type="string">
            <text:p>2021-04-23 11:45:00+05:30</text:p>
          </table:table-cell>
          <table:table-cell office:value-type="float" office:value="88.3000030517578" calcext:value-type="float">
            <text:p>88.3000030517578</text:p>
          </table:table-cell>
          <table:table-cell office:value-type="float" office:value="88.4000015258789" calcext:value-type="float">
            <text:p>88.4000015258789</text:p>
          </table:table-cell>
          <table:table-cell office:value-type="float" office:value="88.1999969482422" calcext:value-type="float">
            <text:p>88.1999969482422</text:p>
          </table:table-cell>
          <table:table-cell office:value-type="float" office:value="88.3000030517578" calcext:value-type="float">
            <text:p>88.3000030517578</text:p>
          </table:table-cell>
          <table:table-cell office:value-type="float" office:value="153441" calcext:value-type="float">
            <text:p>153441</text:p>
          </table:table-cell>
          <table:table-cell office:value-type="string" calcext:value-type="string">
            <text:p>IOC.NS</text:p>
          </table:table-cell>
          <table:table-cell/>
        </table:table-row>
        <table:table-row table:style-name="ro1">
          <table:table-cell office:value-type="string" calcext:value-type="string">
            <text:p>2021-04-23 12:00:00+05:30</text:p>
          </table:table-cell>
          <table:table-cell office:value-type="float" office:value="88.3499984741211" calcext:value-type="float">
            <text:p>88.3499984741211</text:p>
          </table:table-cell>
          <table:table-cell office:value-type="float" office:value="88.4000015258789" calcext:value-type="float">
            <text:p>88.4000015258789</text:p>
          </table:table-cell>
          <table:table-cell office:value-type="float" office:value="88.25" calcext:value-type="float">
            <text:p>88.25</text:p>
          </table:table-cell>
          <table:table-cell office:value-type="float" office:value="88.3499984741211" calcext:value-type="float">
            <text:p>88.3499984741211</text:p>
          </table:table-cell>
          <table:table-cell office:value-type="float" office:value="117517" calcext:value-type="float">
            <text:p>117517</text:p>
          </table:table-cell>
          <table:table-cell office:value-type="string" calcext:value-type="string">
            <text:p>IOC.NS</text:p>
          </table:table-cell>
          <table:table-cell/>
        </table:table-row>
        <table:table-row table:style-name="ro1">
          <table:table-cell office:value-type="string" calcext:value-type="string">
            <text:p>2021-04-23 12:15:00+05:30</text:p>
          </table:table-cell>
          <table:table-cell table:number-columns-repeated="2" office:value-type="float" office:value="88.3499984741211" calcext:value-type="float">
            <text:p>88.3499984741211</text:p>
          </table:table-cell>
          <table:table-cell office:value-type="float" office:value="88.0999984741211" calcext:value-type="float">
            <text:p>88.0999984741211</text:p>
          </table:table-cell>
          <table:table-cell office:value-type="float" office:value="88.1999969482422" calcext:value-type="float">
            <text:p>88.1999969482422</text:p>
          </table:table-cell>
          <table:table-cell office:value-type="float" office:value="224009" calcext:value-type="float">
            <text:p>224009</text:p>
          </table:table-cell>
          <table:table-cell office:value-type="string" calcext:value-type="string">
            <text:p>IOC.NS</text:p>
          </table:table-cell>
          <table:table-cell/>
        </table:table-row>
        <table:table-row table:style-name="ro1">
          <table:table-cell office:value-type="string" calcext:value-type="string">
            <text:p>2021-04-23 12:30:00+05:30</text:p>
          </table:table-cell>
          <table:table-cell office:value-type="float" office:value="88.1500015258789" calcext:value-type="float">
            <text:p>88.1500015258789</text:p>
          </table:table-cell>
          <table:table-cell office:value-type="float" office:value="88.25" calcext:value-type="float">
            <text:p>88.25</text:p>
          </table:table-cell>
          <table:table-cell office:value-type="float" office:value="88.0999984741211" calcext:value-type="float">
            <text:p>88.0999984741211</text:p>
          </table:table-cell>
          <table:table-cell office:value-type="float" office:value="88.1999969482422" calcext:value-type="float">
            <text:p>88.1999969482422</text:p>
          </table:table-cell>
          <table:table-cell office:value-type="float" office:value="99719" calcext:value-type="float">
            <text:p>99719</text:p>
          </table:table-cell>
          <table:table-cell office:value-type="string" calcext:value-type="string">
            <text:p>IOC.NS</text:p>
          </table:table-cell>
          <table:table-cell/>
        </table:table-row>
        <table:table-row table:style-name="ro1">
          <table:table-cell office:value-type="string" calcext:value-type="string">
            <text:p>2021-04-23 12:45:00+05:30</text:p>
          </table:table-cell>
          <table:table-cell office:value-type="float" office:value="88.25" calcext:value-type="float">
            <text:p>88.25</text:p>
          </table:table-cell>
          <table:table-cell office:value-type="float" office:value="88.4000015258789" calcext:value-type="float">
            <text:p>88.4000015258789</text:p>
          </table:table-cell>
          <table:table-cell table:number-columns-repeated="2" office:value-type="float" office:value="88.1999969482422" calcext:value-type="float">
            <text:p>88.1999969482422</text:p>
          </table:table-cell>
          <table:table-cell office:value-type="float" office:value="164931" calcext:value-type="float">
            <text:p>164931</text:p>
          </table:table-cell>
          <table:table-cell office:value-type="string" calcext:value-type="string">
            <text:p>IOC.NS</text:p>
          </table:table-cell>
          <table:table-cell/>
        </table:table-row>
        <table:table-row table:style-name="ro1">
          <table:table-cell office:value-type="string" calcext:value-type="string">
            <text:p>2021-04-23 13:00:00+05:30</text:p>
          </table:table-cell>
          <table:table-cell office:value-type="float" office:value="88.25" calcext:value-type="float">
            <text:p>88.25</text:p>
          </table:table-cell>
          <table:table-cell office:value-type="float" office:value="88.3499984741211" calcext:value-type="float">
            <text:p>88.3499984741211</text:p>
          </table:table-cell>
          <table:table-cell table:number-columns-repeated="2" office:value-type="float" office:value="88.1500015258789" calcext:value-type="float">
            <text:p>88.1500015258789</text:p>
          </table:table-cell>
          <table:table-cell office:value-type="float" office:value="165515" calcext:value-type="float">
            <text:p>165515</text:p>
          </table:table-cell>
          <table:table-cell office:value-type="string" calcext:value-type="string">
            <text:p>IOC.NS</text:p>
          </table:table-cell>
          <table:table-cell/>
        </table:table-row>
        <table:table-row table:style-name="ro1">
          <table:table-cell office:value-type="string" calcext:value-type="string">
            <text:p>2021-04-23 13:15:00+05:30</text:p>
          </table:table-cell>
          <table:table-cell office:value-type="float" office:value="88.1999969482422" calcext:value-type="float">
            <text:p>88.1999969482422</text:p>
          </table:table-cell>
          <table:table-cell office:value-type="float" office:value="88.25" calcext:value-type="float">
            <text:p>88.25</text:p>
          </table:table-cell>
          <table:table-cell office:value-type="float" office:value="88.0500030517578" calcext:value-type="float">
            <text:p>88.0500030517578</text:p>
          </table:table-cell>
          <table:table-cell office:value-type="float" office:value="88.1500015258789" calcext:value-type="float">
            <text:p>88.1500015258789</text:p>
          </table:table-cell>
          <table:table-cell office:value-type="float" office:value="205325" calcext:value-type="float">
            <text:p>205325</text:p>
          </table:table-cell>
          <table:table-cell office:value-type="string" calcext:value-type="string">
            <text:p>IOC.NS</text:p>
          </table:table-cell>
          <table:table-cell/>
        </table:table-row>
        <table:table-row table:style-name="ro1">
          <table:table-cell office:value-type="string" calcext:value-type="string">
            <text:p>2021-04-23 13:30:00+05:30</text:p>
          </table:table-cell>
          <table:table-cell office:value-type="float" office:value="88.1999969482422" calcext:value-type="float">
            <text:p>88.1999969482422</text:p>
          </table:table-cell>
          <table:table-cell office:value-type="float" office:value="88.25" calcext:value-type="float">
            <text:p>88.25</text:p>
          </table:table-cell>
          <table:table-cell office:value-type="float" office:value="87.8499984741211" calcext:value-type="float">
            <text:p>87.8499984741211</text:p>
          </table:table-cell>
          <table:table-cell office:value-type="float" office:value="87.9499969482422" calcext:value-type="float">
            <text:p>87.9499969482422</text:p>
          </table:table-cell>
          <table:table-cell office:value-type="float" office:value="411958" calcext:value-type="float">
            <text:p>411958</text:p>
          </table:table-cell>
          <table:table-cell office:value-type="string" calcext:value-type="string">
            <text:p>IOC.NS</text:p>
          </table:table-cell>
          <table:table-cell/>
        </table:table-row>
        <table:table-row table:style-name="ro1">
          <table:table-cell office:value-type="string" calcext:value-type="string">
            <text:p>2021-04-23 13:45:00+05:30</text:p>
          </table:table-cell>
          <table:table-cell office:value-type="float" office:value="88" calcext:value-type="float">
            <text:p>88</text:p>
          </table:table-cell>
          <table:table-cell office:value-type="float" office:value="88.0999984741211" calcext:value-type="float">
            <text:p>88.0999984741211</text:p>
          </table:table-cell>
          <table:table-cell office:value-type="float" office:value="87.9000015258789" calcext:value-type="float">
            <text:p>87.9000015258789</text:p>
          </table:table-cell>
          <table:table-cell office:value-type="float" office:value="88.0999984741211" calcext:value-type="float">
            <text:p>88.0999984741211</text:p>
          </table:table-cell>
          <table:table-cell office:value-type="float" office:value="145707" calcext:value-type="float">
            <text:p>145707</text:p>
          </table:table-cell>
          <table:table-cell office:value-type="string" calcext:value-type="string">
            <text:p>IOC.NS</text:p>
          </table:table-cell>
          <table:table-cell/>
        </table:table-row>
        <table:table-row table:style-name="ro1">
          <table:table-cell office:value-type="string" calcext:value-type="string">
            <text:p>2021-04-23 14:00:00+05:30</text:p>
          </table:table-cell>
          <table:table-cell office:value-type="float" office:value="88.0999984741211" calcext:value-type="float">
            <text:p>88.0999984741211</text:p>
          </table:table-cell>
          <table:table-cell office:value-type="float" office:value="88.3000030517578" calcext:value-type="float">
            <text:p>88.3000030517578</text:p>
          </table:table-cell>
          <table:table-cell office:value-type="float" office:value="88" calcext:value-type="float">
            <text:p>88</text:p>
          </table:table-cell>
          <table:table-cell office:value-type="float" office:value="88.0999984741211" calcext:value-type="float">
            <text:p>88.0999984741211</text:p>
          </table:table-cell>
          <table:table-cell office:value-type="float" office:value="203521" calcext:value-type="float">
            <text:p>203521</text:p>
          </table:table-cell>
          <table:table-cell office:value-type="string" calcext:value-type="string">
            <text:p>IOC.NS</text:p>
          </table:table-cell>
          <table:table-cell/>
        </table:table-row>
        <table:table-row table:style-name="ro1">
          <table:table-cell office:value-type="string" calcext:value-type="string">
            <text:p>2021-04-23 14:15:00+05:30</text:p>
          </table:table-cell>
          <table:table-cell office:value-type="float" office:value="88.0500030517578" calcext:value-type="float">
            <text:p>88.0500030517578</text:p>
          </table:table-cell>
          <table:table-cell office:value-type="float" office:value="88.1999969482422" calcext:value-type="float">
            <text:p>88.1999969482422</text:p>
          </table:table-cell>
          <table:table-cell office:value-type="float" office:value="87.8499984741211" calcext:value-type="float">
            <text:p>87.8499984741211</text:p>
          </table:table-cell>
          <table:table-cell office:value-type="float" office:value="87.9000015258789" calcext:value-type="float">
            <text:p>87.9000015258789</text:p>
          </table:table-cell>
          <table:table-cell office:value-type="float" office:value="198608" calcext:value-type="float">
            <text:p>198608</text:p>
          </table:table-cell>
          <table:table-cell office:value-type="string" calcext:value-type="string">
            <text:p>IOC.NS</text:p>
          </table:table-cell>
          <table:table-cell/>
        </table:table-row>
        <table:table-row table:style-name="ro1">
          <table:table-cell office:value-type="string" calcext:value-type="string">
            <text:p>2021-04-23 14:30:00+05:30</text:p>
          </table:table-cell>
          <table:table-cell office:value-type="float" office:value="87.9000015258789" calcext:value-type="float">
            <text:p>87.9000015258789</text:p>
          </table:table-cell>
          <table:table-cell office:value-type="float" office:value="88" calcext:value-type="float">
            <text:p>88</text:p>
          </table:table-cell>
          <table:table-cell office:value-type="float" office:value="87.6500015258789" calcext:value-type="float">
            <text:p>87.6500015258789</text:p>
          </table:table-cell>
          <table:table-cell office:value-type="float" office:value="87.6999969482422" calcext:value-type="float">
            <text:p>87.6999969482422</text:p>
          </table:table-cell>
          <table:table-cell office:value-type="float" office:value="449185" calcext:value-type="float">
            <text:p>449185</text:p>
          </table:table-cell>
          <table:table-cell office:value-type="string" calcext:value-type="string">
            <text:p>IOC.NS</text:p>
          </table:table-cell>
          <table:table-cell/>
        </table:table-row>
        <table:table-row table:style-name="ro1">
          <table:table-cell office:value-type="string" calcext:value-type="string">
            <text:p>2021-04-23 14:45:00+05:30</text:p>
          </table:table-cell>
          <table:table-cell office:value-type="float" office:value="87.6500015258789" calcext:value-type="float">
            <text:p>87.6500015258789</text:p>
          </table:table-cell>
          <table:table-cell office:value-type="float" office:value="87.9499969482422" calcext:value-type="float">
            <text:p>87.9499969482422</text:p>
          </table:table-cell>
          <table:table-cell office:value-type="float" office:value="87.5999984741211" calcext:value-type="float">
            <text:p>87.5999984741211</text:p>
          </table:table-cell>
          <table:table-cell office:value-type="float" office:value="87.9000015258789" calcext:value-type="float">
            <text:p>87.9000015258789</text:p>
          </table:table-cell>
          <table:table-cell office:value-type="float" office:value="285958" calcext:value-type="float">
            <text:p>285958</text:p>
          </table:table-cell>
          <table:table-cell office:value-type="string" calcext:value-type="string">
            <text:p>IOC.NS</text:p>
          </table:table-cell>
          <table:table-cell/>
        </table:table-row>
        <table:table-row table:style-name="ro1">
          <table:table-cell office:value-type="string" calcext:value-type="string">
            <text:p>2021-04-23 15:00:00+05:30</text:p>
          </table:table-cell>
          <table:table-cell office:value-type="float" office:value="87.8499984741211" calcext:value-type="float">
            <text:p>87.8499984741211</text:p>
          </table:table-cell>
          <table:table-cell office:value-type="float" office:value="88.0999984741211" calcext:value-type="float">
            <text:p>88.0999984741211</text:p>
          </table:table-cell>
          <table:table-cell office:value-type="float" office:value="87.8499984741211" calcext:value-type="float">
            <text:p>87.8499984741211</text:p>
          </table:table-cell>
          <table:table-cell office:value-type="float" office:value="88.0500030517578" calcext:value-type="float">
            <text:p>88.0500030517578</text:p>
          </table:table-cell>
          <table:table-cell office:value-type="float" office:value="347569" calcext:value-type="float">
            <text:p>347569</text:p>
          </table:table-cell>
          <table:table-cell office:value-type="string" calcext:value-type="string">
            <text:p>IOC.NS</text:p>
          </table:table-cell>
          <table:table-cell/>
        </table:table-row>
        <table:table-row table:style-name="ro1">
          <table:table-cell office:value-type="string" calcext:value-type="string">
            <text:p>2021-04-23 15:15:00+05:30</text:p>
          </table:table-cell>
          <table:table-cell office:value-type="float" office:value="88.0500030517578" calcext:value-type="float">
            <text:p>88.0500030517578</text:p>
          </table:table-cell>
          <table:table-cell office:value-type="float" office:value="88.1999969482422" calcext:value-type="float">
            <text:p>88.1999969482422</text:p>
          </table:table-cell>
          <table:table-cell office:value-type="float" office:value="88" calcext:value-type="float">
            <text:p>88</text:p>
          </table:table-cell>
          <table:table-cell office:value-type="float" office:value="88.0999984741211" calcext:value-type="float">
            <text:p>88.0999984741211</text:p>
          </table:table-cell>
          <table:table-cell office:value-type="float" office:value="501519" calcext:value-type="float">
            <text:p>501519</text:p>
          </table:table-cell>
          <table:table-cell office:value-type="string" calcext:value-type="string">
            <text:p>IOC.NS</text:p>
          </table:table-cell>
          <table:table-cell/>
        </table:table-row>
        <table:table-row table:style-name="ro1">
          <table:table-cell office:value-type="string" calcext:value-type="string">
            <text:p>2021-04-23 09:15:00+05:30</text:p>
          </table:table-cell>
          <table:table-cell office:value-type="float" office:value="829.849975585938" calcext:value-type="float">
            <text:p>829.849975585938</text:p>
          </table:table-cell>
          <table:table-cell office:value-type="float" office:value="845" calcext:value-type="float">
            <text:p>845</text:p>
          </table:table-cell>
          <table:table-cell office:value-type="float" office:value="823.25" calcext:value-type="float">
            <text:p>823.25</text:p>
          </table:table-cell>
          <table:table-cell office:value-type="float" office:value="833.75" calcext:value-type="float">
            <text:p>833.75</text:p>
          </table:table-cell>
          <table:table-cell office:value-type="float" office:value="735117" calcext:value-type="float">
            <text:p>735117</text:p>
          </table:table-cell>
          <table:table-cell office:value-type="string" calcext:value-type="string">
            <text:p>INDUSINDBK.NS</text:p>
          </table:table-cell>
          <table:table-cell table:style-name="ce1" table:formula="of:=([.C627]-[.D627])/[.D627]*100" office:value-type="float" office:value="2.64196781050714" calcext:value-type="float">
            <text:p>2.64</text:p>
          </table:table-cell>
        </table:table-row>
        <table:table-row table:style-name="ro1">
          <table:table-cell office:value-type="string" calcext:value-type="string">
            <text:p>2021-04-23 09:30:00+05:30</text:p>
          </table:table-cell>
          <table:table-cell office:value-type="float" office:value="833.200012207031" calcext:value-type="float">
            <text:p>833.200012207031</text:p>
          </table:table-cell>
          <table:table-cell office:value-type="float" office:value="839" calcext:value-type="float">
            <text:p>839</text:p>
          </table:table-cell>
          <table:table-cell office:value-type="float" office:value="830.900024414063" calcext:value-type="float">
            <text:p>830.900024414063</text:p>
          </table:table-cell>
          <table:table-cell office:value-type="float" office:value="837.349975585938" calcext:value-type="float">
            <text:p>837.349975585938</text:p>
          </table:table-cell>
          <table:table-cell office:value-type="float" office:value="437178" calcext:value-type="float">
            <text:p>437178</text:p>
          </table:table-cell>
          <table:table-cell office:value-type="string" calcext:value-type="string">
            <text:p>INDUSINDBK.NS</text:p>
          </table:table-cell>
          <table:table-cell/>
        </table:table-row>
        <table:table-row table:style-name="ro1">
          <table:table-cell office:value-type="string" calcext:value-type="string">
            <text:p>2021-04-23 09:45:00+05:30</text:p>
          </table:table-cell>
          <table:table-cell office:value-type="float" office:value="837.450012207031" calcext:value-type="float">
            <text:p>837.450012207031</text:p>
          </table:table-cell>
          <table:table-cell office:value-type="float" office:value="844.400024414063" calcext:value-type="float">
            <text:p>844.400024414063</text:p>
          </table:table-cell>
          <table:table-cell office:value-type="float" office:value="836.5" calcext:value-type="float">
            <text:p>836.5</text:p>
          </table:table-cell>
          <table:table-cell office:value-type="float" office:value="844.400024414063" calcext:value-type="float">
            <text:p>844.400024414063</text:p>
          </table:table-cell>
          <table:table-cell office:value-type="float" office:value="313746" calcext:value-type="float">
            <text:p>313746</text:p>
          </table:table-cell>
          <table:table-cell office:value-type="string" calcext:value-type="string">
            <text:p>INDUSINDBK.NS</text:p>
          </table:table-cell>
          <table:table-cell/>
        </table:table-row>
        <table:table-row table:style-name="ro1">
          <table:table-cell office:value-type="string" calcext:value-type="string">
            <text:p>2021-04-23 10:00:00+05:30</text:p>
          </table:table-cell>
          <table:table-cell office:value-type="float" office:value="844" calcext:value-type="float">
            <text:p>844</text:p>
          </table:table-cell>
          <table:table-cell office:value-type="float" office:value="851.299987792969" calcext:value-type="float">
            <text:p>851.299987792969</text:p>
          </table:table-cell>
          <table:table-cell office:value-type="float" office:value="842.5" calcext:value-type="float">
            <text:p>842.5</text:p>
          </table:table-cell>
          <table:table-cell office:value-type="float" office:value="851" calcext:value-type="float">
            <text:p>851</text:p>
          </table:table-cell>
          <table:table-cell office:value-type="float" office:value="628689" calcext:value-type="float">
            <text:p>628689</text:p>
          </table:table-cell>
          <table:table-cell office:value-type="string" calcext:value-type="string">
            <text:p>INDUSINDBK.NS</text:p>
          </table:table-cell>
          <table:table-cell/>
        </table:table-row>
        <table:table-row table:style-name="ro1">
          <table:table-cell office:value-type="string" calcext:value-type="string">
            <text:p>2021-04-23 10:15:00+05:30</text:p>
          </table:table-cell>
          <table:table-cell office:value-type="float" office:value="851" calcext:value-type="float">
            <text:p>851</text:p>
          </table:table-cell>
          <table:table-cell office:value-type="float" office:value="852.650024414062" calcext:value-type="float">
            <text:p>852.650024414062</text:p>
          </table:table-cell>
          <table:table-cell office:value-type="float" office:value="844.900024414063" calcext:value-type="float">
            <text:p>844.900024414063</text:p>
          </table:table-cell>
          <table:table-cell office:value-type="float" office:value="852" calcext:value-type="float">
            <text:p>852</text:p>
          </table:table-cell>
          <table:table-cell office:value-type="float" office:value="436937" calcext:value-type="float">
            <text:p>436937</text:p>
          </table:table-cell>
          <table:table-cell office:value-type="string" calcext:value-type="string">
            <text:p>INDUSINDBK.NS</text:p>
          </table:table-cell>
          <table:table-cell/>
        </table:table-row>
        <table:table-row table:style-name="ro1">
          <table:table-cell office:value-type="string" calcext:value-type="string">
            <text:p>2021-04-23 10:30:00+05:30</text:p>
          </table:table-cell>
          <table:table-cell office:value-type="float" office:value="852.5" calcext:value-type="float">
            <text:p>852.5</text:p>
          </table:table-cell>
          <table:table-cell office:value-type="float" office:value="853.900024414063" calcext:value-type="float">
            <text:p>853.900024414063</text:p>
          </table:table-cell>
          <table:table-cell office:value-type="float" office:value="848.75" calcext:value-type="float">
            <text:p>848.75</text:p>
          </table:table-cell>
          <table:table-cell office:value-type="float" office:value="850.5" calcext:value-type="float">
            <text:p>850.5</text:p>
          </table:table-cell>
          <table:table-cell office:value-type="float" office:value="320989" calcext:value-type="float">
            <text:p>320989</text:p>
          </table:table-cell>
          <table:table-cell office:value-type="string" calcext:value-type="string">
            <text:p>INDUSINDBK.NS</text:p>
          </table:table-cell>
          <table:table-cell/>
        </table:table-row>
        <table:table-row table:style-name="ro1">
          <table:table-cell office:value-type="string" calcext:value-type="string">
            <text:p>2021-04-23 10:45:00+05:30</text:p>
          </table:table-cell>
          <table:table-cell office:value-type="float" office:value="850.599975585937" calcext:value-type="float">
            <text:p>850.599975585937</text:p>
          </table:table-cell>
          <table:table-cell office:value-type="float" office:value="851" calcext:value-type="float">
            <text:p>851</text:p>
          </table:table-cell>
          <table:table-cell office:value-type="float" office:value="848.049987792969" calcext:value-type="float">
            <text:p>848.049987792969</text:p>
          </table:table-cell>
          <table:table-cell office:value-type="float" office:value="849.25" calcext:value-type="float">
            <text:p>849.25</text:p>
          </table:table-cell>
          <table:table-cell office:value-type="float" office:value="181219" calcext:value-type="float">
            <text:p>181219</text:p>
          </table:table-cell>
          <table:table-cell office:value-type="string" calcext:value-type="string">
            <text:p>INDUSINDBK.NS</text:p>
          </table:table-cell>
          <table:table-cell/>
        </table:table-row>
        <table:table-row table:style-name="ro1">
          <table:table-cell office:value-type="string" calcext:value-type="string">
            <text:p>2021-04-23 11:00:00+05:30</text:p>
          </table:table-cell>
          <table:table-cell office:value-type="float" office:value="849.099975585938" calcext:value-type="float">
            <text:p>849.099975585938</text:p>
          </table:table-cell>
          <table:table-cell office:value-type="float" office:value="852.5" calcext:value-type="float">
            <text:p>852.5</text:p>
          </table:table-cell>
          <table:table-cell office:value-type="float" office:value="849.099975585938" calcext:value-type="float">
            <text:p>849.099975585938</text:p>
          </table:table-cell>
          <table:table-cell office:value-type="float" office:value="851.5" calcext:value-type="float">
            <text:p>851.5</text:p>
          </table:table-cell>
          <table:table-cell office:value-type="float" office:value="161778" calcext:value-type="float">
            <text:p>161778</text:p>
          </table:table-cell>
          <table:table-cell office:value-type="string" calcext:value-type="string">
            <text:p>INDUSINDBK.NS</text:p>
          </table:table-cell>
          <table:table-cell/>
        </table:table-row>
        <table:table-row table:style-name="ro1">
          <table:table-cell office:value-type="string" calcext:value-type="string">
            <text:p>2021-04-23 11:15:00+05:30</text:p>
          </table:table-cell>
          <table:table-cell office:value-type="float" office:value="851.299987792969" calcext:value-type="float">
            <text:p>851.299987792969</text:p>
          </table:table-cell>
          <table:table-cell office:value-type="float" office:value="854.900024414063" calcext:value-type="float">
            <text:p>854.900024414063</text:p>
          </table:table-cell>
          <table:table-cell office:value-type="float" office:value="850.549987792969" calcext:value-type="float">
            <text:p>850.549987792969</text:p>
          </table:table-cell>
          <table:table-cell office:value-type="float" office:value="854" calcext:value-type="float">
            <text:p>854</text:p>
          </table:table-cell>
          <table:table-cell office:value-type="float" office:value="231433" calcext:value-type="float">
            <text:p>231433</text:p>
          </table:table-cell>
          <table:table-cell office:value-type="string" calcext:value-type="string">
            <text:p>INDUSINDBK.NS</text:p>
          </table:table-cell>
          <table:table-cell/>
        </table:table-row>
        <table:table-row table:style-name="ro1">
          <table:table-cell office:value-type="string" calcext:value-type="string">
            <text:p>2021-04-23 11:30:00+05:30</text:p>
          </table:table-cell>
          <table:table-cell office:value-type="float" office:value="853.900024414063" calcext:value-type="float">
            <text:p>853.900024414063</text:p>
          </table:table-cell>
          <table:table-cell office:value-type="float" office:value="859.599975585937" calcext:value-type="float">
            <text:p>859.599975585937</text:p>
          </table:table-cell>
          <table:table-cell office:value-type="float" office:value="852.650024414062" calcext:value-type="float">
            <text:p>852.650024414062</text:p>
          </table:table-cell>
          <table:table-cell office:value-type="float" office:value="856.200012207031" calcext:value-type="float">
            <text:p>856.200012207031</text:p>
          </table:table-cell>
          <table:table-cell office:value-type="float" office:value="406509" calcext:value-type="float">
            <text:p>406509</text:p>
          </table:table-cell>
          <table:table-cell office:value-type="string" calcext:value-type="string">
            <text:p>INDUSINDBK.NS</text:p>
          </table:table-cell>
          <table:table-cell/>
        </table:table-row>
        <table:table-row table:style-name="ro1">
          <table:table-cell office:value-type="string" calcext:value-type="string">
            <text:p>2021-04-23 11:45:00+05:30</text:p>
          </table:table-cell>
          <table:table-cell office:value-type="float" office:value="856.299987792969" calcext:value-type="float">
            <text:p>856.299987792969</text:p>
          </table:table-cell>
          <table:table-cell office:value-type="float" office:value="856.849975585937" calcext:value-type="float">
            <text:p>856.849975585937</text:p>
          </table:table-cell>
          <table:table-cell office:value-type="float" office:value="852.599975585938" calcext:value-type="float">
            <text:p>852.599975585938</text:p>
          </table:table-cell>
          <table:table-cell office:value-type="float" office:value="852.849975585938" calcext:value-type="float">
            <text:p>852.849975585938</text:p>
          </table:table-cell>
          <table:table-cell office:value-type="float" office:value="159433" calcext:value-type="float">
            <text:p>159433</text:p>
          </table:table-cell>
          <table:table-cell office:value-type="string" calcext:value-type="string">
            <text:p>INDUSINDBK.NS</text:p>
          </table:table-cell>
          <table:table-cell/>
        </table:table-row>
        <table:table-row table:style-name="ro1">
          <table:table-cell office:value-type="string" calcext:value-type="string">
            <text:p>2021-04-23 12:00:00+05:30</text:p>
          </table:table-cell>
          <table:table-cell office:value-type="float" office:value="853.400024414063" calcext:value-type="float">
            <text:p>853.400024414063</text:p>
          </table:table-cell>
          <table:table-cell office:value-type="float" office:value="855.049987792969" calcext:value-type="float">
            <text:p>855.049987792969</text:p>
          </table:table-cell>
          <table:table-cell office:value-type="float" office:value="851.799987792969" calcext:value-type="float">
            <text:p>851.799987792969</text:p>
          </table:table-cell>
          <table:table-cell office:value-type="float" office:value="853" calcext:value-type="float">
            <text:p>853</text:p>
          </table:table-cell>
          <table:table-cell office:value-type="float" office:value="153293" calcext:value-type="float">
            <text:p>153293</text:p>
          </table:table-cell>
          <table:table-cell office:value-type="string" calcext:value-type="string">
            <text:p>INDUSINDBK.NS</text:p>
          </table:table-cell>
          <table:table-cell/>
        </table:table-row>
        <table:table-row table:style-name="ro1">
          <table:table-cell office:value-type="string" calcext:value-type="string">
            <text:p>2021-04-23 12:15:00+05:30</text:p>
          </table:table-cell>
          <table:table-cell office:value-type="float" office:value="852.799987792969" calcext:value-type="float">
            <text:p>852.799987792969</text:p>
          </table:table-cell>
          <table:table-cell office:value-type="float" office:value="852.900024414063" calcext:value-type="float">
            <text:p>852.900024414063</text:p>
          </table:table-cell>
          <table:table-cell office:value-type="float" office:value="847.549987792969" calcext:value-type="float">
            <text:p>847.549987792969</text:p>
          </table:table-cell>
          <table:table-cell office:value-type="float" office:value="850.799987792969" calcext:value-type="float">
            <text:p>850.799987792969</text:p>
          </table:table-cell>
          <table:table-cell office:value-type="float" office:value="352633" calcext:value-type="float">
            <text:p>352633</text:p>
          </table:table-cell>
          <table:table-cell office:value-type="string" calcext:value-type="string">
            <text:p>INDUSINDBK.NS</text:p>
          </table:table-cell>
          <table:table-cell/>
        </table:table-row>
        <table:table-row table:style-name="ro1">
          <table:table-cell office:value-type="string" calcext:value-type="string">
            <text:p>2021-04-23 12:30:00+05:30</text:p>
          </table:table-cell>
          <table:table-cell office:value-type="float" office:value="851.200012207031" calcext:value-type="float">
            <text:p>851.200012207031</text:p>
          </table:table-cell>
          <table:table-cell office:value-type="float" office:value="855.5" calcext:value-type="float">
            <text:p>855.5</text:p>
          </table:table-cell>
          <table:table-cell office:value-type="float" office:value="850.099975585938" calcext:value-type="float">
            <text:p>850.099975585938</text:p>
          </table:table-cell>
          <table:table-cell office:value-type="float" office:value="854.599975585938" calcext:value-type="float">
            <text:p>854.599975585938</text:p>
          </table:table-cell>
          <table:table-cell office:value-type="float" office:value="141994" calcext:value-type="float">
            <text:p>141994</text:p>
          </table:table-cell>
          <table:table-cell office:value-type="string" calcext:value-type="string">
            <text:p>INDUSINDBK.NS</text:p>
          </table:table-cell>
          <table:table-cell/>
        </table:table-row>
        <table:table-row table:style-name="ro1">
          <table:table-cell office:value-type="string" calcext:value-type="string">
            <text:p>2021-04-23 12:45:00+05:30</text:p>
          </table:table-cell>
          <table:table-cell office:value-type="float" office:value="854.75" calcext:value-type="float">
            <text:p>854.75</text:p>
          </table:table-cell>
          <table:table-cell office:value-type="float" office:value="856" calcext:value-type="float">
            <text:p>856</text:p>
          </table:table-cell>
          <table:table-cell office:value-type="float" office:value="852.099975585938" calcext:value-type="float">
            <text:p>852.099975585938</text:p>
          </table:table-cell>
          <table:table-cell office:value-type="float" office:value="852.75" calcext:value-type="float">
            <text:p>852.75</text:p>
          </table:table-cell>
          <table:table-cell office:value-type="float" office:value="199366" calcext:value-type="float">
            <text:p>199366</text:p>
          </table:table-cell>
          <table:table-cell office:value-type="string" calcext:value-type="string">
            <text:p>INDUSINDBK.NS</text:p>
          </table:table-cell>
          <table:table-cell/>
        </table:table-row>
        <table:table-row table:style-name="ro1">
          <table:table-cell office:value-type="string" calcext:value-type="string">
            <text:p>2021-04-23 13:00:00+05:30</text:p>
          </table:table-cell>
          <table:table-cell office:value-type="float" office:value="853.099975585937" calcext:value-type="float">
            <text:p>853.099975585937</text:p>
          </table:table-cell>
          <table:table-cell office:value-type="float" office:value="855.099975585937" calcext:value-type="float">
            <text:p>855.099975585937</text:p>
          </table:table-cell>
          <table:table-cell office:value-type="float" office:value="850.849975585938" calcext:value-type="float">
            <text:p>850.849975585938</text:p>
          </table:table-cell>
          <table:table-cell office:value-type="float" office:value="852.549987792969" calcext:value-type="float">
            <text:p>852.549987792969</text:p>
          </table:table-cell>
          <table:table-cell office:value-type="float" office:value="135261" calcext:value-type="float">
            <text:p>135261</text:p>
          </table:table-cell>
          <table:table-cell office:value-type="string" calcext:value-type="string">
            <text:p>INDUSINDBK.NS</text:p>
          </table:table-cell>
          <table:table-cell/>
        </table:table-row>
        <table:table-row table:style-name="ro1">
          <table:table-cell office:value-type="string" calcext:value-type="string">
            <text:p>2021-04-23 13:15:00+05:30</text:p>
          </table:table-cell>
          <table:table-cell office:value-type="float" office:value="852.599975585938" calcext:value-type="float">
            <text:p>852.599975585938</text:p>
          </table:table-cell>
          <table:table-cell office:value-type="float" office:value="856.950012207031" calcext:value-type="float">
            <text:p>856.950012207031</text:p>
          </table:table-cell>
          <table:table-cell office:value-type="float" office:value="851.799987792969" calcext:value-type="float">
            <text:p>851.799987792969</text:p>
          </table:table-cell>
          <table:table-cell office:value-type="float" office:value="855.799987792969" calcext:value-type="float">
            <text:p>855.799987792969</text:p>
          </table:table-cell>
          <table:table-cell office:value-type="float" office:value="174105" calcext:value-type="float">
            <text:p>174105</text:p>
          </table:table-cell>
          <table:table-cell office:value-type="string" calcext:value-type="string">
            <text:p>INDUSINDBK.NS</text:p>
          </table:table-cell>
          <table:table-cell/>
        </table:table-row>
        <table:table-row table:style-name="ro1">
          <table:table-cell office:value-type="string" calcext:value-type="string">
            <text:p>2021-04-23 13:30:00+05:30</text:p>
          </table:table-cell>
          <table:table-cell office:value-type="float" office:value="855.599975585938" calcext:value-type="float">
            <text:p>855.599975585938</text:p>
          </table:table-cell>
          <table:table-cell office:value-type="float" office:value="855.849975585937" calcext:value-type="float">
            <text:p>855.849975585937</text:p>
          </table:table-cell>
          <table:table-cell office:value-type="float" office:value="849.450012207031" calcext:value-type="float">
            <text:p>849.450012207031</text:p>
          </table:table-cell>
          <table:table-cell office:value-type="float" office:value="851.5" calcext:value-type="float">
            <text:p>851.5</text:p>
          </table:table-cell>
          <table:table-cell office:value-type="float" office:value="388408" calcext:value-type="float">
            <text:p>388408</text:p>
          </table:table-cell>
          <table:table-cell office:value-type="string" calcext:value-type="string">
            <text:p>INDUSINDBK.NS</text:p>
          </table:table-cell>
          <table:table-cell/>
        </table:table-row>
        <table:table-row table:style-name="ro1">
          <table:table-cell office:value-type="string" calcext:value-type="string">
            <text:p>2021-04-23 13:45:00+05:30</text:p>
          </table:table-cell>
          <table:table-cell office:value-type="float" office:value="851.849975585938" calcext:value-type="float">
            <text:p>851.849975585938</text:p>
          </table:table-cell>
          <table:table-cell office:value-type="float" office:value="853.400024414063" calcext:value-type="float">
            <text:p>853.400024414063</text:p>
          </table:table-cell>
          <table:table-cell office:value-type="float" office:value="849.599975585937" calcext:value-type="float">
            <text:p>849.599975585937</text:p>
          </table:table-cell>
          <table:table-cell office:value-type="float" office:value="851.5" calcext:value-type="float">
            <text:p>851.5</text:p>
          </table:table-cell>
          <table:table-cell office:value-type="float" office:value="167669" calcext:value-type="float">
            <text:p>167669</text:p>
          </table:table-cell>
          <table:table-cell office:value-type="string" calcext:value-type="string">
            <text:p>INDUSINDBK.NS</text:p>
          </table:table-cell>
          <table:table-cell/>
        </table:table-row>
        <table:table-row table:style-name="ro1">
          <table:table-cell office:value-type="string" calcext:value-type="string">
            <text:p>2021-04-23 14:00:00+05:30</text:p>
          </table:table-cell>
          <table:table-cell office:value-type="float" office:value="851.5" calcext:value-type="float">
            <text:p>851.5</text:p>
          </table:table-cell>
          <table:table-cell office:value-type="float" office:value="853" calcext:value-type="float">
            <text:p>853</text:p>
          </table:table-cell>
          <table:table-cell office:value-type="float" office:value="847" calcext:value-type="float">
            <text:p>847</text:p>
          </table:table-cell>
          <table:table-cell office:value-type="float" office:value="847.5" calcext:value-type="float">
            <text:p>847.5</text:p>
          </table:table-cell>
          <table:table-cell office:value-type="float" office:value="240178" calcext:value-type="float">
            <text:p>240178</text:p>
          </table:table-cell>
          <table:table-cell office:value-type="string" calcext:value-type="string">
            <text:p>INDUSINDBK.NS</text:p>
          </table:table-cell>
          <table:table-cell/>
        </table:table-row>
        <table:table-row table:style-name="ro1">
          <table:table-cell office:value-type="string" calcext:value-type="string">
            <text:p>2021-04-23 14:15:00+05:30</text:p>
          </table:table-cell>
          <table:table-cell office:value-type="float" office:value="847.700012207031" calcext:value-type="float">
            <text:p>847.700012207031</text:p>
          </table:table-cell>
          <table:table-cell office:value-type="float" office:value="850.5" calcext:value-type="float">
            <text:p>850.5</text:p>
          </table:table-cell>
          <table:table-cell office:value-type="float" office:value="845" calcext:value-type="float">
            <text:p>845</text:p>
          </table:table-cell>
          <table:table-cell office:value-type="float" office:value="845.049987792969" calcext:value-type="float">
            <text:p>845.049987792969</text:p>
          </table:table-cell>
          <table:table-cell office:value-type="float" office:value="346316" calcext:value-type="float">
            <text:p>346316</text:p>
          </table:table-cell>
          <table:table-cell office:value-type="string" calcext:value-type="string">
            <text:p>INDUSINDBK.NS</text:p>
          </table:table-cell>
          <table:table-cell/>
        </table:table-row>
        <table:table-row table:style-name="ro1">
          <table:table-cell office:value-type="string" calcext:value-type="string">
            <text:p>2021-04-23 14:30:00+05:30</text:p>
          </table:table-cell>
          <table:table-cell office:value-type="float" office:value="845.549987792969" calcext:value-type="float">
            <text:p>845.549987792969</text:p>
          </table:table-cell>
          <table:table-cell office:value-type="float" office:value="848.299987792969" calcext:value-type="float">
            <text:p>848.299987792969</text:p>
          </table:table-cell>
          <table:table-cell office:value-type="float" office:value="843.5" calcext:value-type="float">
            <text:p>843.5</text:p>
          </table:table-cell>
          <table:table-cell office:value-type="float" office:value="844.299987792969" calcext:value-type="float">
            <text:p>844.299987792969</text:p>
          </table:table-cell>
          <table:table-cell office:value-type="float" office:value="332055" calcext:value-type="float">
            <text:p>332055</text:p>
          </table:table-cell>
          <table:table-cell office:value-type="string" calcext:value-type="string">
            <text:p>INDUSINDBK.NS</text:p>
          </table:table-cell>
          <table:table-cell/>
        </table:table-row>
        <table:table-row table:style-name="ro1">
          <table:table-cell office:value-type="string" calcext:value-type="string">
            <text:p>2021-04-23 14:45:00+05:30</text:p>
          </table:table-cell>
          <table:table-cell office:value-type="float" office:value="844.299987792969" calcext:value-type="float">
            <text:p>844.299987792969</text:p>
          </table:table-cell>
          <table:table-cell office:value-type="float" office:value="849.200012207031" calcext:value-type="float">
            <text:p>849.200012207031</text:p>
          </table:table-cell>
          <table:table-cell office:value-type="float" office:value="843.5" calcext:value-type="float">
            <text:p>843.5</text:p>
          </table:table-cell>
          <table:table-cell office:value-type="float" office:value="847.849975585937" calcext:value-type="float">
            <text:p>847.849975585937</text:p>
          </table:table-cell>
          <table:table-cell office:value-type="float" office:value="246071" calcext:value-type="float">
            <text:p>246071</text:p>
          </table:table-cell>
          <table:table-cell office:value-type="string" calcext:value-type="string">
            <text:p>INDUSINDBK.NS</text:p>
          </table:table-cell>
          <table:table-cell/>
        </table:table-row>
        <table:table-row table:style-name="ro1">
          <table:table-cell office:value-type="string" calcext:value-type="string">
            <text:p>2021-04-23 15:00:00+05:30</text:p>
          </table:table-cell>
          <table:table-cell office:value-type="float" office:value="847.900024414063" calcext:value-type="float">
            <text:p>847.900024414063</text:p>
          </table:table-cell>
          <table:table-cell office:value-type="float" office:value="852.5" calcext:value-type="float">
            <text:p>852.5</text:p>
          </table:table-cell>
          <table:table-cell office:value-type="float" office:value="847.849975585937" calcext:value-type="float">
            <text:p>847.849975585937</text:p>
          </table:table-cell>
          <table:table-cell office:value-type="float" office:value="850.75" calcext:value-type="float">
            <text:p>850.75</text:p>
          </table:table-cell>
          <table:table-cell office:value-type="float" office:value="360617" calcext:value-type="float">
            <text:p>360617</text:p>
          </table:table-cell>
          <table:table-cell office:value-type="string" calcext:value-type="string">
            <text:p>INDUSINDBK.NS</text:p>
          </table:table-cell>
          <table:table-cell/>
        </table:table-row>
        <table:table-row table:style-name="ro1">
          <table:table-cell office:value-type="string" calcext:value-type="string">
            <text:p>2021-04-23 15:15:00+05:30</text:p>
          </table:table-cell>
          <table:table-cell office:value-type="float" office:value="850.75" calcext:value-type="float">
            <text:p>850.75</text:p>
          </table:table-cell>
          <table:table-cell office:value-type="float" office:value="851.299987792969" calcext:value-type="float">
            <text:p>851.299987792969</text:p>
          </table:table-cell>
          <table:table-cell office:value-type="float" office:value="847.150024414063" calcext:value-type="float">
            <text:p>847.150024414063</text:p>
          </table:table-cell>
          <table:table-cell office:value-type="float" office:value="850" calcext:value-type="float">
            <text:p>850</text:p>
          </table:table-cell>
          <table:table-cell office:value-type="float" office:value="335892" calcext:value-type="float">
            <text:p>335892</text:p>
          </table:table-cell>
          <table:table-cell office:value-type="string" calcext:value-type="string">
            <text:p>INDUSINDBK.NS</text:p>
          </table:table-cell>
          <table:table-cell/>
        </table:table-row>
        <table:table-row table:style-name="ro1">
          <table:table-cell office:value-type="string" calcext:value-type="string">
            <text:p>2021-04-23 09:15:00+05:30</text:p>
          </table:table-cell>
          <table:table-cell office:value-type="float" office:value="1343.94995117188" calcext:value-type="float">
            <text:p>1343.94995117188</text:p>
          </table:table-cell>
          <table:table-cell office:value-type="float" office:value="1344.44995117188" calcext:value-type="float">
            <text:p>1344.44995117188</text:p>
          </table:table-cell>
          <table:table-cell office:value-type="float" office:value="1335.69995117188" calcext:value-type="float">
            <text:p>1335.69995117188</text:p>
          </table:table-cell>
          <table:table-cell office:value-type="float" office:value="1342.5" calcext:value-type="float">
            <text:p>1342.5</text:p>
          </table:table-cell>
          <table:table-cell office:value-type="float" office:value="537647" calcext:value-type="float">
            <text:p>537647</text:p>
          </table:table-cell>
          <table:table-cell office:value-type="string" calcext:value-type="string">
            <text:p>INFY.NS</text:p>
          </table:table-cell>
          <table:table-cell table:style-name="ce1" table:formula="of:=([.C652]-[.D652])/[.D652]*100" office:value-type="float" office:value="0.655087244131678" calcext:value-type="float">
            <text:p>0.66</text:p>
          </table:table-cell>
        </table:table-row>
        <table:table-row table:style-name="ro1">
          <table:table-cell office:value-type="string" calcext:value-type="string">
            <text:p>2021-04-23 09:30:00+05:30</text:p>
          </table:table-cell>
          <table:table-cell office:value-type="float" office:value="1342.5" calcext:value-type="float">
            <text:p>1342.5</text:p>
          </table:table-cell>
          <table:table-cell office:value-type="float" office:value="1346" calcext:value-type="float">
            <text:p>1346</text:p>
          </table:table-cell>
          <table:table-cell office:value-type="float" office:value="1341.15002441406" calcext:value-type="float">
            <text:p>1341.15002441406</text:p>
          </table:table-cell>
          <table:table-cell office:value-type="float" office:value="1341.44995117188" calcext:value-type="float">
            <text:p>1341.44995117188</text:p>
          </table:table-cell>
          <table:table-cell office:value-type="float" office:value="263783" calcext:value-type="float">
            <text:p>263783</text:p>
          </table:table-cell>
          <table:table-cell office:value-type="string" calcext:value-type="string">
            <text:p>INFY.NS</text:p>
          </table:table-cell>
          <table:table-cell/>
        </table:table-row>
        <table:table-row table:style-name="ro1">
          <table:table-cell office:value-type="string" calcext:value-type="string">
            <text:p>2021-04-23 09:45:00+05:30</text:p>
          </table:table-cell>
          <table:table-cell office:value-type="float" office:value="1341.44995117188" calcext:value-type="float">
            <text:p>1341.44995117188</text:p>
          </table:table-cell>
          <table:table-cell office:value-type="float" office:value="1341.5" calcext:value-type="float">
            <text:p>1341.5</text:p>
          </table:table-cell>
          <table:table-cell office:value-type="float" office:value="1338.05004882813" calcext:value-type="float">
            <text:p>1338.05004882813</text:p>
          </table:table-cell>
          <table:table-cell office:value-type="float" office:value="1340" calcext:value-type="float">
            <text:p>1340</text:p>
          </table:table-cell>
          <table:table-cell office:value-type="float" office:value="289290" calcext:value-type="float">
            <text:p>289290</text:p>
          </table:table-cell>
          <table:table-cell office:value-type="string" calcext:value-type="string">
            <text:p>INFY.NS</text:p>
          </table:table-cell>
          <table:table-cell/>
        </table:table-row>
        <table:table-row table:style-name="ro1">
          <table:table-cell office:value-type="string" calcext:value-type="string">
            <text:p>2021-04-23 10:00:00+05:30</text:p>
          </table:table-cell>
          <table:table-cell office:value-type="float" office:value="1340" calcext:value-type="float">
            <text:p>1340</text:p>
          </table:table-cell>
          <table:table-cell office:value-type="float" office:value="1340.09997558594" calcext:value-type="float">
            <text:p>1340.09997558594</text:p>
          </table:table-cell>
          <table:table-cell office:value-type="float" office:value="1337.25" calcext:value-type="float">
            <text:p>1337.25</text:p>
          </table:table-cell>
          <table:table-cell office:value-type="float" office:value="1338.59997558594" calcext:value-type="float">
            <text:p>1338.59997558594</text:p>
          </table:table-cell>
          <table:table-cell office:value-type="float" office:value="259611" calcext:value-type="float">
            <text:p>259611</text:p>
          </table:table-cell>
          <table:table-cell office:value-type="string" calcext:value-type="string">
            <text:p>INFY.NS</text:p>
          </table:table-cell>
          <table:table-cell/>
        </table:table-row>
        <table:table-row table:style-name="ro1">
          <table:table-cell office:value-type="string" calcext:value-type="string">
            <text:p>2021-04-23 10:15:00+05:30</text:p>
          </table:table-cell>
          <table:table-cell office:value-type="float" office:value="1338.59997558594" calcext:value-type="float">
            <text:p>1338.59997558594</text:p>
          </table:table-cell>
          <table:table-cell office:value-type="float" office:value="1340" calcext:value-type="float">
            <text:p>1340</text:p>
          </table:table-cell>
          <table:table-cell office:value-type="float" office:value="1336.90002441406" calcext:value-type="float">
            <text:p>1336.90002441406</text:p>
          </table:table-cell>
          <table:table-cell office:value-type="float" office:value="1339.80004882813" calcext:value-type="float">
            <text:p>1339.80004882813</text:p>
          </table:table-cell>
          <table:table-cell office:value-type="float" office:value="224971" calcext:value-type="float">
            <text:p>224971</text:p>
          </table:table-cell>
          <table:table-cell office:value-type="string" calcext:value-type="string">
            <text:p>INFY.NS</text:p>
          </table:table-cell>
          <table:table-cell/>
        </table:table-row>
        <table:table-row table:style-name="ro1">
          <table:table-cell office:value-type="string" calcext:value-type="string">
            <text:p>2021-04-23 10:30:00+05:30</text:p>
          </table:table-cell>
          <table:table-cell office:value-type="float" office:value="1339.5" calcext:value-type="float">
            <text:p>1339.5</text:p>
          </table:table-cell>
          <table:table-cell office:value-type="float" office:value="1341.44995117188" calcext:value-type="float">
            <text:p>1341.44995117188</text:p>
          </table:table-cell>
          <table:table-cell office:value-type="float" office:value="1338.94995117188" calcext:value-type="float">
            <text:p>1338.94995117188</text:p>
          </table:table-cell>
          <table:table-cell office:value-type="float" office:value="1340.55004882813" calcext:value-type="float">
            <text:p>1340.55004882813</text:p>
          </table:table-cell>
          <table:table-cell office:value-type="float" office:value="198218" calcext:value-type="float">
            <text:p>198218</text:p>
          </table:table-cell>
          <table:table-cell office:value-type="string" calcext:value-type="string">
            <text:p>INFY.NS</text:p>
          </table:table-cell>
          <table:table-cell/>
        </table:table-row>
        <table:table-row table:style-name="ro1">
          <table:table-cell office:value-type="string" calcext:value-type="string">
            <text:p>2021-04-23 10:45:00+05:30</text:p>
          </table:table-cell>
          <table:table-cell office:value-type="float" office:value="1340.90002441406" calcext:value-type="float">
            <text:p>1340.90002441406</text:p>
          </table:table-cell>
          <table:table-cell office:value-type="float" office:value="1342.84997558594" calcext:value-type="float">
            <text:p>1342.84997558594</text:p>
          </table:table-cell>
          <table:table-cell office:value-type="float" office:value="1340.19995117188" calcext:value-type="float">
            <text:p>1340.19995117188</text:p>
          </table:table-cell>
          <table:table-cell office:value-type="float" office:value="1342.84997558594" calcext:value-type="float">
            <text:p>1342.84997558594</text:p>
          </table:table-cell>
          <table:table-cell office:value-type="float" office:value="122731" calcext:value-type="float">
            <text:p>122731</text:p>
          </table:table-cell>
          <table:table-cell office:value-type="string" calcext:value-type="string">
            <text:p>INFY.NS</text:p>
          </table:table-cell>
          <table:table-cell/>
        </table:table-row>
        <table:table-row table:style-name="ro1">
          <table:table-cell office:value-type="string" calcext:value-type="string">
            <text:p>2021-04-23 11:00:00+05:30</text:p>
          </table:table-cell>
          <table:table-cell office:value-type="float" office:value="1342.84997558594" calcext:value-type="float">
            <text:p>1342.84997558594</text:p>
          </table:table-cell>
          <table:table-cell office:value-type="float" office:value="1345" calcext:value-type="float">
            <text:p>1345</text:p>
          </table:table-cell>
          <table:table-cell office:value-type="float" office:value="1341.55004882813" calcext:value-type="float">
            <text:p>1341.55004882813</text:p>
          </table:table-cell>
          <table:table-cell office:value-type="float" office:value="1345" calcext:value-type="float">
            <text:p>1345</text:p>
          </table:table-cell>
          <table:table-cell office:value-type="float" office:value="309340" calcext:value-type="float">
            <text:p>309340</text:p>
          </table:table-cell>
          <table:table-cell office:value-type="string" calcext:value-type="string">
            <text:p>INFY.NS</text:p>
          </table:table-cell>
          <table:table-cell/>
        </table:table-row>
        <table:table-row table:style-name="ro1">
          <table:table-cell office:value-type="string" calcext:value-type="string">
            <text:p>2021-04-23 11:15:00+05:30</text:p>
          </table:table-cell>
          <table:table-cell office:value-type="float" office:value="1345.25" calcext:value-type="float">
            <text:p>1345.25</text:p>
          </table:table-cell>
          <table:table-cell office:value-type="float" office:value="1348.40002441406" calcext:value-type="float">
            <text:p>1348.40002441406</text:p>
          </table:table-cell>
          <table:table-cell office:value-type="float" office:value="1345.25" calcext:value-type="float">
            <text:p>1345.25</text:p>
          </table:table-cell>
          <table:table-cell office:value-type="float" office:value="1347" calcext:value-type="float">
            <text:p>1347</text:p>
          </table:table-cell>
          <table:table-cell office:value-type="float" office:value="280529" calcext:value-type="float">
            <text:p>280529</text:p>
          </table:table-cell>
          <table:table-cell office:value-type="string" calcext:value-type="string">
            <text:p>INFY.NS</text:p>
          </table:table-cell>
          <table:table-cell/>
        </table:table-row>
        <table:table-row table:style-name="ro1">
          <table:table-cell office:value-type="string" calcext:value-type="string">
            <text:p>2021-04-23 11:30:00+05:30</text:p>
          </table:table-cell>
          <table:table-cell office:value-type="float" office:value="1347" calcext:value-type="float">
            <text:p>1347</text:p>
          </table:table-cell>
          <table:table-cell office:value-type="float" office:value="1347.40002441406" calcext:value-type="float">
            <text:p>1347.40002441406</text:p>
          </table:table-cell>
          <table:table-cell office:value-type="float" office:value="1343.55004882813" calcext:value-type="float">
            <text:p>1343.55004882813</text:p>
          </table:table-cell>
          <table:table-cell office:value-type="float" office:value="1344" calcext:value-type="float">
            <text:p>1344</text:p>
          </table:table-cell>
          <table:table-cell office:value-type="float" office:value="350261" calcext:value-type="float">
            <text:p>350261</text:p>
          </table:table-cell>
          <table:table-cell office:value-type="string" calcext:value-type="string">
            <text:p>INFY.NS</text:p>
          </table:table-cell>
          <table:table-cell/>
        </table:table-row>
        <table:table-row table:style-name="ro1">
          <table:table-cell office:value-type="string" calcext:value-type="string">
            <text:p>2021-04-23 11:45:00+05:30</text:p>
          </table:table-cell>
          <table:table-cell office:value-type="float" office:value="1344" calcext:value-type="float">
            <text:p>1344</text:p>
          </table:table-cell>
          <table:table-cell office:value-type="float" office:value="1344.09997558594" calcext:value-type="float">
            <text:p>1344.09997558594</text:p>
          </table:table-cell>
          <table:table-cell office:value-type="float" office:value="1341.44995117188" calcext:value-type="float">
            <text:p>1341.44995117188</text:p>
          </table:table-cell>
          <table:table-cell office:value-type="float" office:value="1343" calcext:value-type="float">
            <text:p>1343</text:p>
          </table:table-cell>
          <table:table-cell office:value-type="float" office:value="448380" calcext:value-type="float">
            <text:p>448380</text:p>
          </table:table-cell>
          <table:table-cell office:value-type="string" calcext:value-type="string">
            <text:p>INFY.NS</text:p>
          </table:table-cell>
          <table:table-cell/>
        </table:table-row>
        <table:table-row table:style-name="ro1">
          <table:table-cell office:value-type="string" calcext:value-type="string">
            <text:p>2021-04-23 12:00:00+05:30</text:p>
          </table:table-cell>
          <table:table-cell office:value-type="float" office:value="1343.19995117188" calcext:value-type="float">
            <text:p>1343.19995117188</text:p>
          </table:table-cell>
          <table:table-cell office:value-type="float" office:value="1345.5" calcext:value-type="float">
            <text:p>1345.5</text:p>
          </table:table-cell>
          <table:table-cell office:value-type="float" office:value="1341.80004882813" calcext:value-type="float">
            <text:p>1341.80004882813</text:p>
          </table:table-cell>
          <table:table-cell office:value-type="float" office:value="1343.65002441406" calcext:value-type="float">
            <text:p>1343.65002441406</text:p>
          </table:table-cell>
          <table:table-cell office:value-type="float" office:value="124715" calcext:value-type="float">
            <text:p>124715</text:p>
          </table:table-cell>
          <table:table-cell office:value-type="string" calcext:value-type="string">
            <text:p>INFY.NS</text:p>
          </table:table-cell>
          <table:table-cell/>
        </table:table-row>
        <table:table-row table:style-name="ro1">
          <table:table-cell office:value-type="string" calcext:value-type="string">
            <text:p>2021-04-23 12:15:00+05:30</text:p>
          </table:table-cell>
          <table:table-cell office:value-type="float" office:value="1343.65002441406" calcext:value-type="float">
            <text:p>1343.65002441406</text:p>
          </table:table-cell>
          <table:table-cell office:value-type="float" office:value="1344" calcext:value-type="float">
            <text:p>1344</text:p>
          </table:table-cell>
          <table:table-cell office:value-type="float" office:value="1341.80004882813" calcext:value-type="float">
            <text:p>1341.80004882813</text:p>
          </table:table-cell>
          <table:table-cell office:value-type="float" office:value="1342.40002441406" calcext:value-type="float">
            <text:p>1342.40002441406</text:p>
          </table:table-cell>
          <table:table-cell office:value-type="float" office:value="121054" calcext:value-type="float">
            <text:p>121054</text:p>
          </table:table-cell>
          <table:table-cell office:value-type="string" calcext:value-type="string">
            <text:p>INFY.NS</text:p>
          </table:table-cell>
          <table:table-cell/>
        </table:table-row>
        <table:table-row table:style-name="ro1">
          <table:table-cell office:value-type="string" calcext:value-type="string">
            <text:p>2021-04-23 12:30:00+05:30</text:p>
          </table:table-cell>
          <table:table-cell office:value-type="float" office:value="1342.30004882813" calcext:value-type="float">
            <text:p>1342.30004882813</text:p>
          </table:table-cell>
          <table:table-cell office:value-type="float" office:value="1344.5" calcext:value-type="float">
            <text:p>1344.5</text:p>
          </table:table-cell>
          <table:table-cell office:value-type="float" office:value="1342" calcext:value-type="float">
            <text:p>1342</text:p>
          </table:table-cell>
          <table:table-cell office:value-type="float" office:value="1342.94995117188" calcext:value-type="float">
            <text:p>1342.94995117188</text:p>
          </table:table-cell>
          <table:table-cell office:value-type="float" office:value="81922" calcext:value-type="float">
            <text:p>81922</text:p>
          </table:table-cell>
          <table:table-cell office:value-type="string" calcext:value-type="string">
            <text:p>INFY.NS</text:p>
          </table:table-cell>
          <table:table-cell/>
        </table:table-row>
        <table:table-row table:style-name="ro1">
          <table:table-cell office:value-type="string" calcext:value-type="string">
            <text:p>2021-04-23 12:45:00+05:30</text:p>
          </table:table-cell>
          <table:table-cell office:value-type="float" office:value="1342.94995117188" calcext:value-type="float">
            <text:p>1342.94995117188</text:p>
          </table:table-cell>
          <table:table-cell office:value-type="float" office:value="1343.5" calcext:value-type="float">
            <text:p>1343.5</text:p>
          </table:table-cell>
          <table:table-cell office:value-type="float" office:value="1340.25" calcext:value-type="float">
            <text:p>1340.25</text:p>
          </table:table-cell>
          <table:table-cell office:value-type="float" office:value="1341" calcext:value-type="float">
            <text:p>1341</text:p>
          </table:table-cell>
          <table:table-cell office:value-type="float" office:value="176392" calcext:value-type="float">
            <text:p>176392</text:p>
          </table:table-cell>
          <table:table-cell office:value-type="string" calcext:value-type="string">
            <text:p>INFY.NS</text:p>
          </table:table-cell>
          <table:table-cell/>
        </table:table-row>
        <table:table-row table:style-name="ro1">
          <table:table-cell office:value-type="string" calcext:value-type="string">
            <text:p>2021-04-23 13:00:00+05:30</text:p>
          </table:table-cell>
          <table:table-cell office:value-type="float" office:value="1341" calcext:value-type="float">
            <text:p>1341</text:p>
          </table:table-cell>
          <table:table-cell office:value-type="float" office:value="1342.75" calcext:value-type="float">
            <text:p>1342.75</text:p>
          </table:table-cell>
          <table:table-cell office:value-type="float" office:value="1341" calcext:value-type="float">
            <text:p>1341</text:p>
          </table:table-cell>
          <table:table-cell office:value-type="float" office:value="1341.40002441406" calcext:value-type="float">
            <text:p>1341.40002441406</text:p>
          </table:table-cell>
          <table:table-cell office:value-type="float" office:value="285005" calcext:value-type="float">
            <text:p>285005</text:p>
          </table:table-cell>
          <table:table-cell office:value-type="string" calcext:value-type="string">
            <text:p>INFY.NS</text:p>
          </table:table-cell>
          <table:table-cell/>
        </table:table-row>
        <table:table-row table:style-name="ro1">
          <table:table-cell office:value-type="string" calcext:value-type="string">
            <text:p>2021-04-23 13:15:00+05:30</text:p>
          </table:table-cell>
          <table:table-cell office:value-type="float" office:value="1341.44995117188" calcext:value-type="float">
            <text:p>1341.44995117188</text:p>
          </table:table-cell>
          <table:table-cell office:value-type="float" office:value="1341.55004882813" calcext:value-type="float">
            <text:p>1341.55004882813</text:p>
          </table:table-cell>
          <table:table-cell office:value-type="float" office:value="1339.40002441406" calcext:value-type="float">
            <text:p>1339.40002441406</text:p>
          </table:table-cell>
          <table:table-cell office:value-type="float" office:value="1339.75" calcext:value-type="float">
            <text:p>1339.75</text:p>
          </table:table-cell>
          <table:table-cell office:value-type="float" office:value="317434" calcext:value-type="float">
            <text:p>317434</text:p>
          </table:table-cell>
          <table:table-cell office:value-type="string" calcext:value-type="string">
            <text:p>INFY.NS</text:p>
          </table:table-cell>
          <table:table-cell/>
        </table:table-row>
        <table:table-row table:style-name="ro1">
          <table:table-cell office:value-type="string" calcext:value-type="string">
            <text:p>2021-04-23 13:30:00+05:30</text:p>
          </table:table-cell>
          <table:table-cell office:value-type="float" office:value="1339.75" calcext:value-type="float">
            <text:p>1339.75</text:p>
          </table:table-cell>
          <table:table-cell office:value-type="float" office:value="1340.44995117188" calcext:value-type="float">
            <text:p>1340.44995117188</text:p>
          </table:table-cell>
          <table:table-cell office:value-type="float" office:value="1338.19995117188" calcext:value-type="float">
            <text:p>1338.19995117188</text:p>
          </table:table-cell>
          <table:table-cell office:value-type="float" office:value="1339.19995117188" calcext:value-type="float">
            <text:p>1339.19995117188</text:p>
          </table:table-cell>
          <table:table-cell office:value-type="float" office:value="247352" calcext:value-type="float">
            <text:p>247352</text:p>
          </table:table-cell>
          <table:table-cell office:value-type="string" calcext:value-type="string">
            <text:p>INFY.NS</text:p>
          </table:table-cell>
          <table:table-cell/>
        </table:table-row>
        <table:table-row table:style-name="ro1">
          <table:table-cell office:value-type="string" calcext:value-type="string">
            <text:p>2021-04-23 13:45:00+05:30</text:p>
          </table:table-cell>
          <table:table-cell office:value-type="float" office:value="1339.19995117188" calcext:value-type="float">
            <text:p>1339.19995117188</text:p>
          </table:table-cell>
          <table:table-cell office:value-type="float" office:value="1340" calcext:value-type="float">
            <text:p>1340</text:p>
          </table:table-cell>
          <table:table-cell office:value-type="float" office:value="1338" calcext:value-type="float">
            <text:p>1338</text:p>
          </table:table-cell>
          <table:table-cell office:value-type="float" office:value="1339.69995117188" calcext:value-type="float">
            <text:p>1339.69995117188</text:p>
          </table:table-cell>
          <table:table-cell office:value-type="float" office:value="149900" calcext:value-type="float">
            <text:p>149900</text:p>
          </table:table-cell>
          <table:table-cell office:value-type="string" calcext:value-type="string">
            <text:p>INFY.NS</text:p>
          </table:table-cell>
          <table:table-cell/>
        </table:table-row>
        <table:table-row table:style-name="ro1">
          <table:table-cell office:value-type="string" calcext:value-type="string">
            <text:p>2021-04-23 14:00:00+05:30</text:p>
          </table:table-cell>
          <table:table-cell office:value-type="float" office:value="1339.75" calcext:value-type="float">
            <text:p>1339.75</text:p>
          </table:table-cell>
          <table:table-cell office:value-type="float" office:value="1340" calcext:value-type="float">
            <text:p>1340</text:p>
          </table:table-cell>
          <table:table-cell table:number-columns-repeated="2" office:value-type="float" office:value="1338.19995117188" calcext:value-type="float">
            <text:p>1338.19995117188</text:p>
          </table:table-cell>
          <table:table-cell office:value-type="float" office:value="156302" calcext:value-type="float">
            <text:p>156302</text:p>
          </table:table-cell>
          <table:table-cell office:value-type="string" calcext:value-type="string">
            <text:p>INFY.NS</text:p>
          </table:table-cell>
          <table:table-cell/>
        </table:table-row>
        <table:table-row table:style-name="ro1">
          <table:table-cell office:value-type="string" calcext:value-type="string">
            <text:p>2021-04-23 14:15:00+05:30</text:p>
          </table:table-cell>
          <table:table-cell office:value-type="float" office:value="1338.09997558594" calcext:value-type="float">
            <text:p>1338.09997558594</text:p>
          </table:table-cell>
          <table:table-cell office:value-type="float" office:value="1340" calcext:value-type="float">
            <text:p>1340</text:p>
          </table:table-cell>
          <table:table-cell office:value-type="float" office:value="1335" calcext:value-type="float">
            <text:p>1335</text:p>
          </table:table-cell>
          <table:table-cell office:value-type="float" office:value="1337.19995117188" calcext:value-type="float">
            <text:p>1337.19995117188</text:p>
          </table:table-cell>
          <table:table-cell office:value-type="float" office:value="608436" calcext:value-type="float">
            <text:p>608436</text:p>
          </table:table-cell>
          <table:table-cell office:value-type="string" calcext:value-type="string">
            <text:p>INFY.NS</text:p>
          </table:table-cell>
          <table:table-cell/>
        </table:table-row>
        <table:table-row table:style-name="ro1">
          <table:table-cell office:value-type="string" calcext:value-type="string">
            <text:p>2021-04-23 14:30:00+05:30</text:p>
          </table:table-cell>
          <table:table-cell office:value-type="float" office:value="1337.40002441406" calcext:value-type="float">
            <text:p>1337.40002441406</text:p>
          </table:table-cell>
          <table:table-cell office:value-type="float" office:value="1337.69995117188" calcext:value-type="float">
            <text:p>1337.69995117188</text:p>
          </table:table-cell>
          <table:table-cell office:value-type="float" office:value="1331" calcext:value-type="float">
            <text:p>1331</text:p>
          </table:table-cell>
          <table:table-cell office:value-type="float" office:value="1332.69995117188" calcext:value-type="float">
            <text:p>1332.69995117188</text:p>
          </table:table-cell>
          <table:table-cell office:value-type="float" office:value="322467" calcext:value-type="float">
            <text:p>322467</text:p>
          </table:table-cell>
          <table:table-cell office:value-type="string" calcext:value-type="string">
            <text:p>INFY.NS</text:p>
          </table:table-cell>
          <table:table-cell/>
        </table:table-row>
        <table:table-row table:style-name="ro1">
          <table:table-cell office:value-type="string" calcext:value-type="string">
            <text:p>2021-04-23 14:45:00+05:30</text:p>
          </table:table-cell>
          <table:table-cell office:value-type="float" office:value="1332.69995117188" calcext:value-type="float">
            <text:p>1332.69995117188</text:p>
          </table:table-cell>
          <table:table-cell office:value-type="float" office:value="1335.75" calcext:value-type="float">
            <text:p>1335.75</text:p>
          </table:table-cell>
          <table:table-cell office:value-type="float" office:value="1331.19995117188" calcext:value-type="float">
            <text:p>1331.19995117188</text:p>
          </table:table-cell>
          <table:table-cell office:value-type="float" office:value="1333.5" calcext:value-type="float">
            <text:p>1333.5</text:p>
          </table:table-cell>
          <table:table-cell office:value-type="float" office:value="242163" calcext:value-type="float">
            <text:p>242163</text:p>
          </table:table-cell>
          <table:table-cell office:value-type="string" calcext:value-type="string">
            <text:p>INFY.NS</text:p>
          </table:table-cell>
          <table:table-cell/>
        </table:table-row>
        <table:table-row table:style-name="ro1">
          <table:table-cell office:value-type="string" calcext:value-type="string">
            <text:p>2021-04-23 15:00:00+05:30</text:p>
          </table:table-cell>
          <table:table-cell office:value-type="float" office:value="1333.40002441406" calcext:value-type="float">
            <text:p>1333.40002441406</text:p>
          </table:table-cell>
          <table:table-cell office:value-type="float" office:value="1334.94995117188" calcext:value-type="float">
            <text:p>1334.94995117188</text:p>
          </table:table-cell>
          <table:table-cell office:value-type="float" office:value="1332.25" calcext:value-type="float">
            <text:p>1332.25</text:p>
          </table:table-cell>
          <table:table-cell office:value-type="float" office:value="1334.5" calcext:value-type="float">
            <text:p>1334.5</text:p>
          </table:table-cell>
          <table:table-cell office:value-type="float" office:value="509286" calcext:value-type="float">
            <text:p>509286</text:p>
          </table:table-cell>
          <table:table-cell office:value-type="string" calcext:value-type="string">
            <text:p>INFY.NS</text:p>
          </table:table-cell>
          <table:table-cell/>
        </table:table-row>
        <table:table-row table:style-name="ro1">
          <table:table-cell office:value-type="string" calcext:value-type="string">
            <text:p>2021-04-23 15:15:00+05:30</text:p>
          </table:table-cell>
          <table:table-cell office:value-type="float" office:value="1334.5" calcext:value-type="float">
            <text:p>1334.5</text:p>
          </table:table-cell>
          <table:table-cell office:value-type="float" office:value="1335" calcext:value-type="float">
            <text:p>1335</text:p>
          </table:table-cell>
          <table:table-cell office:value-type="float" office:value="1331.59997558594" calcext:value-type="float">
            <text:p>1331.59997558594</text:p>
          </table:table-cell>
          <table:table-cell office:value-type="float" office:value="1333.80004882813" calcext:value-type="float">
            <text:p>1333.80004882813</text:p>
          </table:table-cell>
          <table:table-cell office:value-type="float" office:value="535298" calcext:value-type="float">
            <text:p>535298</text:p>
          </table:table-cell>
          <table:table-cell office:value-type="string" calcext:value-type="string">
            <text:p>INFY.NS</text:p>
          </table:table-cell>
          <table:table-cell/>
        </table:table-row>
        <table:table-row table:style-name="ro1">
          <table:table-cell office:value-type="string" calcext:value-type="string">
            <text:p>2021-04-23 09:15:00+05:30</text:p>
          </table:table-cell>
          <table:table-cell office:value-type="float" office:value="642.950012207031" calcext:value-type="float">
            <text:p>642.950012207031</text:p>
          </table:table-cell>
          <table:table-cell office:value-type="float" office:value="652.75" calcext:value-type="float">
            <text:p>652.75</text:p>
          </table:table-cell>
          <table:table-cell office:value-type="float" office:value="641.5" calcext:value-type="float">
            <text:p>641.5</text:p>
          </table:table-cell>
          <table:table-cell office:value-type="float" office:value="648.900024414063" calcext:value-type="float">
            <text:p>648.900024414063</text:p>
          </table:table-cell>
          <table:table-cell office:value-type="float" office:value="2431850" calcext:value-type="float">
            <text:p>2431850</text:p>
          </table:table-cell>
          <table:table-cell office:value-type="string" calcext:value-type="string">
            <text:p>JSWSTEEL.NS</text:p>
          </table:table-cell>
          <table:table-cell table:style-name="ce1" table:formula="of:=([.C677]-[.D677])/[.D677]*100" office:value-type="float" office:value="1.75370226032736" calcext:value-type="float">
            <text:p>1.75</text:p>
          </table:table-cell>
        </table:table-row>
        <table:table-row table:style-name="ro1">
          <table:table-cell office:value-type="string" calcext:value-type="string">
            <text:p>2021-04-23 09:30:00+05:30</text:p>
          </table:table-cell>
          <table:table-cell office:value-type="float" office:value="648.549987792969" calcext:value-type="float">
            <text:p>648.549987792969</text:p>
          </table:table-cell>
          <table:table-cell office:value-type="float" office:value="649.549987792969" calcext:value-type="float">
            <text:p>649.549987792969</text:p>
          </table:table-cell>
          <table:table-cell office:value-type="float" office:value="644.599975585938" calcext:value-type="float">
            <text:p>644.599975585938</text:p>
          </table:table-cell>
          <table:table-cell office:value-type="float" office:value="644.950012207031" calcext:value-type="float">
            <text:p>644.950012207031</text:p>
          </table:table-cell>
          <table:table-cell office:value-type="float" office:value="1064433" calcext:value-type="float">
            <text:p>1064433</text:p>
          </table:table-cell>
          <table:table-cell office:value-type="string" calcext:value-type="string">
            <text:p>JSWSTEEL.NS</text:p>
          </table:table-cell>
          <table:table-cell/>
        </table:table-row>
        <table:table-row table:style-name="ro1">
          <table:table-cell office:value-type="string" calcext:value-type="string">
            <text:p>2021-04-23 09:45:00+05:30</text:p>
          </table:table-cell>
          <table:table-cell office:value-type="float" office:value="644.599975585938" calcext:value-type="float">
            <text:p>644.599975585938</text:p>
          </table:table-cell>
          <table:table-cell office:value-type="float" office:value="644.950012207031" calcext:value-type="float">
            <text:p>644.950012207031</text:p>
          </table:table-cell>
          <table:table-cell office:value-type="float" office:value="639" calcext:value-type="float">
            <text:p>639</text:p>
          </table:table-cell>
          <table:table-cell office:value-type="float" office:value="644.299987792969" calcext:value-type="float">
            <text:p>644.299987792969</text:p>
          </table:table-cell>
          <table:table-cell office:value-type="float" office:value="1358571" calcext:value-type="float">
            <text:p>1358571</text:p>
          </table:table-cell>
          <table:table-cell office:value-type="string" calcext:value-type="string">
            <text:p>JSWSTEEL.NS</text:p>
          </table:table-cell>
          <table:table-cell/>
        </table:table-row>
        <table:table-row table:style-name="ro1">
          <table:table-cell office:value-type="string" calcext:value-type="string">
            <text:p>2021-04-23 10:00:00+05:30</text:p>
          </table:table-cell>
          <table:table-cell office:value-type="float" office:value="644.549987792969" calcext:value-type="float">
            <text:p>644.549987792969</text:p>
          </table:table-cell>
          <table:table-cell office:value-type="float" office:value="644.599975585938" calcext:value-type="float">
            <text:p>644.599975585938</text:p>
          </table:table-cell>
          <table:table-cell office:value-type="float" office:value="642" calcext:value-type="float">
            <text:p>642</text:p>
          </table:table-cell>
          <table:table-cell office:value-type="float" office:value="642.349975585938" calcext:value-type="float">
            <text:p>642.349975585938</text:p>
          </table:table-cell>
          <table:table-cell office:value-type="float" office:value="376074" calcext:value-type="float">
            <text:p>376074</text:p>
          </table:table-cell>
          <table:table-cell office:value-type="string" calcext:value-type="string">
            <text:p>JSWSTEEL.NS</text:p>
          </table:table-cell>
          <table:table-cell/>
        </table:table-row>
        <table:table-row table:style-name="ro1">
          <table:table-cell office:value-type="string" calcext:value-type="string">
            <text:p>2021-04-23 10:15:00+05:30</text:p>
          </table:table-cell>
          <table:table-cell office:value-type="float" office:value="642.400024414063" calcext:value-type="float">
            <text:p>642.400024414063</text:p>
          </table:table-cell>
          <table:table-cell office:value-type="float" office:value="642.849975585937" calcext:value-type="float">
            <text:p>642.849975585937</text:p>
          </table:table-cell>
          <table:table-cell office:value-type="float" office:value="638.5" calcext:value-type="float">
            <text:p>638.5</text:p>
          </table:table-cell>
          <table:table-cell office:value-type="float" office:value="641.5" calcext:value-type="float">
            <text:p>641.5</text:p>
          </table:table-cell>
          <table:table-cell office:value-type="float" office:value="696921" calcext:value-type="float">
            <text:p>696921</text:p>
          </table:table-cell>
          <table:table-cell office:value-type="string" calcext:value-type="string">
            <text:p>JSWSTEEL.NS</text:p>
          </table:table-cell>
          <table:table-cell/>
        </table:table-row>
        <table:table-row table:style-name="ro1">
          <table:table-cell office:value-type="string" calcext:value-type="string">
            <text:p>2021-04-23 10:30:00+05:30</text:p>
          </table:table-cell>
          <table:table-cell office:value-type="float" office:value="641.5" calcext:value-type="float">
            <text:p>641.5</text:p>
          </table:table-cell>
          <table:table-cell office:value-type="float" office:value="642.400024414063" calcext:value-type="float">
            <text:p>642.400024414063</text:p>
          </table:table-cell>
          <table:table-cell office:value-type="float" office:value="636.25" calcext:value-type="float">
            <text:p>636.25</text:p>
          </table:table-cell>
          <table:table-cell office:value-type="float" office:value="637" calcext:value-type="float">
            <text:p>637</text:p>
          </table:table-cell>
          <table:table-cell office:value-type="float" office:value="651589" calcext:value-type="float">
            <text:p>651589</text:p>
          </table:table-cell>
          <table:table-cell office:value-type="string" calcext:value-type="string">
            <text:p>JSWSTEEL.NS</text:p>
          </table:table-cell>
          <table:table-cell/>
        </table:table-row>
        <table:table-row table:style-name="ro1">
          <table:table-cell office:value-type="string" calcext:value-type="string">
            <text:p>2021-04-23 10:45:00+05:30</text:p>
          </table:table-cell>
          <table:table-cell office:value-type="float" office:value="637" calcext:value-type="float">
            <text:p>637</text:p>
          </table:table-cell>
          <table:table-cell office:value-type="float" office:value="639.150024414063" calcext:value-type="float">
            <text:p>639.150024414063</text:p>
          </table:table-cell>
          <table:table-cell office:value-type="float" office:value="636.5" calcext:value-type="float">
            <text:p>636.5</text:p>
          </table:table-cell>
          <table:table-cell office:value-type="float" office:value="637.700012207031" calcext:value-type="float">
            <text:p>637.700012207031</text:p>
          </table:table-cell>
          <table:table-cell office:value-type="float" office:value="329264" calcext:value-type="float">
            <text:p>329264</text:p>
          </table:table-cell>
          <table:table-cell office:value-type="string" calcext:value-type="string">
            <text:p>JSWSTEEL.NS</text:p>
          </table:table-cell>
          <table:table-cell/>
        </table:table-row>
        <table:table-row table:style-name="ro1">
          <table:table-cell office:value-type="string" calcext:value-type="string">
            <text:p>2021-04-23 11:00:00+05:30</text:p>
          </table:table-cell>
          <table:table-cell office:value-type="float" office:value="637.700012207031" calcext:value-type="float">
            <text:p>637.700012207031</text:p>
          </table:table-cell>
          <table:table-cell office:value-type="float" office:value="639.599975585938" calcext:value-type="float">
            <text:p>639.599975585938</text:p>
          </table:table-cell>
          <table:table-cell office:value-type="float" office:value="637.450012207031" calcext:value-type="float">
            <text:p>637.450012207031</text:p>
          </table:table-cell>
          <table:table-cell office:value-type="float" office:value="638.549987792969" calcext:value-type="float">
            <text:p>638.549987792969</text:p>
          </table:table-cell>
          <table:table-cell office:value-type="float" office:value="307969" calcext:value-type="float">
            <text:p>307969</text:p>
          </table:table-cell>
          <table:table-cell office:value-type="string" calcext:value-type="string">
            <text:p>JSWSTEEL.NS</text:p>
          </table:table-cell>
          <table:table-cell/>
        </table:table-row>
        <table:table-row table:style-name="ro1">
          <table:table-cell office:value-type="string" calcext:value-type="string">
            <text:p>2021-04-23 11:15:00+05:30</text:p>
          </table:table-cell>
          <table:table-cell office:value-type="float" office:value="638.549987792969" calcext:value-type="float">
            <text:p>638.549987792969</text:p>
          </table:table-cell>
          <table:table-cell office:value-type="float" office:value="640.299987792969" calcext:value-type="float">
            <text:p>640.299987792969</text:p>
          </table:table-cell>
          <table:table-cell office:value-type="float" office:value="637.549987792969" calcext:value-type="float">
            <text:p>637.549987792969</text:p>
          </table:table-cell>
          <table:table-cell office:value-type="float" office:value="638.25" calcext:value-type="float">
            <text:p>638.25</text:p>
          </table:table-cell>
          <table:table-cell office:value-type="float" office:value="390597" calcext:value-type="float">
            <text:p>390597</text:p>
          </table:table-cell>
          <table:table-cell office:value-type="string" calcext:value-type="string">
            <text:p>JSWSTEEL.NS</text:p>
          </table:table-cell>
          <table:table-cell/>
        </table:table-row>
        <table:table-row table:style-name="ro1">
          <table:table-cell office:value-type="string" calcext:value-type="string">
            <text:p>2021-04-23 11:30:00+05:30</text:p>
          </table:table-cell>
          <table:table-cell office:value-type="float" office:value="638" calcext:value-type="float">
            <text:p>638</text:p>
          </table:table-cell>
          <table:table-cell office:value-type="float" office:value="639.799987792969" calcext:value-type="float">
            <text:p>639.799987792969</text:p>
          </table:table-cell>
          <table:table-cell office:value-type="float" office:value="634.700012207031" calcext:value-type="float">
            <text:p>634.700012207031</text:p>
          </table:table-cell>
          <table:table-cell office:value-type="float" office:value="636.099975585938" calcext:value-type="float">
            <text:p>636.099975585938</text:p>
          </table:table-cell>
          <table:table-cell office:value-type="float" office:value="696877" calcext:value-type="float">
            <text:p>696877</text:p>
          </table:table-cell>
          <table:table-cell office:value-type="string" calcext:value-type="string">
            <text:p>JSWSTEEL.NS</text:p>
          </table:table-cell>
          <table:table-cell/>
        </table:table-row>
        <table:table-row table:style-name="ro1">
          <table:table-cell office:value-type="string" calcext:value-type="string">
            <text:p>2021-04-23 11:45:00+05:30</text:p>
          </table:table-cell>
          <table:table-cell office:value-type="float" office:value="636.349975585938" calcext:value-type="float">
            <text:p>636.349975585938</text:p>
          </table:table-cell>
          <table:table-cell office:value-type="float" office:value="638.599975585938" calcext:value-type="float">
            <text:p>638.599975585938</text:p>
          </table:table-cell>
          <table:table-cell office:value-type="float" office:value="634.650024414063" calcext:value-type="float">
            <text:p>634.650024414063</text:p>
          </table:table-cell>
          <table:table-cell office:value-type="float" office:value="638.150024414063" calcext:value-type="float">
            <text:p>638.150024414063</text:p>
          </table:table-cell>
          <table:table-cell office:value-type="float" office:value="514128" calcext:value-type="float">
            <text:p>514128</text:p>
          </table:table-cell>
          <table:table-cell office:value-type="string" calcext:value-type="string">
            <text:p>JSWSTEEL.NS</text:p>
          </table:table-cell>
          <table:table-cell/>
        </table:table-row>
        <table:table-row table:style-name="ro1">
          <table:table-cell office:value-type="string" calcext:value-type="string">
            <text:p>2021-04-23 12:00:00+05:30</text:p>
          </table:table-cell>
          <table:table-cell office:value-type="float" office:value="637.700012207031" calcext:value-type="float">
            <text:p>637.700012207031</text:p>
          </table:table-cell>
          <table:table-cell office:value-type="float" office:value="639.5" calcext:value-type="float">
            <text:p>639.5</text:p>
          </table:table-cell>
          <table:table-cell office:value-type="float" office:value="636.700012207031" calcext:value-type="float">
            <text:p>636.700012207031</text:p>
          </table:table-cell>
          <table:table-cell office:value-type="float" office:value="639.5" calcext:value-type="float">
            <text:p>639.5</text:p>
          </table:table-cell>
          <table:table-cell office:value-type="float" office:value="302688" calcext:value-type="float">
            <text:p>302688</text:p>
          </table:table-cell>
          <table:table-cell office:value-type="string" calcext:value-type="string">
            <text:p>JSWSTEEL.NS</text:p>
          </table:table-cell>
          <table:table-cell/>
        </table:table-row>
        <table:table-row table:style-name="ro1">
          <table:table-cell office:value-type="string" calcext:value-type="string">
            <text:p>2021-04-23 12:15:00+05:30</text:p>
          </table:table-cell>
          <table:table-cell office:value-type="float" office:value="639.099975585938" calcext:value-type="float">
            <text:p>639.099975585938</text:p>
          </table:table-cell>
          <table:table-cell office:value-type="float" office:value="639.599975585938" calcext:value-type="float">
            <text:p>639.599975585938</text:p>
          </table:table-cell>
          <table:table-cell office:value-type="float" office:value="637.849975585938" calcext:value-type="float">
            <text:p>637.849975585938</text:p>
          </table:table-cell>
          <table:table-cell office:value-type="float" office:value="639.400024414063" calcext:value-type="float">
            <text:p>639.400024414063</text:p>
          </table:table-cell>
          <table:table-cell office:value-type="float" office:value="310855" calcext:value-type="float">
            <text:p>310855</text:p>
          </table:table-cell>
          <table:table-cell office:value-type="string" calcext:value-type="string">
            <text:p>JSWSTEEL.NS</text:p>
          </table:table-cell>
          <table:table-cell/>
        </table:table-row>
        <table:table-row table:style-name="ro1">
          <table:table-cell office:value-type="string" calcext:value-type="string">
            <text:p>2021-04-23 12:30:00+05:30</text:p>
          </table:table-cell>
          <table:table-cell office:value-type="float" office:value="639.5" calcext:value-type="float">
            <text:p>639.5</text:p>
          </table:table-cell>
          <table:table-cell office:value-type="float" office:value="643.75" calcext:value-type="float">
            <text:p>643.75</text:p>
          </table:table-cell>
          <table:table-cell office:value-type="float" office:value="639.099975585938" calcext:value-type="float">
            <text:p>639.099975585938</text:p>
          </table:table-cell>
          <table:table-cell office:value-type="float" office:value="642.5" calcext:value-type="float">
            <text:p>642.5</text:p>
          </table:table-cell>
          <table:table-cell office:value-type="float" office:value="754536" calcext:value-type="float">
            <text:p>754536</text:p>
          </table:table-cell>
          <table:table-cell office:value-type="string" calcext:value-type="string">
            <text:p>JSWSTEEL.NS</text:p>
          </table:table-cell>
          <table:table-cell/>
        </table:table-row>
        <table:table-row table:style-name="ro1">
          <table:table-cell office:value-type="string" calcext:value-type="string">
            <text:p>2021-04-23 12:45:00+05:30</text:p>
          </table:table-cell>
          <table:table-cell office:value-type="float" office:value="642.5" calcext:value-type="float">
            <text:p>642.5</text:p>
          </table:table-cell>
          <table:table-cell office:value-type="float" office:value="645" calcext:value-type="float">
            <text:p>645</text:p>
          </table:table-cell>
          <table:table-cell office:value-type="float" office:value="641.549987792969" calcext:value-type="float">
            <text:p>641.549987792969</text:p>
          </table:table-cell>
          <table:table-cell office:value-type="float" office:value="641.849975585938" calcext:value-type="float">
            <text:p>641.849975585938</text:p>
          </table:table-cell>
          <table:table-cell office:value-type="float" office:value="666524" calcext:value-type="float">
            <text:p>666524</text:p>
          </table:table-cell>
          <table:table-cell office:value-type="string" calcext:value-type="string">
            <text:p>JSWSTEEL.NS</text:p>
          </table:table-cell>
          <table:table-cell/>
        </table:table-row>
        <table:table-row table:style-name="ro1">
          <table:table-cell office:value-type="string" calcext:value-type="string">
            <text:p>2021-04-23 13:00:00+05:30</text:p>
          </table:table-cell>
          <table:table-cell office:value-type="float" office:value="642.299987792969" calcext:value-type="float">
            <text:p>642.299987792969</text:p>
          </table:table-cell>
          <table:table-cell office:value-type="float" office:value="644.950012207031" calcext:value-type="float">
            <text:p>644.950012207031</text:p>
          </table:table-cell>
          <table:table-cell office:value-type="float" office:value="641.900024414062" calcext:value-type="float">
            <text:p>641.900024414062</text:p>
          </table:table-cell>
          <table:table-cell office:value-type="float" office:value="644.099975585938" calcext:value-type="float">
            <text:p>644.099975585938</text:p>
          </table:table-cell>
          <table:table-cell office:value-type="float" office:value="425364" calcext:value-type="float">
            <text:p>425364</text:p>
          </table:table-cell>
          <table:table-cell office:value-type="string" calcext:value-type="string">
            <text:p>JSWSTEEL.NS</text:p>
          </table:table-cell>
          <table:table-cell/>
        </table:table-row>
        <table:table-row table:style-name="ro1">
          <table:table-cell office:value-type="string" calcext:value-type="string">
            <text:p>2021-04-23 13:15:00+05:30</text:p>
          </table:table-cell>
          <table:table-cell office:value-type="float" office:value="644.400024414063" calcext:value-type="float">
            <text:p>644.400024414063</text:p>
          </table:table-cell>
          <table:table-cell office:value-type="float" office:value="644.900024414063" calcext:value-type="float">
            <text:p>644.900024414063</text:p>
          </table:table-cell>
          <table:table-cell office:value-type="float" office:value="642" calcext:value-type="float">
            <text:p>642</text:p>
          </table:table-cell>
          <table:table-cell office:value-type="float" office:value="644.450012207031" calcext:value-type="float">
            <text:p>644.450012207031</text:p>
          </table:table-cell>
          <table:table-cell office:value-type="float" office:value="393072" calcext:value-type="float">
            <text:p>393072</text:p>
          </table:table-cell>
          <table:table-cell office:value-type="string" calcext:value-type="string">
            <text:p>JSWSTEEL.NS</text:p>
          </table:table-cell>
          <table:table-cell/>
        </table:table-row>
        <table:table-row table:style-name="ro1">
          <table:table-cell office:value-type="string" calcext:value-type="string">
            <text:p>2021-04-23 13:30:00+05:30</text:p>
          </table:table-cell>
          <table:table-cell table:number-columns-repeated="2" office:value-type="float" office:value="644.599975585938" calcext:value-type="float">
            <text:p>644.599975585938</text:p>
          </table:table-cell>
          <table:table-cell office:value-type="float" office:value="637.700012207031" calcext:value-type="float">
            <text:p>637.700012207031</text:p>
          </table:table-cell>
          <table:table-cell office:value-type="float" office:value="640" calcext:value-type="float">
            <text:p>640</text:p>
          </table:table-cell>
          <table:table-cell office:value-type="float" office:value="638455" calcext:value-type="float">
            <text:p>638455</text:p>
          </table:table-cell>
          <table:table-cell office:value-type="string" calcext:value-type="string">
            <text:p>JSWSTEEL.NS</text:p>
          </table:table-cell>
          <table:table-cell/>
        </table:table-row>
        <table:table-row table:style-name="ro1">
          <table:table-cell office:value-type="string" calcext:value-type="string">
            <text:p>2021-04-23 13:45:00+05:30</text:p>
          </table:table-cell>
          <table:table-cell office:value-type="float" office:value="640" calcext:value-type="float">
            <text:p>640</text:p>
          </table:table-cell>
          <table:table-cell office:value-type="float" office:value="640.349975585938" calcext:value-type="float">
            <text:p>640.349975585938</text:p>
          </table:table-cell>
          <table:table-cell office:value-type="float" office:value="638.200012207031" calcext:value-type="float">
            <text:p>638.200012207031</text:p>
          </table:table-cell>
          <table:table-cell office:value-type="float" office:value="639.200012207031" calcext:value-type="float">
            <text:p>639.200012207031</text:p>
          </table:table-cell>
          <table:table-cell office:value-type="float" office:value="372842" calcext:value-type="float">
            <text:p>372842</text:p>
          </table:table-cell>
          <table:table-cell office:value-type="string" calcext:value-type="string">
            <text:p>JSWSTEEL.NS</text:p>
          </table:table-cell>
          <table:table-cell/>
        </table:table-row>
        <table:table-row table:style-name="ro1">
          <table:table-cell office:value-type="string" calcext:value-type="string">
            <text:p>2021-04-23 14:00:00+05:30</text:p>
          </table:table-cell>
          <table:table-cell office:value-type="float" office:value="639.200012207031" calcext:value-type="float">
            <text:p>639.200012207031</text:p>
          </table:table-cell>
          <table:table-cell office:value-type="float" office:value="639.799987792969" calcext:value-type="float">
            <text:p>639.799987792969</text:p>
          </table:table-cell>
          <table:table-cell office:value-type="float" office:value="636.450012207031" calcext:value-type="float">
            <text:p>636.450012207031</text:p>
          </table:table-cell>
          <table:table-cell office:value-type="float" office:value="636.599975585937" calcext:value-type="float">
            <text:p>636.599975585937</text:p>
          </table:table-cell>
          <table:table-cell office:value-type="float" office:value="379175" calcext:value-type="float">
            <text:p>379175</text:p>
          </table:table-cell>
          <table:table-cell office:value-type="string" calcext:value-type="string">
            <text:p>JSWSTEEL.NS</text:p>
          </table:table-cell>
          <table:table-cell/>
        </table:table-row>
        <table:table-row table:style-name="ro1">
          <table:table-cell office:value-type="string" calcext:value-type="string">
            <text:p>2021-04-23 14:15:00+05:30</text:p>
          </table:table-cell>
          <table:table-cell office:value-type="float" office:value="636.5" calcext:value-type="float">
            <text:p>636.5</text:p>
          </table:table-cell>
          <table:table-cell office:value-type="float" office:value="639.099975585938" calcext:value-type="float">
            <text:p>639.099975585938</text:p>
          </table:table-cell>
          <table:table-cell office:value-type="float" office:value="632.900024414063" calcext:value-type="float">
            <text:p>632.900024414063</text:p>
          </table:table-cell>
          <table:table-cell office:value-type="float" office:value="633.150024414063" calcext:value-type="float">
            <text:p>633.150024414063</text:p>
          </table:table-cell>
          <table:table-cell office:value-type="float" office:value="735694" calcext:value-type="float">
            <text:p>735694</text:p>
          </table:table-cell>
          <table:table-cell office:value-type="string" calcext:value-type="string">
            <text:p>JSWSTEEL.NS</text:p>
          </table:table-cell>
          <table:table-cell/>
        </table:table-row>
        <table:table-row table:style-name="ro1">
          <table:table-cell office:value-type="string" calcext:value-type="string">
            <text:p>2021-04-23 14:30:00+05:30</text:p>
          </table:table-cell>
          <table:table-cell office:value-type="float" office:value="632.950012207031" calcext:value-type="float">
            <text:p>632.950012207031</text:p>
          </table:table-cell>
          <table:table-cell office:value-type="float" office:value="634.849975585938" calcext:value-type="float">
            <text:p>634.849975585938</text:p>
          </table:table-cell>
          <table:table-cell office:value-type="float" office:value="626.25" calcext:value-type="float">
            <text:p>626.25</text:p>
          </table:table-cell>
          <table:table-cell office:value-type="float" office:value="628.299987792969" calcext:value-type="float">
            <text:p>628.299987792969</text:p>
          </table:table-cell>
          <table:table-cell office:value-type="float" office:value="1201562" calcext:value-type="float">
            <text:p>1201562</text:p>
          </table:table-cell>
          <table:table-cell office:value-type="string" calcext:value-type="string">
            <text:p>JSWSTEEL.NS</text:p>
          </table:table-cell>
          <table:table-cell/>
        </table:table-row>
        <table:table-row table:style-name="ro1">
          <table:table-cell office:value-type="string" calcext:value-type="string">
            <text:p>2021-04-23 14:45:00+05:30</text:p>
          </table:table-cell>
          <table:table-cell office:value-type="float" office:value="628.5" calcext:value-type="float">
            <text:p>628.5</text:p>
          </table:table-cell>
          <table:table-cell office:value-type="float" office:value="632.150024414063" calcext:value-type="float">
            <text:p>632.150024414063</text:p>
          </table:table-cell>
          <table:table-cell office:value-type="float" office:value="627.950012207031" calcext:value-type="float">
            <text:p>627.950012207031</text:p>
          </table:table-cell>
          <table:table-cell office:value-type="float" office:value="629.700012207031" calcext:value-type="float">
            <text:p>629.700012207031</text:p>
          </table:table-cell>
          <table:table-cell office:value-type="float" office:value="568311" calcext:value-type="float">
            <text:p>568311</text:p>
          </table:table-cell>
          <table:table-cell office:value-type="string" calcext:value-type="string">
            <text:p>JSWSTEEL.NS</text:p>
          </table:table-cell>
          <table:table-cell/>
        </table:table-row>
        <table:table-row table:style-name="ro1">
          <table:table-cell office:value-type="string" calcext:value-type="string">
            <text:p>2021-04-23 15:00:00+05:30</text:p>
          </table:table-cell>
          <table:table-cell office:value-type="float" office:value="629.75" calcext:value-type="float">
            <text:p>629.75</text:p>
          </table:table-cell>
          <table:table-cell office:value-type="float" office:value="636" calcext:value-type="float">
            <text:p>636</text:p>
          </table:table-cell>
          <table:table-cell office:value-type="float" office:value="629.75" calcext:value-type="float">
            <text:p>629.75</text:p>
          </table:table-cell>
          <table:table-cell office:value-type="float" office:value="635.049987792969" calcext:value-type="float">
            <text:p>635.049987792969</text:p>
          </table:table-cell>
          <table:table-cell office:value-type="float" office:value="962228" calcext:value-type="float">
            <text:p>962228</text:p>
          </table:table-cell>
          <table:table-cell office:value-type="string" calcext:value-type="string">
            <text:p>JSWSTEEL.NS</text:p>
          </table:table-cell>
          <table:table-cell/>
        </table:table-row>
        <table:table-row table:style-name="ro1">
          <table:table-cell office:value-type="string" calcext:value-type="string">
            <text:p>2021-04-23 15:15:00+05:30</text:p>
          </table:table-cell>
          <table:table-cell office:value-type="float" office:value="635.650024414062" calcext:value-type="float">
            <text:p>635.650024414062</text:p>
          </table:table-cell>
          <table:table-cell office:value-type="float" office:value="637.950012207031" calcext:value-type="float">
            <text:p>637.950012207031</text:p>
          </table:table-cell>
          <table:table-cell office:value-type="float" office:value="634" calcext:value-type="float">
            <text:p>634</text:p>
          </table:table-cell>
          <table:table-cell office:value-type="float" office:value="634.099975585938" calcext:value-type="float">
            <text:p>634.099975585938</text:p>
          </table:table-cell>
          <table:table-cell office:value-type="float" office:value="1105931" calcext:value-type="float">
            <text:p>1105931</text:p>
          </table:table-cell>
          <table:table-cell office:value-type="string" calcext:value-type="string">
            <text:p>JSWSTEEL.NS</text:p>
          </table:table-cell>
          <table:table-cell/>
        </table:table-row>
        <table:table-row table:style-name="ro1">
          <table:table-cell office:value-type="string" calcext:value-type="string">
            <text:p>2021-04-23 09:15:00+05:30</text:p>
          </table:table-cell>
          <table:table-cell office:value-type="float" office:value="1726.05004882813" calcext:value-type="float">
            <text:p>1726.05004882813</text:p>
          </table:table-cell>
          <table:table-cell office:value-type="float" office:value="1748" calcext:value-type="float">
            <text:p>1748</text:p>
          </table:table-cell>
          <table:table-cell office:value-type="float" office:value="1725.94995117188" calcext:value-type="float">
            <text:p>1725.94995117188</text:p>
          </table:table-cell>
          <table:table-cell office:value-type="float" office:value="1728.65002441406" calcext:value-type="float">
            <text:p>1728.65002441406</text:p>
          </table:table-cell>
          <table:table-cell office:value-type="float" office:value="161909" calcext:value-type="float">
            <text:p>161909</text:p>
          </table:table-cell>
          <table:table-cell office:value-type="string" calcext:value-type="string">
            <text:p>KOTAKBANK.NS</text:p>
          </table:table-cell>
          <table:table-cell table:style-name="ce1" table:formula="of:=([.C702]-[.D702])/[.D702]*100" office:value-type="float" office:value="1.27756015249188" calcext:value-type="float">
            <text:p>1.28</text:p>
          </table:table-cell>
        </table:table-row>
        <table:table-row table:style-name="ro1">
          <table:table-cell office:value-type="string" calcext:value-type="string">
            <text:p>2021-04-23 09:30:00+05:30</text:p>
          </table:table-cell>
          <table:table-cell office:value-type="float" office:value="1727.30004882813" calcext:value-type="float">
            <text:p>1727.30004882813</text:p>
          </table:table-cell>
          <table:table-cell office:value-type="float" office:value="1730" calcext:value-type="float">
            <text:p>1730</text:p>
          </table:table-cell>
          <table:table-cell office:value-type="float" office:value="1720.25" calcext:value-type="float">
            <text:p>1720.25</text:p>
          </table:table-cell>
          <table:table-cell office:value-type="float" office:value="1729.40002441406" calcext:value-type="float">
            <text:p>1729.40002441406</text:p>
          </table:table-cell>
          <table:table-cell office:value-type="float" office:value="88123" calcext:value-type="float">
            <text:p>88123</text:p>
          </table:table-cell>
          <table:table-cell office:value-type="string" calcext:value-type="string">
            <text:p>KOTAKBANK.NS</text:p>
          </table:table-cell>
          <table:table-cell/>
        </table:table-row>
        <table:table-row table:style-name="ro1">
          <table:table-cell office:value-type="string" calcext:value-type="string">
            <text:p>2021-04-23 09:45:00+05:30</text:p>
          </table:table-cell>
          <table:table-cell office:value-type="float" office:value="1729.40002441406" calcext:value-type="float">
            <text:p>1729.40002441406</text:p>
          </table:table-cell>
          <table:table-cell office:value-type="float" office:value="1739.55004882813" calcext:value-type="float">
            <text:p>1739.55004882813</text:p>
          </table:table-cell>
          <table:table-cell office:value-type="float" office:value="1727.34997558594" calcext:value-type="float">
            <text:p>1727.34997558594</text:p>
          </table:table-cell>
          <table:table-cell office:value-type="float" office:value="1739.55004882813" calcext:value-type="float">
            <text:p>1739.55004882813</text:p>
          </table:table-cell>
          <table:table-cell office:value-type="float" office:value="47550" calcext:value-type="float">
            <text:p>47550</text:p>
          </table:table-cell>
          <table:table-cell office:value-type="string" calcext:value-type="string">
            <text:p>KOTAKBANK.NS</text:p>
          </table:table-cell>
          <table:table-cell/>
        </table:table-row>
        <table:table-row table:style-name="ro1">
          <table:table-cell office:value-type="string" calcext:value-type="string">
            <text:p>2021-04-23 10:00:00+05:30</text:p>
          </table:table-cell>
          <table:table-cell office:value-type="float" office:value="1738.5" calcext:value-type="float">
            <text:p>1738.5</text:p>
          </table:table-cell>
          <table:table-cell office:value-type="float" office:value="1750.90002441406" calcext:value-type="float">
            <text:p>1750.90002441406</text:p>
          </table:table-cell>
          <table:table-cell office:value-type="float" office:value="1736.19995117188" calcext:value-type="float">
            <text:p>1736.19995117188</text:p>
          </table:table-cell>
          <table:table-cell office:value-type="float" office:value="1748.75" calcext:value-type="float">
            <text:p>1748.75</text:p>
          </table:table-cell>
          <table:table-cell office:value-type="float" office:value="117189" calcext:value-type="float">
            <text:p>117189</text:p>
          </table:table-cell>
          <table:table-cell office:value-type="string" calcext:value-type="string">
            <text:p>KOTAKBANK.NS</text:p>
          </table:table-cell>
          <table:table-cell/>
        </table:table-row>
        <table:table-row table:style-name="ro1">
          <table:table-cell office:value-type="string" calcext:value-type="string">
            <text:p>2021-04-23 10:15:00+05:30</text:p>
          </table:table-cell>
          <table:table-cell office:value-type="float" office:value="1749.55004882813" calcext:value-type="float">
            <text:p>1749.55004882813</text:p>
          </table:table-cell>
          <table:table-cell office:value-type="float" office:value="1751.84997558594" calcext:value-type="float">
            <text:p>1751.84997558594</text:p>
          </table:table-cell>
          <table:table-cell office:value-type="float" office:value="1743.05004882813" calcext:value-type="float">
            <text:p>1743.05004882813</text:p>
          </table:table-cell>
          <table:table-cell office:value-type="float" office:value="1748.15002441406" calcext:value-type="float">
            <text:p>1748.15002441406</text:p>
          </table:table-cell>
          <table:table-cell office:value-type="float" office:value="106951" calcext:value-type="float">
            <text:p>106951</text:p>
          </table:table-cell>
          <table:table-cell office:value-type="string" calcext:value-type="string">
            <text:p>KOTAKBANK.NS</text:p>
          </table:table-cell>
          <table:table-cell/>
        </table:table-row>
        <table:table-row table:style-name="ro1">
          <table:table-cell office:value-type="string" calcext:value-type="string">
            <text:p>2021-04-23 10:30:00+05:30</text:p>
          </table:table-cell>
          <table:table-cell office:value-type="float" office:value="1747.94995117188" calcext:value-type="float">
            <text:p>1747.94995117188</text:p>
          </table:table-cell>
          <table:table-cell office:value-type="float" office:value="1749.80004882813" calcext:value-type="float">
            <text:p>1749.80004882813</text:p>
          </table:table-cell>
          <table:table-cell office:value-type="float" office:value="1742.55004882813" calcext:value-type="float">
            <text:p>1742.55004882813</text:p>
          </table:table-cell>
          <table:table-cell office:value-type="float" office:value="1744.34997558594" calcext:value-type="float">
            <text:p>1744.34997558594</text:p>
          </table:table-cell>
          <table:table-cell office:value-type="float" office:value="48262" calcext:value-type="float">
            <text:p>48262</text:p>
          </table:table-cell>
          <table:table-cell office:value-type="string" calcext:value-type="string">
            <text:p>KOTAKBANK.NS</text:p>
          </table:table-cell>
          <table:table-cell/>
        </table:table-row>
        <table:table-row table:style-name="ro1">
          <table:table-cell office:value-type="string" calcext:value-type="string">
            <text:p>2021-04-23 10:45:00+05:30</text:p>
          </table:table-cell>
          <table:table-cell office:value-type="float" office:value="1743.5" calcext:value-type="float">
            <text:p>1743.5</text:p>
          </table:table-cell>
          <table:table-cell office:value-type="float" office:value="1745.80004882813" calcext:value-type="float">
            <text:p>1745.80004882813</text:p>
          </table:table-cell>
          <table:table-cell office:value-type="float" office:value="1738.84997558594" calcext:value-type="float">
            <text:p>1738.84997558594</text:p>
          </table:table-cell>
          <table:table-cell office:value-type="float" office:value="1740" calcext:value-type="float">
            <text:p>1740</text:p>
          </table:table-cell>
          <table:table-cell office:value-type="float" office:value="39473" calcext:value-type="float">
            <text:p>39473</text:p>
          </table:table-cell>
          <table:table-cell office:value-type="string" calcext:value-type="string">
            <text:p>KOTAKBANK.NS</text:p>
          </table:table-cell>
          <table:table-cell/>
        </table:table-row>
        <table:table-row table:style-name="ro1">
          <table:table-cell office:value-type="string" calcext:value-type="string">
            <text:p>2021-04-23 11:00:00+05:30</text:p>
          </table:table-cell>
          <table:table-cell office:value-type="float" office:value="1740" calcext:value-type="float">
            <text:p>1740</text:p>
          </table:table-cell>
          <table:table-cell office:value-type="float" office:value="1748.59997558594" calcext:value-type="float">
            <text:p>1748.59997558594</text:p>
          </table:table-cell>
          <table:table-cell office:value-type="float" office:value="1740" calcext:value-type="float">
            <text:p>1740</text:p>
          </table:table-cell>
          <table:table-cell office:value-type="float" office:value="1747.19995117188" calcext:value-type="float">
            <text:p>1747.19995117188</text:p>
          </table:table-cell>
          <table:table-cell office:value-type="float" office:value="51976" calcext:value-type="float">
            <text:p>51976</text:p>
          </table:table-cell>
          <table:table-cell office:value-type="string" calcext:value-type="string">
            <text:p>KOTAKBANK.NS</text:p>
          </table:table-cell>
          <table:table-cell/>
        </table:table-row>
        <table:table-row table:style-name="ro1">
          <table:table-cell office:value-type="string" calcext:value-type="string">
            <text:p>2021-04-23 11:15:00+05:30</text:p>
          </table:table-cell>
          <table:table-cell office:value-type="float" office:value="1747.90002441406" calcext:value-type="float">
            <text:p>1747.90002441406</text:p>
          </table:table-cell>
          <table:table-cell office:value-type="float" office:value="1750.40002441406" calcext:value-type="float">
            <text:p>1750.40002441406</text:p>
          </table:table-cell>
          <table:table-cell office:value-type="float" office:value="1745.59997558594" calcext:value-type="float">
            <text:p>1745.59997558594</text:p>
          </table:table-cell>
          <table:table-cell office:value-type="float" office:value="1750" calcext:value-type="float">
            <text:p>1750</text:p>
          </table:table-cell>
          <table:table-cell office:value-type="float" office:value="47753" calcext:value-type="float">
            <text:p>47753</text:p>
          </table:table-cell>
          <table:table-cell office:value-type="string" calcext:value-type="string">
            <text:p>KOTAKBANK.NS</text:p>
          </table:table-cell>
          <table:table-cell/>
        </table:table-row>
        <table:table-row table:style-name="ro1">
          <table:table-cell office:value-type="string" calcext:value-type="string">
            <text:p>2021-04-23 11:30:00+05:30</text:p>
          </table:table-cell>
          <table:table-cell office:value-type="float" office:value="1749.84997558594" calcext:value-type="float">
            <text:p>1749.84997558594</text:p>
          </table:table-cell>
          <table:table-cell office:value-type="float" office:value="1754.40002441406" calcext:value-type="float">
            <text:p>1754.40002441406</text:p>
          </table:table-cell>
          <table:table-cell office:value-type="float" office:value="1748.5" calcext:value-type="float">
            <text:p>1748.5</text:p>
          </table:table-cell>
          <table:table-cell office:value-type="float" office:value="1753" calcext:value-type="float">
            <text:p>1753</text:p>
          </table:table-cell>
          <table:table-cell office:value-type="float" office:value="63850" calcext:value-type="float">
            <text:p>63850</text:p>
          </table:table-cell>
          <table:table-cell office:value-type="string" calcext:value-type="string">
            <text:p>KOTAKBANK.NS</text:p>
          </table:table-cell>
          <table:table-cell/>
        </table:table-row>
        <table:table-row table:style-name="ro1">
          <table:table-cell office:value-type="string" calcext:value-type="string">
            <text:p>2021-04-23 11:45:00+05:30</text:p>
          </table:table-cell>
          <table:table-cell office:value-type="float" office:value="1752.09997558594" calcext:value-type="float">
            <text:p>1752.09997558594</text:p>
          </table:table-cell>
          <table:table-cell office:value-type="float" office:value="1753" calcext:value-type="float">
            <text:p>1753</text:p>
          </table:table-cell>
          <table:table-cell office:value-type="float" office:value="1743.94995117188" calcext:value-type="float">
            <text:p>1743.94995117188</text:p>
          </table:table-cell>
          <table:table-cell office:value-type="float" office:value="1748.59997558594" calcext:value-type="float">
            <text:p>1748.59997558594</text:p>
          </table:table-cell>
          <table:table-cell office:value-type="float" office:value="50493" calcext:value-type="float">
            <text:p>50493</text:p>
          </table:table-cell>
          <table:table-cell office:value-type="string" calcext:value-type="string">
            <text:p>KOTAKBANK.NS</text:p>
          </table:table-cell>
          <table:table-cell/>
        </table:table-row>
        <table:table-row table:style-name="ro1">
          <table:table-cell office:value-type="string" calcext:value-type="string">
            <text:p>2021-04-23 12:00:00+05:30</text:p>
          </table:table-cell>
          <table:table-cell office:value-type="float" office:value="1749.75" calcext:value-type="float">
            <text:p>1749.75</text:p>
          </table:table-cell>
          <table:table-cell office:value-type="float" office:value="1751.69995117188" calcext:value-type="float">
            <text:p>1751.69995117188</text:p>
          </table:table-cell>
          <table:table-cell office:value-type="float" office:value="1747" calcext:value-type="float">
            <text:p>1747</text:p>
          </table:table-cell>
          <table:table-cell office:value-type="float" office:value="1749" calcext:value-type="float">
            <text:p>1749</text:p>
          </table:table-cell>
          <table:table-cell office:value-type="float" office:value="36152" calcext:value-type="float">
            <text:p>36152</text:p>
          </table:table-cell>
          <table:table-cell office:value-type="string" calcext:value-type="string">
            <text:p>KOTAKBANK.NS</text:p>
          </table:table-cell>
          <table:table-cell/>
        </table:table-row>
        <table:table-row table:style-name="ro1">
          <table:table-cell office:value-type="string" calcext:value-type="string">
            <text:p>2021-04-23 12:15:00+05:30</text:p>
          </table:table-cell>
          <table:table-cell table:number-columns-repeated="2" office:value-type="float" office:value="1748.5" calcext:value-type="float">
            <text:p>1748.5</text:p>
          </table:table-cell>
          <table:table-cell office:value-type="float" office:value="1737.30004882813" calcext:value-type="float">
            <text:p>1737.30004882813</text:p>
          </table:table-cell>
          <table:table-cell office:value-type="float" office:value="1739.65002441406" calcext:value-type="float">
            <text:p>1739.65002441406</text:p>
          </table:table-cell>
          <table:table-cell office:value-type="float" office:value="61213" calcext:value-type="float">
            <text:p>61213</text:p>
          </table:table-cell>
          <table:table-cell office:value-type="string" calcext:value-type="string">
            <text:p>KOTAKBANK.NS</text:p>
          </table:table-cell>
          <table:table-cell/>
        </table:table-row>
        <table:table-row table:style-name="ro1">
          <table:table-cell office:value-type="string" calcext:value-type="string">
            <text:p>2021-04-23 12:30:00+05:30</text:p>
          </table:table-cell>
          <table:table-cell office:value-type="float" office:value="1741.25" calcext:value-type="float">
            <text:p>1741.25</text:p>
          </table:table-cell>
          <table:table-cell office:value-type="float" office:value="1750" calcext:value-type="float">
            <text:p>1750</text:p>
          </table:table-cell>
          <table:table-cell office:value-type="float" office:value="1738" calcext:value-type="float">
            <text:p>1738</text:p>
          </table:table-cell>
          <table:table-cell office:value-type="float" office:value="1748.09997558594" calcext:value-type="float">
            <text:p>1748.09997558594</text:p>
          </table:table-cell>
          <table:table-cell office:value-type="float" office:value="39945" calcext:value-type="float">
            <text:p>39945</text:p>
          </table:table-cell>
          <table:table-cell office:value-type="string" calcext:value-type="string">
            <text:p>KOTAKBANK.NS</text:p>
          </table:table-cell>
          <table:table-cell/>
        </table:table-row>
        <table:table-row table:style-name="ro1">
          <table:table-cell office:value-type="string" calcext:value-type="string">
            <text:p>2021-04-23 12:45:00+05:30</text:p>
          </table:table-cell>
          <table:table-cell office:value-type="float" office:value="1748" calcext:value-type="float">
            <text:p>1748</text:p>
          </table:table-cell>
          <table:table-cell office:value-type="float" office:value="1750" calcext:value-type="float">
            <text:p>1750</text:p>
          </table:table-cell>
          <table:table-cell office:value-type="float" office:value="1740.80004882813" calcext:value-type="float">
            <text:p>1740.80004882813</text:p>
          </table:table-cell>
          <table:table-cell office:value-type="float" office:value="1743.75" calcext:value-type="float">
            <text:p>1743.75</text:p>
          </table:table-cell>
          <table:table-cell office:value-type="float" office:value="41031" calcext:value-type="float">
            <text:p>41031</text:p>
          </table:table-cell>
          <table:table-cell office:value-type="string" calcext:value-type="string">
            <text:p>KOTAKBANK.NS</text:p>
          </table:table-cell>
          <table:table-cell/>
        </table:table-row>
        <table:table-row table:style-name="ro1">
          <table:table-cell office:value-type="string" calcext:value-type="string">
            <text:p>2021-04-23 13:00:00+05:30</text:p>
          </table:table-cell>
          <table:table-cell office:value-type="float" office:value="1744.65002441406" calcext:value-type="float">
            <text:p>1744.65002441406</text:p>
          </table:table-cell>
          <table:table-cell office:value-type="float" office:value="1749.55004882813" calcext:value-type="float">
            <text:p>1749.55004882813</text:p>
          </table:table-cell>
          <table:table-cell office:value-type="float" office:value="1743.84997558594" calcext:value-type="float">
            <text:p>1743.84997558594</text:p>
          </table:table-cell>
          <table:table-cell office:value-type="float" office:value="1745.94995117188" calcext:value-type="float">
            <text:p>1745.94995117188</text:p>
          </table:table-cell>
          <table:table-cell office:value-type="float" office:value="24909" calcext:value-type="float">
            <text:p>24909</text:p>
          </table:table-cell>
          <table:table-cell office:value-type="string" calcext:value-type="string">
            <text:p>KOTAKBANK.NS</text:p>
          </table:table-cell>
          <table:table-cell/>
        </table:table-row>
        <table:table-row table:style-name="ro1">
          <table:table-cell office:value-type="string" calcext:value-type="string">
            <text:p>2021-04-23 13:15:00+05:30</text:p>
          </table:table-cell>
          <table:table-cell office:value-type="float" office:value="1745.34997558594" calcext:value-type="float">
            <text:p>1745.34997558594</text:p>
          </table:table-cell>
          <table:table-cell office:value-type="float" office:value="1756.15002441406" calcext:value-type="float">
            <text:p>1756.15002441406</text:p>
          </table:table-cell>
          <table:table-cell office:value-type="float" office:value="1743.55004882813" calcext:value-type="float">
            <text:p>1743.55004882813</text:p>
          </table:table-cell>
          <table:table-cell office:value-type="float" office:value="1753.55004882813" calcext:value-type="float">
            <text:p>1753.55004882813</text:p>
          </table:table-cell>
          <table:table-cell office:value-type="float" office:value="82818" calcext:value-type="float">
            <text:p>82818</text:p>
          </table:table-cell>
          <table:table-cell office:value-type="string" calcext:value-type="string">
            <text:p>KOTAKBANK.NS</text:p>
          </table:table-cell>
          <table:table-cell/>
        </table:table-row>
        <table:table-row table:style-name="ro1">
          <table:table-cell office:value-type="string" calcext:value-type="string">
            <text:p>2021-04-23 13:30:00+05:30</text:p>
          </table:table-cell>
          <table:table-cell office:value-type="float" office:value="1753.19995117188" calcext:value-type="float">
            <text:p>1753.19995117188</text:p>
          </table:table-cell>
          <table:table-cell office:value-type="float" office:value="1753.80004882813" calcext:value-type="float">
            <text:p>1753.80004882813</text:p>
          </table:table-cell>
          <table:table-cell office:value-type="float" office:value="1735.25" calcext:value-type="float">
            <text:p>1735.25</text:p>
          </table:table-cell>
          <table:table-cell office:value-type="float" office:value="1736.90002441406" calcext:value-type="float">
            <text:p>1736.90002441406</text:p>
          </table:table-cell>
          <table:table-cell office:value-type="float" office:value="120569" calcext:value-type="float">
            <text:p>120569</text:p>
          </table:table-cell>
          <table:table-cell office:value-type="string" calcext:value-type="string">
            <text:p>KOTAKBANK.NS</text:p>
          </table:table-cell>
          <table:table-cell/>
        </table:table-row>
        <table:table-row table:style-name="ro1">
          <table:table-cell office:value-type="string" calcext:value-type="string">
            <text:p>2021-04-23 13:45:00+05:30</text:p>
          </table:table-cell>
          <table:table-cell office:value-type="float" office:value="1737.30004882813" calcext:value-type="float">
            <text:p>1737.30004882813</text:p>
          </table:table-cell>
          <table:table-cell office:value-type="float" office:value="1743.09997558594" calcext:value-type="float">
            <text:p>1743.09997558594</text:p>
          </table:table-cell>
          <table:table-cell office:value-type="float" office:value="1731.80004882813" calcext:value-type="float">
            <text:p>1731.80004882813</text:p>
          </table:table-cell>
          <table:table-cell office:value-type="float" office:value="1740.90002441406" calcext:value-type="float">
            <text:p>1740.90002441406</text:p>
          </table:table-cell>
          <table:table-cell office:value-type="float" office:value="103940" calcext:value-type="float">
            <text:p>103940</text:p>
          </table:table-cell>
          <table:table-cell office:value-type="string" calcext:value-type="string">
            <text:p>KOTAKBANK.NS</text:p>
          </table:table-cell>
          <table:table-cell/>
        </table:table-row>
        <table:table-row table:style-name="ro1">
          <table:table-cell office:value-type="string" calcext:value-type="string">
            <text:p>2021-04-23 14:00:00+05:30</text:p>
          </table:table-cell>
          <table:table-cell office:value-type="float" office:value="1740.94995117188" calcext:value-type="float">
            <text:p>1740.94995117188</text:p>
          </table:table-cell>
          <table:table-cell office:value-type="float" office:value="1745" calcext:value-type="float">
            <text:p>1745</text:p>
          </table:table-cell>
          <table:table-cell office:value-type="float" office:value="1737.30004882813" calcext:value-type="float">
            <text:p>1737.30004882813</text:p>
          </table:table-cell>
          <table:table-cell office:value-type="float" office:value="1738.44995117188" calcext:value-type="float">
            <text:p>1738.44995117188</text:p>
          </table:table-cell>
          <table:table-cell office:value-type="float" office:value="39840" calcext:value-type="float">
            <text:p>39840</text:p>
          </table:table-cell>
          <table:table-cell office:value-type="string" calcext:value-type="string">
            <text:p>KOTAKBANK.NS</text:p>
          </table:table-cell>
          <table:table-cell/>
        </table:table-row>
        <table:table-row table:style-name="ro1">
          <table:table-cell office:value-type="string" calcext:value-type="string">
            <text:p>2021-04-23 14:15:00+05:30</text:p>
          </table:table-cell>
          <table:table-cell office:value-type="float" office:value="1738.59997558594" calcext:value-type="float">
            <text:p>1738.59997558594</text:p>
          </table:table-cell>
          <table:table-cell office:value-type="float" office:value="1742.69995117188" calcext:value-type="float">
            <text:p>1742.69995117188</text:p>
          </table:table-cell>
          <table:table-cell office:value-type="float" office:value="1732.09997558594" calcext:value-type="float">
            <text:p>1732.09997558594</text:p>
          </table:table-cell>
          <table:table-cell office:value-type="float" office:value="1735.15002441406" calcext:value-type="float">
            <text:p>1735.15002441406</text:p>
          </table:table-cell>
          <table:table-cell office:value-type="float" office:value="55159" calcext:value-type="float">
            <text:p>55159</text:p>
          </table:table-cell>
          <table:table-cell office:value-type="string" calcext:value-type="string">
            <text:p>KOTAKBANK.NS</text:p>
          </table:table-cell>
          <table:table-cell/>
        </table:table-row>
        <table:table-row table:style-name="ro1">
          <table:table-cell office:value-type="string" calcext:value-type="string">
            <text:p>2021-04-23 14:30:00+05:30</text:p>
          </table:table-cell>
          <table:table-cell office:value-type="float" office:value="1735.25" calcext:value-type="float">
            <text:p>1735.25</text:p>
          </table:table-cell>
          <table:table-cell office:value-type="float" office:value="1738.25" calcext:value-type="float">
            <text:p>1738.25</text:p>
          </table:table-cell>
          <table:table-cell office:value-type="float" office:value="1731.25" calcext:value-type="float">
            <text:p>1731.25</text:p>
          </table:table-cell>
          <table:table-cell office:value-type="float" office:value="1733.15002441406" calcext:value-type="float">
            <text:p>1733.15002441406</text:p>
          </table:table-cell>
          <table:table-cell office:value-type="float" office:value="55591" calcext:value-type="float">
            <text:p>55591</text:p>
          </table:table-cell>
          <table:table-cell office:value-type="string" calcext:value-type="string">
            <text:p>KOTAKBANK.NS</text:p>
          </table:table-cell>
          <table:table-cell/>
        </table:table-row>
        <table:table-row table:style-name="ro1">
          <table:table-cell office:value-type="string" calcext:value-type="string">
            <text:p>2021-04-23 14:45:00+05:30</text:p>
          </table:table-cell>
          <table:table-cell office:value-type="float" office:value="1733.75" calcext:value-type="float">
            <text:p>1733.75</text:p>
          </table:table-cell>
          <table:table-cell office:value-type="float" office:value="1735.55004882813" calcext:value-type="float">
            <text:p>1735.55004882813</text:p>
          </table:table-cell>
          <table:table-cell office:value-type="float" office:value="1728.69995117188" calcext:value-type="float">
            <text:p>1728.69995117188</text:p>
          </table:table-cell>
          <table:table-cell office:value-type="float" office:value="1730" calcext:value-type="float">
            <text:p>1730</text:p>
          </table:table-cell>
          <table:table-cell office:value-type="float" office:value="83145" calcext:value-type="float">
            <text:p>83145</text:p>
          </table:table-cell>
          <table:table-cell office:value-type="string" calcext:value-type="string">
            <text:p>KOTAKBANK.NS</text:p>
          </table:table-cell>
          <table:table-cell/>
        </table:table-row>
        <table:table-row table:style-name="ro1">
          <table:table-cell office:value-type="string" calcext:value-type="string">
            <text:p>2021-04-23 15:00:00+05:30</text:p>
          </table:table-cell>
          <table:table-cell office:value-type="float" office:value="1730.19995117188" calcext:value-type="float">
            <text:p>1730.19995117188</text:p>
          </table:table-cell>
          <table:table-cell office:value-type="float" office:value="1743.25" calcext:value-type="float">
            <text:p>1743.25</text:p>
          </table:table-cell>
          <table:table-cell office:value-type="float" office:value="1730.09997558594" calcext:value-type="float">
            <text:p>1730.09997558594</text:p>
          </table:table-cell>
          <table:table-cell office:value-type="float" office:value="1733.09997558594" calcext:value-type="float">
            <text:p>1733.09997558594</text:p>
          </table:table-cell>
          <table:table-cell office:value-type="float" office:value="117822" calcext:value-type="float">
            <text:p>117822</text:p>
          </table:table-cell>
          <table:table-cell office:value-type="string" calcext:value-type="string">
            <text:p>KOTAKBANK.NS</text:p>
          </table:table-cell>
          <table:table-cell/>
        </table:table-row>
        <table:table-row table:style-name="ro1">
          <table:table-cell office:value-type="string" calcext:value-type="string">
            <text:p>2021-04-23 15:15:00+05:30</text:p>
          </table:table-cell>
          <table:table-cell office:value-type="float" office:value="1733.09997558594" calcext:value-type="float">
            <text:p>1733.09997558594</text:p>
          </table:table-cell>
          <table:table-cell office:value-type="float" office:value="1735.90002441406" calcext:value-type="float">
            <text:p>1735.90002441406</text:p>
          </table:table-cell>
          <table:table-cell office:value-type="float" office:value="1729" calcext:value-type="float">
            <text:p>1729</text:p>
          </table:table-cell>
          <table:table-cell office:value-type="float" office:value="1734.19995117188" calcext:value-type="float">
            <text:p>1734.19995117188</text:p>
          </table:table-cell>
          <table:table-cell office:value-type="float" office:value="131981" calcext:value-type="float">
            <text:p>131981</text:p>
          </table:table-cell>
          <table:table-cell office:value-type="string" calcext:value-type="string">
            <text:p>KOTAKBANK.NS</text:p>
          </table:table-cell>
          <table:table-cell/>
        </table:table-row>
        <table:table-row table:style-name="ro1">
          <table:table-cell office:value-type="string" calcext:value-type="string">
            <text:p>2021-04-23 09:15:00+05:30</text:p>
          </table:table-cell>
          <table:table-cell office:value-type="float" office:value="1330.5" calcext:value-type="float">
            <text:p>1330.5</text:p>
          </table:table-cell>
          <table:table-cell office:value-type="float" office:value="1338.59997558594" calcext:value-type="float">
            <text:p>1338.59997558594</text:p>
          </table:table-cell>
          <table:table-cell office:value-type="float" office:value="1323.44995117188" calcext:value-type="float">
            <text:p>1323.44995117188</text:p>
          </table:table-cell>
          <table:table-cell office:value-type="float" office:value="1324.59997558594" calcext:value-type="float">
            <text:p>1324.59997558594</text:p>
          </table:table-cell>
          <table:table-cell office:value-type="float" office:value="171992" calcext:value-type="float">
            <text:p>171992</text:p>
          </table:table-cell>
          <table:table-cell office:value-type="string" calcext:value-type="string">
            <text:p>LT.NS</text:p>
          </table:table-cell>
          <table:table-cell table:style-name="ce1" table:formula="of:=([.C727]-[.D727])/[.D727]*100" office:value-type="float" office:value="1.14473723775105" calcext:value-type="float">
            <text:p>1.14</text:p>
          </table:table-cell>
        </table:table-row>
        <table:table-row table:style-name="ro1">
          <table:table-cell office:value-type="string" calcext:value-type="string">
            <text:p>2021-04-23 09:30:00+05:30</text:p>
          </table:table-cell>
          <table:table-cell office:value-type="float" office:value="1324.59997558594" calcext:value-type="float">
            <text:p>1324.59997558594</text:p>
          </table:table-cell>
          <table:table-cell office:value-type="float" office:value="1330.59997558594" calcext:value-type="float">
            <text:p>1330.59997558594</text:p>
          </table:table-cell>
          <table:table-cell office:value-type="float" office:value="1323" calcext:value-type="float">
            <text:p>1323</text:p>
          </table:table-cell>
          <table:table-cell office:value-type="float" office:value="1330.55004882813" calcext:value-type="float">
            <text:p>1330.55004882813</text:p>
          </table:table-cell>
          <table:table-cell office:value-type="float" office:value="88161" calcext:value-type="float">
            <text:p>88161</text:p>
          </table:table-cell>
          <table:table-cell office:value-type="string" calcext:value-type="string">
            <text:p>LT.NS</text:p>
          </table:table-cell>
          <table:table-cell/>
        </table:table-row>
        <table:table-row table:style-name="ro1">
          <table:table-cell office:value-type="string" calcext:value-type="string">
            <text:p>2021-04-23 09:45:00+05:30</text:p>
          </table:table-cell>
          <table:table-cell office:value-type="float" office:value="1330.59997558594" calcext:value-type="float">
            <text:p>1330.59997558594</text:p>
          </table:table-cell>
          <table:table-cell office:value-type="float" office:value="1334" calcext:value-type="float">
            <text:p>1334</text:p>
          </table:table-cell>
          <table:table-cell office:value-type="float" office:value="1329.30004882813" calcext:value-type="float">
            <text:p>1329.30004882813</text:p>
          </table:table-cell>
          <table:table-cell office:value-type="float" office:value="1333.5" calcext:value-type="float">
            <text:p>1333.5</text:p>
          </table:table-cell>
          <table:table-cell office:value-type="float" office:value="107665" calcext:value-type="float">
            <text:p>107665</text:p>
          </table:table-cell>
          <table:table-cell office:value-type="string" calcext:value-type="string">
            <text:p>LT.NS</text:p>
          </table:table-cell>
          <table:table-cell/>
        </table:table-row>
        <table:table-row table:style-name="ro1">
          <table:table-cell office:value-type="string" calcext:value-type="string">
            <text:p>2021-04-23 10:00:00+05:30</text:p>
          </table:table-cell>
          <table:table-cell office:value-type="float" office:value="1333.5" calcext:value-type="float">
            <text:p>1333.5</text:p>
          </table:table-cell>
          <table:table-cell office:value-type="float" office:value="1336.5" calcext:value-type="float">
            <text:p>1336.5</text:p>
          </table:table-cell>
          <table:table-cell office:value-type="float" office:value="1331.59997558594" calcext:value-type="float">
            <text:p>1331.59997558594</text:p>
          </table:table-cell>
          <table:table-cell office:value-type="float" office:value="1333.19995117188" calcext:value-type="float">
            <text:p>1333.19995117188</text:p>
          </table:table-cell>
          <table:table-cell office:value-type="float" office:value="71370" calcext:value-type="float">
            <text:p>71370</text:p>
          </table:table-cell>
          <table:table-cell office:value-type="string" calcext:value-type="string">
            <text:p>LT.NS</text:p>
          </table:table-cell>
          <table:table-cell/>
        </table:table-row>
        <table:table-row table:style-name="ro1">
          <table:table-cell office:value-type="string" calcext:value-type="string">
            <text:p>2021-04-23 10:15:00+05:30</text:p>
          </table:table-cell>
          <table:table-cell office:value-type="float" office:value="1333" calcext:value-type="float">
            <text:p>1333</text:p>
          </table:table-cell>
          <table:table-cell office:value-type="float" office:value="1334.80004882813" calcext:value-type="float">
            <text:p>1334.80004882813</text:p>
          </table:table-cell>
          <table:table-cell office:value-type="float" office:value="1332.05004882813" calcext:value-type="float">
            <text:p>1332.05004882813</text:p>
          </table:table-cell>
          <table:table-cell office:value-type="float" office:value="1333.84997558594" calcext:value-type="float">
            <text:p>1333.84997558594</text:p>
          </table:table-cell>
          <table:table-cell office:value-type="float" office:value="30764" calcext:value-type="float">
            <text:p>30764</text:p>
          </table:table-cell>
          <table:table-cell office:value-type="string" calcext:value-type="string">
            <text:p>LT.NS</text:p>
          </table:table-cell>
          <table:table-cell/>
        </table:table-row>
        <table:table-row table:style-name="ro1">
          <table:table-cell office:value-type="string" calcext:value-type="string">
            <text:p>2021-04-23 10:30:00+05:30</text:p>
          </table:table-cell>
          <table:table-cell office:value-type="float" office:value="1333" calcext:value-type="float">
            <text:p>1333</text:p>
          </table:table-cell>
          <table:table-cell office:value-type="float" office:value="1335" calcext:value-type="float">
            <text:p>1335</text:p>
          </table:table-cell>
          <table:table-cell office:value-type="float" office:value="1333" calcext:value-type="float">
            <text:p>1333</text:p>
          </table:table-cell>
          <table:table-cell office:value-type="float" office:value="1334.90002441406" calcext:value-type="float">
            <text:p>1334.90002441406</text:p>
          </table:table-cell>
          <table:table-cell office:value-type="float" office:value="30697" calcext:value-type="float">
            <text:p>30697</text:p>
          </table:table-cell>
          <table:table-cell office:value-type="string" calcext:value-type="string">
            <text:p>LT.NS</text:p>
          </table:table-cell>
          <table:table-cell/>
        </table:table-row>
        <table:table-row table:style-name="ro1">
          <table:table-cell office:value-type="string" calcext:value-type="string">
            <text:p>2021-04-23 10:45:00+05:30</text:p>
          </table:table-cell>
          <table:table-cell office:value-type="float" office:value="1335" calcext:value-type="float">
            <text:p>1335</text:p>
          </table:table-cell>
          <table:table-cell office:value-type="float" office:value="1338.55004882813" calcext:value-type="float">
            <text:p>1338.55004882813</text:p>
          </table:table-cell>
          <table:table-cell office:value-type="float" office:value="1332.05004882813" calcext:value-type="float">
            <text:p>1332.05004882813</text:p>
          </table:table-cell>
          <table:table-cell office:value-type="float" office:value="1333" calcext:value-type="float">
            <text:p>1333</text:p>
          </table:table-cell>
          <table:table-cell office:value-type="float" office:value="50961" calcext:value-type="float">
            <text:p>50961</text:p>
          </table:table-cell>
          <table:table-cell office:value-type="string" calcext:value-type="string">
            <text:p>LT.NS</text:p>
          </table:table-cell>
          <table:table-cell/>
        </table:table-row>
        <table:table-row table:style-name="ro1">
          <table:table-cell office:value-type="string" calcext:value-type="string">
            <text:p>2021-04-23 11:00:00+05:30</text:p>
          </table:table-cell>
          <table:table-cell office:value-type="float" office:value="1332.65002441406" calcext:value-type="float">
            <text:p>1332.65002441406</text:p>
          </table:table-cell>
          <table:table-cell office:value-type="float" office:value="1334.55004882813" calcext:value-type="float">
            <text:p>1334.55004882813</text:p>
          </table:table-cell>
          <table:table-cell office:value-type="float" office:value="1331.34997558594" calcext:value-type="float">
            <text:p>1331.34997558594</text:p>
          </table:table-cell>
          <table:table-cell office:value-type="float" office:value="1334.55004882813" calcext:value-type="float">
            <text:p>1334.55004882813</text:p>
          </table:table-cell>
          <table:table-cell office:value-type="float" office:value="36808" calcext:value-type="float">
            <text:p>36808</text:p>
          </table:table-cell>
          <table:table-cell office:value-type="string" calcext:value-type="string">
            <text:p>LT.NS</text:p>
          </table:table-cell>
          <table:table-cell/>
        </table:table-row>
        <table:table-row table:style-name="ro1">
          <table:table-cell office:value-type="string" calcext:value-type="string">
            <text:p>2021-04-23 11:15:00+05:30</text:p>
          </table:table-cell>
          <table:table-cell office:value-type="float" office:value="1334.09997558594" calcext:value-type="float">
            <text:p>1334.09997558594</text:p>
          </table:table-cell>
          <table:table-cell office:value-type="float" office:value="1336.90002441406" calcext:value-type="float">
            <text:p>1336.90002441406</text:p>
          </table:table-cell>
          <table:table-cell office:value-type="float" office:value="1332.90002441406" calcext:value-type="float">
            <text:p>1332.90002441406</text:p>
          </table:table-cell>
          <table:table-cell office:value-type="float" office:value="1334.19995117188" calcext:value-type="float">
            <text:p>1334.19995117188</text:p>
          </table:table-cell>
          <table:table-cell office:value-type="float" office:value="31792" calcext:value-type="float">
            <text:p>31792</text:p>
          </table:table-cell>
          <table:table-cell office:value-type="string" calcext:value-type="string">
            <text:p>LT.NS</text:p>
          </table:table-cell>
          <table:table-cell/>
        </table:table-row>
        <table:table-row table:style-name="ro1">
          <table:table-cell office:value-type="string" calcext:value-type="string">
            <text:p>2021-04-23 11:30:00+05:30</text:p>
          </table:table-cell>
          <table:table-cell office:value-type="float" office:value="1334" calcext:value-type="float">
            <text:p>1334</text:p>
          </table:table-cell>
          <table:table-cell office:value-type="float" office:value="1335" calcext:value-type="float">
            <text:p>1335</text:p>
          </table:table-cell>
          <table:table-cell office:value-type="float" office:value="1332" calcext:value-type="float">
            <text:p>1332</text:p>
          </table:table-cell>
          <table:table-cell office:value-type="float" office:value="1333" calcext:value-type="float">
            <text:p>1333</text:p>
          </table:table-cell>
          <table:table-cell office:value-type="float" office:value="57758" calcext:value-type="float">
            <text:p>57758</text:p>
          </table:table-cell>
          <table:table-cell office:value-type="string" calcext:value-type="string">
            <text:p>LT.NS</text:p>
          </table:table-cell>
          <table:table-cell/>
        </table:table-row>
        <table:table-row table:style-name="ro1">
          <table:table-cell office:value-type="string" calcext:value-type="string">
            <text:p>2021-04-23 11:45:00+05:30</text:p>
          </table:table-cell>
          <table:table-cell office:value-type="float" office:value="1333" calcext:value-type="float">
            <text:p>1333</text:p>
          </table:table-cell>
          <table:table-cell office:value-type="float" office:value="1338" calcext:value-type="float">
            <text:p>1338</text:p>
          </table:table-cell>
          <table:table-cell office:value-type="float" office:value="1332.90002441406" calcext:value-type="float">
            <text:p>1332.90002441406</text:p>
          </table:table-cell>
          <table:table-cell office:value-type="float" office:value="1337.09997558594" calcext:value-type="float">
            <text:p>1337.09997558594</text:p>
          </table:table-cell>
          <table:table-cell office:value-type="float" office:value="52245" calcext:value-type="float">
            <text:p>52245</text:p>
          </table:table-cell>
          <table:table-cell office:value-type="string" calcext:value-type="string">
            <text:p>LT.NS</text:p>
          </table:table-cell>
          <table:table-cell/>
        </table:table-row>
        <table:table-row table:style-name="ro1">
          <table:table-cell office:value-type="string" calcext:value-type="string">
            <text:p>2021-04-23 12:00:00+05:30</text:p>
          </table:table-cell>
          <table:table-cell office:value-type="float" office:value="1337.15002441406" calcext:value-type="float">
            <text:p>1337.15002441406</text:p>
          </table:table-cell>
          <table:table-cell office:value-type="float" office:value="1344.65002441406" calcext:value-type="float">
            <text:p>1344.65002441406</text:p>
          </table:table-cell>
          <table:table-cell office:value-type="float" office:value="1337" calcext:value-type="float">
            <text:p>1337</text:p>
          </table:table-cell>
          <table:table-cell office:value-type="float" office:value="1339.40002441406" calcext:value-type="float">
            <text:p>1339.40002441406</text:p>
          </table:table-cell>
          <table:table-cell office:value-type="float" office:value="179050" calcext:value-type="float">
            <text:p>179050</text:p>
          </table:table-cell>
          <table:table-cell office:value-type="string" calcext:value-type="string">
            <text:p>LT.NS</text:p>
          </table:table-cell>
          <table:table-cell/>
        </table:table-row>
        <table:table-row table:style-name="ro1">
          <table:table-cell office:value-type="string" calcext:value-type="string">
            <text:p>2021-04-23 12:15:00+05:30</text:p>
          </table:table-cell>
          <table:table-cell office:value-type="float" office:value="1339.34997558594" calcext:value-type="float">
            <text:p>1339.34997558594</text:p>
          </table:table-cell>
          <table:table-cell office:value-type="float" office:value="1339.5" calcext:value-type="float">
            <text:p>1339.5</text:p>
          </table:table-cell>
          <table:table-cell office:value-type="float" office:value="1331.94995117188" calcext:value-type="float">
            <text:p>1331.94995117188</text:p>
          </table:table-cell>
          <table:table-cell office:value-type="float" office:value="1332.65002441406" calcext:value-type="float">
            <text:p>1332.65002441406</text:p>
          </table:table-cell>
          <table:table-cell office:value-type="float" office:value="98010" calcext:value-type="float">
            <text:p>98010</text:p>
          </table:table-cell>
          <table:table-cell office:value-type="string" calcext:value-type="string">
            <text:p>LT.NS</text:p>
          </table:table-cell>
          <table:table-cell/>
        </table:table-row>
        <table:table-row table:style-name="ro1">
          <table:table-cell office:value-type="string" calcext:value-type="string">
            <text:p>2021-04-23 12:30:00+05:30</text:p>
          </table:table-cell>
          <table:table-cell office:value-type="float" office:value="1332.19995117188" calcext:value-type="float">
            <text:p>1332.19995117188</text:p>
          </table:table-cell>
          <table:table-cell office:value-type="float" office:value="1334.55004882813" calcext:value-type="float">
            <text:p>1334.55004882813</text:p>
          </table:table-cell>
          <table:table-cell office:value-type="float" office:value="1331.19995117188" calcext:value-type="float">
            <text:p>1331.19995117188</text:p>
          </table:table-cell>
          <table:table-cell office:value-type="float" office:value="1334.25" calcext:value-type="float">
            <text:p>1334.25</text:p>
          </table:table-cell>
          <table:table-cell office:value-type="float" office:value="51045" calcext:value-type="float">
            <text:p>51045</text:p>
          </table:table-cell>
          <table:table-cell office:value-type="string" calcext:value-type="string">
            <text:p>LT.NS</text:p>
          </table:table-cell>
          <table:table-cell/>
        </table:table-row>
        <table:table-row table:style-name="ro1">
          <table:table-cell office:value-type="string" calcext:value-type="string">
            <text:p>2021-04-23 12:45:00+05:30</text:p>
          </table:table-cell>
          <table:table-cell office:value-type="float" office:value="1334.59997558594" calcext:value-type="float">
            <text:p>1334.59997558594</text:p>
          </table:table-cell>
          <table:table-cell office:value-type="float" office:value="1335" calcext:value-type="float">
            <text:p>1335</text:p>
          </table:table-cell>
          <table:table-cell table:number-columns-repeated="2" office:value-type="float" office:value="1332" calcext:value-type="float">
            <text:p>1332</text:p>
          </table:table-cell>
          <table:table-cell office:value-type="float" office:value="37624" calcext:value-type="float">
            <text:p>37624</text:p>
          </table:table-cell>
          <table:table-cell office:value-type="string" calcext:value-type="string">
            <text:p>LT.NS</text:p>
          </table:table-cell>
          <table:table-cell/>
        </table:table-row>
        <table:table-row table:style-name="ro1">
          <table:table-cell office:value-type="string" calcext:value-type="string">
            <text:p>2021-04-23 13:00:00+05:30</text:p>
          </table:table-cell>
          <table:table-cell office:value-type="float" office:value="1332" calcext:value-type="float">
            <text:p>1332</text:p>
          </table:table-cell>
          <table:table-cell office:value-type="float" office:value="1332.94995117188" calcext:value-type="float">
            <text:p>1332.94995117188</text:p>
          </table:table-cell>
          <table:table-cell office:value-type="float" office:value="1331.55004882813" calcext:value-type="float">
            <text:p>1331.55004882813</text:p>
          </table:table-cell>
          <table:table-cell office:value-type="float" office:value="1332" calcext:value-type="float">
            <text:p>1332</text:p>
          </table:table-cell>
          <table:table-cell office:value-type="float" office:value="28942" calcext:value-type="float">
            <text:p>28942</text:p>
          </table:table-cell>
          <table:table-cell office:value-type="string" calcext:value-type="string">
            <text:p>LT.NS</text:p>
          </table:table-cell>
          <table:table-cell/>
        </table:table-row>
        <table:table-row table:style-name="ro1">
          <table:table-cell office:value-type="string" calcext:value-type="string">
            <text:p>2021-04-23 13:15:00+05:30</text:p>
          </table:table-cell>
          <table:table-cell office:value-type="float" office:value="1332" calcext:value-type="float">
            <text:p>1332</text:p>
          </table:table-cell>
          <table:table-cell office:value-type="float" office:value="1336" calcext:value-type="float">
            <text:p>1336</text:p>
          </table:table-cell>
          <table:table-cell office:value-type="float" office:value="1331.55004882813" calcext:value-type="float">
            <text:p>1331.55004882813</text:p>
          </table:table-cell>
          <table:table-cell office:value-type="float" office:value="1333.30004882813" calcext:value-type="float">
            <text:p>1333.30004882813</text:p>
          </table:table-cell>
          <table:table-cell office:value-type="float" office:value="44510" calcext:value-type="float">
            <text:p>44510</text:p>
          </table:table-cell>
          <table:table-cell office:value-type="string" calcext:value-type="string">
            <text:p>LT.NS</text:p>
          </table:table-cell>
          <table:table-cell/>
        </table:table-row>
        <table:table-row table:style-name="ro1">
          <table:table-cell office:value-type="string" calcext:value-type="string">
            <text:p>2021-04-23 13:30:00+05:30</text:p>
          </table:table-cell>
          <table:table-cell office:value-type="float" office:value="1333.30004882813" calcext:value-type="float">
            <text:p>1333.30004882813</text:p>
          </table:table-cell>
          <table:table-cell office:value-type="float" office:value="1333.90002441406" calcext:value-type="float">
            <text:p>1333.90002441406</text:p>
          </table:table-cell>
          <table:table-cell office:value-type="float" office:value="1325.44995117188" calcext:value-type="float">
            <text:p>1325.44995117188</text:p>
          </table:table-cell>
          <table:table-cell office:value-type="float" office:value="1326.30004882813" calcext:value-type="float">
            <text:p>1326.30004882813</text:p>
          </table:table-cell>
          <table:table-cell office:value-type="float" office:value="91013" calcext:value-type="float">
            <text:p>91013</text:p>
          </table:table-cell>
          <table:table-cell office:value-type="string" calcext:value-type="string">
            <text:p>LT.NS</text:p>
          </table:table-cell>
          <table:table-cell/>
        </table:table-row>
        <table:table-row table:style-name="ro1">
          <table:table-cell office:value-type="string" calcext:value-type="string">
            <text:p>2021-04-23 13:45:00+05:30</text:p>
          </table:table-cell>
          <table:table-cell office:value-type="float" office:value="1326.30004882813" calcext:value-type="float">
            <text:p>1326.30004882813</text:p>
          </table:table-cell>
          <table:table-cell office:value-type="float" office:value="1328.90002441406" calcext:value-type="float">
            <text:p>1328.90002441406</text:p>
          </table:table-cell>
          <table:table-cell office:value-type="float" office:value="1325.09997558594" calcext:value-type="float">
            <text:p>1325.09997558594</text:p>
          </table:table-cell>
          <table:table-cell office:value-type="float" office:value="1328.19995117188" calcext:value-type="float">
            <text:p>1328.19995117188</text:p>
          </table:table-cell>
          <table:table-cell office:value-type="float" office:value="49381" calcext:value-type="float">
            <text:p>49381</text:p>
          </table:table-cell>
          <table:table-cell office:value-type="string" calcext:value-type="string">
            <text:p>LT.NS</text:p>
          </table:table-cell>
          <table:table-cell/>
        </table:table-row>
        <table:table-row table:style-name="ro1">
          <table:table-cell office:value-type="string" calcext:value-type="string">
            <text:p>2021-04-23 14:00:00+05:30</text:p>
          </table:table-cell>
          <table:table-cell office:value-type="float" office:value="1328.19995117188" calcext:value-type="float">
            <text:p>1328.19995117188</text:p>
          </table:table-cell>
          <table:table-cell office:value-type="float" office:value="1331" calcext:value-type="float">
            <text:p>1331</text:p>
          </table:table-cell>
          <table:table-cell office:value-type="float" office:value="1324.09997558594" calcext:value-type="float">
            <text:p>1324.09997558594</text:p>
          </table:table-cell>
          <table:table-cell office:value-type="float" office:value="1324.65002441406" calcext:value-type="float">
            <text:p>1324.65002441406</text:p>
          </table:table-cell>
          <table:table-cell office:value-type="float" office:value="59789" calcext:value-type="float">
            <text:p>59789</text:p>
          </table:table-cell>
          <table:table-cell office:value-type="string" calcext:value-type="string">
            <text:p>LT.NS</text:p>
          </table:table-cell>
          <table:table-cell/>
        </table:table-row>
        <table:table-row table:style-name="ro1">
          <table:table-cell office:value-type="string" calcext:value-type="string">
            <text:p>2021-04-23 14:15:00+05:30</text:p>
          </table:table-cell>
          <table:table-cell office:value-type="float" office:value="1324.65002441406" calcext:value-type="float">
            <text:p>1324.65002441406</text:p>
          </table:table-cell>
          <table:table-cell office:value-type="float" office:value="1327" calcext:value-type="float">
            <text:p>1327</text:p>
          </table:table-cell>
          <table:table-cell office:value-type="float" office:value="1322" calcext:value-type="float">
            <text:p>1322</text:p>
          </table:table-cell>
          <table:table-cell office:value-type="float" office:value="1323" calcext:value-type="float">
            <text:p>1323</text:p>
          </table:table-cell>
          <table:table-cell office:value-type="float" office:value="105127" calcext:value-type="float">
            <text:p>105127</text:p>
          </table:table-cell>
          <table:table-cell office:value-type="string" calcext:value-type="string">
            <text:p>LT.NS</text:p>
          </table:table-cell>
          <table:table-cell/>
        </table:table-row>
        <table:table-row table:style-name="ro1">
          <table:table-cell office:value-type="string" calcext:value-type="string">
            <text:p>2021-04-23 14:30:00+05:30</text:p>
          </table:table-cell>
          <table:table-cell office:value-type="float" office:value="1323" calcext:value-type="float">
            <text:p>1323</text:p>
          </table:table-cell>
          <table:table-cell office:value-type="float" office:value="1323.90002441406" calcext:value-type="float">
            <text:p>1323.90002441406</text:p>
          </table:table-cell>
          <table:table-cell office:value-type="float" office:value="1315" calcext:value-type="float">
            <text:p>1315</text:p>
          </table:table-cell>
          <table:table-cell office:value-type="float" office:value="1315.19995117188" calcext:value-type="float">
            <text:p>1315.19995117188</text:p>
          </table:table-cell>
          <table:table-cell office:value-type="float" office:value="124895" calcext:value-type="float">
            <text:p>124895</text:p>
          </table:table-cell>
          <table:table-cell office:value-type="string" calcext:value-type="string">
            <text:p>LT.NS</text:p>
          </table:table-cell>
          <table:table-cell/>
        </table:table-row>
        <table:table-row table:style-name="ro1">
          <table:table-cell office:value-type="string" calcext:value-type="string">
            <text:p>2021-04-23 14:45:00+05:30</text:p>
          </table:table-cell>
          <table:table-cell office:value-type="float" office:value="1315.25" calcext:value-type="float">
            <text:p>1315.25</text:p>
          </table:table-cell>
          <table:table-cell office:value-type="float" office:value="1319.80004882813" calcext:value-type="float">
            <text:p>1319.80004882813</text:p>
          </table:table-cell>
          <table:table-cell office:value-type="float" office:value="1314.65002441406" calcext:value-type="float">
            <text:p>1314.65002441406</text:p>
          </table:table-cell>
          <table:table-cell office:value-type="float" office:value="1318.44995117188" calcext:value-type="float">
            <text:p>1318.44995117188</text:p>
          </table:table-cell>
          <table:table-cell office:value-type="float" office:value="94987" calcext:value-type="float">
            <text:p>94987</text:p>
          </table:table-cell>
          <table:table-cell office:value-type="string" calcext:value-type="string">
            <text:p>LT.NS</text:p>
          </table:table-cell>
          <table:table-cell/>
        </table:table-row>
        <table:table-row table:style-name="ro1">
          <table:table-cell office:value-type="string" calcext:value-type="string">
            <text:p>2021-04-23 15:00:00+05:30</text:p>
          </table:table-cell>
          <table:table-cell office:value-type="float" office:value="1319.80004882813" calcext:value-type="float">
            <text:p>1319.80004882813</text:p>
          </table:table-cell>
          <table:table-cell office:value-type="float" office:value="1323.80004882813" calcext:value-type="float">
            <text:p>1323.80004882813</text:p>
          </table:table-cell>
          <table:table-cell office:value-type="float" office:value="1319.55004882813" calcext:value-type="float">
            <text:p>1319.55004882813</text:p>
          </table:table-cell>
          <table:table-cell office:value-type="float" office:value="1323.44995117188" calcext:value-type="float">
            <text:p>1323.44995117188</text:p>
          </table:table-cell>
          <table:table-cell office:value-type="float" office:value="101349" calcext:value-type="float">
            <text:p>101349</text:p>
          </table:table-cell>
          <table:table-cell office:value-type="string" calcext:value-type="string">
            <text:p>LT.NS</text:p>
          </table:table-cell>
          <table:table-cell/>
        </table:table-row>
        <table:table-row table:style-name="ro1">
          <table:table-cell office:value-type="string" calcext:value-type="string">
            <text:p>2021-04-23 15:15:00+05:30</text:p>
          </table:table-cell>
          <table:table-cell office:value-type="float" office:value="1323.05004882813" calcext:value-type="float">
            <text:p>1323.05004882813</text:p>
          </table:table-cell>
          <table:table-cell office:value-type="float" office:value="1324.65002441406" calcext:value-type="float">
            <text:p>1324.65002441406</text:p>
          </table:table-cell>
          <table:table-cell office:value-type="float" office:value="1322.05004882813" calcext:value-type="float">
            <text:p>1322.05004882813</text:p>
          </table:table-cell>
          <table:table-cell office:value-type="float" office:value="1324" calcext:value-type="float">
            <text:p>1324</text:p>
          </table:table-cell>
          <table:table-cell office:value-type="float" office:value="233412" calcext:value-type="float">
            <text:p>233412</text:p>
          </table:table-cell>
          <table:table-cell office:value-type="string" calcext:value-type="string">
            <text:p>LT.NS</text:p>
          </table:table-cell>
          <table:table-cell/>
        </table:table-row>
        <table:table-row table:style-name="ro1">
          <table:table-cell office:value-type="string" calcext:value-type="string">
            <text:p>2021-04-23 09:15:00+05:30</text:p>
          </table:table-cell>
          <table:table-cell office:value-type="float" office:value="796.400024414062" calcext:value-type="float">
            <text:p>796.400024414062</text:p>
          </table:table-cell>
          <table:table-cell office:value-type="float" office:value="805.599975585938" calcext:value-type="float">
            <text:p>805.599975585938</text:p>
          </table:table-cell>
          <table:table-cell table:number-columns-repeated="2" office:value-type="float" office:value="793.200012207031" calcext:value-type="float">
            <text:p>793.200012207031</text:p>
          </table:table-cell>
          <table:table-cell office:value-type="float" office:value="294345" calcext:value-type="float">
            <text:p>294345</text:p>
          </table:table-cell>
          <table:table-cell office:value-type="string" calcext:value-type="string">
            <text:p>M&amp;M.NS</text:p>
          </table:table-cell>
          <table:table-cell table:style-name="ce1" table:formula="of:=([.C752]-[.D752])/[.D752]*100" office:value-type="float" office:value="1.5632833066157" calcext:value-type="float">
            <text:p>1.56</text:p>
          </table:table-cell>
        </table:table-row>
        <table:table-row table:style-name="ro1">
          <table:table-cell office:value-type="string" calcext:value-type="string">
            <text:p>2021-04-23 09:30:00+05:30</text:p>
          </table:table-cell>
          <table:table-cell office:value-type="float" office:value="793.099975585938" calcext:value-type="float">
            <text:p>793.099975585938</text:p>
          </table:table-cell>
          <table:table-cell office:value-type="float" office:value="796.5" calcext:value-type="float">
            <text:p>796.5</text:p>
          </table:table-cell>
          <table:table-cell office:value-type="float" office:value="789.5" calcext:value-type="float">
            <text:p>789.5</text:p>
          </table:table-cell>
          <table:table-cell office:value-type="float" office:value="791.099975585938" calcext:value-type="float">
            <text:p>791.099975585938</text:p>
          </table:table-cell>
          <table:table-cell office:value-type="float" office:value="223608" calcext:value-type="float">
            <text:p>223608</text:p>
          </table:table-cell>
          <table:table-cell office:value-type="string" calcext:value-type="string">
            <text:p>M&amp;M.NS</text:p>
          </table:table-cell>
          <table:table-cell/>
        </table:table-row>
        <table:table-row table:style-name="ro1">
          <table:table-cell office:value-type="string" calcext:value-type="string">
            <text:p>2021-04-23 09:45:00+05:30</text:p>
          </table:table-cell>
          <table:table-cell office:value-type="float" office:value="791.299987792969" calcext:value-type="float">
            <text:p>791.299987792969</text:p>
          </table:table-cell>
          <table:table-cell office:value-type="float" office:value="793.900024414063" calcext:value-type="float">
            <text:p>793.900024414063</text:p>
          </table:table-cell>
          <table:table-cell office:value-type="float" office:value="790.349975585938" calcext:value-type="float">
            <text:p>790.349975585938</text:p>
          </table:table-cell>
          <table:table-cell office:value-type="float" office:value="793.900024414063" calcext:value-type="float">
            <text:p>793.900024414063</text:p>
          </table:table-cell>
          <table:table-cell office:value-type="float" office:value="81287" calcext:value-type="float">
            <text:p>81287</text:p>
          </table:table-cell>
          <table:table-cell office:value-type="string" calcext:value-type="string">
            <text:p>M&amp;M.NS</text:p>
          </table:table-cell>
          <table:table-cell/>
        </table:table-row>
        <table:table-row table:style-name="ro1">
          <table:table-cell office:value-type="string" calcext:value-type="string">
            <text:p>2021-04-23 10:00:00+05:30</text:p>
          </table:table-cell>
          <table:table-cell office:value-type="float" office:value="794" calcext:value-type="float">
            <text:p>794</text:p>
          </table:table-cell>
          <table:table-cell office:value-type="float" office:value="794.5" calcext:value-type="float">
            <text:p>794.5</text:p>
          </table:table-cell>
          <table:table-cell office:value-type="float" office:value="791.5" calcext:value-type="float">
            <text:p>791.5</text:p>
          </table:table-cell>
          <table:table-cell office:value-type="float" office:value="793.5" calcext:value-type="float">
            <text:p>793.5</text:p>
          </table:table-cell>
          <table:table-cell office:value-type="float" office:value="76796" calcext:value-type="float">
            <text:p>76796</text:p>
          </table:table-cell>
          <table:table-cell office:value-type="string" calcext:value-type="string">
            <text:p>M&amp;M.NS</text:p>
          </table:table-cell>
          <table:table-cell/>
        </table:table-row>
        <table:table-row table:style-name="ro1">
          <table:table-cell office:value-type="string" calcext:value-type="string">
            <text:p>2021-04-23 10:15:00+05:30</text:p>
          </table:table-cell>
          <table:table-cell office:value-type="float" office:value="793.5" calcext:value-type="float">
            <text:p>793.5</text:p>
          </table:table-cell>
          <table:table-cell office:value-type="float" office:value="794.700012207031" calcext:value-type="float">
            <text:p>794.700012207031</text:p>
          </table:table-cell>
          <table:table-cell office:value-type="float" office:value="791.599975585938" calcext:value-type="float">
            <text:p>791.599975585938</text:p>
          </table:table-cell>
          <table:table-cell office:value-type="float" office:value="793.950012207031" calcext:value-type="float">
            <text:p>793.950012207031</text:p>
          </table:table-cell>
          <table:table-cell office:value-type="float" office:value="76699" calcext:value-type="float">
            <text:p>76699</text:p>
          </table:table-cell>
          <table:table-cell office:value-type="string" calcext:value-type="string">
            <text:p>M&amp;M.NS</text:p>
          </table:table-cell>
          <table:table-cell/>
        </table:table-row>
        <table:table-row table:style-name="ro1">
          <table:table-cell office:value-type="string" calcext:value-type="string">
            <text:p>2021-04-23 10:30:00+05:30</text:p>
          </table:table-cell>
          <table:table-cell office:value-type="float" office:value="793.700012207031" calcext:value-type="float">
            <text:p>793.700012207031</text:p>
          </table:table-cell>
          <table:table-cell office:value-type="float" office:value="794" calcext:value-type="float">
            <text:p>794</text:p>
          </table:table-cell>
          <table:table-cell office:value-type="float" office:value="792.200012207031" calcext:value-type="float">
            <text:p>792.200012207031</text:p>
          </table:table-cell>
          <table:table-cell office:value-type="float" office:value="792.900024414063" calcext:value-type="float">
            <text:p>792.900024414063</text:p>
          </table:table-cell>
          <table:table-cell office:value-type="float" office:value="52003" calcext:value-type="float">
            <text:p>52003</text:p>
          </table:table-cell>
          <table:table-cell office:value-type="string" calcext:value-type="string">
            <text:p>M&amp;M.NS</text:p>
          </table:table-cell>
          <table:table-cell/>
        </table:table-row>
        <table:table-row table:style-name="ro1">
          <table:table-cell office:value-type="string" calcext:value-type="string">
            <text:p>2021-04-23 10:45:00+05:30</text:p>
          </table:table-cell>
          <table:table-cell office:value-type="float" office:value="792.5" calcext:value-type="float">
            <text:p>792.5</text:p>
          </table:table-cell>
          <table:table-cell office:value-type="float" office:value="792.549987792969" calcext:value-type="float">
            <text:p>792.549987792969</text:p>
          </table:table-cell>
          <table:table-cell office:value-type="float" office:value="790.099975585938" calcext:value-type="float">
            <text:p>790.099975585938</text:p>
          </table:table-cell>
          <table:table-cell office:value-type="float" office:value="791.200012207031" calcext:value-type="float">
            <text:p>791.200012207031</text:p>
          </table:table-cell>
          <table:table-cell office:value-type="float" office:value="69427" calcext:value-type="float">
            <text:p>69427</text:p>
          </table:table-cell>
          <table:table-cell office:value-type="string" calcext:value-type="string">
            <text:p>M&amp;M.NS</text:p>
          </table:table-cell>
          <table:table-cell/>
        </table:table-row>
        <table:table-row table:style-name="ro1">
          <table:table-cell office:value-type="string" calcext:value-type="string">
            <text:p>2021-04-23 11:00:00+05:30</text:p>
          </table:table-cell>
          <table:table-cell office:value-type="float" office:value="791.200012207031" calcext:value-type="float">
            <text:p>791.200012207031</text:p>
          </table:table-cell>
          <table:table-cell office:value-type="float" office:value="794.75" calcext:value-type="float">
            <text:p>794.75</text:p>
          </table:table-cell>
          <table:table-cell office:value-type="float" office:value="791.200012207031" calcext:value-type="float">
            <text:p>791.200012207031</text:p>
          </table:table-cell>
          <table:table-cell office:value-type="float" office:value="794.75" calcext:value-type="float">
            <text:p>794.75</text:p>
          </table:table-cell>
          <table:table-cell office:value-type="float" office:value="57997" calcext:value-type="float">
            <text:p>57997</text:p>
          </table:table-cell>
          <table:table-cell office:value-type="string" calcext:value-type="string">
            <text:p>M&amp;M.NS</text:p>
          </table:table-cell>
          <table:table-cell/>
        </table:table-row>
        <table:table-row table:style-name="ro1">
          <table:table-cell office:value-type="string" calcext:value-type="string">
            <text:p>2021-04-23 11:15:00+05:30</text:p>
          </table:table-cell>
          <table:table-cell office:value-type="float" office:value="794.75" calcext:value-type="float">
            <text:p>794.75</text:p>
          </table:table-cell>
          <table:table-cell office:value-type="float" office:value="797" calcext:value-type="float">
            <text:p>797</text:p>
          </table:table-cell>
          <table:table-cell office:value-type="float" office:value="794.299987792969" calcext:value-type="float">
            <text:p>794.299987792969</text:p>
          </table:table-cell>
          <table:table-cell office:value-type="float" office:value="795.049987792969" calcext:value-type="float">
            <text:p>795.049987792969</text:p>
          </table:table-cell>
          <table:table-cell office:value-type="float" office:value="108342" calcext:value-type="float">
            <text:p>108342</text:p>
          </table:table-cell>
          <table:table-cell office:value-type="string" calcext:value-type="string">
            <text:p>M&amp;M.NS</text:p>
          </table:table-cell>
          <table:table-cell/>
        </table:table-row>
        <table:table-row table:style-name="ro1">
          <table:table-cell office:value-type="string" calcext:value-type="string">
            <text:p>2021-04-23 11:30:00+05:30</text:p>
          </table:table-cell>
          <table:table-cell office:value-type="float" office:value="795.099975585937" calcext:value-type="float">
            <text:p>795.099975585937</text:p>
          </table:table-cell>
          <table:table-cell office:value-type="float" office:value="795.799987792969" calcext:value-type="float">
            <text:p>795.799987792969</text:p>
          </table:table-cell>
          <table:table-cell office:value-type="float" office:value="792.5" calcext:value-type="float">
            <text:p>792.5</text:p>
          </table:table-cell>
          <table:table-cell office:value-type="float" office:value="793" calcext:value-type="float">
            <text:p>793</text:p>
          </table:table-cell>
          <table:table-cell office:value-type="float" office:value="67172" calcext:value-type="float">
            <text:p>67172</text:p>
          </table:table-cell>
          <table:table-cell office:value-type="string" calcext:value-type="string">
            <text:p>M&amp;M.NS</text:p>
          </table:table-cell>
          <table:table-cell/>
        </table:table-row>
        <table:table-row table:style-name="ro1">
          <table:table-cell office:value-type="string" calcext:value-type="string">
            <text:p>2021-04-23 11:45:00+05:30</text:p>
          </table:table-cell>
          <table:table-cell office:value-type="float" office:value="793" calcext:value-type="float">
            <text:p>793</text:p>
          </table:table-cell>
          <table:table-cell office:value-type="float" office:value="793.400024414063" calcext:value-type="float">
            <text:p>793.400024414063</text:p>
          </table:table-cell>
          <table:table-cell office:value-type="float" office:value="791.150024414063" calcext:value-type="float">
            <text:p>791.150024414063</text:p>
          </table:table-cell>
          <table:table-cell office:value-type="float" office:value="791.400024414063" calcext:value-type="float">
            <text:p>791.400024414063</text:p>
          </table:table-cell>
          <table:table-cell office:value-type="float" office:value="42666" calcext:value-type="float">
            <text:p>42666</text:p>
          </table:table-cell>
          <table:table-cell office:value-type="string" calcext:value-type="string">
            <text:p>M&amp;M.NS</text:p>
          </table:table-cell>
          <table:table-cell/>
        </table:table-row>
        <table:table-row table:style-name="ro1">
          <table:table-cell office:value-type="string" calcext:value-type="string">
            <text:p>2021-04-23 12:00:00+05:30</text:p>
          </table:table-cell>
          <table:table-cell office:value-type="float" office:value="791.549987792969" calcext:value-type="float">
            <text:p>791.549987792969</text:p>
          </table:table-cell>
          <table:table-cell office:value-type="float" office:value="793.849975585938" calcext:value-type="float">
            <text:p>793.849975585938</text:p>
          </table:table-cell>
          <table:table-cell office:value-type="float" office:value="791.549987792969" calcext:value-type="float">
            <text:p>791.549987792969</text:p>
          </table:table-cell>
          <table:table-cell office:value-type="float" office:value="793.5" calcext:value-type="float">
            <text:p>793.5</text:p>
          </table:table-cell>
          <table:table-cell office:value-type="float" office:value="24119" calcext:value-type="float">
            <text:p>24119</text:p>
          </table:table-cell>
          <table:table-cell office:value-type="string" calcext:value-type="string">
            <text:p>M&amp;M.NS</text:p>
          </table:table-cell>
          <table:table-cell/>
        </table:table-row>
        <table:table-row table:style-name="ro1">
          <table:table-cell office:value-type="string" calcext:value-type="string">
            <text:p>2021-04-23 12:15:00+05:30</text:p>
          </table:table-cell>
          <table:table-cell table:number-columns-repeated="2" office:value-type="float" office:value="793.5" calcext:value-type="float">
            <text:p>793.5</text:p>
          </table:table-cell>
          <table:table-cell office:value-type="float" office:value="791.150024414063" calcext:value-type="float">
            <text:p>791.150024414063</text:p>
          </table:table-cell>
          <table:table-cell office:value-type="float" office:value="792.5" calcext:value-type="float">
            <text:p>792.5</text:p>
          </table:table-cell>
          <table:table-cell office:value-type="float" office:value="45782" calcext:value-type="float">
            <text:p>45782</text:p>
          </table:table-cell>
          <table:table-cell office:value-type="string" calcext:value-type="string">
            <text:p>M&amp;M.NS</text:p>
          </table:table-cell>
          <table:table-cell/>
        </table:table-row>
        <table:table-row table:style-name="ro1">
          <table:table-cell office:value-type="string" calcext:value-type="string">
            <text:p>2021-04-23 12:30:00+05:30</text:p>
          </table:table-cell>
          <table:table-cell office:value-type="float" office:value="792.5" calcext:value-type="float">
            <text:p>792.5</text:p>
          </table:table-cell>
          <table:table-cell office:value-type="float" office:value="793.799987792969" calcext:value-type="float">
            <text:p>793.799987792969</text:p>
          </table:table-cell>
          <table:table-cell office:value-type="float" office:value="791.799987792969" calcext:value-type="float">
            <text:p>791.799987792969</text:p>
          </table:table-cell>
          <table:table-cell office:value-type="float" office:value="793" calcext:value-type="float">
            <text:p>793</text:p>
          </table:table-cell>
          <table:table-cell office:value-type="float" office:value="32710" calcext:value-type="float">
            <text:p>32710</text:p>
          </table:table-cell>
          <table:table-cell office:value-type="string" calcext:value-type="string">
            <text:p>M&amp;M.NS</text:p>
          </table:table-cell>
          <table:table-cell/>
        </table:table-row>
        <table:table-row table:style-name="ro1">
          <table:table-cell office:value-type="string" calcext:value-type="string">
            <text:p>2021-04-23 12:45:00+05:30</text:p>
          </table:table-cell>
          <table:table-cell office:value-type="float" office:value="793.349975585938" calcext:value-type="float">
            <text:p>793.349975585938</text:p>
          </table:table-cell>
          <table:table-cell office:value-type="float" office:value="793.700012207031" calcext:value-type="float">
            <text:p>793.700012207031</text:p>
          </table:table-cell>
          <table:table-cell office:value-type="float" office:value="792.25" calcext:value-type="float">
            <text:p>792.25</text:p>
          </table:table-cell>
          <table:table-cell office:value-type="float" office:value="792.650024414063" calcext:value-type="float">
            <text:p>792.650024414063</text:p>
          </table:table-cell>
          <table:table-cell office:value-type="float" office:value="21381" calcext:value-type="float">
            <text:p>21381</text:p>
          </table:table-cell>
          <table:table-cell office:value-type="string" calcext:value-type="string">
            <text:p>M&amp;M.NS</text:p>
          </table:table-cell>
          <table:table-cell/>
        </table:table-row>
        <table:table-row table:style-name="ro1">
          <table:table-cell office:value-type="string" calcext:value-type="string">
            <text:p>2021-04-23 13:00:00+05:30</text:p>
          </table:table-cell>
          <table:table-cell office:value-type="float" office:value="792.849975585937" calcext:value-type="float">
            <text:p>792.849975585937</text:p>
          </table:table-cell>
          <table:table-cell office:value-type="float" office:value="793.799987792969" calcext:value-type="float">
            <text:p>793.799987792969</text:p>
          </table:table-cell>
          <table:table-cell office:value-type="float" office:value="792.5" calcext:value-type="float">
            <text:p>792.5</text:p>
          </table:table-cell>
          <table:table-cell office:value-type="float" office:value="793.299987792969" calcext:value-type="float">
            <text:p>793.299987792969</text:p>
          </table:table-cell>
          <table:table-cell office:value-type="float" office:value="30848" calcext:value-type="float">
            <text:p>30848</text:p>
          </table:table-cell>
          <table:table-cell office:value-type="string" calcext:value-type="string">
            <text:p>M&amp;M.NS</text:p>
          </table:table-cell>
          <table:table-cell/>
        </table:table-row>
        <table:table-row table:style-name="ro1">
          <table:table-cell office:value-type="string" calcext:value-type="string">
            <text:p>2021-04-23 13:15:00+05:30</text:p>
          </table:table-cell>
          <table:table-cell office:value-type="float" office:value="793.400024414063" calcext:value-type="float">
            <text:p>793.400024414063</text:p>
          </table:table-cell>
          <table:table-cell office:value-type="float" office:value="795.650024414063" calcext:value-type="float">
            <text:p>795.650024414063</text:p>
          </table:table-cell>
          <table:table-cell office:value-type="float" office:value="792.599975585938" calcext:value-type="float">
            <text:p>792.599975585938</text:p>
          </table:table-cell>
          <table:table-cell office:value-type="float" office:value="795.650024414063" calcext:value-type="float">
            <text:p>795.650024414063</text:p>
          </table:table-cell>
          <table:table-cell office:value-type="float" office:value="56944" calcext:value-type="float">
            <text:p>56944</text:p>
          </table:table-cell>
          <table:table-cell office:value-type="string" calcext:value-type="string">
            <text:p>M&amp;M.NS</text:p>
          </table:table-cell>
          <table:table-cell/>
        </table:table-row>
        <table:table-row table:style-name="ro1">
          <table:table-cell office:value-type="string" calcext:value-type="string">
            <text:p>2021-04-23 13:30:00+05:30</text:p>
          </table:table-cell>
          <table:table-cell office:value-type="float" office:value="795" calcext:value-type="float">
            <text:p>795</text:p>
          </table:table-cell>
          <table:table-cell office:value-type="float" office:value="795.099975585937" calcext:value-type="float">
            <text:p>795.099975585937</text:p>
          </table:table-cell>
          <table:table-cell office:value-type="float" office:value="786.299987792969" calcext:value-type="float">
            <text:p>786.299987792969</text:p>
          </table:table-cell>
          <table:table-cell office:value-type="float" office:value="788.400024414063" calcext:value-type="float">
            <text:p>788.400024414063</text:p>
          </table:table-cell>
          <table:table-cell office:value-type="float" office:value="280531" calcext:value-type="float">
            <text:p>280531</text:p>
          </table:table-cell>
          <table:table-cell office:value-type="string" calcext:value-type="string">
            <text:p>M&amp;M.NS</text:p>
          </table:table-cell>
          <table:table-cell/>
        </table:table-row>
        <table:table-row table:style-name="ro1">
          <table:table-cell office:value-type="string" calcext:value-type="string">
            <text:p>2021-04-23 13:45:00+05:30</text:p>
          </table:table-cell>
          <table:table-cell office:value-type="float" office:value="788.650024414063" calcext:value-type="float">
            <text:p>788.650024414063</text:p>
          </table:table-cell>
          <table:table-cell office:value-type="float" office:value="788.900024414063" calcext:value-type="float">
            <text:p>788.900024414063</text:p>
          </table:table-cell>
          <table:table-cell office:value-type="float" office:value="783.049987792969" calcext:value-type="float">
            <text:p>783.049987792969</text:p>
          </table:table-cell>
          <table:table-cell office:value-type="float" office:value="784.950012207031" calcext:value-type="float">
            <text:p>784.950012207031</text:p>
          </table:table-cell>
          <table:table-cell office:value-type="float" office:value="489791" calcext:value-type="float">
            <text:p>489791</text:p>
          </table:table-cell>
          <table:table-cell office:value-type="string" calcext:value-type="string">
            <text:p>M&amp;M.NS</text:p>
          </table:table-cell>
          <table:table-cell/>
        </table:table-row>
        <table:table-row table:style-name="ro1">
          <table:table-cell office:value-type="string" calcext:value-type="string">
            <text:p>2021-04-23 14:00:00+05:30</text:p>
          </table:table-cell>
          <table:table-cell office:value-type="float" office:value="784.900024414063" calcext:value-type="float">
            <text:p>784.900024414063</text:p>
          </table:table-cell>
          <table:table-cell office:value-type="float" office:value="785.900024414063" calcext:value-type="float">
            <text:p>785.900024414063</text:p>
          </table:table-cell>
          <table:table-cell office:value-type="float" office:value="783.75" calcext:value-type="float">
            <text:p>783.75</text:p>
          </table:table-cell>
          <table:table-cell office:value-type="float" office:value="784.599975585938" calcext:value-type="float">
            <text:p>784.599975585938</text:p>
          </table:table-cell>
          <table:table-cell office:value-type="float" office:value="183926" calcext:value-type="float">
            <text:p>183926</text:p>
          </table:table-cell>
          <table:table-cell office:value-type="string" calcext:value-type="string">
            <text:p>M&amp;M.NS</text:p>
          </table:table-cell>
          <table:table-cell/>
        </table:table-row>
        <table:table-row table:style-name="ro1">
          <table:table-cell office:value-type="string" calcext:value-type="string">
            <text:p>2021-04-23 14:15:00+05:30</text:p>
          </table:table-cell>
          <table:table-cell office:value-type="float" office:value="784.150024414063" calcext:value-type="float">
            <text:p>784.150024414063</text:p>
          </table:table-cell>
          <table:table-cell office:value-type="float" office:value="785.900024414063" calcext:value-type="float">
            <text:p>785.900024414063</text:p>
          </table:table-cell>
          <table:table-cell table:number-columns-repeated="2" office:value-type="float" office:value="775.700012207031" calcext:value-type="float">
            <text:p>775.700012207031</text:p>
          </table:table-cell>
          <table:table-cell office:value-type="float" office:value="484856" calcext:value-type="float">
            <text:p>484856</text:p>
          </table:table-cell>
          <table:table-cell office:value-type="string" calcext:value-type="string">
            <text:p>M&amp;M.NS</text:p>
          </table:table-cell>
          <table:table-cell/>
        </table:table-row>
        <table:table-row table:style-name="ro1">
          <table:table-cell office:value-type="string" calcext:value-type="string">
            <text:p>2021-04-23 14:30:00+05:30</text:p>
          </table:table-cell>
          <table:table-cell office:value-type="float" office:value="775.5" calcext:value-type="float">
            <text:p>775.5</text:p>
          </table:table-cell>
          <table:table-cell office:value-type="float" office:value="778.349975585938" calcext:value-type="float">
            <text:p>778.349975585938</text:p>
          </table:table-cell>
          <table:table-cell office:value-type="float" office:value="774.200012207031" calcext:value-type="float">
            <text:p>774.200012207031</text:p>
          </table:table-cell>
          <table:table-cell office:value-type="float" office:value="775.25" calcext:value-type="float">
            <text:p>775.25</text:p>
          </table:table-cell>
          <table:table-cell office:value-type="float" office:value="365262" calcext:value-type="float">
            <text:p>365262</text:p>
          </table:table-cell>
          <table:table-cell office:value-type="string" calcext:value-type="string">
            <text:p>M&amp;M.NS</text:p>
          </table:table-cell>
          <table:table-cell/>
        </table:table-row>
        <table:table-row table:style-name="ro1">
          <table:table-cell office:value-type="string" calcext:value-type="string">
            <text:p>2021-04-23 14:45:00+05:30</text:p>
          </table:table-cell>
          <table:table-cell office:value-type="float" office:value="775.25" calcext:value-type="float">
            <text:p>775.25</text:p>
          </table:table-cell>
          <table:table-cell office:value-type="float" office:value="780" calcext:value-type="float">
            <text:p>780</text:p>
          </table:table-cell>
          <table:table-cell office:value-type="float" office:value="775" calcext:value-type="float">
            <text:p>775</text:p>
          </table:table-cell>
          <table:table-cell office:value-type="float" office:value="776.400024414063" calcext:value-type="float">
            <text:p>776.400024414063</text:p>
          </table:table-cell>
          <table:table-cell office:value-type="float" office:value="552383" calcext:value-type="float">
            <text:p>552383</text:p>
          </table:table-cell>
          <table:table-cell office:value-type="string" calcext:value-type="string">
            <text:p>M&amp;M.NS</text:p>
          </table:table-cell>
          <table:table-cell/>
        </table:table-row>
        <table:table-row table:style-name="ro1">
          <table:table-cell office:value-type="string" calcext:value-type="string">
            <text:p>2021-04-23 15:00:00+05:30</text:p>
          </table:table-cell>
          <table:table-cell office:value-type="float" office:value="776.099975585938" calcext:value-type="float">
            <text:p>776.099975585938</text:p>
          </table:table-cell>
          <table:table-cell office:value-type="float" office:value="780.849975585938" calcext:value-type="float">
            <text:p>780.849975585938</text:p>
          </table:table-cell>
          <table:table-cell office:value-type="float" office:value="775" calcext:value-type="float">
            <text:p>775</text:p>
          </table:table-cell>
          <table:table-cell office:value-type="float" office:value="780.400024414063" calcext:value-type="float">
            <text:p>780.400024414063</text:p>
          </table:table-cell>
          <table:table-cell office:value-type="float" office:value="717103" calcext:value-type="float">
            <text:p>717103</text:p>
          </table:table-cell>
          <table:table-cell office:value-type="string" calcext:value-type="string">
            <text:p>M&amp;M.NS</text:p>
          </table:table-cell>
          <table:table-cell/>
        </table:table-row>
        <table:table-row table:style-name="ro1">
          <table:table-cell office:value-type="string" calcext:value-type="string">
            <text:p>2021-04-23 15:15:00+05:30</text:p>
          </table:table-cell>
          <table:table-cell office:value-type="float" office:value="780.400024414063" calcext:value-type="float">
            <text:p>780.400024414063</text:p>
          </table:table-cell>
          <table:table-cell office:value-type="float" office:value="780.950012207031" calcext:value-type="float">
            <text:p>780.950012207031</text:p>
          </table:table-cell>
          <table:table-cell office:value-type="float" office:value="778.599975585938" calcext:value-type="float">
            <text:p>778.599975585938</text:p>
          </table:table-cell>
          <table:table-cell office:value-type="float" office:value="779.900024414063" calcext:value-type="float">
            <text:p>779.900024414063</text:p>
          </table:table-cell>
          <table:table-cell office:value-type="float" office:value="321650" calcext:value-type="float">
            <text:p>321650</text:p>
          </table:table-cell>
          <table:table-cell office:value-type="string" calcext:value-type="string">
            <text:p>M&amp;M.NS</text:p>
          </table:table-cell>
          <table:table-cell/>
        </table:table-row>
        <table:table-row table:style-name="ro1">
          <table:table-cell office:value-type="string" calcext:value-type="string">
            <text:p>2021-04-23 09:15:00+05:30</text:p>
          </table:table-cell>
          <table:table-cell office:value-type="float" office:value="6575" calcext:value-type="float">
            <text:p>6575</text:p>
          </table:table-cell>
          <table:table-cell office:value-type="float" office:value="6619" calcext:value-type="float">
            <text:p>6619</text:p>
          </table:table-cell>
          <table:table-cell office:value-type="float" office:value="6571" calcext:value-type="float">
            <text:p>6571</text:p>
          </table:table-cell>
          <table:table-cell office:value-type="float" office:value="6573" calcext:value-type="float">
            <text:p>6573</text:p>
          </table:table-cell>
          <table:table-cell office:value-type="float" office:value="48350" calcext:value-type="float">
            <text:p>48350</text:p>
          </table:table-cell>
          <table:table-cell office:value-type="string" calcext:value-type="string">
            <text:p>MARUTI.NS</text:p>
          </table:table-cell>
          <table:table-cell table:style-name="ce1" table:formula="of:=([.C777]-[.D777])/[.D777]*100" office:value-type="float" office:value="0.730482422766702" calcext:value-type="float">
            <text:p>0.73</text:p>
          </table:table-cell>
        </table:table-row>
        <table:table-row table:style-name="ro1">
          <table:table-cell office:value-type="string" calcext:value-type="string">
            <text:p>2021-04-23 09:30:00+05:30</text:p>
          </table:table-cell>
          <table:table-cell office:value-type="float" office:value="6573.85009765625" calcext:value-type="float">
            <text:p>6573.85009765625</text:p>
          </table:table-cell>
          <table:table-cell office:value-type="float" office:value="6624.89990234375" calcext:value-type="float">
            <text:p>6624.89990234375</text:p>
          </table:table-cell>
          <table:table-cell office:value-type="float" office:value="6565" calcext:value-type="float">
            <text:p>6565</text:p>
          </table:table-cell>
          <table:table-cell office:value-type="float" office:value="6615" calcext:value-type="float">
            <text:p>6615</text:p>
          </table:table-cell>
          <table:table-cell office:value-type="float" office:value="32994" calcext:value-type="float">
            <text:p>32994</text:p>
          </table:table-cell>
          <table:table-cell office:value-type="string" calcext:value-type="string">
            <text:p>MARUTI.NS</text:p>
          </table:table-cell>
          <table:table-cell/>
        </table:table-row>
        <table:table-row table:style-name="ro1">
          <table:table-cell office:value-type="string" calcext:value-type="string">
            <text:p>2021-04-23 09:45:00+05:30</text:p>
          </table:table-cell>
          <table:table-cell office:value-type="float" office:value="6614" calcext:value-type="float">
            <text:p>6614</text:p>
          </table:table-cell>
          <table:table-cell office:value-type="float" office:value="6630" calcext:value-type="float">
            <text:p>6630</text:p>
          </table:table-cell>
          <table:table-cell office:value-type="float" office:value="6612" calcext:value-type="float">
            <text:p>6612</text:p>
          </table:table-cell>
          <table:table-cell office:value-type="float" office:value="6623.10009765625" calcext:value-type="float">
            <text:p>6623.10009765625</text:p>
          </table:table-cell>
          <table:table-cell office:value-type="float" office:value="23178" calcext:value-type="float">
            <text:p>23178</text:p>
          </table:table-cell>
          <table:table-cell office:value-type="string" calcext:value-type="string">
            <text:p>MARUTI.NS</text:p>
          </table:table-cell>
          <table:table-cell/>
        </table:table-row>
        <table:table-row table:style-name="ro1">
          <table:table-cell office:value-type="string" calcext:value-type="string">
            <text:p>2021-04-23 10:00:00+05:30</text:p>
          </table:table-cell>
          <table:table-cell office:value-type="float" office:value="6624.60009765625" calcext:value-type="float">
            <text:p>6624.60009765625</text:p>
          </table:table-cell>
          <table:table-cell office:value-type="float" office:value="6638" calcext:value-type="float">
            <text:p>6638</text:p>
          </table:table-cell>
          <table:table-cell office:value-type="float" office:value="6620.0498046875" calcext:value-type="float">
            <text:p>6620.0498046875</text:p>
          </table:table-cell>
          <table:table-cell office:value-type="float" office:value="6638" calcext:value-type="float">
            <text:p>6638</text:p>
          </table:table-cell>
          <table:table-cell office:value-type="float" office:value="17487" calcext:value-type="float">
            <text:p>17487</text:p>
          </table:table-cell>
          <table:table-cell office:value-type="string" calcext:value-type="string">
            <text:p>MARUTI.NS</text:p>
          </table:table-cell>
          <table:table-cell/>
        </table:table-row>
        <table:table-row table:style-name="ro1">
          <table:table-cell office:value-type="string" calcext:value-type="string">
            <text:p>2021-04-23 10:15:00+05:30</text:p>
          </table:table-cell>
          <table:table-cell office:value-type="float" office:value="6638" calcext:value-type="float">
            <text:p>6638</text:p>
          </table:table-cell>
          <table:table-cell office:value-type="float" office:value="6647.0498046875" calcext:value-type="float">
            <text:p>6647.0498046875</text:p>
          </table:table-cell>
          <table:table-cell office:value-type="float" office:value="6620" calcext:value-type="float">
            <text:p>6620</text:p>
          </table:table-cell>
          <table:table-cell office:value-type="float" office:value="6634" calcext:value-type="float">
            <text:p>6634</text:p>
          </table:table-cell>
          <table:table-cell office:value-type="float" office:value="21377" calcext:value-type="float">
            <text:p>21377</text:p>
          </table:table-cell>
          <table:table-cell office:value-type="string" calcext:value-type="string">
            <text:p>MARUTI.NS</text:p>
          </table:table-cell>
          <table:table-cell/>
        </table:table-row>
        <table:table-row table:style-name="ro1">
          <table:table-cell office:value-type="string" calcext:value-type="string">
            <text:p>2021-04-23 10:30:00+05:30</text:p>
          </table:table-cell>
          <table:table-cell office:value-type="float" office:value="6633.35009765625" calcext:value-type="float">
            <text:p>6633.35009765625</text:p>
          </table:table-cell>
          <table:table-cell office:value-type="float" office:value="6639.9501953125" calcext:value-type="float">
            <text:p>6639.9501953125</text:p>
          </table:table-cell>
          <table:table-cell office:value-type="float" office:value="6613.25" calcext:value-type="float">
            <text:p>6613.25</text:p>
          </table:table-cell>
          <table:table-cell office:value-type="float" office:value="6617.10009765625" calcext:value-type="float">
            <text:p>6617.10009765625</text:p>
          </table:table-cell>
          <table:table-cell office:value-type="float" office:value="14611" calcext:value-type="float">
            <text:p>14611</text:p>
          </table:table-cell>
          <table:table-cell office:value-type="string" calcext:value-type="string">
            <text:p>MARUTI.NS</text:p>
          </table:table-cell>
          <table:table-cell/>
        </table:table-row>
        <table:table-row table:style-name="ro1">
          <table:table-cell office:value-type="string" calcext:value-type="string">
            <text:p>2021-04-23 10:45:00+05:30</text:p>
          </table:table-cell>
          <table:table-cell office:value-type="float" office:value="6617.10009765625" calcext:value-type="float">
            <text:p>6617.10009765625</text:p>
          </table:table-cell>
          <table:table-cell office:value-type="float" office:value="6630.5" calcext:value-type="float">
            <text:p>6630.5</text:p>
          </table:table-cell>
          <table:table-cell office:value-type="float" office:value="6602.75" calcext:value-type="float">
            <text:p>6602.75</text:p>
          </table:table-cell>
          <table:table-cell office:value-type="float" office:value="6630" calcext:value-type="float">
            <text:p>6630</text:p>
          </table:table-cell>
          <table:table-cell office:value-type="float" office:value="24849" calcext:value-type="float">
            <text:p>24849</text:p>
          </table:table-cell>
          <table:table-cell office:value-type="string" calcext:value-type="string">
            <text:p>MARUTI.NS</text:p>
          </table:table-cell>
          <table:table-cell/>
        </table:table-row>
        <table:table-row table:style-name="ro1">
          <table:table-cell office:value-type="string" calcext:value-type="string">
            <text:p>2021-04-23 11:00:00+05:30</text:p>
          </table:table-cell>
          <table:table-cell office:value-type="float" office:value="6630" calcext:value-type="float">
            <text:p>6630</text:p>
          </table:table-cell>
          <table:table-cell office:value-type="float" office:value="6646" calcext:value-type="float">
            <text:p>6646</text:p>
          </table:table-cell>
          <table:table-cell office:value-type="float" office:value="6629.60009765625" calcext:value-type="float">
            <text:p>6629.60009765625</text:p>
          </table:table-cell>
          <table:table-cell office:value-type="float" office:value="6638.75" calcext:value-type="float">
            <text:p>6638.75</text:p>
          </table:table-cell>
          <table:table-cell office:value-type="float" office:value="26469" calcext:value-type="float">
            <text:p>26469</text:p>
          </table:table-cell>
          <table:table-cell office:value-type="string" calcext:value-type="string">
            <text:p>MARUTI.NS</text:p>
          </table:table-cell>
          <table:table-cell/>
        </table:table-row>
        <table:table-row table:style-name="ro1">
          <table:table-cell office:value-type="string" calcext:value-type="string">
            <text:p>2021-04-23 11:15:00+05:30</text:p>
          </table:table-cell>
          <table:table-cell office:value-type="float" office:value="6639" calcext:value-type="float">
            <text:p>6639</text:p>
          </table:table-cell>
          <table:table-cell office:value-type="float" office:value="6668.10009765625" calcext:value-type="float">
            <text:p>6668.10009765625</text:p>
          </table:table-cell>
          <table:table-cell office:value-type="float" office:value="6634.35009765625" calcext:value-type="float">
            <text:p>6634.35009765625</text:p>
          </table:table-cell>
          <table:table-cell office:value-type="float" office:value="6662.9501953125" calcext:value-type="float">
            <text:p>6662.9501953125</text:p>
          </table:table-cell>
          <table:table-cell office:value-type="float" office:value="28028" calcext:value-type="float">
            <text:p>28028</text:p>
          </table:table-cell>
          <table:table-cell office:value-type="string" calcext:value-type="string">
            <text:p>MARUTI.NS</text:p>
          </table:table-cell>
          <table:table-cell/>
        </table:table-row>
        <table:table-row table:style-name="ro1">
          <table:table-cell office:value-type="string" calcext:value-type="string">
            <text:p>2021-04-23 11:30:00+05:30</text:p>
          </table:table-cell>
          <table:table-cell office:value-type="float" office:value="6663" calcext:value-type="float">
            <text:p>6663</text:p>
          </table:table-cell>
          <table:table-cell office:value-type="float" office:value="6665" calcext:value-type="float">
            <text:p>6665</text:p>
          </table:table-cell>
          <table:table-cell office:value-type="float" office:value="6650" calcext:value-type="float">
            <text:p>6650</text:p>
          </table:table-cell>
          <table:table-cell office:value-type="float" office:value="6657" calcext:value-type="float">
            <text:p>6657</text:p>
          </table:table-cell>
          <table:table-cell office:value-type="float" office:value="12887" calcext:value-type="float">
            <text:p>12887</text:p>
          </table:table-cell>
          <table:table-cell office:value-type="string" calcext:value-type="string">
            <text:p>MARUTI.NS</text:p>
          </table:table-cell>
          <table:table-cell/>
        </table:table-row>
        <table:table-row table:style-name="ro1">
          <table:table-cell office:value-type="string" calcext:value-type="string">
            <text:p>2021-04-23 11:45:00+05:30</text:p>
          </table:table-cell>
          <table:table-cell office:value-type="float" office:value="6657" calcext:value-type="float">
            <text:p>6657</text:p>
          </table:table-cell>
          <table:table-cell office:value-type="float" office:value="6672.5498046875" calcext:value-type="float">
            <text:p>6672.5498046875</text:p>
          </table:table-cell>
          <table:table-cell office:value-type="float" office:value="6655" calcext:value-type="float">
            <text:p>6655</text:p>
          </table:table-cell>
          <table:table-cell office:value-type="float" office:value="6657.5" calcext:value-type="float">
            <text:p>6657.5</text:p>
          </table:table-cell>
          <table:table-cell office:value-type="float" office:value="10674" calcext:value-type="float">
            <text:p>10674</text:p>
          </table:table-cell>
          <table:table-cell office:value-type="string" calcext:value-type="string">
            <text:p>MARUTI.NS</text:p>
          </table:table-cell>
          <table:table-cell/>
        </table:table-row>
        <table:table-row table:style-name="ro1">
          <table:table-cell office:value-type="string" calcext:value-type="string">
            <text:p>2021-04-23 12:00:00+05:30</text:p>
          </table:table-cell>
          <table:table-cell office:value-type="float" office:value="6657.5498046875" calcext:value-type="float">
            <text:p>6657.5498046875</text:p>
          </table:table-cell>
          <table:table-cell office:value-type="float" office:value="6686" calcext:value-type="float">
            <text:p>6686</text:p>
          </table:table-cell>
          <table:table-cell office:value-type="float" office:value="6655" calcext:value-type="float">
            <text:p>6655</text:p>
          </table:table-cell>
          <table:table-cell office:value-type="float" office:value="6683.5" calcext:value-type="float">
            <text:p>6683.5</text:p>
          </table:table-cell>
          <table:table-cell office:value-type="float" office:value="23471" calcext:value-type="float">
            <text:p>23471</text:p>
          </table:table-cell>
          <table:table-cell office:value-type="string" calcext:value-type="string">
            <text:p>MARUTI.NS</text:p>
          </table:table-cell>
          <table:table-cell/>
        </table:table-row>
        <table:table-row table:style-name="ro1">
          <table:table-cell office:value-type="string" calcext:value-type="string">
            <text:p>2021-04-23 12:15:00+05:30</text:p>
          </table:table-cell>
          <table:table-cell office:value-type="float" office:value="6682.35009765625" calcext:value-type="float">
            <text:p>6682.35009765625</text:p>
          </table:table-cell>
          <table:table-cell office:value-type="float" office:value="6683.9501953125" calcext:value-type="float">
            <text:p>6683.9501953125</text:p>
          </table:table-cell>
          <table:table-cell office:value-type="float" office:value="6655" calcext:value-type="float">
            <text:p>6655</text:p>
          </table:table-cell>
          <table:table-cell office:value-type="float" office:value="6670" calcext:value-type="float">
            <text:p>6670</text:p>
          </table:table-cell>
          <table:table-cell office:value-type="float" office:value="26319" calcext:value-type="float">
            <text:p>26319</text:p>
          </table:table-cell>
          <table:table-cell office:value-type="string" calcext:value-type="string">
            <text:p>MARUTI.NS</text:p>
          </table:table-cell>
          <table:table-cell/>
        </table:table-row>
        <table:table-row table:style-name="ro1">
          <table:table-cell office:value-type="string" calcext:value-type="string">
            <text:p>2021-04-23 12:30:00+05:30</text:p>
          </table:table-cell>
          <table:table-cell office:value-type="float" office:value="6670" calcext:value-type="float">
            <text:p>6670</text:p>
          </table:table-cell>
          <table:table-cell office:value-type="float" office:value="6679.2998046875" calcext:value-type="float">
            <text:p>6679.2998046875</text:p>
          </table:table-cell>
          <table:table-cell office:value-type="float" office:value="6656.0498046875" calcext:value-type="float">
            <text:p>6656.0498046875</text:p>
          </table:table-cell>
          <table:table-cell office:value-type="float" office:value="6670.2001953125" calcext:value-type="float">
            <text:p>6670.2001953125</text:p>
          </table:table-cell>
          <table:table-cell office:value-type="float" office:value="10664" calcext:value-type="float">
            <text:p>10664</text:p>
          </table:table-cell>
          <table:table-cell office:value-type="string" calcext:value-type="string">
            <text:p>MARUTI.NS</text:p>
          </table:table-cell>
          <table:table-cell/>
        </table:table-row>
        <table:table-row table:style-name="ro1">
          <table:table-cell office:value-type="string" calcext:value-type="string">
            <text:p>2021-04-23 12:45:00+05:30</text:p>
          </table:table-cell>
          <table:table-cell office:value-type="float" office:value="6672.5" calcext:value-type="float">
            <text:p>6672.5</text:p>
          </table:table-cell>
          <table:table-cell office:value-type="float" office:value="6680" calcext:value-type="float">
            <text:p>6680</text:p>
          </table:table-cell>
          <table:table-cell office:value-type="float" office:value="6668" calcext:value-type="float">
            <text:p>6668</text:p>
          </table:table-cell>
          <table:table-cell office:value-type="float" office:value="6675" calcext:value-type="float">
            <text:p>6675</text:p>
          </table:table-cell>
          <table:table-cell office:value-type="float" office:value="15510" calcext:value-type="float">
            <text:p>15510</text:p>
          </table:table-cell>
          <table:table-cell office:value-type="string" calcext:value-type="string">
            <text:p>MARUTI.NS</text:p>
          </table:table-cell>
          <table:table-cell/>
        </table:table-row>
        <table:table-row table:style-name="ro1">
          <table:table-cell office:value-type="string" calcext:value-type="string">
            <text:p>2021-04-23 13:00:00+05:30</text:p>
          </table:table-cell>
          <table:table-cell office:value-type="float" office:value="6675" calcext:value-type="float">
            <text:p>6675</text:p>
          </table:table-cell>
          <table:table-cell office:value-type="float" office:value="6698" calcext:value-type="float">
            <text:p>6698</text:p>
          </table:table-cell>
          <table:table-cell office:value-type="float" office:value="6675" calcext:value-type="float">
            <text:p>6675</text:p>
          </table:table-cell>
          <table:table-cell office:value-type="float" office:value="6695.5" calcext:value-type="float">
            <text:p>6695.5</text:p>
          </table:table-cell>
          <table:table-cell office:value-type="float" office:value="27451" calcext:value-type="float">
            <text:p>27451</text:p>
          </table:table-cell>
          <table:table-cell office:value-type="string" calcext:value-type="string">
            <text:p>MARUTI.NS</text:p>
          </table:table-cell>
          <table:table-cell/>
        </table:table-row>
        <table:table-row table:style-name="ro1">
          <table:table-cell office:value-type="string" calcext:value-type="string">
            <text:p>2021-04-23 13:15:00+05:30</text:p>
          </table:table-cell>
          <table:table-cell office:value-type="float" office:value="6695" calcext:value-type="float">
            <text:p>6695</text:p>
          </table:table-cell>
          <table:table-cell office:value-type="float" office:value="6714.7001953125" calcext:value-type="float">
            <text:p>6714.7001953125</text:p>
          </table:table-cell>
          <table:table-cell office:value-type="float" office:value="6695" calcext:value-type="float">
            <text:p>6695</text:p>
          </table:table-cell>
          <table:table-cell office:value-type="float" office:value="6713.35009765625" calcext:value-type="float">
            <text:p>6713.35009765625</text:p>
          </table:table-cell>
          <table:table-cell office:value-type="float" office:value="31480" calcext:value-type="float">
            <text:p>31480</text:p>
          </table:table-cell>
          <table:table-cell office:value-type="string" calcext:value-type="string">
            <text:p>MARUTI.NS</text:p>
          </table:table-cell>
          <table:table-cell/>
        </table:table-row>
        <table:table-row table:style-name="ro1">
          <table:table-cell office:value-type="string" calcext:value-type="string">
            <text:p>2021-04-23 13:30:00+05:30</text:p>
          </table:table-cell>
          <table:table-cell table:number-columns-repeated="2" office:value-type="float" office:value="6714" calcext:value-type="float">
            <text:p>6714</text:p>
          </table:table-cell>
          <table:table-cell office:value-type="float" office:value="6662.25" calcext:value-type="float">
            <text:p>6662.25</text:p>
          </table:table-cell>
          <table:table-cell office:value-type="float" office:value="6672.14990234375" calcext:value-type="float">
            <text:p>6672.14990234375</text:p>
          </table:table-cell>
          <table:table-cell office:value-type="float" office:value="40091" calcext:value-type="float">
            <text:p>40091</text:p>
          </table:table-cell>
          <table:table-cell office:value-type="string" calcext:value-type="string">
            <text:p>MARUTI.NS</text:p>
          </table:table-cell>
          <table:table-cell/>
        </table:table-row>
        <table:table-row table:style-name="ro1">
          <table:table-cell office:value-type="string" calcext:value-type="string">
            <text:p>2021-04-23 13:45:00+05:30</text:p>
          </table:table-cell>
          <table:table-cell office:value-type="float" office:value="6673.14990234375" calcext:value-type="float">
            <text:p>6673.14990234375</text:p>
          </table:table-cell>
          <table:table-cell office:value-type="float" office:value="6688.9501953125" calcext:value-type="float">
            <text:p>6688.9501953125</text:p>
          </table:table-cell>
          <table:table-cell office:value-type="float" office:value="6658.0498046875" calcext:value-type="float">
            <text:p>6658.0498046875</text:p>
          </table:table-cell>
          <table:table-cell office:value-type="float" office:value="6676.35009765625" calcext:value-type="float">
            <text:p>6676.35009765625</text:p>
          </table:table-cell>
          <table:table-cell office:value-type="float" office:value="16538" calcext:value-type="float">
            <text:p>16538</text:p>
          </table:table-cell>
          <table:table-cell office:value-type="string" calcext:value-type="string">
            <text:p>MARUTI.NS</text:p>
          </table:table-cell>
          <table:table-cell/>
        </table:table-row>
        <table:table-row table:style-name="ro1">
          <table:table-cell office:value-type="string" calcext:value-type="string">
            <text:p>2021-04-23 14:00:00+05:30</text:p>
          </table:table-cell>
          <table:table-cell office:value-type="float" office:value="6676.35009765625" calcext:value-type="float">
            <text:p>6676.35009765625</text:p>
          </table:table-cell>
          <table:table-cell office:value-type="float" office:value="6680.60009765625" calcext:value-type="float">
            <text:p>6680.60009765625</text:p>
          </table:table-cell>
          <table:table-cell office:value-type="float" office:value="6654" calcext:value-type="float">
            <text:p>6654</text:p>
          </table:table-cell>
          <table:table-cell office:value-type="float" office:value="6662.60009765625" calcext:value-type="float">
            <text:p>6662.60009765625</text:p>
          </table:table-cell>
          <table:table-cell office:value-type="float" office:value="17751" calcext:value-type="float">
            <text:p>17751</text:p>
          </table:table-cell>
          <table:table-cell office:value-type="string" calcext:value-type="string">
            <text:p>MARUTI.NS</text:p>
          </table:table-cell>
          <table:table-cell/>
        </table:table-row>
        <table:table-row table:style-name="ro1">
          <table:table-cell office:value-type="string" calcext:value-type="string">
            <text:p>2021-04-23 14:15:00+05:30</text:p>
          </table:table-cell>
          <table:table-cell office:value-type="float" office:value="6663.2001953125" calcext:value-type="float">
            <text:p>6663.2001953125</text:p>
          </table:table-cell>
          <table:table-cell office:value-type="float" office:value="6674.7998046875" calcext:value-type="float">
            <text:p>6674.7998046875</text:p>
          </table:table-cell>
          <table:table-cell office:value-type="float" office:value="6625" calcext:value-type="float">
            <text:p>6625</text:p>
          </table:table-cell>
          <table:table-cell office:value-type="float" office:value="6627.85009765625" calcext:value-type="float">
            <text:p>6627.85009765625</text:p>
          </table:table-cell>
          <table:table-cell office:value-type="float" office:value="36619" calcext:value-type="float">
            <text:p>36619</text:p>
          </table:table-cell>
          <table:table-cell office:value-type="string" calcext:value-type="string">
            <text:p>MARUTI.NS</text:p>
          </table:table-cell>
          <table:table-cell/>
        </table:table-row>
        <table:table-row table:style-name="ro1">
          <table:table-cell office:value-type="string" calcext:value-type="string">
            <text:p>2021-04-23 14:30:00+05:30</text:p>
          </table:table-cell>
          <table:table-cell office:value-type="float" office:value="6626.5" calcext:value-type="float">
            <text:p>6626.5</text:p>
          </table:table-cell>
          <table:table-cell office:value-type="float" office:value="6640.5" calcext:value-type="float">
            <text:p>6640.5</text:p>
          </table:table-cell>
          <table:table-cell office:value-type="float" office:value="6610" calcext:value-type="float">
            <text:p>6610</text:p>
          </table:table-cell>
          <table:table-cell office:value-type="float" office:value="6614.2001953125" calcext:value-type="float">
            <text:p>6614.2001953125</text:p>
          </table:table-cell>
          <table:table-cell office:value-type="float" office:value="33608" calcext:value-type="float">
            <text:p>33608</text:p>
          </table:table-cell>
          <table:table-cell office:value-type="string" calcext:value-type="string">
            <text:p>MARUTI.NS</text:p>
          </table:table-cell>
          <table:table-cell/>
        </table:table-row>
        <table:table-row table:style-name="ro1">
          <table:table-cell office:value-type="string" calcext:value-type="string">
            <text:p>2021-04-23 14:45:00+05:30</text:p>
          </table:table-cell>
          <table:table-cell office:value-type="float" office:value="6614.2001953125" calcext:value-type="float">
            <text:p>6614.2001953125</text:p>
          </table:table-cell>
          <table:table-cell office:value-type="float" office:value="6636" calcext:value-type="float">
            <text:p>6636</text:p>
          </table:table-cell>
          <table:table-cell office:value-type="float" office:value="6608" calcext:value-type="float">
            <text:p>6608</text:p>
          </table:table-cell>
          <table:table-cell office:value-type="float" office:value="6632.5" calcext:value-type="float">
            <text:p>6632.5</text:p>
          </table:table-cell>
          <table:table-cell office:value-type="float" office:value="27412" calcext:value-type="float">
            <text:p>27412</text:p>
          </table:table-cell>
          <table:table-cell office:value-type="string" calcext:value-type="string">
            <text:p>MARUTI.NS</text:p>
          </table:table-cell>
          <table:table-cell/>
        </table:table-row>
        <table:table-row table:style-name="ro1">
          <table:table-cell office:value-type="string" calcext:value-type="string">
            <text:p>2021-04-23 15:00:00+05:30</text:p>
          </table:table-cell>
          <table:table-cell office:value-type="float" office:value="6632.5" calcext:value-type="float">
            <text:p>6632.5</text:p>
          </table:table-cell>
          <table:table-cell office:value-type="float" office:value="6683.5" calcext:value-type="float">
            <text:p>6683.5</text:p>
          </table:table-cell>
          <table:table-cell office:value-type="float" office:value="6632" calcext:value-type="float">
            <text:p>6632</text:p>
          </table:table-cell>
          <table:table-cell office:value-type="float" office:value="6676.35009765625" calcext:value-type="float">
            <text:p>6676.35009765625</text:p>
          </table:table-cell>
          <table:table-cell office:value-type="float" office:value="56273" calcext:value-type="float">
            <text:p>56273</text:p>
          </table:table-cell>
          <table:table-cell office:value-type="string" calcext:value-type="string">
            <text:p>MARUTI.NS</text:p>
          </table:table-cell>
          <table:table-cell/>
        </table:table-row>
        <table:table-row table:style-name="ro1">
          <table:table-cell office:value-type="string" calcext:value-type="string">
            <text:p>2021-04-23 15:15:00+05:30</text:p>
          </table:table-cell>
          <table:table-cell office:value-type="float" office:value="6674.35009765625" calcext:value-type="float">
            <text:p>6674.35009765625</text:p>
          </table:table-cell>
          <table:table-cell office:value-type="float" office:value="6695" calcext:value-type="float">
            <text:p>6695</text:p>
          </table:table-cell>
          <table:table-cell office:value-type="float" office:value="6659.39990234375" calcext:value-type="float">
            <text:p>6659.39990234375</text:p>
          </table:table-cell>
          <table:table-cell office:value-type="float" office:value="6676.10009765625" calcext:value-type="float">
            <text:p>6676.10009765625</text:p>
          </table:table-cell>
          <table:table-cell office:value-type="float" office:value="71871" calcext:value-type="float">
            <text:p>71871</text:p>
          </table:table-cell>
          <table:table-cell office:value-type="string" calcext:value-type="string">
            <text:p>MARUTI.NS</text:p>
          </table:table-cell>
          <table:table-cell/>
        </table:table-row>
        <table:table-row table:style-name="ro1">
          <table:table-cell office:value-type="string" calcext:value-type="string">
            <text:p>2021-04-23 09:15:00+05:30</text:p>
          </table:table-cell>
          <table:table-cell office:value-type="float" office:value="98.6500015258789" calcext:value-type="float">
            <text:p>98.6500015258789</text:p>
          </table:table-cell>
          <table:table-cell office:value-type="float" office:value="99.3000030517578" calcext:value-type="float">
            <text:p>99.3000030517578</text:p>
          </table:table-cell>
          <table:table-cell office:value-type="float" office:value="98.3000030517578" calcext:value-type="float">
            <text:p>98.3000030517578</text:p>
          </table:table-cell>
          <table:table-cell office:value-type="float" office:value="98.8000030517578" calcext:value-type="float">
            <text:p>98.8000030517578</text:p>
          </table:table-cell>
          <table:table-cell office:value-type="float" office:value="780336" calcext:value-type="float">
            <text:p>780336</text:p>
          </table:table-cell>
          <table:table-cell office:value-type="string" calcext:value-type="string">
            <text:p>NTPC.NS</text:p>
          </table:table-cell>
          <table:table-cell table:style-name="ce1" table:formula="of:=([.C802]-[.D802])/[.D802]*100" office:value-type="float" office:value="1.01729396638317" calcext:value-type="float">
            <text:p>1.02</text:p>
          </table:table-cell>
        </table:table-row>
        <table:table-row table:style-name="ro1">
          <table:table-cell office:value-type="string" calcext:value-type="string">
            <text:p>2021-04-23 09:30:00+05:30</text:p>
          </table:table-cell>
          <table:table-cell office:value-type="float" office:value="98.75" calcext:value-type="float">
            <text:p>98.75</text:p>
          </table:table-cell>
          <table:table-cell office:value-type="float" office:value="99.5" calcext:value-type="float">
            <text:p>99.5</text:p>
          </table:table-cell>
          <table:table-cell office:value-type="float" office:value="98.75" calcext:value-type="float">
            <text:p>98.75</text:p>
          </table:table-cell>
          <table:table-cell office:value-type="float" office:value="99.4000015258789" calcext:value-type="float">
            <text:p>99.4000015258789</text:p>
          </table:table-cell>
          <table:table-cell office:value-type="float" office:value="560371" calcext:value-type="float">
            <text:p>560371</text:p>
          </table:table-cell>
          <table:table-cell office:value-type="string" calcext:value-type="string">
            <text:p>NTPC.NS</text:p>
          </table:table-cell>
          <table:table-cell/>
        </table:table-row>
        <table:table-row table:style-name="ro1">
          <table:table-cell office:value-type="string" calcext:value-type="string">
            <text:p>2021-04-23 09:45:00+05:30</text:p>
          </table:table-cell>
          <table:table-cell office:value-type="float" office:value="99.4000015258789" calcext:value-type="float">
            <text:p>99.4000015258789</text:p>
          </table:table-cell>
          <table:table-cell office:value-type="float" office:value="100.300003051758" calcext:value-type="float">
            <text:p>100.300003051758</text:p>
          </table:table-cell>
          <table:table-cell office:value-type="float" office:value="99.4000015258789" calcext:value-type="float">
            <text:p>99.4000015258789</text:p>
          </table:table-cell>
          <table:table-cell office:value-type="float" office:value="100.25" calcext:value-type="float">
            <text:p>100.25</text:p>
          </table:table-cell>
          <table:table-cell office:value-type="float" office:value="1101057" calcext:value-type="float">
            <text:p>1101057</text:p>
          </table:table-cell>
          <table:table-cell office:value-type="string" calcext:value-type="string">
            <text:p>NTPC.NS</text:p>
          </table:table-cell>
          <table:table-cell/>
        </table:table-row>
        <table:table-row table:style-name="ro1">
          <table:table-cell office:value-type="string" calcext:value-type="string">
            <text:p>2021-04-23 10:00:00+05:30</text:p>
          </table:table-cell>
          <table:table-cell office:value-type="float" office:value="100.25" calcext:value-type="float">
            <text:p>100.25</text:p>
          </table:table-cell>
          <table:table-cell office:value-type="float" office:value="101.300003051758" calcext:value-type="float">
            <text:p>101.300003051758</text:p>
          </table:table-cell>
          <table:table-cell office:value-type="float" office:value="100.150001525879" calcext:value-type="float">
            <text:p>100.150001525879</text:p>
          </table:table-cell>
          <table:table-cell office:value-type="float" office:value="101" calcext:value-type="float">
            <text:p>101</text:p>
          </table:table-cell>
          <table:table-cell office:value-type="float" office:value="1691807" calcext:value-type="float">
            <text:p>1691807</text:p>
          </table:table-cell>
          <table:table-cell office:value-type="string" calcext:value-type="string">
            <text:p>NTPC.NS</text:p>
          </table:table-cell>
          <table:table-cell/>
        </table:table-row>
        <table:table-row table:style-name="ro1">
          <table:table-cell office:value-type="string" calcext:value-type="string">
            <text:p>2021-04-23 10:15:00+05:30</text:p>
          </table:table-cell>
          <table:table-cell office:value-type="float" office:value="101.150001525879" calcext:value-type="float">
            <text:p>101.150001525879</text:p>
          </table:table-cell>
          <table:table-cell office:value-type="float" office:value="101.75" calcext:value-type="float">
            <text:p>101.75</text:p>
          </table:table-cell>
          <table:table-cell office:value-type="float" office:value="101.050003051758" calcext:value-type="float">
            <text:p>101.050003051758</text:p>
          </table:table-cell>
          <table:table-cell office:value-type="float" office:value="101.650001525879" calcext:value-type="float">
            <text:p>101.650001525879</text:p>
          </table:table-cell>
          <table:table-cell office:value-type="float" office:value="1656649" calcext:value-type="float">
            <text:p>1656649</text:p>
          </table:table-cell>
          <table:table-cell office:value-type="string" calcext:value-type="string">
            <text:p>NTPC.NS</text:p>
          </table:table-cell>
          <table:table-cell/>
        </table:table-row>
        <table:table-row table:style-name="ro1">
          <table:table-cell office:value-type="string" calcext:value-type="string">
            <text:p>2021-04-23 10:30:00+05:30</text:p>
          </table:table-cell>
          <table:table-cell office:value-type="float" office:value="101.650001525879" calcext:value-type="float">
            <text:p>101.650001525879</text:p>
          </table:table-cell>
          <table:table-cell office:value-type="float" office:value="101.800003051758" calcext:value-type="float">
            <text:p>101.800003051758</text:p>
          </table:table-cell>
          <table:table-cell office:value-type="float" office:value="101.300003051758" calcext:value-type="float">
            <text:p>101.300003051758</text:p>
          </table:table-cell>
          <table:table-cell office:value-type="float" office:value="101.5" calcext:value-type="float">
            <text:p>101.5</text:p>
          </table:table-cell>
          <table:table-cell office:value-type="float" office:value="1080049" calcext:value-type="float">
            <text:p>1080049</text:p>
          </table:table-cell>
          <table:table-cell office:value-type="string" calcext:value-type="string">
            <text:p>NTPC.NS</text:p>
          </table:table-cell>
          <table:table-cell/>
        </table:table-row>
        <table:table-row table:style-name="ro1">
          <table:table-cell office:value-type="string" calcext:value-type="string">
            <text:p>2021-04-23 10:45:00+05:30</text:p>
          </table:table-cell>
          <table:table-cell office:value-type="float" office:value="101.5" calcext:value-type="float">
            <text:p>101.5</text:p>
          </table:table-cell>
          <table:table-cell office:value-type="float" office:value="101.599998474121" calcext:value-type="float">
            <text:p>101.599998474121</text:p>
          </table:table-cell>
          <table:table-cell table:number-columns-repeated="2" office:value-type="float" office:value="101.199996948242" calcext:value-type="float">
            <text:p>101.199996948242</text:p>
          </table:table-cell>
          <table:table-cell office:value-type="float" office:value="938528" calcext:value-type="float">
            <text:p>938528</text:p>
          </table:table-cell>
          <table:table-cell office:value-type="string" calcext:value-type="string">
            <text:p>NTPC.NS</text:p>
          </table:table-cell>
          <table:table-cell/>
        </table:table-row>
        <table:table-row table:style-name="ro1">
          <table:table-cell office:value-type="string" calcext:value-type="string">
            <text:p>2021-04-23 11:00:00+05:30</text:p>
          </table:table-cell>
          <table:table-cell office:value-type="float" office:value="101.199996948242" calcext:value-type="float">
            <text:p>101.199996948242</text:p>
          </table:table-cell>
          <table:table-cell office:value-type="float" office:value="101.5" calcext:value-type="float">
            <text:p>101.5</text:p>
          </table:table-cell>
          <table:table-cell office:value-type="float" office:value="101.199996948242" calcext:value-type="float">
            <text:p>101.199996948242</text:p>
          </table:table-cell>
          <table:table-cell office:value-type="float" office:value="101.5" calcext:value-type="float">
            <text:p>101.5</text:p>
          </table:table-cell>
          <table:table-cell office:value-type="float" office:value="558156" calcext:value-type="float">
            <text:p>558156</text:p>
          </table:table-cell>
          <table:table-cell office:value-type="string" calcext:value-type="string">
            <text:p>NTPC.NS</text:p>
          </table:table-cell>
          <table:table-cell/>
        </table:table-row>
        <table:table-row table:style-name="ro1">
          <table:table-cell office:value-type="string" calcext:value-type="string">
            <text:p>2021-04-23 11:15:00+05:30</text:p>
          </table:table-cell>
          <table:table-cell office:value-type="float" office:value="101.449996948242" calcext:value-type="float">
            <text:p>101.449996948242</text:p>
          </table:table-cell>
          <table:table-cell office:value-type="float" office:value="102" calcext:value-type="float">
            <text:p>102</text:p>
          </table:table-cell>
          <table:table-cell office:value-type="float" office:value="101.400001525879" calcext:value-type="float">
            <text:p>101.400001525879</text:p>
          </table:table-cell>
          <table:table-cell office:value-type="float" office:value="101.949996948242" calcext:value-type="float">
            <text:p>101.949996948242</text:p>
          </table:table-cell>
          <table:table-cell office:value-type="float" office:value="940156" calcext:value-type="float">
            <text:p>940156</text:p>
          </table:table-cell>
          <table:table-cell office:value-type="string" calcext:value-type="string">
            <text:p>NTPC.NS</text:p>
          </table:table-cell>
          <table:table-cell/>
        </table:table-row>
        <table:table-row table:style-name="ro1">
          <table:table-cell office:value-type="string" calcext:value-type="string">
            <text:p>2021-04-23 11:30:00+05:30</text:p>
          </table:table-cell>
          <table:table-cell office:value-type="float" office:value="101.949996948242" calcext:value-type="float">
            <text:p>101.949996948242</text:p>
          </table:table-cell>
          <table:table-cell office:value-type="float" office:value="102" calcext:value-type="float">
            <text:p>102</text:p>
          </table:table-cell>
          <table:table-cell office:value-type="float" office:value="101.599998474121" calcext:value-type="float">
            <text:p>101.599998474121</text:p>
          </table:table-cell>
          <table:table-cell office:value-type="float" office:value="101.800003051758" calcext:value-type="float">
            <text:p>101.800003051758</text:p>
          </table:table-cell>
          <table:table-cell office:value-type="float" office:value="763617" calcext:value-type="float">
            <text:p>763617</text:p>
          </table:table-cell>
          <table:table-cell office:value-type="string" calcext:value-type="string">
            <text:p>NTPC.NS</text:p>
          </table:table-cell>
          <table:table-cell/>
        </table:table-row>
        <table:table-row table:style-name="ro1">
          <table:table-cell office:value-type="string" calcext:value-type="string">
            <text:p>2021-04-23 11:45:00+05:30</text:p>
          </table:table-cell>
          <table:table-cell office:value-type="float" office:value="101.75" calcext:value-type="float">
            <text:p>101.75</text:p>
          </table:table-cell>
          <table:table-cell office:value-type="float" office:value="101.849998474121" calcext:value-type="float">
            <text:p>101.849998474121</text:p>
          </table:table-cell>
          <table:table-cell office:value-type="float" office:value="101.400001525879" calcext:value-type="float">
            <text:p>101.400001525879</text:p>
          </table:table-cell>
          <table:table-cell office:value-type="float" office:value="101.449996948242" calcext:value-type="float">
            <text:p>101.449996948242</text:p>
          </table:table-cell>
          <table:table-cell office:value-type="float" office:value="702097" calcext:value-type="float">
            <text:p>702097</text:p>
          </table:table-cell>
          <table:table-cell office:value-type="string" calcext:value-type="string">
            <text:p>NTPC.NS</text:p>
          </table:table-cell>
          <table:table-cell/>
        </table:table-row>
        <table:table-row table:style-name="ro1">
          <table:table-cell office:value-type="string" calcext:value-type="string">
            <text:p>2021-04-23 12:00:00+05:30</text:p>
          </table:table-cell>
          <table:table-cell office:value-type="float" office:value="101.449996948242" calcext:value-type="float">
            <text:p>101.449996948242</text:p>
          </table:table-cell>
          <table:table-cell office:value-type="float" office:value="101.75" calcext:value-type="float">
            <text:p>101.75</text:p>
          </table:table-cell>
          <table:table-cell office:value-type="float" office:value="101.25" calcext:value-type="float">
            <text:p>101.25</text:p>
          </table:table-cell>
          <table:table-cell office:value-type="float" office:value="101.400001525879" calcext:value-type="float">
            <text:p>101.400001525879</text:p>
          </table:table-cell>
          <table:table-cell office:value-type="float" office:value="696278" calcext:value-type="float">
            <text:p>696278</text:p>
          </table:table-cell>
          <table:table-cell office:value-type="string" calcext:value-type="string">
            <text:p>NTPC.NS</text:p>
          </table:table-cell>
          <table:table-cell/>
        </table:table-row>
        <table:table-row table:style-name="ro1">
          <table:table-cell office:value-type="string" calcext:value-type="string">
            <text:p>2021-04-23 12:15:00+05:30</text:p>
          </table:table-cell>
          <table:table-cell office:value-type="float" office:value="101.349998474121" calcext:value-type="float">
            <text:p>101.349998474121</text:p>
          </table:table-cell>
          <table:table-cell office:value-type="float" office:value="101.449996948242" calcext:value-type="float">
            <text:p>101.449996948242</text:p>
          </table:table-cell>
          <table:table-cell office:value-type="float" office:value="100.900001525879" calcext:value-type="float">
            <text:p>100.900001525879</text:p>
          </table:table-cell>
          <table:table-cell office:value-type="float" office:value="101.349998474121" calcext:value-type="float">
            <text:p>101.349998474121</text:p>
          </table:table-cell>
          <table:table-cell office:value-type="float" office:value="1002781" calcext:value-type="float">
            <text:p>1002781</text:p>
          </table:table-cell>
          <table:table-cell office:value-type="string" calcext:value-type="string">
            <text:p>NTPC.NS</text:p>
          </table:table-cell>
          <table:table-cell/>
        </table:table-row>
        <table:table-row table:style-name="ro1">
          <table:table-cell office:value-type="string" calcext:value-type="string">
            <text:p>2021-04-23 12:30:00+05:30</text:p>
          </table:table-cell>
          <table:table-cell office:value-type="float" office:value="101.400001525879" calcext:value-type="float">
            <text:p>101.400001525879</text:p>
          </table:table-cell>
          <table:table-cell office:value-type="float" office:value="101.5" calcext:value-type="float">
            <text:p>101.5</text:p>
          </table:table-cell>
          <table:table-cell office:value-type="float" office:value="101.150001525879" calcext:value-type="float">
            <text:p>101.150001525879</text:p>
          </table:table-cell>
          <table:table-cell office:value-type="float" office:value="101.5" calcext:value-type="float">
            <text:p>101.5</text:p>
          </table:table-cell>
          <table:table-cell office:value-type="float" office:value="651668" calcext:value-type="float">
            <text:p>651668</text:p>
          </table:table-cell>
          <table:table-cell office:value-type="string" calcext:value-type="string">
            <text:p>NTPC.NS</text:p>
          </table:table-cell>
          <table:table-cell/>
        </table:table-row>
        <table:table-row table:style-name="ro1">
          <table:table-cell office:value-type="string" calcext:value-type="string">
            <text:p>2021-04-23 12:45:00+05:30</text:p>
          </table:table-cell>
          <table:table-cell office:value-type="float" office:value="101.5" calcext:value-type="float">
            <text:p>101.5</text:p>
          </table:table-cell>
          <table:table-cell office:value-type="float" office:value="101.699996948242" calcext:value-type="float">
            <text:p>101.699996948242</text:p>
          </table:table-cell>
          <table:table-cell office:value-type="float" office:value="101.400001525879" calcext:value-type="float">
            <text:p>101.400001525879</text:p>
          </table:table-cell>
          <table:table-cell office:value-type="float" office:value="101.550003051758" calcext:value-type="float">
            <text:p>101.550003051758</text:p>
          </table:table-cell>
          <table:table-cell office:value-type="float" office:value="751526" calcext:value-type="float">
            <text:p>751526</text:p>
          </table:table-cell>
          <table:table-cell office:value-type="string" calcext:value-type="string">
            <text:p>NTPC.NS</text:p>
          </table:table-cell>
          <table:table-cell/>
        </table:table-row>
        <table:table-row table:style-name="ro1">
          <table:table-cell office:value-type="string" calcext:value-type="string">
            <text:p>2021-04-23 13:00:00+05:30</text:p>
          </table:table-cell>
          <table:table-cell office:value-type="float" office:value="101.5" calcext:value-type="float">
            <text:p>101.5</text:p>
          </table:table-cell>
          <table:table-cell office:value-type="float" office:value="101.900001525879" calcext:value-type="float">
            <text:p>101.900001525879</text:p>
          </table:table-cell>
          <table:table-cell office:value-type="float" office:value="101.5" calcext:value-type="float">
            <text:p>101.5</text:p>
          </table:table-cell>
          <table:table-cell office:value-type="float" office:value="101.75" calcext:value-type="float">
            <text:p>101.75</text:p>
          </table:table-cell>
          <table:table-cell office:value-type="float" office:value="669190" calcext:value-type="float">
            <text:p>669190</text:p>
          </table:table-cell>
          <table:table-cell office:value-type="string" calcext:value-type="string">
            <text:p>NTPC.NS</text:p>
          </table:table-cell>
          <table:table-cell/>
        </table:table-row>
        <table:table-row table:style-name="ro1">
          <table:table-cell office:value-type="string" calcext:value-type="string">
            <text:p>2021-04-23 13:15:00+05:30</text:p>
          </table:table-cell>
          <table:table-cell office:value-type="float" office:value="101.800003051758" calcext:value-type="float">
            <text:p>101.800003051758</text:p>
          </table:table-cell>
          <table:table-cell office:value-type="float" office:value="102.300003051758" calcext:value-type="float">
            <text:p>102.300003051758</text:p>
          </table:table-cell>
          <table:table-cell office:value-type="float" office:value="101.699996948242" calcext:value-type="float">
            <text:p>101.699996948242</text:p>
          </table:table-cell>
          <table:table-cell office:value-type="float" office:value="102.300003051758" calcext:value-type="float">
            <text:p>102.300003051758</text:p>
          </table:table-cell>
          <table:table-cell office:value-type="float" office:value="1237437" calcext:value-type="float">
            <text:p>1237437</text:p>
          </table:table-cell>
          <table:table-cell office:value-type="string" calcext:value-type="string">
            <text:p>NTPC.NS</text:p>
          </table:table-cell>
          <table:table-cell/>
        </table:table-row>
        <table:table-row table:style-name="ro1">
          <table:table-cell office:value-type="string" calcext:value-type="string">
            <text:p>2021-04-23 13:30:00+05:30</text:p>
          </table:table-cell>
          <table:table-cell office:value-type="float" office:value="102.25" calcext:value-type="float">
            <text:p>102.25</text:p>
          </table:table-cell>
          <table:table-cell office:value-type="float" office:value="102.5" calcext:value-type="float">
            <text:p>102.5</text:p>
          </table:table-cell>
          <table:table-cell office:value-type="float" office:value="101.699996948242" calcext:value-type="float">
            <text:p>101.699996948242</text:p>
          </table:table-cell>
          <table:table-cell office:value-type="float" office:value="102.199996948242" calcext:value-type="float">
            <text:p>102.199996948242</text:p>
          </table:table-cell>
          <table:table-cell office:value-type="float" office:value="1542008" calcext:value-type="float">
            <text:p>1542008</text:p>
          </table:table-cell>
          <table:table-cell office:value-type="string" calcext:value-type="string">
            <text:p>NTPC.NS</text:p>
          </table:table-cell>
          <table:table-cell/>
        </table:table-row>
        <table:table-row table:style-name="ro1">
          <table:table-cell office:value-type="string" calcext:value-type="string">
            <text:p>2021-04-23 13:45:00+05:30</text:p>
          </table:table-cell>
          <table:table-cell office:value-type="float" office:value="102.25" calcext:value-type="float">
            <text:p>102.25</text:p>
          </table:table-cell>
          <table:table-cell office:value-type="float" office:value="102.5" calcext:value-type="float">
            <text:p>102.5</text:p>
          </table:table-cell>
          <table:table-cell office:value-type="float" office:value="102.099998474121" calcext:value-type="float">
            <text:p>102.099998474121</text:p>
          </table:table-cell>
          <table:table-cell office:value-type="float" office:value="102.400001525879" calcext:value-type="float">
            <text:p>102.400001525879</text:p>
          </table:table-cell>
          <table:table-cell office:value-type="float" office:value="1071499" calcext:value-type="float">
            <text:p>1071499</text:p>
          </table:table-cell>
          <table:table-cell office:value-type="string" calcext:value-type="string">
            <text:p>NTPC.NS</text:p>
          </table:table-cell>
          <table:table-cell/>
        </table:table-row>
        <table:table-row table:style-name="ro1">
          <table:table-cell office:value-type="string" calcext:value-type="string">
            <text:p>2021-04-23 14:00:00+05:30</text:p>
          </table:table-cell>
          <table:table-cell office:value-type="float" office:value="102.400001525879" calcext:value-type="float">
            <text:p>102.400001525879</text:p>
          </table:table-cell>
          <table:table-cell office:value-type="float" office:value="102.75" calcext:value-type="float">
            <text:p>102.75</text:p>
          </table:table-cell>
          <table:table-cell office:value-type="float" office:value="102.349998474121" calcext:value-type="float">
            <text:p>102.349998474121</text:p>
          </table:table-cell>
          <table:table-cell office:value-type="float" office:value="102.400001525879" calcext:value-type="float">
            <text:p>102.400001525879</text:p>
          </table:table-cell>
          <table:table-cell office:value-type="float" office:value="1169498" calcext:value-type="float">
            <text:p>1169498</text:p>
          </table:table-cell>
          <table:table-cell office:value-type="string" calcext:value-type="string">
            <text:p>NTPC.NS</text:p>
          </table:table-cell>
          <table:table-cell/>
        </table:table-row>
        <table:table-row table:style-name="ro1">
          <table:table-cell office:value-type="string" calcext:value-type="string">
            <text:p>2021-04-23 14:15:00+05:30</text:p>
          </table:table-cell>
          <table:table-cell table:number-columns-repeated="2" office:value-type="float" office:value="102.449996948242" calcext:value-type="float">
            <text:p>102.449996948242</text:p>
          </table:table-cell>
          <table:table-cell office:value-type="float" office:value="102" calcext:value-type="float">
            <text:p>102</text:p>
          </table:table-cell>
          <table:table-cell office:value-type="float" office:value="102.25" calcext:value-type="float">
            <text:p>102.25</text:p>
          </table:table-cell>
          <table:table-cell office:value-type="float" office:value="1528248" calcext:value-type="float">
            <text:p>1528248</text:p>
          </table:table-cell>
          <table:table-cell office:value-type="string" calcext:value-type="string">
            <text:p>NTPC.NS</text:p>
          </table:table-cell>
          <table:table-cell/>
        </table:table-row>
        <table:table-row table:style-name="ro1">
          <table:table-cell office:value-type="string" calcext:value-type="string">
            <text:p>2021-04-23 14:30:00+05:30</text:p>
          </table:table-cell>
          <table:table-cell office:value-type="float" office:value="102.199996948242" calcext:value-type="float">
            <text:p>102.199996948242</text:p>
          </table:table-cell>
          <table:table-cell office:value-type="float" office:value="102.25" calcext:value-type="float">
            <text:p>102.25</text:p>
          </table:table-cell>
          <table:table-cell office:value-type="float" office:value="101.699996948242" calcext:value-type="float">
            <text:p>101.699996948242</text:p>
          </table:table-cell>
          <table:table-cell office:value-type="float" office:value="101.849998474121" calcext:value-type="float">
            <text:p>101.849998474121</text:p>
          </table:table-cell>
          <table:table-cell office:value-type="float" office:value="1439006" calcext:value-type="float">
            <text:p>1439006</text:p>
          </table:table-cell>
          <table:table-cell office:value-type="string" calcext:value-type="string">
            <text:p>NTPC.NS</text:p>
          </table:table-cell>
          <table:table-cell/>
        </table:table-row>
        <table:table-row table:style-name="ro1">
          <table:table-cell office:value-type="string" calcext:value-type="string">
            <text:p>2021-04-23 14:45:00+05:30</text:p>
          </table:table-cell>
          <table:table-cell office:value-type="float" office:value="101.800003051758" calcext:value-type="float">
            <text:p>101.800003051758</text:p>
          </table:table-cell>
          <table:table-cell office:value-type="float" office:value="102" calcext:value-type="float">
            <text:p>102</text:p>
          </table:table-cell>
          <table:table-cell office:value-type="float" office:value="101.5" calcext:value-type="float">
            <text:p>101.5</text:p>
          </table:table-cell>
          <table:table-cell office:value-type="float" office:value="101.949996948242" calcext:value-type="float">
            <text:p>101.949996948242</text:p>
          </table:table-cell>
          <table:table-cell office:value-type="float" office:value="1529815" calcext:value-type="float">
            <text:p>1529815</text:p>
          </table:table-cell>
          <table:table-cell office:value-type="string" calcext:value-type="string">
            <text:p>NTPC.NS</text:p>
          </table:table-cell>
          <table:table-cell/>
        </table:table-row>
        <table:table-row table:style-name="ro1">
          <table:table-cell office:value-type="string" calcext:value-type="string">
            <text:p>2021-04-23 15:00:00+05:30</text:p>
          </table:table-cell>
          <table:table-cell office:value-type="float" office:value="101.949996948242" calcext:value-type="float">
            <text:p>101.949996948242</text:p>
          </table:table-cell>
          <table:table-cell office:value-type="float" office:value="102.699996948242" calcext:value-type="float">
            <text:p>102.699996948242</text:p>
          </table:table-cell>
          <table:table-cell office:value-type="float" office:value="101.900001525879" calcext:value-type="float">
            <text:p>101.900001525879</text:p>
          </table:table-cell>
          <table:table-cell office:value-type="float" office:value="102.550003051758" calcext:value-type="float">
            <text:p>102.550003051758</text:p>
          </table:table-cell>
          <table:table-cell office:value-type="float" office:value="2334878" calcext:value-type="float">
            <text:p>2334878</text:p>
          </table:table-cell>
          <table:table-cell office:value-type="string" calcext:value-type="string">
            <text:p>NTPC.NS</text:p>
          </table:table-cell>
          <table:table-cell/>
        </table:table-row>
        <table:table-row table:style-name="ro1">
          <table:table-cell office:value-type="string" calcext:value-type="string">
            <text:p>2021-04-23 15:15:00+05:30</text:p>
          </table:table-cell>
          <table:table-cell office:value-type="float" office:value="102.599998474121" calcext:value-type="float">
            <text:p>102.599998474121</text:p>
          </table:table-cell>
          <table:table-cell office:value-type="float" office:value="103" calcext:value-type="float">
            <text:p>103</text:p>
          </table:table-cell>
          <table:table-cell table:number-columns-repeated="2" office:value-type="float" office:value="102.5" calcext:value-type="float">
            <text:p>102.5</text:p>
          </table:table-cell>
          <table:table-cell office:value-type="float" office:value="3001456" calcext:value-type="float">
            <text:p>3001456</text:p>
          </table:table-cell>
          <table:table-cell office:value-type="string" calcext:value-type="string">
            <text:p>NTPC.NS</text:p>
          </table:table-cell>
          <table:table-cell/>
        </table:table-row>
        <table:table-row table:style-name="ro1">
          <table:table-cell office:value-type="string" calcext:value-type="string">
            <text:p>2021-04-23 09:15:00+05:30</text:p>
          </table:table-cell>
          <table:table-cell office:value-type="float" office:value="16784.94921875" calcext:value-type="float">
            <text:p>16784.94921875</text:p>
          </table:table-cell>
          <table:table-cell office:value-type="float" office:value="16798.94921875" calcext:value-type="float">
            <text:p>16798.94921875</text:p>
          </table:table-cell>
          <table:table-cell office:value-type="float" office:value="16633.75" calcext:value-type="float">
            <text:p>16633.75</text:p>
          </table:table-cell>
          <table:table-cell office:value-type="float" office:value="16660" calcext:value-type="float">
            <text:p>16660</text:p>
          </table:table-cell>
          <table:table-cell office:value-type="float" office:value="6572" calcext:value-type="float">
            <text:p>6572</text:p>
          </table:table-cell>
          <table:table-cell office:value-type="string" calcext:value-type="string">
            <text:p>NESTLEIND.NS</text:p>
          </table:table-cell>
          <table:table-cell table:style-name="ce1" table:formula="of:=([.C827]-[.D827])/[.D827]*100" office:value-type="float" office:value="0.993156797174419" calcext:value-type="float">
            <text:p>0.99</text:p>
          </table:table-cell>
        </table:table-row>
        <table:table-row table:style-name="ro1">
          <table:table-cell office:value-type="string" calcext:value-type="string">
            <text:p>2021-04-23 09:30:00+05:30</text:p>
          </table:table-cell>
          <table:table-cell office:value-type="float" office:value="16660.05078125" calcext:value-type="float">
            <text:p>16660.05078125</text:p>
          </table:table-cell>
          <table:table-cell office:value-type="float" office:value="16700.80078125" calcext:value-type="float">
            <text:p>16700.80078125</text:p>
          </table:table-cell>
          <table:table-cell office:value-type="float" office:value="16650" calcext:value-type="float">
            <text:p>16650</text:p>
          </table:table-cell>
          <table:table-cell office:value-type="float" office:value="16687.5" calcext:value-type="float">
            <text:p>16687.5</text:p>
          </table:table-cell>
          <table:table-cell office:value-type="float" office:value="2905" calcext:value-type="float">
            <text:p>2905</text:p>
          </table:table-cell>
          <table:table-cell office:value-type="string" calcext:value-type="string">
            <text:p>NESTLEIND.NS</text:p>
          </table:table-cell>
          <table:table-cell/>
        </table:table-row>
        <table:table-row table:style-name="ro1">
          <table:table-cell office:value-type="string" calcext:value-type="string">
            <text:p>2021-04-23 09:45:00+05:30</text:p>
          </table:table-cell>
          <table:table-cell office:value-type="float" office:value="16697.69921875" calcext:value-type="float">
            <text:p>16697.69921875</text:p>
          </table:table-cell>
          <table:table-cell office:value-type="float" office:value="16729" calcext:value-type="float">
            <text:p>16729</text:p>
          </table:table-cell>
          <table:table-cell office:value-type="float" office:value="16683.25" calcext:value-type="float">
            <text:p>16683.25</text:p>
          </table:table-cell>
          <table:table-cell office:value-type="float" office:value="16703.900390625" calcext:value-type="float">
            <text:p>16703.900390625</text:p>
          </table:table-cell>
          <table:table-cell office:value-type="float" office:value="2753" calcext:value-type="float">
            <text:p>2753</text:p>
          </table:table-cell>
          <table:table-cell office:value-type="string" calcext:value-type="string">
            <text:p>NESTLEIND.NS</text:p>
          </table:table-cell>
          <table:table-cell/>
        </table:table-row>
        <table:table-row table:style-name="ro1">
          <table:table-cell office:value-type="string" calcext:value-type="string">
            <text:p>2021-04-23 10:00:00+05:30</text:p>
          </table:table-cell>
          <table:table-cell office:value-type="float" office:value="16702.69921875" calcext:value-type="float">
            <text:p>16702.69921875</text:p>
          </table:table-cell>
          <table:table-cell office:value-type="float" office:value="16715.05078125" calcext:value-type="float">
            <text:p>16715.05078125</text:p>
          </table:table-cell>
          <table:table-cell office:value-type="float" office:value="16651" calcext:value-type="float">
            <text:p>16651</text:p>
          </table:table-cell>
          <table:table-cell office:value-type="float" office:value="16670" calcext:value-type="float">
            <text:p>16670</text:p>
          </table:table-cell>
          <table:table-cell office:value-type="float" office:value="4513" calcext:value-type="float">
            <text:p>4513</text:p>
          </table:table-cell>
          <table:table-cell office:value-type="string" calcext:value-type="string">
            <text:p>NESTLEIND.NS</text:p>
          </table:table-cell>
          <table:table-cell/>
        </table:table-row>
        <table:table-row table:style-name="ro1">
          <table:table-cell office:value-type="string" calcext:value-type="string">
            <text:p>2021-04-23 10:15:00+05:30</text:p>
          </table:table-cell>
          <table:table-cell office:value-type="float" office:value="16670" calcext:value-type="float">
            <text:p>16670</text:p>
          </table:table-cell>
          <table:table-cell office:value-type="float" office:value="16694" calcext:value-type="float">
            <text:p>16694</text:p>
          </table:table-cell>
          <table:table-cell office:value-type="float" office:value="16651" calcext:value-type="float">
            <text:p>16651</text:p>
          </table:table-cell>
          <table:table-cell office:value-type="float" office:value="16669.55078125" calcext:value-type="float">
            <text:p>16669.55078125</text:p>
          </table:table-cell>
          <table:table-cell office:value-type="float" office:value="2104" calcext:value-type="float">
            <text:p>2104</text:p>
          </table:table-cell>
          <table:table-cell office:value-type="string" calcext:value-type="string">
            <text:p>NESTLEIND.NS</text:p>
          </table:table-cell>
          <table:table-cell/>
        </table:table-row>
        <table:table-row table:style-name="ro1">
          <table:table-cell office:value-type="string" calcext:value-type="string">
            <text:p>2021-04-23 10:30:00+05:30</text:p>
          </table:table-cell>
          <table:table-cell office:value-type="float" office:value="16669.599609375" calcext:value-type="float">
            <text:p>16669.599609375</text:p>
          </table:table-cell>
          <table:table-cell office:value-type="float" office:value="16669.849609375" calcext:value-type="float">
            <text:p>16669.849609375</text:p>
          </table:table-cell>
          <table:table-cell office:value-type="float" office:value="16630" calcext:value-type="float">
            <text:p>16630</text:p>
          </table:table-cell>
          <table:table-cell office:value-type="float" office:value="16648" calcext:value-type="float">
            <text:p>16648</text:p>
          </table:table-cell>
          <table:table-cell office:value-type="float" office:value="3042" calcext:value-type="float">
            <text:p>3042</text:p>
          </table:table-cell>
          <table:table-cell office:value-type="string" calcext:value-type="string">
            <text:p>NESTLEIND.NS</text:p>
          </table:table-cell>
          <table:table-cell/>
        </table:table-row>
        <table:table-row table:style-name="ro1">
          <table:table-cell office:value-type="string" calcext:value-type="string">
            <text:p>2021-04-23 10:45:00+05:30</text:p>
          </table:table-cell>
          <table:table-cell office:value-type="float" office:value="16640" calcext:value-type="float">
            <text:p>16640</text:p>
          </table:table-cell>
          <table:table-cell office:value-type="float" office:value="16649.44921875" calcext:value-type="float">
            <text:p>16649.44921875</text:p>
          </table:table-cell>
          <table:table-cell office:value-type="float" office:value="16630.150390625" calcext:value-type="float">
            <text:p>16630.150390625</text:p>
          </table:table-cell>
          <table:table-cell office:value-type="float" office:value="16638" calcext:value-type="float">
            <text:p>16638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NESTLEIND.NS</text:p>
          </table:table-cell>
          <table:table-cell/>
        </table:table-row>
        <table:table-row table:style-name="ro1">
          <table:table-cell office:value-type="string" calcext:value-type="string">
            <text:p>2021-04-23 11:00:00+05:30</text:p>
          </table:table-cell>
          <table:table-cell office:value-type="float" office:value="16638.44921875" calcext:value-type="float">
            <text:p>16638.44921875</text:p>
          </table:table-cell>
          <table:table-cell office:value-type="float" office:value="16682" calcext:value-type="float">
            <text:p>16682</text:p>
          </table:table-cell>
          <table:table-cell office:value-type="float" office:value="16638.44921875" calcext:value-type="float">
            <text:p>16638.44921875</text:p>
          </table:table-cell>
          <table:table-cell office:value-type="float" office:value="16682" calcext:value-type="float">
            <text:p>16682</text:p>
          </table:table-cell>
          <table:table-cell office:value-type="float" office:value="1783" calcext:value-type="float">
            <text:p>1783</text:p>
          </table:table-cell>
          <table:table-cell office:value-type="string" calcext:value-type="string">
            <text:p>NESTLEIND.NS</text:p>
          </table:table-cell>
          <table:table-cell/>
        </table:table-row>
        <table:table-row table:style-name="ro1">
          <table:table-cell office:value-type="string" calcext:value-type="string">
            <text:p>2021-04-23 11:15:00+05:30</text:p>
          </table:table-cell>
          <table:table-cell office:value-type="float" office:value="16679.44921875" calcext:value-type="float">
            <text:p>16679.44921875</text:p>
          </table:table-cell>
          <table:table-cell office:value-type="float" office:value="16684.94921875" calcext:value-type="float">
            <text:p>16684.94921875</text:p>
          </table:table-cell>
          <table:table-cell table:number-columns-repeated="2" office:value-type="float" office:value="16665.05078125" calcext:value-type="float">
            <text:p>16665.05078125</text:p>
          </table:table-cell>
          <table:table-cell office:value-type="float" office:value="1238" calcext:value-type="float">
            <text:p>1238</text:p>
          </table:table-cell>
          <table:table-cell office:value-type="string" calcext:value-type="string">
            <text:p>NESTLEIND.NS</text:p>
          </table:table-cell>
          <table:table-cell/>
        </table:table-row>
        <table:table-row table:style-name="ro1">
          <table:table-cell office:value-type="string" calcext:value-type="string">
            <text:p>2021-04-23 11:30:00+05:30</text:p>
          </table:table-cell>
          <table:table-cell office:value-type="float" office:value="16670" calcext:value-type="float">
            <text:p>16670</text:p>
          </table:table-cell>
          <table:table-cell office:value-type="float" office:value="16674.650390625" calcext:value-type="float">
            <text:p>16674.650390625</text:p>
          </table:table-cell>
          <table:table-cell office:value-type="float" office:value="16650.80078125" calcext:value-type="float">
            <text:p>16650.80078125</text:p>
          </table:table-cell>
          <table:table-cell office:value-type="float" office:value="16659.5" calcext:value-type="float">
            <text:p>16659.5</text:p>
          </table:table-cell>
          <table:table-cell office:value-type="float" office:value="1050" calcext:value-type="float">
            <text:p>1050</text:p>
          </table:table-cell>
          <table:table-cell office:value-type="string" calcext:value-type="string">
            <text:p>NESTLEIND.NS</text:p>
          </table:table-cell>
          <table:table-cell/>
        </table:table-row>
        <table:table-row table:style-name="ro1">
          <table:table-cell office:value-type="string" calcext:value-type="string">
            <text:p>2021-04-23 11:45:00+05:30</text:p>
          </table:table-cell>
          <table:table-cell office:value-type="float" office:value="16659.5" calcext:value-type="float">
            <text:p>16659.5</text:p>
          </table:table-cell>
          <table:table-cell office:value-type="float" office:value="16670" calcext:value-type="float">
            <text:p>16670</text:p>
          </table:table-cell>
          <table:table-cell office:value-type="float" office:value="16640" calcext:value-type="float">
            <text:p>16640</text:p>
          </table:table-cell>
          <table:table-cell office:value-type="float" office:value="16650" calcext:value-type="float">
            <text:p>16650</text:p>
          </table:table-cell>
          <table:table-cell office:value-type="float" office:value="1337" calcext:value-type="float">
            <text:p>1337</text:p>
          </table:table-cell>
          <table:table-cell office:value-type="string" calcext:value-type="string">
            <text:p>NESTLEIND.NS</text:p>
          </table:table-cell>
          <table:table-cell/>
        </table:table-row>
        <table:table-row table:style-name="ro1">
          <table:table-cell office:value-type="string" calcext:value-type="string">
            <text:p>2021-04-23 12:00:00+05:30</text:p>
          </table:table-cell>
          <table:table-cell office:value-type="float" office:value="16650" calcext:value-type="float">
            <text:p>16650</text:p>
          </table:table-cell>
          <table:table-cell office:value-type="float" office:value="16654.94921875" calcext:value-type="float">
            <text:p>16654.94921875</text:p>
          </table:table-cell>
          <table:table-cell office:value-type="float" office:value="16640.099609375" calcext:value-type="float">
            <text:p>16640.099609375</text:p>
          </table:table-cell>
          <table:table-cell office:value-type="float" office:value="16649.599609375" calcext:value-type="float">
            <text:p>16649.599609375</text:p>
          </table:table-cell>
          <table:table-cell office:value-type="float" office:value="1322" calcext:value-type="float">
            <text:p>1322</text:p>
          </table:table-cell>
          <table:table-cell office:value-type="string" calcext:value-type="string">
            <text:p>NESTLEIND.NS</text:p>
          </table:table-cell>
          <table:table-cell/>
        </table:table-row>
        <table:table-row table:style-name="ro1">
          <table:table-cell office:value-type="string" calcext:value-type="string">
            <text:p>2021-04-23 12:15:00+05:30</text:p>
          </table:table-cell>
          <table:table-cell office:value-type="float" office:value="16645.25" calcext:value-type="float">
            <text:p>16645.25</text:p>
          </table:table-cell>
          <table:table-cell office:value-type="float" office:value="16656.05078125" calcext:value-type="float">
            <text:p>16656.05078125</text:p>
          </table:table-cell>
          <table:table-cell office:value-type="float" office:value="16626" calcext:value-type="float">
            <text:p>16626</text:p>
          </table:table-cell>
          <table:table-cell office:value-type="float" office:value="16643.25" calcext:value-type="float">
            <text:p>16643.25</text:p>
          </table:table-cell>
          <table:table-cell office:value-type="float" office:value="1221" calcext:value-type="float">
            <text:p>1221</text:p>
          </table:table-cell>
          <table:table-cell office:value-type="string" calcext:value-type="string">
            <text:p>NESTLEIND.NS</text:p>
          </table:table-cell>
          <table:table-cell/>
        </table:table-row>
        <table:table-row table:style-name="ro1">
          <table:table-cell office:value-type="string" calcext:value-type="string">
            <text:p>2021-04-23 12:30:00+05:30</text:p>
          </table:table-cell>
          <table:table-cell office:value-type="float" office:value="16650" calcext:value-type="float">
            <text:p>16650</text:p>
          </table:table-cell>
          <table:table-cell office:value-type="float" office:value="16682.650390625" calcext:value-type="float">
            <text:p>16682.650390625</text:p>
          </table:table-cell>
          <table:table-cell office:value-type="float" office:value="16635" calcext:value-type="float">
            <text:p>16635</text:p>
          </table:table-cell>
          <table:table-cell office:value-type="float" office:value="16682.650390625" calcext:value-type="float">
            <text:p>16682.650390625</text:p>
          </table:table-cell>
          <table:table-cell office:value-type="float" office:value="2275" calcext:value-type="float">
            <text:p>2275</text:p>
          </table:table-cell>
          <table:table-cell office:value-type="string" calcext:value-type="string">
            <text:p>NESTLEIND.NS</text:p>
          </table:table-cell>
          <table:table-cell/>
        </table:table-row>
        <table:table-row table:style-name="ro1">
          <table:table-cell office:value-type="string" calcext:value-type="string">
            <text:p>2021-04-23 12:45:00+05:30</text:p>
          </table:table-cell>
          <table:table-cell office:value-type="float" office:value="16684.25" calcext:value-type="float">
            <text:p>16684.25</text:p>
          </table:table-cell>
          <table:table-cell office:value-type="float" office:value="16698" calcext:value-type="float">
            <text:p>16698</text:p>
          </table:table-cell>
          <table:table-cell office:value-type="float" office:value="16651" calcext:value-type="float">
            <text:p>16651</text:p>
          </table:table-cell>
          <table:table-cell office:value-type="float" office:value="16678.099609375" calcext:value-type="float">
            <text:p>16678.099609375</text:p>
          </table:table-cell>
          <table:table-cell office:value-type="float" office:value="1756" calcext:value-type="float">
            <text:p>1756</text:p>
          </table:table-cell>
          <table:table-cell office:value-type="string" calcext:value-type="string">
            <text:p>NESTLEIND.NS</text:p>
          </table:table-cell>
          <table:table-cell/>
        </table:table-row>
        <table:table-row table:style-name="ro1">
          <table:table-cell office:value-type="string" calcext:value-type="string">
            <text:p>2021-04-23 13:00:00+05:30</text:p>
          </table:table-cell>
          <table:table-cell office:value-type="float" office:value="16679" calcext:value-type="float">
            <text:p>16679</text:p>
          </table:table-cell>
          <table:table-cell office:value-type="float" office:value="16684.69921875" calcext:value-type="float">
            <text:p>16684.69921875</text:p>
          </table:table-cell>
          <table:table-cell office:value-type="float" office:value="16665" calcext:value-type="float">
            <text:p>16665</text:p>
          </table:table-cell>
          <table:table-cell office:value-type="float" office:value="16674.94921875" calcext:value-type="float">
            <text:p>16674.94921875</text:p>
          </table:table-cell>
          <table:table-cell office:value-type="float" office:value="818" calcext:value-type="float">
            <text:p>818</text:p>
          </table:table-cell>
          <table:table-cell office:value-type="string" calcext:value-type="string">
            <text:p>NESTLEIND.NS</text:p>
          </table:table-cell>
          <table:table-cell/>
        </table:table-row>
        <table:table-row table:style-name="ro1">
          <table:table-cell office:value-type="string" calcext:value-type="string">
            <text:p>2021-04-23 13:15:00+05:30</text:p>
          </table:table-cell>
          <table:table-cell office:value-type="float" office:value="16674.94921875" calcext:value-type="float">
            <text:p>16674.94921875</text:p>
          </table:table-cell>
          <table:table-cell office:value-type="float" office:value="16724.099609375" calcext:value-type="float">
            <text:p>16724.099609375</text:p>
          </table:table-cell>
          <table:table-cell office:value-type="float" office:value="16670.19921875" calcext:value-type="float">
            <text:p>16670.19921875</text:p>
          </table:table-cell>
          <table:table-cell office:value-type="float" office:value="16704.19921875" calcext:value-type="float">
            <text:p>16704.19921875</text:p>
          </table:table-cell>
          <table:table-cell office:value-type="float" office:value="1865" calcext:value-type="float">
            <text:p>1865</text:p>
          </table:table-cell>
          <table:table-cell office:value-type="string" calcext:value-type="string">
            <text:p>NESTLEIND.NS</text:p>
          </table:table-cell>
          <table:table-cell/>
        </table:table-row>
        <table:table-row table:style-name="ro1">
          <table:table-cell office:value-type="string" calcext:value-type="string">
            <text:p>2021-04-23 13:30:00+05:30</text:p>
          </table:table-cell>
          <table:table-cell office:value-type="float" office:value="16710" calcext:value-type="float">
            <text:p>16710</text:p>
          </table:table-cell>
          <table:table-cell office:value-type="float" office:value="16725" calcext:value-type="float">
            <text:p>16725</text:p>
          </table:table-cell>
          <table:table-cell office:value-type="float" office:value="16672.849609375" calcext:value-type="float">
            <text:p>16672.849609375</text:p>
          </table:table-cell>
          <table:table-cell office:value-type="float" office:value="16704.69921875" calcext:value-type="float">
            <text:p>16704.69921875</text:p>
          </table:table-cell>
          <table:table-cell office:value-type="float" office:value="2058" calcext:value-type="float">
            <text:p>2058</text:p>
          </table:table-cell>
          <table:table-cell office:value-type="string" calcext:value-type="string">
            <text:p>NESTLEIND.NS</text:p>
          </table:table-cell>
          <table:table-cell/>
        </table:table-row>
        <table:table-row table:style-name="ro1">
          <table:table-cell office:value-type="string" calcext:value-type="string">
            <text:p>2021-04-23 13:45:00+05:30</text:p>
          </table:table-cell>
          <table:table-cell office:value-type="float" office:value="16704.69921875" calcext:value-type="float">
            <text:p>16704.69921875</text:p>
          </table:table-cell>
          <table:table-cell office:value-type="float" office:value="16725.75" calcext:value-type="float">
            <text:p>16725.75</text:p>
          </table:table-cell>
          <table:table-cell office:value-type="float" office:value="16691.849609375" calcext:value-type="float">
            <text:p>16691.849609375</text:p>
          </table:table-cell>
          <table:table-cell office:value-type="float" office:value="16725.75" calcext:value-type="float">
            <text:p>16725.75</text:p>
          </table:table-cell>
          <table:table-cell office:value-type="float" office:value="1716" calcext:value-type="float">
            <text:p>1716</text:p>
          </table:table-cell>
          <table:table-cell office:value-type="string" calcext:value-type="string">
            <text:p>NESTLEIND.NS</text:p>
          </table:table-cell>
          <table:table-cell/>
        </table:table-row>
        <table:table-row table:style-name="ro1">
          <table:table-cell office:value-type="string" calcext:value-type="string">
            <text:p>2021-04-23 14:00:00+05:30</text:p>
          </table:table-cell>
          <table:table-cell office:value-type="float" office:value="16720" calcext:value-type="float">
            <text:p>16720</text:p>
          </table:table-cell>
          <table:table-cell office:value-type="float" office:value="16737.80078125" calcext:value-type="float">
            <text:p>16737.80078125</text:p>
          </table:table-cell>
          <table:table-cell office:value-type="float" office:value="16708.05078125" calcext:value-type="float">
            <text:p>16708.05078125</text:p>
          </table:table-cell>
          <table:table-cell office:value-type="float" office:value="16728.150390625" calcext:value-type="float">
            <text:p>16728.150390625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NESTLEIND.NS</text:p>
          </table:table-cell>
          <table:table-cell/>
        </table:table-row>
        <table:table-row table:style-name="ro1">
          <table:table-cell office:value-type="string" calcext:value-type="string">
            <text:p>2021-04-23 14:15:00+05:30</text:p>
          </table:table-cell>
          <table:table-cell office:value-type="float" office:value="16717" calcext:value-type="float">
            <text:p>16717</text:p>
          </table:table-cell>
          <table:table-cell office:value-type="float" office:value="16761" calcext:value-type="float">
            <text:p>16761</text:p>
          </table:table-cell>
          <table:table-cell office:value-type="float" office:value="16691.650390625" calcext:value-type="float">
            <text:p>16691.650390625</text:p>
          </table:table-cell>
          <table:table-cell office:value-type="float" office:value="16707.19921875" calcext:value-type="float">
            <text:p>16707.19921875</text:p>
          </table:table-cell>
          <table:table-cell office:value-type="float" office:value="3535" calcext:value-type="float">
            <text:p>3535</text:p>
          </table:table-cell>
          <table:table-cell office:value-type="string" calcext:value-type="string">
            <text:p>NESTLEIND.NS</text:p>
          </table:table-cell>
          <table:table-cell/>
        </table:table-row>
        <table:table-row table:style-name="ro1">
          <table:table-cell office:value-type="string" calcext:value-type="string">
            <text:p>2021-04-23 14:30:00+05:30</text:p>
          </table:table-cell>
          <table:table-cell office:value-type="float" office:value="16700" calcext:value-type="float">
            <text:p>16700</text:p>
          </table:table-cell>
          <table:table-cell office:value-type="float" office:value="16704.900390625" calcext:value-type="float">
            <text:p>16704.900390625</text:p>
          </table:table-cell>
          <table:table-cell office:value-type="float" office:value="16638" calcext:value-type="float">
            <text:p>16638</text:p>
          </table:table-cell>
          <table:table-cell office:value-type="float" office:value="16650.099609375" calcext:value-type="float">
            <text:p>16650.099609375</text:p>
          </table:table-cell>
          <table:table-cell office:value-type="float" office:value="3365" calcext:value-type="float">
            <text:p>3365</text:p>
          </table:table-cell>
          <table:table-cell office:value-type="string" calcext:value-type="string">
            <text:p>NESTLEIND.NS</text:p>
          </table:table-cell>
          <table:table-cell/>
        </table:table-row>
        <table:table-row table:style-name="ro1">
          <table:table-cell office:value-type="string" calcext:value-type="string">
            <text:p>2021-04-23 14:45:00+05:30</text:p>
          </table:table-cell>
          <table:table-cell office:value-type="float" office:value="16648.650390625" calcext:value-type="float">
            <text:p>16648.650390625</text:p>
          </table:table-cell>
          <table:table-cell office:value-type="float" office:value="16689.05078125" calcext:value-type="float">
            <text:p>16689.05078125</text:p>
          </table:table-cell>
          <table:table-cell office:value-type="float" office:value="16642.25" calcext:value-type="float">
            <text:p>16642.25</text:p>
          </table:table-cell>
          <table:table-cell office:value-type="float" office:value="16670" calcext:value-type="float">
            <text:p>16670</text:p>
          </table:table-cell>
          <table:table-cell office:value-type="float" office:value="2543" calcext:value-type="float">
            <text:p>2543</text:p>
          </table:table-cell>
          <table:table-cell office:value-type="string" calcext:value-type="string">
            <text:p>NESTLEIND.NS</text:p>
          </table:table-cell>
          <table:table-cell/>
        </table:table-row>
        <table:table-row table:style-name="ro1">
          <table:table-cell office:value-type="string" calcext:value-type="string">
            <text:p>2021-04-23 15:00:00+05:30</text:p>
          </table:table-cell>
          <table:table-cell table:number-columns-repeated="2" office:value-type="float" office:value="16670" calcext:value-type="float">
            <text:p>16670</text:p>
          </table:table-cell>
          <table:table-cell office:value-type="float" office:value="16605" calcext:value-type="float">
            <text:p>16605</text:p>
          </table:table-cell>
          <table:table-cell office:value-type="float" office:value="16624.19921875" calcext:value-type="float">
            <text:p>16624.19921875</text:p>
          </table:table-cell>
          <table:table-cell office:value-type="float" office:value="6569" calcext:value-type="float">
            <text:p>6569</text:p>
          </table:table-cell>
          <table:table-cell office:value-type="string" calcext:value-type="string">
            <text:p>NESTLEIND.NS</text:p>
          </table:table-cell>
          <table:table-cell/>
        </table:table-row>
        <table:table-row table:style-name="ro1">
          <table:table-cell office:value-type="string" calcext:value-type="string">
            <text:p>2021-04-23 15:15:00+05:30</text:p>
          </table:table-cell>
          <table:table-cell office:value-type="float" office:value="16624.19921875" calcext:value-type="float">
            <text:p>16624.19921875</text:p>
          </table:table-cell>
          <table:table-cell office:value-type="float" office:value="16634" calcext:value-type="float">
            <text:p>16634</text:p>
          </table:table-cell>
          <table:table-cell office:value-type="float" office:value="16609.55078125" calcext:value-type="float">
            <text:p>16609.55078125</text:p>
          </table:table-cell>
          <table:table-cell office:value-type="float" office:value="16625" calcext:value-type="float">
            <text:p>16625</text:p>
          </table:table-cell>
          <table:table-cell office:value-type="float" office:value="7569" calcext:value-type="float">
            <text:p>7569</text:p>
          </table:table-cell>
          <table:table-cell office:value-type="string" calcext:value-type="string">
            <text:p>NESTLEIND.NS</text:p>
          </table:table-cell>
          <table:table-cell/>
        </table:table-row>
        <table:table-row table:style-name="ro1">
          <table:table-cell office:value-type="string" calcext:value-type="string">
            <text:p>2021-04-23 09:15:00+05:30</text:p>
          </table:table-cell>
          <table:table-cell office:value-type="float" office:value="102.449996948242" calcext:value-type="float">
            <text:p>102.449996948242</text:p>
          </table:table-cell>
          <table:table-cell office:value-type="float" office:value="103.400001525879" calcext:value-type="float">
            <text:p>103.400001525879</text:p>
          </table:table-cell>
          <table:table-cell office:value-type="float" office:value="102.449996948242" calcext:value-type="float">
            <text:p>102.449996948242</text:p>
          </table:table-cell>
          <table:table-cell office:value-type="float" office:value="102.5" calcext:value-type="float">
            <text:p>102.5</text:p>
          </table:table-cell>
          <table:table-cell office:value-type="float" office:value="899249" calcext:value-type="float">
            <text:p>899249</text:p>
          </table:table-cell>
          <table:table-cell office:value-type="string" calcext:value-type="string">
            <text:p>ONGC.NS</text:p>
          </table:table-cell>
          <table:table-cell table:style-name="ce1" table:formula="of:=([.C852]-[.D852])/[.D852]*100" office:value-type="float" office:value="0.927286096569297" calcext:value-type="float">
            <text:p>0.93</text:p>
          </table:table-cell>
        </table:table-row>
        <table:table-row table:style-name="ro1">
          <table:table-cell office:value-type="string" calcext:value-type="string">
            <text:p>2021-04-23 09:30:00+05:30</text:p>
          </table:table-cell>
          <table:table-cell office:value-type="float" office:value="102.349998474121" calcext:value-type="float">
            <text:p>102.349998474121</text:p>
          </table:table-cell>
          <table:table-cell office:value-type="float" office:value="102.75" calcext:value-type="float">
            <text:p>102.75</text:p>
          </table:table-cell>
          <table:table-cell office:value-type="float" office:value="102.199996948242" calcext:value-type="float">
            <text:p>102.199996948242</text:p>
          </table:table-cell>
          <table:table-cell office:value-type="float" office:value="102.25" calcext:value-type="float">
            <text:p>102.25</text:p>
          </table:table-cell>
          <table:table-cell office:value-type="float" office:value="551461" calcext:value-type="float">
            <text:p>551461</text:p>
          </table:table-cell>
          <table:table-cell office:value-type="string" calcext:value-type="string">
            <text:p>ONGC.NS</text:p>
          </table:table-cell>
          <table:table-cell/>
        </table:table-row>
        <table:table-row table:style-name="ro1">
          <table:table-cell office:value-type="string" calcext:value-type="string">
            <text:p>2021-04-23 09:45:00+05:30</text:p>
          </table:table-cell>
          <table:table-cell office:value-type="float" office:value="102.25" calcext:value-type="float">
            <text:p>102.25</text:p>
          </table:table-cell>
          <table:table-cell office:value-type="float" office:value="102.949996948242" calcext:value-type="float">
            <text:p>102.949996948242</text:p>
          </table:table-cell>
          <table:table-cell office:value-type="float" office:value="102.099998474121" calcext:value-type="float">
            <text:p>102.099998474121</text:p>
          </table:table-cell>
          <table:table-cell office:value-type="float" office:value="102.900001525879" calcext:value-type="float">
            <text:p>102.900001525879</text:p>
          </table:table-cell>
          <table:table-cell office:value-type="float" office:value="595920" calcext:value-type="float">
            <text:p>595920</text:p>
          </table:table-cell>
          <table:table-cell office:value-type="string" calcext:value-type="string">
            <text:p>ONGC.NS</text:p>
          </table:table-cell>
          <table:table-cell/>
        </table:table-row>
        <table:table-row table:style-name="ro1">
          <table:table-cell office:value-type="string" calcext:value-type="string">
            <text:p>2021-04-23 10:00:00+05:30</text:p>
          </table:table-cell>
          <table:table-cell office:value-type="float" office:value="102.949996948242" calcext:value-type="float">
            <text:p>102.949996948242</text:p>
          </table:table-cell>
          <table:table-cell office:value-type="float" office:value="103.349998474121" calcext:value-type="float">
            <text:p>103.349998474121</text:p>
          </table:table-cell>
          <table:table-cell office:value-type="float" office:value="102.900001525879" calcext:value-type="float">
            <text:p>102.900001525879</text:p>
          </table:table-cell>
          <table:table-cell office:value-type="float" office:value="103.300003051758" calcext:value-type="float">
            <text:p>103.300003051758</text:p>
          </table:table-cell>
          <table:table-cell office:value-type="float" office:value="560734" calcext:value-type="float">
            <text:p>560734</text:p>
          </table:table-cell>
          <table:table-cell office:value-type="string" calcext:value-type="string">
            <text:p>ONGC.NS</text:p>
          </table:table-cell>
          <table:table-cell/>
        </table:table-row>
        <table:table-row table:style-name="ro1">
          <table:table-cell office:value-type="string" calcext:value-type="string">
            <text:p>2021-04-23 10:15:00+05:30</text:p>
          </table:table-cell>
          <table:table-cell office:value-type="float" office:value="103.25" calcext:value-type="float">
            <text:p>103.25</text:p>
          </table:table-cell>
          <table:table-cell office:value-type="float" office:value="103.599998474121" calcext:value-type="float">
            <text:p>103.599998474121</text:p>
          </table:table-cell>
          <table:table-cell office:value-type="float" office:value="103.25" calcext:value-type="float">
            <text:p>103.25</text:p>
          </table:table-cell>
          <table:table-cell office:value-type="float" office:value="103.349998474121" calcext:value-type="float">
            <text:p>103.349998474121</text:p>
          </table:table-cell>
          <table:table-cell office:value-type="float" office:value="477267" calcext:value-type="float">
            <text:p>477267</text:p>
          </table:table-cell>
          <table:table-cell office:value-type="string" calcext:value-type="string">
            <text:p>ONGC.NS</text:p>
          </table:table-cell>
          <table:table-cell/>
        </table:table-row>
        <table:table-row table:style-name="ro1">
          <table:table-cell office:value-type="string" calcext:value-type="string">
            <text:p>2021-04-23 10:30:00+05:30</text:p>
          </table:table-cell>
          <table:table-cell office:value-type="float" office:value="103.349998474121" calcext:value-type="float">
            <text:p>103.349998474121</text:p>
          </table:table-cell>
          <table:table-cell office:value-type="float" office:value="103.449996948242" calcext:value-type="float">
            <text:p>103.449996948242</text:p>
          </table:table-cell>
          <table:table-cell office:value-type="float" office:value="102.900001525879" calcext:value-type="float">
            <text:p>102.900001525879</text:p>
          </table:table-cell>
          <table:table-cell office:value-type="float" office:value="102.949996948242" calcext:value-type="float">
            <text:p>102.949996948242</text:p>
          </table:table-cell>
          <table:table-cell office:value-type="float" office:value="328275" calcext:value-type="float">
            <text:p>328275</text:p>
          </table:table-cell>
          <table:table-cell office:value-type="string" calcext:value-type="string">
            <text:p>ONGC.NS</text:p>
          </table:table-cell>
          <table:table-cell/>
        </table:table-row>
        <table:table-row table:style-name="ro1">
          <table:table-cell office:value-type="string" calcext:value-type="string">
            <text:p>2021-04-23 10:45:00+05:30</text:p>
          </table:table-cell>
          <table:table-cell office:value-type="float" office:value="102.949996948242" calcext:value-type="float">
            <text:p>102.949996948242</text:p>
          </table:table-cell>
          <table:table-cell office:value-type="float" office:value="103" calcext:value-type="float">
            <text:p>103</text:p>
          </table:table-cell>
          <table:table-cell office:value-type="float" office:value="102.349998474121" calcext:value-type="float">
            <text:p>102.349998474121</text:p>
          </table:table-cell>
          <table:table-cell office:value-type="float" office:value="102.550003051758" calcext:value-type="float">
            <text:p>102.550003051758</text:p>
          </table:table-cell>
          <table:table-cell office:value-type="float" office:value="588529" calcext:value-type="float">
            <text:p>588529</text:p>
          </table:table-cell>
          <table:table-cell office:value-type="string" calcext:value-type="string">
            <text:p>ONGC.NS</text:p>
          </table:table-cell>
          <table:table-cell/>
        </table:table-row>
        <table:table-row table:style-name="ro1">
          <table:table-cell office:value-type="string" calcext:value-type="string">
            <text:p>2021-04-23 11:00:00+05:30</text:p>
          </table:table-cell>
          <table:table-cell office:value-type="float" office:value="102.550003051758" calcext:value-type="float">
            <text:p>102.550003051758</text:p>
          </table:table-cell>
          <table:table-cell office:value-type="float" office:value="102.800003051758" calcext:value-type="float">
            <text:p>102.800003051758</text:p>
          </table:table-cell>
          <table:table-cell office:value-type="float" office:value="102.550003051758" calcext:value-type="float">
            <text:p>102.550003051758</text:p>
          </table:table-cell>
          <table:table-cell office:value-type="float" office:value="102.800003051758" calcext:value-type="float">
            <text:p>102.800003051758</text:p>
          </table:table-cell>
          <table:table-cell office:value-type="float" office:value="146452" calcext:value-type="float">
            <text:p>146452</text:p>
          </table:table-cell>
          <table:table-cell office:value-type="string" calcext:value-type="string">
            <text:p>ONGC.NS</text:p>
          </table:table-cell>
          <table:table-cell/>
        </table:table-row>
        <table:table-row table:style-name="ro1">
          <table:table-cell office:value-type="string" calcext:value-type="string">
            <text:p>2021-04-23 11:15:00+05:30</text:p>
          </table:table-cell>
          <table:table-cell office:value-type="float" office:value="102.75" calcext:value-type="float">
            <text:p>102.75</text:p>
          </table:table-cell>
          <table:table-cell office:value-type="float" office:value="102.800003051758" calcext:value-type="float">
            <text:p>102.800003051758</text:p>
          </table:table-cell>
          <table:table-cell office:value-type="float" office:value="102.550003051758" calcext:value-type="float">
            <text:p>102.550003051758</text:p>
          </table:table-cell>
          <table:table-cell office:value-type="float" office:value="102.650001525879" calcext:value-type="float">
            <text:p>102.650001525879</text:p>
          </table:table-cell>
          <table:table-cell office:value-type="float" office:value="130622" calcext:value-type="float">
            <text:p>130622</text:p>
          </table:table-cell>
          <table:table-cell office:value-type="string" calcext:value-type="string">
            <text:p>ONGC.NS</text:p>
          </table:table-cell>
          <table:table-cell/>
        </table:table-row>
        <table:table-row table:style-name="ro1">
          <table:table-cell office:value-type="string" calcext:value-type="string">
            <text:p>2021-04-23 11:30:00+05:30</text:p>
          </table:table-cell>
          <table:table-cell office:value-type="float" office:value="102.699996948242" calcext:value-type="float">
            <text:p>102.699996948242</text:p>
          </table:table-cell>
          <table:table-cell office:value-type="float" office:value="102.849998474121" calcext:value-type="float">
            <text:p>102.849998474121</text:p>
          </table:table-cell>
          <table:table-cell table:number-columns-repeated="2" office:value-type="float" office:value="102.599998474121" calcext:value-type="float">
            <text:p>102.599998474121</text:p>
          </table:table-cell>
          <table:table-cell office:value-type="float" office:value="187469" calcext:value-type="float">
            <text:p>187469</text:p>
          </table:table-cell>
          <table:table-cell office:value-type="string" calcext:value-type="string">
            <text:p>ONGC.NS</text:p>
          </table:table-cell>
          <table:table-cell/>
        </table:table-row>
        <table:table-row table:style-name="ro1">
          <table:table-cell office:value-type="string" calcext:value-type="string">
            <text:p>2021-04-23 11:45:00+05:30</text:p>
          </table:table-cell>
          <table:table-cell office:value-type="float" office:value="102.650001525879" calcext:value-type="float">
            <text:p>102.650001525879</text:p>
          </table:table-cell>
          <table:table-cell office:value-type="float" office:value="102.699996948242" calcext:value-type="float">
            <text:p>102.699996948242</text:p>
          </table:table-cell>
          <table:table-cell office:value-type="float" office:value="102.300003051758" calcext:value-type="float">
            <text:p>102.300003051758</text:p>
          </table:table-cell>
          <table:table-cell office:value-type="float" office:value="102.349998474121" calcext:value-type="float">
            <text:p>102.349998474121</text:p>
          </table:table-cell>
          <table:table-cell office:value-type="float" office:value="285927" calcext:value-type="float">
            <text:p>285927</text:p>
          </table:table-cell>
          <table:table-cell office:value-type="string" calcext:value-type="string">
            <text:p>ONGC.NS</text:p>
          </table:table-cell>
          <table:table-cell/>
        </table:table-row>
        <table:table-row table:style-name="ro1">
          <table:table-cell office:value-type="string" calcext:value-type="string">
            <text:p>2021-04-23 12:00:00+05:30</text:p>
          </table:table-cell>
          <table:table-cell table:number-columns-repeated="2" office:value-type="float" office:value="102.400001525879" calcext:value-type="float">
            <text:p>102.400001525879</text:p>
          </table:table-cell>
          <table:table-cell office:value-type="float" office:value="102.050003051758" calcext:value-type="float">
            <text:p>102.050003051758</text:p>
          </table:table-cell>
          <table:table-cell office:value-type="float" office:value="102.199996948242" calcext:value-type="float">
            <text:p>102.199996948242</text:p>
          </table:table-cell>
          <table:table-cell office:value-type="float" office:value="682706" calcext:value-type="float">
            <text:p>682706</text:p>
          </table:table-cell>
          <table:table-cell office:value-type="string" calcext:value-type="string">
            <text:p>ONGC.NS</text:p>
          </table:table-cell>
          <table:table-cell/>
        </table:table-row>
        <table:table-row table:style-name="ro1">
          <table:table-cell office:value-type="string" calcext:value-type="string">
            <text:p>2021-04-23 12:15:00+05:30</text:p>
          </table:table-cell>
          <table:table-cell office:value-type="float" office:value="102.199996948242" calcext:value-type="float">
            <text:p>102.199996948242</text:p>
          </table:table-cell>
          <table:table-cell office:value-type="float" office:value="102.25" calcext:value-type="float">
            <text:p>102.25</text:p>
          </table:table-cell>
          <table:table-cell office:value-type="float" office:value="101.800003051758" calcext:value-type="float">
            <text:p>101.800003051758</text:p>
          </table:table-cell>
          <table:table-cell office:value-type="float" office:value="101.900001525879" calcext:value-type="float">
            <text:p>101.900001525879</text:p>
          </table:table-cell>
          <table:table-cell office:value-type="float" office:value="696602" calcext:value-type="float">
            <text:p>696602</text:p>
          </table:table-cell>
          <table:table-cell office:value-type="string" calcext:value-type="string">
            <text:p>ONGC.NS</text:p>
          </table:table-cell>
          <table:table-cell/>
        </table:table-row>
        <table:table-row table:style-name="ro1">
          <table:table-cell office:value-type="string" calcext:value-type="string">
            <text:p>2021-04-23 12:30:00+05:30</text:p>
          </table:table-cell>
          <table:table-cell office:value-type="float" office:value="101.900001525879" calcext:value-type="float">
            <text:p>101.900001525879</text:p>
          </table:table-cell>
          <table:table-cell office:value-type="float" office:value="102.25" calcext:value-type="float">
            <text:p>102.25</text:p>
          </table:table-cell>
          <table:table-cell office:value-type="float" office:value="101.900001525879" calcext:value-type="float">
            <text:p>101.900001525879</text:p>
          </table:table-cell>
          <table:table-cell office:value-type="float" office:value="102.199996948242" calcext:value-type="float">
            <text:p>102.199996948242</text:p>
          </table:table-cell>
          <table:table-cell office:value-type="float" office:value="401131" calcext:value-type="float">
            <text:p>401131</text:p>
          </table:table-cell>
          <table:table-cell office:value-type="string" calcext:value-type="string">
            <text:p>ONGC.NS</text:p>
          </table:table-cell>
          <table:table-cell/>
        </table:table-row>
        <table:table-row table:style-name="ro1">
          <table:table-cell office:value-type="string" calcext:value-type="string">
            <text:p>2021-04-23 12:45:00+05:30</text:p>
          </table:table-cell>
          <table:table-cell office:value-type="float" office:value="102.25" calcext:value-type="float">
            <text:p>102.25</text:p>
          </table:table-cell>
          <table:table-cell office:value-type="float" office:value="102.349998474121" calcext:value-type="float">
            <text:p>102.349998474121</text:p>
          </table:table-cell>
          <table:table-cell table:number-columns-repeated="2" office:value-type="float" office:value="102.050003051758" calcext:value-type="float">
            <text:p>102.050003051758</text:p>
          </table:table-cell>
          <table:table-cell office:value-type="float" office:value="268933" calcext:value-type="float">
            <text:p>268933</text:p>
          </table:table-cell>
          <table:table-cell office:value-type="string" calcext:value-type="string">
            <text:p>ONGC.NS</text:p>
          </table:table-cell>
          <table:table-cell/>
        </table:table-row>
        <table:table-row table:style-name="ro1">
          <table:table-cell office:value-type="string" calcext:value-type="string">
            <text:p>2021-04-23 13:00:00+05:30</text:p>
          </table:table-cell>
          <table:table-cell office:value-type="float" office:value="102.099998474121" calcext:value-type="float">
            <text:p>102.099998474121</text:p>
          </table:table-cell>
          <table:table-cell office:value-type="float" office:value="102.150001525879" calcext:value-type="float">
            <text:p>102.150001525879</text:p>
          </table:table-cell>
          <table:table-cell office:value-type="float" office:value="102" calcext:value-type="float">
            <text:p>102</text:p>
          </table:table-cell>
          <table:table-cell office:value-type="float" office:value="102.099998474121" calcext:value-type="float">
            <text:p>102.099998474121</text:p>
          </table:table-cell>
          <table:table-cell office:value-type="float" office:value="107621" calcext:value-type="float">
            <text:p>107621</text:p>
          </table:table-cell>
          <table:table-cell office:value-type="string" calcext:value-type="string">
            <text:p>ONGC.NS</text:p>
          </table:table-cell>
          <table:table-cell/>
        </table:table-row>
        <table:table-row table:style-name="ro1">
          <table:table-cell office:value-type="string" calcext:value-type="string">
            <text:p>2021-04-23 13:15:00+05:30</text:p>
          </table:table-cell>
          <table:table-cell office:value-type="float" office:value="102.099998474121" calcext:value-type="float">
            <text:p>102.099998474121</text:p>
          </table:table-cell>
          <table:table-cell office:value-type="float" office:value="102.25" calcext:value-type="float">
            <text:p>102.25</text:p>
          </table:table-cell>
          <table:table-cell office:value-type="float" office:value="102" calcext:value-type="float">
            <text:p>102</text:p>
          </table:table-cell>
          <table:table-cell office:value-type="float" office:value="102.199996948242" calcext:value-type="float">
            <text:p>102.199996948242</text:p>
          </table:table-cell>
          <table:table-cell office:value-type="float" office:value="157861" calcext:value-type="float">
            <text:p>157861</text:p>
          </table:table-cell>
          <table:table-cell office:value-type="string" calcext:value-type="string">
            <text:p>ONGC.NS</text:p>
          </table:table-cell>
          <table:table-cell/>
        </table:table-row>
        <table:table-row table:style-name="ro1">
          <table:table-cell office:value-type="string" calcext:value-type="string">
            <text:p>2021-04-23 13:30:00+05:30</text:p>
          </table:table-cell>
          <table:table-cell office:value-type="float" office:value="102.25" calcext:value-type="float">
            <text:p>102.25</text:p>
          </table:table-cell>
          <table:table-cell office:value-type="float" office:value="102.550003051758" calcext:value-type="float">
            <text:p>102.550003051758</text:p>
          </table:table-cell>
          <table:table-cell office:value-type="float" office:value="102" calcext:value-type="float">
            <text:p>102</text:p>
          </table:table-cell>
          <table:table-cell office:value-type="float" office:value="102.5" calcext:value-type="float">
            <text:p>102.5</text:p>
          </table:table-cell>
          <table:table-cell office:value-type="float" office:value="662901" calcext:value-type="float">
            <text:p>662901</text:p>
          </table:table-cell>
          <table:table-cell office:value-type="string" calcext:value-type="string">
            <text:p>ONGC.NS</text:p>
          </table:table-cell>
          <table:table-cell/>
        </table:table-row>
        <table:table-row table:style-name="ro1">
          <table:table-cell office:value-type="string" calcext:value-type="string">
            <text:p>2021-04-23 13:45:00+05:30</text:p>
          </table:table-cell>
          <table:table-cell office:value-type="float" office:value="102.5" calcext:value-type="float">
            <text:p>102.5</text:p>
          </table:table-cell>
          <table:table-cell office:value-type="float" office:value="102.699996948242" calcext:value-type="float">
            <text:p>102.699996948242</text:p>
          </table:table-cell>
          <table:table-cell office:value-type="float" office:value="102.400001525879" calcext:value-type="float">
            <text:p>102.400001525879</text:p>
          </table:table-cell>
          <table:table-cell office:value-type="float" office:value="102.699996948242" calcext:value-type="float">
            <text:p>102.699996948242</text:p>
          </table:table-cell>
          <table:table-cell office:value-type="float" office:value="434548" calcext:value-type="float">
            <text:p>434548</text:p>
          </table:table-cell>
          <table:table-cell office:value-type="string" calcext:value-type="string">
            <text:p>ONGC.NS</text:p>
          </table:table-cell>
          <table:table-cell/>
        </table:table-row>
        <table:table-row table:style-name="ro1">
          <table:table-cell office:value-type="string" calcext:value-type="string">
            <text:p>2021-04-23 14:00:00+05:30</text:p>
          </table:table-cell>
          <table:table-cell office:value-type="float" office:value="102.699996948242" calcext:value-type="float">
            <text:p>102.699996948242</text:p>
          </table:table-cell>
          <table:table-cell office:value-type="float" office:value="102.949996948242" calcext:value-type="float">
            <text:p>102.949996948242</text:p>
          </table:table-cell>
          <table:table-cell table:number-columns-repeated="2" office:value-type="float" office:value="102.650001525879" calcext:value-type="float">
            <text:p>102.650001525879</text:p>
          </table:table-cell>
          <table:table-cell office:value-type="float" office:value="332093" calcext:value-type="float">
            <text:p>332093</text:p>
          </table:table-cell>
          <table:table-cell office:value-type="string" calcext:value-type="string">
            <text:p>ONGC.NS</text:p>
          </table:table-cell>
          <table:table-cell/>
        </table:table-row>
        <table:table-row table:style-name="ro1">
          <table:table-cell office:value-type="string" calcext:value-type="string">
            <text:p>2021-04-23 14:15:00+05:30</text:p>
          </table:table-cell>
          <table:table-cell office:value-type="float" office:value="102.599998474121" calcext:value-type="float">
            <text:p>102.599998474121</text:p>
          </table:table-cell>
          <table:table-cell office:value-type="float" office:value="102.800003051758" calcext:value-type="float">
            <text:p>102.800003051758</text:p>
          </table:table-cell>
          <table:table-cell table:number-columns-repeated="2" office:value-type="float" office:value="102.199996948242" calcext:value-type="float">
            <text:p>102.199996948242</text:p>
          </table:table-cell>
          <table:table-cell office:value-type="float" office:value="434241" calcext:value-type="float">
            <text:p>434241</text:p>
          </table:table-cell>
          <table:table-cell office:value-type="string" calcext:value-type="string">
            <text:p>ONGC.NS</text:p>
          </table:table-cell>
          <table:table-cell/>
        </table:table-row>
        <table:table-row table:style-name="ro1">
          <table:table-cell office:value-type="string" calcext:value-type="string">
            <text:p>2021-04-23 14:30:00+05:30</text:p>
          </table:table-cell>
          <table:table-cell office:value-type="float" office:value="102.25" calcext:value-type="float">
            <text:p>102.25</text:p>
          </table:table-cell>
          <table:table-cell office:value-type="float" office:value="102.300003051758" calcext:value-type="float">
            <text:p>102.300003051758</text:p>
          </table:table-cell>
          <table:table-cell office:value-type="float" office:value="101.699996948242" calcext:value-type="float">
            <text:p>101.699996948242</text:p>
          </table:table-cell>
          <table:table-cell office:value-type="float" office:value="101.800003051758" calcext:value-type="float">
            <text:p>101.800003051758</text:p>
          </table:table-cell>
          <table:table-cell office:value-type="float" office:value="869132" calcext:value-type="float">
            <text:p>869132</text:p>
          </table:table-cell>
          <table:table-cell office:value-type="string" calcext:value-type="string">
            <text:p>ONGC.NS</text:p>
          </table:table-cell>
          <table:table-cell/>
        </table:table-row>
        <table:table-row table:style-name="ro1">
          <table:table-cell office:value-type="string" calcext:value-type="string">
            <text:p>2021-04-23 14:45:00+05:30</text:p>
          </table:table-cell>
          <table:table-cell office:value-type="float" office:value="101.75" calcext:value-type="float">
            <text:p>101.75</text:p>
          </table:table-cell>
          <table:table-cell office:value-type="float" office:value="102.150001525879" calcext:value-type="float">
            <text:p>102.150001525879</text:p>
          </table:table-cell>
          <table:table-cell office:value-type="float" office:value="101.650001525879" calcext:value-type="float">
            <text:p>101.650001525879</text:p>
          </table:table-cell>
          <table:table-cell office:value-type="float" office:value="101.949996948242" calcext:value-type="float">
            <text:p>101.949996948242</text:p>
          </table:table-cell>
          <table:table-cell office:value-type="float" office:value="616170" calcext:value-type="float">
            <text:p>616170</text:p>
          </table:table-cell>
          <table:table-cell office:value-type="string" calcext:value-type="string">
            <text:p>ONGC.NS</text:p>
          </table:table-cell>
          <table:table-cell/>
        </table:table-row>
        <table:table-row table:style-name="ro1">
          <table:table-cell office:value-type="string" calcext:value-type="string">
            <text:p>2021-04-23 15:00:00+05:30</text:p>
          </table:table-cell>
          <table:table-cell office:value-type="float" office:value="101.849998474121" calcext:value-type="float">
            <text:p>101.849998474121</text:p>
          </table:table-cell>
          <table:table-cell office:value-type="float" office:value="102.400001525879" calcext:value-type="float">
            <text:p>102.400001525879</text:p>
          </table:table-cell>
          <table:table-cell office:value-type="float" office:value="101.849998474121" calcext:value-type="float">
            <text:p>101.849998474121</text:p>
          </table:table-cell>
          <table:table-cell office:value-type="float" office:value="102.349998474121" calcext:value-type="float">
            <text:p>102.349998474121</text:p>
          </table:table-cell>
          <table:table-cell office:value-type="float" office:value="858224" calcext:value-type="float">
            <text:p>858224</text:p>
          </table:table-cell>
          <table:table-cell office:value-type="string" calcext:value-type="string">
            <text:p>ONGC.NS</text:p>
          </table:table-cell>
          <table:table-cell/>
        </table:table-row>
        <table:table-row table:style-name="ro1">
          <table:table-cell office:value-type="string" calcext:value-type="string">
            <text:p>2021-04-23 15:15:00+05:30</text:p>
          </table:table-cell>
          <table:table-cell office:value-type="float" office:value="102.349998474121" calcext:value-type="float">
            <text:p>102.349998474121</text:p>
          </table:table-cell>
          <table:table-cell office:value-type="float" office:value="102.800003051758" calcext:value-type="float">
            <text:p>102.800003051758</text:p>
          </table:table-cell>
          <table:table-cell office:value-type="float" office:value="102.25" calcext:value-type="float">
            <text:p>102.25</text:p>
          </table:table-cell>
          <table:table-cell office:value-type="float" office:value="102.599998474121" calcext:value-type="float">
            <text:p>102.599998474121</text:p>
          </table:table-cell>
          <table:table-cell office:value-type="float" office:value="1157509" calcext:value-type="float">
            <text:p>1157509</text:p>
          </table:table-cell>
          <table:table-cell office:value-type="string" calcext:value-type="string">
            <text:p>ONGC.NS</text:p>
          </table:table-cell>
          <table:table-cell/>
        </table:table-row>
        <table:table-row table:style-name="ro1">
          <table:table-cell office:value-type="string" calcext:value-type="string">
            <text:p>2021-04-23 09:15:00+05:30</text:p>
          </table:table-cell>
          <table:table-cell office:value-type="float" office:value="204.050003051758" calcext:value-type="float">
            <text:p>204.050003051758</text:p>
          </table:table-cell>
          <table:table-cell office:value-type="float" office:value="211.899993896484" calcext:value-type="float">
            <text:p>211.899993896484</text:p>
          </table:table-cell>
          <table:table-cell office:value-type="float" office:value="204.050003051758" calcext:value-type="float">
            <text:p>204.050003051758</text:p>
          </table:table-cell>
          <table:table-cell office:value-type="float" office:value="210.800003051758" calcext:value-type="float">
            <text:p>210.800003051758</text:p>
          </table:table-cell>
          <table:table-cell office:value-type="float" office:value="3232419" calcext:value-type="float">
            <text:p>3232419</text:p>
          </table:table-cell>
          <table:table-cell office:value-type="string" calcext:value-type="string">
            <text:p>POWERGRID.NS</text:p>
          </table:table-cell>
          <table:table-cell table:style-name="ce1" table:formula="of:=([.C877]-[.D877])/[.D877]*100" office:value-type="float" office:value="3.84709175561021" calcext:value-type="float">
            <text:p>3.85</text:p>
          </table:table-cell>
        </table:table-row>
        <table:table-row table:style-name="ro1">
          <table:table-cell office:value-type="string" calcext:value-type="string">
            <text:p>2021-04-23 09:30:00+05:30</text:p>
          </table:table-cell>
          <table:table-cell office:value-type="float" office:value="210.800003051758" calcext:value-type="float">
            <text:p>210.800003051758</text:p>
          </table:table-cell>
          <table:table-cell office:value-type="float" office:value="212.850006103516" calcext:value-type="float">
            <text:p>212.850006103516</text:p>
          </table:table-cell>
          <table:table-cell office:value-type="float" office:value="210.5" calcext:value-type="float">
            <text:p>210.5</text:p>
          </table:table-cell>
          <table:table-cell office:value-type="float" office:value="212.600006103516" calcext:value-type="float">
            <text:p>212.600006103516</text:p>
          </table:table-cell>
          <table:table-cell office:value-type="float" office:value="2665561" calcext:value-type="float">
            <text:p>2665561</text:p>
          </table:table-cell>
          <table:table-cell office:value-type="string" calcext:value-type="string">
            <text:p>POWERGRID.NS</text:p>
          </table:table-cell>
          <table:table-cell/>
        </table:table-row>
        <table:table-row table:style-name="ro1">
          <table:table-cell office:value-type="string" calcext:value-type="string">
            <text:p>2021-04-23 09:45:00+05:30</text:p>
          </table:table-cell>
          <table:table-cell table:number-columns-repeated="2" office:value-type="float" office:value="212.699996948242" calcext:value-type="float">
            <text:p>212.699996948242</text:p>
          </table:table-cell>
          <table:table-cell office:value-type="float" office:value="211.100006103516" calcext:value-type="float">
            <text:p>211.100006103516</text:p>
          </table:table-cell>
          <table:table-cell office:value-type="float" office:value="211.449996948242" calcext:value-type="float">
            <text:p>211.449996948242</text:p>
          </table:table-cell>
          <table:table-cell office:value-type="float" office:value="1399381" calcext:value-type="float">
            <text:p>1399381</text:p>
          </table:table-cell>
          <table:table-cell office:value-type="string" calcext:value-type="string">
            <text:p>POWERGRID.NS</text:p>
          </table:table-cell>
          <table:table-cell/>
        </table:table-row>
        <table:table-row table:style-name="ro1">
          <table:table-cell office:value-type="string" calcext:value-type="string">
            <text:p>2021-04-23 10:00:00+05:30</text:p>
          </table:table-cell>
          <table:table-cell office:value-type="float" office:value="211.399993896484" calcext:value-type="float">
            <text:p>211.399993896484</text:p>
          </table:table-cell>
          <table:table-cell office:value-type="float" office:value="212.199996948242" calcext:value-type="float">
            <text:p>212.199996948242</text:p>
          </table:table-cell>
          <table:table-cell office:value-type="float" office:value="210" calcext:value-type="float">
            <text:p>210</text:p>
          </table:table-cell>
          <table:table-cell office:value-type="float" office:value="211.600006103516" calcext:value-type="float">
            <text:p>211.600006103516</text:p>
          </table:table-cell>
          <table:table-cell office:value-type="float" office:value="1670234" calcext:value-type="float">
            <text:p>1670234</text:p>
          </table:table-cell>
          <table:table-cell office:value-type="string" calcext:value-type="string">
            <text:p>POWERGRID.NS</text:p>
          </table:table-cell>
          <table:table-cell/>
        </table:table-row>
        <table:table-row table:style-name="ro1">
          <table:table-cell office:value-type="string" calcext:value-type="string">
            <text:p>2021-04-23 10:15:00+05:30</text:p>
          </table:table-cell>
          <table:table-cell office:value-type="float" office:value="211.600006103516" calcext:value-type="float">
            <text:p>211.600006103516</text:p>
          </table:table-cell>
          <table:table-cell office:value-type="float" office:value="212" calcext:value-type="float">
            <text:p>212</text:p>
          </table:table-cell>
          <table:table-cell office:value-type="float" office:value="211.300003051758" calcext:value-type="float">
            <text:p>211.300003051758</text:p>
          </table:table-cell>
          <table:table-cell office:value-type="float" office:value="211.699996948242" calcext:value-type="float">
            <text:p>211.699996948242</text:p>
          </table:table-cell>
          <table:table-cell office:value-type="float" office:value="539669" calcext:value-type="float">
            <text:p>539669</text:p>
          </table:table-cell>
          <table:table-cell office:value-type="string" calcext:value-type="string">
            <text:p>POWERGRID.NS</text:p>
          </table:table-cell>
          <table:table-cell/>
        </table:table-row>
        <table:table-row table:style-name="ro1">
          <table:table-cell office:value-type="string" calcext:value-type="string">
            <text:p>2021-04-23 10:30:00+05:30</text:p>
          </table:table-cell>
          <table:table-cell office:value-type="float" office:value="211.699996948242" calcext:value-type="float">
            <text:p>211.699996948242</text:p>
          </table:table-cell>
          <table:table-cell office:value-type="float" office:value="212" calcext:value-type="float">
            <text:p>212</text:p>
          </table:table-cell>
          <table:table-cell office:value-type="float" office:value="211.199996948242" calcext:value-type="float">
            <text:p>211.199996948242</text:p>
          </table:table-cell>
          <table:table-cell office:value-type="float" office:value="211.850006103516" calcext:value-type="float">
            <text:p>211.850006103516</text:p>
          </table:table-cell>
          <table:table-cell office:value-type="float" office:value="631801" calcext:value-type="float">
            <text:p>631801</text:p>
          </table:table-cell>
          <table:table-cell office:value-type="string" calcext:value-type="string">
            <text:p>POWERGRID.NS</text:p>
          </table:table-cell>
          <table:table-cell/>
        </table:table-row>
        <table:table-row table:style-name="ro1">
          <table:table-cell office:value-type="string" calcext:value-type="string">
            <text:p>2021-04-23 10:45:00+05:30</text:p>
          </table:table-cell>
          <table:table-cell office:value-type="float" office:value="211.800003051758" calcext:value-type="float">
            <text:p>211.800003051758</text:p>
          </table:table-cell>
          <table:table-cell office:value-type="float" office:value="211.899993896484" calcext:value-type="float">
            <text:p>211.899993896484</text:p>
          </table:table-cell>
          <table:table-cell office:value-type="float" office:value="211.5" calcext:value-type="float">
            <text:p>211.5</text:p>
          </table:table-cell>
          <table:table-cell office:value-type="float" office:value="211.899993896484" calcext:value-type="float">
            <text:p>211.899993896484</text:p>
          </table:table-cell>
          <table:table-cell office:value-type="float" office:value="313613" calcext:value-type="float">
            <text:p>313613</text:p>
          </table:table-cell>
          <table:table-cell office:value-type="string" calcext:value-type="string">
            <text:p>POWERGRID.NS</text:p>
          </table:table-cell>
          <table:table-cell/>
        </table:table-row>
        <table:table-row table:style-name="ro1">
          <table:table-cell office:value-type="string" calcext:value-type="string">
            <text:p>2021-04-23 11:00:00+05:30</text:p>
          </table:table-cell>
          <table:table-cell office:value-type="float" office:value="211.899993896484" calcext:value-type="float">
            <text:p>211.899993896484</text:p>
          </table:table-cell>
          <table:table-cell office:value-type="float" office:value="212.5" calcext:value-type="float">
            <text:p>212.5</text:p>
          </table:table-cell>
          <table:table-cell office:value-type="float" office:value="211.850006103516" calcext:value-type="float">
            <text:p>211.850006103516</text:p>
          </table:table-cell>
          <table:table-cell office:value-type="float" office:value="212.149993896484" calcext:value-type="float">
            <text:p>212.149993896484</text:p>
          </table:table-cell>
          <table:table-cell office:value-type="float" office:value="840421" calcext:value-type="float">
            <text:p>840421</text:p>
          </table:table-cell>
          <table:table-cell office:value-type="string" calcext:value-type="string">
            <text:p>POWERGRID.NS</text:p>
          </table:table-cell>
          <table:table-cell/>
        </table:table-row>
        <table:table-row table:style-name="ro1">
          <table:table-cell office:value-type="string" calcext:value-type="string">
            <text:p>2021-04-23 11:15:00+05:30</text:p>
          </table:table-cell>
          <table:table-cell office:value-type="float" office:value="212.100006103516" calcext:value-type="float">
            <text:p>212.100006103516</text:p>
          </table:table-cell>
          <table:table-cell office:value-type="float" office:value="212.199996948242" calcext:value-type="float">
            <text:p>212.199996948242</text:p>
          </table:table-cell>
          <table:table-cell office:value-type="float" office:value="211.600006103516" calcext:value-type="float">
            <text:p>211.600006103516</text:p>
          </table:table-cell>
          <table:table-cell office:value-type="float" office:value="212" calcext:value-type="float">
            <text:p>212</text:p>
          </table:table-cell>
          <table:table-cell office:value-type="float" office:value="380306" calcext:value-type="float">
            <text:p>380306</text:p>
          </table:table-cell>
          <table:table-cell office:value-type="string" calcext:value-type="string">
            <text:p>POWERGRID.NS</text:p>
          </table:table-cell>
          <table:table-cell/>
        </table:table-row>
        <table:table-row table:style-name="ro1">
          <table:table-cell office:value-type="string" calcext:value-type="string">
            <text:p>2021-04-23 11:30:00+05:30</text:p>
          </table:table-cell>
          <table:table-cell office:value-type="float" office:value="211.899993896484" calcext:value-type="float">
            <text:p>211.899993896484</text:p>
          </table:table-cell>
          <table:table-cell office:value-type="float" office:value="212.300003051758" calcext:value-type="float">
            <text:p>212.300003051758</text:p>
          </table:table-cell>
          <table:table-cell office:value-type="float" office:value="211.800003051758" calcext:value-type="float">
            <text:p>211.800003051758</text:p>
          </table:table-cell>
          <table:table-cell office:value-type="float" office:value="212.25" calcext:value-type="float">
            <text:p>212.25</text:p>
          </table:table-cell>
          <table:table-cell office:value-type="float" office:value="289964" calcext:value-type="float">
            <text:p>289964</text:p>
          </table:table-cell>
          <table:table-cell office:value-type="string" calcext:value-type="string">
            <text:p>POWERGRID.NS</text:p>
          </table:table-cell>
          <table:table-cell/>
        </table:table-row>
        <table:table-row table:style-name="ro1">
          <table:table-cell office:value-type="string" calcext:value-type="string">
            <text:p>2021-04-23 11:45:00+05:30</text:p>
          </table:table-cell>
          <table:table-cell office:value-type="float" office:value="212.25" calcext:value-type="float">
            <text:p>212.25</text:p>
          </table:table-cell>
          <table:table-cell office:value-type="float" office:value="212.300003051758" calcext:value-type="float">
            <text:p>212.300003051758</text:p>
          </table:table-cell>
          <table:table-cell office:value-type="float" office:value="211.800003051758" calcext:value-type="float">
            <text:p>211.800003051758</text:p>
          </table:table-cell>
          <table:table-cell office:value-type="float" office:value="211.899993896484" calcext:value-type="float">
            <text:p>211.899993896484</text:p>
          </table:table-cell>
          <table:table-cell office:value-type="float" office:value="277303" calcext:value-type="float">
            <text:p>277303</text:p>
          </table:table-cell>
          <table:table-cell office:value-type="string" calcext:value-type="string">
            <text:p>POWERGRID.NS</text:p>
          </table:table-cell>
          <table:table-cell/>
        </table:table-row>
        <table:table-row table:style-name="ro1">
          <table:table-cell office:value-type="string" calcext:value-type="string">
            <text:p>2021-04-23 12:00:00+05:30</text:p>
          </table:table-cell>
          <table:table-cell office:value-type="float" office:value="211.899993896484" calcext:value-type="float">
            <text:p>211.899993896484</text:p>
          </table:table-cell>
          <table:table-cell office:value-type="float" office:value="212.149993896484" calcext:value-type="float">
            <text:p>212.149993896484</text:p>
          </table:table-cell>
          <table:table-cell office:value-type="float" office:value="211.75" calcext:value-type="float">
            <text:p>211.75</text:p>
          </table:table-cell>
          <table:table-cell office:value-type="float" office:value="211.800003051758" calcext:value-type="float">
            <text:p>211.800003051758</text:p>
          </table:table-cell>
          <table:table-cell office:value-type="float" office:value="330157" calcext:value-type="float">
            <text:p>330157</text:p>
          </table:table-cell>
          <table:table-cell office:value-type="string" calcext:value-type="string">
            <text:p>POWERGRID.NS</text:p>
          </table:table-cell>
          <table:table-cell/>
        </table:table-row>
        <table:table-row table:style-name="ro1">
          <table:table-cell office:value-type="string" calcext:value-type="string">
            <text:p>2021-04-23 12:15:00+05:30</text:p>
          </table:table-cell>
          <table:table-cell office:value-type="float" office:value="211.800003051758" calcext:value-type="float">
            <text:p>211.800003051758</text:p>
          </table:table-cell>
          <table:table-cell office:value-type="float" office:value="212" calcext:value-type="float">
            <text:p>212</text:p>
          </table:table-cell>
          <table:table-cell office:value-type="float" office:value="211.5" calcext:value-type="float">
            <text:p>211.5</text:p>
          </table:table-cell>
          <table:table-cell office:value-type="float" office:value="211.600006103516" calcext:value-type="float">
            <text:p>211.600006103516</text:p>
          </table:table-cell>
          <table:table-cell office:value-type="float" office:value="427352" calcext:value-type="float">
            <text:p>427352</text:p>
          </table:table-cell>
          <table:table-cell office:value-type="string" calcext:value-type="string">
            <text:p>POWERGRID.NS</text:p>
          </table:table-cell>
          <table:table-cell/>
        </table:table-row>
        <table:table-row table:style-name="ro1">
          <table:table-cell office:value-type="string" calcext:value-type="string">
            <text:p>2021-04-23 12:30:00+05:30</text:p>
          </table:table-cell>
          <table:table-cell office:value-type="float" office:value="211.699996948242" calcext:value-type="float">
            <text:p>211.699996948242</text:p>
          </table:table-cell>
          <table:table-cell office:value-type="float" office:value="211.800003051758" calcext:value-type="float">
            <text:p>211.800003051758</text:p>
          </table:table-cell>
          <table:table-cell office:value-type="float" office:value="211" calcext:value-type="float">
            <text:p>211</text:p>
          </table:table-cell>
          <table:table-cell office:value-type="float" office:value="211.5" calcext:value-type="float">
            <text:p>211.5</text:p>
          </table:table-cell>
          <table:table-cell office:value-type="float" office:value="610312" calcext:value-type="float">
            <text:p>610312</text:p>
          </table:table-cell>
          <table:table-cell office:value-type="string" calcext:value-type="string">
            <text:p>POWERGRID.NS</text:p>
          </table:table-cell>
          <table:table-cell/>
        </table:table-row>
        <table:table-row table:style-name="ro1">
          <table:table-cell office:value-type="string" calcext:value-type="string">
            <text:p>2021-04-23 12:45:00+05:30</text:p>
          </table:table-cell>
          <table:table-cell office:value-type="float" office:value="211.550003051758" calcext:value-type="float">
            <text:p>211.550003051758</text:p>
          </table:table-cell>
          <table:table-cell office:value-type="float" office:value="212" calcext:value-type="float">
            <text:p>212</text:p>
          </table:table-cell>
          <table:table-cell office:value-type="float" office:value="211.449996948242" calcext:value-type="float">
            <text:p>211.449996948242</text:p>
          </table:table-cell>
          <table:table-cell office:value-type="float" office:value="212" calcext:value-type="float">
            <text:p>212</text:p>
          </table:table-cell>
          <table:table-cell office:value-type="float" office:value="363765" calcext:value-type="float">
            <text:p>363765</text:p>
          </table:table-cell>
          <table:table-cell office:value-type="string" calcext:value-type="string">
            <text:p>POWERGRID.NS</text:p>
          </table:table-cell>
          <table:table-cell/>
        </table:table-row>
        <table:table-row table:style-name="ro1">
          <table:table-cell office:value-type="string" calcext:value-type="string">
            <text:p>2021-04-23 13:00:00+05:30</text:p>
          </table:table-cell>
          <table:table-cell office:value-type="float" office:value="211.949996948242" calcext:value-type="float">
            <text:p>211.949996948242</text:p>
          </table:table-cell>
          <table:table-cell office:value-type="float" office:value="212" calcext:value-type="float">
            <text:p>212</text:p>
          </table:table-cell>
          <table:table-cell office:value-type="float" office:value="211.550003051758" calcext:value-type="float">
            <text:p>211.550003051758</text:p>
          </table:table-cell>
          <table:table-cell office:value-type="float" office:value="211.649993896484" calcext:value-type="float">
            <text:p>211.649993896484</text:p>
          </table:table-cell>
          <table:table-cell office:value-type="float" office:value="950945" calcext:value-type="float">
            <text:p>950945</text:p>
          </table:table-cell>
          <table:table-cell office:value-type="string" calcext:value-type="string">
            <text:p>POWERGRID.NS</text:p>
          </table:table-cell>
          <table:table-cell/>
        </table:table-row>
        <table:table-row table:style-name="ro1">
          <table:table-cell office:value-type="string" calcext:value-type="string">
            <text:p>2021-04-23 13:15:00+05:30</text:p>
          </table:table-cell>
          <table:table-cell office:value-type="float" office:value="211.600006103516" calcext:value-type="float">
            <text:p>211.600006103516</text:p>
          </table:table-cell>
          <table:table-cell office:value-type="float" office:value="211.75" calcext:value-type="float">
            <text:p>211.75</text:p>
          </table:table-cell>
          <table:table-cell office:value-type="float" office:value="211.199996948242" calcext:value-type="float">
            <text:p>211.199996948242</text:p>
          </table:table-cell>
          <table:table-cell office:value-type="float" office:value="211.600006103516" calcext:value-type="float">
            <text:p>211.600006103516</text:p>
          </table:table-cell>
          <table:table-cell office:value-type="float" office:value="378129" calcext:value-type="float">
            <text:p>378129</text:p>
          </table:table-cell>
          <table:table-cell office:value-type="string" calcext:value-type="string">
            <text:p>POWERGRID.NS</text:p>
          </table:table-cell>
          <table:table-cell/>
        </table:table-row>
        <table:table-row table:style-name="ro1">
          <table:table-cell office:value-type="string" calcext:value-type="string">
            <text:p>2021-04-23 13:30:00+05:30</text:p>
          </table:table-cell>
          <table:table-cell office:value-type="float" office:value="211.600006103516" calcext:value-type="float">
            <text:p>211.600006103516</text:p>
          </table:table-cell>
          <table:table-cell office:value-type="float" office:value="211.649993896484" calcext:value-type="float">
            <text:p>211.649993896484</text:p>
          </table:table-cell>
          <table:table-cell office:value-type="float" office:value="210.600006103516" calcext:value-type="float">
            <text:p>210.600006103516</text:p>
          </table:table-cell>
          <table:table-cell office:value-type="float" office:value="211.300003051758" calcext:value-type="float">
            <text:p>211.300003051758</text:p>
          </table:table-cell>
          <table:table-cell office:value-type="float" office:value="468338" calcext:value-type="float">
            <text:p>468338</text:p>
          </table:table-cell>
          <table:table-cell office:value-type="string" calcext:value-type="string">
            <text:p>POWERGRID.NS</text:p>
          </table:table-cell>
          <table:table-cell/>
        </table:table-row>
        <table:table-row table:style-name="ro1">
          <table:table-cell office:value-type="string" calcext:value-type="string">
            <text:p>2021-04-23 13:45:00+05:30</text:p>
          </table:table-cell>
          <table:table-cell office:value-type="float" office:value="211.300003051758" calcext:value-type="float">
            <text:p>211.300003051758</text:p>
          </table:table-cell>
          <table:table-cell office:value-type="float" office:value="211.699996948242" calcext:value-type="float">
            <text:p>211.699996948242</text:p>
          </table:table-cell>
          <table:table-cell office:value-type="float" office:value="211.149993896484" calcext:value-type="float">
            <text:p>211.149993896484</text:p>
          </table:table-cell>
          <table:table-cell office:value-type="float" office:value="211.600006103516" calcext:value-type="float">
            <text:p>211.600006103516</text:p>
          </table:table-cell>
          <table:table-cell office:value-type="float" office:value="274574" calcext:value-type="float">
            <text:p>274574</text:p>
          </table:table-cell>
          <table:table-cell office:value-type="string" calcext:value-type="string">
            <text:p>POWERGRID.NS</text:p>
          </table:table-cell>
          <table:table-cell/>
        </table:table-row>
        <table:table-row table:style-name="ro1">
          <table:table-cell office:value-type="string" calcext:value-type="string">
            <text:p>2021-04-23 14:00:00+05:30</text:p>
          </table:table-cell>
          <table:table-cell office:value-type="float" office:value="211.600006103516" calcext:value-type="float">
            <text:p>211.600006103516</text:p>
          </table:table-cell>
          <table:table-cell office:value-type="float" office:value="211.75" calcext:value-type="float">
            <text:p>211.75</text:p>
          </table:table-cell>
          <table:table-cell office:value-type="float" office:value="211.350006103516" calcext:value-type="float">
            <text:p>211.350006103516</text:p>
          </table:table-cell>
          <table:table-cell office:value-type="float" office:value="211.600006103516" calcext:value-type="float">
            <text:p>211.600006103516</text:p>
          </table:table-cell>
          <table:table-cell office:value-type="float" office:value="263076" calcext:value-type="float">
            <text:p>263076</text:p>
          </table:table-cell>
          <table:table-cell office:value-type="string" calcext:value-type="string">
            <text:p>POWERGRID.NS</text:p>
          </table:table-cell>
          <table:table-cell/>
        </table:table-row>
        <table:table-row table:style-name="ro1">
          <table:table-cell office:value-type="string" calcext:value-type="string">
            <text:p>2021-04-23 14:15:00+05:30</text:p>
          </table:table-cell>
          <table:table-cell office:value-type="float" office:value="211.649993896484" calcext:value-type="float">
            <text:p>211.649993896484</text:p>
          </table:table-cell>
          <table:table-cell office:value-type="float" office:value="211.699996948242" calcext:value-type="float">
            <text:p>211.699996948242</text:p>
          </table:table-cell>
          <table:table-cell office:value-type="float" office:value="211.050003051758" calcext:value-type="float">
            <text:p>211.050003051758</text:p>
          </table:table-cell>
          <table:table-cell office:value-type="float" office:value="211.199996948242" calcext:value-type="float">
            <text:p>211.199996948242</text:p>
          </table:table-cell>
          <table:table-cell office:value-type="float" office:value="438255" calcext:value-type="float">
            <text:p>438255</text:p>
          </table:table-cell>
          <table:table-cell office:value-type="string" calcext:value-type="string">
            <text:p>POWERGRID.NS</text:p>
          </table:table-cell>
          <table:table-cell/>
        </table:table-row>
        <table:table-row table:style-name="ro1">
          <table:table-cell office:value-type="string" calcext:value-type="string">
            <text:p>2021-04-23 14:30:00+05:30</text:p>
          </table:table-cell>
          <table:table-cell office:value-type="float" office:value="211.149993896484" calcext:value-type="float">
            <text:p>211.149993896484</text:p>
          </table:table-cell>
          <table:table-cell office:value-type="float" office:value="211.449996948242" calcext:value-type="float">
            <text:p>211.449996948242</text:p>
          </table:table-cell>
          <table:table-cell office:value-type="float" office:value="210.300003051758" calcext:value-type="float">
            <text:p>210.300003051758</text:p>
          </table:table-cell>
          <table:table-cell office:value-type="float" office:value="210.399993896484" calcext:value-type="float">
            <text:p>210.399993896484</text:p>
          </table:table-cell>
          <table:table-cell office:value-type="float" office:value="847226" calcext:value-type="float">
            <text:p>847226</text:p>
          </table:table-cell>
          <table:table-cell office:value-type="string" calcext:value-type="string">
            <text:p>POWERGRID.NS</text:p>
          </table:table-cell>
          <table:table-cell/>
        </table:table-row>
        <table:table-row table:style-name="ro1">
          <table:table-cell office:value-type="string" calcext:value-type="string">
            <text:p>2021-04-23 14:45:00+05:30</text:p>
          </table:table-cell>
          <table:table-cell office:value-type="float" office:value="210.399993896484" calcext:value-type="float">
            <text:p>210.399993896484</text:p>
          </table:table-cell>
          <table:table-cell office:value-type="float" office:value="211.649993896484" calcext:value-type="float">
            <text:p>211.649993896484</text:p>
          </table:table-cell>
          <table:table-cell office:value-type="float" office:value="210.199996948242" calcext:value-type="float">
            <text:p>210.199996948242</text:p>
          </table:table-cell>
          <table:table-cell office:value-type="float" office:value="211.300003051758" calcext:value-type="float">
            <text:p>211.300003051758</text:p>
          </table:table-cell>
          <table:table-cell office:value-type="float" office:value="700268" calcext:value-type="float">
            <text:p>700268</text:p>
          </table:table-cell>
          <table:table-cell office:value-type="string" calcext:value-type="string">
            <text:p>POWERGRID.NS</text:p>
          </table:table-cell>
          <table:table-cell/>
        </table:table-row>
        <table:table-row table:style-name="ro1">
          <table:table-cell office:value-type="string" calcext:value-type="string">
            <text:p>2021-04-23 15:00:00+05:30</text:p>
          </table:table-cell>
          <table:table-cell office:value-type="float" office:value="211.199996948242" calcext:value-type="float">
            <text:p>211.199996948242</text:p>
          </table:table-cell>
          <table:table-cell office:value-type="float" office:value="211.649993896484" calcext:value-type="float">
            <text:p>211.649993896484</text:p>
          </table:table-cell>
          <table:table-cell office:value-type="float" office:value="210.899993896484" calcext:value-type="float">
            <text:p>210.899993896484</text:p>
          </table:table-cell>
          <table:table-cell office:value-type="float" office:value="211.25" calcext:value-type="float">
            <text:p>211.25</text:p>
          </table:table-cell>
          <table:table-cell office:value-type="float" office:value="1263282" calcext:value-type="float">
            <text:p>1263282</text:p>
          </table:table-cell>
          <table:table-cell office:value-type="string" calcext:value-type="string">
            <text:p>POWERGRID.NS</text:p>
          </table:table-cell>
          <table:table-cell/>
        </table:table-row>
        <table:table-row table:style-name="ro1">
          <table:table-cell office:value-type="string" calcext:value-type="string">
            <text:p>2021-04-23 15:15:00+05:30</text:p>
          </table:table-cell>
          <table:table-cell office:value-type="float" office:value="211" calcext:value-type="float">
            <text:p>211</text:p>
          </table:table-cell>
          <table:table-cell office:value-type="float" office:value="211.699996948242" calcext:value-type="float">
            <text:p>211.699996948242</text:p>
          </table:table-cell>
          <table:table-cell office:value-type="float" office:value="210.550003051758" calcext:value-type="float">
            <text:p>210.550003051758</text:p>
          </table:table-cell>
          <table:table-cell office:value-type="float" office:value="210.899993896484" calcext:value-type="float">
            <text:p>210.899993896484</text:p>
          </table:table-cell>
          <table:table-cell office:value-type="float" office:value="1637914" calcext:value-type="float">
            <text:p>1637914</text:p>
          </table:table-cell>
          <table:table-cell office:value-type="string" calcext:value-type="string">
            <text:p>POWERGRID.NS</text:p>
          </table:table-cell>
          <table:table-cell/>
        </table:table-row>
        <table:table-row table:style-name="ro1">
          <table:table-cell office:value-type="string" calcext:value-type="string">
            <text:p>2021-04-23 09:15:00+05:30</text:p>
          </table:table-cell>
          <table:table-cell office:value-type="float" office:value="1903.94995117187" calcext:value-type="float">
            <text:p>1903.94995117187</text:p>
          </table:table-cell>
          <table:table-cell office:value-type="float" office:value="1918.59997558594" calcext:value-type="float">
            <text:p>1918.59997558594</text:p>
          </table:table-cell>
          <table:table-cell office:value-type="float" office:value="1902" calcext:value-type="float">
            <text:p>1902</text:p>
          </table:table-cell>
          <table:table-cell office:value-type="float" office:value="1909.75" calcext:value-type="float">
            <text:p>1909.75</text:p>
          </table:table-cell>
          <table:table-cell office:value-type="float" office:value="323957" calcext:value-type="float">
            <text:p>323957</text:p>
          </table:table-cell>
          <table:table-cell office:value-type="string" calcext:value-type="string">
            <text:p>RELIANCE.NS</text:p>
          </table:table-cell>
          <table:table-cell table:style-name="ce1" table:formula="of:=([.C902]-[.D902])/[.D902]*100" office:value-type="float" office:value="0.872764226389984" calcext:value-type="float">
            <text:p>0.87</text:p>
          </table:table-cell>
        </table:table-row>
        <table:table-row table:style-name="ro1">
          <table:table-cell office:value-type="string" calcext:value-type="string">
            <text:p>2021-04-23 09:30:00+05:30</text:p>
          </table:table-cell>
          <table:table-cell office:value-type="float" office:value="1909.09997558594" calcext:value-type="float">
            <text:p>1909.09997558594</text:p>
          </table:table-cell>
          <table:table-cell office:value-type="float" office:value="1913.25" calcext:value-type="float">
            <text:p>1913.25</text:p>
          </table:table-cell>
          <table:table-cell office:value-type="float" office:value="1907.19995117188" calcext:value-type="float">
            <text:p>1907.19995117188</text:p>
          </table:table-cell>
          <table:table-cell office:value-type="float" office:value="1909.80004882813" calcext:value-type="float">
            <text:p>1909.80004882813</text:p>
          </table:table-cell>
          <table:table-cell office:value-type="float" office:value="172015" calcext:value-type="float">
            <text:p>172015</text:p>
          </table:table-cell>
          <table:table-cell office:value-type="string" calcext:value-type="string">
            <text:p>RELIANCE.NS</text:p>
          </table:table-cell>
          <table:table-cell/>
        </table:table-row>
        <table:table-row table:style-name="ro1">
          <table:table-cell office:value-type="string" calcext:value-type="string">
            <text:p>2021-04-23 09:45:00+05:30</text:p>
          </table:table-cell>
          <table:table-cell office:value-type="float" office:value="1910" calcext:value-type="float">
            <text:p>1910</text:p>
          </table:table-cell>
          <table:table-cell office:value-type="float" office:value="1910.80004882813" calcext:value-type="float">
            <text:p>1910.80004882813</text:p>
          </table:table-cell>
          <table:table-cell office:value-type="float" office:value="1900.15002441406" calcext:value-type="float">
            <text:p>1900.15002441406</text:p>
          </table:table-cell>
          <table:table-cell office:value-type="float" office:value="1903" calcext:value-type="float">
            <text:p>1903</text:p>
          </table:table-cell>
          <table:table-cell office:value-type="float" office:value="212716" calcext:value-type="float">
            <text:p>212716</text:p>
          </table:table-cell>
          <table:table-cell office:value-type="string" calcext:value-type="string">
            <text:p>RELIANCE.NS</text:p>
          </table:table-cell>
          <table:table-cell/>
        </table:table-row>
        <table:table-row table:style-name="ro1">
          <table:table-cell office:value-type="string" calcext:value-type="string">
            <text:p>2021-04-23 10:00:00+05:30</text:p>
          </table:table-cell>
          <table:table-cell office:value-type="float" office:value="1903" calcext:value-type="float">
            <text:p>1903</text:p>
          </table:table-cell>
          <table:table-cell office:value-type="float" office:value="1908.90002441406" calcext:value-type="float">
            <text:p>1908.90002441406</text:p>
          </table:table-cell>
          <table:table-cell office:value-type="float" office:value="1901.55004882813" calcext:value-type="float">
            <text:p>1901.55004882813</text:p>
          </table:table-cell>
          <table:table-cell office:value-type="float" office:value="1907.05004882813" calcext:value-type="float">
            <text:p>1907.05004882813</text:p>
          </table:table-cell>
          <table:table-cell office:value-type="float" office:value="179126" calcext:value-type="float">
            <text:p>179126</text:p>
          </table:table-cell>
          <table:table-cell office:value-type="string" calcext:value-type="string">
            <text:p>RELIANCE.NS</text:p>
          </table:table-cell>
          <table:table-cell/>
        </table:table-row>
        <table:table-row table:style-name="ro1">
          <table:table-cell office:value-type="string" calcext:value-type="string">
            <text:p>2021-04-23 10:15:00+05:30</text:p>
          </table:table-cell>
          <table:table-cell office:value-type="float" office:value="1907" calcext:value-type="float">
            <text:p>1907</text:p>
          </table:table-cell>
          <table:table-cell office:value-type="float" office:value="1913.94995117187" calcext:value-type="float">
            <text:p>1913.94995117187</text:p>
          </table:table-cell>
          <table:table-cell office:value-type="float" office:value="1906.30004882813" calcext:value-type="float">
            <text:p>1906.30004882813</text:p>
          </table:table-cell>
          <table:table-cell office:value-type="float" office:value="1912.25" calcext:value-type="float">
            <text:p>1912.25</text:p>
          </table:table-cell>
          <table:table-cell office:value-type="float" office:value="190995" calcext:value-type="float">
            <text:p>190995</text:p>
          </table:table-cell>
          <table:table-cell office:value-type="string" calcext:value-type="string">
            <text:p>RELIANCE.NS</text:p>
          </table:table-cell>
          <table:table-cell/>
        </table:table-row>
        <table:table-row table:style-name="ro1">
          <table:table-cell office:value-type="string" calcext:value-type="string">
            <text:p>2021-04-23 10:30:00+05:30</text:p>
          </table:table-cell>
          <table:table-cell office:value-type="float" office:value="1912.80004882812" calcext:value-type="float">
            <text:p>1912.80004882812</text:p>
          </table:table-cell>
          <table:table-cell office:value-type="float" office:value="1915.84997558594" calcext:value-type="float">
            <text:p>1915.84997558594</text:p>
          </table:table-cell>
          <table:table-cell office:value-type="float" office:value="1909.25" calcext:value-type="float">
            <text:p>1909.25</text:p>
          </table:table-cell>
          <table:table-cell office:value-type="float" office:value="1912" calcext:value-type="float">
            <text:p>1912</text:p>
          </table:table-cell>
          <table:table-cell office:value-type="float" office:value="208127" calcext:value-type="float">
            <text:p>208127</text:p>
          </table:table-cell>
          <table:table-cell office:value-type="string" calcext:value-type="string">
            <text:p>RELIANCE.NS</text:p>
          </table:table-cell>
          <table:table-cell/>
        </table:table-row>
        <table:table-row table:style-name="ro1">
          <table:table-cell office:value-type="string" calcext:value-type="string">
            <text:p>2021-04-23 10:45:00+05:30</text:p>
          </table:table-cell>
          <table:table-cell office:value-type="float" office:value="1911.80004882813" calcext:value-type="float">
            <text:p>1911.80004882813</text:p>
          </table:table-cell>
          <table:table-cell office:value-type="float" office:value="1912" calcext:value-type="float">
            <text:p>1912</text:p>
          </table:table-cell>
          <table:table-cell office:value-type="float" office:value="1905.05004882813" calcext:value-type="float">
            <text:p>1905.05004882813</text:p>
          </table:table-cell>
          <table:table-cell office:value-type="float" office:value="1907.25" calcext:value-type="float">
            <text:p>1907.25</text:p>
          </table:table-cell>
          <table:table-cell office:value-type="float" office:value="139688" calcext:value-type="float">
            <text:p>139688</text:p>
          </table:table-cell>
          <table:table-cell office:value-type="string" calcext:value-type="string">
            <text:p>RELIANCE.NS</text:p>
          </table:table-cell>
          <table:table-cell/>
        </table:table-row>
        <table:table-row table:style-name="ro1">
          <table:table-cell office:value-type="string" calcext:value-type="string">
            <text:p>2021-04-23 11:00:00+05:30</text:p>
          </table:table-cell>
          <table:table-cell office:value-type="float" office:value="1907.59997558594" calcext:value-type="float">
            <text:p>1907.59997558594</text:p>
          </table:table-cell>
          <table:table-cell office:value-type="float" office:value="1913.69995117188" calcext:value-type="float">
            <text:p>1913.69995117188</text:p>
          </table:table-cell>
          <table:table-cell office:value-type="float" office:value="1907.19995117188" calcext:value-type="float">
            <text:p>1907.19995117188</text:p>
          </table:table-cell>
          <table:table-cell office:value-type="float" office:value="1912.25" calcext:value-type="float">
            <text:p>1912.25</text:p>
          </table:table-cell>
          <table:table-cell office:value-type="float" office:value="193512" calcext:value-type="float">
            <text:p>193512</text:p>
          </table:table-cell>
          <table:table-cell office:value-type="string" calcext:value-type="string">
            <text:p>RELIANCE.NS</text:p>
          </table:table-cell>
          <table:table-cell/>
        </table:table-row>
        <table:table-row table:style-name="ro1">
          <table:table-cell office:value-type="string" calcext:value-type="string">
            <text:p>2021-04-23 11:15:00+05:30</text:p>
          </table:table-cell>
          <table:table-cell office:value-type="float" office:value="1912.25" calcext:value-type="float">
            <text:p>1912.25</text:p>
          </table:table-cell>
          <table:table-cell office:value-type="float" office:value="1913" calcext:value-type="float">
            <text:p>1913</text:p>
          </table:table-cell>
          <table:table-cell office:value-type="float" office:value="1909" calcext:value-type="float">
            <text:p>1909</text:p>
          </table:table-cell>
          <table:table-cell office:value-type="float" office:value="1910" calcext:value-type="float">
            <text:p>1910</text:p>
          </table:table-cell>
          <table:table-cell office:value-type="float" office:value="89245" calcext:value-type="float">
            <text:p>89245</text:p>
          </table:table-cell>
          <table:table-cell office:value-type="string" calcext:value-type="string">
            <text:p>RELIANCE.NS</text:p>
          </table:table-cell>
          <table:table-cell/>
        </table:table-row>
        <table:table-row table:style-name="ro1">
          <table:table-cell office:value-type="string" calcext:value-type="string">
            <text:p>2021-04-23 11:30:00+05:30</text:p>
          </table:table-cell>
          <table:table-cell office:value-type="float" office:value="1910.25" calcext:value-type="float">
            <text:p>1910.25</text:p>
          </table:table-cell>
          <table:table-cell office:value-type="float" office:value="1911.94995117188" calcext:value-type="float">
            <text:p>1911.94995117188</text:p>
          </table:table-cell>
          <table:table-cell office:value-type="float" office:value="1909.09997558594" calcext:value-type="float">
            <text:p>1909.09997558594</text:p>
          </table:table-cell>
          <table:table-cell office:value-type="float" office:value="1911.25" calcext:value-type="float">
            <text:p>1911.25</text:p>
          </table:table-cell>
          <table:table-cell office:value-type="float" office:value="81496" calcext:value-type="float">
            <text:p>81496</text:p>
          </table:table-cell>
          <table:table-cell office:value-type="string" calcext:value-type="string">
            <text:p>RELIANCE.NS</text:p>
          </table:table-cell>
          <table:table-cell/>
        </table:table-row>
        <table:table-row table:style-name="ro1">
          <table:table-cell office:value-type="string" calcext:value-type="string">
            <text:p>2021-04-23 11:45:00+05:30</text:p>
          </table:table-cell>
          <table:table-cell office:value-type="float" office:value="1911.30004882813" calcext:value-type="float">
            <text:p>1911.30004882813</text:p>
          </table:table-cell>
          <table:table-cell office:value-type="float" office:value="1912.80004882812" calcext:value-type="float">
            <text:p>1912.80004882812</text:p>
          </table:table-cell>
          <table:table-cell office:value-type="float" office:value="1909" calcext:value-type="float">
            <text:p>1909</text:p>
          </table:table-cell>
          <table:table-cell office:value-type="float" office:value="1909.94995117188" calcext:value-type="float">
            <text:p>1909.94995117188</text:p>
          </table:table-cell>
          <table:table-cell office:value-type="float" office:value="73735" calcext:value-type="float">
            <text:p>73735</text:p>
          </table:table-cell>
          <table:table-cell office:value-type="string" calcext:value-type="string">
            <text:p>RELIANCE.NS</text:p>
          </table:table-cell>
          <table:table-cell/>
        </table:table-row>
        <table:table-row table:style-name="ro1">
          <table:table-cell office:value-type="string" calcext:value-type="string">
            <text:p>2021-04-23 12:00:00+05:30</text:p>
          </table:table-cell>
          <table:table-cell office:value-type="float" office:value="1909.94995117188" calcext:value-type="float">
            <text:p>1909.94995117188</text:p>
          </table:table-cell>
          <table:table-cell office:value-type="float" office:value="1912.94995117188" calcext:value-type="float">
            <text:p>1912.94995117188</text:p>
          </table:table-cell>
          <table:table-cell office:value-type="float" office:value="1909" calcext:value-type="float">
            <text:p>1909</text:p>
          </table:table-cell>
          <table:table-cell office:value-type="float" office:value="1912.25" calcext:value-type="float">
            <text:p>1912.25</text:p>
          </table:table-cell>
          <table:table-cell office:value-type="float" office:value="88532" calcext:value-type="float">
            <text:p>88532</text:p>
          </table:table-cell>
          <table:table-cell office:value-type="string" calcext:value-type="string">
            <text:p>RELIANCE.NS</text:p>
          </table:table-cell>
          <table:table-cell/>
        </table:table-row>
        <table:table-row table:style-name="ro1">
          <table:table-cell office:value-type="string" calcext:value-type="string">
            <text:p>2021-04-23 12:15:00+05:30</text:p>
          </table:table-cell>
          <table:table-cell office:value-type="float" office:value="1912.19995117188" calcext:value-type="float">
            <text:p>1912.19995117188</text:p>
          </table:table-cell>
          <table:table-cell office:value-type="float" office:value="1912.84997558594" calcext:value-type="float">
            <text:p>1912.84997558594</text:p>
          </table:table-cell>
          <table:table-cell office:value-type="float" office:value="1906.59997558594" calcext:value-type="float">
            <text:p>1906.59997558594</text:p>
          </table:table-cell>
          <table:table-cell office:value-type="float" office:value="1910" calcext:value-type="float">
            <text:p>1910</text:p>
          </table:table-cell>
          <table:table-cell office:value-type="float" office:value="160319" calcext:value-type="float">
            <text:p>160319</text:p>
          </table:table-cell>
          <table:table-cell office:value-type="string" calcext:value-type="string">
            <text:p>RELIANCE.NS</text:p>
          </table:table-cell>
          <table:table-cell/>
        </table:table-row>
        <table:table-row table:style-name="ro1">
          <table:table-cell office:value-type="string" calcext:value-type="string">
            <text:p>2021-04-23 12:30:00+05:30</text:p>
          </table:table-cell>
          <table:table-cell office:value-type="float" office:value="1910" calcext:value-type="float">
            <text:p>1910</text:p>
          </table:table-cell>
          <table:table-cell office:value-type="float" office:value="1912" calcext:value-type="float">
            <text:p>1912</text:p>
          </table:table-cell>
          <table:table-cell office:value-type="float" office:value="1908.09997558594" calcext:value-type="float">
            <text:p>1908.09997558594</text:p>
          </table:table-cell>
          <table:table-cell office:value-type="float" office:value="1911.80004882813" calcext:value-type="float">
            <text:p>1911.80004882813</text:p>
          </table:table-cell>
          <table:table-cell office:value-type="float" office:value="103198" calcext:value-type="float">
            <text:p>103198</text:p>
          </table:table-cell>
          <table:table-cell office:value-type="string" calcext:value-type="string">
            <text:p>RELIANCE.NS</text:p>
          </table:table-cell>
          <table:table-cell/>
        </table:table-row>
        <table:table-row table:style-name="ro1">
          <table:table-cell office:value-type="string" calcext:value-type="string">
            <text:p>2021-04-23 12:45:00+05:30</text:p>
          </table:table-cell>
          <table:table-cell office:value-type="float" office:value="1912" calcext:value-type="float">
            <text:p>1912</text:p>
          </table:table-cell>
          <table:table-cell office:value-type="float" office:value="1912.5" calcext:value-type="float">
            <text:p>1912.5</text:p>
          </table:table-cell>
          <table:table-cell office:value-type="float" office:value="1909.5" calcext:value-type="float">
            <text:p>1909.5</text:p>
          </table:table-cell>
          <table:table-cell office:value-type="float" office:value="1910.5" calcext:value-type="float">
            <text:p>1910.5</text:p>
          </table:table-cell>
          <table:table-cell office:value-type="float" office:value="81310" calcext:value-type="float">
            <text:p>81310</text:p>
          </table:table-cell>
          <table:table-cell office:value-type="string" calcext:value-type="string">
            <text:p>RELIANCE.NS</text:p>
          </table:table-cell>
          <table:table-cell/>
        </table:table-row>
        <table:table-row table:style-name="ro1">
          <table:table-cell office:value-type="string" calcext:value-type="string">
            <text:p>2021-04-23 13:00:00+05:30</text:p>
          </table:table-cell>
          <table:table-cell office:value-type="float" office:value="1910.5" calcext:value-type="float">
            <text:p>1910.5</text:p>
          </table:table-cell>
          <table:table-cell office:value-type="float" office:value="1912.15002441406" calcext:value-type="float">
            <text:p>1912.15002441406</text:p>
          </table:table-cell>
          <table:table-cell office:value-type="float" office:value="1909.34997558594" calcext:value-type="float">
            <text:p>1909.34997558594</text:p>
          </table:table-cell>
          <table:table-cell office:value-type="float" office:value="1911.5" calcext:value-type="float">
            <text:p>1911.5</text:p>
          </table:table-cell>
          <table:table-cell office:value-type="float" office:value="331675" calcext:value-type="float">
            <text:p>331675</text:p>
          </table:table-cell>
          <table:table-cell office:value-type="string" calcext:value-type="string">
            <text:p>RELIANCE.NS</text:p>
          </table:table-cell>
          <table:table-cell/>
        </table:table-row>
        <table:table-row table:style-name="ro1">
          <table:table-cell office:value-type="string" calcext:value-type="string">
            <text:p>2021-04-23 13:15:00+05:30</text:p>
          </table:table-cell>
          <table:table-cell office:value-type="float" office:value="1911.09997558594" calcext:value-type="float">
            <text:p>1911.09997558594</text:p>
          </table:table-cell>
          <table:table-cell office:value-type="float" office:value="1916.05004882813" calcext:value-type="float">
            <text:p>1916.05004882813</text:p>
          </table:table-cell>
          <table:table-cell office:value-type="float" office:value="1910.05004882813" calcext:value-type="float">
            <text:p>1910.05004882813</text:p>
          </table:table-cell>
          <table:table-cell office:value-type="float" office:value="1914.09997558594" calcext:value-type="float">
            <text:p>1914.09997558594</text:p>
          </table:table-cell>
          <table:table-cell office:value-type="float" office:value="192347" calcext:value-type="float">
            <text:p>192347</text:p>
          </table:table-cell>
          <table:table-cell office:value-type="string" calcext:value-type="string">
            <text:p>RELIANCE.NS</text:p>
          </table:table-cell>
          <table:table-cell/>
        </table:table-row>
        <table:table-row table:style-name="ro1">
          <table:table-cell office:value-type="string" calcext:value-type="string">
            <text:p>2021-04-23 13:30:00+05:30</text:p>
          </table:table-cell>
          <table:table-cell office:value-type="float" office:value="1914.09997558594" calcext:value-type="float">
            <text:p>1914.09997558594</text:p>
          </table:table-cell>
          <table:table-cell office:value-type="float" office:value="1914.15002441406" calcext:value-type="float">
            <text:p>1914.15002441406</text:p>
          </table:table-cell>
          <table:table-cell office:value-type="float" office:value="1902" calcext:value-type="float">
            <text:p>1902</text:p>
          </table:table-cell>
          <table:table-cell office:value-type="float" office:value="1905.84997558594" calcext:value-type="float">
            <text:p>1905.84997558594</text:p>
          </table:table-cell>
          <table:table-cell office:value-type="float" office:value="315116" calcext:value-type="float">
            <text:p>315116</text:p>
          </table:table-cell>
          <table:table-cell office:value-type="string" calcext:value-type="string">
            <text:p>RELIANCE.NS</text:p>
          </table:table-cell>
          <table:table-cell/>
        </table:table-row>
        <table:table-row table:style-name="ro1">
          <table:table-cell office:value-type="string" calcext:value-type="string">
            <text:p>2021-04-23 13:45:00+05:30</text:p>
          </table:table-cell>
          <table:table-cell office:value-type="float" office:value="1905.84997558594" calcext:value-type="float">
            <text:p>1905.84997558594</text:p>
          </table:table-cell>
          <table:table-cell office:value-type="float" office:value="1909.25" calcext:value-type="float">
            <text:p>1909.25</text:p>
          </table:table-cell>
          <table:table-cell office:value-type="float" office:value="1904.5" calcext:value-type="float">
            <text:p>1904.5</text:p>
          </table:table-cell>
          <table:table-cell office:value-type="float" office:value="1907.55004882812" calcext:value-type="float">
            <text:p>1907.55004882812</text:p>
          </table:table-cell>
          <table:table-cell office:value-type="float" office:value="171546" calcext:value-type="float">
            <text:p>171546</text:p>
          </table:table-cell>
          <table:table-cell office:value-type="string" calcext:value-type="string">
            <text:p>RELIANCE.NS</text:p>
          </table:table-cell>
          <table:table-cell/>
        </table:table-row>
        <table:table-row table:style-name="ro1">
          <table:table-cell office:value-type="string" calcext:value-type="string">
            <text:p>2021-04-23 14:00:00+05:30</text:p>
          </table:table-cell>
          <table:table-cell office:value-type="float" office:value="1907.84997558594" calcext:value-type="float">
            <text:p>1907.84997558594</text:p>
          </table:table-cell>
          <table:table-cell office:value-type="float" office:value="1909" calcext:value-type="float">
            <text:p>1909</text:p>
          </table:table-cell>
          <table:table-cell office:value-type="float" office:value="1904.25" calcext:value-type="float">
            <text:p>1904.25</text:p>
          </table:table-cell>
          <table:table-cell office:value-type="float" office:value="1905.05004882813" calcext:value-type="float">
            <text:p>1905.05004882813</text:p>
          </table:table-cell>
          <table:table-cell office:value-type="float" office:value="161133" calcext:value-type="float">
            <text:p>161133</text:p>
          </table:table-cell>
          <table:table-cell office:value-type="string" calcext:value-type="string">
            <text:p>RELIANCE.NS</text:p>
          </table:table-cell>
          <table:table-cell/>
        </table:table-row>
        <table:table-row table:style-name="ro1">
          <table:table-cell office:value-type="string" calcext:value-type="string">
            <text:p>2021-04-23 14:15:00+05:30</text:p>
          </table:table-cell>
          <table:table-cell office:value-type="float" office:value="1905.15002441406" calcext:value-type="float">
            <text:p>1905.15002441406</text:p>
          </table:table-cell>
          <table:table-cell office:value-type="float" office:value="1909" calcext:value-type="float">
            <text:p>1909</text:p>
          </table:table-cell>
          <table:table-cell office:value-type="float" office:value="1895.75" calcext:value-type="float">
            <text:p>1895.75</text:p>
          </table:table-cell>
          <table:table-cell office:value-type="float" office:value="1899.09997558594" calcext:value-type="float">
            <text:p>1899.09997558594</text:p>
          </table:table-cell>
          <table:table-cell office:value-type="float" office:value="380941" calcext:value-type="float">
            <text:p>380941</text:p>
          </table:table-cell>
          <table:table-cell office:value-type="string" calcext:value-type="string">
            <text:p>RELIANCE.NS</text:p>
          </table:table-cell>
          <table:table-cell/>
        </table:table-row>
        <table:table-row table:style-name="ro1">
          <table:table-cell office:value-type="string" calcext:value-type="string">
            <text:p>2021-04-23 14:30:00+05:30</text:p>
          </table:table-cell>
          <table:table-cell office:value-type="float" office:value="1899.09997558594" calcext:value-type="float">
            <text:p>1899.09997558594</text:p>
          </table:table-cell>
          <table:table-cell office:value-type="float" office:value="1900.84997558594" calcext:value-type="float">
            <text:p>1900.84997558594</text:p>
          </table:table-cell>
          <table:table-cell office:value-type="float" office:value="1896.09997558594" calcext:value-type="float">
            <text:p>1896.09997558594</text:p>
          </table:table-cell>
          <table:table-cell office:value-type="float" office:value="1899.25" calcext:value-type="float">
            <text:p>1899.25</text:p>
          </table:table-cell>
          <table:table-cell office:value-type="float" office:value="248297" calcext:value-type="float">
            <text:p>248297</text:p>
          </table:table-cell>
          <table:table-cell office:value-type="string" calcext:value-type="string">
            <text:p>RELIANCE.NS</text:p>
          </table:table-cell>
          <table:table-cell/>
        </table:table-row>
        <table:table-row table:style-name="ro1">
          <table:table-cell office:value-type="string" calcext:value-type="string">
            <text:p>2021-04-23 14:45:00+05:30</text:p>
          </table:table-cell>
          <table:table-cell office:value-type="float" office:value="1899.15002441406" calcext:value-type="float">
            <text:p>1899.15002441406</text:p>
          </table:table-cell>
          <table:table-cell office:value-type="float" office:value="1902.40002441406" calcext:value-type="float">
            <text:p>1902.40002441406</text:p>
          </table:table-cell>
          <table:table-cell office:value-type="float" office:value="1896.59997558594" calcext:value-type="float">
            <text:p>1896.59997558594</text:p>
          </table:table-cell>
          <table:table-cell office:value-type="float" office:value="1899.44995117188" calcext:value-type="float">
            <text:p>1899.44995117188</text:p>
          </table:table-cell>
          <table:table-cell office:value-type="float" office:value="226604" calcext:value-type="float">
            <text:p>226604</text:p>
          </table:table-cell>
          <table:table-cell office:value-type="string" calcext:value-type="string">
            <text:p>RELIANCE.NS</text:p>
          </table:table-cell>
          <table:table-cell/>
        </table:table-row>
        <table:table-row table:style-name="ro1">
          <table:table-cell office:value-type="string" calcext:value-type="string">
            <text:p>2021-04-23 15:00:00+05:30</text:p>
          </table:table-cell>
          <table:table-cell office:value-type="float" office:value="1899.5" calcext:value-type="float">
            <text:p>1899.5</text:p>
          </table:table-cell>
          <table:table-cell office:value-type="float" office:value="1906.05004882812" calcext:value-type="float">
            <text:p>1906.05004882812</text:p>
          </table:table-cell>
          <table:table-cell office:value-type="float" office:value="1899.40002441406" calcext:value-type="float">
            <text:p>1899.40002441406</text:p>
          </table:table-cell>
          <table:table-cell office:value-type="float" office:value="1904.05004882812" calcext:value-type="float">
            <text:p>1904.05004882812</text:p>
          </table:table-cell>
          <table:table-cell office:value-type="float" office:value="489225" calcext:value-type="float">
            <text:p>489225</text:p>
          </table:table-cell>
          <table:table-cell office:value-type="string" calcext:value-type="string">
            <text:p>RELIANCE.NS</text:p>
          </table:table-cell>
          <table:table-cell/>
        </table:table-row>
        <table:table-row table:style-name="ro1">
          <table:table-cell office:value-type="string" calcext:value-type="string">
            <text:p>2021-04-23 15:15:00+05:30</text:p>
          </table:table-cell>
          <table:table-cell office:value-type="float" office:value="1904.09997558594" calcext:value-type="float">
            <text:p>1904.09997558594</text:p>
          </table:table-cell>
          <table:table-cell office:value-type="float" office:value="1906.5" calcext:value-type="float">
            <text:p>1906.5</text:p>
          </table:table-cell>
          <table:table-cell office:value-type="float" office:value="1901.30004882813" calcext:value-type="float">
            <text:p>1901.30004882813</text:p>
          </table:table-cell>
          <table:table-cell office:value-type="float" office:value="1903" calcext:value-type="float">
            <text:p>1903</text:p>
          </table:table-cell>
          <table:table-cell office:value-type="float" office:value="474246" calcext:value-type="float">
            <text:p>474246</text:p>
          </table:table-cell>
          <table:table-cell office:value-type="string" calcext:value-type="string">
            <text:p>RELIANCE.NS</text:p>
          </table:table-cell>
          <table:table-cell/>
        </table:table-row>
        <table:table-row table:style-name="ro1">
          <table:table-cell office:value-type="string" calcext:value-type="string">
            <text:p>2021-04-23 09:15:00+05:30</text:p>
          </table:table-cell>
          <table:table-cell office:value-type="float" office:value="900" calcext:value-type="float">
            <text:p>900</text:p>
          </table:table-cell>
          <table:table-cell office:value-type="float" office:value="939.549987792969" calcext:value-type="float">
            <text:p>939.549987792969</text:p>
          </table:table-cell>
          <table:table-cell office:value-type="float" office:value="900" calcext:value-type="float">
            <text:p>900</text:p>
          </table:table-cell>
          <table:table-cell office:value-type="float" office:value="937.400024414063" calcext:value-type="float">
            <text:p>937.400024414063</text:p>
          </table:table-cell>
          <table:table-cell office:value-type="float" office:value="652067" calcext:value-type="float">
            <text:p>652067</text:p>
          </table:table-cell>
          <table:table-cell office:value-type="string" calcext:value-type="string">
            <text:p>SBILIFE.NS</text:p>
          </table:table-cell>
          <table:table-cell table:style-name="ce1" table:formula="of:=([.C927]-[.D927])/[.D927]*100" office:value-type="float" office:value="4.39444308810764" calcext:value-type="float">
            <text:p>4.39</text:p>
          </table:table-cell>
        </table:table-row>
        <table:table-row table:style-name="ro1">
          <table:table-cell office:value-type="string" calcext:value-type="string">
            <text:p>2021-04-23 09:30:00+05:30</text:p>
          </table:table-cell>
          <table:table-cell office:value-type="float" office:value="937.5" calcext:value-type="float">
            <text:p>937.5</text:p>
          </table:table-cell>
          <table:table-cell office:value-type="float" office:value="941.150024414062" calcext:value-type="float">
            <text:p>941.150024414062</text:p>
          </table:table-cell>
          <table:table-cell office:value-type="float" office:value="933.25" calcext:value-type="float">
            <text:p>933.25</text:p>
          </table:table-cell>
          <table:table-cell office:value-type="float" office:value="936.799987792969" calcext:value-type="float">
            <text:p>936.799987792969</text:p>
          </table:table-cell>
          <table:table-cell office:value-type="float" office:value="494797" calcext:value-type="float">
            <text:p>494797</text:p>
          </table:table-cell>
          <table:table-cell office:value-type="string" calcext:value-type="string">
            <text:p>SBILIFE.NS</text:p>
          </table:table-cell>
          <table:table-cell/>
        </table:table-row>
        <table:table-row table:style-name="ro1">
          <table:table-cell office:value-type="string" calcext:value-type="string">
            <text:p>2021-04-23 09:45:00+05:30</text:p>
          </table:table-cell>
          <table:table-cell office:value-type="float" office:value="936.5" calcext:value-type="float">
            <text:p>936.5</text:p>
          </table:table-cell>
          <table:table-cell office:value-type="float" office:value="937" calcext:value-type="float">
            <text:p>937</text:p>
          </table:table-cell>
          <table:table-cell office:value-type="float" office:value="930" calcext:value-type="float">
            <text:p>930</text:p>
          </table:table-cell>
          <table:table-cell office:value-type="float" office:value="937" calcext:value-type="float">
            <text:p>937</text:p>
          </table:table-cell>
          <table:table-cell office:value-type="float" office:value="246933" calcext:value-type="float">
            <text:p>246933</text:p>
          </table:table-cell>
          <table:table-cell office:value-type="string" calcext:value-type="string">
            <text:p>SBILIFE.NS</text:p>
          </table:table-cell>
          <table:table-cell/>
        </table:table-row>
        <table:table-row table:style-name="ro1">
          <table:table-cell office:value-type="string" calcext:value-type="string">
            <text:p>2021-04-23 10:00:00+05:30</text:p>
          </table:table-cell>
          <table:table-cell office:value-type="float" office:value="937" calcext:value-type="float">
            <text:p>937</text:p>
          </table:table-cell>
          <table:table-cell office:value-type="float" office:value="937.400024414063" calcext:value-type="float">
            <text:p>937.400024414063</text:p>
          </table:table-cell>
          <table:table-cell office:value-type="float" office:value="932" calcext:value-type="float">
            <text:p>932</text:p>
          </table:table-cell>
          <table:table-cell office:value-type="float" office:value="933.150024414062" calcext:value-type="float">
            <text:p>933.150024414062</text:p>
          </table:table-cell>
          <table:table-cell office:value-type="float" office:value="128725" calcext:value-type="float">
            <text:p>128725</text:p>
          </table:table-cell>
          <table:table-cell office:value-type="string" calcext:value-type="string">
            <text:p>SBILIFE.NS</text:p>
          </table:table-cell>
          <table:table-cell/>
        </table:table-row>
        <table:table-row table:style-name="ro1">
          <table:table-cell office:value-type="string" calcext:value-type="string">
            <text:p>2021-04-23 10:15:00+05:30</text:p>
          </table:table-cell>
          <table:table-cell office:value-type="float" office:value="933.650024414063" calcext:value-type="float">
            <text:p>933.650024414063</text:p>
          </table:table-cell>
          <table:table-cell office:value-type="float" office:value="935" calcext:value-type="float">
            <text:p>935</text:p>
          </table:table-cell>
          <table:table-cell office:value-type="float" office:value="932.5" calcext:value-type="float">
            <text:p>932.5</text:p>
          </table:table-cell>
          <table:table-cell office:value-type="float" office:value="932.650024414063" calcext:value-type="float">
            <text:p>932.650024414063</text:p>
          </table:table-cell>
          <table:table-cell office:value-type="float" office:value="317898" calcext:value-type="float">
            <text:p>317898</text:p>
          </table:table-cell>
          <table:table-cell office:value-type="string" calcext:value-type="string">
            <text:p>SBILIFE.NS</text:p>
          </table:table-cell>
          <table:table-cell/>
        </table:table-row>
        <table:table-row table:style-name="ro1">
          <table:table-cell office:value-type="string" calcext:value-type="string">
            <text:p>2021-04-23 10:30:00+05:30</text:p>
          </table:table-cell>
          <table:table-cell office:value-type="float" office:value="932.650024414063" calcext:value-type="float">
            <text:p>932.650024414063</text:p>
          </table:table-cell>
          <table:table-cell office:value-type="float" office:value="934" calcext:value-type="float">
            <text:p>934</text:p>
          </table:table-cell>
          <table:table-cell office:value-type="float" office:value="930" calcext:value-type="float">
            <text:p>930</text:p>
          </table:table-cell>
          <table:table-cell office:value-type="float" office:value="933.099975585938" calcext:value-type="float">
            <text:p>933.099975585938</text:p>
          </table:table-cell>
          <table:table-cell office:value-type="float" office:value="243091" calcext:value-type="float">
            <text:p>243091</text:p>
          </table:table-cell>
          <table:table-cell office:value-type="string" calcext:value-type="string">
            <text:p>SBILIFE.NS</text:p>
          </table:table-cell>
          <table:table-cell/>
        </table:table-row>
        <table:table-row table:style-name="ro1">
          <table:table-cell office:value-type="string" calcext:value-type="string">
            <text:p>2021-04-23 10:45:00+05:30</text:p>
          </table:table-cell>
          <table:table-cell office:value-type="float" office:value="933.5" calcext:value-type="float">
            <text:p>933.5</text:p>
          </table:table-cell>
          <table:table-cell office:value-type="float" office:value="933.75" calcext:value-type="float">
            <text:p>933.75</text:p>
          </table:table-cell>
          <table:table-cell table:number-columns-repeated="2" office:value-type="float" office:value="929" calcext:value-type="float">
            <text:p>929</text:p>
          </table:table-cell>
          <table:table-cell office:value-type="float" office:value="76428" calcext:value-type="float">
            <text:p>76428</text:p>
          </table:table-cell>
          <table:table-cell office:value-type="string" calcext:value-type="string">
            <text:p>SBILIFE.NS</text:p>
          </table:table-cell>
          <table:table-cell/>
        </table:table-row>
        <table:table-row table:style-name="ro1">
          <table:table-cell office:value-type="string" calcext:value-type="string">
            <text:p>2021-04-23 11:00:00+05:30</text:p>
          </table:table-cell>
          <table:table-cell office:value-type="float" office:value="929" calcext:value-type="float">
            <text:p>929</text:p>
          </table:table-cell>
          <table:table-cell office:value-type="float" office:value="931.450012207031" calcext:value-type="float">
            <text:p>931.450012207031</text:p>
          </table:table-cell>
          <table:table-cell office:value-type="float" office:value="928.900024414063" calcext:value-type="float">
            <text:p>928.900024414063</text:p>
          </table:table-cell>
          <table:table-cell office:value-type="float" office:value="930.5" calcext:value-type="float">
            <text:p>930.5</text:p>
          </table:table-cell>
          <table:table-cell office:value-type="float" office:value="89014" calcext:value-type="float">
            <text:p>89014</text:p>
          </table:table-cell>
          <table:table-cell office:value-type="string" calcext:value-type="string">
            <text:p>SBILIFE.NS</text:p>
          </table:table-cell>
          <table:table-cell/>
        </table:table-row>
        <table:table-row table:style-name="ro1">
          <table:table-cell office:value-type="string" calcext:value-type="string">
            <text:p>2021-04-23 11:15:00+05:30</text:p>
          </table:table-cell>
          <table:table-cell office:value-type="float" office:value="930.150024414063" calcext:value-type="float">
            <text:p>930.150024414063</text:p>
          </table:table-cell>
          <table:table-cell office:value-type="float" office:value="930.75" calcext:value-type="float">
            <text:p>930.75</text:p>
          </table:table-cell>
          <table:table-cell office:value-type="float" office:value="929.150024414063" calcext:value-type="float">
            <text:p>929.150024414063</text:p>
          </table:table-cell>
          <table:table-cell office:value-type="float" office:value="930.049987792969" calcext:value-type="float">
            <text:p>930.049987792969</text:p>
          </table:table-cell>
          <table:table-cell office:value-type="float" office:value="53062" calcext:value-type="float">
            <text:p>53062</text:p>
          </table:table-cell>
          <table:table-cell office:value-type="string" calcext:value-type="string">
            <text:p>SBILIFE.NS</text:p>
          </table:table-cell>
          <table:table-cell/>
        </table:table-row>
        <table:table-row table:style-name="ro1">
          <table:table-cell office:value-type="string" calcext:value-type="string">
            <text:p>2021-04-23 11:30:00+05:30</text:p>
          </table:table-cell>
          <table:table-cell office:value-type="float" office:value="930" calcext:value-type="float">
            <text:p>930</text:p>
          </table:table-cell>
          <table:table-cell office:value-type="float" office:value="932" calcext:value-type="float">
            <text:p>932</text:p>
          </table:table-cell>
          <table:table-cell office:value-type="float" office:value="929.049987792969" calcext:value-type="float">
            <text:p>929.049987792969</text:p>
          </table:table-cell>
          <table:table-cell office:value-type="float" office:value="931.200012207031" calcext:value-type="float">
            <text:p>931.200012207031</text:p>
          </table:table-cell>
          <table:table-cell office:value-type="float" office:value="74733" calcext:value-type="float">
            <text:p>74733</text:p>
          </table:table-cell>
          <table:table-cell office:value-type="string" calcext:value-type="string">
            <text:p>SBILIFE.NS</text:p>
          </table:table-cell>
          <table:table-cell/>
        </table:table-row>
        <table:table-row table:style-name="ro1">
          <table:table-cell office:value-type="string" calcext:value-type="string">
            <text:p>2021-04-23 11:45:00+05:30</text:p>
          </table:table-cell>
          <table:table-cell office:value-type="float" office:value="931.200012207031" calcext:value-type="float">
            <text:p>931.200012207031</text:p>
          </table:table-cell>
          <table:table-cell office:value-type="float" office:value="931.799987792969" calcext:value-type="float">
            <text:p>931.799987792969</text:p>
          </table:table-cell>
          <table:table-cell office:value-type="float" office:value="928.549987792969" calcext:value-type="float">
            <text:p>928.549987792969</text:p>
          </table:table-cell>
          <table:table-cell office:value-type="float" office:value="930" calcext:value-type="float">
            <text:p>930</text:p>
          </table:table-cell>
          <table:table-cell office:value-type="float" office:value="63587" calcext:value-type="float">
            <text:p>63587</text:p>
          </table:table-cell>
          <table:table-cell office:value-type="string" calcext:value-type="string">
            <text:p>SBILIFE.NS</text:p>
          </table:table-cell>
          <table:table-cell/>
        </table:table-row>
        <table:table-row table:style-name="ro1">
          <table:table-cell office:value-type="string" calcext:value-type="string">
            <text:p>2021-04-23 12:00:00+05:30</text:p>
          </table:table-cell>
          <table:table-cell office:value-type="float" office:value="930" calcext:value-type="float">
            <text:p>930</text:p>
          </table:table-cell>
          <table:table-cell office:value-type="float" office:value="931.099975585938" calcext:value-type="float">
            <text:p>931.099975585938</text:p>
          </table:table-cell>
          <table:table-cell office:value-type="float" office:value="929.150024414063" calcext:value-type="float">
            <text:p>929.150024414063</text:p>
          </table:table-cell>
          <table:table-cell office:value-type="float" office:value="930" calcext:value-type="float">
            <text:p>930</text:p>
          </table:table-cell>
          <table:table-cell office:value-type="float" office:value="28882" calcext:value-type="float">
            <text:p>28882</text:p>
          </table:table-cell>
          <table:table-cell office:value-type="string" calcext:value-type="string">
            <text:p>SBILIFE.NS</text:p>
          </table:table-cell>
          <table:table-cell/>
        </table:table-row>
        <table:table-row table:style-name="ro1">
          <table:table-cell office:value-type="string" calcext:value-type="string">
            <text:p>2021-04-23 12:15:00+05:30</text:p>
          </table:table-cell>
          <table:table-cell office:value-type="float" office:value="930.049987792969" calcext:value-type="float">
            <text:p>930.049987792969</text:p>
          </table:table-cell>
          <table:table-cell office:value-type="float" office:value="932" calcext:value-type="float">
            <text:p>932</text:p>
          </table:table-cell>
          <table:table-cell office:value-type="float" office:value="926.549987792969" calcext:value-type="float">
            <text:p>926.549987792969</text:p>
          </table:table-cell>
          <table:table-cell office:value-type="float" office:value="931.150024414063" calcext:value-type="float">
            <text:p>931.150024414063</text:p>
          </table:table-cell>
          <table:table-cell office:value-type="float" office:value="118916" calcext:value-type="float">
            <text:p>118916</text:p>
          </table:table-cell>
          <table:table-cell office:value-type="string" calcext:value-type="string">
            <text:p>SBILIFE.NS</text:p>
          </table:table-cell>
          <table:table-cell/>
        </table:table-row>
        <table:table-row table:style-name="ro1">
          <table:table-cell office:value-type="string" calcext:value-type="string">
            <text:p>2021-04-23 12:30:00+05:30</text:p>
          </table:table-cell>
          <table:table-cell office:value-type="float" office:value="931.150024414063" calcext:value-type="float">
            <text:p>931.150024414063</text:p>
          </table:table-cell>
          <table:table-cell office:value-type="float" office:value="931.950012207031" calcext:value-type="float">
            <text:p>931.950012207031</text:p>
          </table:table-cell>
          <table:table-cell office:value-type="float" office:value="929.049987792969" calcext:value-type="float">
            <text:p>929.049987792969</text:p>
          </table:table-cell>
          <table:table-cell office:value-type="float" office:value="931.650024414063" calcext:value-type="float">
            <text:p>931.650024414063</text:p>
          </table:table-cell>
          <table:table-cell office:value-type="float" office:value="55643" calcext:value-type="float">
            <text:p>55643</text:p>
          </table:table-cell>
          <table:table-cell office:value-type="string" calcext:value-type="string">
            <text:p>SBILIFE.NS</text:p>
          </table:table-cell>
          <table:table-cell/>
        </table:table-row>
        <table:table-row table:style-name="ro1">
          <table:table-cell office:value-type="string" calcext:value-type="string">
            <text:p>2021-04-23 12:45:00+05:30</text:p>
          </table:table-cell>
          <table:table-cell office:value-type="float" office:value="931.25" calcext:value-type="float">
            <text:p>931.25</text:p>
          </table:table-cell>
          <table:table-cell office:value-type="float" office:value="931.700012207031" calcext:value-type="float">
            <text:p>931.700012207031</text:p>
          </table:table-cell>
          <table:table-cell office:value-type="float" office:value="929" calcext:value-type="float">
            <text:p>929</text:p>
          </table:table-cell>
          <table:table-cell office:value-type="float" office:value="930" calcext:value-type="float">
            <text:p>930</text:p>
          </table:table-cell>
          <table:table-cell office:value-type="float" office:value="47393" calcext:value-type="float">
            <text:p>47393</text:p>
          </table:table-cell>
          <table:table-cell office:value-type="string" calcext:value-type="string">
            <text:p>SBILIFE.NS</text:p>
          </table:table-cell>
          <table:table-cell/>
        </table:table-row>
        <table:table-row table:style-name="ro1">
          <table:table-cell office:value-type="string" calcext:value-type="string">
            <text:p>2021-04-23 13:00:00+05:30</text:p>
          </table:table-cell>
          <table:table-cell office:value-type="float" office:value="929.5" calcext:value-type="float">
            <text:p>929.5</text:p>
          </table:table-cell>
          <table:table-cell office:value-type="float" office:value="930.5" calcext:value-type="float">
            <text:p>930.5</text:p>
          </table:table-cell>
          <table:table-cell office:value-type="float" office:value="929" calcext:value-type="float">
            <text:p>929</text:p>
          </table:table-cell>
          <table:table-cell office:value-type="float" office:value="930" calcext:value-type="float">
            <text:p>930</text:p>
          </table:table-cell>
          <table:table-cell office:value-type="float" office:value="37504" calcext:value-type="float">
            <text:p>37504</text:p>
          </table:table-cell>
          <table:table-cell office:value-type="string" calcext:value-type="string">
            <text:p>SBILIFE.NS</text:p>
          </table:table-cell>
          <table:table-cell/>
        </table:table-row>
        <table:table-row table:style-name="ro1">
          <table:table-cell office:value-type="string" calcext:value-type="string">
            <text:p>2021-04-23 13:15:00+05:30</text:p>
          </table:table-cell>
          <table:table-cell office:value-type="float" office:value="929.5" calcext:value-type="float">
            <text:p>929.5</text:p>
          </table:table-cell>
          <table:table-cell office:value-type="float" office:value="930.5" calcext:value-type="float">
            <text:p>930.5</text:p>
          </table:table-cell>
          <table:table-cell table:number-columns-repeated="2" office:value-type="float" office:value="928.799987792969" calcext:value-type="float">
            <text:p>928.799987792969</text:p>
          </table:table-cell>
          <table:table-cell office:value-type="float" office:value="24593" calcext:value-type="float">
            <text:p>24593</text:p>
          </table:table-cell>
          <table:table-cell office:value-type="string" calcext:value-type="string">
            <text:p>SBILIFE.NS</text:p>
          </table:table-cell>
          <table:table-cell/>
        </table:table-row>
        <table:table-row table:style-name="ro1">
          <table:table-cell office:value-type="string" calcext:value-type="string">
            <text:p>2021-04-23 13:30:00+05:30</text:p>
          </table:table-cell>
          <table:table-cell office:value-type="float" office:value="928.900024414063" calcext:value-type="float">
            <text:p>928.900024414063</text:p>
          </table:table-cell>
          <table:table-cell office:value-type="float" office:value="930" calcext:value-type="float">
            <text:p>930</text:p>
          </table:table-cell>
          <table:table-cell office:value-type="float" office:value="926.950012207031" calcext:value-type="float">
            <text:p>926.950012207031</text:p>
          </table:table-cell>
          <table:table-cell office:value-type="float" office:value="929" calcext:value-type="float">
            <text:p>929</text:p>
          </table:table-cell>
          <table:table-cell office:value-type="float" office:value="67990" calcext:value-type="float">
            <text:p>67990</text:p>
          </table:table-cell>
          <table:table-cell office:value-type="string" calcext:value-type="string">
            <text:p>SBILIFE.NS</text:p>
          </table:table-cell>
          <table:table-cell/>
        </table:table-row>
        <table:table-row table:style-name="ro1">
          <table:table-cell office:value-type="string" calcext:value-type="string">
            <text:p>2021-04-23 13:45:00+05:30</text:p>
          </table:table-cell>
          <table:table-cell office:value-type="float" office:value="929" calcext:value-type="float">
            <text:p>929</text:p>
          </table:table-cell>
          <table:table-cell office:value-type="float" office:value="930.049987792969" calcext:value-type="float">
            <text:p>930.049987792969</text:p>
          </table:table-cell>
          <table:table-cell office:value-type="float" office:value="927.799987792969" calcext:value-type="float">
            <text:p>927.799987792969</text:p>
          </table:table-cell>
          <table:table-cell office:value-type="float" office:value="929.349975585938" calcext:value-type="float">
            <text:p>929.349975585938</text:p>
          </table:table-cell>
          <table:table-cell office:value-type="float" office:value="32105" calcext:value-type="float">
            <text:p>32105</text:p>
          </table:table-cell>
          <table:table-cell office:value-type="string" calcext:value-type="string">
            <text:p>SBILIFE.NS</text:p>
          </table:table-cell>
          <table:table-cell/>
        </table:table-row>
        <table:table-row table:style-name="ro1">
          <table:table-cell office:value-type="string" calcext:value-type="string">
            <text:p>2021-04-23 14:00:00+05:30</text:p>
          </table:table-cell>
          <table:table-cell office:value-type="float" office:value="929.349975585938" calcext:value-type="float">
            <text:p>929.349975585938</text:p>
          </table:table-cell>
          <table:table-cell office:value-type="float" office:value="929.650024414062" calcext:value-type="float">
            <text:p>929.650024414062</text:p>
          </table:table-cell>
          <table:table-cell office:value-type="float" office:value="928.099975585937" calcext:value-type="float">
            <text:p>928.099975585937</text:p>
          </table:table-cell>
          <table:table-cell office:value-type="float" office:value="928.400024414063" calcext:value-type="float">
            <text:p>928.400024414063</text:p>
          </table:table-cell>
          <table:table-cell office:value-type="float" office:value="34975" calcext:value-type="float">
            <text:p>34975</text:p>
          </table:table-cell>
          <table:table-cell office:value-type="string" calcext:value-type="string">
            <text:p>SBILIFE.NS</text:p>
          </table:table-cell>
          <table:table-cell/>
        </table:table-row>
        <table:table-row table:style-name="ro1">
          <table:table-cell office:value-type="string" calcext:value-type="string">
            <text:p>2021-04-23 14:15:00+05:30</text:p>
          </table:table-cell>
          <table:table-cell office:value-type="float" office:value="928.200012207031" calcext:value-type="float">
            <text:p>928.200012207031</text:p>
          </table:table-cell>
          <table:table-cell office:value-type="float" office:value="929.900024414063" calcext:value-type="float">
            <text:p>929.900024414063</text:p>
          </table:table-cell>
          <table:table-cell office:value-type="float" office:value="928" calcext:value-type="float">
            <text:p>928</text:p>
          </table:table-cell>
          <table:table-cell office:value-type="float" office:value="928.150024414063" calcext:value-type="float">
            <text:p>928.150024414063</text:p>
          </table:table-cell>
          <table:table-cell office:value-type="float" office:value="60420" calcext:value-type="float">
            <text:p>60420</text:p>
          </table:table-cell>
          <table:table-cell office:value-type="string" calcext:value-type="string">
            <text:p>SBILIFE.NS</text:p>
          </table:table-cell>
          <table:table-cell/>
        </table:table-row>
        <table:table-row table:style-name="ro1">
          <table:table-cell office:value-type="string" calcext:value-type="string">
            <text:p>2021-04-23 14:30:00+05:30</text:p>
          </table:table-cell>
          <table:table-cell office:value-type="float" office:value="928.5" calcext:value-type="float">
            <text:p>928.5</text:p>
          </table:table-cell>
          <table:table-cell office:value-type="float" office:value="928.650024414062" calcext:value-type="float">
            <text:p>928.650024414062</text:p>
          </table:table-cell>
          <table:table-cell office:value-type="float" office:value="921.200012207031" calcext:value-type="float">
            <text:p>921.200012207031</text:p>
          </table:table-cell>
          <table:table-cell office:value-type="float" office:value="921.5" calcext:value-type="float">
            <text:p>921.5</text:p>
          </table:table-cell>
          <table:table-cell office:value-type="float" office:value="139386" calcext:value-type="float">
            <text:p>139386</text:p>
          </table:table-cell>
          <table:table-cell office:value-type="string" calcext:value-type="string">
            <text:p>SBILIFE.NS</text:p>
          </table:table-cell>
          <table:table-cell/>
        </table:table-row>
        <table:table-row table:style-name="ro1">
          <table:table-cell office:value-type="string" calcext:value-type="string">
            <text:p>2021-04-23 14:45:00+05:30</text:p>
          </table:table-cell>
          <table:table-cell office:value-type="float" office:value="921.799987792969" calcext:value-type="float">
            <text:p>921.799987792969</text:p>
          </table:table-cell>
          <table:table-cell office:value-type="float" office:value="928" calcext:value-type="float">
            <text:p>928</text:p>
          </table:table-cell>
          <table:table-cell office:value-type="float" office:value="921.549987792969" calcext:value-type="float">
            <text:p>921.549987792969</text:p>
          </table:table-cell>
          <table:table-cell office:value-type="float" office:value="923.900024414063" calcext:value-type="float">
            <text:p>923.900024414063</text:p>
          </table:table-cell>
          <table:table-cell office:value-type="float" office:value="123059" calcext:value-type="float">
            <text:p>123059</text:p>
          </table:table-cell>
          <table:table-cell office:value-type="string" calcext:value-type="string">
            <text:p>SBILIFE.NS</text:p>
          </table:table-cell>
          <table:table-cell/>
        </table:table-row>
        <table:table-row table:style-name="ro1">
          <table:table-cell office:value-type="string" calcext:value-type="string">
            <text:p>2021-04-23 15:00:00+05:30</text:p>
          </table:table-cell>
          <table:table-cell office:value-type="float" office:value="923.450012207031" calcext:value-type="float">
            <text:p>923.450012207031</text:p>
          </table:table-cell>
          <table:table-cell office:value-type="float" office:value="925.650024414063" calcext:value-type="float">
            <text:p>925.650024414063</text:p>
          </table:table-cell>
          <table:table-cell office:value-type="float" office:value="922.5" calcext:value-type="float">
            <text:p>922.5</text:p>
          </table:table-cell>
          <table:table-cell office:value-type="float" office:value="925" calcext:value-type="float">
            <text:p>925</text:p>
          </table:table-cell>
          <table:table-cell office:value-type="float" office:value="131416" calcext:value-type="float">
            <text:p>131416</text:p>
          </table:table-cell>
          <table:table-cell office:value-type="string" calcext:value-type="string">
            <text:p>SBILIFE.NS</text:p>
          </table:table-cell>
          <table:table-cell/>
        </table:table-row>
        <table:table-row table:style-name="ro1">
          <table:table-cell office:value-type="string" calcext:value-type="string">
            <text:p>2021-04-23 15:15:00+05:30</text:p>
          </table:table-cell>
          <table:table-cell office:value-type="float" office:value="924.599975585937" calcext:value-type="float">
            <text:p>924.599975585937</text:p>
          </table:table-cell>
          <table:table-cell office:value-type="float" office:value="925" calcext:value-type="float">
            <text:p>925</text:p>
          </table:table-cell>
          <table:table-cell office:value-type="float" office:value="918.799987792969" calcext:value-type="float">
            <text:p>918.799987792969</text:p>
          </table:table-cell>
          <table:table-cell office:value-type="float" office:value="920.799987792969" calcext:value-type="float">
            <text:p>920.799987792969</text:p>
          </table:table-cell>
          <table:table-cell office:value-type="float" office:value="175326" calcext:value-type="float">
            <text:p>175326</text:p>
          </table:table-cell>
          <table:table-cell office:value-type="string" calcext:value-type="string">
            <text:p>SBILIFE.NS</text:p>
          </table:table-cell>
          <table:table-cell/>
        </table:table-row>
        <table:table-row table:style-name="ro1">
          <table:table-cell office:value-type="string" calcext:value-type="string">
            <text:p>2021-04-23 09:15:00+05:30</text:p>
          </table:table-cell>
          <table:table-cell office:value-type="float" office:value="28402.05078125" calcext:value-type="float">
            <text:p>28402.05078125</text:p>
          </table:table-cell>
          <table:table-cell office:value-type="float" office:value="28673.25" calcext:value-type="float">
            <text:p>28673.25</text:p>
          </table:table-cell>
          <table:table-cell office:value-type="float" office:value="28349.94921875" calcext:value-type="float">
            <text:p>28349.94921875</text:p>
          </table:table-cell>
          <table:table-cell office:value-type="float" office:value="28375" calcext:value-type="float">
            <text:p>28375</text:p>
          </table:table-cell>
          <table:table-cell office:value-type="float" office:value="5524" calcext:value-type="float">
            <text:p>5524</text:p>
          </table:table-cell>
          <table:table-cell office:value-type="string" calcext:value-type="string">
            <text:p>SHREECEM.NS</text:p>
          </table:table-cell>
          <table:table-cell table:style-name="ce1" table:formula="of:=([.C952]-[.D952])/[.D952]*100" office:value-type="float" office:value="1.14039280548755" calcext:value-type="float">
            <text:p>1.14</text:p>
          </table:table-cell>
        </table:table-row>
        <table:table-row table:style-name="ro1">
          <table:table-cell office:value-type="string" calcext:value-type="string">
            <text:p>2021-04-23 09:30:00+05:30</text:p>
          </table:table-cell>
          <table:table-cell office:value-type="float" office:value="28380" calcext:value-type="float">
            <text:p>28380</text:p>
          </table:table-cell>
          <table:table-cell office:value-type="float" office:value="28387.44921875" calcext:value-type="float">
            <text:p>28387.44921875</text:p>
          </table:table-cell>
          <table:table-cell office:value-type="float" office:value="28221" calcext:value-type="float">
            <text:p>28221</text:p>
          </table:table-cell>
          <table:table-cell office:value-type="float" office:value="28245.05078125" calcext:value-type="float">
            <text:p>28245.05078125</text:p>
          </table:table-cell>
          <table:table-cell office:value-type="float" office:value="4497" calcext:value-type="float">
            <text:p>4497</text:p>
          </table:table-cell>
          <table:table-cell office:value-type="string" calcext:value-type="string">
            <text:p>SHREECEM.NS</text:p>
          </table:table-cell>
          <table:table-cell/>
        </table:table-row>
        <table:table-row table:style-name="ro1">
          <table:table-cell office:value-type="string" calcext:value-type="string">
            <text:p>2021-04-23 09:45:00+05:30</text:p>
          </table:table-cell>
          <table:table-cell office:value-type="float" office:value="28260" calcext:value-type="float">
            <text:p>28260</text:p>
          </table:table-cell>
          <table:table-cell office:value-type="float" office:value="28324.94921875" calcext:value-type="float">
            <text:p>28324.94921875</text:p>
          </table:table-cell>
          <table:table-cell office:value-type="float" office:value="28166.19921875" calcext:value-type="float">
            <text:p>28166.19921875</text:p>
          </table:table-cell>
          <table:table-cell office:value-type="float" office:value="28274.75" calcext:value-type="float">
            <text:p>28274.75</text:p>
          </table:table-cell>
          <table:table-cell office:value-type="float" office:value="3325" calcext:value-type="float">
            <text:p>3325</text:p>
          </table:table-cell>
          <table:table-cell office:value-type="string" calcext:value-type="string">
            <text:p>SHREECEM.NS</text:p>
          </table:table-cell>
          <table:table-cell/>
        </table:table-row>
        <table:table-row table:style-name="ro1">
          <table:table-cell office:value-type="string" calcext:value-type="string">
            <text:p>2021-04-23 10:00:00+05:30</text:p>
          </table:table-cell>
          <table:table-cell office:value-type="float" office:value="28289.94921875" calcext:value-type="float">
            <text:p>28289.94921875</text:p>
          </table:table-cell>
          <table:table-cell office:value-type="float" office:value="28340" calcext:value-type="float">
            <text:p>28340</text:p>
          </table:table-cell>
          <table:table-cell office:value-type="float" office:value="28252.05078125" calcext:value-type="float">
            <text:p>28252.05078125</text:p>
          </table:table-cell>
          <table:table-cell office:value-type="float" office:value="28323" calcext:value-type="float">
            <text:p>28323</text:p>
          </table:table-cell>
          <table:table-cell office:value-type="float" office:value="1052" calcext:value-type="float">
            <text:p>1052</text:p>
          </table:table-cell>
          <table:table-cell office:value-type="string" calcext:value-type="string">
            <text:p>SHREECEM.NS</text:p>
          </table:table-cell>
          <table:table-cell/>
        </table:table-row>
        <table:table-row table:style-name="ro1">
          <table:table-cell office:value-type="string" calcext:value-type="string">
            <text:p>2021-04-23 10:15:00+05:30</text:p>
          </table:table-cell>
          <table:table-cell office:value-type="float" office:value="28323" calcext:value-type="float">
            <text:p>28323</text:p>
          </table:table-cell>
          <table:table-cell office:value-type="float" office:value="28450" calcext:value-type="float">
            <text:p>28450</text:p>
          </table:table-cell>
          <table:table-cell office:value-type="float" office:value="28300" calcext:value-type="float">
            <text:p>28300</text:p>
          </table:table-cell>
          <table:table-cell office:value-type="float" office:value="28312.849609375" calcext:value-type="float">
            <text:p>28312.849609375</text:p>
          </table:table-cell>
          <table:table-cell office:value-type="float" office:value="2403" calcext:value-type="float">
            <text:p>2403</text:p>
          </table:table-cell>
          <table:table-cell office:value-type="string" calcext:value-type="string">
            <text:p>SHREECEM.NS</text:p>
          </table:table-cell>
          <table:table-cell/>
        </table:table-row>
        <table:table-row table:style-name="ro1">
          <table:table-cell office:value-type="string" calcext:value-type="string">
            <text:p>2021-04-23 10:30:00+05:30</text:p>
          </table:table-cell>
          <table:table-cell office:value-type="float" office:value="28317" calcext:value-type="float">
            <text:p>28317</text:p>
          </table:table-cell>
          <table:table-cell office:value-type="float" office:value="28362.94921875" calcext:value-type="float">
            <text:p>28362.94921875</text:p>
          </table:table-cell>
          <table:table-cell office:value-type="float" office:value="28206" calcext:value-type="float">
            <text:p>28206</text:p>
          </table:table-cell>
          <table:table-cell office:value-type="float" office:value="28242.30078125" calcext:value-type="float">
            <text:p>28242.30078125</text:p>
          </table:table-cell>
          <table:table-cell office:value-type="float" office:value="1352" calcext:value-type="float">
            <text:p>1352</text:p>
          </table:table-cell>
          <table:table-cell office:value-type="string" calcext:value-type="string">
            <text:p>SHREECEM.NS</text:p>
          </table:table-cell>
          <table:table-cell/>
        </table:table-row>
        <table:table-row table:style-name="ro1">
          <table:table-cell office:value-type="string" calcext:value-type="string">
            <text:p>2021-04-23 10:45:00+05:30</text:p>
          </table:table-cell>
          <table:table-cell office:value-type="float" office:value="28235" calcext:value-type="float">
            <text:p>28235</text:p>
          </table:table-cell>
          <table:table-cell office:value-type="float" office:value="28260" calcext:value-type="float">
            <text:p>28260</text:p>
          </table:table-cell>
          <table:table-cell office:value-type="float" office:value="28200.94921875" calcext:value-type="float">
            <text:p>28200.94921875</text:p>
          </table:table-cell>
          <table:table-cell office:value-type="float" office:value="28230.150390625" calcext:value-type="float">
            <text:p>28230.150390625</text:p>
          </table:table-cell>
          <table:table-cell office:value-type="float" office:value="558" calcext:value-type="float">
            <text:p>558</text:p>
          </table:table-cell>
          <table:table-cell office:value-type="string" calcext:value-type="string">
            <text:p>SHREECEM.NS</text:p>
          </table:table-cell>
          <table:table-cell/>
        </table:table-row>
        <table:table-row table:style-name="ro1">
          <table:table-cell office:value-type="string" calcext:value-type="string">
            <text:p>2021-04-23 11:00:00+05:30</text:p>
          </table:table-cell>
          <table:table-cell office:value-type="float" office:value="28239.5" calcext:value-type="float">
            <text:p>28239.5</text:p>
          </table:table-cell>
          <table:table-cell office:value-type="float" office:value="28348" calcext:value-type="float">
            <text:p>28348</text:p>
          </table:table-cell>
          <table:table-cell office:value-type="float" office:value="28231.05078125" calcext:value-type="float">
            <text:p>28231.05078125</text:p>
          </table:table-cell>
          <table:table-cell office:value-type="float" office:value="28300" calcext:value-type="float">
            <text:p>28300</text:p>
          </table:table-cell>
          <table:table-cell office:value-type="float" office:value="1061" calcext:value-type="float">
            <text:p>1061</text:p>
          </table:table-cell>
          <table:table-cell office:value-type="string" calcext:value-type="string">
            <text:p>SHREECEM.NS</text:p>
          </table:table-cell>
          <table:table-cell/>
        </table:table-row>
        <table:table-row table:style-name="ro1">
          <table:table-cell office:value-type="string" calcext:value-type="string">
            <text:p>2021-04-23 11:15:00+05:30</text:p>
          </table:table-cell>
          <table:table-cell table:number-columns-repeated="2" office:value-type="float" office:value="28347" calcext:value-type="float">
            <text:p>28347</text:p>
          </table:table-cell>
          <table:table-cell office:value-type="float" office:value="28238" calcext:value-type="float">
            <text:p>28238</text:p>
          </table:table-cell>
          <table:table-cell office:value-type="float" office:value="28260" calcext:value-type="float">
            <text:p>28260</text:p>
          </table:table-cell>
          <table:table-cell office:value-type="float" office:value="1160" calcext:value-type="float">
            <text:p>1160</text:p>
          </table:table-cell>
          <table:table-cell office:value-type="string" calcext:value-type="string">
            <text:p>SHREECEM.NS</text:p>
          </table:table-cell>
          <table:table-cell/>
        </table:table-row>
        <table:table-row table:style-name="ro1">
          <table:table-cell office:value-type="string" calcext:value-type="string">
            <text:p>2021-04-23 11:30:00+05:30</text:p>
          </table:table-cell>
          <table:table-cell office:value-type="float" office:value="28265" calcext:value-type="float">
            <text:p>28265</text:p>
          </table:table-cell>
          <table:table-cell office:value-type="float" office:value="28287" calcext:value-type="float">
            <text:p>28287</text:p>
          </table:table-cell>
          <table:table-cell office:value-type="float" office:value="28203.69921875" calcext:value-type="float">
            <text:p>28203.69921875</text:p>
          </table:table-cell>
          <table:table-cell office:value-type="float" office:value="28213" calcext:value-type="float">
            <text:p>28213</text:p>
          </table:table-cell>
          <table:table-cell office:value-type="float" office:value="664" calcext:value-type="float">
            <text:p>664</text:p>
          </table:table-cell>
          <table:table-cell office:value-type="string" calcext:value-type="string">
            <text:p>SHREECEM.NS</text:p>
          </table:table-cell>
          <table:table-cell/>
        </table:table-row>
        <table:table-row table:style-name="ro1">
          <table:table-cell office:value-type="string" calcext:value-type="string">
            <text:p>2021-04-23 11:45:00+05:30</text:p>
          </table:table-cell>
          <table:table-cell office:value-type="float" office:value="28213" calcext:value-type="float">
            <text:p>28213</text:p>
          </table:table-cell>
          <table:table-cell office:value-type="float" office:value="28225" calcext:value-type="float">
            <text:p>28225</text:p>
          </table:table-cell>
          <table:table-cell office:value-type="float" office:value="28142.55078125" calcext:value-type="float">
            <text:p>28142.55078125</text:p>
          </table:table-cell>
          <table:table-cell office:value-type="float" office:value="28153.599609375" calcext:value-type="float">
            <text:p>28153.599609375</text:p>
          </table:table-cell>
          <table:table-cell office:value-type="float" office:value="1611" calcext:value-type="float">
            <text:p>1611</text:p>
          </table:table-cell>
          <table:table-cell office:value-type="string" calcext:value-type="string">
            <text:p>SHREECEM.NS</text:p>
          </table:table-cell>
          <table:table-cell/>
        </table:table-row>
        <table:table-row table:style-name="ro1">
          <table:table-cell office:value-type="string" calcext:value-type="string">
            <text:p>2021-04-23 12:00:00+05:30</text:p>
          </table:table-cell>
          <table:table-cell office:value-type="float" office:value="28155" calcext:value-type="float">
            <text:p>28155</text:p>
          </table:table-cell>
          <table:table-cell office:value-type="float" office:value="28207.400390625" calcext:value-type="float">
            <text:p>28207.400390625</text:p>
          </table:table-cell>
          <table:table-cell office:value-type="float" office:value="28153.599609375" calcext:value-type="float">
            <text:p>28153.599609375</text:p>
          </table:table-cell>
          <table:table-cell office:value-type="float" office:value="28195.099609375" calcext:value-type="float">
            <text:p>28195.099609375</text:p>
          </table:table-cell>
          <table:table-cell office:value-type="float" office:value="707" calcext:value-type="float">
            <text:p>707</text:p>
          </table:table-cell>
          <table:table-cell office:value-type="string" calcext:value-type="string">
            <text:p>SHREECEM.NS</text:p>
          </table:table-cell>
          <table:table-cell/>
        </table:table-row>
        <table:table-row table:style-name="ro1">
          <table:table-cell office:value-type="string" calcext:value-type="string">
            <text:p>2021-04-23 12:15:00+05:30</text:p>
          </table:table-cell>
          <table:table-cell table:number-columns-repeated="2" office:value-type="float" office:value="28184.900390625" calcext:value-type="float">
            <text:p>28184.900390625</text:p>
          </table:table-cell>
          <table:table-cell office:value-type="float" office:value="28009.94921875" calcext:value-type="float">
            <text:p>28009.94921875</text:p>
          </table:table-cell>
          <table:table-cell office:value-type="float" office:value="28025.05078125" calcext:value-type="float">
            <text:p>28025.05078125</text:p>
          </table:table-cell>
          <table:table-cell office:value-type="float" office:value="3051" calcext:value-type="float">
            <text:p>3051</text:p>
          </table:table-cell>
          <table:table-cell office:value-type="string" calcext:value-type="string">
            <text:p>SHREECEM.NS</text:p>
          </table:table-cell>
          <table:table-cell/>
        </table:table-row>
        <table:table-row table:style-name="ro1">
          <table:table-cell office:value-type="string" calcext:value-type="string">
            <text:p>2021-04-23 12:30:00+05:30</text:p>
          </table:table-cell>
          <table:table-cell office:value-type="float" office:value="28034.94921875" calcext:value-type="float">
            <text:p>28034.94921875</text:p>
          </table:table-cell>
          <table:table-cell office:value-type="float" office:value="28097.25" calcext:value-type="float">
            <text:p>28097.25</text:p>
          </table:table-cell>
          <table:table-cell office:value-type="float" office:value="28000.099609375" calcext:value-type="float">
            <text:p>28000.099609375</text:p>
          </table:table-cell>
          <table:table-cell office:value-type="float" office:value="28040.19921875" calcext:value-type="float">
            <text:p>28040.19921875</text:p>
          </table:table-cell>
          <table:table-cell office:value-type="float" office:value="3182" calcext:value-type="float">
            <text:p>3182</text:p>
          </table:table-cell>
          <table:table-cell office:value-type="string" calcext:value-type="string">
            <text:p>SHREECEM.NS</text:p>
          </table:table-cell>
          <table:table-cell/>
        </table:table-row>
        <table:table-row table:style-name="ro1">
          <table:table-cell office:value-type="string" calcext:value-type="string">
            <text:p>2021-04-23 12:45:00+05:30</text:p>
          </table:table-cell>
          <table:table-cell office:value-type="float" office:value="28052" calcext:value-type="float">
            <text:p>28052</text:p>
          </table:table-cell>
          <table:table-cell office:value-type="float" office:value="28137.349609375" calcext:value-type="float">
            <text:p>28137.349609375</text:p>
          </table:table-cell>
          <table:table-cell office:value-type="float" office:value="27950.30078125" calcext:value-type="float">
            <text:p>27950.30078125</text:p>
          </table:table-cell>
          <table:table-cell office:value-type="float" office:value="27958" calcext:value-type="float">
            <text:p>27958</text:p>
          </table:table-cell>
          <table:table-cell office:value-type="float" office:value="3905" calcext:value-type="float">
            <text:p>3905</text:p>
          </table:table-cell>
          <table:table-cell office:value-type="string" calcext:value-type="string">
            <text:p>SHREECEM.NS</text:p>
          </table:table-cell>
          <table:table-cell/>
        </table:table-row>
        <table:table-row table:style-name="ro1">
          <table:table-cell office:value-type="string" calcext:value-type="string">
            <text:p>2021-04-23 13:00:00+05:30</text:p>
          </table:table-cell>
          <table:table-cell office:value-type="float" office:value="27957" calcext:value-type="float">
            <text:p>27957</text:p>
          </table:table-cell>
          <table:table-cell office:value-type="float" office:value="28019.75" calcext:value-type="float">
            <text:p>28019.75</text:p>
          </table:table-cell>
          <table:table-cell office:value-type="float" office:value="27953" calcext:value-type="float">
            <text:p>27953</text:p>
          </table:table-cell>
          <table:table-cell office:value-type="float" office:value="27970" calcext:value-type="float">
            <text:p>27970</text:p>
          </table:table-cell>
          <table:table-cell office:value-type="float" office:value="2654" calcext:value-type="float">
            <text:p>2654</text:p>
          </table:table-cell>
          <table:table-cell office:value-type="string" calcext:value-type="string">
            <text:p>SHREECEM.NS</text:p>
          </table:table-cell>
          <table:table-cell/>
        </table:table-row>
        <table:table-row table:style-name="ro1">
          <table:table-cell office:value-type="string" calcext:value-type="string">
            <text:p>2021-04-23 13:15:00+05:30</text:p>
          </table:table-cell>
          <table:table-cell office:value-type="float" office:value="27976.650390625" calcext:value-type="float">
            <text:p>27976.650390625</text:p>
          </table:table-cell>
          <table:table-cell office:value-type="float" office:value="28083.69921875" calcext:value-type="float">
            <text:p>28083.69921875</text:p>
          </table:table-cell>
          <table:table-cell office:value-type="float" office:value="27926" calcext:value-type="float">
            <text:p>27926</text:p>
          </table:table-cell>
          <table:table-cell office:value-type="float" office:value="28052.05078125" calcext:value-type="float">
            <text:p>28052.05078125</text:p>
          </table:table-cell>
          <table:table-cell office:value-type="float" office:value="2667" calcext:value-type="float">
            <text:p>2667</text:p>
          </table:table-cell>
          <table:table-cell office:value-type="string" calcext:value-type="string">
            <text:p>SHREECEM.NS</text:p>
          </table:table-cell>
          <table:table-cell/>
        </table:table-row>
        <table:table-row table:style-name="ro1">
          <table:table-cell office:value-type="string" calcext:value-type="string">
            <text:p>2021-04-23 13:30:00+05:30</text:p>
          </table:table-cell>
          <table:table-cell office:value-type="float" office:value="28052.099609375" calcext:value-type="float">
            <text:p>28052.099609375</text:p>
          </table:table-cell>
          <table:table-cell office:value-type="float" office:value="28098" calcext:value-type="float">
            <text:p>28098</text:p>
          </table:table-cell>
          <table:table-cell office:value-type="float" office:value="27931" calcext:value-type="float">
            <text:p>27931</text:p>
          </table:table-cell>
          <table:table-cell office:value-type="float" office:value="27974.650390625" calcext:value-type="float">
            <text:p>27974.650390625</text:p>
          </table:table-cell>
          <table:table-cell office:value-type="float" office:value="2972" calcext:value-type="float">
            <text:p>2972</text:p>
          </table:table-cell>
          <table:table-cell office:value-type="string" calcext:value-type="string">
            <text:p>SHREECEM.NS</text:p>
          </table:table-cell>
          <table:table-cell/>
        </table:table-row>
        <table:table-row table:style-name="ro1">
          <table:table-cell office:value-type="string" calcext:value-type="string">
            <text:p>2021-04-23 13:45:00+05:30</text:p>
          </table:table-cell>
          <table:table-cell office:value-type="float" office:value="27974.650390625" calcext:value-type="float">
            <text:p>27974.650390625</text:p>
          </table:table-cell>
          <table:table-cell office:value-type="float" office:value="28019.94921875" calcext:value-type="float">
            <text:p>28019.94921875</text:p>
          </table:table-cell>
          <table:table-cell office:value-type="float" office:value="27955.05078125" calcext:value-type="float">
            <text:p>27955.05078125</text:p>
          </table:table-cell>
          <table:table-cell office:value-type="float" office:value="27961" calcext:value-type="float">
            <text:p>27961</text:p>
          </table:table-cell>
          <table:table-cell office:value-type="float" office:value="1554" calcext:value-type="float">
            <text:p>1554</text:p>
          </table:table-cell>
          <table:table-cell office:value-type="string" calcext:value-type="string">
            <text:p>SHREECEM.NS</text:p>
          </table:table-cell>
          <table:table-cell/>
        </table:table-row>
        <table:table-row table:style-name="ro1">
          <table:table-cell office:value-type="string" calcext:value-type="string">
            <text:p>2021-04-23 14:00:00+05:30</text:p>
          </table:table-cell>
          <table:table-cell office:value-type="float" office:value="27961" calcext:value-type="float">
            <text:p>27961</text:p>
          </table:table-cell>
          <table:table-cell office:value-type="float" office:value="28035.05078125" calcext:value-type="float">
            <text:p>28035.05078125</text:p>
          </table:table-cell>
          <table:table-cell office:value-type="float" office:value="27956" calcext:value-type="float">
            <text:p>27956</text:p>
          </table:table-cell>
          <table:table-cell office:value-type="float" office:value="27967.55078125" calcext:value-type="float">
            <text:p>27967.55078125</text:p>
          </table:table-cell>
          <table:table-cell office:value-type="float" office:value="2945" calcext:value-type="float">
            <text:p>2945</text:p>
          </table:table-cell>
          <table:table-cell office:value-type="string" calcext:value-type="string">
            <text:p>SHREECEM.NS</text:p>
          </table:table-cell>
          <table:table-cell/>
        </table:table-row>
        <table:table-row table:style-name="ro1">
          <table:table-cell office:value-type="string" calcext:value-type="string">
            <text:p>2021-04-23 14:15:00+05:30</text:p>
          </table:table-cell>
          <table:table-cell office:value-type="float" office:value="27958" calcext:value-type="float">
            <text:p>27958</text:p>
          </table:table-cell>
          <table:table-cell office:value-type="float" office:value="28030" calcext:value-type="float">
            <text:p>28030</text:p>
          </table:table-cell>
          <table:table-cell office:value-type="float" office:value="27956.349609375" calcext:value-type="float">
            <text:p>27956.349609375</text:p>
          </table:table-cell>
          <table:table-cell office:value-type="float" office:value="27993.94921875" calcext:value-type="float">
            <text:p>27993.94921875</text:p>
          </table:table-cell>
          <table:table-cell office:value-type="float" office:value="2560" calcext:value-type="float">
            <text:p>2560</text:p>
          </table:table-cell>
          <table:table-cell office:value-type="string" calcext:value-type="string">
            <text:p>SHREECEM.NS</text:p>
          </table:table-cell>
          <table:table-cell/>
        </table:table-row>
        <table:table-row table:style-name="ro1">
          <table:table-cell office:value-type="string" calcext:value-type="string">
            <text:p>2021-04-23 14:30:00+05:30</text:p>
          </table:table-cell>
          <table:table-cell office:value-type="float" office:value="27982.55078125" calcext:value-type="float">
            <text:p>27982.55078125</text:p>
          </table:table-cell>
          <table:table-cell office:value-type="float" office:value="28085.19921875" calcext:value-type="float">
            <text:p>28085.19921875</text:p>
          </table:table-cell>
          <table:table-cell office:value-type="float" office:value="27956.349609375" calcext:value-type="float">
            <text:p>27956.349609375</text:p>
          </table:table-cell>
          <table:table-cell office:value-type="float" office:value="27965.30078125" calcext:value-type="float">
            <text:p>27965.30078125</text:p>
          </table:table-cell>
          <table:table-cell office:value-type="float" office:value="2833" calcext:value-type="float">
            <text:p>2833</text:p>
          </table:table-cell>
          <table:table-cell office:value-type="string" calcext:value-type="string">
            <text:p>SHREECEM.NS</text:p>
          </table:table-cell>
          <table:table-cell/>
        </table:table-row>
        <table:table-row table:style-name="ro1">
          <table:table-cell office:value-type="string" calcext:value-type="string">
            <text:p>2021-04-23 14:45:00+05:30</text:p>
          </table:table-cell>
          <table:table-cell office:value-type="float" office:value="27965.150390625" calcext:value-type="float">
            <text:p>27965.150390625</text:p>
          </table:table-cell>
          <table:table-cell office:value-type="float" office:value="28090.099609375" calcext:value-type="float">
            <text:p>28090.099609375</text:p>
          </table:table-cell>
          <table:table-cell office:value-type="float" office:value="27965" calcext:value-type="float">
            <text:p>27965</text:p>
          </table:table-cell>
          <table:table-cell office:value-type="float" office:value="27999.94921875" calcext:value-type="float">
            <text:p>27999.94921875</text:p>
          </table:table-cell>
          <table:table-cell office:value-type="float" office:value="2488" calcext:value-type="float">
            <text:p>2488</text:p>
          </table:table-cell>
          <table:table-cell office:value-type="string" calcext:value-type="string">
            <text:p>SHREECEM.NS</text:p>
          </table:table-cell>
          <table:table-cell/>
        </table:table-row>
        <table:table-row table:style-name="ro1">
          <table:table-cell office:value-type="string" calcext:value-type="string">
            <text:p>2021-04-23 15:00:00+05:30</text:p>
          </table:table-cell>
          <table:table-cell office:value-type="float" office:value="27998.44921875" calcext:value-type="float">
            <text:p>27998.44921875</text:p>
          </table:table-cell>
          <table:table-cell office:value-type="float" office:value="28150" calcext:value-type="float">
            <text:p>28150</text:p>
          </table:table-cell>
          <table:table-cell office:value-type="float" office:value="27998.44921875" calcext:value-type="float">
            <text:p>27998.44921875</text:p>
          </table:table-cell>
          <table:table-cell office:value-type="float" office:value="28065" calcext:value-type="float">
            <text:p>28065</text:p>
          </table:table-cell>
          <table:table-cell office:value-type="float" office:value="5967" calcext:value-type="float">
            <text:p>5967</text:p>
          </table:table-cell>
          <table:table-cell office:value-type="string" calcext:value-type="string">
            <text:p>SHREECEM.NS</text:p>
          </table:table-cell>
          <table:table-cell/>
        </table:table-row>
        <table:table-row table:style-name="ro1">
          <table:table-cell office:value-type="string" calcext:value-type="string">
            <text:p>2021-04-23 15:15:00+05:30</text:p>
          </table:table-cell>
          <table:table-cell office:value-type="float" office:value="28088.05078125" calcext:value-type="float">
            <text:p>28088.05078125</text:p>
          </table:table-cell>
          <table:table-cell office:value-type="float" office:value="28152.5" calcext:value-type="float">
            <text:p>28152.5</text:p>
          </table:table-cell>
          <table:table-cell office:value-type="float" office:value="28046.400390625" calcext:value-type="float">
            <text:p>28046.400390625</text:p>
          </table:table-cell>
          <table:table-cell office:value-type="float" office:value="28106.30078125" calcext:value-type="float">
            <text:p>28106.30078125</text:p>
          </table:table-cell>
          <table:table-cell office:value-type="float" office:value="9647" calcext:value-type="float">
            <text:p>9647</text:p>
          </table:table-cell>
          <table:table-cell office:value-type="string" calcext:value-type="string">
            <text:p>SHREECEM.NS</text:p>
          </table:table-cell>
          <table:table-cell/>
        </table:table-row>
        <table:table-row table:style-name="ro1">
          <table:table-cell office:value-type="string" calcext:value-type="string">
            <text:p>2021-04-23 09:15:00+05:30</text:p>
          </table:table-cell>
          <table:table-cell office:value-type="float" office:value="331.950012207031" calcext:value-type="float">
            <text:p>331.950012207031</text:p>
          </table:table-cell>
          <table:table-cell office:value-type="float" office:value="335.899993896484" calcext:value-type="float">
            <text:p>335.899993896484</text:p>
          </table:table-cell>
          <table:table-cell office:value-type="float" office:value="331.75" calcext:value-type="float">
            <text:p>331.75</text:p>
          </table:table-cell>
          <table:table-cell office:value-type="float" office:value="333.200012207031" calcext:value-type="float">
            <text:p>333.200012207031</text:p>
          </table:table-cell>
          <table:table-cell office:value-type="float" office:value="3110169" calcext:value-type="float">
            <text:p>3110169</text:p>
          </table:table-cell>
          <table:table-cell office:value-type="string" calcext:value-type="string">
            <text:p>SBIN.NS</text:p>
          </table:table-cell>
          <table:table-cell table:style-name="ce1" table:formula="of:=([.C977]-[.D977])/[.D977]*100" office:value-type="float" office:value="1.25094013458459" calcext:value-type="float">
            <text:p>1.25</text:p>
          </table:table-cell>
        </table:table-row>
        <table:table-row table:style-name="ro1">
          <table:table-cell office:value-type="string" calcext:value-type="string">
            <text:p>2021-04-23 09:30:00+05:30</text:p>
          </table:table-cell>
          <table:table-cell office:value-type="float" office:value="333.200012207031" calcext:value-type="float">
            <text:p>333.200012207031</text:p>
          </table:table-cell>
          <table:table-cell office:value-type="float" office:value="333.950012207031" calcext:value-type="float">
            <text:p>333.950012207031</text:p>
          </table:table-cell>
          <table:table-cell office:value-type="float" office:value="332.700012207031" calcext:value-type="float">
            <text:p>332.700012207031</text:p>
          </table:table-cell>
          <table:table-cell office:value-type="float" office:value="333.75" calcext:value-type="float">
            <text:p>333.75</text:p>
          </table:table-cell>
          <table:table-cell office:value-type="float" office:value="1517428" calcext:value-type="float">
            <text:p>1517428</text:p>
          </table:table-cell>
          <table:table-cell office:value-type="string" calcext:value-type="string">
            <text:p>SBIN.NS</text:p>
          </table:table-cell>
          <table:table-cell/>
        </table:table-row>
        <table:table-row table:style-name="ro1">
          <table:table-cell office:value-type="string" calcext:value-type="string">
            <text:p>2021-04-23 09:45:00+05:30</text:p>
          </table:table-cell>
          <table:table-cell office:value-type="float" office:value="333.700012207031" calcext:value-type="float">
            <text:p>333.700012207031</text:p>
          </table:table-cell>
          <table:table-cell office:value-type="float" office:value="336.450012207031" calcext:value-type="float">
            <text:p>336.450012207031</text:p>
          </table:table-cell>
          <table:table-cell office:value-type="float" office:value="333.25" calcext:value-type="float">
            <text:p>333.25</text:p>
          </table:table-cell>
          <table:table-cell office:value-type="float" office:value="336.100006103516" calcext:value-type="float">
            <text:p>336.100006103516</text:p>
          </table:table-cell>
          <table:table-cell office:value-type="float" office:value="2075195" calcext:value-type="float">
            <text:p>2075195</text:p>
          </table:table-cell>
          <table:table-cell office:value-type="string" calcext:value-type="string">
            <text:p>SBIN.NS</text:p>
          </table:table-cell>
          <table:table-cell/>
        </table:table-row>
        <table:table-row table:style-name="ro1">
          <table:table-cell office:value-type="string" calcext:value-type="string">
            <text:p>2021-04-23 10:00:00+05:30</text:p>
          </table:table-cell>
          <table:table-cell office:value-type="float" office:value="336.100006103516" calcext:value-type="float">
            <text:p>336.100006103516</text:p>
          </table:table-cell>
          <table:table-cell office:value-type="float" office:value="338.450012207031" calcext:value-type="float">
            <text:p>338.450012207031</text:p>
          </table:table-cell>
          <table:table-cell office:value-type="float" office:value="335.5" calcext:value-type="float">
            <text:p>335.5</text:p>
          </table:table-cell>
          <table:table-cell office:value-type="float" office:value="338" calcext:value-type="float">
            <text:p>338</text:p>
          </table:table-cell>
          <table:table-cell office:value-type="float" office:value="3845246" calcext:value-type="float">
            <text:p>3845246</text:p>
          </table:table-cell>
          <table:table-cell office:value-type="string" calcext:value-type="string">
            <text:p>SBIN.NS</text:p>
          </table:table-cell>
          <table:table-cell/>
        </table:table-row>
        <table:table-row table:style-name="ro1">
          <table:table-cell office:value-type="string" calcext:value-type="string">
            <text:p>2021-04-23 10:15:00+05:30</text:p>
          </table:table-cell>
          <table:table-cell office:value-type="float" office:value="338" calcext:value-type="float">
            <text:p>338</text:p>
          </table:table-cell>
          <table:table-cell office:value-type="float" office:value="338.399993896484" calcext:value-type="float">
            <text:p>338.399993896484</text:p>
          </table:table-cell>
          <table:table-cell office:value-type="float" office:value="336.549987792969" calcext:value-type="float">
            <text:p>336.549987792969</text:p>
          </table:table-cell>
          <table:table-cell office:value-type="float" office:value="338.100006103516" calcext:value-type="float">
            <text:p>338.100006103516</text:p>
          </table:table-cell>
          <table:table-cell office:value-type="float" office:value="1870363" calcext:value-type="float">
            <text:p>1870363</text:p>
          </table:table-cell>
          <table:table-cell office:value-type="string" calcext:value-type="string">
            <text:p>SBIN.NS</text:p>
          </table:table-cell>
          <table:table-cell/>
        </table:table-row>
        <table:table-row table:style-name="ro1">
          <table:table-cell office:value-type="string" calcext:value-type="string">
            <text:p>2021-04-23 10:30:00+05:30</text:p>
          </table:table-cell>
          <table:table-cell office:value-type="float" office:value="338" calcext:value-type="float">
            <text:p>338</text:p>
          </table:table-cell>
          <table:table-cell office:value-type="float" office:value="338.899993896484" calcext:value-type="float">
            <text:p>338.899993896484</text:p>
          </table:table-cell>
          <table:table-cell office:value-type="float" office:value="336.75" calcext:value-type="float">
            <text:p>336.75</text:p>
          </table:table-cell>
          <table:table-cell office:value-type="float" office:value="336.850006103516" calcext:value-type="float">
            <text:p>336.850006103516</text:p>
          </table:table-cell>
          <table:table-cell office:value-type="float" office:value="2545966" calcext:value-type="float">
            <text:p>2545966</text:p>
          </table:table-cell>
          <table:table-cell office:value-type="string" calcext:value-type="string">
            <text:p>SBIN.NS</text:p>
          </table:table-cell>
          <table:table-cell/>
        </table:table-row>
        <table:table-row table:style-name="ro1">
          <table:table-cell office:value-type="string" calcext:value-type="string">
            <text:p>2021-04-23 10:45:00+05:30</text:p>
          </table:table-cell>
          <table:table-cell office:value-type="float" office:value="336.850006103516" calcext:value-type="float">
            <text:p>336.850006103516</text:p>
          </table:table-cell>
          <table:table-cell office:value-type="float" office:value="337.450012207031" calcext:value-type="float">
            <text:p>337.450012207031</text:p>
          </table:table-cell>
          <table:table-cell office:value-type="float" office:value="336.299987792969" calcext:value-type="float">
            <text:p>336.299987792969</text:p>
          </table:table-cell>
          <table:table-cell office:value-type="float" office:value="336.850006103516" calcext:value-type="float">
            <text:p>336.850006103516</text:p>
          </table:table-cell>
          <table:table-cell office:value-type="float" office:value="1225928" calcext:value-type="float">
            <text:p>1225928</text:p>
          </table:table-cell>
          <table:table-cell office:value-type="string" calcext:value-type="string">
            <text:p>SBIN.NS</text:p>
          </table:table-cell>
          <table:table-cell/>
        </table:table-row>
        <table:table-row table:style-name="ro1">
          <table:table-cell office:value-type="string" calcext:value-type="string">
            <text:p>2021-04-23 11:00:00+05:30</text:p>
          </table:table-cell>
          <table:table-cell office:value-type="float" office:value="336.850006103516" calcext:value-type="float">
            <text:p>336.850006103516</text:p>
          </table:table-cell>
          <table:table-cell office:value-type="float" office:value="338.149993896484" calcext:value-type="float">
            <text:p>338.149993896484</text:p>
          </table:table-cell>
          <table:table-cell office:value-type="float" office:value="336.700012207031" calcext:value-type="float">
            <text:p>336.700012207031</text:p>
          </table:table-cell>
          <table:table-cell office:value-type="float" office:value="337.75" calcext:value-type="float">
            <text:p>337.75</text:p>
          </table:table-cell>
          <table:table-cell office:value-type="float" office:value="1095165" calcext:value-type="float">
            <text:p>1095165</text:p>
          </table:table-cell>
          <table:table-cell office:value-type="string" calcext:value-type="string">
            <text:p>SBIN.NS</text:p>
          </table:table-cell>
          <table:table-cell/>
        </table:table-row>
        <table:table-row table:style-name="ro1">
          <table:table-cell office:value-type="string" calcext:value-type="string">
            <text:p>2021-04-23 11:15:00+05:30</text:p>
          </table:table-cell>
          <table:table-cell office:value-type="float" office:value="337.799987792969" calcext:value-type="float">
            <text:p>337.799987792969</text:p>
          </table:table-cell>
          <table:table-cell office:value-type="float" office:value="339" calcext:value-type="float">
            <text:p>339</text:p>
          </table:table-cell>
          <table:table-cell office:value-type="float" office:value="337.600006103516" calcext:value-type="float">
            <text:p>337.600006103516</text:p>
          </table:table-cell>
          <table:table-cell office:value-type="float" office:value="338.600006103516" calcext:value-type="float">
            <text:p>338.600006103516</text:p>
          </table:table-cell>
          <table:table-cell office:value-type="float" office:value="1858235" calcext:value-type="float">
            <text:p>1858235</text:p>
          </table:table-cell>
          <table:table-cell office:value-type="string" calcext:value-type="string">
            <text:p>SBIN.NS</text:p>
          </table:table-cell>
          <table:table-cell/>
        </table:table-row>
        <table:table-row table:style-name="ro1">
          <table:table-cell office:value-type="string" calcext:value-type="string">
            <text:p>2021-04-23 11:30:00+05:30</text:p>
          </table:table-cell>
          <table:table-cell office:value-type="float" office:value="338.450012207031" calcext:value-type="float">
            <text:p>338.450012207031</text:p>
          </table:table-cell>
          <table:table-cell office:value-type="float" office:value="339.899993896484" calcext:value-type="float">
            <text:p>339.899993896484</text:p>
          </table:table-cell>
          <table:table-cell office:value-type="float" office:value="338.299987792969" calcext:value-type="float">
            <text:p>338.299987792969</text:p>
          </table:table-cell>
          <table:table-cell office:value-type="float" office:value="339.5" calcext:value-type="float">
            <text:p>339.5</text:p>
          </table:table-cell>
          <table:table-cell office:value-type="float" office:value="2398236" calcext:value-type="float">
            <text:p>2398236</text:p>
          </table:table-cell>
          <table:table-cell office:value-type="string" calcext:value-type="string">
            <text:p>SBIN.NS</text:p>
          </table:table-cell>
          <table:table-cell/>
        </table:table-row>
        <table:table-row table:style-name="ro1">
          <table:table-cell office:value-type="string" calcext:value-type="string">
            <text:p>2021-04-23 11:45:00+05:30</text:p>
          </table:table-cell>
          <table:table-cell office:value-type="float" office:value="339.450012207031" calcext:value-type="float">
            <text:p>339.450012207031</text:p>
          </table:table-cell>
          <table:table-cell office:value-type="float" office:value="339.799987792969" calcext:value-type="float">
            <text:p>339.799987792969</text:p>
          </table:table-cell>
          <table:table-cell office:value-type="float" office:value="338.200012207031" calcext:value-type="float">
            <text:p>338.200012207031</text:p>
          </table:table-cell>
          <table:table-cell office:value-type="float" office:value="338.5" calcext:value-type="float">
            <text:p>338.5</text:p>
          </table:table-cell>
          <table:table-cell office:value-type="float" office:value="1208000" calcext:value-type="float">
            <text:p>1208000</text:p>
          </table:table-cell>
          <table:table-cell office:value-type="string" calcext:value-type="string">
            <text:p>SBIN.NS</text:p>
          </table:table-cell>
          <table:table-cell/>
        </table:table-row>
        <table:table-row table:style-name="ro1">
          <table:table-cell office:value-type="string" calcext:value-type="string">
            <text:p>2021-04-23 12:00:00+05:30</text:p>
          </table:table-cell>
          <table:table-cell office:value-type="float" office:value="338.549987792969" calcext:value-type="float">
            <text:p>338.549987792969</text:p>
          </table:table-cell>
          <table:table-cell office:value-type="float" office:value="339" calcext:value-type="float">
            <text:p>339</text:p>
          </table:table-cell>
          <table:table-cell office:value-type="float" office:value="338.049987792969" calcext:value-type="float">
            <text:p>338.049987792969</text:p>
          </table:table-cell>
          <table:table-cell office:value-type="float" office:value="338.299987792969" calcext:value-type="float">
            <text:p>338.299987792969</text:p>
          </table:table-cell>
          <table:table-cell office:value-type="float" office:value="746098" calcext:value-type="float">
            <text:p>746098</text:p>
          </table:table-cell>
          <table:table-cell office:value-type="string" calcext:value-type="string">
            <text:p>SBIN.NS</text:p>
          </table:table-cell>
          <table:table-cell/>
        </table:table-row>
        <table:table-row table:style-name="ro1">
          <table:table-cell office:value-type="string" calcext:value-type="string">
            <text:p>2021-04-23 12:15:00+05:30</text:p>
          </table:table-cell>
          <table:table-cell table:number-columns-repeated="2" office:value-type="float" office:value="338.350006103516" calcext:value-type="float">
            <text:p>338.350006103516</text:p>
          </table:table-cell>
          <table:table-cell office:value-type="float" office:value="335.549987792969" calcext:value-type="float">
            <text:p>335.549987792969</text:p>
          </table:table-cell>
          <table:table-cell office:value-type="float" office:value="337.200012207031" calcext:value-type="float">
            <text:p>337.200012207031</text:p>
          </table:table-cell>
          <table:table-cell office:value-type="float" office:value="2493328" calcext:value-type="float">
            <text:p>2493328</text:p>
          </table:table-cell>
          <table:table-cell office:value-type="string" calcext:value-type="string">
            <text:p>SBIN.NS</text:p>
          </table:table-cell>
          <table:table-cell/>
        </table:table-row>
        <table:table-row table:style-name="ro1">
          <table:table-cell office:value-type="string" calcext:value-type="string">
            <text:p>2021-04-23 12:30:00+05:30</text:p>
          </table:table-cell>
          <table:table-cell office:value-type="float" office:value="337.200012207031" calcext:value-type="float">
            <text:p>337.200012207031</text:p>
          </table:table-cell>
          <table:table-cell office:value-type="float" office:value="338.25" calcext:value-type="float">
            <text:p>338.25</text:p>
          </table:table-cell>
          <table:table-cell office:value-type="float" office:value="336.25" calcext:value-type="float">
            <text:p>336.25</text:p>
          </table:table-cell>
          <table:table-cell office:value-type="float" office:value="337.950012207031" calcext:value-type="float">
            <text:p>337.950012207031</text:p>
          </table:table-cell>
          <table:table-cell office:value-type="float" office:value="1250479" calcext:value-type="float">
            <text:p>1250479</text:p>
          </table:table-cell>
          <table:table-cell office:value-type="string" calcext:value-type="string">
            <text:p>SBIN.NS</text:p>
          </table:table-cell>
          <table:table-cell/>
        </table:table-row>
        <table:table-row table:style-name="ro1">
          <table:table-cell office:value-type="string" calcext:value-type="string">
            <text:p>2021-04-23 12:45:00+05:30</text:p>
          </table:table-cell>
          <table:table-cell office:value-type="float" office:value="338" calcext:value-type="float">
            <text:p>338</text:p>
          </table:table-cell>
          <table:table-cell office:value-type="float" office:value="338.299987792969" calcext:value-type="float">
            <text:p>338.299987792969</text:p>
          </table:table-cell>
          <table:table-cell office:value-type="float" office:value="336.549987792969" calcext:value-type="float">
            <text:p>336.549987792969</text:p>
          </table:table-cell>
          <table:table-cell office:value-type="float" office:value="337" calcext:value-type="float">
            <text:p>337</text:p>
          </table:table-cell>
          <table:table-cell office:value-type="float" office:value="889062" calcext:value-type="float">
            <text:p>889062</text:p>
          </table:table-cell>
          <table:table-cell office:value-type="string" calcext:value-type="string">
            <text:p>SBIN.NS</text:p>
          </table:table-cell>
          <table:table-cell/>
        </table:table-row>
        <table:table-row table:style-name="ro1">
          <table:table-cell office:value-type="string" calcext:value-type="string">
            <text:p>2021-04-23 13:00:00+05:30</text:p>
          </table:table-cell>
          <table:table-cell office:value-type="float" office:value="337.149993896484" calcext:value-type="float">
            <text:p>337.149993896484</text:p>
          </table:table-cell>
          <table:table-cell office:value-type="float" office:value="337.799987792969" calcext:value-type="float">
            <text:p>337.799987792969</text:p>
          </table:table-cell>
          <table:table-cell office:value-type="float" office:value="336.100006103516" calcext:value-type="float">
            <text:p>336.100006103516</text:p>
          </table:table-cell>
          <table:table-cell office:value-type="float" office:value="337.200012207031" calcext:value-type="float">
            <text:p>337.200012207031</text:p>
          </table:table-cell>
          <table:table-cell office:value-type="float" office:value="1090228" calcext:value-type="float">
            <text:p>1090228</text:p>
          </table:table-cell>
          <table:table-cell office:value-type="string" calcext:value-type="string">
            <text:p>SBIN.NS</text:p>
          </table:table-cell>
          <table:table-cell/>
        </table:table-row>
        <table:table-row table:style-name="ro1">
          <table:table-cell office:value-type="string" calcext:value-type="string">
            <text:p>2021-04-23 13:15:00+05:30</text:p>
          </table:table-cell>
          <table:table-cell office:value-type="float" office:value="337.149993896484" calcext:value-type="float">
            <text:p>337.149993896484</text:p>
          </table:table-cell>
          <table:table-cell office:value-type="float" office:value="338" calcext:value-type="float">
            <text:p>338</text:p>
          </table:table-cell>
          <table:table-cell office:value-type="float" office:value="336.600006103516" calcext:value-type="float">
            <text:p>336.600006103516</text:p>
          </table:table-cell>
          <table:table-cell office:value-type="float" office:value="337.850006103516" calcext:value-type="float">
            <text:p>337.850006103516</text:p>
          </table:table-cell>
          <table:table-cell office:value-type="float" office:value="702913" calcext:value-type="float">
            <text:p>702913</text:p>
          </table:table-cell>
          <table:table-cell office:value-type="string" calcext:value-type="string">
            <text:p>SBIN.NS</text:p>
          </table:table-cell>
          <table:table-cell/>
        </table:table-row>
        <table:table-row table:style-name="ro1">
          <table:table-cell office:value-type="string" calcext:value-type="string">
            <text:p>2021-04-23 13:30:00+05:30</text:p>
          </table:table-cell>
          <table:table-cell office:value-type="float" office:value="337.850006103516" calcext:value-type="float">
            <text:p>337.850006103516</text:p>
          </table:table-cell>
          <table:table-cell office:value-type="float" office:value="338" calcext:value-type="float">
            <text:p>338</text:p>
          </table:table-cell>
          <table:table-cell office:value-type="float" office:value="334.549987792969" calcext:value-type="float">
            <text:p>334.549987792969</text:p>
          </table:table-cell>
          <table:table-cell office:value-type="float" office:value="335.799987792969" calcext:value-type="float">
            <text:p>335.799987792969</text:p>
          </table:table-cell>
          <table:table-cell office:value-type="float" office:value="2269514" calcext:value-type="float">
            <text:p>2269514</text:p>
          </table:table-cell>
          <table:table-cell office:value-type="string" calcext:value-type="string">
            <text:p>SBIN.NS</text:p>
          </table:table-cell>
          <table:table-cell/>
        </table:table-row>
        <table:table-row table:style-name="ro1">
          <table:table-cell office:value-type="string" calcext:value-type="string">
            <text:p>2021-04-23 13:45:00+05:30</text:p>
          </table:table-cell>
          <table:table-cell office:value-type="float" office:value="335.799987792969" calcext:value-type="float">
            <text:p>335.799987792969</text:p>
          </table:table-cell>
          <table:table-cell office:value-type="float" office:value="336.5" calcext:value-type="float">
            <text:p>336.5</text:p>
          </table:table-cell>
          <table:table-cell office:value-type="float" office:value="334.850006103516" calcext:value-type="float">
            <text:p>334.850006103516</text:p>
          </table:table-cell>
          <table:table-cell office:value-type="float" office:value="336.149993896484" calcext:value-type="float">
            <text:p>336.149993896484</text:p>
          </table:table-cell>
          <table:table-cell office:value-type="float" office:value="1190302" calcext:value-type="float">
            <text:p>1190302</text:p>
          </table:table-cell>
          <table:table-cell office:value-type="string" calcext:value-type="string">
            <text:p>SBIN.NS</text:p>
          </table:table-cell>
          <table:table-cell/>
        </table:table-row>
        <table:table-row table:style-name="ro1">
          <table:table-cell office:value-type="string" calcext:value-type="string">
            <text:p>2021-04-23 14:00:00+05:30</text:p>
          </table:table-cell>
          <table:table-cell office:value-type="float" office:value="336.049987792969" calcext:value-type="float">
            <text:p>336.049987792969</text:p>
          </table:table-cell>
          <table:table-cell office:value-type="float" office:value="336.700012207031" calcext:value-type="float">
            <text:p>336.700012207031</text:p>
          </table:table-cell>
          <table:table-cell office:value-type="float" office:value="335" calcext:value-type="float">
            <text:p>335</text:p>
          </table:table-cell>
          <table:table-cell office:value-type="float" office:value="335.149993896484" calcext:value-type="float">
            <text:p>335.149993896484</text:p>
          </table:table-cell>
          <table:table-cell office:value-type="float" office:value="1026396" calcext:value-type="float">
            <text:p>1026396</text:p>
          </table:table-cell>
          <table:table-cell office:value-type="string" calcext:value-type="string">
            <text:p>SBIN.NS</text:p>
          </table:table-cell>
          <table:table-cell/>
        </table:table-row>
        <table:table-row table:style-name="ro1">
          <table:table-cell office:value-type="string" calcext:value-type="string">
            <text:p>2021-04-23 14:15:00+05:30</text:p>
          </table:table-cell>
          <table:table-cell office:value-type="float" office:value="335.049987792969" calcext:value-type="float">
            <text:p>335.049987792969</text:p>
          </table:table-cell>
          <table:table-cell office:value-type="float" office:value="336" calcext:value-type="float">
            <text:p>336</text:p>
          </table:table-cell>
          <table:table-cell office:value-type="float" office:value="334.5" calcext:value-type="float">
            <text:p>334.5</text:p>
          </table:table-cell>
          <table:table-cell office:value-type="float" office:value="334.649993896484" calcext:value-type="float">
            <text:p>334.649993896484</text:p>
          </table:table-cell>
          <table:table-cell office:value-type="float" office:value="1612934" calcext:value-type="float">
            <text:p>1612934</text:p>
          </table:table-cell>
          <table:table-cell office:value-type="string" calcext:value-type="string">
            <text:p>SBIN.NS</text:p>
          </table:table-cell>
          <table:table-cell/>
        </table:table-row>
        <table:table-row table:style-name="ro1">
          <table:table-cell office:value-type="string" calcext:value-type="string">
            <text:p>2021-04-23 14:30:00+05:30</text:p>
          </table:table-cell>
          <table:table-cell office:value-type="float" office:value="334.649993896484" calcext:value-type="float">
            <text:p>334.649993896484</text:p>
          </table:table-cell>
          <table:table-cell office:value-type="float" office:value="335.299987792969" calcext:value-type="float">
            <text:p>335.299987792969</text:p>
          </table:table-cell>
          <table:table-cell office:value-type="float" office:value="333.5" calcext:value-type="float">
            <text:p>333.5</text:p>
          </table:table-cell>
          <table:table-cell office:value-type="float" office:value="333.75" calcext:value-type="float">
            <text:p>333.75</text:p>
          </table:table-cell>
          <table:table-cell office:value-type="float" office:value="1985106" calcext:value-type="float">
            <text:p>1985106</text:p>
          </table:table-cell>
          <table:table-cell office:value-type="string" calcext:value-type="string">
            <text:p>SBIN.NS</text:p>
          </table:table-cell>
          <table:table-cell/>
        </table:table-row>
        <table:table-row table:style-name="ro1">
          <table:table-cell office:value-type="string" calcext:value-type="string">
            <text:p>2021-04-23 14:45:00+05:30</text:p>
          </table:table-cell>
          <table:table-cell office:value-type="float" office:value="333.75" calcext:value-type="float">
            <text:p>333.75</text:p>
          </table:table-cell>
          <table:table-cell office:value-type="float" office:value="335.399993896484" calcext:value-type="float">
            <text:p>335.399993896484</text:p>
          </table:table-cell>
          <table:table-cell office:value-type="float" office:value="333.399993896484" calcext:value-type="float">
            <text:p>333.399993896484</text:p>
          </table:table-cell>
          <table:table-cell office:value-type="float" office:value="334.700012207031" calcext:value-type="float">
            <text:p>334.700012207031</text:p>
          </table:table-cell>
          <table:table-cell office:value-type="float" office:value="1214648" calcext:value-type="float">
            <text:p>1214648</text:p>
          </table:table-cell>
          <table:table-cell office:value-type="string" calcext:value-type="string">
            <text:p>SBIN.NS</text:p>
          </table:table-cell>
          <table:table-cell/>
        </table:table-row>
        <table:table-row table:style-name="ro1">
          <table:table-cell office:value-type="string" calcext:value-type="string">
            <text:p>2021-04-23 15:00:00+05:30</text:p>
          </table:table-cell>
          <table:table-cell office:value-type="float" office:value="334.600006103516" calcext:value-type="float">
            <text:p>334.600006103516</text:p>
          </table:table-cell>
          <table:table-cell office:value-type="float" office:value="336.899993896484" calcext:value-type="float">
            <text:p>336.899993896484</text:p>
          </table:table-cell>
          <table:table-cell office:value-type="float" office:value="334.600006103516" calcext:value-type="float">
            <text:p>334.600006103516</text:p>
          </table:table-cell>
          <table:table-cell office:value-type="float" office:value="336.700012207031" calcext:value-type="float">
            <text:p>336.700012207031</text:p>
          </table:table-cell>
          <table:table-cell office:value-type="float" office:value="1948341" calcext:value-type="float">
            <text:p>1948341</text:p>
          </table:table-cell>
          <table:table-cell office:value-type="string" calcext:value-type="string">
            <text:p>SBIN.NS</text:p>
          </table:table-cell>
          <table:table-cell/>
        </table:table-row>
        <table:table-row table:style-name="ro1">
          <table:table-cell office:value-type="string" calcext:value-type="string">
            <text:p>2021-04-23 15:15:00+05:30</text:p>
          </table:table-cell>
          <table:table-cell office:value-type="float" office:value="336.649993896484" calcext:value-type="float">
            <text:p>336.649993896484</text:p>
          </table:table-cell>
          <table:table-cell office:value-type="float" office:value="337.25" calcext:value-type="float">
            <text:p>337.25</text:p>
          </table:table-cell>
          <table:table-cell office:value-type="float" office:value="335.200012207031" calcext:value-type="float">
            <text:p>335.200012207031</text:p>
          </table:table-cell>
          <table:table-cell office:value-type="float" office:value="335.450012207031" calcext:value-type="float">
            <text:p>335.450012207031</text:p>
          </table:table-cell>
          <table:table-cell office:value-type="float" office:value="2432215" calcext:value-type="float">
            <text:p>2432215</text:p>
          </table:table-cell>
          <table:table-cell office:value-type="string" calcext:value-type="string">
            <text:p>SBIN.NS</text:p>
          </table:table-cell>
          <table:table-cell/>
        </table:table-row>
        <table:table-row table:style-name="ro1">
          <table:table-cell office:value-type="string" calcext:value-type="string">
            <text:p>2021-04-23 09:15:00+05:30</text:p>
          </table:table-cell>
          <table:table-cell office:value-type="float" office:value="637.75" calcext:value-type="float">
            <text:p>637.75</text:p>
          </table:table-cell>
          <table:table-cell office:value-type="float" office:value="644.5" calcext:value-type="float">
            <text:p>644.5</text:p>
          </table:table-cell>
          <table:table-cell office:value-type="float" office:value="637.200012207031" calcext:value-type="float">
            <text:p>637.200012207031</text:p>
          </table:table-cell>
          <table:table-cell office:value-type="float" office:value="643.950012207031" calcext:value-type="float">
            <text:p>643.950012207031</text:p>
          </table:table-cell>
          <table:table-cell office:value-type="float" office:value="680775" calcext:value-type="float">
            <text:p>680775</text:p>
          </table:table-cell>
          <table:table-cell office:value-type="string" calcext:value-type="string">
            <text:p>SUNPHARMA.NS</text:p>
          </table:table-cell>
          <table:table-cell table:style-name="ce1" table:formula="of:=([.C1002]-[.D1002])/[.D1002]*100" office:value-type="float" office:value="1.14563522490909" calcext:value-type="float">
            <text:p>1.15</text:p>
          </table:table-cell>
        </table:table-row>
        <table:table-row table:style-name="ro1">
          <table:table-cell office:value-type="string" calcext:value-type="string">
            <text:p>2021-04-23 09:30:00+05:30</text:p>
          </table:table-cell>
          <table:table-cell office:value-type="float" office:value="643.700012207031" calcext:value-type="float">
            <text:p>643.700012207031</text:p>
          </table:table-cell>
          <table:table-cell office:value-type="float" office:value="644.450012207031" calcext:value-type="float">
            <text:p>644.450012207031</text:p>
          </table:table-cell>
          <table:table-cell office:value-type="float" office:value="641.650024414063" calcext:value-type="float">
            <text:p>641.650024414063</text:p>
          </table:table-cell>
          <table:table-cell office:value-type="float" office:value="642.349975585938" calcext:value-type="float">
            <text:p>642.349975585938</text:p>
          </table:table-cell>
          <table:table-cell office:value-type="float" office:value="256085" calcext:value-type="float">
            <text:p>256085</text:p>
          </table:table-cell>
          <table:table-cell office:value-type="string" calcext:value-type="string">
            <text:p>SUNPHARMA.NS</text:p>
          </table:table-cell>
          <table:table-cell/>
        </table:table-row>
        <table:table-row table:style-name="ro1">
          <table:table-cell office:value-type="string" calcext:value-type="string">
            <text:p>2021-04-23 09:45:00+05:30</text:p>
          </table:table-cell>
          <table:table-cell office:value-type="float" office:value="642.349975585938" calcext:value-type="float">
            <text:p>642.349975585938</text:p>
          </table:table-cell>
          <table:table-cell office:value-type="float" office:value="645.599975585938" calcext:value-type="float">
            <text:p>645.599975585938</text:p>
          </table:table-cell>
          <table:table-cell office:value-type="float" office:value="642.299987792969" calcext:value-type="float">
            <text:p>642.299987792969</text:p>
          </table:table-cell>
          <table:table-cell office:value-type="float" office:value="645.450012207031" calcext:value-type="float">
            <text:p>645.450012207031</text:p>
          </table:table-cell>
          <table:table-cell office:value-type="float" office:value="233171" calcext:value-type="float">
            <text:p>233171</text:p>
          </table:table-cell>
          <table:table-cell office:value-type="string" calcext:value-type="string">
            <text:p>SUNPHARMA.NS</text:p>
          </table:table-cell>
          <table:table-cell/>
        </table:table-row>
        <table:table-row table:style-name="ro1">
          <table:table-cell office:value-type="string" calcext:value-type="string">
            <text:p>2021-04-23 10:00:00+05:30</text:p>
          </table:table-cell>
          <table:table-cell office:value-type="float" office:value="645.5" calcext:value-type="float">
            <text:p>645.5</text:p>
          </table:table-cell>
          <table:table-cell office:value-type="float" office:value="645.75" calcext:value-type="float">
            <text:p>645.75</text:p>
          </table:table-cell>
          <table:table-cell office:value-type="float" office:value="643" calcext:value-type="float">
            <text:p>643</text:p>
          </table:table-cell>
          <table:table-cell office:value-type="float" office:value="643.5" calcext:value-type="float">
            <text:p>643.5</text:p>
          </table:table-cell>
          <table:table-cell office:value-type="float" office:value="191727" calcext:value-type="float">
            <text:p>191727</text:p>
          </table:table-cell>
          <table:table-cell office:value-type="string" calcext:value-type="string">
            <text:p>SUNPHARMA.NS</text:p>
          </table:table-cell>
          <table:table-cell/>
        </table:table-row>
        <table:table-row table:style-name="ro1">
          <table:table-cell office:value-type="string" calcext:value-type="string">
            <text:p>2021-04-23 10:15:00+05:30</text:p>
          </table:table-cell>
          <table:table-cell office:value-type="float" office:value="643.200012207031" calcext:value-type="float">
            <text:p>643.200012207031</text:p>
          </table:table-cell>
          <table:table-cell office:value-type="float" office:value="643.599975585938" calcext:value-type="float">
            <text:p>643.599975585938</text:p>
          </table:table-cell>
          <table:table-cell office:value-type="float" office:value="638.049987792969" calcext:value-type="float">
            <text:p>638.049987792969</text:p>
          </table:table-cell>
          <table:table-cell office:value-type="float" office:value="640.25" calcext:value-type="float">
            <text:p>640.25</text:p>
          </table:table-cell>
          <table:table-cell office:value-type="float" office:value="440696" calcext:value-type="float">
            <text:p>440696</text:p>
          </table:table-cell>
          <table:table-cell office:value-type="string" calcext:value-type="string">
            <text:p>SUNPHARMA.NS</text:p>
          </table:table-cell>
          <table:table-cell/>
        </table:table-row>
        <table:table-row table:style-name="ro1">
          <table:table-cell office:value-type="string" calcext:value-type="string">
            <text:p>2021-04-23 10:30:00+05:30</text:p>
          </table:table-cell>
          <table:table-cell office:value-type="float" office:value="640.25" calcext:value-type="float">
            <text:p>640.25</text:p>
          </table:table-cell>
          <table:table-cell office:value-type="float" office:value="641" calcext:value-type="float">
            <text:p>641</text:p>
          </table:table-cell>
          <table:table-cell table:number-columns-repeated="2" office:value-type="float" office:value="635.5" calcext:value-type="float">
            <text:p>635.5</text:p>
          </table:table-cell>
          <table:table-cell office:value-type="float" office:value="370885" calcext:value-type="float">
            <text:p>370885</text:p>
          </table:table-cell>
          <table:table-cell office:value-type="string" calcext:value-type="string">
            <text:p>SUNPHARMA.NS</text:p>
          </table:table-cell>
          <table:table-cell/>
        </table:table-row>
        <table:table-row table:style-name="ro1">
          <table:table-cell office:value-type="string" calcext:value-type="string">
            <text:p>2021-04-23 10:45:00+05:30</text:p>
          </table:table-cell>
          <table:table-cell office:value-type="float" office:value="635.900024414063" calcext:value-type="float">
            <text:p>635.900024414063</text:p>
          </table:table-cell>
          <table:table-cell office:value-type="float" office:value="637.849975585938" calcext:value-type="float">
            <text:p>637.849975585938</text:p>
          </table:table-cell>
          <table:table-cell office:value-type="float" office:value="635" calcext:value-type="float">
            <text:p>635</text:p>
          </table:table-cell>
          <table:table-cell office:value-type="float" office:value="637.400024414063" calcext:value-type="float">
            <text:p>637.400024414063</text:p>
          </table:table-cell>
          <table:table-cell office:value-type="float" office:value="463071" calcext:value-type="float">
            <text:p>463071</text:p>
          </table:table-cell>
          <table:table-cell office:value-type="string" calcext:value-type="string">
            <text:p>SUNPHARMA.NS</text:p>
          </table:table-cell>
          <table:table-cell/>
        </table:table-row>
        <table:table-row table:style-name="ro1">
          <table:table-cell office:value-type="string" calcext:value-type="string">
            <text:p>2021-04-23 11:00:00+05:30</text:p>
          </table:table-cell>
          <table:table-cell office:value-type="float" office:value="637.599975585938" calcext:value-type="float">
            <text:p>637.599975585938</text:p>
          </table:table-cell>
          <table:table-cell office:value-type="float" office:value="639.400024414063" calcext:value-type="float">
            <text:p>639.400024414063</text:p>
          </table:table-cell>
          <table:table-cell office:value-type="float" office:value="637.049987792969" calcext:value-type="float">
            <text:p>637.049987792969</text:p>
          </table:table-cell>
          <table:table-cell office:value-type="float" office:value="639.099975585938" calcext:value-type="float">
            <text:p>639.099975585938</text:p>
          </table:table-cell>
          <table:table-cell office:value-type="float" office:value="236734" calcext:value-type="float">
            <text:p>236734</text:p>
          </table:table-cell>
          <table:table-cell office:value-type="string" calcext:value-type="string">
            <text:p>SUNPHARMA.NS</text:p>
          </table:table-cell>
          <table:table-cell/>
        </table:table-row>
        <table:table-row table:style-name="ro1">
          <table:table-cell office:value-type="string" calcext:value-type="string">
            <text:p>2021-04-23 11:15:00+05:30</text:p>
          </table:table-cell>
          <table:table-cell office:value-type="float" office:value="639.349975585938" calcext:value-type="float">
            <text:p>639.349975585938</text:p>
          </table:table-cell>
          <table:table-cell office:value-type="float" office:value="640.5" calcext:value-type="float">
            <text:p>640.5</text:p>
          </table:table-cell>
          <table:table-cell office:value-type="float" office:value="638.349975585938" calcext:value-type="float">
            <text:p>638.349975585938</text:p>
          </table:table-cell>
          <table:table-cell office:value-type="float" office:value="639.099975585938" calcext:value-type="float">
            <text:p>639.099975585938</text:p>
          </table:table-cell>
          <table:table-cell office:value-type="float" office:value="151583" calcext:value-type="float">
            <text:p>151583</text:p>
          </table:table-cell>
          <table:table-cell office:value-type="string" calcext:value-type="string">
            <text:p>SUNPHARMA.NS</text:p>
          </table:table-cell>
          <table:table-cell/>
        </table:table-row>
        <table:table-row table:style-name="ro1">
          <table:table-cell office:value-type="string" calcext:value-type="string">
            <text:p>2021-04-23 11:30:00+05:30</text:p>
          </table:table-cell>
          <table:table-cell office:value-type="float" office:value="639.099975585938" calcext:value-type="float">
            <text:p>639.099975585938</text:p>
          </table:table-cell>
          <table:table-cell office:value-type="float" office:value="640.299987792969" calcext:value-type="float">
            <text:p>640.299987792969</text:p>
          </table:table-cell>
          <table:table-cell office:value-type="float" office:value="637.5" calcext:value-type="float">
            <text:p>637.5</text:p>
          </table:table-cell>
          <table:table-cell office:value-type="float" office:value="640.049987792969" calcext:value-type="float">
            <text:p>640.049987792969</text:p>
          </table:table-cell>
          <table:table-cell office:value-type="float" office:value="174200" calcext:value-type="float">
            <text:p>174200</text:p>
          </table:table-cell>
          <table:table-cell office:value-type="string" calcext:value-type="string">
            <text:p>SUNPHARMA.NS</text:p>
          </table:table-cell>
          <table:table-cell/>
        </table:table-row>
        <table:table-row table:style-name="ro1">
          <table:table-cell office:value-type="string" calcext:value-type="string">
            <text:p>2021-04-23 11:45:00+05:30</text:p>
          </table:table-cell>
          <table:table-cell office:value-type="float" office:value="640.099975585938" calcext:value-type="float">
            <text:p>640.099975585938</text:p>
          </table:table-cell>
          <table:table-cell office:value-type="float" office:value="641.400024414063" calcext:value-type="float">
            <text:p>641.400024414063</text:p>
          </table:table-cell>
          <table:table-cell office:value-type="float" office:value="638.900024414063" calcext:value-type="float">
            <text:p>638.900024414063</text:p>
          </table:table-cell>
          <table:table-cell office:value-type="float" office:value="639" calcext:value-type="float">
            <text:p>639</text:p>
          </table:table-cell>
          <table:table-cell office:value-type="float" office:value="239085" calcext:value-type="float">
            <text:p>239085</text:p>
          </table:table-cell>
          <table:table-cell office:value-type="string" calcext:value-type="string">
            <text:p>SUNPHARMA.NS</text:p>
          </table:table-cell>
          <table:table-cell/>
        </table:table-row>
        <table:table-row table:style-name="ro1">
          <table:table-cell office:value-type="string" calcext:value-type="string">
            <text:p>2021-04-23 12:00:00+05:30</text:p>
          </table:table-cell>
          <table:table-cell office:value-type="float" office:value="639" calcext:value-type="float">
            <text:p>639</text:p>
          </table:table-cell>
          <table:table-cell office:value-type="float" office:value="642" calcext:value-type="float">
            <text:p>642</text:p>
          </table:table-cell>
          <table:table-cell office:value-type="float" office:value="638.650024414063" calcext:value-type="float">
            <text:p>638.650024414063</text:p>
          </table:table-cell>
          <table:table-cell office:value-type="float" office:value="641.700012207031" calcext:value-type="float">
            <text:p>641.700012207031</text:p>
          </table:table-cell>
          <table:table-cell office:value-type="float" office:value="211744" calcext:value-type="float">
            <text:p>211744</text:p>
          </table:table-cell>
          <table:table-cell office:value-type="string" calcext:value-type="string">
            <text:p>SUNPHARMA.NS</text:p>
          </table:table-cell>
          <table:table-cell/>
        </table:table-row>
        <table:table-row table:style-name="ro1">
          <table:table-cell office:value-type="string" calcext:value-type="string">
            <text:p>2021-04-23 12:15:00+05:30</text:p>
          </table:table-cell>
          <table:table-cell table:number-columns-repeated="2" office:value-type="float" office:value="642" calcext:value-type="float">
            <text:p>642</text:p>
          </table:table-cell>
          <table:table-cell office:value-type="float" office:value="637.349975585938" calcext:value-type="float">
            <text:p>637.349975585938</text:p>
          </table:table-cell>
          <table:table-cell office:value-type="float" office:value="639.799987792969" calcext:value-type="float">
            <text:p>639.799987792969</text:p>
          </table:table-cell>
          <table:table-cell office:value-type="float" office:value="243925" calcext:value-type="float">
            <text:p>243925</text:p>
          </table:table-cell>
          <table:table-cell office:value-type="string" calcext:value-type="string">
            <text:p>SUNPHARMA.NS</text:p>
          </table:table-cell>
          <table:table-cell/>
        </table:table-row>
        <table:table-row table:style-name="ro1">
          <table:table-cell office:value-type="string" calcext:value-type="string">
            <text:p>2021-04-23 12:30:00+05:30</text:p>
          </table:table-cell>
          <table:table-cell office:value-type="float" office:value="639.599975585938" calcext:value-type="float">
            <text:p>639.599975585938</text:p>
          </table:table-cell>
          <table:table-cell office:value-type="float" office:value="641.099975585938" calcext:value-type="float">
            <text:p>641.099975585938</text:p>
          </table:table-cell>
          <table:table-cell office:value-type="float" office:value="639.5" calcext:value-type="float">
            <text:p>639.5</text:p>
          </table:table-cell>
          <table:table-cell office:value-type="float" office:value="640.400024414063" calcext:value-type="float">
            <text:p>640.400024414063</text:p>
          </table:table-cell>
          <table:table-cell office:value-type="float" office:value="185227" calcext:value-type="float">
            <text:p>185227</text:p>
          </table:table-cell>
          <table:table-cell office:value-type="string" calcext:value-type="string">
            <text:p>SUNPHARMA.NS</text:p>
          </table:table-cell>
          <table:table-cell/>
        </table:table-row>
        <table:table-row table:style-name="ro1">
          <table:table-cell office:value-type="string" calcext:value-type="string">
            <text:p>2021-04-23 12:45:00+05:30</text:p>
          </table:table-cell>
          <table:table-cell office:value-type="float" office:value="640.400024414063" calcext:value-type="float">
            <text:p>640.400024414063</text:p>
          </table:table-cell>
          <table:table-cell office:value-type="float" office:value="640.799987792969" calcext:value-type="float">
            <text:p>640.799987792969</text:p>
          </table:table-cell>
          <table:table-cell office:value-type="float" office:value="638.200012207031" calcext:value-type="float">
            <text:p>638.200012207031</text:p>
          </table:table-cell>
          <table:table-cell office:value-type="float" office:value="638.799987792969" calcext:value-type="float">
            <text:p>638.799987792969</text:p>
          </table:table-cell>
          <table:table-cell office:value-type="float" office:value="128074" calcext:value-type="float">
            <text:p>128074</text:p>
          </table:table-cell>
          <table:table-cell office:value-type="string" calcext:value-type="string">
            <text:p>SUNPHARMA.NS</text:p>
          </table:table-cell>
          <table:table-cell/>
        </table:table-row>
        <table:table-row table:style-name="ro1">
          <table:table-cell office:value-type="string" calcext:value-type="string">
            <text:p>2021-04-23 13:00:00+05:30</text:p>
          </table:table-cell>
          <table:table-cell office:value-type="float" office:value="638.849975585937" calcext:value-type="float">
            <text:p>638.849975585937</text:p>
          </table:table-cell>
          <table:table-cell office:value-type="float" office:value="640" calcext:value-type="float">
            <text:p>640</text:p>
          </table:table-cell>
          <table:table-cell office:value-type="float" office:value="638.5" calcext:value-type="float">
            <text:p>638.5</text:p>
          </table:table-cell>
          <table:table-cell office:value-type="float" office:value="640" calcext:value-type="float">
            <text:p>640</text:p>
          </table:table-cell>
          <table:table-cell office:value-type="float" office:value="99961" calcext:value-type="float">
            <text:p>99961</text:p>
          </table:table-cell>
          <table:table-cell office:value-type="string" calcext:value-type="string">
            <text:p>SUNPHARMA.NS</text:p>
          </table:table-cell>
          <table:table-cell/>
        </table:table-row>
        <table:table-row table:style-name="ro1">
          <table:table-cell office:value-type="string" calcext:value-type="string">
            <text:p>2021-04-23 13:15:00+05:30</text:p>
          </table:table-cell>
          <table:table-cell office:value-type="float" office:value="639.799987792969" calcext:value-type="float">
            <text:p>639.799987792969</text:p>
          </table:table-cell>
          <table:table-cell office:value-type="float" office:value="641" calcext:value-type="float">
            <text:p>641</text:p>
          </table:table-cell>
          <table:table-cell office:value-type="float" office:value="638" calcext:value-type="float">
            <text:p>638</text:p>
          </table:table-cell>
          <table:table-cell office:value-type="float" office:value="638.549987792969" calcext:value-type="float">
            <text:p>638.549987792969</text:p>
          </table:table-cell>
          <table:table-cell office:value-type="float" office:value="187807" calcext:value-type="float">
            <text:p>187807</text:p>
          </table:table-cell>
          <table:table-cell office:value-type="string" calcext:value-type="string">
            <text:p>SUNPHARMA.NS</text:p>
          </table:table-cell>
          <table:table-cell/>
        </table:table-row>
        <table:table-row table:style-name="ro1">
          <table:table-cell office:value-type="string" calcext:value-type="string">
            <text:p>2021-04-23 13:30:00+05:30</text:p>
          </table:table-cell>
          <table:table-cell office:value-type="float" office:value="638.299987792969" calcext:value-type="float">
            <text:p>638.299987792969</text:p>
          </table:table-cell>
          <table:table-cell office:value-type="float" office:value="638.549987792969" calcext:value-type="float">
            <text:p>638.549987792969</text:p>
          </table:table-cell>
          <table:table-cell office:value-type="float" office:value="635.099975585938" calcext:value-type="float">
            <text:p>635.099975585938</text:p>
          </table:table-cell>
          <table:table-cell office:value-type="float" office:value="635.849975585938" calcext:value-type="float">
            <text:p>635.849975585938</text:p>
          </table:table-cell>
          <table:table-cell office:value-type="float" office:value="266091" calcext:value-type="float">
            <text:p>266091</text:p>
          </table:table-cell>
          <table:table-cell office:value-type="string" calcext:value-type="string">
            <text:p>SUNPHARMA.NS</text:p>
          </table:table-cell>
          <table:table-cell/>
        </table:table-row>
        <table:table-row table:style-name="ro1">
          <table:table-cell office:value-type="string" calcext:value-type="string">
            <text:p>2021-04-23 13:45:00+05:30</text:p>
          </table:table-cell>
          <table:table-cell office:value-type="float" office:value="636" calcext:value-type="float">
            <text:p>636</text:p>
          </table:table-cell>
          <table:table-cell office:value-type="float" office:value="638" calcext:value-type="float">
            <text:p>638</text:p>
          </table:table-cell>
          <table:table-cell office:value-type="float" office:value="635.200012207031" calcext:value-type="float">
            <text:p>635.200012207031</text:p>
          </table:table-cell>
          <table:table-cell office:value-type="float" office:value="637.700012207031" calcext:value-type="float">
            <text:p>637.700012207031</text:p>
          </table:table-cell>
          <table:table-cell office:value-type="float" office:value="235721" calcext:value-type="float">
            <text:p>235721</text:p>
          </table:table-cell>
          <table:table-cell office:value-type="string" calcext:value-type="string">
            <text:p>SUNPHARMA.NS</text:p>
          </table:table-cell>
          <table:table-cell/>
        </table:table-row>
        <table:table-row table:style-name="ro1">
          <table:table-cell office:value-type="string" calcext:value-type="string">
            <text:p>2021-04-23 14:00:00+05:30</text:p>
          </table:table-cell>
          <table:table-cell office:value-type="float" office:value="637.900024414062" calcext:value-type="float">
            <text:p>637.900024414062</text:p>
          </table:table-cell>
          <table:table-cell office:value-type="float" office:value="638.599975585938" calcext:value-type="float">
            <text:p>638.599975585938</text:p>
          </table:table-cell>
          <table:table-cell office:value-type="float" office:value="636.549987792969" calcext:value-type="float">
            <text:p>636.549987792969</text:p>
          </table:table-cell>
          <table:table-cell office:value-type="float" office:value="637.450012207031" calcext:value-type="float">
            <text:p>637.450012207031</text:p>
          </table:table-cell>
          <table:table-cell office:value-type="float" office:value="239069" calcext:value-type="float">
            <text:p>239069</text:p>
          </table:table-cell>
          <table:table-cell office:value-type="string" calcext:value-type="string">
            <text:p>SUNPHARMA.NS</text:p>
          </table:table-cell>
          <table:table-cell/>
        </table:table-row>
        <table:table-row table:style-name="ro1">
          <table:table-cell office:value-type="string" calcext:value-type="string">
            <text:p>2021-04-23 14:15:00+05:30</text:p>
          </table:table-cell>
          <table:table-cell office:value-type="float" office:value="637.700012207031" calcext:value-type="float">
            <text:p>637.700012207031</text:p>
          </table:table-cell>
          <table:table-cell office:value-type="float" office:value="638.950012207031" calcext:value-type="float">
            <text:p>638.950012207031</text:p>
          </table:table-cell>
          <table:table-cell office:value-type="float" office:value="631" calcext:value-type="float">
            <text:p>631</text:p>
          </table:table-cell>
          <table:table-cell office:value-type="float" office:value="631.049987792969" calcext:value-type="float">
            <text:p>631.049987792969</text:p>
          </table:table-cell>
          <table:table-cell office:value-type="float" office:value="464107" calcext:value-type="float">
            <text:p>464107</text:p>
          </table:table-cell>
          <table:table-cell office:value-type="string" calcext:value-type="string">
            <text:p>SUNPHARMA.NS</text:p>
          </table:table-cell>
          <table:table-cell/>
        </table:table-row>
        <table:table-row table:style-name="ro1">
          <table:table-cell office:value-type="string" calcext:value-type="string">
            <text:p>2021-04-23 14:30:00+05:30</text:p>
          </table:table-cell>
          <table:table-cell office:value-type="float" office:value="631" calcext:value-type="float">
            <text:p>631</text:p>
          </table:table-cell>
          <table:table-cell office:value-type="float" office:value="633.5" calcext:value-type="float">
            <text:p>633.5</text:p>
          </table:table-cell>
          <table:table-cell office:value-type="float" office:value="630.25" calcext:value-type="float">
            <text:p>630.25</text:p>
          </table:table-cell>
          <table:table-cell office:value-type="float" office:value="631.25" calcext:value-type="float">
            <text:p>631.25</text:p>
          </table:table-cell>
          <table:table-cell office:value-type="float" office:value="416137" calcext:value-type="float">
            <text:p>416137</text:p>
          </table:table-cell>
          <table:table-cell office:value-type="string" calcext:value-type="string">
            <text:p>SUNPHARMA.NS</text:p>
          </table:table-cell>
          <table:table-cell/>
        </table:table-row>
        <table:table-row table:style-name="ro1">
          <table:table-cell office:value-type="string" calcext:value-type="string">
            <text:p>2021-04-23 14:45:00+05:30</text:p>
          </table:table-cell>
          <table:table-cell office:value-type="float" office:value="631.200012207031" calcext:value-type="float">
            <text:p>631.200012207031</text:p>
          </table:table-cell>
          <table:table-cell office:value-type="float" office:value="640.700012207031" calcext:value-type="float">
            <text:p>640.700012207031</text:p>
          </table:table-cell>
          <table:table-cell office:value-type="float" office:value="630.799987792969" calcext:value-type="float">
            <text:p>630.799987792969</text:p>
          </table:table-cell>
          <table:table-cell office:value-type="float" office:value="637.25" calcext:value-type="float">
            <text:p>637.25</text:p>
          </table:table-cell>
          <table:table-cell office:value-type="float" office:value="571437" calcext:value-type="float">
            <text:p>571437</text:p>
          </table:table-cell>
          <table:table-cell office:value-type="string" calcext:value-type="string">
            <text:p>SUNPHARMA.NS</text:p>
          </table:table-cell>
          <table:table-cell/>
        </table:table-row>
        <table:table-row table:style-name="ro1">
          <table:table-cell office:value-type="string" calcext:value-type="string">
            <text:p>2021-04-23 15:00:00+05:30</text:p>
          </table:table-cell>
          <table:table-cell office:value-type="float" office:value="637.5" calcext:value-type="float">
            <text:p>637.5</text:p>
          </table:table-cell>
          <table:table-cell office:value-type="float" office:value="639.450012207031" calcext:value-type="float">
            <text:p>639.450012207031</text:p>
          </table:table-cell>
          <table:table-cell office:value-type="float" office:value="636.049987792969" calcext:value-type="float">
            <text:p>636.049987792969</text:p>
          </table:table-cell>
          <table:table-cell office:value-type="float" office:value="637.650024414063" calcext:value-type="float">
            <text:p>637.650024414063</text:p>
          </table:table-cell>
          <table:table-cell office:value-type="float" office:value="389813" calcext:value-type="float">
            <text:p>389813</text:p>
          </table:table-cell>
          <table:table-cell office:value-type="string" calcext:value-type="string">
            <text:p>SUNPHARMA.NS</text:p>
          </table:table-cell>
          <table:table-cell/>
        </table:table-row>
        <table:table-row table:style-name="ro1">
          <table:table-cell office:value-type="string" calcext:value-type="string">
            <text:p>2021-04-23 15:15:00+05:30</text:p>
          </table:table-cell>
          <table:table-cell office:value-type="float" office:value="637.900024414062" calcext:value-type="float">
            <text:p>637.900024414062</text:p>
          </table:table-cell>
          <table:table-cell office:value-type="float" office:value="639.200012207031" calcext:value-type="float">
            <text:p>639.200012207031</text:p>
          </table:table-cell>
          <table:table-cell office:value-type="float" office:value="636.900024414063" calcext:value-type="float">
            <text:p>636.900024414063</text:p>
          </table:table-cell>
          <table:table-cell office:value-type="float" office:value="637.200012207031" calcext:value-type="float">
            <text:p>637.200012207031</text:p>
          </table:table-cell>
          <table:table-cell office:value-type="float" office:value="444120" calcext:value-type="float">
            <text:p>444120</text:p>
          </table:table-cell>
          <table:table-cell office:value-type="string" calcext:value-type="string">
            <text:p>SUNPHARMA.NS</text:p>
          </table:table-cell>
          <table:table-cell/>
        </table:table-row>
        <table:table-row table:style-name="ro1">
          <table:table-cell office:value-type="string" calcext:value-type="string">
            <text:p>2021-04-23 09:15:00+05:30</text:p>
          </table:table-cell>
          <table:table-cell office:value-type="float" office:value="3105" calcext:value-type="float">
            <text:p>3105</text:p>
          </table:table-cell>
          <table:table-cell office:value-type="float" office:value="3108.94995117187" calcext:value-type="float">
            <text:p>3108.94995117187</text:p>
          </table:table-cell>
          <table:table-cell office:value-type="float" office:value="3092" calcext:value-type="float">
            <text:p>3092</text:p>
          </table:table-cell>
          <table:table-cell office:value-type="float" office:value="3099" calcext:value-type="float">
            <text:p>3099</text:p>
          </table:table-cell>
          <table:table-cell office:value-type="float" office:value="205801" calcext:value-type="float">
            <text:p>205801</text:p>
          </table:table-cell>
          <table:table-cell office:value-type="string" calcext:value-type="string">
            <text:p>TCS.NS</text:p>
          </table:table-cell>
          <table:table-cell table:style-name="ce1" table:formula="of:=([.C1027]-[.D1027])/[.D1027]*100" office:value-type="float" office:value="0.548187295338777" calcext:value-type="float">
            <text:p>0.55</text:p>
          </table:table-cell>
        </table:table-row>
        <table:table-row table:style-name="ro1">
          <table:table-cell office:value-type="string" calcext:value-type="string">
            <text:p>2021-04-23 09:30:00+05:30</text:p>
          </table:table-cell>
          <table:table-cell office:value-type="float" office:value="3099.05004882813" calcext:value-type="float">
            <text:p>3099.05004882813</text:p>
          </table:table-cell>
          <table:table-cell office:value-type="float" office:value="3107" calcext:value-type="float">
            <text:p>3107</text:p>
          </table:table-cell>
          <table:table-cell office:value-type="float" office:value="3097" calcext:value-type="float">
            <text:p>3097</text:p>
          </table:table-cell>
          <table:table-cell office:value-type="float" office:value="3103.55004882812" calcext:value-type="float">
            <text:p>3103.55004882812</text:p>
          </table:table-cell>
          <table:table-cell office:value-type="float" office:value="96737" calcext:value-type="float">
            <text:p>96737</text:p>
          </table:table-cell>
          <table:table-cell office:value-type="string" calcext:value-type="string">
            <text:p>TCS.NS</text:p>
          </table:table-cell>
          <table:table-cell/>
        </table:table-row>
        <table:table-row table:style-name="ro1">
          <table:table-cell office:value-type="string" calcext:value-type="string">
            <text:p>2021-04-23 09:45:00+05:30</text:p>
          </table:table-cell>
          <table:table-cell office:value-type="float" office:value="3103.60009765625" calcext:value-type="float">
            <text:p>3103.60009765625</text:p>
          </table:table-cell>
          <table:table-cell office:value-type="float" office:value="3108.44995117187" calcext:value-type="float">
            <text:p>3108.44995117187</text:p>
          </table:table-cell>
          <table:table-cell office:value-type="float" office:value="3100.5" calcext:value-type="float">
            <text:p>3100.5</text:p>
          </table:table-cell>
          <table:table-cell office:value-type="float" office:value="3104.94995117187" calcext:value-type="float">
            <text:p>3104.94995117187</text:p>
          </table:table-cell>
          <table:table-cell office:value-type="float" office:value="75503" calcext:value-type="float">
            <text:p>75503</text:p>
          </table:table-cell>
          <table:table-cell office:value-type="string" calcext:value-type="string">
            <text:p>TCS.NS</text:p>
          </table:table-cell>
          <table:table-cell/>
        </table:table-row>
        <table:table-row table:style-name="ro1">
          <table:table-cell office:value-type="string" calcext:value-type="string">
            <text:p>2021-04-23 10:00:00+05:30</text:p>
          </table:table-cell>
          <table:table-cell table:number-columns-repeated="2" office:value-type="float" office:value="3104.89990234375" calcext:value-type="float">
            <text:p>3104.89990234375</text:p>
          </table:table-cell>
          <table:table-cell office:value-type="float" office:value="3097.10009765625" calcext:value-type="float">
            <text:p>3097.10009765625</text:p>
          </table:table-cell>
          <table:table-cell office:value-type="float" office:value="3099.55004882812" calcext:value-type="float">
            <text:p>3099.55004882812</text:p>
          </table:table-cell>
          <table:table-cell office:value-type="float" office:value="59176" calcext:value-type="float">
            <text:p>59176</text:p>
          </table:table-cell>
          <table:table-cell office:value-type="string" calcext:value-type="string">
            <text:p>TCS.NS</text:p>
          </table:table-cell>
          <table:table-cell/>
        </table:table-row>
        <table:table-row table:style-name="ro1">
          <table:table-cell office:value-type="string" calcext:value-type="string">
            <text:p>2021-04-23 10:15:00+05:30</text:p>
          </table:table-cell>
          <table:table-cell office:value-type="float" office:value="3099.55004882812" calcext:value-type="float">
            <text:p>3099.55004882812</text:p>
          </table:table-cell>
          <table:table-cell office:value-type="float" office:value="3107.94995117187" calcext:value-type="float">
            <text:p>3107.94995117187</text:p>
          </table:table-cell>
          <table:table-cell office:value-type="float" office:value="3099" calcext:value-type="float">
            <text:p>3099</text:p>
          </table:table-cell>
          <table:table-cell office:value-type="float" office:value="3107.94995117187" calcext:value-type="float">
            <text:p>3107.94995117187</text:p>
          </table:table-cell>
          <table:table-cell office:value-type="float" office:value="52225" calcext:value-type="float">
            <text:p>52225</text:p>
          </table:table-cell>
          <table:table-cell office:value-type="string" calcext:value-type="string">
            <text:p>TCS.NS</text:p>
          </table:table-cell>
          <table:table-cell/>
        </table:table-row>
        <table:table-row table:style-name="ro1">
          <table:table-cell office:value-type="string" calcext:value-type="string">
            <text:p>2021-04-23 10:30:00+05:30</text:p>
          </table:table-cell>
          <table:table-cell office:value-type="float" office:value="3108" calcext:value-type="float">
            <text:p>3108</text:p>
          </table:table-cell>
          <table:table-cell office:value-type="float" office:value="3110" calcext:value-type="float">
            <text:p>3110</text:p>
          </table:table-cell>
          <table:table-cell office:value-type="float" office:value="3100.75" calcext:value-type="float">
            <text:p>3100.75</text:p>
          </table:table-cell>
          <table:table-cell office:value-type="float" office:value="3103" calcext:value-type="float">
            <text:p>3103</text:p>
          </table:table-cell>
          <table:table-cell office:value-type="float" office:value="109317" calcext:value-type="float">
            <text:p>109317</text:p>
          </table:table-cell>
          <table:table-cell office:value-type="string" calcext:value-type="string">
            <text:p>TCS.NS</text:p>
          </table:table-cell>
          <table:table-cell/>
        </table:table-row>
        <table:table-row table:style-name="ro1">
          <table:table-cell office:value-type="string" calcext:value-type="string">
            <text:p>2021-04-23 10:45:00+05:30</text:p>
          </table:table-cell>
          <table:table-cell office:value-type="float" office:value="3103" calcext:value-type="float">
            <text:p>3103</text:p>
          </table:table-cell>
          <table:table-cell office:value-type="float" office:value="3109.69995117187" calcext:value-type="float">
            <text:p>3109.69995117187</text:p>
          </table:table-cell>
          <table:table-cell office:value-type="float" office:value="3102.85009765625" calcext:value-type="float">
            <text:p>3102.85009765625</text:p>
          </table:table-cell>
          <table:table-cell office:value-type="float" office:value="3108" calcext:value-type="float">
            <text:p>3108</text:p>
          </table:table-cell>
          <table:table-cell office:value-type="float" office:value="26190" calcext:value-type="float">
            <text:p>26190</text:p>
          </table:table-cell>
          <table:table-cell office:value-type="string" calcext:value-type="string">
            <text:p>TCS.NS</text:p>
          </table:table-cell>
          <table:table-cell/>
        </table:table-row>
        <table:table-row table:style-name="ro1">
          <table:table-cell office:value-type="string" calcext:value-type="string">
            <text:p>2021-04-23 11:00:00+05:30</text:p>
          </table:table-cell>
          <table:table-cell office:value-type="float" office:value="3109" calcext:value-type="float">
            <text:p>3109</text:p>
          </table:table-cell>
          <table:table-cell office:value-type="float" office:value="3114.80004882812" calcext:value-type="float">
            <text:p>3114.80004882812</text:p>
          </table:table-cell>
          <table:table-cell office:value-type="float" office:value="3105.05004882812" calcext:value-type="float">
            <text:p>3105.05004882812</text:p>
          </table:table-cell>
          <table:table-cell office:value-type="float" office:value="3114.5" calcext:value-type="float">
            <text:p>3114.5</text:p>
          </table:table-cell>
          <table:table-cell office:value-type="float" office:value="65170" calcext:value-type="float">
            <text:p>65170</text:p>
          </table:table-cell>
          <table:table-cell office:value-type="string" calcext:value-type="string">
            <text:p>TCS.NS</text:p>
          </table:table-cell>
          <table:table-cell/>
        </table:table-row>
        <table:table-row table:style-name="ro1">
          <table:table-cell office:value-type="string" calcext:value-type="string">
            <text:p>2021-04-23 11:15:00+05:30</text:p>
          </table:table-cell>
          <table:table-cell office:value-type="float" office:value="3114.89990234375" calcext:value-type="float">
            <text:p>3114.89990234375</text:p>
          </table:table-cell>
          <table:table-cell office:value-type="float" office:value="3119" calcext:value-type="float">
            <text:p>3119</text:p>
          </table:table-cell>
          <table:table-cell office:value-type="float" office:value="3110" calcext:value-type="float">
            <text:p>3110</text:p>
          </table:table-cell>
          <table:table-cell office:value-type="float" office:value="3111" calcext:value-type="float">
            <text:p>3111</text:p>
          </table:table-cell>
          <table:table-cell office:value-type="float" office:value="44838" calcext:value-type="float">
            <text:p>44838</text:p>
          </table:table-cell>
          <table:table-cell office:value-type="string" calcext:value-type="string">
            <text:p>TCS.NS</text:p>
          </table:table-cell>
          <table:table-cell/>
        </table:table-row>
        <table:table-row table:style-name="ro1">
          <table:table-cell office:value-type="string" calcext:value-type="string">
            <text:p>2021-04-23 11:30:00+05:30</text:p>
          </table:table-cell>
          <table:table-cell office:value-type="float" office:value="3111" calcext:value-type="float">
            <text:p>3111</text:p>
          </table:table-cell>
          <table:table-cell office:value-type="float" office:value="3114" calcext:value-type="float">
            <text:p>3114</text:p>
          </table:table-cell>
          <table:table-cell office:value-type="float" office:value="3101.39990234375" calcext:value-type="float">
            <text:p>3101.39990234375</text:p>
          </table:table-cell>
          <table:table-cell office:value-type="float" office:value="3102.19995117188" calcext:value-type="float">
            <text:p>3102.19995117188</text:p>
          </table:table-cell>
          <table:table-cell office:value-type="float" office:value="48865" calcext:value-type="float">
            <text:p>48865</text:p>
          </table:table-cell>
          <table:table-cell office:value-type="string" calcext:value-type="string">
            <text:p>TCS.NS</text:p>
          </table:table-cell>
          <table:table-cell/>
        </table:table-row>
        <table:table-row table:style-name="ro1">
          <table:table-cell office:value-type="string" calcext:value-type="string">
            <text:p>2021-04-23 11:45:00+05:30</text:p>
          </table:table-cell>
          <table:table-cell office:value-type="float" office:value="3102.10009765625" calcext:value-type="float">
            <text:p>3102.10009765625</text:p>
          </table:table-cell>
          <table:table-cell office:value-type="float" office:value="3106.5" calcext:value-type="float">
            <text:p>3106.5</text:p>
          </table:table-cell>
          <table:table-cell office:value-type="float" office:value="3101" calcext:value-type="float">
            <text:p>3101</text:p>
          </table:table-cell>
          <table:table-cell office:value-type="float" office:value="3105.25" calcext:value-type="float">
            <text:p>3105.25</text:p>
          </table:table-cell>
          <table:table-cell office:value-type="float" office:value="29333" calcext:value-type="float">
            <text:p>29333</text:p>
          </table:table-cell>
          <table:table-cell office:value-type="string" calcext:value-type="string">
            <text:p>TCS.NS</text:p>
          </table:table-cell>
          <table:table-cell/>
        </table:table-row>
        <table:table-row table:style-name="ro1">
          <table:table-cell office:value-type="string" calcext:value-type="string">
            <text:p>2021-04-23 12:00:00+05:30</text:p>
          </table:table-cell>
          <table:table-cell office:value-type="float" office:value="3106" calcext:value-type="float">
            <text:p>3106</text:p>
          </table:table-cell>
          <table:table-cell office:value-type="float" office:value="3109.64990234375" calcext:value-type="float">
            <text:p>3109.64990234375</text:p>
          </table:table-cell>
          <table:table-cell office:value-type="float" office:value="3103" calcext:value-type="float">
            <text:p>3103</text:p>
          </table:table-cell>
          <table:table-cell office:value-type="float" office:value="3105" calcext:value-type="float">
            <text:p>3105</text:p>
          </table:table-cell>
          <table:table-cell office:value-type="float" office:value="13786" calcext:value-type="float">
            <text:p>13786</text:p>
          </table:table-cell>
          <table:table-cell office:value-type="string" calcext:value-type="string">
            <text:p>TCS.NS</text:p>
          </table:table-cell>
          <table:table-cell/>
        </table:table-row>
        <table:table-row table:style-name="ro1">
          <table:table-cell office:value-type="string" calcext:value-type="string">
            <text:p>2021-04-23 12:15:00+05:30</text:p>
          </table:table-cell>
          <table:table-cell office:value-type="float" office:value="3104.69995117188" calcext:value-type="float">
            <text:p>3104.69995117188</text:p>
          </table:table-cell>
          <table:table-cell office:value-type="float" office:value="3107.60009765625" calcext:value-type="float">
            <text:p>3107.60009765625</text:p>
          </table:table-cell>
          <table:table-cell office:value-type="float" office:value="3100" calcext:value-type="float">
            <text:p>3100</text:p>
          </table:table-cell>
          <table:table-cell office:value-type="float" office:value="3107" calcext:value-type="float">
            <text:p>3107</text:p>
          </table:table-cell>
          <table:table-cell office:value-type="float" office:value="26508" calcext:value-type="float">
            <text:p>26508</text:p>
          </table:table-cell>
          <table:table-cell office:value-type="string" calcext:value-type="string">
            <text:p>TCS.NS</text:p>
          </table:table-cell>
          <table:table-cell/>
        </table:table-row>
        <table:table-row table:style-name="ro1">
          <table:table-cell office:value-type="string" calcext:value-type="string">
            <text:p>2021-04-23 12:30:00+05:30</text:p>
          </table:table-cell>
          <table:table-cell office:value-type="float" office:value="3107" calcext:value-type="float">
            <text:p>3107</text:p>
          </table:table-cell>
          <table:table-cell office:value-type="float" office:value="3116" calcext:value-type="float">
            <text:p>3116</text:p>
          </table:table-cell>
          <table:table-cell office:value-type="float" office:value="3107" calcext:value-type="float">
            <text:p>3107</text:p>
          </table:table-cell>
          <table:table-cell office:value-type="float" office:value="3112.60009765625" calcext:value-type="float">
            <text:p>3112.60009765625</text:p>
          </table:table-cell>
          <table:table-cell office:value-type="float" office:value="48704" calcext:value-type="float">
            <text:p>48704</text:p>
          </table:table-cell>
          <table:table-cell office:value-type="string" calcext:value-type="string">
            <text:p>TCS.NS</text:p>
          </table:table-cell>
          <table:table-cell/>
        </table:table-row>
        <table:table-row table:style-name="ro1">
          <table:table-cell office:value-type="string" calcext:value-type="string">
            <text:p>2021-04-23 12:45:00+05:30</text:p>
          </table:table-cell>
          <table:table-cell office:value-type="float" office:value="3115.44995117187" calcext:value-type="float">
            <text:p>3115.44995117187</text:p>
          </table:table-cell>
          <table:table-cell office:value-type="float" office:value="3116" calcext:value-type="float">
            <text:p>3116</text:p>
          </table:table-cell>
          <table:table-cell office:value-type="float" office:value="3107.25" calcext:value-type="float">
            <text:p>3107.25</text:p>
          </table:table-cell>
          <table:table-cell office:value-type="float" office:value="3108.5" calcext:value-type="float">
            <text:p>3108.5</text:p>
          </table:table-cell>
          <table:table-cell office:value-type="float" office:value="27158" calcext:value-type="float">
            <text:p>27158</text:p>
          </table:table-cell>
          <table:table-cell office:value-type="string" calcext:value-type="string">
            <text:p>TCS.NS</text:p>
          </table:table-cell>
          <table:table-cell/>
        </table:table-row>
        <table:table-row table:style-name="ro1">
          <table:table-cell office:value-type="string" calcext:value-type="string">
            <text:p>2021-04-23 13:00:00+05:30</text:p>
          </table:table-cell>
          <table:table-cell office:value-type="float" office:value="3109.60009765625" calcext:value-type="float">
            <text:p>3109.60009765625</text:p>
          </table:table-cell>
          <table:table-cell office:value-type="float" office:value="3111.60009765625" calcext:value-type="float">
            <text:p>3111.60009765625</text:p>
          </table:table-cell>
          <table:table-cell office:value-type="float" office:value="3108.44995117187" calcext:value-type="float">
            <text:p>3108.44995117187</text:p>
          </table:table-cell>
          <table:table-cell office:value-type="float" office:value="3110.25" calcext:value-type="float">
            <text:p>3110.25</text:p>
          </table:table-cell>
          <table:table-cell office:value-type="float" office:value="12186" calcext:value-type="float">
            <text:p>12186</text:p>
          </table:table-cell>
          <table:table-cell office:value-type="string" calcext:value-type="string">
            <text:p>TCS.NS</text:p>
          </table:table-cell>
          <table:table-cell/>
        </table:table-row>
        <table:table-row table:style-name="ro1">
          <table:table-cell office:value-type="string" calcext:value-type="string">
            <text:p>2021-04-23 13:15:00+05:30</text:p>
          </table:table-cell>
          <table:table-cell office:value-type="float" office:value="3110.10009765625" calcext:value-type="float">
            <text:p>3110.10009765625</text:p>
          </table:table-cell>
          <table:table-cell office:value-type="float" office:value="3110.69995117187" calcext:value-type="float">
            <text:p>3110.69995117187</text:p>
          </table:table-cell>
          <table:table-cell office:value-type="float" office:value="3105" calcext:value-type="float">
            <text:p>3105</text:p>
          </table:table-cell>
          <table:table-cell office:value-type="float" office:value="3109.85009765625" calcext:value-type="float">
            <text:p>3109.85009765625</text:p>
          </table:table-cell>
          <table:table-cell office:value-type="float" office:value="22780" calcext:value-type="float">
            <text:p>22780</text:p>
          </table:table-cell>
          <table:table-cell office:value-type="string" calcext:value-type="string">
            <text:p>TCS.NS</text:p>
          </table:table-cell>
          <table:table-cell/>
        </table:table-row>
        <table:table-row table:style-name="ro1">
          <table:table-cell office:value-type="string" calcext:value-type="string">
            <text:p>2021-04-23 13:30:00+05:30</text:p>
          </table:table-cell>
          <table:table-cell office:value-type="float" office:value="3109.85009765625" calcext:value-type="float">
            <text:p>3109.85009765625</text:p>
          </table:table-cell>
          <table:table-cell office:value-type="float" office:value="3110.5" calcext:value-type="float">
            <text:p>3110.5</text:p>
          </table:table-cell>
          <table:table-cell office:value-type="float" office:value="3105" calcext:value-type="float">
            <text:p>3105</text:p>
          </table:table-cell>
          <table:table-cell office:value-type="float" office:value="3107.05004882813" calcext:value-type="float">
            <text:p>3107.05004882813</text:p>
          </table:table-cell>
          <table:table-cell office:value-type="float" office:value="21960" calcext:value-type="float">
            <text:p>21960</text:p>
          </table:table-cell>
          <table:table-cell office:value-type="string" calcext:value-type="string">
            <text:p>TCS.NS</text:p>
          </table:table-cell>
          <table:table-cell/>
        </table:table-row>
        <table:table-row table:style-name="ro1">
          <table:table-cell office:value-type="string" calcext:value-type="string">
            <text:p>2021-04-23 13:45:00+05:30</text:p>
          </table:table-cell>
          <table:table-cell office:value-type="float" office:value="3107.10009765625" calcext:value-type="float">
            <text:p>3107.10009765625</text:p>
          </table:table-cell>
          <table:table-cell office:value-type="float" office:value="3110.94995117187" calcext:value-type="float">
            <text:p>3110.94995117187</text:p>
          </table:table-cell>
          <table:table-cell office:value-type="float" office:value="3105" calcext:value-type="float">
            <text:p>3105</text:p>
          </table:table-cell>
          <table:table-cell office:value-type="float" office:value="3110" calcext:value-type="float">
            <text:p>3110</text:p>
          </table:table-cell>
          <table:table-cell office:value-type="float" office:value="34146" calcext:value-type="float">
            <text:p>34146</text:p>
          </table:table-cell>
          <table:table-cell office:value-type="string" calcext:value-type="string">
            <text:p>TCS.NS</text:p>
          </table:table-cell>
          <table:table-cell/>
        </table:table-row>
        <table:table-row table:style-name="ro1">
          <table:table-cell office:value-type="string" calcext:value-type="string">
            <text:p>2021-04-23 14:00:00+05:30</text:p>
          </table:table-cell>
          <table:table-cell office:value-type="float" office:value="3109.75" calcext:value-type="float">
            <text:p>3109.75</text:p>
          </table:table-cell>
          <table:table-cell office:value-type="float" office:value="3112.80004882812" calcext:value-type="float">
            <text:p>3112.80004882812</text:p>
          </table:table-cell>
          <table:table-cell office:value-type="float" office:value="3108" calcext:value-type="float">
            <text:p>3108</text:p>
          </table:table-cell>
          <table:table-cell office:value-type="float" office:value="3110.5" calcext:value-type="float">
            <text:p>3110.5</text:p>
          </table:table-cell>
          <table:table-cell office:value-type="float" office:value="49609" calcext:value-type="float">
            <text:p>49609</text:p>
          </table:table-cell>
          <table:table-cell office:value-type="string" calcext:value-type="string">
            <text:p>TCS.NS</text:p>
          </table:table-cell>
          <table:table-cell/>
        </table:table-row>
        <table:table-row table:style-name="ro1">
          <table:table-cell office:value-type="string" calcext:value-type="string">
            <text:p>2021-04-23 14:15:00+05:30</text:p>
          </table:table-cell>
          <table:table-cell office:value-type="float" office:value="3110.44995117187" calcext:value-type="float">
            <text:p>3110.44995117187</text:p>
          </table:table-cell>
          <table:table-cell office:value-type="float" office:value="3112.44995117187" calcext:value-type="float">
            <text:p>3112.44995117187</text:p>
          </table:table-cell>
          <table:table-cell office:value-type="float" office:value="3102.05004882812" calcext:value-type="float">
            <text:p>3102.05004882812</text:p>
          </table:table-cell>
          <table:table-cell office:value-type="float" office:value="3108.35009765625" calcext:value-type="float">
            <text:p>3108.35009765625</text:p>
          </table:table-cell>
          <table:table-cell office:value-type="float" office:value="67469" calcext:value-type="float">
            <text:p>67469</text:p>
          </table:table-cell>
          <table:table-cell office:value-type="string" calcext:value-type="string">
            <text:p>TCS.NS</text:p>
          </table:table-cell>
          <table:table-cell/>
        </table:table-row>
        <table:table-row table:style-name="ro1">
          <table:table-cell office:value-type="string" calcext:value-type="string">
            <text:p>2021-04-23 14:30:00+05:30</text:p>
          </table:table-cell>
          <table:table-cell office:value-type="float" office:value="3107.94995117187" calcext:value-type="float">
            <text:p>3107.94995117187</text:p>
          </table:table-cell>
          <table:table-cell office:value-type="float" office:value="3111" calcext:value-type="float">
            <text:p>3111</text:p>
          </table:table-cell>
          <table:table-cell office:value-type="float" office:value="3095" calcext:value-type="float">
            <text:p>3095</text:p>
          </table:table-cell>
          <table:table-cell office:value-type="float" office:value="3097.19995117187" calcext:value-type="float">
            <text:p>3097.19995117187</text:p>
          </table:table-cell>
          <table:table-cell office:value-type="float" office:value="110591" calcext:value-type="float">
            <text:p>110591</text:p>
          </table:table-cell>
          <table:table-cell office:value-type="string" calcext:value-type="string">
            <text:p>TCS.NS</text:p>
          </table:table-cell>
          <table:table-cell/>
        </table:table-row>
        <table:table-row table:style-name="ro1">
          <table:table-cell office:value-type="string" calcext:value-type="string">
            <text:p>2021-04-23 14:45:00+05:30</text:p>
          </table:table-cell>
          <table:table-cell office:value-type="float" office:value="3096.55004882812" calcext:value-type="float">
            <text:p>3096.55004882812</text:p>
          </table:table-cell>
          <table:table-cell office:value-type="float" office:value="3106.25" calcext:value-type="float">
            <text:p>3106.25</text:p>
          </table:table-cell>
          <table:table-cell office:value-type="float" office:value="3095" calcext:value-type="float">
            <text:p>3095</text:p>
          </table:table-cell>
          <table:table-cell office:value-type="float" office:value="3102.85009765625" calcext:value-type="float">
            <text:p>3102.85009765625</text:p>
          </table:table-cell>
          <table:table-cell office:value-type="float" office:value="62446" calcext:value-type="float">
            <text:p>62446</text:p>
          </table:table-cell>
          <table:table-cell office:value-type="string" calcext:value-type="string">
            <text:p>TCS.NS</text:p>
          </table:table-cell>
          <table:table-cell/>
        </table:table-row>
        <table:table-row table:style-name="ro1">
          <table:table-cell office:value-type="string" calcext:value-type="string">
            <text:p>2021-04-23 15:00:00+05:30</text:p>
          </table:table-cell>
          <table:table-cell office:value-type="float" office:value="3102.35009765625" calcext:value-type="float">
            <text:p>3102.35009765625</text:p>
          </table:table-cell>
          <table:table-cell office:value-type="float" office:value="3114" calcext:value-type="float">
            <text:p>3114</text:p>
          </table:table-cell>
          <table:table-cell office:value-type="float" office:value="3100" calcext:value-type="float">
            <text:p>3100</text:p>
          </table:table-cell>
          <table:table-cell office:value-type="float" office:value="3111.30004882812" calcext:value-type="float">
            <text:p>3111.30004882812</text:p>
          </table:table-cell>
          <table:table-cell office:value-type="float" office:value="108553" calcext:value-type="float">
            <text:p>108553</text:p>
          </table:table-cell>
          <table:table-cell office:value-type="string" calcext:value-type="string">
            <text:p>TCS.NS</text:p>
          </table:table-cell>
          <table:table-cell/>
        </table:table-row>
        <table:table-row table:style-name="ro1">
          <table:table-cell office:value-type="string" calcext:value-type="string">
            <text:p>2021-04-23 15:15:00+05:30</text:p>
          </table:table-cell>
          <table:table-cell office:value-type="float" office:value="3112" calcext:value-type="float">
            <text:p>3112</text:p>
          </table:table-cell>
          <table:table-cell office:value-type="float" office:value="3114.5" calcext:value-type="float">
            <text:p>3114.5</text:p>
          </table:table-cell>
          <table:table-cell office:value-type="float" office:value="3107.89990234375" calcext:value-type="float">
            <text:p>3107.89990234375</text:p>
          </table:table-cell>
          <table:table-cell office:value-type="float" office:value="3112" calcext:value-type="float">
            <text:p>3112</text:p>
          </table:table-cell>
          <table:table-cell office:value-type="float" office:value="159473" calcext:value-type="float">
            <text:p>159473</text:p>
          </table:table-cell>
          <table:table-cell office:value-type="string" calcext:value-type="string">
            <text:p>TCS.NS</text:p>
          </table:table-cell>
          <table:table-cell/>
        </table:table-row>
        <table:table-row table:style-name="ro1">
          <table:table-cell office:value-type="string" calcext:value-type="string">
            <text:p>2021-04-23 09:15:00+05:30</text:p>
          </table:table-cell>
          <table:table-cell office:value-type="float" office:value="667" calcext:value-type="float">
            <text:p>667</text:p>
          </table:table-cell>
          <table:table-cell office:value-type="float" office:value="673.450012207031" calcext:value-type="float">
            <text:p>673.450012207031</text:p>
          </table:table-cell>
          <table:table-cell office:value-type="float" office:value="666.200012207031" calcext:value-type="float">
            <text:p>666.200012207031</text:p>
          </table:table-cell>
          <table:table-cell office:value-type="float" office:value="671.650024414063" calcext:value-type="float">
            <text:p>671.650024414063</text:p>
          </table:table-cell>
          <table:table-cell office:value-type="float" office:value="207267" calcext:value-type="float">
            <text:p>207267</text:p>
          </table:table-cell>
          <table:table-cell office:value-type="string" calcext:value-type="string">
            <text:p>TATACONSUM.NS</text:p>
          </table:table-cell>
          <table:table-cell table:style-name="ce1" table:formula="of:=([.C1052]-[.D1052])/[.D1052]*100" office:value-type="float" office:value="1.08826176330765" calcext:value-type="float">
            <text:p>1.09</text:p>
          </table:table-cell>
        </table:table-row>
        <table:table-row table:style-name="ro1">
          <table:table-cell office:value-type="string" calcext:value-type="string">
            <text:p>2021-04-23 09:30:00+05:30</text:p>
          </table:table-cell>
          <table:table-cell office:value-type="float" office:value="671.650024414063" calcext:value-type="float">
            <text:p>671.650024414063</text:p>
          </table:table-cell>
          <table:table-cell office:value-type="float" office:value="675.5" calcext:value-type="float">
            <text:p>675.5</text:p>
          </table:table-cell>
          <table:table-cell office:value-type="float" office:value="671.200012207031" calcext:value-type="float">
            <text:p>671.200012207031</text:p>
          </table:table-cell>
          <table:table-cell office:value-type="float" office:value="674.099975585937" calcext:value-type="float">
            <text:p>674.099975585937</text:p>
          </table:table-cell>
          <table:table-cell office:value-type="float" office:value="229948" calcext:value-type="float">
            <text:p>229948</text:p>
          </table:table-cell>
          <table:table-cell office:value-type="string" calcext:value-type="string">
            <text:p>TATACONSUM.NS</text:p>
          </table:table-cell>
          <table:table-cell/>
        </table:table-row>
        <table:table-row table:style-name="ro1">
          <table:table-cell office:value-type="string" calcext:value-type="string">
            <text:p>2021-04-23 09:45:00+05:30</text:p>
          </table:table-cell>
          <table:table-cell office:value-type="float" office:value="674.299987792969" calcext:value-type="float">
            <text:p>674.299987792969</text:p>
          </table:table-cell>
          <table:table-cell office:value-type="float" office:value="674.849975585938" calcext:value-type="float">
            <text:p>674.849975585938</text:p>
          </table:table-cell>
          <table:table-cell office:value-type="float" office:value="671" calcext:value-type="float">
            <text:p>671</text:p>
          </table:table-cell>
          <table:table-cell office:value-type="float" office:value="673" calcext:value-type="float">
            <text:p>673</text:p>
          </table:table-cell>
          <table:table-cell office:value-type="float" office:value="130062" calcext:value-type="float">
            <text:p>130062</text:p>
          </table:table-cell>
          <table:table-cell office:value-type="string" calcext:value-type="string">
            <text:p>TATACONSUM.NS</text:p>
          </table:table-cell>
          <table:table-cell/>
        </table:table-row>
        <table:table-row table:style-name="ro1">
          <table:table-cell office:value-type="string" calcext:value-type="string">
            <text:p>2021-04-23 10:00:00+05:30</text:p>
          </table:table-cell>
          <table:table-cell office:value-type="float" office:value="672.900024414063" calcext:value-type="float">
            <text:p>672.900024414063</text:p>
          </table:table-cell>
          <table:table-cell office:value-type="float" office:value="673.049987792969" calcext:value-type="float">
            <text:p>673.049987792969</text:p>
          </table:table-cell>
          <table:table-cell office:value-type="float" office:value="668.650024414063" calcext:value-type="float">
            <text:p>668.650024414063</text:p>
          </table:table-cell>
          <table:table-cell office:value-type="float" office:value="670.650024414063" calcext:value-type="float">
            <text:p>670.650024414063</text:p>
          </table:table-cell>
          <table:table-cell office:value-type="float" office:value="90389" calcext:value-type="float">
            <text:p>90389</text:p>
          </table:table-cell>
          <table:table-cell office:value-type="string" calcext:value-type="string">
            <text:p>TATACONSUM.NS</text:p>
          </table:table-cell>
          <table:table-cell/>
        </table:table-row>
        <table:table-row table:style-name="ro1">
          <table:table-cell office:value-type="string" calcext:value-type="string">
            <text:p>2021-04-23 10:15:00+05:30</text:p>
          </table:table-cell>
          <table:table-cell office:value-type="float" office:value="670.349975585938" calcext:value-type="float">
            <text:p>670.349975585938</text:p>
          </table:table-cell>
          <table:table-cell office:value-type="float" office:value="671" calcext:value-type="float">
            <text:p>671</text:p>
          </table:table-cell>
          <table:table-cell office:value-type="float" office:value="668" calcext:value-type="float">
            <text:p>668</text:p>
          </table:table-cell>
          <table:table-cell office:value-type="float" office:value="670.200012207031" calcext:value-type="float">
            <text:p>670.200012207031</text:p>
          </table:table-cell>
          <table:table-cell office:value-type="float" office:value="60659" calcext:value-type="float">
            <text:p>60659</text:p>
          </table:table-cell>
          <table:table-cell office:value-type="string" calcext:value-type="string">
            <text:p>TATACONSUM.NS</text:p>
          </table:table-cell>
          <table:table-cell/>
        </table:table-row>
        <table:table-row table:style-name="ro1">
          <table:table-cell office:value-type="string" calcext:value-type="string">
            <text:p>2021-04-23 10:30:00+05:30</text:p>
          </table:table-cell>
          <table:table-cell table:number-columns-repeated="2" office:value-type="float" office:value="670.150024414063" calcext:value-type="float">
            <text:p>670.150024414063</text:p>
          </table:table-cell>
          <table:table-cell office:value-type="float" office:value="667.049987792969" calcext:value-type="float">
            <text:p>667.049987792969</text:p>
          </table:table-cell>
          <table:table-cell office:value-type="float" office:value="667.549987792969" calcext:value-type="float">
            <text:p>667.549987792969</text:p>
          </table:table-cell>
          <table:table-cell office:value-type="float" office:value="60055" calcext:value-type="float">
            <text:p>60055</text:p>
          </table:table-cell>
          <table:table-cell office:value-type="string" calcext:value-type="string">
            <text:p>TATACONSUM.NS</text:p>
          </table:table-cell>
          <table:table-cell/>
        </table:table-row>
        <table:table-row table:style-name="ro1">
          <table:table-cell office:value-type="string" calcext:value-type="string">
            <text:p>2021-04-23 10:45:00+05:30</text:p>
          </table:table-cell>
          <table:table-cell office:value-type="float" office:value="667" calcext:value-type="float">
            <text:p>667</text:p>
          </table:table-cell>
          <table:table-cell office:value-type="float" office:value="668.849975585938" calcext:value-type="float">
            <text:p>668.849975585938</text:p>
          </table:table-cell>
          <table:table-cell office:value-type="float" office:value="666.5" calcext:value-type="float">
            <text:p>666.5</text:p>
          </table:table-cell>
          <table:table-cell office:value-type="float" office:value="667.349975585938" calcext:value-type="float">
            <text:p>667.349975585938</text:p>
          </table:table-cell>
          <table:table-cell office:value-type="float" office:value="55232" calcext:value-type="float">
            <text:p>55232</text:p>
          </table:table-cell>
          <table:table-cell office:value-type="string" calcext:value-type="string">
            <text:p>TATACONSUM.NS</text:p>
          </table:table-cell>
          <table:table-cell/>
        </table:table-row>
        <table:table-row table:style-name="ro1">
          <table:table-cell office:value-type="string" calcext:value-type="string">
            <text:p>2021-04-23 11:00:00+05:30</text:p>
          </table:table-cell>
          <table:table-cell office:value-type="float" office:value="667.25" calcext:value-type="float">
            <text:p>667.25</text:p>
          </table:table-cell>
          <table:table-cell office:value-type="float" office:value="671" calcext:value-type="float">
            <text:p>671</text:p>
          </table:table-cell>
          <table:table-cell office:value-type="float" office:value="667.25" calcext:value-type="float">
            <text:p>667.25</text:p>
          </table:table-cell>
          <table:table-cell office:value-type="float" office:value="670.400024414063" calcext:value-type="float">
            <text:p>670.400024414063</text:p>
          </table:table-cell>
          <table:table-cell office:value-type="float" office:value="58210" calcext:value-type="float">
            <text:p>58210</text:p>
          </table:table-cell>
          <table:table-cell office:value-type="string" calcext:value-type="string">
            <text:p>TATACONSUM.NS</text:p>
          </table:table-cell>
          <table:table-cell/>
        </table:table-row>
        <table:table-row table:style-name="ro1">
          <table:table-cell office:value-type="string" calcext:value-type="string">
            <text:p>2021-04-23 11:15:00+05:30</text:p>
          </table:table-cell>
          <table:table-cell office:value-type="float" office:value="670" calcext:value-type="float">
            <text:p>670</text:p>
          </table:table-cell>
          <table:table-cell office:value-type="float" office:value="670.150024414063" calcext:value-type="float">
            <text:p>670.150024414063</text:p>
          </table:table-cell>
          <table:table-cell office:value-type="float" office:value="669.049987792969" calcext:value-type="float">
            <text:p>669.049987792969</text:p>
          </table:table-cell>
          <table:table-cell office:value-type="float" office:value="669.299987792969" calcext:value-type="float">
            <text:p>669.299987792969</text:p>
          </table:table-cell>
          <table:table-cell office:value-type="float" office:value="32159" calcext:value-type="float">
            <text:p>32159</text:p>
          </table:table-cell>
          <table:table-cell office:value-type="string" calcext:value-type="string">
            <text:p>TATACONSUM.NS</text:p>
          </table:table-cell>
          <table:table-cell/>
        </table:table-row>
        <table:table-row table:style-name="ro1">
          <table:table-cell office:value-type="string" calcext:value-type="string">
            <text:p>2021-04-23 11:30:00+05:30</text:p>
          </table:table-cell>
          <table:table-cell office:value-type="float" office:value="669.299987792969" calcext:value-type="float">
            <text:p>669.299987792969</text:p>
          </table:table-cell>
          <table:table-cell office:value-type="float" office:value="669.700012207031" calcext:value-type="float">
            <text:p>669.700012207031</text:p>
          </table:table-cell>
          <table:table-cell office:value-type="float" office:value="668.75" calcext:value-type="float">
            <text:p>668.75</text:p>
          </table:table-cell>
          <table:table-cell office:value-type="float" office:value="669.049987792969" calcext:value-type="float">
            <text:p>669.049987792969</text:p>
          </table:table-cell>
          <table:table-cell office:value-type="float" office:value="28258" calcext:value-type="float">
            <text:p>28258</text:p>
          </table:table-cell>
          <table:table-cell office:value-type="string" calcext:value-type="string">
            <text:p>TATACONSUM.NS</text:p>
          </table:table-cell>
          <table:table-cell/>
        </table:table-row>
        <table:table-row table:style-name="ro1">
          <table:table-cell office:value-type="string" calcext:value-type="string">
            <text:p>2021-04-23 11:45:00+05:30</text:p>
          </table:table-cell>
          <table:table-cell office:value-type="float" office:value="669.400024414063" calcext:value-type="float">
            <text:p>669.400024414063</text:p>
          </table:table-cell>
          <table:table-cell office:value-type="float" office:value="670.549987792969" calcext:value-type="float">
            <text:p>670.549987792969</text:p>
          </table:table-cell>
          <table:table-cell office:value-type="float" office:value="668.799987792969" calcext:value-type="float">
            <text:p>668.799987792969</text:p>
          </table:table-cell>
          <table:table-cell office:value-type="float" office:value="670.150024414063" calcext:value-type="float">
            <text:p>670.150024414063</text:p>
          </table:table-cell>
          <table:table-cell office:value-type="float" office:value="66045" calcext:value-type="float">
            <text:p>66045</text:p>
          </table:table-cell>
          <table:table-cell office:value-type="string" calcext:value-type="string">
            <text:p>TATACONSUM.NS</text:p>
          </table:table-cell>
          <table:table-cell/>
        </table:table-row>
        <table:table-row table:style-name="ro1">
          <table:table-cell office:value-type="string" calcext:value-type="string">
            <text:p>2021-04-23 12:00:00+05:30</text:p>
          </table:table-cell>
          <table:table-cell office:value-type="float" office:value="670.150024414063" calcext:value-type="float">
            <text:p>670.150024414063</text:p>
          </table:table-cell>
          <table:table-cell office:value-type="float" office:value="670.849975585938" calcext:value-type="float">
            <text:p>670.849975585938</text:p>
          </table:table-cell>
          <table:table-cell office:value-type="float" office:value="669.25" calcext:value-type="float">
            <text:p>669.25</text:p>
          </table:table-cell>
          <table:table-cell office:value-type="float" office:value="670.849975585938" calcext:value-type="float">
            <text:p>670.849975585938</text:p>
          </table:table-cell>
          <table:table-cell office:value-type="float" office:value="72184" calcext:value-type="float">
            <text:p>72184</text:p>
          </table:table-cell>
          <table:table-cell office:value-type="string" calcext:value-type="string">
            <text:p>TATACONSUM.NS</text:p>
          </table:table-cell>
          <table:table-cell/>
        </table:table-row>
        <table:table-row table:style-name="ro1">
          <table:table-cell office:value-type="string" calcext:value-type="string">
            <text:p>2021-04-23 12:15:00+05:30</text:p>
          </table:table-cell>
          <table:table-cell office:value-type="float" office:value="670.599975585938" calcext:value-type="float">
            <text:p>670.599975585938</text:p>
          </table:table-cell>
          <table:table-cell office:value-type="float" office:value="670.849975585938" calcext:value-type="float">
            <text:p>670.849975585938</text:p>
          </table:table-cell>
          <table:table-cell office:value-type="float" office:value="669.700012207031" calcext:value-type="float">
            <text:p>669.700012207031</text:p>
          </table:table-cell>
          <table:table-cell office:value-type="float" office:value="670.099975585937" calcext:value-type="float">
            <text:p>670.099975585937</text:p>
          </table:table-cell>
          <table:table-cell office:value-type="float" office:value="71830" calcext:value-type="float">
            <text:p>71830</text:p>
          </table:table-cell>
          <table:table-cell office:value-type="string" calcext:value-type="string">
            <text:p>TATACONSUM.NS</text:p>
          </table:table-cell>
          <table:table-cell/>
        </table:table-row>
        <table:table-row table:style-name="ro1">
          <table:table-cell office:value-type="string" calcext:value-type="string">
            <text:p>2021-04-23 12:30:00+05:30</text:p>
          </table:table-cell>
          <table:table-cell office:value-type="float" office:value="670.099975585937" calcext:value-type="float">
            <text:p>670.099975585937</text:p>
          </table:table-cell>
          <table:table-cell office:value-type="float" office:value="670.900024414063" calcext:value-type="float">
            <text:p>670.900024414063</text:p>
          </table:table-cell>
          <table:table-cell office:value-type="float" office:value="667.950012207031" calcext:value-type="float">
            <text:p>667.950012207031</text:p>
          </table:table-cell>
          <table:table-cell office:value-type="float" office:value="670.549987792969" calcext:value-type="float">
            <text:p>670.549987792969</text:p>
          </table:table-cell>
          <table:table-cell office:value-type="float" office:value="60430" calcext:value-type="float">
            <text:p>60430</text:p>
          </table:table-cell>
          <table:table-cell office:value-type="string" calcext:value-type="string">
            <text:p>TATACONSUM.NS</text:p>
          </table:table-cell>
          <table:table-cell/>
        </table:table-row>
        <table:table-row table:style-name="ro1">
          <table:table-cell office:value-type="string" calcext:value-type="string">
            <text:p>2021-04-23 12:45:00+05:30</text:p>
          </table:table-cell>
          <table:table-cell office:value-type="float" office:value="670.75" calcext:value-type="float">
            <text:p>670.75</text:p>
          </table:table-cell>
          <table:table-cell office:value-type="float" office:value="671.349975585938" calcext:value-type="float">
            <text:p>671.349975585938</text:p>
          </table:table-cell>
          <table:table-cell office:value-type="float" office:value="669.950012207031" calcext:value-type="float">
            <text:p>669.950012207031</text:p>
          </table:table-cell>
          <table:table-cell office:value-type="float" office:value="670" calcext:value-type="float">
            <text:p>670</text:p>
          </table:table-cell>
          <table:table-cell office:value-type="float" office:value="45324" calcext:value-type="float">
            <text:p>45324</text:p>
          </table:table-cell>
          <table:table-cell office:value-type="string" calcext:value-type="string">
            <text:p>TATACONSUM.NS</text:p>
          </table:table-cell>
          <table:table-cell/>
        </table:table-row>
        <table:table-row table:style-name="ro1">
          <table:table-cell office:value-type="string" calcext:value-type="string">
            <text:p>2021-04-23 13:00:00+05:30</text:p>
          </table:table-cell>
          <table:table-cell office:value-type="float" office:value="670" calcext:value-type="float">
            <text:p>670</text:p>
          </table:table-cell>
          <table:table-cell office:value-type="float" office:value="671" calcext:value-type="float">
            <text:p>671</text:p>
          </table:table-cell>
          <table:table-cell office:value-type="float" office:value="668.150024414063" calcext:value-type="float">
            <text:p>668.150024414063</text:p>
          </table:table-cell>
          <table:table-cell office:value-type="float" office:value="669" calcext:value-type="float">
            <text:p>669</text:p>
          </table:table-cell>
          <table:table-cell office:value-type="float" office:value="87212" calcext:value-type="float">
            <text:p>87212</text:p>
          </table:table-cell>
          <table:table-cell office:value-type="string" calcext:value-type="string">
            <text:p>TATACONSUM.NS</text:p>
          </table:table-cell>
          <table:table-cell/>
        </table:table-row>
        <table:table-row table:style-name="ro1">
          <table:table-cell office:value-type="string" calcext:value-type="string">
            <text:p>2021-04-23 13:15:00+05:30</text:p>
          </table:table-cell>
          <table:table-cell office:value-type="float" office:value="669" calcext:value-type="float">
            <text:p>669</text:p>
          </table:table-cell>
          <table:table-cell office:value-type="float" office:value="670.75" calcext:value-type="float">
            <text:p>670.75</text:p>
          </table:table-cell>
          <table:table-cell office:value-type="float" office:value="668.150024414063" calcext:value-type="float">
            <text:p>668.150024414063</text:p>
          </table:table-cell>
          <table:table-cell office:value-type="float" office:value="670.099975585937" calcext:value-type="float">
            <text:p>670.099975585937</text:p>
          </table:table-cell>
          <table:table-cell office:value-type="float" office:value="134232" calcext:value-type="float">
            <text:p>134232</text:p>
          </table:table-cell>
          <table:table-cell office:value-type="string" calcext:value-type="string">
            <text:p>TATACONSUM.NS</text:p>
          </table:table-cell>
          <table:table-cell/>
        </table:table-row>
        <table:table-row table:style-name="ro1">
          <table:table-cell office:value-type="string" calcext:value-type="string">
            <text:p>2021-04-23 13:30:00+05:30</text:p>
          </table:table-cell>
          <table:table-cell office:value-type="float" office:value="670.099975585937" calcext:value-type="float">
            <text:p>670.099975585937</text:p>
          </table:table-cell>
          <table:table-cell office:value-type="float" office:value="670.400024414063" calcext:value-type="float">
            <text:p>670.400024414063</text:p>
          </table:table-cell>
          <table:table-cell office:value-type="float" office:value="667.049987792969" calcext:value-type="float">
            <text:p>667.049987792969</text:p>
          </table:table-cell>
          <table:table-cell office:value-type="float" office:value="667.599975585938" calcext:value-type="float">
            <text:p>667.599975585938</text:p>
          </table:table-cell>
          <table:table-cell office:value-type="float" office:value="97142" calcext:value-type="float">
            <text:p>97142</text:p>
          </table:table-cell>
          <table:table-cell office:value-type="string" calcext:value-type="string">
            <text:p>TATACONSUM.NS</text:p>
          </table:table-cell>
          <table:table-cell/>
        </table:table-row>
        <table:table-row table:style-name="ro1">
          <table:table-cell office:value-type="string" calcext:value-type="string">
            <text:p>2021-04-23 13:45:00+05:30</text:p>
          </table:table-cell>
          <table:table-cell table:number-columns-repeated="2" office:value-type="float" office:value="667.5" calcext:value-type="float">
            <text:p>667.5</text:p>
          </table:table-cell>
          <table:table-cell office:value-type="float" office:value="665.549987792969" calcext:value-type="float">
            <text:p>665.549987792969</text:p>
          </table:table-cell>
          <table:table-cell office:value-type="float" office:value="666.549987792969" calcext:value-type="float">
            <text:p>666.549987792969</text:p>
          </table:table-cell>
          <table:table-cell office:value-type="float" office:value="77026" calcext:value-type="float">
            <text:p>77026</text:p>
          </table:table-cell>
          <table:table-cell office:value-type="string" calcext:value-type="string">
            <text:p>TATACONSUM.NS</text:p>
          </table:table-cell>
          <table:table-cell/>
        </table:table-row>
        <table:table-row table:style-name="ro1">
          <table:table-cell office:value-type="string" calcext:value-type="string">
            <text:p>2021-04-23 14:00:00+05:30</text:p>
          </table:table-cell>
          <table:table-cell office:value-type="float" office:value="666.799987792969" calcext:value-type="float">
            <text:p>666.799987792969</text:p>
          </table:table-cell>
          <table:table-cell office:value-type="float" office:value="667.950012207031" calcext:value-type="float">
            <text:p>667.950012207031</text:p>
          </table:table-cell>
          <table:table-cell office:value-type="float" office:value="665.400024414063" calcext:value-type="float">
            <text:p>665.400024414063</text:p>
          </table:table-cell>
          <table:table-cell office:value-type="float" office:value="665.650024414063" calcext:value-type="float">
            <text:p>665.650024414063</text:p>
          </table:table-cell>
          <table:table-cell office:value-type="float" office:value="48468" calcext:value-type="float">
            <text:p>48468</text:p>
          </table:table-cell>
          <table:table-cell office:value-type="string" calcext:value-type="string">
            <text:p>TATACONSUM.NS</text:p>
          </table:table-cell>
          <table:table-cell/>
        </table:table-row>
        <table:table-row table:style-name="ro1">
          <table:table-cell office:value-type="string" calcext:value-type="string">
            <text:p>2021-04-23 14:15:00+05:30</text:p>
          </table:table-cell>
          <table:table-cell office:value-type="float" office:value="665.400024414063" calcext:value-type="float">
            <text:p>665.400024414063</text:p>
          </table:table-cell>
          <table:table-cell office:value-type="float" office:value="666.5" calcext:value-type="float">
            <text:p>666.5</text:p>
          </table:table-cell>
          <table:table-cell office:value-type="float" office:value="661.799987792969" calcext:value-type="float">
            <text:p>661.799987792969</text:p>
          </table:table-cell>
          <table:table-cell office:value-type="float" office:value="662.450012207031" calcext:value-type="float">
            <text:p>662.450012207031</text:p>
          </table:table-cell>
          <table:table-cell office:value-type="float" office:value="127251" calcext:value-type="float">
            <text:p>127251</text:p>
          </table:table-cell>
          <table:table-cell office:value-type="string" calcext:value-type="string">
            <text:p>TATACONSUM.NS</text:p>
          </table:table-cell>
          <table:table-cell/>
        </table:table-row>
        <table:table-row table:style-name="ro1">
          <table:table-cell office:value-type="string" calcext:value-type="string">
            <text:p>2021-04-23 14:30:00+05:30</text:p>
          </table:table-cell>
          <table:table-cell office:value-type="float" office:value="662.25" calcext:value-type="float">
            <text:p>662.25</text:p>
          </table:table-cell>
          <table:table-cell office:value-type="float" office:value="664.849975585938" calcext:value-type="float">
            <text:p>664.849975585938</text:p>
          </table:table-cell>
          <table:table-cell office:value-type="float" office:value="661" calcext:value-type="float">
            <text:p>661</text:p>
          </table:table-cell>
          <table:table-cell office:value-type="float" office:value="661.950012207031" calcext:value-type="float">
            <text:p>661.950012207031</text:p>
          </table:table-cell>
          <table:table-cell office:value-type="float" office:value="165636" calcext:value-type="float">
            <text:p>165636</text:p>
          </table:table-cell>
          <table:table-cell office:value-type="string" calcext:value-type="string">
            <text:p>TATACONSUM.NS</text:p>
          </table:table-cell>
          <table:table-cell/>
        </table:table-row>
        <table:table-row table:style-name="ro1">
          <table:table-cell office:value-type="string" calcext:value-type="string">
            <text:p>2021-04-23 14:45:00+05:30</text:p>
          </table:table-cell>
          <table:table-cell office:value-type="float" office:value="661.599975585937" calcext:value-type="float">
            <text:p>661.599975585937</text:p>
          </table:table-cell>
          <table:table-cell office:value-type="float" office:value="665.450012207031" calcext:value-type="float">
            <text:p>665.450012207031</text:p>
          </table:table-cell>
          <table:table-cell office:value-type="float" office:value="661.599975585937" calcext:value-type="float">
            <text:p>661.599975585937</text:p>
          </table:table-cell>
          <table:table-cell office:value-type="float" office:value="663.650024414063" calcext:value-type="float">
            <text:p>663.650024414063</text:p>
          </table:table-cell>
          <table:table-cell office:value-type="float" office:value="56093" calcext:value-type="float">
            <text:p>56093</text:p>
          </table:table-cell>
          <table:table-cell office:value-type="string" calcext:value-type="string">
            <text:p>TATACONSUM.NS</text:p>
          </table:table-cell>
          <table:table-cell/>
        </table:table-row>
        <table:table-row table:style-name="ro1">
          <table:table-cell office:value-type="string" calcext:value-type="string">
            <text:p>2021-04-23 15:00:00+05:30</text:p>
          </table:table-cell>
          <table:table-cell office:value-type="float" office:value="664" calcext:value-type="float">
            <text:p>664</text:p>
          </table:table-cell>
          <table:table-cell office:value-type="float" office:value="665.900024414063" calcext:value-type="float">
            <text:p>665.900024414063</text:p>
          </table:table-cell>
          <table:table-cell office:value-type="float" office:value="663.099975585938" calcext:value-type="float">
            <text:p>663.099975585938</text:p>
          </table:table-cell>
          <table:table-cell office:value-type="float" office:value="664" calcext:value-type="float">
            <text:p>664</text:p>
          </table:table-cell>
          <table:table-cell office:value-type="float" office:value="88746" calcext:value-type="float">
            <text:p>88746</text:p>
          </table:table-cell>
          <table:table-cell office:value-type="string" calcext:value-type="string">
            <text:p>TATACONSUM.NS</text:p>
          </table:table-cell>
          <table:table-cell/>
        </table:table-row>
        <table:table-row table:style-name="ro1">
          <table:table-cell office:value-type="string" calcext:value-type="string">
            <text:p>2021-04-23 15:15:00+05:30</text:p>
          </table:table-cell>
          <table:table-cell office:value-type="float" office:value="664.150024414063" calcext:value-type="float">
            <text:p>664.150024414063</text:p>
          </table:table-cell>
          <table:table-cell office:value-type="float" office:value="666" calcext:value-type="float">
            <text:p>666</text:p>
          </table:table-cell>
          <table:table-cell office:value-type="float" office:value="663.5" calcext:value-type="float">
            <text:p>663.5</text:p>
          </table:table-cell>
          <table:table-cell office:value-type="float" office:value="664.599975585938" calcext:value-type="float">
            <text:p>664.599975585938</text:p>
          </table:table-cell>
          <table:table-cell office:value-type="float" office:value="149063" calcext:value-type="float">
            <text:p>149063</text:p>
          </table:table-cell>
          <table:table-cell office:value-type="string" calcext:value-type="string">
            <text:p>TATACONSUM.NS</text:p>
          </table:table-cell>
          <table:table-cell/>
        </table:table-row>
        <table:table-row table:style-name="ro1">
          <table:table-cell office:value-type="string" calcext:value-type="string">
            <text:p>2021-04-23 09:15:00+05:30</text:p>
          </table:table-cell>
          <table:table-cell office:value-type="float" office:value="291.549987792969" calcext:value-type="float">
            <text:p>291.549987792969</text:p>
          </table:table-cell>
          <table:table-cell office:value-type="float" office:value="295.600006103516" calcext:value-type="float">
            <text:p>295.600006103516</text:p>
          </table:table-cell>
          <table:table-cell office:value-type="float" office:value="291.049987792969" calcext:value-type="float">
            <text:p>291.049987792969</text:p>
          </table:table-cell>
          <table:table-cell office:value-type="float" office:value="293.299987792969" calcext:value-type="float">
            <text:p>293.299987792969</text:p>
          </table:table-cell>
          <table:table-cell office:value-type="float" office:value="5624808" calcext:value-type="float">
            <text:p>5624808</text:p>
          </table:table-cell>
          <table:table-cell office:value-type="string" calcext:value-type="string">
            <text:p>TATAMOTORS.NS</text:p>
          </table:table-cell>
          <table:table-cell table:style-name="ce1" table:formula="of:=([.C1077]-[.D1077])/[.D1077]*100" office:value-type="float" office:value="1.5633116307785" calcext:value-type="float">
            <text:p>1.56</text:p>
          </table:table-cell>
        </table:table-row>
        <table:table-row table:style-name="ro1">
          <table:table-cell office:value-type="string" calcext:value-type="string">
            <text:p>2021-04-23 09:30:00+05:30</text:p>
          </table:table-cell>
          <table:table-cell office:value-type="float" office:value="293.299987792969" calcext:value-type="float">
            <text:p>293.299987792969</text:p>
          </table:table-cell>
          <table:table-cell office:value-type="float" office:value="294.350006103516" calcext:value-type="float">
            <text:p>294.350006103516</text:p>
          </table:table-cell>
          <table:table-cell office:value-type="float" office:value="293" calcext:value-type="float">
            <text:p>293</text:p>
          </table:table-cell>
          <table:table-cell office:value-type="float" office:value="294.200012207031" calcext:value-type="float">
            <text:p>294.200012207031</text:p>
          </table:table-cell>
          <table:table-cell office:value-type="float" office:value="1900672" calcext:value-type="float">
            <text:p>1900672</text:p>
          </table:table-cell>
          <table:table-cell office:value-type="string" calcext:value-type="string">
            <text:p>TATAMOTORS.NS</text:p>
          </table:table-cell>
          <table:table-cell/>
        </table:table-row>
        <table:table-row table:style-name="ro1">
          <table:table-cell office:value-type="string" calcext:value-type="string">
            <text:p>2021-04-23 09:45:00+05:30</text:p>
          </table:table-cell>
          <table:table-cell office:value-type="float" office:value="294.200012207031" calcext:value-type="float">
            <text:p>294.200012207031</text:p>
          </table:table-cell>
          <table:table-cell office:value-type="float" office:value="294.700012207031" calcext:value-type="float">
            <text:p>294.700012207031</text:p>
          </table:table-cell>
          <table:table-cell office:value-type="float" office:value="293.549987792969" calcext:value-type="float">
            <text:p>293.549987792969</text:p>
          </table:table-cell>
          <table:table-cell office:value-type="float" office:value="294.399993896484" calcext:value-type="float">
            <text:p>294.399993896484</text:p>
          </table:table-cell>
          <table:table-cell office:value-type="float" office:value="1243458" calcext:value-type="float">
            <text:p>1243458</text:p>
          </table:table-cell>
          <table:table-cell office:value-type="string" calcext:value-type="string">
            <text:p>TATAMOTORS.NS</text:p>
          </table:table-cell>
          <table:table-cell/>
        </table:table-row>
        <table:table-row table:style-name="ro1">
          <table:table-cell office:value-type="string" calcext:value-type="string">
            <text:p>2021-04-23 10:00:00+05:30</text:p>
          </table:table-cell>
          <table:table-cell office:value-type="float" office:value="294.450012207031" calcext:value-type="float">
            <text:p>294.450012207031</text:p>
          </table:table-cell>
          <table:table-cell office:value-type="float" office:value="296.75" calcext:value-type="float">
            <text:p>296.75</text:p>
          </table:table-cell>
          <table:table-cell office:value-type="float" office:value="294.299987792969" calcext:value-type="float">
            <text:p>294.299987792969</text:p>
          </table:table-cell>
          <table:table-cell office:value-type="float" office:value="296" calcext:value-type="float">
            <text:p>296</text:p>
          </table:table-cell>
          <table:table-cell office:value-type="float" office:value="3383289" calcext:value-type="float">
            <text:p>3383289</text:p>
          </table:table-cell>
          <table:table-cell office:value-type="string" calcext:value-type="string">
            <text:p>TATAMOTORS.NS</text:p>
          </table:table-cell>
          <table:table-cell/>
        </table:table-row>
        <table:table-row table:style-name="ro1">
          <table:table-cell office:value-type="string" calcext:value-type="string">
            <text:p>2021-04-23 10:15:00+05:30</text:p>
          </table:table-cell>
          <table:table-cell office:value-type="float" office:value="295.950012207031" calcext:value-type="float">
            <text:p>295.950012207031</text:p>
          </table:table-cell>
          <table:table-cell office:value-type="float" office:value="296.399993896484" calcext:value-type="float">
            <text:p>296.399993896484</text:p>
          </table:table-cell>
          <table:table-cell office:value-type="float" office:value="294.549987792969" calcext:value-type="float">
            <text:p>294.549987792969</text:p>
          </table:table-cell>
          <table:table-cell office:value-type="float" office:value="295.600006103516" calcext:value-type="float">
            <text:p>295.600006103516</text:p>
          </table:table-cell>
          <table:table-cell office:value-type="float" office:value="1842669" calcext:value-type="float">
            <text:p>1842669</text:p>
          </table:table-cell>
          <table:table-cell office:value-type="string" calcext:value-type="string">
            <text:p>TATAMOTORS.NS</text:p>
          </table:table-cell>
          <table:table-cell/>
        </table:table-row>
        <table:table-row table:style-name="ro1">
          <table:table-cell office:value-type="string" calcext:value-type="string">
            <text:p>2021-04-23 10:30:00+05:30</text:p>
          </table:table-cell>
          <table:table-cell office:value-type="float" office:value="295.5" calcext:value-type="float">
            <text:p>295.5</text:p>
          </table:table-cell>
          <table:table-cell office:value-type="float" office:value="296.149993896484" calcext:value-type="float">
            <text:p>296.149993896484</text:p>
          </table:table-cell>
          <table:table-cell office:value-type="float" office:value="294.5" calcext:value-type="float">
            <text:p>294.5</text:p>
          </table:table-cell>
          <table:table-cell office:value-type="float" office:value="294.850006103516" calcext:value-type="float">
            <text:p>294.850006103516</text:p>
          </table:table-cell>
          <table:table-cell office:value-type="float" office:value="1214939" calcext:value-type="float">
            <text:p>1214939</text:p>
          </table:table-cell>
          <table:table-cell office:value-type="string" calcext:value-type="string">
            <text:p>TATAMOTORS.NS</text:p>
          </table:table-cell>
          <table:table-cell/>
        </table:table-row>
        <table:table-row table:style-name="ro1">
          <table:table-cell office:value-type="string" calcext:value-type="string">
            <text:p>2021-04-23 10:45:00+05:30</text:p>
          </table:table-cell>
          <table:table-cell table:number-columns-repeated="2" office:value-type="float" office:value="294.75" calcext:value-type="float">
            <text:p>294.75</text:p>
          </table:table-cell>
          <table:table-cell office:value-type="float" office:value="293.600006103516" calcext:value-type="float">
            <text:p>293.600006103516</text:p>
          </table:table-cell>
          <table:table-cell office:value-type="float" office:value="294.149993896484" calcext:value-type="float">
            <text:p>294.149993896484</text:p>
          </table:table-cell>
          <table:table-cell office:value-type="float" office:value="1539325" calcext:value-type="float">
            <text:p>1539325</text:p>
          </table:table-cell>
          <table:table-cell office:value-type="string" calcext:value-type="string">
            <text:p>TATAMOTORS.NS</text:p>
          </table:table-cell>
          <table:table-cell/>
        </table:table-row>
        <table:table-row table:style-name="ro1">
          <table:table-cell office:value-type="string" calcext:value-type="string">
            <text:p>2021-04-23 11:00:00+05:30</text:p>
          </table:table-cell>
          <table:table-cell office:value-type="float" office:value="294.049987792969" calcext:value-type="float">
            <text:p>294.049987792969</text:p>
          </table:table-cell>
          <table:table-cell office:value-type="float" office:value="295.350006103516" calcext:value-type="float">
            <text:p>295.350006103516</text:p>
          </table:table-cell>
          <table:table-cell office:value-type="float" office:value="294.049987792969" calcext:value-type="float">
            <text:p>294.049987792969</text:p>
          </table:table-cell>
          <table:table-cell office:value-type="float" office:value="295.299987792969" calcext:value-type="float">
            <text:p>295.299987792969</text:p>
          </table:table-cell>
          <table:table-cell office:value-type="float" office:value="1014122" calcext:value-type="float">
            <text:p>1014122</text:p>
          </table:table-cell>
          <table:table-cell office:value-type="string" calcext:value-type="string">
            <text:p>TATAMOTORS.NS</text:p>
          </table:table-cell>
          <table:table-cell/>
        </table:table-row>
        <table:table-row table:style-name="ro1">
          <table:table-cell office:value-type="string" calcext:value-type="string">
            <text:p>2021-04-23 11:15:00+05:30</text:p>
          </table:table-cell>
          <table:table-cell office:value-type="float" office:value="295.299987792969" calcext:value-type="float">
            <text:p>295.299987792969</text:p>
          </table:table-cell>
          <table:table-cell office:value-type="float" office:value="295.450012207031" calcext:value-type="float">
            <text:p>295.450012207031</text:p>
          </table:table-cell>
          <table:table-cell office:value-type="float" office:value="294.350006103516" calcext:value-type="float">
            <text:p>294.350006103516</text:p>
          </table:table-cell>
          <table:table-cell office:value-type="float" office:value="294.899993896484" calcext:value-type="float">
            <text:p>294.899993896484</text:p>
          </table:table-cell>
          <table:table-cell office:value-type="float" office:value="767738" calcext:value-type="float">
            <text:p>767738</text:p>
          </table:table-cell>
          <table:table-cell office:value-type="string" calcext:value-type="string">
            <text:p>TATAMOTORS.NS</text:p>
          </table:table-cell>
          <table:table-cell/>
        </table:table-row>
        <table:table-row table:style-name="ro1">
          <table:table-cell office:value-type="string" calcext:value-type="string">
            <text:p>2021-04-23 11:30:00+05:30</text:p>
          </table:table-cell>
          <table:table-cell office:value-type="float" office:value="294.799987792969" calcext:value-type="float">
            <text:p>294.799987792969</text:p>
          </table:table-cell>
          <table:table-cell office:value-type="float" office:value="295" calcext:value-type="float">
            <text:p>295</text:p>
          </table:table-cell>
          <table:table-cell office:value-type="float" office:value="293.700012207031" calcext:value-type="float">
            <text:p>293.700012207031</text:p>
          </table:table-cell>
          <table:table-cell office:value-type="float" office:value="294.100006103516" calcext:value-type="float">
            <text:p>294.100006103516</text:p>
          </table:table-cell>
          <table:table-cell office:value-type="float" office:value="1128959" calcext:value-type="float">
            <text:p>1128959</text:p>
          </table:table-cell>
          <table:table-cell office:value-type="string" calcext:value-type="string">
            <text:p>TATAMOTORS.NS</text:p>
          </table:table-cell>
          <table:table-cell/>
        </table:table-row>
        <table:table-row table:style-name="ro1">
          <table:table-cell office:value-type="string" calcext:value-type="string">
            <text:p>2021-04-23 11:45:00+05:30</text:p>
          </table:table-cell>
          <table:table-cell office:value-type="float" office:value="294.100006103516" calcext:value-type="float">
            <text:p>294.100006103516</text:p>
          </table:table-cell>
          <table:table-cell office:value-type="float" office:value="294.350006103516" calcext:value-type="float">
            <text:p>294.350006103516</text:p>
          </table:table-cell>
          <table:table-cell office:value-type="float" office:value="293.299987792969" calcext:value-type="float">
            <text:p>293.299987792969</text:p>
          </table:table-cell>
          <table:table-cell office:value-type="float" office:value="293.600006103516" calcext:value-type="float">
            <text:p>293.600006103516</text:p>
          </table:table-cell>
          <table:table-cell office:value-type="float" office:value="1063599" calcext:value-type="float">
            <text:p>1063599</text:p>
          </table:table-cell>
          <table:table-cell office:value-type="string" calcext:value-type="string">
            <text:p>TATAMOTORS.NS</text:p>
          </table:table-cell>
          <table:table-cell/>
        </table:table-row>
        <table:table-row table:style-name="ro1">
          <table:table-cell office:value-type="string" calcext:value-type="string">
            <text:p>2021-04-23 12:00:00+05:30</text:p>
          </table:table-cell>
          <table:table-cell office:value-type="float" office:value="293.549987792969" calcext:value-type="float">
            <text:p>293.549987792969</text:p>
          </table:table-cell>
          <table:table-cell office:value-type="float" office:value="294.25" calcext:value-type="float">
            <text:p>294.25</text:p>
          </table:table-cell>
          <table:table-cell office:value-type="float" office:value="293.5" calcext:value-type="float">
            <text:p>293.5</text:p>
          </table:table-cell>
          <table:table-cell office:value-type="float" office:value="294.149993896484" calcext:value-type="float">
            <text:p>294.149993896484</text:p>
          </table:table-cell>
          <table:table-cell office:value-type="float" office:value="769139" calcext:value-type="float">
            <text:p>769139</text:p>
          </table:table-cell>
          <table:table-cell office:value-type="string" calcext:value-type="string">
            <text:p>TATAMOTORS.NS</text:p>
          </table:table-cell>
          <table:table-cell/>
        </table:table-row>
        <table:table-row table:style-name="ro1">
          <table:table-cell office:value-type="string" calcext:value-type="string">
            <text:p>2021-04-23 12:15:00+05:30</text:p>
          </table:table-cell>
          <table:table-cell office:value-type="float" office:value="294.200012207031" calcext:value-type="float">
            <text:p>294.200012207031</text:p>
          </table:table-cell>
          <table:table-cell office:value-type="float" office:value="294.299987792969" calcext:value-type="float">
            <text:p>294.299987792969</text:p>
          </table:table-cell>
          <table:table-cell office:value-type="float" office:value="292.549987792969" calcext:value-type="float">
            <text:p>292.549987792969</text:p>
          </table:table-cell>
          <table:table-cell office:value-type="float" office:value="293.200012207031" calcext:value-type="float">
            <text:p>293.200012207031</text:p>
          </table:table-cell>
          <table:table-cell office:value-type="float" office:value="2012647" calcext:value-type="float">
            <text:p>2012647</text:p>
          </table:table-cell>
          <table:table-cell office:value-type="string" calcext:value-type="string">
            <text:p>TATAMOTORS.NS</text:p>
          </table:table-cell>
          <table:table-cell/>
        </table:table-row>
        <table:table-row table:style-name="ro1">
          <table:table-cell office:value-type="string" calcext:value-type="string">
            <text:p>2021-04-23 12:30:00+05:30</text:p>
          </table:table-cell>
          <table:table-cell office:value-type="float" office:value="293.100006103516" calcext:value-type="float">
            <text:p>293.100006103516</text:p>
          </table:table-cell>
          <table:table-cell office:value-type="float" office:value="293.700012207031" calcext:value-type="float">
            <text:p>293.700012207031</text:p>
          </table:table-cell>
          <table:table-cell office:value-type="float" office:value="292.549987792969" calcext:value-type="float">
            <text:p>292.549987792969</text:p>
          </table:table-cell>
          <table:table-cell office:value-type="float" office:value="293.649993896484" calcext:value-type="float">
            <text:p>293.649993896484</text:p>
          </table:table-cell>
          <table:table-cell office:value-type="float" office:value="1134527" calcext:value-type="float">
            <text:p>1134527</text:p>
          </table:table-cell>
          <table:table-cell office:value-type="string" calcext:value-type="string">
            <text:p>TATAMOTORS.NS</text:p>
          </table:table-cell>
          <table:table-cell/>
        </table:table-row>
        <table:table-row table:style-name="ro1">
          <table:table-cell office:value-type="string" calcext:value-type="string">
            <text:p>2021-04-23 12:45:00+05:30</text:p>
          </table:table-cell>
          <table:table-cell office:value-type="float" office:value="293.549987792969" calcext:value-type="float">
            <text:p>293.549987792969</text:p>
          </table:table-cell>
          <table:table-cell office:value-type="float" office:value="294.100006103516" calcext:value-type="float">
            <text:p>294.100006103516</text:p>
          </table:table-cell>
          <table:table-cell office:value-type="float" office:value="293.100006103516" calcext:value-type="float">
            <text:p>293.100006103516</text:p>
          </table:table-cell>
          <table:table-cell office:value-type="float" office:value="293.5" calcext:value-type="float">
            <text:p>293.5</text:p>
          </table:table-cell>
          <table:table-cell office:value-type="float" office:value="983847" calcext:value-type="float">
            <text:p>983847</text:p>
          </table:table-cell>
          <table:table-cell office:value-type="string" calcext:value-type="string">
            <text:p>TATAMOTORS.NS</text:p>
          </table:table-cell>
          <table:table-cell/>
        </table:table-row>
        <table:table-row table:style-name="ro1">
          <table:table-cell office:value-type="string" calcext:value-type="string">
            <text:p>2021-04-23 13:00:00+05:30</text:p>
          </table:table-cell>
          <table:table-cell office:value-type="float" office:value="293.5" calcext:value-type="float">
            <text:p>293.5</text:p>
          </table:table-cell>
          <table:table-cell office:value-type="float" office:value="295.350006103516" calcext:value-type="float">
            <text:p>295.350006103516</text:p>
          </table:table-cell>
          <table:table-cell office:value-type="float" office:value="293.299987792969" calcext:value-type="float">
            <text:p>293.299987792969</text:p>
          </table:table-cell>
          <table:table-cell office:value-type="float" office:value="294.549987792969" calcext:value-type="float">
            <text:p>294.549987792969</text:p>
          </table:table-cell>
          <table:table-cell office:value-type="float" office:value="1855910" calcext:value-type="float">
            <text:p>1855910</text:p>
          </table:table-cell>
          <table:table-cell office:value-type="string" calcext:value-type="string">
            <text:p>TATAMOTORS.NS</text:p>
          </table:table-cell>
          <table:table-cell/>
        </table:table-row>
        <table:table-row table:style-name="ro1">
          <table:table-cell office:value-type="string" calcext:value-type="string">
            <text:p>2021-04-23 13:15:00+05:30</text:p>
          </table:table-cell>
          <table:table-cell office:value-type="float" office:value="294.399993896484" calcext:value-type="float">
            <text:p>294.399993896484</text:p>
          </table:table-cell>
          <table:table-cell office:value-type="float" office:value="299.950012207031" calcext:value-type="float">
            <text:p>299.950012207031</text:p>
          </table:table-cell>
          <table:table-cell office:value-type="float" office:value="294.399993896484" calcext:value-type="float">
            <text:p>294.399993896484</text:p>
          </table:table-cell>
          <table:table-cell office:value-type="float" office:value="299.799987792969" calcext:value-type="float">
            <text:p>299.799987792969</text:p>
          </table:table-cell>
          <table:table-cell office:value-type="float" office:value="7394136" calcext:value-type="float">
            <text:p>7394136</text:p>
          </table:table-cell>
          <table:table-cell office:value-type="string" calcext:value-type="string">
            <text:p>TATAMOTORS.NS</text:p>
          </table:table-cell>
          <table:table-cell/>
        </table:table-row>
        <table:table-row table:style-name="ro1">
          <table:table-cell office:value-type="string" calcext:value-type="string">
            <text:p>2021-04-23 13:30:00+05:30</text:p>
          </table:table-cell>
          <table:table-cell office:value-type="float" office:value="299.899993896484" calcext:value-type="float">
            <text:p>299.899993896484</text:p>
          </table:table-cell>
          <table:table-cell office:value-type="float" office:value="299.950012207031" calcext:value-type="float">
            <text:p>299.950012207031</text:p>
          </table:table-cell>
          <table:table-cell office:value-type="float" office:value="295.649993896484" calcext:value-type="float">
            <text:p>295.649993896484</text:p>
          </table:table-cell>
          <table:table-cell office:value-type="float" office:value="297.149993896484" calcext:value-type="float">
            <text:p>297.149993896484</text:p>
          </table:table-cell>
          <table:table-cell office:value-type="float" office:value="5687098" calcext:value-type="float">
            <text:p>5687098</text:p>
          </table:table-cell>
          <table:table-cell office:value-type="string" calcext:value-type="string">
            <text:p>TATAMOTORS.NS</text:p>
          </table:table-cell>
          <table:table-cell/>
        </table:table-row>
        <table:table-row table:style-name="ro1">
          <table:table-cell office:value-type="string" calcext:value-type="string">
            <text:p>2021-04-23 13:45:00+05:30</text:p>
          </table:table-cell>
          <table:table-cell office:value-type="float" office:value="297.100006103516" calcext:value-type="float">
            <text:p>297.100006103516</text:p>
          </table:table-cell>
          <table:table-cell office:value-type="float" office:value="297.5" calcext:value-type="float">
            <text:p>297.5</text:p>
          </table:table-cell>
          <table:table-cell office:value-type="float" office:value="295.899993896484" calcext:value-type="float">
            <text:p>295.899993896484</text:p>
          </table:table-cell>
          <table:table-cell office:value-type="float" office:value="296.25" calcext:value-type="float">
            <text:p>296.25</text:p>
          </table:table-cell>
          <table:table-cell office:value-type="float" office:value="1779169" calcext:value-type="float">
            <text:p>1779169</text:p>
          </table:table-cell>
          <table:table-cell office:value-type="string" calcext:value-type="string">
            <text:p>TATAMOTORS.NS</text:p>
          </table:table-cell>
          <table:table-cell/>
        </table:table-row>
        <table:table-row table:style-name="ro1">
          <table:table-cell office:value-type="string" calcext:value-type="string">
            <text:p>2021-04-23 14:00:00+05:30</text:p>
          </table:table-cell>
          <table:table-cell office:value-type="float" office:value="296.299987792969" calcext:value-type="float">
            <text:p>296.299987792969</text:p>
          </table:table-cell>
          <table:table-cell office:value-type="float" office:value="296.75" calcext:value-type="float">
            <text:p>296.75</text:p>
          </table:table-cell>
          <table:table-cell office:value-type="float" office:value="293.799987792969" calcext:value-type="float">
            <text:p>293.799987792969</text:p>
          </table:table-cell>
          <table:table-cell office:value-type="float" office:value="294.350006103516" calcext:value-type="float">
            <text:p>294.350006103516</text:p>
          </table:table-cell>
          <table:table-cell office:value-type="float" office:value="2548556" calcext:value-type="float">
            <text:p>2548556</text:p>
          </table:table-cell>
          <table:table-cell office:value-type="string" calcext:value-type="string">
            <text:p>TATAMOTORS.NS</text:p>
          </table:table-cell>
          <table:table-cell/>
        </table:table-row>
        <table:table-row table:style-name="ro1">
          <table:table-cell office:value-type="string" calcext:value-type="string">
            <text:p>2021-04-23 14:15:00+05:30</text:p>
          </table:table-cell>
          <table:table-cell office:value-type="float" office:value="294.149993896484" calcext:value-type="float">
            <text:p>294.149993896484</text:p>
          </table:table-cell>
          <table:table-cell office:value-type="float" office:value="295.799987792969" calcext:value-type="float">
            <text:p>295.799987792969</text:p>
          </table:table-cell>
          <table:table-cell office:value-type="float" office:value="293.399993896484" calcext:value-type="float">
            <text:p>293.399993896484</text:p>
          </table:table-cell>
          <table:table-cell office:value-type="float" office:value="293.850006103516" calcext:value-type="float">
            <text:p>293.850006103516</text:p>
          </table:table-cell>
          <table:table-cell office:value-type="float" office:value="2893457" calcext:value-type="float">
            <text:p>2893457</text:p>
          </table:table-cell>
          <table:table-cell office:value-type="string" calcext:value-type="string">
            <text:p>TATAMOTORS.NS</text:p>
          </table:table-cell>
          <table:table-cell/>
        </table:table-row>
        <table:table-row table:style-name="ro1">
          <table:table-cell office:value-type="string" calcext:value-type="string">
            <text:p>2021-04-23 14:30:00+05:30</text:p>
          </table:table-cell>
          <table:table-cell office:value-type="float" office:value="293.899993896484" calcext:value-type="float">
            <text:p>293.899993896484</text:p>
          </table:table-cell>
          <table:table-cell office:value-type="float" office:value="294.350006103516" calcext:value-type="float">
            <text:p>294.350006103516</text:p>
          </table:table-cell>
          <table:table-cell office:value-type="float" office:value="292.5" calcext:value-type="float">
            <text:p>292.5</text:p>
          </table:table-cell>
          <table:table-cell office:value-type="float" office:value="292.649993896484" calcext:value-type="float">
            <text:p>292.649993896484</text:p>
          </table:table-cell>
          <table:table-cell office:value-type="float" office:value="2611462" calcext:value-type="float">
            <text:p>2611462</text:p>
          </table:table-cell>
          <table:table-cell office:value-type="string" calcext:value-type="string">
            <text:p>TATAMOTORS.NS</text:p>
          </table:table-cell>
          <table:table-cell/>
        </table:table-row>
        <table:table-row table:style-name="ro1">
          <table:table-cell office:value-type="string" calcext:value-type="string">
            <text:p>2021-04-23 14:45:00+05:30</text:p>
          </table:table-cell>
          <table:table-cell office:value-type="float" office:value="292.649993896484" calcext:value-type="float">
            <text:p>292.649993896484</text:p>
          </table:table-cell>
          <table:table-cell office:value-type="float" office:value="294.299987792969" calcext:value-type="float">
            <text:p>294.299987792969</text:p>
          </table:table-cell>
          <table:table-cell office:value-type="float" office:value="292.299987792969" calcext:value-type="float">
            <text:p>292.299987792969</text:p>
          </table:table-cell>
          <table:table-cell office:value-type="float" office:value="293.450012207031" calcext:value-type="float">
            <text:p>293.450012207031</text:p>
          </table:table-cell>
          <table:table-cell office:value-type="float" office:value="2269468" calcext:value-type="float">
            <text:p>2269468</text:p>
          </table:table-cell>
          <table:table-cell office:value-type="string" calcext:value-type="string">
            <text:p>TATAMOTORS.NS</text:p>
          </table:table-cell>
          <table:table-cell/>
        </table:table-row>
        <table:table-row table:style-name="ro1">
          <table:table-cell office:value-type="string" calcext:value-type="string">
            <text:p>2021-04-23 15:00:00+05:30</text:p>
          </table:table-cell>
          <table:table-cell office:value-type="float" office:value="293.299987792969" calcext:value-type="float">
            <text:p>293.299987792969</text:p>
          </table:table-cell>
          <table:table-cell office:value-type="float" office:value="294.850006103516" calcext:value-type="float">
            <text:p>294.850006103516</text:p>
          </table:table-cell>
          <table:table-cell office:value-type="float" office:value="293.299987792969" calcext:value-type="float">
            <text:p>293.299987792969</text:p>
          </table:table-cell>
          <table:table-cell office:value-type="float" office:value="294.049987792969" calcext:value-type="float">
            <text:p>294.049987792969</text:p>
          </table:table-cell>
          <table:table-cell office:value-type="float" office:value="1834275" calcext:value-type="float">
            <text:p>1834275</text:p>
          </table:table-cell>
          <table:table-cell office:value-type="string" calcext:value-type="string">
            <text:p>TATAMOTORS.NS</text:p>
          </table:table-cell>
          <table:table-cell/>
        </table:table-row>
        <table:table-row table:style-name="ro1">
          <table:table-cell office:value-type="string" calcext:value-type="string">
            <text:p>2021-04-23 15:15:00+05:30</text:p>
          </table:table-cell>
          <table:table-cell office:value-type="float" office:value="294" calcext:value-type="float">
            <text:p>294</text:p>
          </table:table-cell>
          <table:table-cell office:value-type="float" office:value="294.399993896484" calcext:value-type="float">
            <text:p>294.399993896484</text:p>
          </table:table-cell>
          <table:table-cell office:value-type="float" office:value="293.049987792969" calcext:value-type="float">
            <text:p>293.049987792969</text:p>
          </table:table-cell>
          <table:table-cell office:value-type="float" office:value="293.200012207031" calcext:value-type="float">
            <text:p>293.200012207031</text:p>
          </table:table-cell>
          <table:table-cell office:value-type="float" office:value="2349650" calcext:value-type="float">
            <text:p>2349650</text:p>
          </table:table-cell>
          <table:table-cell office:value-type="string" calcext:value-type="string">
            <text:p>TATAMOTORS.NS</text:p>
          </table:table-cell>
          <table:table-cell/>
        </table:table-row>
        <table:table-row table:style-name="ro1">
          <table:table-cell office:value-type="string" calcext:value-type="string">
            <text:p>2021-04-23 09:15:00+05:30</text:p>
          </table:table-cell>
          <table:table-cell office:value-type="float" office:value="929" calcext:value-type="float">
            <text:p>929</text:p>
          </table:table-cell>
          <table:table-cell office:value-type="float" office:value="944.849975585938" calcext:value-type="float">
            <text:p>944.849975585938</text:p>
          </table:table-cell>
          <table:table-cell office:value-type="float" office:value="929" calcext:value-type="float">
            <text:p>929</text:p>
          </table:table-cell>
          <table:table-cell office:value-type="float" office:value="940.25" calcext:value-type="float">
            <text:p>940.25</text:p>
          </table:table-cell>
          <table:table-cell office:value-type="float" office:value="4168463" calcext:value-type="float">
            <text:p>4168463</text:p>
          </table:table-cell>
          <table:table-cell office:value-type="string" calcext:value-type="string">
            <text:p>TATASTEEL.NS</text:p>
          </table:table-cell>
          <table:table-cell table:style-name="ce1" table:formula="of:=([.C1102]-[.D1102])/[.D1102]*100" office:value-type="float" office:value="1.70613300171555" calcext:value-type="float">
            <text:p>1.71</text:p>
          </table:table-cell>
        </table:table-row>
        <table:table-row table:style-name="ro1">
          <table:table-cell office:value-type="string" calcext:value-type="string">
            <text:p>2021-04-23 09:30:00+05:30</text:p>
          </table:table-cell>
          <table:table-cell office:value-type="float" office:value="940.25" calcext:value-type="float">
            <text:p>940.25</text:p>
          </table:table-cell>
          <table:table-cell office:value-type="float" office:value="941.5" calcext:value-type="float">
            <text:p>941.5</text:p>
          </table:table-cell>
          <table:table-cell office:value-type="float" office:value="937.299987792969" calcext:value-type="float">
            <text:p>937.299987792969</text:p>
          </table:table-cell>
          <table:table-cell office:value-type="float" office:value="938.650024414063" calcext:value-type="float">
            <text:p>938.650024414063</text:p>
          </table:table-cell>
          <table:table-cell office:value-type="float" office:value="1441726" calcext:value-type="float">
            <text:p>1441726</text:p>
          </table:table-cell>
          <table:table-cell office:value-type="string" calcext:value-type="string">
            <text:p>TATASTEEL.NS</text:p>
          </table:table-cell>
          <table:table-cell/>
        </table:table-row>
        <table:table-row table:style-name="ro1">
          <table:table-cell office:value-type="string" calcext:value-type="string">
            <text:p>2021-04-23 09:45:00+05:30</text:p>
          </table:table-cell>
          <table:table-cell office:value-type="float" office:value="938.650024414063" calcext:value-type="float">
            <text:p>938.650024414063</text:p>
          </table:table-cell>
          <table:table-cell office:value-type="float" office:value="938.799987792969" calcext:value-type="float">
            <text:p>938.799987792969</text:p>
          </table:table-cell>
          <table:table-cell office:value-type="float" office:value="930.599975585938" calcext:value-type="float">
            <text:p>930.599975585938</text:p>
          </table:table-cell>
          <table:table-cell office:value-type="float" office:value="936.799987792969" calcext:value-type="float">
            <text:p>936.799987792969</text:p>
          </table:table-cell>
          <table:table-cell office:value-type="float" office:value="1892995" calcext:value-type="float">
            <text:p>1892995</text:p>
          </table:table-cell>
          <table:table-cell office:value-type="string" calcext:value-type="string">
            <text:p>TATASTEEL.NS</text:p>
          </table:table-cell>
          <table:table-cell/>
        </table:table-row>
        <table:table-row table:style-name="ro1">
          <table:table-cell office:value-type="string" calcext:value-type="string">
            <text:p>2021-04-23 10:00:00+05:30</text:p>
          </table:table-cell>
          <table:table-cell office:value-type="float" office:value="936.599975585938" calcext:value-type="float">
            <text:p>936.599975585938</text:p>
          </table:table-cell>
          <table:table-cell office:value-type="float" office:value="939" calcext:value-type="float">
            <text:p>939</text:p>
          </table:table-cell>
          <table:table-cell office:value-type="float" office:value="935.099975585938" calcext:value-type="float">
            <text:p>935.099975585938</text:p>
          </table:table-cell>
          <table:table-cell office:value-type="float" office:value="938.25" calcext:value-type="float">
            <text:p>938.25</text:p>
          </table:table-cell>
          <table:table-cell office:value-type="float" office:value="692693" calcext:value-type="float">
            <text:p>692693</text:p>
          </table:table-cell>
          <table:table-cell office:value-type="string" calcext:value-type="string">
            <text:p>TATASTEEL.NS</text:p>
          </table:table-cell>
          <table:table-cell/>
        </table:table-row>
        <table:table-row table:style-name="ro1">
          <table:table-cell office:value-type="string" calcext:value-type="string">
            <text:p>2021-04-23 10:15:00+05:30</text:p>
          </table:table-cell>
          <table:table-cell office:value-type="float" office:value="938" calcext:value-type="float">
            <text:p>938</text:p>
          </table:table-cell>
          <table:table-cell office:value-type="float" office:value="938.5" calcext:value-type="float">
            <text:p>938.5</text:p>
          </table:table-cell>
          <table:table-cell office:value-type="float" office:value="933.400024414063" calcext:value-type="float">
            <text:p>933.400024414063</text:p>
          </table:table-cell>
          <table:table-cell office:value-type="float" office:value="936.099975585938" calcext:value-type="float">
            <text:p>936.099975585938</text:p>
          </table:table-cell>
          <table:table-cell office:value-type="float" office:value="681943" calcext:value-type="float">
            <text:p>681943</text:p>
          </table:table-cell>
          <table:table-cell office:value-type="string" calcext:value-type="string">
            <text:p>TATASTEEL.NS</text:p>
          </table:table-cell>
          <table:table-cell/>
        </table:table-row>
        <table:table-row table:style-name="ro1">
          <table:table-cell office:value-type="string" calcext:value-type="string">
            <text:p>2021-04-23 10:30:00+05:30</text:p>
          </table:table-cell>
          <table:table-cell office:value-type="float" office:value="936.049987792969" calcext:value-type="float">
            <text:p>936.049987792969</text:p>
          </table:table-cell>
          <table:table-cell office:value-type="float" office:value="937.5" calcext:value-type="float">
            <text:p>937.5</text:p>
          </table:table-cell>
          <table:table-cell office:value-type="float" office:value="928.900024414063" calcext:value-type="float">
            <text:p>928.900024414063</text:p>
          </table:table-cell>
          <table:table-cell office:value-type="float" office:value="931.349975585938" calcext:value-type="float">
            <text:p>931.349975585938</text:p>
          </table:table-cell>
          <table:table-cell office:value-type="float" office:value="991482" calcext:value-type="float">
            <text:p>991482</text:p>
          </table:table-cell>
          <table:table-cell office:value-type="string" calcext:value-type="string">
            <text:p>TATASTEEL.NS</text:p>
          </table:table-cell>
          <table:table-cell/>
        </table:table-row>
        <table:table-row table:style-name="ro1">
          <table:table-cell office:value-type="string" calcext:value-type="string">
            <text:p>2021-04-23 10:45:00+05:30</text:p>
          </table:table-cell>
          <table:table-cell office:value-type="float" office:value="931.400024414062" calcext:value-type="float">
            <text:p>931.400024414062</text:p>
          </table:table-cell>
          <table:table-cell office:value-type="float" office:value="934.400024414063" calcext:value-type="float">
            <text:p>934.400024414063</text:p>
          </table:table-cell>
          <table:table-cell office:value-type="float" office:value="930.150024414063" calcext:value-type="float">
            <text:p>930.150024414063</text:p>
          </table:table-cell>
          <table:table-cell office:value-type="float" office:value="931.5" calcext:value-type="float">
            <text:p>931.5</text:p>
          </table:table-cell>
          <table:table-cell office:value-type="float" office:value="496727" calcext:value-type="float">
            <text:p>496727</text:p>
          </table:table-cell>
          <table:table-cell office:value-type="string" calcext:value-type="string">
            <text:p>TATASTEEL.NS</text:p>
          </table:table-cell>
          <table:table-cell/>
        </table:table-row>
        <table:table-row table:style-name="ro1">
          <table:table-cell office:value-type="string" calcext:value-type="string">
            <text:p>2021-04-23 11:00:00+05:30</text:p>
          </table:table-cell>
          <table:table-cell office:value-type="float" office:value="931.549987792969" calcext:value-type="float">
            <text:p>931.549987792969</text:p>
          </table:table-cell>
          <table:table-cell office:value-type="float" office:value="934" calcext:value-type="float">
            <text:p>934</text:p>
          </table:table-cell>
          <table:table-cell office:value-type="float" office:value="930" calcext:value-type="float">
            <text:p>930</text:p>
          </table:table-cell>
          <table:table-cell office:value-type="float" office:value="932.700012207031" calcext:value-type="float">
            <text:p>932.700012207031</text:p>
          </table:table-cell>
          <table:table-cell office:value-type="float" office:value="474849" calcext:value-type="float">
            <text:p>474849</text:p>
          </table:table-cell>
          <table:table-cell office:value-type="string" calcext:value-type="string">
            <text:p>TATASTEEL.NS</text:p>
          </table:table-cell>
          <table:table-cell/>
        </table:table-row>
        <table:table-row table:style-name="ro1">
          <table:table-cell office:value-type="string" calcext:value-type="string">
            <text:p>2021-04-23 11:15:00+05:30</text:p>
          </table:table-cell>
          <table:table-cell office:value-type="float" office:value="932.75" calcext:value-type="float">
            <text:p>932.75</text:p>
          </table:table-cell>
          <table:table-cell office:value-type="float" office:value="933.5" calcext:value-type="float">
            <text:p>933.5</text:p>
          </table:table-cell>
          <table:table-cell office:value-type="float" office:value="930.200012207031" calcext:value-type="float">
            <text:p>930.200012207031</text:p>
          </table:table-cell>
          <table:table-cell office:value-type="float" office:value="930.25" calcext:value-type="float">
            <text:p>930.25</text:p>
          </table:table-cell>
          <table:table-cell office:value-type="float" office:value="373262" calcext:value-type="float">
            <text:p>373262</text:p>
          </table:table-cell>
          <table:table-cell office:value-type="string" calcext:value-type="string">
            <text:p>TATASTEEL.NS</text:p>
          </table:table-cell>
          <table:table-cell/>
        </table:table-row>
        <table:table-row table:style-name="ro1">
          <table:table-cell office:value-type="string" calcext:value-type="string">
            <text:p>2021-04-23 11:30:00+05:30</text:p>
          </table:table-cell>
          <table:table-cell office:value-type="float" office:value="930.5" calcext:value-type="float">
            <text:p>930.5</text:p>
          </table:table-cell>
          <table:table-cell office:value-type="float" office:value="931.400024414062" calcext:value-type="float">
            <text:p>931.400024414062</text:p>
          </table:table-cell>
          <table:table-cell office:value-type="float" office:value="925.599975585937" calcext:value-type="float">
            <text:p>925.599975585937</text:p>
          </table:table-cell>
          <table:table-cell office:value-type="float" office:value="928.799987792969" calcext:value-type="float">
            <text:p>928.799987792969</text:p>
          </table:table-cell>
          <table:table-cell office:value-type="float" office:value="1108230" calcext:value-type="float">
            <text:p>1108230</text:p>
          </table:table-cell>
          <table:table-cell office:value-type="string" calcext:value-type="string">
            <text:p>TATASTEEL.NS</text:p>
          </table:table-cell>
          <table:table-cell/>
        </table:table-row>
        <table:table-row table:style-name="ro1">
          <table:table-cell office:value-type="string" calcext:value-type="string">
            <text:p>2021-04-23 11:45:00+05:30</text:p>
          </table:table-cell>
          <table:table-cell office:value-type="float" office:value="928.799987792969" calcext:value-type="float">
            <text:p>928.799987792969</text:p>
          </table:table-cell>
          <table:table-cell office:value-type="float" office:value="929.900024414063" calcext:value-type="float">
            <text:p>929.900024414063</text:p>
          </table:table-cell>
          <table:table-cell office:value-type="float" office:value="926.150024414063" calcext:value-type="float">
            <text:p>926.150024414063</text:p>
          </table:table-cell>
          <table:table-cell office:value-type="float" office:value="926.650024414063" calcext:value-type="float">
            <text:p>926.650024414063</text:p>
          </table:table-cell>
          <table:table-cell office:value-type="float" office:value="533242" calcext:value-type="float">
            <text:p>533242</text:p>
          </table:table-cell>
          <table:table-cell office:value-type="string" calcext:value-type="string">
            <text:p>TATASTEEL.NS</text:p>
          </table:table-cell>
          <table:table-cell/>
        </table:table-row>
        <table:table-row table:style-name="ro1">
          <table:table-cell office:value-type="string" calcext:value-type="string">
            <text:p>2021-04-23 12:00:00+05:30</text:p>
          </table:table-cell>
          <table:table-cell office:value-type="float" office:value="926.849975585938" calcext:value-type="float">
            <text:p>926.849975585938</text:p>
          </table:table-cell>
          <table:table-cell office:value-type="float" office:value="929" calcext:value-type="float">
            <text:p>929</text:p>
          </table:table-cell>
          <table:table-cell office:value-type="float" office:value="924.25" calcext:value-type="float">
            <text:p>924.25</text:p>
          </table:table-cell>
          <table:table-cell office:value-type="float" office:value="929" calcext:value-type="float">
            <text:p>929</text:p>
          </table:table-cell>
          <table:table-cell office:value-type="float" office:value="545543" calcext:value-type="float">
            <text:p>545543</text:p>
          </table:table-cell>
          <table:table-cell office:value-type="string" calcext:value-type="string">
            <text:p>TATASTEEL.NS</text:p>
          </table:table-cell>
          <table:table-cell/>
        </table:table-row>
        <table:table-row table:style-name="ro1">
          <table:table-cell office:value-type="string" calcext:value-type="string">
            <text:p>2021-04-23 12:15:00+05:30</text:p>
          </table:table-cell>
          <table:table-cell office:value-type="float" office:value="928.849975585938" calcext:value-type="float">
            <text:p>928.849975585938</text:p>
          </table:table-cell>
          <table:table-cell office:value-type="float" office:value="929" calcext:value-type="float">
            <text:p>929</text:p>
          </table:table-cell>
          <table:table-cell office:value-type="float" office:value="925.650024414063" calcext:value-type="float">
            <text:p>925.650024414063</text:p>
          </table:table-cell>
          <table:table-cell office:value-type="float" office:value="928.200012207031" calcext:value-type="float">
            <text:p>928.200012207031</text:p>
          </table:table-cell>
          <table:table-cell office:value-type="float" office:value="383092" calcext:value-type="float">
            <text:p>383092</text:p>
          </table:table-cell>
          <table:table-cell office:value-type="string" calcext:value-type="string">
            <text:p>TATASTEEL.NS</text:p>
          </table:table-cell>
          <table:table-cell/>
        </table:table-row>
        <table:table-row table:style-name="ro1">
          <table:table-cell office:value-type="string" calcext:value-type="string">
            <text:p>2021-04-23 12:30:00+05:30</text:p>
          </table:table-cell>
          <table:table-cell office:value-type="float" office:value="928.200012207031" calcext:value-type="float">
            <text:p>928.200012207031</text:p>
          </table:table-cell>
          <table:table-cell office:value-type="float" office:value="934.200012207031" calcext:value-type="float">
            <text:p>934.200012207031</text:p>
          </table:table-cell>
          <table:table-cell office:value-type="float" office:value="928" calcext:value-type="float">
            <text:p>928</text:p>
          </table:table-cell>
          <table:table-cell office:value-type="float" office:value="932" calcext:value-type="float">
            <text:p>932</text:p>
          </table:table-cell>
          <table:table-cell office:value-type="float" office:value="859086" calcext:value-type="float">
            <text:p>859086</text:p>
          </table:table-cell>
          <table:table-cell office:value-type="string" calcext:value-type="string">
            <text:p>TATASTEEL.NS</text:p>
          </table:table-cell>
          <table:table-cell/>
        </table:table-row>
        <table:table-row table:style-name="ro1">
          <table:table-cell office:value-type="string" calcext:value-type="string">
            <text:p>2021-04-23 12:45:00+05:30</text:p>
          </table:table-cell>
          <table:table-cell office:value-type="float" office:value="932.299987792969" calcext:value-type="float">
            <text:p>932.299987792969</text:p>
          </table:table-cell>
          <table:table-cell office:value-type="float" office:value="934.5" calcext:value-type="float">
            <text:p>934.5</text:p>
          </table:table-cell>
          <table:table-cell office:value-type="float" office:value="928.5" calcext:value-type="float">
            <text:p>928.5</text:p>
          </table:table-cell>
          <table:table-cell office:value-type="float" office:value="928.700012207031" calcext:value-type="float">
            <text:p>928.700012207031</text:p>
          </table:table-cell>
          <table:table-cell office:value-type="float" office:value="884952" calcext:value-type="float">
            <text:p>884952</text:p>
          </table:table-cell>
          <table:table-cell office:value-type="string" calcext:value-type="string">
            <text:p>TATASTEEL.NS</text:p>
          </table:table-cell>
          <table:table-cell/>
        </table:table-row>
        <table:table-row table:style-name="ro1">
          <table:table-cell office:value-type="string" calcext:value-type="string">
            <text:p>2021-04-23 13:00:00+05:30</text:p>
          </table:table-cell>
          <table:table-cell office:value-type="float" office:value="928.650024414062" calcext:value-type="float">
            <text:p>928.650024414062</text:p>
          </table:table-cell>
          <table:table-cell office:value-type="float" office:value="930.299987792969" calcext:value-type="float">
            <text:p>930.299987792969</text:p>
          </table:table-cell>
          <table:table-cell office:value-type="float" office:value="928.049987792969" calcext:value-type="float">
            <text:p>928.049987792969</text:p>
          </table:table-cell>
          <table:table-cell office:value-type="float" office:value="929.75" calcext:value-type="float">
            <text:p>929.75</text:p>
          </table:table-cell>
          <table:table-cell office:value-type="float" office:value="279247" calcext:value-type="float">
            <text:p>279247</text:p>
          </table:table-cell>
          <table:table-cell office:value-type="string" calcext:value-type="string">
            <text:p>TATASTEEL.NS</text:p>
          </table:table-cell>
          <table:table-cell/>
        </table:table-row>
        <table:table-row table:style-name="ro1">
          <table:table-cell office:value-type="string" calcext:value-type="string">
            <text:p>2021-04-23 13:15:00+05:30</text:p>
          </table:table-cell>
          <table:table-cell office:value-type="float" office:value="929.650024414062" calcext:value-type="float">
            <text:p>929.650024414062</text:p>
          </table:table-cell>
          <table:table-cell office:value-type="float" office:value="932.700012207031" calcext:value-type="float">
            <text:p>932.700012207031</text:p>
          </table:table-cell>
          <table:table-cell office:value-type="float" office:value="928.599975585938" calcext:value-type="float">
            <text:p>928.599975585938</text:p>
          </table:table-cell>
          <table:table-cell office:value-type="float" office:value="932" calcext:value-type="float">
            <text:p>932</text:p>
          </table:table-cell>
          <table:table-cell office:value-type="float" office:value="344168" calcext:value-type="float">
            <text:p>344168</text:p>
          </table:table-cell>
          <table:table-cell office:value-type="string" calcext:value-type="string">
            <text:p>TATASTEEL.NS</text:p>
          </table:table-cell>
          <table:table-cell/>
        </table:table-row>
        <table:table-row table:style-name="ro1">
          <table:table-cell office:value-type="string" calcext:value-type="string">
            <text:p>2021-04-23 13:30:00+05:30</text:p>
          </table:table-cell>
          <table:table-cell office:value-type="float" office:value="932" calcext:value-type="float">
            <text:p>932</text:p>
          </table:table-cell>
          <table:table-cell office:value-type="float" office:value="932.200012207031" calcext:value-type="float">
            <text:p>932.200012207031</text:p>
          </table:table-cell>
          <table:table-cell office:value-type="float" office:value="924.700012207031" calcext:value-type="float">
            <text:p>924.700012207031</text:p>
          </table:table-cell>
          <table:table-cell office:value-type="float" office:value="927.049987792969" calcext:value-type="float">
            <text:p>927.049987792969</text:p>
          </table:table-cell>
          <table:table-cell office:value-type="float" office:value="633937" calcext:value-type="float">
            <text:p>633937</text:p>
          </table:table-cell>
          <table:table-cell office:value-type="string" calcext:value-type="string">
            <text:p>TATASTEEL.NS</text:p>
          </table:table-cell>
          <table:table-cell/>
        </table:table-row>
        <table:table-row table:style-name="ro1">
          <table:table-cell office:value-type="string" calcext:value-type="string">
            <text:p>2021-04-23 13:45:00+05:30</text:p>
          </table:table-cell>
          <table:table-cell office:value-type="float" office:value="927.150024414063" calcext:value-type="float">
            <text:p>927.150024414063</text:p>
          </table:table-cell>
          <table:table-cell office:value-type="float" office:value="928" calcext:value-type="float">
            <text:p>928</text:p>
          </table:table-cell>
          <table:table-cell office:value-type="float" office:value="925.349975585938" calcext:value-type="float">
            <text:p>925.349975585938</text:p>
          </table:table-cell>
          <table:table-cell office:value-type="float" office:value="926.900024414062" calcext:value-type="float">
            <text:p>926.900024414062</text:p>
          </table:table-cell>
          <table:table-cell office:value-type="float" office:value="305552" calcext:value-type="float">
            <text:p>305552</text:p>
          </table:table-cell>
          <table:table-cell office:value-type="string" calcext:value-type="string">
            <text:p>TATASTEEL.NS</text:p>
          </table:table-cell>
          <table:table-cell/>
        </table:table-row>
        <table:table-row table:style-name="ro1">
          <table:table-cell office:value-type="string" calcext:value-type="string">
            <text:p>2021-04-23 14:00:00+05:30</text:p>
          </table:table-cell>
          <table:table-cell office:value-type="float" office:value="926.900024414062" calcext:value-type="float">
            <text:p>926.900024414062</text:p>
          </table:table-cell>
          <table:table-cell office:value-type="float" office:value="927.849975585938" calcext:value-type="float">
            <text:p>927.849975585938</text:p>
          </table:table-cell>
          <table:table-cell table:number-columns-repeated="2" office:value-type="float" office:value="925" calcext:value-type="float">
            <text:p>925</text:p>
          </table:table-cell>
          <table:table-cell office:value-type="float" office:value="324819" calcext:value-type="float">
            <text:p>324819</text:p>
          </table:table-cell>
          <table:table-cell office:value-type="string" calcext:value-type="string">
            <text:p>TATASTEEL.NS</text:p>
          </table:table-cell>
          <table:table-cell/>
        </table:table-row>
        <table:table-row table:style-name="ro1">
          <table:table-cell office:value-type="string" calcext:value-type="string">
            <text:p>2021-04-23 14:15:00+05:30</text:p>
          </table:table-cell>
          <table:table-cell office:value-type="float" office:value="925.099975585938" calcext:value-type="float">
            <text:p>925.099975585938</text:p>
          </table:table-cell>
          <table:table-cell office:value-type="float" office:value="926.900024414062" calcext:value-type="float">
            <text:p>926.900024414062</text:p>
          </table:table-cell>
          <table:table-cell table:number-columns-repeated="2" office:value-type="float" office:value="919.349975585937" calcext:value-type="float">
            <text:p>919.349975585937</text:p>
          </table:table-cell>
          <table:table-cell office:value-type="float" office:value="944822" calcext:value-type="float">
            <text:p>944822</text:p>
          </table:table-cell>
          <table:table-cell office:value-type="string" calcext:value-type="string">
            <text:p>TATASTEEL.NS</text:p>
          </table:table-cell>
          <table:table-cell/>
        </table:table-row>
        <table:table-row table:style-name="ro1">
          <table:table-cell office:value-type="string" calcext:value-type="string">
            <text:p>2021-04-23 14:30:00+05:30</text:p>
          </table:table-cell>
          <table:table-cell office:value-type="float" office:value="919.299987792969" calcext:value-type="float">
            <text:p>919.299987792969</text:p>
          </table:table-cell>
          <table:table-cell office:value-type="float" office:value="922.950012207031" calcext:value-type="float">
            <text:p>922.950012207031</text:p>
          </table:table-cell>
          <table:table-cell office:value-type="float" office:value="910.75" calcext:value-type="float">
            <text:p>910.75</text:p>
          </table:table-cell>
          <table:table-cell office:value-type="float" office:value="914" calcext:value-type="float">
            <text:p>914</text:p>
          </table:table-cell>
          <table:table-cell office:value-type="float" office:value="1764961" calcext:value-type="float">
            <text:p>1764961</text:p>
          </table:table-cell>
          <table:table-cell office:value-type="string" calcext:value-type="string">
            <text:p>TATASTEEL.NS</text:p>
          </table:table-cell>
          <table:table-cell/>
        </table:table-row>
        <table:table-row table:style-name="ro1">
          <table:table-cell office:value-type="string" calcext:value-type="string">
            <text:p>2021-04-23 14:45:00+05:30</text:p>
          </table:table-cell>
          <table:table-cell office:value-type="float" office:value="913.700012207031" calcext:value-type="float">
            <text:p>913.700012207031</text:p>
          </table:table-cell>
          <table:table-cell office:value-type="float" office:value="920.5" calcext:value-type="float">
            <text:p>920.5</text:p>
          </table:table-cell>
          <table:table-cell office:value-type="float" office:value="913.25" calcext:value-type="float">
            <text:p>913.25</text:p>
          </table:table-cell>
          <table:table-cell office:value-type="float" office:value="917.950012207031" calcext:value-type="float">
            <text:p>917.950012207031</text:p>
          </table:table-cell>
          <table:table-cell office:value-type="float" office:value="1113536" calcext:value-type="float">
            <text:p>1113536</text:p>
          </table:table-cell>
          <table:table-cell office:value-type="string" calcext:value-type="string">
            <text:p>TATASTEEL.NS</text:p>
          </table:table-cell>
          <table:table-cell/>
        </table:table-row>
        <table:table-row table:style-name="ro1">
          <table:table-cell office:value-type="string" calcext:value-type="string">
            <text:p>2021-04-23 15:00:00+05:30</text:p>
          </table:table-cell>
          <table:table-cell office:value-type="float" office:value="918.400024414063" calcext:value-type="float">
            <text:p>918.400024414063</text:p>
          </table:table-cell>
          <table:table-cell office:value-type="float" office:value="926.549987792969" calcext:value-type="float">
            <text:p>926.549987792969</text:p>
          </table:table-cell>
          <table:table-cell office:value-type="float" office:value="918.400024414063" calcext:value-type="float">
            <text:p>918.400024414063</text:p>
          </table:table-cell>
          <table:table-cell office:value-type="float" office:value="925.099975585938" calcext:value-type="float">
            <text:p>925.099975585938</text:p>
          </table:table-cell>
          <table:table-cell office:value-type="float" office:value="1382780" calcext:value-type="float">
            <text:p>1382780</text:p>
          </table:table-cell>
          <table:table-cell office:value-type="string" calcext:value-type="string">
            <text:p>TATASTEEL.NS</text:p>
          </table:table-cell>
          <table:table-cell/>
        </table:table-row>
        <table:table-row table:style-name="ro1">
          <table:table-cell office:value-type="string" calcext:value-type="string">
            <text:p>2021-04-23 15:15:00+05:30</text:p>
          </table:table-cell>
          <table:table-cell office:value-type="float" office:value="925.299987792969" calcext:value-type="float">
            <text:p>925.299987792969</text:p>
          </table:table-cell>
          <table:table-cell office:value-type="float" office:value="928.5" calcext:value-type="float">
            <text:p>928.5</text:p>
          </table:table-cell>
          <table:table-cell table:number-columns-repeated="2" office:value-type="float" office:value="924.549987792969" calcext:value-type="float">
            <text:p>924.549987792969</text:p>
          </table:table-cell>
          <table:table-cell office:value-type="float" office:value="1360162" calcext:value-type="float">
            <text:p>1360162</text:p>
          </table:table-cell>
          <table:table-cell office:value-type="string" calcext:value-type="string">
            <text:p>TATASTEEL.NS</text:p>
          </table:table-cell>
          <table:table-cell/>
        </table:table-row>
        <table:table-row table:style-name="ro1">
          <table:table-cell office:value-type="string" calcext:value-type="string">
            <text:p>2021-04-23 09:15:00+05:30</text:p>
          </table:table-cell>
          <table:table-cell office:value-type="float" office:value="966.5" calcext:value-type="float">
            <text:p>966.5</text:p>
          </table:table-cell>
          <table:table-cell office:value-type="float" office:value="970.099975585937" calcext:value-type="float">
            <text:p>970.099975585937</text:p>
          </table:table-cell>
          <table:table-cell office:value-type="float" office:value="955.700012207031" calcext:value-type="float">
            <text:p>955.700012207031</text:p>
          </table:table-cell>
          <table:table-cell office:value-type="float" office:value="965.599975585937" calcext:value-type="float">
            <text:p>965.599975585937</text:p>
          </table:table-cell>
          <table:table-cell office:value-type="float" office:value="425438" calcext:value-type="float">
            <text:p>425438</text:p>
          </table:table-cell>
          <table:table-cell office:value-type="string" calcext:value-type="string">
            <text:p>TECHM.NS</text:p>
          </table:table-cell>
          <table:table-cell table:style-name="ce1" table:formula="of:=([.C1127]-[.D1127])/[.D1127]*100" office:value-type="float" office:value="1.50674512869911" calcext:value-type="float">
            <text:p>1.51</text:p>
          </table:table-cell>
        </table:table-row>
        <table:table-row table:style-name="ro1">
          <table:table-cell office:value-type="string" calcext:value-type="string">
            <text:p>2021-04-23 09:30:00+05:30</text:p>
          </table:table-cell>
          <table:table-cell office:value-type="float" office:value="965.549987792969" calcext:value-type="float">
            <text:p>965.549987792969</text:p>
          </table:table-cell>
          <table:table-cell office:value-type="float" office:value="967.75" calcext:value-type="float">
            <text:p>967.75</text:p>
          </table:table-cell>
          <table:table-cell office:value-type="float" office:value="960.450012207031" calcext:value-type="float">
            <text:p>960.450012207031</text:p>
          </table:table-cell>
          <table:table-cell office:value-type="float" office:value="960.799987792969" calcext:value-type="float">
            <text:p>960.799987792969</text:p>
          </table:table-cell>
          <table:table-cell office:value-type="float" office:value="189847" calcext:value-type="float">
            <text:p>189847</text:p>
          </table:table-cell>
          <table:table-cell office:value-type="string" calcext:value-type="string">
            <text:p>TECHM.NS</text:p>
          </table:table-cell>
          <table:table-cell/>
        </table:table-row>
        <table:table-row table:style-name="ro1">
          <table:table-cell office:value-type="string" calcext:value-type="string">
            <text:p>2021-04-23 09:45:00+05:30</text:p>
          </table:table-cell>
          <table:table-cell office:value-type="float" office:value="960.599975585938" calcext:value-type="float">
            <text:p>960.599975585938</text:p>
          </table:table-cell>
          <table:table-cell office:value-type="float" office:value="962.75" calcext:value-type="float">
            <text:p>962.75</text:p>
          </table:table-cell>
          <table:table-cell office:value-type="float" office:value="959.049987792969" calcext:value-type="float">
            <text:p>959.049987792969</text:p>
          </table:table-cell>
          <table:table-cell office:value-type="float" office:value="962.25" calcext:value-type="float">
            <text:p>962.25</text:p>
          </table:table-cell>
          <table:table-cell office:value-type="float" office:value="134888" calcext:value-type="float">
            <text:p>134888</text:p>
          </table:table-cell>
          <table:table-cell office:value-type="string" calcext:value-type="string">
            <text:p>TECHM.NS</text:p>
          </table:table-cell>
          <table:table-cell/>
        </table:table-row>
        <table:table-row table:style-name="ro1">
          <table:table-cell office:value-type="string" calcext:value-type="string">
            <text:p>2021-04-23 10:00:00+05:30</text:p>
          </table:table-cell>
          <table:table-cell office:value-type="float" office:value="962.349975585938" calcext:value-type="float">
            <text:p>962.349975585938</text:p>
          </table:table-cell>
          <table:table-cell office:value-type="float" office:value="963" calcext:value-type="float">
            <text:p>963</text:p>
          </table:table-cell>
          <table:table-cell office:value-type="float" office:value="960.5" calcext:value-type="float">
            <text:p>960.5</text:p>
          </table:table-cell>
          <table:table-cell office:value-type="float" office:value="961.849975585938" calcext:value-type="float">
            <text:p>961.849975585938</text:p>
          </table:table-cell>
          <table:table-cell office:value-type="float" office:value="76332" calcext:value-type="float">
            <text:p>76332</text:p>
          </table:table-cell>
          <table:table-cell office:value-type="string" calcext:value-type="string">
            <text:p>TECHM.NS</text:p>
          </table:table-cell>
          <table:table-cell/>
        </table:table-row>
        <table:table-row table:style-name="ro1">
          <table:table-cell office:value-type="string" calcext:value-type="string">
            <text:p>2021-04-23 10:15:00+05:30</text:p>
          </table:table-cell>
          <table:table-cell office:value-type="float" office:value="961" calcext:value-type="float">
            <text:p>961</text:p>
          </table:table-cell>
          <table:table-cell office:value-type="float" office:value="964.25" calcext:value-type="float">
            <text:p>964.25</text:p>
          </table:table-cell>
          <table:table-cell office:value-type="float" office:value="960.5" calcext:value-type="float">
            <text:p>960.5</text:p>
          </table:table-cell>
          <table:table-cell office:value-type="float" office:value="961.799987792969" calcext:value-type="float">
            <text:p>961.799987792969</text:p>
          </table:table-cell>
          <table:table-cell office:value-type="float" office:value="92852" calcext:value-type="float">
            <text:p>92852</text:p>
          </table:table-cell>
          <table:table-cell office:value-type="string" calcext:value-type="string">
            <text:p>TECHM.NS</text:p>
          </table:table-cell>
          <table:table-cell/>
        </table:table-row>
        <table:table-row table:style-name="ro1">
          <table:table-cell office:value-type="string" calcext:value-type="string">
            <text:p>2021-04-23 10:30:00+05:30</text:p>
          </table:table-cell>
          <table:table-cell office:value-type="float" office:value="961.799987792969" calcext:value-type="float">
            <text:p>961.799987792969</text:p>
          </table:table-cell>
          <table:table-cell office:value-type="float" office:value="962.799987792969" calcext:value-type="float">
            <text:p>962.799987792969</text:p>
          </table:table-cell>
          <table:table-cell office:value-type="float" office:value="960.5" calcext:value-type="float">
            <text:p>960.5</text:p>
          </table:table-cell>
          <table:table-cell office:value-type="float" office:value="962.5" calcext:value-type="float">
            <text:p>962.5</text:p>
          </table:table-cell>
          <table:table-cell office:value-type="float" office:value="75174" calcext:value-type="float">
            <text:p>75174</text:p>
          </table:table-cell>
          <table:table-cell office:value-type="string" calcext:value-type="string">
            <text:p>TECHM.NS</text:p>
          </table:table-cell>
          <table:table-cell/>
        </table:table-row>
        <table:table-row table:style-name="ro1">
          <table:table-cell office:value-type="string" calcext:value-type="string">
            <text:p>2021-04-23 10:45:00+05:30</text:p>
          </table:table-cell>
          <table:table-cell office:value-type="float" office:value="962.599975585938" calcext:value-type="float">
            <text:p>962.599975585938</text:p>
          </table:table-cell>
          <table:table-cell office:value-type="float" office:value="965.650024414063" calcext:value-type="float">
            <text:p>965.650024414063</text:p>
          </table:table-cell>
          <table:table-cell office:value-type="float" office:value="961.349975585937" calcext:value-type="float">
            <text:p>961.349975585937</text:p>
          </table:table-cell>
          <table:table-cell office:value-type="float" office:value="965.25" calcext:value-type="float">
            <text:p>965.25</text:p>
          </table:table-cell>
          <table:table-cell office:value-type="float" office:value="113846" calcext:value-type="float">
            <text:p>113846</text:p>
          </table:table-cell>
          <table:table-cell office:value-type="string" calcext:value-type="string">
            <text:p>TECHM.NS</text:p>
          </table:table-cell>
          <table:table-cell/>
        </table:table-row>
        <table:table-row table:style-name="ro1">
          <table:table-cell office:value-type="string" calcext:value-type="string">
            <text:p>2021-04-23 11:00:00+05:30</text:p>
          </table:table-cell>
          <table:table-cell office:value-type="float" office:value="965.25" calcext:value-type="float">
            <text:p>965.25</text:p>
          </table:table-cell>
          <table:table-cell office:value-type="float" office:value="968" calcext:value-type="float">
            <text:p>968</text:p>
          </table:table-cell>
          <table:table-cell office:value-type="float" office:value="964.599975585938" calcext:value-type="float">
            <text:p>964.599975585938</text:p>
          </table:table-cell>
          <table:table-cell office:value-type="float" office:value="967.599975585937" calcext:value-type="float">
            <text:p>967.599975585937</text:p>
          </table:table-cell>
          <table:table-cell office:value-type="float" office:value="137719" calcext:value-type="float">
            <text:p>137719</text:p>
          </table:table-cell>
          <table:table-cell office:value-type="string" calcext:value-type="string">
            <text:p>TECHM.NS</text:p>
          </table:table-cell>
          <table:table-cell/>
        </table:table-row>
        <table:table-row table:style-name="ro1">
          <table:table-cell office:value-type="string" calcext:value-type="string">
            <text:p>2021-04-23 11:15:00+05:30</text:p>
          </table:table-cell>
          <table:table-cell office:value-type="float" office:value="967.650024414063" calcext:value-type="float">
            <text:p>967.650024414063</text:p>
          </table:table-cell>
          <table:table-cell office:value-type="float" office:value="968" calcext:value-type="float">
            <text:p>968</text:p>
          </table:table-cell>
          <table:table-cell office:value-type="float" office:value="960" calcext:value-type="float">
            <text:p>960</text:p>
          </table:table-cell>
          <table:table-cell office:value-type="float" office:value="961.349975585937" calcext:value-type="float">
            <text:p>961.349975585937</text:p>
          </table:table-cell>
          <table:table-cell office:value-type="float" office:value="229900" calcext:value-type="float">
            <text:p>229900</text:p>
          </table:table-cell>
          <table:table-cell office:value-type="string" calcext:value-type="string">
            <text:p>TECHM.NS</text:p>
          </table:table-cell>
          <table:table-cell/>
        </table:table-row>
        <table:table-row table:style-name="ro1">
          <table:table-cell office:value-type="string" calcext:value-type="string">
            <text:p>2021-04-23 11:30:00+05:30</text:p>
          </table:table-cell>
          <table:table-cell office:value-type="float" office:value="961.349975585937" calcext:value-type="float">
            <text:p>961.349975585937</text:p>
          </table:table-cell>
          <table:table-cell office:value-type="float" office:value="963" calcext:value-type="float">
            <text:p>963</text:p>
          </table:table-cell>
          <table:table-cell office:value-type="float" office:value="959.150024414063" calcext:value-type="float">
            <text:p>959.150024414063</text:p>
          </table:table-cell>
          <table:table-cell office:value-type="float" office:value="959.400024414063" calcext:value-type="float">
            <text:p>959.400024414063</text:p>
          </table:table-cell>
          <table:table-cell office:value-type="float" office:value="161802" calcext:value-type="float">
            <text:p>161802</text:p>
          </table:table-cell>
          <table:table-cell office:value-type="string" calcext:value-type="string">
            <text:p>TECHM.NS</text:p>
          </table:table-cell>
          <table:table-cell/>
        </table:table-row>
        <table:table-row table:style-name="ro1">
          <table:table-cell office:value-type="string" calcext:value-type="string">
            <text:p>2021-04-23 11:45:00+05:30</text:p>
          </table:table-cell>
          <table:table-cell office:value-type="float" office:value="960.25" calcext:value-type="float">
            <text:p>960.25</text:p>
          </table:table-cell>
          <table:table-cell office:value-type="float" office:value="960.650024414062" calcext:value-type="float">
            <text:p>960.650024414062</text:p>
          </table:table-cell>
          <table:table-cell office:value-type="float" office:value="957.900024414063" calcext:value-type="float">
            <text:p>957.900024414063</text:p>
          </table:table-cell>
          <table:table-cell office:value-type="float" office:value="958.849975585938" calcext:value-type="float">
            <text:p>958.849975585938</text:p>
          </table:table-cell>
          <table:table-cell office:value-type="float" office:value="100584" calcext:value-type="float">
            <text:p>100584</text:p>
          </table:table-cell>
          <table:table-cell office:value-type="string" calcext:value-type="string">
            <text:p>TECHM.NS</text:p>
          </table:table-cell>
          <table:table-cell/>
        </table:table-row>
        <table:table-row table:style-name="ro1">
          <table:table-cell office:value-type="string" calcext:value-type="string">
            <text:p>2021-04-23 12:00:00+05:30</text:p>
          </table:table-cell>
          <table:table-cell office:value-type="float" office:value="958.950012207031" calcext:value-type="float">
            <text:p>958.950012207031</text:p>
          </table:table-cell>
          <table:table-cell office:value-type="float" office:value="960" calcext:value-type="float">
            <text:p>960</text:p>
          </table:table-cell>
          <table:table-cell office:value-type="float" office:value="957.599975585937" calcext:value-type="float">
            <text:p>957.599975585937</text:p>
          </table:table-cell>
          <table:table-cell office:value-type="float" office:value="958.849975585938" calcext:value-type="float">
            <text:p>958.849975585938</text:p>
          </table:table-cell>
          <table:table-cell office:value-type="float" office:value="70493" calcext:value-type="float">
            <text:p>70493</text:p>
          </table:table-cell>
          <table:table-cell office:value-type="string" calcext:value-type="string">
            <text:p>TECHM.NS</text:p>
          </table:table-cell>
          <table:table-cell/>
        </table:table-row>
        <table:table-row table:style-name="ro1">
          <table:table-cell office:value-type="string" calcext:value-type="string">
            <text:p>2021-04-23 12:15:00+05:30</text:p>
          </table:table-cell>
          <table:table-cell office:value-type="float" office:value="958.599975585937" calcext:value-type="float">
            <text:p>958.599975585937</text:p>
          </table:table-cell>
          <table:table-cell office:value-type="float" office:value="959.049987792969" calcext:value-type="float">
            <text:p>959.049987792969</text:p>
          </table:table-cell>
          <table:table-cell office:value-type="float" office:value="956.5" calcext:value-type="float">
            <text:p>956.5</text:p>
          </table:table-cell>
          <table:table-cell office:value-type="float" office:value="956.650024414063" calcext:value-type="float">
            <text:p>956.650024414063</text:p>
          </table:table-cell>
          <table:table-cell office:value-type="float" office:value="83606" calcext:value-type="float">
            <text:p>83606</text:p>
          </table:table-cell>
          <table:table-cell office:value-type="string" calcext:value-type="string">
            <text:p>TECHM.NS</text:p>
          </table:table-cell>
          <table:table-cell/>
        </table:table-row>
        <table:table-row table:style-name="ro1">
          <table:table-cell office:value-type="string" calcext:value-type="string">
            <text:p>2021-04-23 12:30:00+05:30</text:p>
          </table:table-cell>
          <table:table-cell office:value-type="float" office:value="956.599975585938" calcext:value-type="float">
            <text:p>956.599975585938</text:p>
          </table:table-cell>
          <table:table-cell office:value-type="float" office:value="958.200012207031" calcext:value-type="float">
            <text:p>958.200012207031</text:p>
          </table:table-cell>
          <table:table-cell office:value-type="float" office:value="956.5" calcext:value-type="float">
            <text:p>956.5</text:p>
          </table:table-cell>
          <table:table-cell office:value-type="float" office:value="957.200012207031" calcext:value-type="float">
            <text:p>957.200012207031</text:p>
          </table:table-cell>
          <table:table-cell office:value-type="float" office:value="66580" calcext:value-type="float">
            <text:p>66580</text:p>
          </table:table-cell>
          <table:table-cell office:value-type="string" calcext:value-type="string">
            <text:p>TECHM.NS</text:p>
          </table:table-cell>
          <table:table-cell/>
        </table:table-row>
        <table:table-row table:style-name="ro1">
          <table:table-cell office:value-type="string" calcext:value-type="string">
            <text:p>2021-04-23 12:45:00+05:30</text:p>
          </table:table-cell>
          <table:table-cell office:value-type="float" office:value="957.200012207031" calcext:value-type="float">
            <text:p>957.200012207031</text:p>
          </table:table-cell>
          <table:table-cell office:value-type="float" office:value="958" calcext:value-type="float">
            <text:p>958</text:p>
          </table:table-cell>
          <table:table-cell office:value-type="float" office:value="954.099975585937" calcext:value-type="float">
            <text:p>954.099975585937</text:p>
          </table:table-cell>
          <table:table-cell office:value-type="float" office:value="954.549987792969" calcext:value-type="float">
            <text:p>954.549987792969</text:p>
          </table:table-cell>
          <table:table-cell office:value-type="float" office:value="133407" calcext:value-type="float">
            <text:p>133407</text:p>
          </table:table-cell>
          <table:table-cell office:value-type="string" calcext:value-type="string">
            <text:p>TECHM.NS</text:p>
          </table:table-cell>
          <table:table-cell/>
        </table:table-row>
        <table:table-row table:style-name="ro1">
          <table:table-cell office:value-type="string" calcext:value-type="string">
            <text:p>2021-04-23 13:00:00+05:30</text:p>
          </table:table-cell>
          <table:table-cell office:value-type="float" office:value="954.349975585938" calcext:value-type="float">
            <text:p>954.349975585938</text:p>
          </table:table-cell>
          <table:table-cell office:value-type="float" office:value="956.549987792969" calcext:value-type="float">
            <text:p>956.549987792969</text:p>
          </table:table-cell>
          <table:table-cell office:value-type="float" office:value="954.049987792969" calcext:value-type="float">
            <text:p>954.049987792969</text:p>
          </table:table-cell>
          <table:table-cell office:value-type="float" office:value="954.849975585938" calcext:value-type="float">
            <text:p>954.849975585938</text:p>
          </table:table-cell>
          <table:table-cell office:value-type="float" office:value="81601" calcext:value-type="float">
            <text:p>81601</text:p>
          </table:table-cell>
          <table:table-cell office:value-type="string" calcext:value-type="string">
            <text:p>TECHM.NS</text:p>
          </table:table-cell>
          <table:table-cell/>
        </table:table-row>
        <table:table-row table:style-name="ro1">
          <table:table-cell office:value-type="string" calcext:value-type="string">
            <text:p>2021-04-23 13:15:00+05:30</text:p>
          </table:table-cell>
          <table:table-cell office:value-type="float" office:value="954.5" calcext:value-type="float">
            <text:p>954.5</text:p>
          </table:table-cell>
          <table:table-cell office:value-type="float" office:value="956.299987792969" calcext:value-type="float">
            <text:p>956.299987792969</text:p>
          </table:table-cell>
          <table:table-cell office:value-type="float" office:value="952" calcext:value-type="float">
            <text:p>952</text:p>
          </table:table-cell>
          <table:table-cell office:value-type="float" office:value="955.549987792969" calcext:value-type="float">
            <text:p>955.549987792969</text:p>
          </table:table-cell>
          <table:table-cell office:value-type="float" office:value="170245" calcext:value-type="float">
            <text:p>170245</text:p>
          </table:table-cell>
          <table:table-cell office:value-type="string" calcext:value-type="string">
            <text:p>TECHM.NS</text:p>
          </table:table-cell>
          <table:table-cell/>
        </table:table-row>
        <table:table-row table:style-name="ro1">
          <table:table-cell office:value-type="string" calcext:value-type="string">
            <text:p>2021-04-23 13:30:00+05:30</text:p>
          </table:table-cell>
          <table:table-cell office:value-type="float" office:value="955.549987792969" calcext:value-type="float">
            <text:p>955.549987792969</text:p>
          </table:table-cell>
          <table:table-cell office:value-type="float" office:value="955.700012207031" calcext:value-type="float">
            <text:p>955.700012207031</text:p>
          </table:table-cell>
          <table:table-cell office:value-type="float" office:value="951.25" calcext:value-type="float">
            <text:p>951.25</text:p>
          </table:table-cell>
          <table:table-cell office:value-type="float" office:value="952.299987792969" calcext:value-type="float">
            <text:p>952.299987792969</text:p>
          </table:table-cell>
          <table:table-cell office:value-type="float" office:value="103788" calcext:value-type="float">
            <text:p>103788</text:p>
          </table:table-cell>
          <table:table-cell office:value-type="string" calcext:value-type="string">
            <text:p>TECHM.NS</text:p>
          </table:table-cell>
          <table:table-cell/>
        </table:table-row>
        <table:table-row table:style-name="ro1">
          <table:table-cell office:value-type="string" calcext:value-type="string">
            <text:p>2021-04-23 13:45:00+05:30</text:p>
          </table:table-cell>
          <table:table-cell office:value-type="float" office:value="951.650024414063" calcext:value-type="float">
            <text:p>951.650024414063</text:p>
          </table:table-cell>
          <table:table-cell office:value-type="float" office:value="953.599975585938" calcext:value-type="float">
            <text:p>953.599975585938</text:p>
          </table:table-cell>
          <table:table-cell office:value-type="float" office:value="951.450012207031" calcext:value-type="float">
            <text:p>951.450012207031</text:p>
          </table:table-cell>
          <table:table-cell office:value-type="float" office:value="952.450012207031" calcext:value-type="float">
            <text:p>952.450012207031</text:p>
          </table:table-cell>
          <table:table-cell office:value-type="float" office:value="117621" calcext:value-type="float">
            <text:p>117621</text:p>
          </table:table-cell>
          <table:table-cell office:value-type="string" calcext:value-type="string">
            <text:p>TECHM.NS</text:p>
          </table:table-cell>
          <table:table-cell/>
        </table:table-row>
        <table:table-row table:style-name="ro1">
          <table:table-cell office:value-type="string" calcext:value-type="string">
            <text:p>2021-04-23 14:00:00+05:30</text:p>
          </table:table-cell>
          <table:table-cell office:value-type="float" office:value="952.5" calcext:value-type="float">
            <text:p>952.5</text:p>
          </table:table-cell>
          <table:table-cell office:value-type="float" office:value="953.25" calcext:value-type="float">
            <text:p>953.25</text:p>
          </table:table-cell>
          <table:table-cell table:number-columns-repeated="2" office:value-type="float" office:value="950.599975585937" calcext:value-type="float">
            <text:p>950.599975585937</text:p>
          </table:table-cell>
          <table:table-cell office:value-type="float" office:value="76761" calcext:value-type="float">
            <text:p>76761</text:p>
          </table:table-cell>
          <table:table-cell office:value-type="string" calcext:value-type="string">
            <text:p>TECHM.NS</text:p>
          </table:table-cell>
          <table:table-cell/>
        </table:table-row>
        <table:table-row table:style-name="ro1">
          <table:table-cell office:value-type="string" calcext:value-type="string">
            <text:p>2021-04-23 14:15:00+05:30</text:p>
          </table:table-cell>
          <table:table-cell office:value-type="float" office:value="951.150024414063" calcext:value-type="float">
            <text:p>951.150024414063</text:p>
          </table:table-cell>
          <table:table-cell office:value-type="float" office:value="953.5" calcext:value-type="float">
            <text:p>953.5</text:p>
          </table:table-cell>
          <table:table-cell office:value-type="float" office:value="948.799987792969" calcext:value-type="float">
            <text:p>948.799987792969</text:p>
          </table:table-cell>
          <table:table-cell office:value-type="float" office:value="950" calcext:value-type="float">
            <text:p>950</text:p>
          </table:table-cell>
          <table:table-cell office:value-type="float" office:value="188686" calcext:value-type="float">
            <text:p>188686</text:p>
          </table:table-cell>
          <table:table-cell office:value-type="string" calcext:value-type="string">
            <text:p>TECHM.NS</text:p>
          </table:table-cell>
          <table:table-cell/>
        </table:table-row>
        <table:table-row table:style-name="ro1">
          <table:table-cell office:value-type="string" calcext:value-type="string">
            <text:p>2021-04-23 14:30:00+05:30</text:p>
          </table:table-cell>
          <table:table-cell office:value-type="float" office:value="950.049987792969" calcext:value-type="float">
            <text:p>950.049987792969</text:p>
          </table:table-cell>
          <table:table-cell office:value-type="float" office:value="951.599975585938" calcext:value-type="float">
            <text:p>951.599975585938</text:p>
          </table:table-cell>
          <table:table-cell office:value-type="float" office:value="946.150024414063" calcext:value-type="float">
            <text:p>946.150024414063</text:p>
          </table:table-cell>
          <table:table-cell office:value-type="float" office:value="946.299987792969" calcext:value-type="float">
            <text:p>946.299987792969</text:p>
          </table:table-cell>
          <table:table-cell office:value-type="float" office:value="174033" calcext:value-type="float">
            <text:p>174033</text:p>
          </table:table-cell>
          <table:table-cell office:value-type="string" calcext:value-type="string">
            <text:p>TECHM.NS</text:p>
          </table:table-cell>
          <table:table-cell/>
        </table:table-row>
        <table:table-row table:style-name="ro1">
          <table:table-cell office:value-type="string" calcext:value-type="string">
            <text:p>2021-04-23 14:45:00+05:30</text:p>
          </table:table-cell>
          <table:table-cell office:value-type="float" office:value="946.299987792969" calcext:value-type="float">
            <text:p>946.299987792969</text:p>
          </table:table-cell>
          <table:table-cell office:value-type="float" office:value="950" calcext:value-type="float">
            <text:p>950</text:p>
          </table:table-cell>
          <table:table-cell office:value-type="float" office:value="945.450012207031" calcext:value-type="float">
            <text:p>945.450012207031</text:p>
          </table:table-cell>
          <table:table-cell office:value-type="float" office:value="948.200012207031" calcext:value-type="float">
            <text:p>948.200012207031</text:p>
          </table:table-cell>
          <table:table-cell office:value-type="float" office:value="152482" calcext:value-type="float">
            <text:p>152482</text:p>
          </table:table-cell>
          <table:table-cell office:value-type="string" calcext:value-type="string">
            <text:p>TECHM.NS</text:p>
          </table:table-cell>
          <table:table-cell/>
        </table:table-row>
        <table:table-row table:style-name="ro1">
          <table:table-cell office:value-type="string" calcext:value-type="string">
            <text:p>2021-04-23 15:00:00+05:30</text:p>
          </table:table-cell>
          <table:table-cell office:value-type="float" office:value="948.150024414062" calcext:value-type="float">
            <text:p>948.150024414062</text:p>
          </table:table-cell>
          <table:table-cell office:value-type="float" office:value="952" calcext:value-type="float">
            <text:p>952</text:p>
          </table:table-cell>
          <table:table-cell office:value-type="float" office:value="948" calcext:value-type="float">
            <text:p>948</text:p>
          </table:table-cell>
          <table:table-cell office:value-type="float" office:value="951.349975585937" calcext:value-type="float">
            <text:p>951.349975585937</text:p>
          </table:table-cell>
          <table:table-cell office:value-type="float" office:value="364937" calcext:value-type="float">
            <text:p>364937</text:p>
          </table:table-cell>
          <table:table-cell office:value-type="string" calcext:value-type="string">
            <text:p>TECHM.NS</text:p>
          </table:table-cell>
          <table:table-cell/>
        </table:table-row>
        <table:table-row table:style-name="ro1">
          <table:table-cell office:value-type="string" calcext:value-type="string">
            <text:p>2021-04-23 15:15:00+05:30</text:p>
          </table:table-cell>
          <table:table-cell office:value-type="float" office:value="951" calcext:value-type="float">
            <text:p>951</text:p>
          </table:table-cell>
          <table:table-cell office:value-type="float" office:value="951.450012207031" calcext:value-type="float">
            <text:p>951.450012207031</text:p>
          </table:table-cell>
          <table:table-cell office:value-type="float" office:value="948" calcext:value-type="float">
            <text:p>948</text:p>
          </table:table-cell>
          <table:table-cell office:value-type="float" office:value="950.200012207031" calcext:value-type="float">
            <text:p>950.200012207031</text:p>
          </table:table-cell>
          <table:table-cell office:value-type="float" office:value="339536" calcext:value-type="float">
            <text:p>339536</text:p>
          </table:table-cell>
          <table:table-cell office:value-type="string" calcext:value-type="string">
            <text:p>TECHM.NS</text:p>
          </table:table-cell>
          <table:table-cell/>
        </table:table-row>
        <table:table-row table:style-name="ro1">
          <table:table-cell office:value-type="string" calcext:value-type="string">
            <text:p>2021-04-23 09:15:00+05:30</text:p>
          </table:table-cell>
          <table:table-cell office:value-type="float" office:value="1478.69995117188" calcext:value-type="float">
            <text:p>1478.69995117188</text:p>
          </table:table-cell>
          <table:table-cell office:value-type="float" office:value="1488" calcext:value-type="float">
            <text:p>1488</text:p>
          </table:table-cell>
          <table:table-cell office:value-type="float" office:value="1471.34997558594" calcext:value-type="float">
            <text:p>1471.34997558594</text:p>
          </table:table-cell>
          <table:table-cell office:value-type="float" office:value="1486.05004882813" calcext:value-type="float">
            <text:p>1486.05004882813</text:p>
          </table:table-cell>
          <table:table-cell office:value-type="float" office:value="135656" calcext:value-type="float">
            <text:p>135656</text:p>
          </table:table-cell>
          <table:table-cell office:value-type="string" calcext:value-type="string">
            <text:p>TITAN.NS</text:p>
          </table:table-cell>
          <table:table-cell table:style-name="ce1" table:formula="of:=([.C1152]-[.D1152])/[.D1152]*100" office:value-type="float" office:value="1.13161550211274" calcext:value-type="float">
            <text:p>1.13</text:p>
          </table:table-cell>
        </table:table-row>
        <table:table-row table:style-name="ro1">
          <table:table-cell office:value-type="string" calcext:value-type="string">
            <text:p>2021-04-23 09:30:00+05:30</text:p>
          </table:table-cell>
          <table:table-cell office:value-type="float" office:value="1486.09997558594" calcext:value-type="float">
            <text:p>1486.09997558594</text:p>
          </table:table-cell>
          <table:table-cell office:value-type="float" office:value="1496.5" calcext:value-type="float">
            <text:p>1496.5</text:p>
          </table:table-cell>
          <table:table-cell office:value-type="float" office:value="1485.05004882813" calcext:value-type="float">
            <text:p>1485.05004882813</text:p>
          </table:table-cell>
          <table:table-cell office:value-type="float" office:value="1495.15002441406" calcext:value-type="float">
            <text:p>1495.15002441406</text:p>
          </table:table-cell>
          <table:table-cell office:value-type="float" office:value="141052" calcext:value-type="float">
            <text:p>141052</text:p>
          </table:table-cell>
          <table:table-cell office:value-type="string" calcext:value-type="string">
            <text:p>TITAN.NS</text:p>
          </table:table-cell>
          <table:table-cell/>
        </table:table-row>
        <table:table-row table:style-name="ro1">
          <table:table-cell office:value-type="string" calcext:value-type="string">
            <text:p>2021-04-23 09:45:00+05:30</text:p>
          </table:table-cell>
          <table:table-cell office:value-type="float" office:value="1494.5" calcext:value-type="float">
            <text:p>1494.5</text:p>
          </table:table-cell>
          <table:table-cell office:value-type="float" office:value="1496.80004882813" calcext:value-type="float">
            <text:p>1496.80004882813</text:p>
          </table:table-cell>
          <table:table-cell office:value-type="float" office:value="1487.30004882813" calcext:value-type="float">
            <text:p>1487.30004882813</text:p>
          </table:table-cell>
          <table:table-cell office:value-type="float" office:value="1488" calcext:value-type="float">
            <text:p>1488</text:p>
          </table:table-cell>
          <table:table-cell office:value-type="float" office:value="89301" calcext:value-type="float">
            <text:p>89301</text:p>
          </table:table-cell>
          <table:table-cell office:value-type="string" calcext:value-type="string">
            <text:p>TITAN.NS</text:p>
          </table:table-cell>
          <table:table-cell/>
        </table:table-row>
        <table:table-row table:style-name="ro1">
          <table:table-cell office:value-type="string" calcext:value-type="string">
            <text:p>2021-04-23 10:00:00+05:30</text:p>
          </table:table-cell>
          <table:table-cell table:number-columns-repeated="2" office:value-type="float" office:value="1487.55004882813" calcext:value-type="float">
            <text:p>1487.55004882813</text:p>
          </table:table-cell>
          <table:table-cell table:number-columns-repeated="2" office:value-type="float" office:value="1480.69995117188" calcext:value-type="float">
            <text:p>1480.69995117188</text:p>
          </table:table-cell>
          <table:table-cell office:value-type="float" office:value="62460" calcext:value-type="float">
            <text:p>62460</text:p>
          </table:table-cell>
          <table:table-cell office:value-type="string" calcext:value-type="string">
            <text:p>TITAN.NS</text:p>
          </table:table-cell>
          <table:table-cell/>
        </table:table-row>
        <table:table-row table:style-name="ro1">
          <table:table-cell office:value-type="string" calcext:value-type="string">
            <text:p>2021-04-23 10:15:00+05:30</text:p>
          </table:table-cell>
          <table:table-cell office:value-type="float" office:value="1480.5" calcext:value-type="float">
            <text:p>1480.5</text:p>
          </table:table-cell>
          <table:table-cell office:value-type="float" office:value="1487.40002441406" calcext:value-type="float">
            <text:p>1487.40002441406</text:p>
          </table:table-cell>
          <table:table-cell office:value-type="float" office:value="1480.5" calcext:value-type="float">
            <text:p>1480.5</text:p>
          </table:table-cell>
          <table:table-cell office:value-type="float" office:value="1487.40002441406" calcext:value-type="float">
            <text:p>1487.40002441406</text:p>
          </table:table-cell>
          <table:table-cell office:value-type="float" office:value="40959" calcext:value-type="float">
            <text:p>40959</text:p>
          </table:table-cell>
          <table:table-cell office:value-type="string" calcext:value-type="string">
            <text:p>TITAN.NS</text:p>
          </table:table-cell>
          <table:table-cell/>
        </table:table-row>
        <table:table-row table:style-name="ro1">
          <table:table-cell office:value-type="string" calcext:value-type="string">
            <text:p>2021-04-23 10:30:00+05:30</text:p>
          </table:table-cell>
          <table:table-cell office:value-type="float" office:value="1486.65002441406" calcext:value-type="float">
            <text:p>1486.65002441406</text:p>
          </table:table-cell>
          <table:table-cell office:value-type="float" office:value="1487.75" calcext:value-type="float">
            <text:p>1487.75</text:p>
          </table:table-cell>
          <table:table-cell office:value-type="float" office:value="1481.05004882813" calcext:value-type="float">
            <text:p>1481.05004882813</text:p>
          </table:table-cell>
          <table:table-cell office:value-type="float" office:value="1482.69995117188" calcext:value-type="float">
            <text:p>1482.69995117188</text:p>
          </table:table-cell>
          <table:table-cell office:value-type="float" office:value="30856" calcext:value-type="float">
            <text:p>30856</text:p>
          </table:table-cell>
          <table:table-cell office:value-type="string" calcext:value-type="string">
            <text:p>TITAN.NS</text:p>
          </table:table-cell>
          <table:table-cell/>
        </table:table-row>
        <table:table-row table:style-name="ro1">
          <table:table-cell office:value-type="string" calcext:value-type="string">
            <text:p>2021-04-23 10:45:00+05:30</text:p>
          </table:table-cell>
          <table:table-cell office:value-type="float" office:value="1482.84997558594" calcext:value-type="float">
            <text:p>1482.84997558594</text:p>
          </table:table-cell>
          <table:table-cell office:value-type="float" office:value="1485.40002441406" calcext:value-type="float">
            <text:p>1485.40002441406</text:p>
          </table:table-cell>
          <table:table-cell office:value-type="float" office:value="1481.44995117188" calcext:value-type="float">
            <text:p>1481.44995117188</text:p>
          </table:table-cell>
          <table:table-cell office:value-type="float" office:value="1484.40002441406" calcext:value-type="float">
            <text:p>1484.40002441406</text:p>
          </table:table-cell>
          <table:table-cell office:value-type="float" office:value="26042" calcext:value-type="float">
            <text:p>26042</text:p>
          </table:table-cell>
          <table:table-cell office:value-type="string" calcext:value-type="string">
            <text:p>TITAN.NS</text:p>
          </table:table-cell>
          <table:table-cell/>
        </table:table-row>
        <table:table-row table:style-name="ro1">
          <table:table-cell office:value-type="string" calcext:value-type="string">
            <text:p>2021-04-23 11:00:00+05:30</text:p>
          </table:table-cell>
          <table:table-cell office:value-type="float" office:value="1484" calcext:value-type="float">
            <text:p>1484</text:p>
          </table:table-cell>
          <table:table-cell office:value-type="float" office:value="1494.69995117188" calcext:value-type="float">
            <text:p>1494.69995117188</text:p>
          </table:table-cell>
          <table:table-cell office:value-type="float" office:value="1484" calcext:value-type="float">
            <text:p>1484</text:p>
          </table:table-cell>
          <table:table-cell office:value-type="float" office:value="1491.19995117188" calcext:value-type="float">
            <text:p>1491.19995117188</text:p>
          </table:table-cell>
          <table:table-cell office:value-type="float" office:value="73059" calcext:value-type="float">
            <text:p>73059</text:p>
          </table:table-cell>
          <table:table-cell office:value-type="string" calcext:value-type="string">
            <text:p>TITAN.NS</text:p>
          </table:table-cell>
          <table:table-cell/>
        </table:table-row>
        <table:table-row table:style-name="ro1">
          <table:table-cell office:value-type="string" calcext:value-type="string">
            <text:p>2021-04-23 11:15:00+05:30</text:p>
          </table:table-cell>
          <table:table-cell office:value-type="float" office:value="1491.40002441406" calcext:value-type="float">
            <text:p>1491.40002441406</text:p>
          </table:table-cell>
          <table:table-cell office:value-type="float" office:value="1491.94995117188" calcext:value-type="float">
            <text:p>1491.94995117188</text:p>
          </table:table-cell>
          <table:table-cell office:value-type="float" office:value="1490" calcext:value-type="float">
            <text:p>1490</text:p>
          </table:table-cell>
          <table:table-cell office:value-type="float" office:value="1490.94995117188" calcext:value-type="float">
            <text:p>1490.94995117188</text:p>
          </table:table-cell>
          <table:table-cell office:value-type="float" office:value="24579" calcext:value-type="float">
            <text:p>24579</text:p>
          </table:table-cell>
          <table:table-cell office:value-type="string" calcext:value-type="string">
            <text:p>TITAN.NS</text:p>
          </table:table-cell>
          <table:table-cell/>
        </table:table-row>
        <table:table-row table:style-name="ro1">
          <table:table-cell office:value-type="string" calcext:value-type="string">
            <text:p>2021-04-23 11:30:00+05:30</text:p>
          </table:table-cell>
          <table:table-cell office:value-type="float" office:value="1490.44995117188" calcext:value-type="float">
            <text:p>1490.44995117188</text:p>
          </table:table-cell>
          <table:table-cell office:value-type="float" office:value="1491.40002441406" calcext:value-type="float">
            <text:p>1491.40002441406</text:p>
          </table:table-cell>
          <table:table-cell office:value-type="float" office:value="1490" calcext:value-type="float">
            <text:p>1490</text:p>
          </table:table-cell>
          <table:table-cell office:value-type="float" office:value="1491" calcext:value-type="float">
            <text:p>1491</text:p>
          </table:table-cell>
          <table:table-cell office:value-type="float" office:value="16536" calcext:value-type="float">
            <text:p>16536</text:p>
          </table:table-cell>
          <table:table-cell office:value-type="string" calcext:value-type="string">
            <text:p>TITAN.NS</text:p>
          </table:table-cell>
          <table:table-cell/>
        </table:table-row>
        <table:table-row table:style-name="ro1">
          <table:table-cell office:value-type="string" calcext:value-type="string">
            <text:p>2021-04-23 11:45:00+05:30</text:p>
          </table:table-cell>
          <table:table-cell office:value-type="float" office:value="1491" calcext:value-type="float">
            <text:p>1491</text:p>
          </table:table-cell>
          <table:table-cell office:value-type="float" office:value="1493.5" calcext:value-type="float">
            <text:p>1493.5</text:p>
          </table:table-cell>
          <table:table-cell office:value-type="float" office:value="1487.05004882813" calcext:value-type="float">
            <text:p>1487.05004882813</text:p>
          </table:table-cell>
          <table:table-cell office:value-type="float" office:value="1487.94995117188" calcext:value-type="float">
            <text:p>1487.94995117188</text:p>
          </table:table-cell>
          <table:table-cell office:value-type="float" office:value="42746" calcext:value-type="float">
            <text:p>42746</text:p>
          </table:table-cell>
          <table:table-cell office:value-type="string" calcext:value-type="string">
            <text:p>TITAN.NS</text:p>
          </table:table-cell>
          <table:table-cell/>
        </table:table-row>
        <table:table-row table:style-name="ro1">
          <table:table-cell office:value-type="string" calcext:value-type="string">
            <text:p>2021-04-23 12:00:00+05:30</text:p>
          </table:table-cell>
          <table:table-cell office:value-type="float" office:value="1487.84997558594" calcext:value-type="float">
            <text:p>1487.84997558594</text:p>
          </table:table-cell>
          <table:table-cell office:value-type="float" office:value="1489.30004882813" calcext:value-type="float">
            <text:p>1489.30004882813</text:p>
          </table:table-cell>
          <table:table-cell office:value-type="float" office:value="1486.55004882813" calcext:value-type="float">
            <text:p>1486.55004882813</text:p>
          </table:table-cell>
          <table:table-cell office:value-type="float" office:value="1487.34997558594" calcext:value-type="float">
            <text:p>1487.34997558594</text:p>
          </table:table-cell>
          <table:table-cell office:value-type="float" office:value="14765" calcext:value-type="float">
            <text:p>14765</text:p>
          </table:table-cell>
          <table:table-cell office:value-type="string" calcext:value-type="string">
            <text:p>TITAN.NS</text:p>
          </table:table-cell>
          <table:table-cell/>
        </table:table-row>
        <table:table-row table:style-name="ro1">
          <table:table-cell office:value-type="string" calcext:value-type="string">
            <text:p>2021-04-23 12:15:00+05:30</text:p>
          </table:table-cell>
          <table:table-cell office:value-type="float" office:value="1487.19995117188" calcext:value-type="float">
            <text:p>1487.19995117188</text:p>
          </table:table-cell>
          <table:table-cell office:value-type="float" office:value="1488.80004882813" calcext:value-type="float">
            <text:p>1488.80004882813</text:p>
          </table:table-cell>
          <table:table-cell office:value-type="float" office:value="1474.19995117188" calcext:value-type="float">
            <text:p>1474.19995117188</text:p>
          </table:table-cell>
          <table:table-cell office:value-type="float" office:value="1476" calcext:value-type="float">
            <text:p>1476</text:p>
          </table:table-cell>
          <table:table-cell office:value-type="float" office:value="115788" calcext:value-type="float">
            <text:p>115788</text:p>
          </table:table-cell>
          <table:table-cell office:value-type="string" calcext:value-type="string">
            <text:p>TITAN.NS</text:p>
          </table:table-cell>
          <table:table-cell/>
        </table:table-row>
        <table:table-row table:style-name="ro1">
          <table:table-cell office:value-type="string" calcext:value-type="string">
            <text:p>2021-04-23 12:30:00+05:30</text:p>
          </table:table-cell>
          <table:table-cell office:value-type="float" office:value="1476.15002441406" calcext:value-type="float">
            <text:p>1476.15002441406</text:p>
          </table:table-cell>
          <table:table-cell office:value-type="float" office:value="1479.44995117188" calcext:value-type="float">
            <text:p>1479.44995117188</text:p>
          </table:table-cell>
          <table:table-cell office:value-type="float" office:value="1475" calcext:value-type="float">
            <text:p>1475</text:p>
          </table:table-cell>
          <table:table-cell office:value-type="float" office:value="1478.65002441406" calcext:value-type="float">
            <text:p>1478.65002441406</text:p>
          </table:table-cell>
          <table:table-cell office:value-type="float" office:value="42006" calcext:value-type="float">
            <text:p>42006</text:p>
          </table:table-cell>
          <table:table-cell office:value-type="string" calcext:value-type="string">
            <text:p>TITAN.NS</text:p>
          </table:table-cell>
          <table:table-cell/>
        </table:table-row>
        <table:table-row table:style-name="ro1">
          <table:table-cell office:value-type="string" calcext:value-type="string">
            <text:p>2021-04-23 12:45:00+05:30</text:p>
          </table:table-cell>
          <table:table-cell office:value-type="float" office:value="1479" calcext:value-type="float">
            <text:p>1479</text:p>
          </table:table-cell>
          <table:table-cell office:value-type="float" office:value="1480" calcext:value-type="float">
            <text:p>1480</text:p>
          </table:table-cell>
          <table:table-cell table:number-columns-repeated="2" office:value-type="float" office:value="1473" calcext:value-type="float">
            <text:p>1473</text:p>
          </table:table-cell>
          <table:table-cell office:value-type="float" office:value="48241" calcext:value-type="float">
            <text:p>48241</text:p>
          </table:table-cell>
          <table:table-cell office:value-type="string" calcext:value-type="string">
            <text:p>TITAN.NS</text:p>
          </table:table-cell>
          <table:table-cell/>
        </table:table-row>
        <table:table-row table:style-name="ro1">
          <table:table-cell office:value-type="string" calcext:value-type="string">
            <text:p>2021-04-23 13:00:00+05:30</text:p>
          </table:table-cell>
          <table:table-cell office:value-type="float" office:value="1473" calcext:value-type="float">
            <text:p>1473</text:p>
          </table:table-cell>
          <table:table-cell office:value-type="float" office:value="1476.34997558594" calcext:value-type="float">
            <text:p>1476.34997558594</text:p>
          </table:table-cell>
          <table:table-cell table:number-columns-repeated="2" office:value-type="float" office:value="1472.84997558594" calcext:value-type="float">
            <text:p>1472.84997558594</text:p>
          </table:table-cell>
          <table:table-cell office:value-type="float" office:value="38034" calcext:value-type="float">
            <text:p>38034</text:p>
          </table:table-cell>
          <table:table-cell office:value-type="string" calcext:value-type="string">
            <text:p>TITAN.NS</text:p>
          </table:table-cell>
          <table:table-cell/>
        </table:table-row>
        <table:table-row table:style-name="ro1">
          <table:table-cell office:value-type="string" calcext:value-type="string">
            <text:p>2021-04-23 13:15:00+05:30</text:p>
          </table:table-cell>
          <table:table-cell office:value-type="float" office:value="1472.75" calcext:value-type="float">
            <text:p>1472.75</text:p>
          </table:table-cell>
          <table:table-cell office:value-type="float" office:value="1473.75" calcext:value-type="float">
            <text:p>1473.75</text:p>
          </table:table-cell>
          <table:table-cell office:value-type="float" office:value="1469.75" calcext:value-type="float">
            <text:p>1469.75</text:p>
          </table:table-cell>
          <table:table-cell office:value-type="float" office:value="1472.59997558594" calcext:value-type="float">
            <text:p>1472.59997558594</text:p>
          </table:table-cell>
          <table:table-cell office:value-type="float" office:value="66144" calcext:value-type="float">
            <text:p>66144</text:p>
          </table:table-cell>
          <table:table-cell office:value-type="string" calcext:value-type="string">
            <text:p>TITAN.NS</text:p>
          </table:table-cell>
          <table:table-cell/>
        </table:table-row>
        <table:table-row table:style-name="ro1">
          <table:table-cell office:value-type="string" calcext:value-type="string">
            <text:p>2021-04-23 13:30:00+05:30</text:p>
          </table:table-cell>
          <table:table-cell office:value-type="float" office:value="1472.30004882813" calcext:value-type="float">
            <text:p>1472.30004882813</text:p>
          </table:table-cell>
          <table:table-cell office:value-type="float" office:value="1473.44995117188" calcext:value-type="float">
            <text:p>1473.44995117188</text:p>
          </table:table-cell>
          <table:table-cell office:value-type="float" office:value="1468.59997558594" calcext:value-type="float">
            <text:p>1468.59997558594</text:p>
          </table:table-cell>
          <table:table-cell office:value-type="float" office:value="1470.40002441406" calcext:value-type="float">
            <text:p>1470.40002441406</text:p>
          </table:table-cell>
          <table:table-cell office:value-type="float" office:value="63998" calcext:value-type="float">
            <text:p>63998</text:p>
          </table:table-cell>
          <table:table-cell office:value-type="string" calcext:value-type="string">
            <text:p>TITAN.NS</text:p>
          </table:table-cell>
          <table:table-cell/>
        </table:table-row>
        <table:table-row table:style-name="ro1">
          <table:table-cell office:value-type="string" calcext:value-type="string">
            <text:p>2021-04-23 13:45:00+05:30</text:p>
          </table:table-cell>
          <table:table-cell office:value-type="float" office:value="1470.90002441406" calcext:value-type="float">
            <text:p>1470.90002441406</text:p>
          </table:table-cell>
          <table:table-cell office:value-type="float" office:value="1474.90002441406" calcext:value-type="float">
            <text:p>1474.90002441406</text:p>
          </table:table-cell>
          <table:table-cell office:value-type="float" office:value="1469.05004882813" calcext:value-type="float">
            <text:p>1469.05004882813</text:p>
          </table:table-cell>
          <table:table-cell office:value-type="float" office:value="1469.69995117188" calcext:value-type="float">
            <text:p>1469.69995117188</text:p>
          </table:table-cell>
          <table:table-cell office:value-type="float" office:value="59784" calcext:value-type="float">
            <text:p>59784</text:p>
          </table:table-cell>
          <table:table-cell office:value-type="string" calcext:value-type="string">
            <text:p>TITAN.NS</text:p>
          </table:table-cell>
          <table:table-cell/>
        </table:table-row>
        <table:table-row table:style-name="ro1">
          <table:table-cell office:value-type="string" calcext:value-type="string">
            <text:p>2021-04-23 14:00:00+05:30</text:p>
          </table:table-cell>
          <table:table-cell office:value-type="float" office:value="1469.84997558594" calcext:value-type="float">
            <text:p>1469.84997558594</text:p>
          </table:table-cell>
          <table:table-cell office:value-type="float" office:value="1470.30004882813" calcext:value-type="float">
            <text:p>1470.30004882813</text:p>
          </table:table-cell>
          <table:table-cell table:number-columns-repeated="2" office:value-type="float" office:value="1465.30004882813" calcext:value-type="float">
            <text:p>1465.30004882813</text:p>
          </table:table-cell>
          <table:table-cell office:value-type="float" office:value="80376" calcext:value-type="float">
            <text:p>80376</text:p>
          </table:table-cell>
          <table:table-cell office:value-type="string" calcext:value-type="string">
            <text:p>TITAN.NS</text:p>
          </table:table-cell>
          <table:table-cell/>
        </table:table-row>
        <table:table-row table:style-name="ro1">
          <table:table-cell office:value-type="string" calcext:value-type="string">
            <text:p>2021-04-23 14:15:00+05:30</text:p>
          </table:table-cell>
          <table:table-cell office:value-type="float" office:value="1465.30004882813" calcext:value-type="float">
            <text:p>1465.30004882813</text:p>
          </table:table-cell>
          <table:table-cell office:value-type="float" office:value="1467" calcext:value-type="float">
            <text:p>1467</text:p>
          </table:table-cell>
          <table:table-cell office:value-type="float" office:value="1459.09997558594" calcext:value-type="float">
            <text:p>1459.09997558594</text:p>
          </table:table-cell>
          <table:table-cell office:value-type="float" office:value="1461.69995117188" calcext:value-type="float">
            <text:p>1461.69995117188</text:p>
          </table:table-cell>
          <table:table-cell office:value-type="float" office:value="136510" calcext:value-type="float">
            <text:p>136510</text:p>
          </table:table-cell>
          <table:table-cell office:value-type="string" calcext:value-type="string">
            <text:p>TITAN.NS</text:p>
          </table:table-cell>
          <table:table-cell/>
        </table:table-row>
        <table:table-row table:style-name="ro1">
          <table:table-cell office:value-type="string" calcext:value-type="string">
            <text:p>2021-04-23 14:30:00+05:30</text:p>
          </table:table-cell>
          <table:table-cell office:value-type="float" office:value="1461.69995117188" calcext:value-type="float">
            <text:p>1461.69995117188</text:p>
          </table:table-cell>
          <table:table-cell office:value-type="float" office:value="1463.30004882813" calcext:value-type="float">
            <text:p>1463.30004882813</text:p>
          </table:table-cell>
          <table:table-cell office:value-type="float" office:value="1458.05004882813" calcext:value-type="float">
            <text:p>1458.05004882813</text:p>
          </table:table-cell>
          <table:table-cell office:value-type="float" office:value="1458.55004882812" calcext:value-type="float">
            <text:p>1458.55004882812</text:p>
          </table:table-cell>
          <table:table-cell office:value-type="float" office:value="69650" calcext:value-type="float">
            <text:p>69650</text:p>
          </table:table-cell>
          <table:table-cell office:value-type="string" calcext:value-type="string">
            <text:p>TITAN.NS</text:p>
          </table:table-cell>
          <table:table-cell/>
        </table:table-row>
        <table:table-row table:style-name="ro1">
          <table:table-cell office:value-type="string" calcext:value-type="string">
            <text:p>2021-04-23 14:45:00+05:30</text:p>
          </table:table-cell>
          <table:table-cell office:value-type="float" office:value="1455.94995117188" calcext:value-type="float">
            <text:p>1455.94995117188</text:p>
          </table:table-cell>
          <table:table-cell office:value-type="float" office:value="1460.5" calcext:value-type="float">
            <text:p>1460.5</text:p>
          </table:table-cell>
          <table:table-cell office:value-type="float" office:value="1451.59997558594" calcext:value-type="float">
            <text:p>1451.59997558594</text:p>
          </table:table-cell>
          <table:table-cell office:value-type="float" office:value="1452.59997558594" calcext:value-type="float">
            <text:p>1452.59997558594</text:p>
          </table:table-cell>
          <table:table-cell office:value-type="float" office:value="81146" calcext:value-type="float">
            <text:p>81146</text:p>
          </table:table-cell>
          <table:table-cell office:value-type="string" calcext:value-type="string">
            <text:p>TITAN.NS</text:p>
          </table:table-cell>
          <table:table-cell/>
        </table:table-row>
        <table:table-row table:style-name="ro1">
          <table:table-cell office:value-type="string" calcext:value-type="string">
            <text:p>2021-04-23 15:00:00+05:30</text:p>
          </table:table-cell>
          <table:table-cell office:value-type="float" office:value="1452.59997558594" calcext:value-type="float">
            <text:p>1452.59997558594</text:p>
          </table:table-cell>
          <table:table-cell office:value-type="float" office:value="1464.25" calcext:value-type="float">
            <text:p>1464.25</text:p>
          </table:table-cell>
          <table:table-cell office:value-type="float" office:value="1452.59997558594" calcext:value-type="float">
            <text:p>1452.59997558594</text:p>
          </table:table-cell>
          <table:table-cell office:value-type="float" office:value="1461.94995117188" calcext:value-type="float">
            <text:p>1461.94995117188</text:p>
          </table:table-cell>
          <table:table-cell office:value-type="float" office:value="120210" calcext:value-type="float">
            <text:p>120210</text:p>
          </table:table-cell>
          <table:table-cell office:value-type="string" calcext:value-type="string">
            <text:p>TITAN.NS</text:p>
          </table:table-cell>
          <table:table-cell/>
        </table:table-row>
        <table:table-row table:style-name="ro1">
          <table:table-cell office:value-type="string" calcext:value-type="string">
            <text:p>2021-04-23 15:15:00+05:30</text:p>
          </table:table-cell>
          <table:table-cell office:value-type="float" office:value="1461.59997558594" calcext:value-type="float">
            <text:p>1461.59997558594</text:p>
          </table:table-cell>
          <table:table-cell office:value-type="float" office:value="1468" calcext:value-type="float">
            <text:p>1468</text:p>
          </table:table-cell>
          <table:table-cell table:number-columns-repeated="2" office:value-type="float" office:value="1461.44995117188" calcext:value-type="float">
            <text:p>1461.44995117188</text:p>
          </table:table-cell>
          <table:table-cell office:value-type="float" office:value="80612" calcext:value-type="float">
            <text:p>80612</text:p>
          </table:table-cell>
          <table:table-cell office:value-type="string" calcext:value-type="string">
            <text:p>TITAN.NS</text:p>
          </table:table-cell>
          <table:table-cell/>
        </table:table-row>
        <table:table-row table:style-name="ro1">
          <table:table-cell office:value-type="string" calcext:value-type="string">
            <text:p>2021-04-23 09:15:00+05:30</text:p>
          </table:table-cell>
          <table:table-cell table:number-columns-repeated="2" office:value-type="float" office:value="591.400024414063" calcext:value-type="float">
            <text:p>591.400024414063</text:p>
          </table:table-cell>
          <table:table-cell table:number-columns-repeated="2" office:value-type="float" office:value="586.549987792969" calcext:value-type="float">
            <text:p>586.549987792969</text:p>
          </table:table-cell>
          <table:table-cell office:value-type="float" office:value="343462" calcext:value-type="float">
            <text:p>343462</text:p>
          </table:table-cell>
          <table:table-cell office:value-type="string" calcext:value-type="string">
            <text:p>UPL.NS</text:p>
          </table:table-cell>
          <table:table-cell table:style-name="ce1" table:formula="of:=([.C1177]-[.D1177])/[.D1177]*100" office:value-type="float" office:value="0.826875240308698" calcext:value-type="float">
            <text:p>0.83</text:p>
          </table:table-cell>
        </table:table-row>
        <table:table-row table:style-name="ro1">
          <table:table-cell office:value-type="string" calcext:value-type="string">
            <text:p>2021-04-23 09:30:00+05:30</text:p>
          </table:table-cell>
          <table:table-cell office:value-type="float" office:value="586.5" calcext:value-type="float">
            <text:p>586.5</text:p>
          </table:table-cell>
          <table:table-cell office:value-type="float" office:value="591" calcext:value-type="float">
            <text:p>591</text:p>
          </table:table-cell>
          <table:table-cell office:value-type="float" office:value="585.200012207031" calcext:value-type="float">
            <text:p>585.200012207031</text:p>
          </table:table-cell>
          <table:table-cell office:value-type="float" office:value="590.5" calcext:value-type="float">
            <text:p>590.5</text:p>
          </table:table-cell>
          <table:table-cell office:value-type="float" office:value="295179" calcext:value-type="float">
            <text:p>295179</text:p>
          </table:table-cell>
          <table:table-cell office:value-type="string" calcext:value-type="string">
            <text:p>UPL.NS</text:p>
          </table:table-cell>
          <table:table-cell/>
        </table:table-row>
        <table:table-row table:style-name="ro1">
          <table:table-cell office:value-type="string" calcext:value-type="string">
            <text:p>2021-04-23 09:45:00+05:30</text:p>
          </table:table-cell>
          <table:table-cell office:value-type="float" office:value="590.599975585937" calcext:value-type="float">
            <text:p>590.599975585937</text:p>
          </table:table-cell>
          <table:table-cell office:value-type="float" office:value="594.950012207031" calcext:value-type="float">
            <text:p>594.950012207031</text:p>
          </table:table-cell>
          <table:table-cell office:value-type="float" office:value="588.75" calcext:value-type="float">
            <text:p>588.75</text:p>
          </table:table-cell>
          <table:table-cell office:value-type="float" office:value="594.200012207031" calcext:value-type="float">
            <text:p>594.200012207031</text:p>
          </table:table-cell>
          <table:table-cell office:value-type="float" office:value="383979" calcext:value-type="float">
            <text:p>383979</text:p>
          </table:table-cell>
          <table:table-cell office:value-type="string" calcext:value-type="string">
            <text:p>UPL.NS</text:p>
          </table:table-cell>
          <table:table-cell/>
        </table:table-row>
        <table:table-row table:style-name="ro1">
          <table:table-cell office:value-type="string" calcext:value-type="string">
            <text:p>2021-04-23 10:00:00+05:30</text:p>
          </table:table-cell>
          <table:table-cell office:value-type="float" office:value="594.549987792969" calcext:value-type="float">
            <text:p>594.549987792969</text:p>
          </table:table-cell>
          <table:table-cell office:value-type="float" office:value="595.900024414063" calcext:value-type="float">
            <text:p>595.900024414063</text:p>
          </table:table-cell>
          <table:table-cell office:value-type="float" office:value="593.049987792969" calcext:value-type="float">
            <text:p>593.049987792969</text:p>
          </table:table-cell>
          <table:table-cell office:value-type="float" office:value="595.299987792969" calcext:value-type="float">
            <text:p>595.299987792969</text:p>
          </table:table-cell>
          <table:table-cell office:value-type="float" office:value="223680" calcext:value-type="float">
            <text:p>223680</text:p>
          </table:table-cell>
          <table:table-cell office:value-type="string" calcext:value-type="string">
            <text:p>UPL.NS</text:p>
          </table:table-cell>
          <table:table-cell/>
        </table:table-row>
        <table:table-row table:style-name="ro1">
          <table:table-cell office:value-type="string" calcext:value-type="string">
            <text:p>2021-04-23 10:15:00+05:30</text:p>
          </table:table-cell>
          <table:table-cell office:value-type="float" office:value="595.299987792969" calcext:value-type="float">
            <text:p>595.299987792969</text:p>
          </table:table-cell>
          <table:table-cell office:value-type="float" office:value="597.049987792969" calcext:value-type="float">
            <text:p>597.049987792969</text:p>
          </table:table-cell>
          <table:table-cell office:value-type="float" office:value="593.5" calcext:value-type="float">
            <text:p>593.5</text:p>
          </table:table-cell>
          <table:table-cell office:value-type="float" office:value="594.950012207031" calcext:value-type="float">
            <text:p>594.950012207031</text:p>
          </table:table-cell>
          <table:table-cell office:value-type="float" office:value="192814" calcext:value-type="float">
            <text:p>192814</text:p>
          </table:table-cell>
          <table:table-cell office:value-type="string" calcext:value-type="string">
            <text:p>UPL.NS</text:p>
          </table:table-cell>
          <table:table-cell/>
        </table:table-row>
        <table:table-row table:style-name="ro1">
          <table:table-cell office:value-type="string" calcext:value-type="string">
            <text:p>2021-04-23 10:30:00+05:30</text:p>
          </table:table-cell>
          <table:table-cell office:value-type="float" office:value="595.450012207031" calcext:value-type="float">
            <text:p>595.450012207031</text:p>
          </table:table-cell>
          <table:table-cell office:value-type="float" office:value="595.950012207031" calcext:value-type="float">
            <text:p>595.950012207031</text:p>
          </table:table-cell>
          <table:table-cell office:value-type="float" office:value="592.099975585938" calcext:value-type="float">
            <text:p>592.099975585938</text:p>
          </table:table-cell>
          <table:table-cell office:value-type="float" office:value="593" calcext:value-type="float">
            <text:p>593</text:p>
          </table:table-cell>
          <table:table-cell office:value-type="float" office:value="107763" calcext:value-type="float">
            <text:p>107763</text:p>
          </table:table-cell>
          <table:table-cell office:value-type="string" calcext:value-type="string">
            <text:p>UPL.NS</text:p>
          </table:table-cell>
          <table:table-cell/>
        </table:table-row>
        <table:table-row table:style-name="ro1">
          <table:table-cell office:value-type="string" calcext:value-type="string">
            <text:p>2021-04-23 10:45:00+05:30</text:p>
          </table:table-cell>
          <table:table-cell office:value-type="float" office:value="593" calcext:value-type="float">
            <text:p>593</text:p>
          </table:table-cell>
          <table:table-cell office:value-type="float" office:value="593.75" calcext:value-type="float">
            <text:p>593.75</text:p>
          </table:table-cell>
          <table:table-cell office:value-type="float" office:value="592.099975585938" calcext:value-type="float">
            <text:p>592.099975585938</text:p>
          </table:table-cell>
          <table:table-cell office:value-type="float" office:value="592.900024414063" calcext:value-type="float">
            <text:p>592.900024414063</text:p>
          </table:table-cell>
          <table:table-cell office:value-type="float" office:value="55600" calcext:value-type="float">
            <text:p>55600</text:p>
          </table:table-cell>
          <table:table-cell office:value-type="string" calcext:value-type="string">
            <text:p>UPL.NS</text:p>
          </table:table-cell>
          <table:table-cell/>
        </table:table-row>
        <table:table-row table:style-name="ro1">
          <table:table-cell office:value-type="string" calcext:value-type="string">
            <text:p>2021-04-23 11:00:00+05:30</text:p>
          </table:table-cell>
          <table:table-cell office:value-type="float" office:value="592.900024414063" calcext:value-type="float">
            <text:p>592.900024414063</text:p>
          </table:table-cell>
          <table:table-cell office:value-type="float" office:value="595.599975585938" calcext:value-type="float">
            <text:p>595.599975585938</text:p>
          </table:table-cell>
          <table:table-cell office:value-type="float" office:value="592.799987792969" calcext:value-type="float">
            <text:p>592.799987792969</text:p>
          </table:table-cell>
          <table:table-cell office:value-type="float" office:value="595.5" calcext:value-type="float">
            <text:p>595.5</text:p>
          </table:table-cell>
          <table:table-cell office:value-type="float" office:value="78626" calcext:value-type="float">
            <text:p>78626</text:p>
          </table:table-cell>
          <table:table-cell office:value-type="string" calcext:value-type="string">
            <text:p>UPL.NS</text:p>
          </table:table-cell>
          <table:table-cell/>
        </table:table-row>
        <table:table-row table:style-name="ro1">
          <table:table-cell office:value-type="string" calcext:value-type="string">
            <text:p>2021-04-23 11:15:00+05:30</text:p>
          </table:table-cell>
          <table:table-cell office:value-type="float" office:value="595.5" calcext:value-type="float">
            <text:p>595.5</text:p>
          </table:table-cell>
          <table:table-cell office:value-type="float" office:value="595.849975585938" calcext:value-type="float">
            <text:p>595.849975585938</text:p>
          </table:table-cell>
          <table:table-cell office:value-type="float" office:value="594.099975585938" calcext:value-type="float">
            <text:p>594.099975585938</text:p>
          </table:table-cell>
          <table:table-cell office:value-type="float" office:value="594.950012207031" calcext:value-type="float">
            <text:p>594.950012207031</text:p>
          </table:table-cell>
          <table:table-cell office:value-type="float" office:value="42390" calcext:value-type="float">
            <text:p>42390</text:p>
          </table:table-cell>
          <table:table-cell office:value-type="string" calcext:value-type="string">
            <text:p>UPL.NS</text:p>
          </table:table-cell>
          <table:table-cell/>
        </table:table-row>
        <table:table-row table:style-name="ro1">
          <table:table-cell office:value-type="string" calcext:value-type="string">
            <text:p>2021-04-23 11:30:00+05:30</text:p>
          </table:table-cell>
          <table:table-cell office:value-type="float" office:value="594.950012207031" calcext:value-type="float">
            <text:p>594.950012207031</text:p>
          </table:table-cell>
          <table:table-cell office:value-type="float" office:value="595.099975585937" calcext:value-type="float">
            <text:p>595.099975585937</text:p>
          </table:table-cell>
          <table:table-cell office:value-type="float" office:value="593.049987792969" calcext:value-type="float">
            <text:p>593.049987792969</text:p>
          </table:table-cell>
          <table:table-cell office:value-type="float" office:value="593.900024414063" calcext:value-type="float">
            <text:p>593.900024414063</text:p>
          </table:table-cell>
          <table:table-cell office:value-type="float" office:value="37012" calcext:value-type="float">
            <text:p>37012</text:p>
          </table:table-cell>
          <table:table-cell office:value-type="string" calcext:value-type="string">
            <text:p>UPL.NS</text:p>
          </table:table-cell>
          <table:table-cell/>
        </table:table-row>
        <table:table-row table:style-name="ro1">
          <table:table-cell office:value-type="string" calcext:value-type="string">
            <text:p>2021-04-23 11:45:00+05:30</text:p>
          </table:table-cell>
          <table:table-cell office:value-type="float" office:value="593.900024414063" calcext:value-type="float">
            <text:p>593.900024414063</text:p>
          </table:table-cell>
          <table:table-cell office:value-type="float" office:value="594.5" calcext:value-type="float">
            <text:p>594.5</text:p>
          </table:table-cell>
          <table:table-cell office:value-type="float" office:value="591.5" calcext:value-type="float">
            <text:p>591.5</text:p>
          </table:table-cell>
          <table:table-cell office:value-type="float" office:value="591.950012207031" calcext:value-type="float">
            <text:p>591.950012207031</text:p>
          </table:table-cell>
          <table:table-cell office:value-type="float" office:value="70048" calcext:value-type="float">
            <text:p>70048</text:p>
          </table:table-cell>
          <table:table-cell office:value-type="string" calcext:value-type="string">
            <text:p>UPL.NS</text:p>
          </table:table-cell>
          <table:table-cell/>
        </table:table-row>
        <table:table-row table:style-name="ro1">
          <table:table-cell office:value-type="string" calcext:value-type="string">
            <text:p>2021-04-23 12:00:00+05:30</text:p>
          </table:table-cell>
          <table:table-cell office:value-type="float" office:value="591.799987792969" calcext:value-type="float">
            <text:p>591.799987792969</text:p>
          </table:table-cell>
          <table:table-cell office:value-type="float" office:value="592.650024414063" calcext:value-type="float">
            <text:p>592.650024414063</text:p>
          </table:table-cell>
          <table:table-cell office:value-type="float" office:value="591.5" calcext:value-type="float">
            <text:p>591.5</text:p>
          </table:table-cell>
          <table:table-cell office:value-type="float" office:value="592.400024414063" calcext:value-type="float">
            <text:p>592.400024414063</text:p>
          </table:table-cell>
          <table:table-cell office:value-type="float" office:value="44074" calcext:value-type="float">
            <text:p>44074</text:p>
          </table:table-cell>
          <table:table-cell office:value-type="string" calcext:value-type="string">
            <text:p>UPL.NS</text:p>
          </table:table-cell>
          <table:table-cell/>
        </table:table-row>
        <table:table-row table:style-name="ro1">
          <table:table-cell office:value-type="string" calcext:value-type="string">
            <text:p>2021-04-23 12:15:00+05:30</text:p>
          </table:table-cell>
          <table:table-cell table:number-columns-repeated="2" office:value-type="float" office:value="592.400024414063" calcext:value-type="float">
            <text:p>592.400024414063</text:p>
          </table:table-cell>
          <table:table-cell office:value-type="float" office:value="588.150024414063" calcext:value-type="float">
            <text:p>588.150024414063</text:p>
          </table:table-cell>
          <table:table-cell office:value-type="float" office:value="589.900024414063" calcext:value-type="float">
            <text:p>589.900024414063</text:p>
          </table:table-cell>
          <table:table-cell office:value-type="float" office:value="129164" calcext:value-type="float">
            <text:p>129164</text:p>
          </table:table-cell>
          <table:table-cell office:value-type="string" calcext:value-type="string">
            <text:p>UPL.NS</text:p>
          </table:table-cell>
          <table:table-cell/>
        </table:table-row>
        <table:table-row table:style-name="ro1">
          <table:table-cell office:value-type="string" calcext:value-type="string">
            <text:p>2021-04-23 12:30:00+05:30</text:p>
          </table:table-cell>
          <table:table-cell office:value-type="float" office:value="589.75" calcext:value-type="float">
            <text:p>589.75</text:p>
          </table:table-cell>
          <table:table-cell office:value-type="float" office:value="590.450012207031" calcext:value-type="float">
            <text:p>590.450012207031</text:p>
          </table:table-cell>
          <table:table-cell office:value-type="float" office:value="588.599975585938" calcext:value-type="float">
            <text:p>588.599975585938</text:p>
          </table:table-cell>
          <table:table-cell office:value-type="float" office:value="589.849975585938" calcext:value-type="float">
            <text:p>589.849975585938</text:p>
          </table:table-cell>
          <table:table-cell office:value-type="float" office:value="68415" calcext:value-type="float">
            <text:p>68415</text:p>
          </table:table-cell>
          <table:table-cell office:value-type="string" calcext:value-type="string">
            <text:p>UPL.NS</text:p>
          </table:table-cell>
          <table:table-cell/>
        </table:table-row>
        <table:table-row table:style-name="ro1">
          <table:table-cell office:value-type="string" calcext:value-type="string">
            <text:p>2021-04-23 12:45:00+05:30</text:p>
          </table:table-cell>
          <table:table-cell office:value-type="float" office:value="589.650024414063" calcext:value-type="float">
            <text:p>589.650024414063</text:p>
          </table:table-cell>
          <table:table-cell office:value-type="float" office:value="590" calcext:value-type="float">
            <text:p>590</text:p>
          </table:table-cell>
          <table:table-cell office:value-type="float" office:value="588.5" calcext:value-type="float">
            <text:p>588.5</text:p>
          </table:table-cell>
          <table:table-cell office:value-type="float" office:value="589.049987792969" calcext:value-type="float">
            <text:p>589.049987792969</text:p>
          </table:table-cell>
          <table:table-cell office:value-type="float" office:value="53098" calcext:value-type="float">
            <text:p>53098</text:p>
          </table:table-cell>
          <table:table-cell office:value-type="string" calcext:value-type="string">
            <text:p>UPL.NS</text:p>
          </table:table-cell>
          <table:table-cell/>
        </table:table-row>
        <table:table-row table:style-name="ro1">
          <table:table-cell office:value-type="string" calcext:value-type="string">
            <text:p>2021-04-23 13:00:00+05:30</text:p>
          </table:table-cell>
          <table:table-cell office:value-type="float" office:value="589.200012207031" calcext:value-type="float">
            <text:p>589.200012207031</text:p>
          </table:table-cell>
          <table:table-cell office:value-type="float" office:value="589.849975585938" calcext:value-type="float">
            <text:p>589.849975585938</text:p>
          </table:table-cell>
          <table:table-cell office:value-type="float" office:value="588.299987792969" calcext:value-type="float">
            <text:p>588.299987792969</text:p>
          </table:table-cell>
          <table:table-cell office:value-type="float" office:value="589.049987792969" calcext:value-type="float">
            <text:p>589.049987792969</text:p>
          </table:table-cell>
          <table:table-cell office:value-type="float" office:value="33508" calcext:value-type="float">
            <text:p>33508</text:p>
          </table:table-cell>
          <table:table-cell office:value-type="string" calcext:value-type="string">
            <text:p>UPL.NS</text:p>
          </table:table-cell>
          <table:table-cell/>
        </table:table-row>
        <table:table-row table:style-name="ro1">
          <table:table-cell office:value-type="string" calcext:value-type="string">
            <text:p>2021-04-23 13:15:00+05:30</text:p>
          </table:table-cell>
          <table:table-cell office:value-type="float" office:value="588.799987792969" calcext:value-type="float">
            <text:p>588.799987792969</text:p>
          </table:table-cell>
          <table:table-cell office:value-type="float" office:value="590.75" calcext:value-type="float">
            <text:p>590.75</text:p>
          </table:table-cell>
          <table:table-cell office:value-type="float" office:value="588" calcext:value-type="float">
            <text:p>588</text:p>
          </table:table-cell>
          <table:table-cell office:value-type="float" office:value="590.25" calcext:value-type="float">
            <text:p>590.25</text:p>
          </table:table-cell>
          <table:table-cell office:value-type="float" office:value="61974" calcext:value-type="float">
            <text:p>61974</text:p>
          </table:table-cell>
          <table:table-cell office:value-type="string" calcext:value-type="string">
            <text:p>UPL.NS</text:p>
          </table:table-cell>
          <table:table-cell/>
        </table:table-row>
        <table:table-row table:style-name="ro1">
          <table:table-cell office:value-type="string" calcext:value-type="string">
            <text:p>2021-04-23 13:30:00+05:30</text:p>
          </table:table-cell>
          <table:table-cell office:value-type="float" office:value="590.25" calcext:value-type="float">
            <text:p>590.25</text:p>
          </table:table-cell>
          <table:table-cell office:value-type="float" office:value="590.5" calcext:value-type="float">
            <text:p>590.5</text:p>
          </table:table-cell>
          <table:table-cell office:value-type="float" office:value="586" calcext:value-type="float">
            <text:p>586</text:p>
          </table:table-cell>
          <table:table-cell office:value-type="float" office:value="587.400024414063" calcext:value-type="float">
            <text:p>587.400024414063</text:p>
          </table:table-cell>
          <table:table-cell office:value-type="float" office:value="127336" calcext:value-type="float">
            <text:p>127336</text:p>
          </table:table-cell>
          <table:table-cell office:value-type="string" calcext:value-type="string">
            <text:p>UPL.NS</text:p>
          </table:table-cell>
          <table:table-cell/>
        </table:table-row>
        <table:table-row table:style-name="ro1">
          <table:table-cell office:value-type="string" calcext:value-type="string">
            <text:p>2021-04-23 13:45:00+05:30</text:p>
          </table:table-cell>
          <table:table-cell office:value-type="float" office:value="587.349975585938" calcext:value-type="float">
            <text:p>587.349975585938</text:p>
          </table:table-cell>
          <table:table-cell office:value-type="float" office:value="588.5" calcext:value-type="float">
            <text:p>588.5</text:p>
          </table:table-cell>
          <table:table-cell office:value-type="float" office:value="586" calcext:value-type="float">
            <text:p>586</text:p>
          </table:table-cell>
          <table:table-cell office:value-type="float" office:value="587.700012207031" calcext:value-type="float">
            <text:p>587.700012207031</text:p>
          </table:table-cell>
          <table:table-cell office:value-type="float" office:value="78303" calcext:value-type="float">
            <text:p>78303</text:p>
          </table:table-cell>
          <table:table-cell office:value-type="string" calcext:value-type="string">
            <text:p>UPL.NS</text:p>
          </table:table-cell>
          <table:table-cell/>
        </table:table-row>
        <table:table-row table:style-name="ro1">
          <table:table-cell office:value-type="string" calcext:value-type="string">
            <text:p>2021-04-23 14:00:00+05:30</text:p>
          </table:table-cell>
          <table:table-cell office:value-type="float" office:value="587.700012207031" calcext:value-type="float">
            <text:p>587.700012207031</text:p>
          </table:table-cell>
          <table:table-cell office:value-type="float" office:value="588.299987792969" calcext:value-type="float">
            <text:p>588.299987792969</text:p>
          </table:table-cell>
          <table:table-cell office:value-type="float" office:value="586.049987792969" calcext:value-type="float">
            <text:p>586.049987792969</text:p>
          </table:table-cell>
          <table:table-cell office:value-type="float" office:value="586.150024414063" calcext:value-type="float">
            <text:p>586.150024414063</text:p>
          </table:table-cell>
          <table:table-cell office:value-type="float" office:value="40710" calcext:value-type="float">
            <text:p>40710</text:p>
          </table:table-cell>
          <table:table-cell office:value-type="string" calcext:value-type="string">
            <text:p>UPL.NS</text:p>
          </table:table-cell>
          <table:table-cell/>
        </table:table-row>
        <table:table-row table:style-name="ro1">
          <table:table-cell office:value-type="string" calcext:value-type="string">
            <text:p>2021-04-23 14:15:00+05:30</text:p>
          </table:table-cell>
          <table:table-cell office:value-type="float" office:value="586.349975585938" calcext:value-type="float">
            <text:p>586.349975585938</text:p>
          </table:table-cell>
          <table:table-cell office:value-type="float" office:value="587.700012207031" calcext:value-type="float">
            <text:p>587.700012207031</text:p>
          </table:table-cell>
          <table:table-cell office:value-type="float" office:value="584.150024414063" calcext:value-type="float">
            <text:p>584.150024414063</text:p>
          </table:table-cell>
          <table:table-cell office:value-type="float" office:value="584.400024414063" calcext:value-type="float">
            <text:p>584.400024414063</text:p>
          </table:table-cell>
          <table:table-cell office:value-type="float" office:value="167446" calcext:value-type="float">
            <text:p>167446</text:p>
          </table:table-cell>
          <table:table-cell office:value-type="string" calcext:value-type="string">
            <text:p>UPL.NS</text:p>
          </table:table-cell>
          <table:table-cell/>
        </table:table-row>
        <table:table-row table:style-name="ro1">
          <table:table-cell office:value-type="string" calcext:value-type="string">
            <text:p>2021-04-23 14:30:00+05:30</text:p>
          </table:table-cell>
          <table:table-cell office:value-type="float" office:value="584.400024414063" calcext:value-type="float">
            <text:p>584.400024414063</text:p>
          </table:table-cell>
          <table:table-cell office:value-type="float" office:value="586.450012207031" calcext:value-type="float">
            <text:p>586.450012207031</text:p>
          </table:table-cell>
          <table:table-cell table:number-columns-repeated="2" office:value-type="float" office:value="582.049987792969" calcext:value-type="float">
            <text:p>582.049987792969</text:p>
          </table:table-cell>
          <table:table-cell office:value-type="float" office:value="168014" calcext:value-type="float">
            <text:p>168014</text:p>
          </table:table-cell>
          <table:table-cell office:value-type="string" calcext:value-type="string">
            <text:p>UPL.NS</text:p>
          </table:table-cell>
          <table:table-cell/>
        </table:table-row>
        <table:table-row table:style-name="ro1">
          <table:table-cell office:value-type="string" calcext:value-type="string">
            <text:p>2021-04-23 14:45:00+05:30</text:p>
          </table:table-cell>
          <table:table-cell office:value-type="float" office:value="582.049987792969" calcext:value-type="float">
            <text:p>582.049987792969</text:p>
          </table:table-cell>
          <table:table-cell office:value-type="float" office:value="586.200012207031" calcext:value-type="float">
            <text:p>586.200012207031</text:p>
          </table:table-cell>
          <table:table-cell office:value-type="float" office:value="581.299987792969" calcext:value-type="float">
            <text:p>581.299987792969</text:p>
          </table:table-cell>
          <table:table-cell office:value-type="float" office:value="584.400024414063" calcext:value-type="float">
            <text:p>584.400024414063</text:p>
          </table:table-cell>
          <table:table-cell office:value-type="float" office:value="155040" calcext:value-type="float">
            <text:p>155040</text:p>
          </table:table-cell>
          <table:table-cell office:value-type="string" calcext:value-type="string">
            <text:p>UPL.NS</text:p>
          </table:table-cell>
          <table:table-cell/>
        </table:table-row>
        <table:table-row table:style-name="ro1">
          <table:table-cell office:value-type="string" calcext:value-type="string">
            <text:p>2021-04-23 15:00:00+05:30</text:p>
          </table:table-cell>
          <table:table-cell office:value-type="float" office:value="584.099975585938" calcext:value-type="float">
            <text:p>584.099975585938</text:p>
          </table:table-cell>
          <table:table-cell office:value-type="float" office:value="586.549987792969" calcext:value-type="float">
            <text:p>586.549987792969</text:p>
          </table:table-cell>
          <table:table-cell office:value-type="float" office:value="584.099975585938" calcext:value-type="float">
            <text:p>584.099975585938</text:p>
          </table:table-cell>
          <table:table-cell office:value-type="float" office:value="585.349975585938" calcext:value-type="float">
            <text:p>585.349975585938</text:p>
          </table:table-cell>
          <table:table-cell office:value-type="float" office:value="122075" calcext:value-type="float">
            <text:p>122075</text:p>
          </table:table-cell>
          <table:table-cell office:value-type="string" calcext:value-type="string">
            <text:p>UPL.NS</text:p>
          </table:table-cell>
          <table:table-cell/>
        </table:table-row>
        <table:table-row table:style-name="ro1">
          <table:table-cell office:value-type="string" calcext:value-type="string">
            <text:p>2021-04-23 15:15:00+05:30</text:p>
          </table:table-cell>
          <table:table-cell office:value-type="float" office:value="585.049987792969" calcext:value-type="float">
            <text:p>585.049987792969</text:p>
          </table:table-cell>
          <table:table-cell office:value-type="float" office:value="586.650024414063" calcext:value-type="float">
            <text:p>586.650024414063</text:p>
          </table:table-cell>
          <table:table-cell office:value-type="float" office:value="584.25" calcext:value-type="float">
            <text:p>584.25</text:p>
          </table:table-cell>
          <table:table-cell office:value-type="float" office:value="586.650024414063" calcext:value-type="float">
            <text:p>586.650024414063</text:p>
          </table:table-cell>
          <table:table-cell office:value-type="float" office:value="217936" calcext:value-type="float">
            <text:p>217936</text:p>
          </table:table-cell>
          <table:table-cell office:value-type="string" calcext:value-type="string">
            <text:p>UPL.NS</text:p>
          </table:table-cell>
          <table:table-cell/>
        </table:table-row>
        <table:table-row table:style-name="ro1">
          <table:table-cell office:value-type="string" calcext:value-type="string">
            <text:p>2021-04-23 09:15:00+05:30</text:p>
          </table:table-cell>
          <table:table-cell office:value-type="float" office:value="6092.2998046875" calcext:value-type="float">
            <text:p>6092.2998046875</text:p>
          </table:table-cell>
          <table:table-cell office:value-type="float" office:value="6153.7998046875" calcext:value-type="float">
            <text:p>6153.7998046875</text:p>
          </table:table-cell>
          <table:table-cell office:value-type="float" office:value="6092.2998046875" calcext:value-type="float">
            <text:p>6092.2998046875</text:p>
          </table:table-cell>
          <table:table-cell office:value-type="float" office:value="6112.89990234375" calcext:value-type="float">
            <text:p>6112.89990234375</text:p>
          </table:table-cell>
          <table:table-cell office:value-type="float" office:value="76962" calcext:value-type="float">
            <text:p>76962</text:p>
          </table:table-cell>
          <table:table-cell office:value-type="string" calcext:value-type="string">
            <text:p>ULTRACEMCO.NS</text:p>
          </table:table-cell>
          <table:table-cell table:style-name="ce1" table:formula="of:=([.C1202]-[.D1202])/[.D1202]*100" office:value-type="float" office:value="1.0094710039168" calcext:value-type="float">
            <text:p>1.01</text:p>
          </table:table-cell>
        </table:table-row>
        <table:table-row table:style-name="ro1">
          <table:table-cell office:value-type="string" calcext:value-type="string">
            <text:p>2021-04-23 09:30:00+05:30</text:p>
          </table:table-cell>
          <table:table-cell office:value-type="float" office:value="6106.64990234375" calcext:value-type="float">
            <text:p>6106.64990234375</text:p>
          </table:table-cell>
          <table:table-cell office:value-type="float" office:value="6126" calcext:value-type="float">
            <text:p>6126</text:p>
          </table:table-cell>
          <table:table-cell office:value-type="float" office:value="6077.0498046875" calcext:value-type="float">
            <text:p>6077.0498046875</text:p>
          </table:table-cell>
          <table:table-cell office:value-type="float" office:value="6105" calcext:value-type="float">
            <text:p>6105</text:p>
          </table:table-cell>
          <table:table-cell office:value-type="float" office:value="46938" calcext:value-type="float">
            <text:p>46938</text:p>
          </table:table-cell>
          <table:table-cell office:value-type="string" calcext:value-type="string">
            <text:p>ULTRACEMCO.NS</text:p>
          </table:table-cell>
          <table:table-cell/>
        </table:table-row>
        <table:table-row table:style-name="ro1">
          <table:table-cell office:value-type="string" calcext:value-type="string">
            <text:p>2021-04-23 09:45:00+05:30</text:p>
          </table:table-cell>
          <table:table-cell office:value-type="float" office:value="6105" calcext:value-type="float">
            <text:p>6105</text:p>
          </table:table-cell>
          <table:table-cell office:value-type="float" office:value="6117" calcext:value-type="float">
            <text:p>6117</text:p>
          </table:table-cell>
          <table:table-cell office:value-type="float" office:value="6100" calcext:value-type="float">
            <text:p>6100</text:p>
          </table:table-cell>
          <table:table-cell office:value-type="float" office:value="6117" calcext:value-type="float">
            <text:p>6117</text:p>
          </table:table-cell>
          <table:table-cell office:value-type="float" office:value="26756" calcext:value-type="float">
            <text:p>26756</text:p>
          </table:table-cell>
          <table:table-cell office:value-type="string" calcext:value-type="string">
            <text:p>ULTRACEMCO.NS</text:p>
          </table:table-cell>
          <table:table-cell/>
        </table:table-row>
        <table:table-row table:style-name="ro1">
          <table:table-cell office:value-type="string" calcext:value-type="string">
            <text:p>2021-04-23 10:00:00+05:30</text:p>
          </table:table-cell>
          <table:table-cell table:number-columns-repeated="2" office:value-type="float" office:value="6117" calcext:value-type="float">
            <text:p>6117</text:p>
          </table:table-cell>
          <table:table-cell office:value-type="float" office:value="6101" calcext:value-type="float">
            <text:p>6101</text:p>
          </table:table-cell>
          <table:table-cell office:value-type="float" office:value="6105.5" calcext:value-type="float">
            <text:p>6105.5</text:p>
          </table:table-cell>
          <table:table-cell office:value-type="float" office:value="15429" calcext:value-type="float">
            <text:p>15429</text:p>
          </table:table-cell>
          <table:table-cell office:value-type="string" calcext:value-type="string">
            <text:p>ULTRACEMCO.NS</text:p>
          </table:table-cell>
          <table:table-cell/>
        </table:table-row>
        <table:table-row table:style-name="ro1">
          <table:table-cell office:value-type="string" calcext:value-type="string">
            <text:p>2021-04-23 10:15:00+05:30</text:p>
          </table:table-cell>
          <table:table-cell office:value-type="float" office:value="6105.4501953125" calcext:value-type="float">
            <text:p>6105.4501953125</text:p>
          </table:table-cell>
          <table:table-cell office:value-type="float" office:value="6109.25" calcext:value-type="float">
            <text:p>6109.25</text:p>
          </table:table-cell>
          <table:table-cell office:value-type="float" office:value="6092.39990234375" calcext:value-type="float">
            <text:p>6092.39990234375</text:p>
          </table:table-cell>
          <table:table-cell office:value-type="float" office:value="6100" calcext:value-type="float">
            <text:p>6100</text:p>
          </table:table-cell>
          <table:table-cell office:value-type="float" office:value="44265" calcext:value-type="float">
            <text:p>44265</text:p>
          </table:table-cell>
          <table:table-cell office:value-type="string" calcext:value-type="string">
            <text:p>ULTRACEMCO.NS</text:p>
          </table:table-cell>
          <table:table-cell/>
        </table:table-row>
        <table:table-row table:style-name="ro1">
          <table:table-cell office:value-type="string" calcext:value-type="string">
            <text:p>2021-04-23 10:30:00+05:30</text:p>
          </table:table-cell>
          <table:table-cell office:value-type="float" office:value="6099.75" calcext:value-type="float">
            <text:p>6099.75</text:p>
          </table:table-cell>
          <table:table-cell office:value-type="float" office:value="6119.7998046875" calcext:value-type="float">
            <text:p>6119.7998046875</text:p>
          </table:table-cell>
          <table:table-cell office:value-type="float" office:value="6087" calcext:value-type="float">
            <text:p>6087</text:p>
          </table:table-cell>
          <table:table-cell office:value-type="float" office:value="6090" calcext:value-type="float">
            <text:p>6090</text:p>
          </table:table-cell>
          <table:table-cell office:value-type="float" office:value="22111" calcext:value-type="float">
            <text:p>22111</text:p>
          </table:table-cell>
          <table:table-cell office:value-type="string" calcext:value-type="string">
            <text:p>ULTRACEMCO.NS</text:p>
          </table:table-cell>
          <table:table-cell/>
        </table:table-row>
        <table:table-row table:style-name="ro1">
          <table:table-cell office:value-type="string" calcext:value-type="string">
            <text:p>2021-04-23 10:45:00+05:30</text:p>
          </table:table-cell>
          <table:table-cell office:value-type="float" office:value="6093.0498046875" calcext:value-type="float">
            <text:p>6093.0498046875</text:p>
          </table:table-cell>
          <table:table-cell office:value-type="float" office:value="6104.75" calcext:value-type="float">
            <text:p>6104.75</text:p>
          </table:table-cell>
          <table:table-cell office:value-type="float" office:value="6088" calcext:value-type="float">
            <text:p>6088</text:p>
          </table:table-cell>
          <table:table-cell office:value-type="float" office:value="6092.85009765625" calcext:value-type="float">
            <text:p>6092.85009765625</text:p>
          </table:table-cell>
          <table:table-cell office:value-type="float" office:value="16393" calcext:value-type="float">
            <text:p>16393</text:p>
          </table:table-cell>
          <table:table-cell office:value-type="string" calcext:value-type="string">
            <text:p>ULTRACEMCO.NS</text:p>
          </table:table-cell>
          <table:table-cell/>
        </table:table-row>
        <table:table-row table:style-name="ro1">
          <table:table-cell office:value-type="string" calcext:value-type="string">
            <text:p>2021-04-23 11:00:00+05:30</text:p>
          </table:table-cell>
          <table:table-cell office:value-type="float" office:value="6092.85009765625" calcext:value-type="float">
            <text:p>6092.85009765625</text:p>
          </table:table-cell>
          <table:table-cell office:value-type="float" office:value="6111.89990234375" calcext:value-type="float">
            <text:p>6111.89990234375</text:p>
          </table:table-cell>
          <table:table-cell office:value-type="float" office:value="6090" calcext:value-type="float">
            <text:p>6090</text:p>
          </table:table-cell>
          <table:table-cell office:value-type="float" office:value="6104.9501953125" calcext:value-type="float">
            <text:p>6104.9501953125</text:p>
          </table:table-cell>
          <table:table-cell office:value-type="float" office:value="16392" calcext:value-type="float">
            <text:p>16392</text:p>
          </table:table-cell>
          <table:table-cell office:value-type="string" calcext:value-type="string">
            <text:p>ULTRACEMCO.NS</text:p>
          </table:table-cell>
          <table:table-cell/>
        </table:table-row>
        <table:table-row table:style-name="ro1">
          <table:table-cell office:value-type="string" calcext:value-type="string">
            <text:p>2021-04-23 11:15:00+05:30</text:p>
          </table:table-cell>
          <table:table-cell office:value-type="float" office:value="6104.89990234375" calcext:value-type="float">
            <text:p>6104.89990234375</text:p>
          </table:table-cell>
          <table:table-cell office:value-type="float" office:value="6124" calcext:value-type="float">
            <text:p>6124</text:p>
          </table:table-cell>
          <table:table-cell office:value-type="float" office:value="6098.2001953125" calcext:value-type="float">
            <text:p>6098.2001953125</text:p>
          </table:table-cell>
          <table:table-cell office:value-type="float" office:value="6102.14990234375" calcext:value-type="float">
            <text:p>6102.14990234375</text:p>
          </table:table-cell>
          <table:table-cell office:value-type="float" office:value="20985" calcext:value-type="float">
            <text:p>20985</text:p>
          </table:table-cell>
          <table:table-cell office:value-type="string" calcext:value-type="string">
            <text:p>ULTRACEMCO.NS</text:p>
          </table:table-cell>
          <table:table-cell/>
        </table:table-row>
        <table:table-row table:style-name="ro1">
          <table:table-cell office:value-type="string" calcext:value-type="string">
            <text:p>2021-04-23 11:30:00+05:30</text:p>
          </table:table-cell>
          <table:table-cell office:value-type="float" office:value="6104.10009765625" calcext:value-type="float">
            <text:p>6104.10009765625</text:p>
          </table:table-cell>
          <table:table-cell office:value-type="float" office:value="6106.85009765625" calcext:value-type="float">
            <text:p>6106.85009765625</text:p>
          </table:table-cell>
          <table:table-cell office:value-type="float" office:value="6095" calcext:value-type="float">
            <text:p>6095</text:p>
          </table:table-cell>
          <table:table-cell office:value-type="float" office:value="6105" calcext:value-type="float">
            <text:p>6105</text:p>
          </table:table-cell>
          <table:table-cell office:value-type="float" office:value="23490" calcext:value-type="float">
            <text:p>23490</text:p>
          </table:table-cell>
          <table:table-cell office:value-type="string" calcext:value-type="string">
            <text:p>ULTRACEMCO.NS</text:p>
          </table:table-cell>
          <table:table-cell/>
        </table:table-row>
        <table:table-row table:style-name="ro1">
          <table:table-cell office:value-type="string" calcext:value-type="string">
            <text:p>2021-04-23 11:45:00+05:30</text:p>
          </table:table-cell>
          <table:table-cell office:value-type="float" office:value="6105.25" calcext:value-type="float">
            <text:p>6105.25</text:p>
          </table:table-cell>
          <table:table-cell office:value-type="float" office:value="6111.14990234375" calcext:value-type="float">
            <text:p>6111.14990234375</text:p>
          </table:table-cell>
          <table:table-cell office:value-type="float" office:value="6100" calcext:value-type="float">
            <text:p>6100</text:p>
          </table:table-cell>
          <table:table-cell office:value-type="float" office:value="6106" calcext:value-type="float">
            <text:p>6106</text:p>
          </table:table-cell>
          <table:table-cell office:value-type="float" office:value="14150" calcext:value-type="float">
            <text:p>14150</text:p>
          </table:table-cell>
          <table:table-cell office:value-type="string" calcext:value-type="string">
            <text:p>ULTRACEMCO.NS</text:p>
          </table:table-cell>
          <table:table-cell/>
        </table:table-row>
        <table:table-row table:style-name="ro1">
          <table:table-cell office:value-type="string" calcext:value-type="string">
            <text:p>2021-04-23 12:00:00+05:30</text:p>
          </table:table-cell>
          <table:table-cell office:value-type="float" office:value="6105.9501953125" calcext:value-type="float">
            <text:p>6105.9501953125</text:p>
          </table:table-cell>
          <table:table-cell office:value-type="float" office:value="6106" calcext:value-type="float">
            <text:p>6106</text:p>
          </table:table-cell>
          <table:table-cell office:value-type="float" office:value="6099.10009765625" calcext:value-type="float">
            <text:p>6099.10009765625</text:p>
          </table:table-cell>
          <table:table-cell office:value-type="float" office:value="6103" calcext:value-type="float">
            <text:p>6103</text:p>
          </table:table-cell>
          <table:table-cell office:value-type="float" office:value="13596" calcext:value-type="float">
            <text:p>13596</text:p>
          </table:table-cell>
          <table:table-cell office:value-type="string" calcext:value-type="string">
            <text:p>ULTRACEMCO.NS</text:p>
          </table:table-cell>
          <table:table-cell/>
        </table:table-row>
        <table:table-row table:style-name="ro1">
          <table:table-cell office:value-type="string" calcext:value-type="string">
            <text:p>2021-04-23 12:15:00+05:30</text:p>
          </table:table-cell>
          <table:table-cell office:value-type="float" office:value="6102.5" calcext:value-type="float">
            <text:p>6102.5</text:p>
          </table:table-cell>
          <table:table-cell office:value-type="float" office:value="6103" calcext:value-type="float">
            <text:p>6103</text:p>
          </table:table-cell>
          <table:table-cell office:value-type="float" office:value="6085.2001953125" calcext:value-type="float">
            <text:p>6085.2001953125</text:p>
          </table:table-cell>
          <table:table-cell office:value-type="float" office:value="6099" calcext:value-type="float">
            <text:p>6099</text:p>
          </table:table-cell>
          <table:table-cell office:value-type="float" office:value="18170" calcext:value-type="float">
            <text:p>18170</text:p>
          </table:table-cell>
          <table:table-cell office:value-type="string" calcext:value-type="string">
            <text:p>ULTRACEMCO.NS</text:p>
          </table:table-cell>
          <table:table-cell/>
        </table:table-row>
        <table:table-row table:style-name="ro1">
          <table:table-cell office:value-type="string" calcext:value-type="string">
            <text:p>2021-04-23 12:30:00+05:30</text:p>
          </table:table-cell>
          <table:table-cell office:value-type="float" office:value="6098.14990234375" calcext:value-type="float">
            <text:p>6098.14990234375</text:p>
          </table:table-cell>
          <table:table-cell office:value-type="float" office:value="6101.60009765625" calcext:value-type="float">
            <text:p>6101.60009765625</text:p>
          </table:table-cell>
          <table:table-cell office:value-type="float" office:value="6090" calcext:value-type="float">
            <text:p>6090</text:p>
          </table:table-cell>
          <table:table-cell office:value-type="float" office:value="6096.4501953125" calcext:value-type="float">
            <text:p>6096.4501953125</text:p>
          </table:table-cell>
          <table:table-cell office:value-type="float" office:value="8357" calcext:value-type="float">
            <text:p>8357</text:p>
          </table:table-cell>
          <table:table-cell office:value-type="string" calcext:value-type="string">
            <text:p>ULTRACEMCO.NS</text:p>
          </table:table-cell>
          <table:table-cell/>
        </table:table-row>
        <table:table-row table:style-name="ro1">
          <table:table-cell office:value-type="string" calcext:value-type="string">
            <text:p>2021-04-23 12:45:00+05:30</text:p>
          </table:table-cell>
          <table:table-cell office:value-type="float" office:value="6100" calcext:value-type="float">
            <text:p>6100</text:p>
          </table:table-cell>
          <table:table-cell office:value-type="float" office:value="6102" calcext:value-type="float">
            <text:p>6102</text:p>
          </table:table-cell>
          <table:table-cell office:value-type="float" office:value="6092.25" calcext:value-type="float">
            <text:p>6092.25</text:p>
          </table:table-cell>
          <table:table-cell office:value-type="float" office:value="6098.4501953125" calcext:value-type="float">
            <text:p>6098.4501953125</text:p>
          </table:table-cell>
          <table:table-cell office:value-type="float" office:value="17764" calcext:value-type="float">
            <text:p>17764</text:p>
          </table:table-cell>
          <table:table-cell office:value-type="string" calcext:value-type="string">
            <text:p>ULTRACEMCO.NS</text:p>
          </table:table-cell>
          <table:table-cell/>
        </table:table-row>
        <table:table-row table:style-name="ro1">
          <table:table-cell office:value-type="string" calcext:value-type="string">
            <text:p>2021-04-23 13:00:00+05:30</text:p>
          </table:table-cell>
          <table:table-cell office:value-type="float" office:value="6098" calcext:value-type="float">
            <text:p>6098</text:p>
          </table:table-cell>
          <table:table-cell office:value-type="float" office:value="6101" calcext:value-type="float">
            <text:p>6101</text:p>
          </table:table-cell>
          <table:table-cell office:value-type="float" office:value="6093.0498046875" calcext:value-type="float">
            <text:p>6093.0498046875</text:p>
          </table:table-cell>
          <table:table-cell office:value-type="float" office:value="6097" calcext:value-type="float">
            <text:p>6097</text:p>
          </table:table-cell>
          <table:table-cell office:value-type="float" office:value="12310" calcext:value-type="float">
            <text:p>12310</text:p>
          </table:table-cell>
          <table:table-cell office:value-type="string" calcext:value-type="string">
            <text:p>ULTRACEMCO.NS</text:p>
          </table:table-cell>
          <table:table-cell/>
        </table:table-row>
        <table:table-row table:style-name="ro1">
          <table:table-cell office:value-type="string" calcext:value-type="string">
            <text:p>2021-04-23 13:15:00+05:30</text:p>
          </table:table-cell>
          <table:table-cell office:value-type="float" office:value="6097" calcext:value-type="float">
            <text:p>6097</text:p>
          </table:table-cell>
          <table:table-cell office:value-type="float" office:value="6101" calcext:value-type="float">
            <text:p>6101</text:p>
          </table:table-cell>
          <table:table-cell office:value-type="float" office:value="6089.39990234375" calcext:value-type="float">
            <text:p>6089.39990234375</text:p>
          </table:table-cell>
          <table:table-cell office:value-type="float" office:value="6097.2998046875" calcext:value-type="float">
            <text:p>6097.2998046875</text:p>
          </table:table-cell>
          <table:table-cell office:value-type="float" office:value="23774" calcext:value-type="float">
            <text:p>23774</text:p>
          </table:table-cell>
          <table:table-cell office:value-type="string" calcext:value-type="string">
            <text:p>ULTRACEMCO.NS</text:p>
          </table:table-cell>
          <table:table-cell/>
        </table:table-row>
        <table:table-row table:style-name="ro1">
          <table:table-cell office:value-type="string" calcext:value-type="string">
            <text:p>2021-04-23 13:30:00+05:30</text:p>
          </table:table-cell>
          <table:table-cell office:value-type="float" office:value="6097.25" calcext:value-type="float">
            <text:p>6097.25</text:p>
          </table:table-cell>
          <table:table-cell office:value-type="float" office:value="6099.14990234375" calcext:value-type="float">
            <text:p>6099.14990234375</text:p>
          </table:table-cell>
          <table:table-cell office:value-type="float" office:value="6060" calcext:value-type="float">
            <text:p>6060</text:p>
          </table:table-cell>
          <table:table-cell office:value-type="float" office:value="6065" calcext:value-type="float">
            <text:p>6065</text:p>
          </table:table-cell>
          <table:table-cell office:value-type="float" office:value="21425" calcext:value-type="float">
            <text:p>21425</text:p>
          </table:table-cell>
          <table:table-cell office:value-type="string" calcext:value-type="string">
            <text:p>ULTRACEMCO.NS</text:p>
          </table:table-cell>
          <table:table-cell/>
        </table:table-row>
        <table:table-row table:style-name="ro1">
          <table:table-cell office:value-type="string" calcext:value-type="string">
            <text:p>2021-04-23 13:45:00+05:30</text:p>
          </table:table-cell>
          <table:table-cell office:value-type="float" office:value="6064.9501953125" calcext:value-type="float">
            <text:p>6064.9501953125</text:p>
          </table:table-cell>
          <table:table-cell office:value-type="float" office:value="6080.14990234375" calcext:value-type="float">
            <text:p>6080.14990234375</text:p>
          </table:table-cell>
          <table:table-cell office:value-type="float" office:value="6052" calcext:value-type="float">
            <text:p>6052</text:p>
          </table:table-cell>
          <table:table-cell office:value-type="float" office:value="6059.14990234375" calcext:value-type="float">
            <text:p>6059.14990234375</text:p>
          </table:table-cell>
          <table:table-cell office:value-type="float" office:value="18689" calcext:value-type="float">
            <text:p>18689</text:p>
          </table:table-cell>
          <table:table-cell office:value-type="string" calcext:value-type="string">
            <text:p>ULTRACEMCO.NS</text:p>
          </table:table-cell>
          <table:table-cell/>
        </table:table-row>
        <table:table-row table:style-name="ro1">
          <table:table-cell office:value-type="string" calcext:value-type="string">
            <text:p>2021-04-23 14:00:00+05:30</text:p>
          </table:table-cell>
          <table:table-cell office:value-type="float" office:value="6059.14990234375" calcext:value-type="float">
            <text:p>6059.14990234375</text:p>
          </table:table-cell>
          <table:table-cell office:value-type="float" office:value="6090" calcext:value-type="float">
            <text:p>6090</text:p>
          </table:table-cell>
          <table:table-cell office:value-type="float" office:value="6045.60009765625" calcext:value-type="float">
            <text:p>6045.60009765625</text:p>
          </table:table-cell>
          <table:table-cell office:value-type="float" office:value="6046.64990234375" calcext:value-type="float">
            <text:p>6046.64990234375</text:p>
          </table:table-cell>
          <table:table-cell office:value-type="float" office:value="33363" calcext:value-type="float">
            <text:p>33363</text:p>
          </table:table-cell>
          <table:table-cell office:value-type="string" calcext:value-type="string">
            <text:p>ULTRACEMCO.NS</text:p>
          </table:table-cell>
          <table:table-cell/>
        </table:table-row>
        <table:table-row table:style-name="ro1">
          <table:table-cell office:value-type="string" calcext:value-type="string">
            <text:p>2021-04-23 14:15:00+05:30</text:p>
          </table:table-cell>
          <table:table-cell office:value-type="float" office:value="6048.4501953125" calcext:value-type="float">
            <text:p>6048.4501953125</text:p>
          </table:table-cell>
          <table:table-cell office:value-type="float" office:value="6058.5" calcext:value-type="float">
            <text:p>6058.5</text:p>
          </table:table-cell>
          <table:table-cell office:value-type="float" office:value="6035" calcext:value-type="float">
            <text:p>6035</text:p>
          </table:table-cell>
          <table:table-cell office:value-type="float" office:value="6041.75" calcext:value-type="float">
            <text:p>6041.75</text:p>
          </table:table-cell>
          <table:table-cell office:value-type="float" office:value="25874" calcext:value-type="float">
            <text:p>25874</text:p>
          </table:table-cell>
          <table:table-cell office:value-type="string" calcext:value-type="string">
            <text:p>ULTRACEMCO.NS</text:p>
          </table:table-cell>
          <table:table-cell/>
        </table:table-row>
        <table:table-row table:style-name="ro1">
          <table:table-cell office:value-type="string" calcext:value-type="string">
            <text:p>2021-04-23 14:30:00+05:30</text:p>
          </table:table-cell>
          <table:table-cell office:value-type="float" office:value="6040.14990234375" calcext:value-type="float">
            <text:p>6040.14990234375</text:p>
          </table:table-cell>
          <table:table-cell office:value-type="float" office:value="6045.10009765625" calcext:value-type="float">
            <text:p>6045.10009765625</text:p>
          </table:table-cell>
          <table:table-cell office:value-type="float" office:value="6015.5" calcext:value-type="float">
            <text:p>6015.5</text:p>
          </table:table-cell>
          <table:table-cell office:value-type="float" office:value="6026.89990234375" calcext:value-type="float">
            <text:p>6026.89990234375</text:p>
          </table:table-cell>
          <table:table-cell office:value-type="float" office:value="29760" calcext:value-type="float">
            <text:p>29760</text:p>
          </table:table-cell>
          <table:table-cell office:value-type="string" calcext:value-type="string">
            <text:p>ULTRACEMCO.NS</text:p>
          </table:table-cell>
          <table:table-cell/>
        </table:table-row>
        <table:table-row table:style-name="ro1">
          <table:table-cell office:value-type="string" calcext:value-type="string">
            <text:p>2021-04-23 14:45:00+05:30</text:p>
          </table:table-cell>
          <table:table-cell office:value-type="float" office:value="6027.75" calcext:value-type="float">
            <text:p>6027.75</text:p>
          </table:table-cell>
          <table:table-cell office:value-type="float" office:value="6036.5498046875" calcext:value-type="float">
            <text:p>6036.5498046875</text:p>
          </table:table-cell>
          <table:table-cell office:value-type="float" office:value="5997.85009765625" calcext:value-type="float">
            <text:p>5997.85009765625</text:p>
          </table:table-cell>
          <table:table-cell office:value-type="float" office:value="6000.0498046875" calcext:value-type="float">
            <text:p>6000.0498046875</text:p>
          </table:table-cell>
          <table:table-cell office:value-type="float" office:value="216717" calcext:value-type="float">
            <text:p>216717</text:p>
          </table:table-cell>
          <table:table-cell office:value-type="string" calcext:value-type="string">
            <text:p>ULTRACEMCO.NS</text:p>
          </table:table-cell>
          <table:table-cell/>
        </table:table-row>
        <table:table-row table:style-name="ro1">
          <table:table-cell office:value-type="string" calcext:value-type="string">
            <text:p>2021-04-23 15:00:00+05:30</text:p>
          </table:table-cell>
          <table:table-cell office:value-type="float" office:value="5997" calcext:value-type="float">
            <text:p>5997</text:p>
          </table:table-cell>
          <table:table-cell office:value-type="float" office:value="6054.9501953125" calcext:value-type="float">
            <text:p>6054.9501953125</text:p>
          </table:table-cell>
          <table:table-cell office:value-type="float" office:value="5995.89990234375" calcext:value-type="float">
            <text:p>5995.89990234375</text:p>
          </table:table-cell>
          <table:table-cell office:value-type="float" office:value="6054" calcext:value-type="float">
            <text:p>6054</text:p>
          </table:table-cell>
          <table:table-cell office:value-type="float" office:value="96271" calcext:value-type="float">
            <text:p>96271</text:p>
          </table:table-cell>
          <table:table-cell office:value-type="string" calcext:value-type="string">
            <text:p>ULTRACEMCO.NS</text:p>
          </table:table-cell>
          <table:table-cell/>
        </table:table-row>
        <table:table-row table:style-name="ro1">
          <table:table-cell office:value-type="string" calcext:value-type="string">
            <text:p>2021-04-23 15:15:00+05:30</text:p>
          </table:table-cell>
          <table:table-cell office:value-type="float" office:value="6052" calcext:value-type="float">
            <text:p>6052</text:p>
          </table:table-cell>
          <table:table-cell office:value-type="float" office:value="6132.14990234375" calcext:value-type="float">
            <text:p>6132.14990234375</text:p>
          </table:table-cell>
          <table:table-cell office:value-type="float" office:value="6051" calcext:value-type="float">
            <text:p>6051</text:p>
          </table:table-cell>
          <table:table-cell office:value-type="float" office:value="6067.89990234375" calcext:value-type="float">
            <text:p>6067.89990234375</text:p>
          </table:table-cell>
          <table:table-cell office:value-type="float" office:value="96680" calcext:value-type="float">
            <text:p>96680</text:p>
          </table:table-cell>
          <table:table-cell office:value-type="string" calcext:value-type="string">
            <text:p>ULTRACEMCO.NS</text:p>
          </table:table-cell>
          <table:table-cell/>
        </table:table-row>
        <table:table-row table:style-name="ro1">
          <table:table-cell office:value-type="string" calcext:value-type="string">
            <text:p>2021-04-23 09:15:00+05:30</text:p>
          </table:table-cell>
          <table:table-cell office:value-type="float" office:value="484.149993896484" calcext:value-type="float">
            <text:p>484.149993896484</text:p>
          </table:table-cell>
          <table:table-cell office:value-type="float" office:value="486.600006103516" calcext:value-type="float">
            <text:p>486.600006103516</text:p>
          </table:table-cell>
          <table:table-cell office:value-type="float" office:value="479.799987792969" calcext:value-type="float">
            <text:p>479.799987792969</text:p>
          </table:table-cell>
          <table:table-cell office:value-type="float" office:value="482.149993896484" calcext:value-type="float">
            <text:p>482.149993896484</text:p>
          </table:table-cell>
          <table:table-cell office:value-type="float" office:value="1786466" calcext:value-type="float">
            <text:p>1786466</text:p>
          </table:table-cell>
          <table:table-cell office:value-type="string" calcext:value-type="string">
            <text:p>WIPRO.NS</text:p>
          </table:table-cell>
          <table:table-cell table:style-name="ce1" table:formula="of:=([.C1227]-[.D1227])/[.D1227]*100" office:value-type="float" office:value="1.41726104284126" calcext:value-type="float">
            <text:p>1.42</text:p>
          </table:table-cell>
        </table:table-row>
        <table:table-row table:style-name="ro1">
          <table:table-cell office:value-type="string" calcext:value-type="string">
            <text:p>2021-04-23 09:30:00+05:30</text:p>
          </table:table-cell>
          <table:table-cell office:value-type="float" office:value="482.450012207031" calcext:value-type="float">
            <text:p>482.450012207031</text:p>
          </table:table-cell>
          <table:table-cell office:value-type="float" office:value="485.200012207031" calcext:value-type="float">
            <text:p>485.200012207031</text:p>
          </table:table-cell>
          <table:table-cell office:value-type="float" office:value="482.350006103516" calcext:value-type="float">
            <text:p>482.350006103516</text:p>
          </table:table-cell>
          <table:table-cell office:value-type="float" office:value="483.649993896484" calcext:value-type="float">
            <text:p>483.649993896484</text:p>
          </table:table-cell>
          <table:table-cell office:value-type="float" office:value="691773" calcext:value-type="float">
            <text:p>691773</text:p>
          </table:table-cell>
          <table:table-cell office:value-type="string" calcext:value-type="string">
            <text:p>WIPRO.NS</text:p>
          </table:table-cell>
          <table:table-cell/>
        </table:table-row>
        <table:table-row table:style-name="ro1">
          <table:table-cell office:value-type="string" calcext:value-type="string">
            <text:p>2021-04-23 09:45:00+05:30</text:p>
          </table:table-cell>
          <table:table-cell office:value-type="float" office:value="483.649993896484" calcext:value-type="float">
            <text:p>483.649993896484</text:p>
          </table:table-cell>
          <table:table-cell office:value-type="float" office:value="484.450012207031" calcext:value-type="float">
            <text:p>484.450012207031</text:p>
          </table:table-cell>
          <table:table-cell office:value-type="float" office:value="483.049987792969" calcext:value-type="float">
            <text:p>483.049987792969</text:p>
          </table:table-cell>
          <table:table-cell office:value-type="float" office:value="484.299987792969" calcext:value-type="float">
            <text:p>484.299987792969</text:p>
          </table:table-cell>
          <table:table-cell office:value-type="float" office:value="403383" calcext:value-type="float">
            <text:p>403383</text:p>
          </table:table-cell>
          <table:table-cell office:value-type="string" calcext:value-type="string">
            <text:p>WIPRO.NS</text:p>
          </table:table-cell>
          <table:table-cell/>
        </table:table-row>
        <table:table-row table:style-name="ro1">
          <table:table-cell office:value-type="string" calcext:value-type="string">
            <text:p>2021-04-23 10:00:00+05:30</text:p>
          </table:table-cell>
          <table:table-cell office:value-type="float" office:value="484.25" calcext:value-type="float">
            <text:p>484.25</text:p>
          </table:table-cell>
          <table:table-cell office:value-type="float" office:value="485.350006103516" calcext:value-type="float">
            <text:p>485.350006103516</text:p>
          </table:table-cell>
          <table:table-cell office:value-type="float" office:value="484" calcext:value-type="float">
            <text:p>484</text:p>
          </table:table-cell>
          <table:table-cell office:value-type="float" office:value="484.149993896484" calcext:value-type="float">
            <text:p>484.149993896484</text:p>
          </table:table-cell>
          <table:table-cell office:value-type="float" office:value="496671" calcext:value-type="float">
            <text:p>496671</text:p>
          </table:table-cell>
          <table:table-cell office:value-type="string" calcext:value-type="string">
            <text:p>WIPRO.NS</text:p>
          </table:table-cell>
          <table:table-cell/>
        </table:table-row>
        <table:table-row table:style-name="ro1">
          <table:table-cell office:value-type="string" calcext:value-type="string">
            <text:p>2021-04-23 10:15:00+05:30</text:p>
          </table:table-cell>
          <table:table-cell table:number-columns-repeated="2" office:value-type="float" office:value="484.299987792969" calcext:value-type="float">
            <text:p>484.299987792969</text:p>
          </table:table-cell>
          <table:table-cell office:value-type="float" office:value="483" calcext:value-type="float">
            <text:p>483</text:p>
          </table:table-cell>
          <table:table-cell office:value-type="float" office:value="483.850006103516" calcext:value-type="float">
            <text:p>483.850006103516</text:p>
          </table:table-cell>
          <table:table-cell office:value-type="float" office:value="350285" calcext:value-type="float">
            <text:p>350285</text:p>
          </table:table-cell>
          <table:table-cell office:value-type="string" calcext:value-type="string">
            <text:p>WIPRO.NS</text:p>
          </table:table-cell>
          <table:table-cell/>
        </table:table-row>
        <table:table-row table:style-name="ro1">
          <table:table-cell office:value-type="string" calcext:value-type="string">
            <text:p>2021-04-23 10:30:00+05:30</text:p>
          </table:table-cell>
          <table:table-cell office:value-type="float" office:value="483.950012207031" calcext:value-type="float">
            <text:p>483.950012207031</text:p>
          </table:table-cell>
          <table:table-cell office:value-type="float" office:value="484.5" calcext:value-type="float">
            <text:p>484.5</text:p>
          </table:table-cell>
          <table:table-cell table:number-columns-repeated="2" office:value-type="float" office:value="482.700012207031" calcext:value-type="float">
            <text:p>482.700012207031</text:p>
          </table:table-cell>
          <table:table-cell office:value-type="float" office:value="324653" calcext:value-type="float">
            <text:p>324653</text:p>
          </table:table-cell>
          <table:table-cell office:value-type="string" calcext:value-type="string">
            <text:p>WIPRO.NS</text:p>
          </table:table-cell>
          <table:table-cell/>
        </table:table-row>
        <table:table-row table:style-name="ro1">
          <table:table-cell office:value-type="string" calcext:value-type="string">
            <text:p>2021-04-23 10:45:00+05:30</text:p>
          </table:table-cell>
          <table:table-cell office:value-type="float" office:value="482.600006103516" calcext:value-type="float">
            <text:p>482.600006103516</text:p>
          </table:table-cell>
          <table:table-cell office:value-type="float" office:value="484.5" calcext:value-type="float">
            <text:p>484.5</text:p>
          </table:table-cell>
          <table:table-cell office:value-type="float" office:value="482.25" calcext:value-type="float">
            <text:p>482.25</text:p>
          </table:table-cell>
          <table:table-cell office:value-type="float" office:value="484.350006103516" calcext:value-type="float">
            <text:p>484.350006103516</text:p>
          </table:table-cell>
          <table:table-cell office:value-type="float" office:value="376942" calcext:value-type="float">
            <text:p>376942</text:p>
          </table:table-cell>
          <table:table-cell office:value-type="string" calcext:value-type="string">
            <text:p>WIPRO.NS</text:p>
          </table:table-cell>
          <table:table-cell/>
        </table:table-row>
        <table:table-row table:style-name="ro1">
          <table:table-cell office:value-type="string" calcext:value-type="string">
            <text:p>2021-04-23 11:00:00+05:30</text:p>
          </table:table-cell>
          <table:table-cell office:value-type="float" office:value="484.5" calcext:value-type="float">
            <text:p>484.5</text:p>
          </table:table-cell>
          <table:table-cell office:value-type="float" office:value="486.149993896484" calcext:value-type="float">
            <text:p>486.149993896484</text:p>
          </table:table-cell>
          <table:table-cell office:value-type="float" office:value="484.100006103516" calcext:value-type="float">
            <text:p>484.100006103516</text:p>
          </table:table-cell>
          <table:table-cell office:value-type="float" office:value="486.100006103516" calcext:value-type="float">
            <text:p>486.100006103516</text:p>
          </table:table-cell>
          <table:table-cell office:value-type="float" office:value="446263" calcext:value-type="float">
            <text:p>446263</text:p>
          </table:table-cell>
          <table:table-cell office:value-type="string" calcext:value-type="string">
            <text:p>WIPRO.NS</text:p>
          </table:table-cell>
          <table:table-cell/>
        </table:table-row>
        <table:table-row table:style-name="ro1">
          <table:table-cell office:value-type="string" calcext:value-type="string">
            <text:p>2021-04-23 11:15:00+05:30</text:p>
          </table:table-cell>
          <table:table-cell office:value-type="float" office:value="486.100006103516" calcext:value-type="float">
            <text:p>486.100006103516</text:p>
          </table:table-cell>
          <table:table-cell office:value-type="float" office:value="487.350006103516" calcext:value-type="float">
            <text:p>487.350006103516</text:p>
          </table:table-cell>
          <table:table-cell office:value-type="float" office:value="484.350006103516" calcext:value-type="float">
            <text:p>484.350006103516</text:p>
          </table:table-cell>
          <table:table-cell office:value-type="float" office:value="484.450012207031" calcext:value-type="float">
            <text:p>484.450012207031</text:p>
          </table:table-cell>
          <table:table-cell office:value-type="float" office:value="649168" calcext:value-type="float">
            <text:p>649168</text:p>
          </table:table-cell>
          <table:table-cell office:value-type="string" calcext:value-type="string">
            <text:p>WIPRO.NS</text:p>
          </table:table-cell>
          <table:table-cell/>
        </table:table-row>
        <table:table-row table:style-name="ro1">
          <table:table-cell office:value-type="string" calcext:value-type="string">
            <text:p>2021-04-23 11:30:00+05:30</text:p>
          </table:table-cell>
          <table:table-cell office:value-type="float" office:value="484.5" calcext:value-type="float">
            <text:p>484.5</text:p>
          </table:table-cell>
          <table:table-cell office:value-type="float" office:value="485.049987792969" calcext:value-type="float">
            <text:p>485.049987792969</text:p>
          </table:table-cell>
          <table:table-cell office:value-type="float" office:value="483.299987792969" calcext:value-type="float">
            <text:p>483.299987792969</text:p>
          </table:table-cell>
          <table:table-cell office:value-type="float" office:value="483.75" calcext:value-type="float">
            <text:p>483.75</text:p>
          </table:table-cell>
          <table:table-cell office:value-type="float" office:value="325770" calcext:value-type="float">
            <text:p>325770</text:p>
          </table:table-cell>
          <table:table-cell office:value-type="string" calcext:value-type="string">
            <text:p>WIPRO.NS</text:p>
          </table:table-cell>
          <table:table-cell/>
        </table:table-row>
        <table:table-row table:style-name="ro1">
          <table:table-cell office:value-type="string" calcext:value-type="string">
            <text:p>2021-04-23 11:45:00+05:30</text:p>
          </table:table-cell>
          <table:table-cell office:value-type="float" office:value="483.549987792969" calcext:value-type="float">
            <text:p>483.549987792969</text:p>
          </table:table-cell>
          <table:table-cell office:value-type="float" office:value="483.950012207031" calcext:value-type="float">
            <text:p>483.950012207031</text:p>
          </table:table-cell>
          <table:table-cell office:value-type="float" office:value="482.600006103516" calcext:value-type="float">
            <text:p>482.600006103516</text:p>
          </table:table-cell>
          <table:table-cell office:value-type="float" office:value="483.600006103516" calcext:value-type="float">
            <text:p>483.600006103516</text:p>
          </table:table-cell>
          <table:table-cell office:value-type="float" office:value="338055" calcext:value-type="float">
            <text:p>338055</text:p>
          </table:table-cell>
          <table:table-cell office:value-type="string" calcext:value-type="string">
            <text:p>WIPRO.NS</text:p>
          </table:table-cell>
          <table:table-cell/>
        </table:table-row>
        <table:table-row table:style-name="ro1">
          <table:table-cell office:value-type="string" calcext:value-type="string">
            <text:p>2021-04-23 12:00:00+05:30</text:p>
          </table:table-cell>
          <table:table-cell office:value-type="float" office:value="483.600006103516" calcext:value-type="float">
            <text:p>483.600006103516</text:p>
          </table:table-cell>
          <table:table-cell office:value-type="float" office:value="484.350006103516" calcext:value-type="float">
            <text:p>484.350006103516</text:p>
          </table:table-cell>
          <table:table-cell office:value-type="float" office:value="483.299987792969" calcext:value-type="float">
            <text:p>483.299987792969</text:p>
          </table:table-cell>
          <table:table-cell office:value-type="float" office:value="483.600006103516" calcext:value-type="float">
            <text:p>483.600006103516</text:p>
          </table:table-cell>
          <table:table-cell office:value-type="float" office:value="203767" calcext:value-type="float">
            <text:p>203767</text:p>
          </table:table-cell>
          <table:table-cell office:value-type="string" calcext:value-type="string">
            <text:p>WIPRO.NS</text:p>
          </table:table-cell>
          <table:table-cell/>
        </table:table-row>
        <table:table-row table:style-name="ro1">
          <table:table-cell office:value-type="string" calcext:value-type="string">
            <text:p>2021-04-23 12:15:00+05:30</text:p>
          </table:table-cell>
          <table:table-cell office:value-type="float" office:value="483.5" calcext:value-type="float">
            <text:p>483.5</text:p>
          </table:table-cell>
          <table:table-cell office:value-type="float" office:value="483.600006103516" calcext:value-type="float">
            <text:p>483.600006103516</text:p>
          </table:table-cell>
          <table:table-cell office:value-type="float" office:value="482" calcext:value-type="float">
            <text:p>482</text:p>
          </table:table-cell>
          <table:table-cell office:value-type="float" office:value="482.75" calcext:value-type="float">
            <text:p>482.75</text:p>
          </table:table-cell>
          <table:table-cell office:value-type="float" office:value="375530" calcext:value-type="float">
            <text:p>375530</text:p>
          </table:table-cell>
          <table:table-cell office:value-type="string" calcext:value-type="string">
            <text:p>WIPRO.NS</text:p>
          </table:table-cell>
          <table:table-cell/>
        </table:table-row>
        <table:table-row table:style-name="ro1">
          <table:table-cell office:value-type="string" calcext:value-type="string">
            <text:p>2021-04-23 12:30:00+05:30</text:p>
          </table:table-cell>
          <table:table-cell office:value-type="float" office:value="482.700012207031" calcext:value-type="float">
            <text:p>482.700012207031</text:p>
          </table:table-cell>
          <table:table-cell office:value-type="float" office:value="483.799987792969" calcext:value-type="float">
            <text:p>483.799987792969</text:p>
          </table:table-cell>
          <table:table-cell office:value-type="float" office:value="482.649993896484" calcext:value-type="float">
            <text:p>482.649993896484</text:p>
          </table:table-cell>
          <table:table-cell office:value-type="float" office:value="483.100006103516" calcext:value-type="float">
            <text:p>483.100006103516</text:p>
          </table:table-cell>
          <table:table-cell office:value-type="float" office:value="170692" calcext:value-type="float">
            <text:p>170692</text:p>
          </table:table-cell>
          <table:table-cell office:value-type="string" calcext:value-type="string">
            <text:p>WIPRO.NS</text:p>
          </table:table-cell>
          <table:table-cell/>
        </table:table-row>
        <table:table-row table:style-name="ro1">
          <table:table-cell office:value-type="string" calcext:value-type="string">
            <text:p>2021-04-23 12:45:00+05:30</text:p>
          </table:table-cell>
          <table:table-cell office:value-type="float" office:value="483.200012207031" calcext:value-type="float">
            <text:p>483.200012207031</text:p>
          </table:table-cell>
          <table:table-cell office:value-type="float" office:value="483.700012207031" calcext:value-type="float">
            <text:p>483.700012207031</text:p>
          </table:table-cell>
          <table:table-cell office:value-type="float" office:value="481.350006103516" calcext:value-type="float">
            <text:p>481.350006103516</text:p>
          </table:table-cell>
          <table:table-cell office:value-type="float" office:value="482.200012207031" calcext:value-type="float">
            <text:p>482.200012207031</text:p>
          </table:table-cell>
          <table:table-cell office:value-type="float" office:value="287081" calcext:value-type="float">
            <text:p>287081</text:p>
          </table:table-cell>
          <table:table-cell office:value-type="string" calcext:value-type="string">
            <text:p>WIPRO.NS</text:p>
          </table:table-cell>
          <table:table-cell/>
        </table:table-row>
        <table:table-row table:style-name="ro1">
          <table:table-cell office:value-type="string" calcext:value-type="string">
            <text:p>2021-04-23 13:00:00+05:30</text:p>
          </table:table-cell>
          <table:table-cell office:value-type="float" office:value="482.299987792969" calcext:value-type="float">
            <text:p>482.299987792969</text:p>
          </table:table-cell>
          <table:table-cell office:value-type="float" office:value="483.5" calcext:value-type="float">
            <text:p>483.5</text:p>
          </table:table-cell>
          <table:table-cell office:value-type="float" office:value="482.200012207031" calcext:value-type="float">
            <text:p>482.200012207031</text:p>
          </table:table-cell>
          <table:table-cell office:value-type="float" office:value="483.100006103516" calcext:value-type="float">
            <text:p>483.100006103516</text:p>
          </table:table-cell>
          <table:table-cell office:value-type="float" office:value="188268" calcext:value-type="float">
            <text:p>188268</text:p>
          </table:table-cell>
          <table:table-cell office:value-type="string" calcext:value-type="string">
            <text:p>WIPRO.NS</text:p>
          </table:table-cell>
          <table:table-cell/>
        </table:table-row>
        <table:table-row table:style-name="ro1">
          <table:table-cell office:value-type="string" calcext:value-type="string">
            <text:p>2021-04-23 13:15:00+05:30</text:p>
          </table:table-cell>
          <table:table-cell office:value-type="float" office:value="483.100006103516" calcext:value-type="float">
            <text:p>483.100006103516</text:p>
          </table:table-cell>
          <table:table-cell office:value-type="float" office:value="484.5" calcext:value-type="float">
            <text:p>484.5</text:p>
          </table:table-cell>
          <table:table-cell office:value-type="float" office:value="481" calcext:value-type="float">
            <text:p>481</text:p>
          </table:table-cell>
          <table:table-cell office:value-type="float" office:value="482.899993896484" calcext:value-type="float">
            <text:p>482.899993896484</text:p>
          </table:table-cell>
          <table:table-cell office:value-type="float" office:value="544100" calcext:value-type="float">
            <text:p>544100</text:p>
          </table:table-cell>
          <table:table-cell office:value-type="string" calcext:value-type="string">
            <text:p>WIPRO.NS</text:p>
          </table:table-cell>
          <table:table-cell/>
        </table:table-row>
        <table:table-row table:style-name="ro1">
          <table:table-cell office:value-type="string" calcext:value-type="string">
            <text:p>2021-04-23 13:30:00+05:30</text:p>
          </table:table-cell>
          <table:table-cell office:value-type="float" office:value="482.799987792969" calcext:value-type="float">
            <text:p>482.799987792969</text:p>
          </table:table-cell>
          <table:table-cell office:value-type="float" office:value="482.899993896484" calcext:value-type="float">
            <text:p>482.899993896484</text:p>
          </table:table-cell>
          <table:table-cell office:value-type="float" office:value="479.649993896484" calcext:value-type="float">
            <text:p>479.649993896484</text:p>
          </table:table-cell>
          <table:table-cell office:value-type="float" office:value="481.75" calcext:value-type="float">
            <text:p>481.75</text:p>
          </table:table-cell>
          <table:table-cell office:value-type="float" office:value="768734" calcext:value-type="float">
            <text:p>768734</text:p>
          </table:table-cell>
          <table:table-cell office:value-type="string" calcext:value-type="string">
            <text:p>WIPRO.NS</text:p>
          </table:table-cell>
          <table:table-cell/>
        </table:table-row>
        <table:table-row table:style-name="ro1">
          <table:table-cell office:value-type="string" calcext:value-type="string">
            <text:p>2021-04-23 13:45:00+05:30</text:p>
          </table:table-cell>
          <table:table-cell office:value-type="float" office:value="481.850006103516" calcext:value-type="float">
            <text:p>481.850006103516</text:p>
          </table:table-cell>
          <table:table-cell office:value-type="float" office:value="482" calcext:value-type="float">
            <text:p>482</text:p>
          </table:table-cell>
          <table:table-cell office:value-type="float" office:value="480.5" calcext:value-type="float">
            <text:p>480.5</text:p>
          </table:table-cell>
          <table:table-cell office:value-type="float" office:value="481.5" calcext:value-type="float">
            <text:p>481.5</text:p>
          </table:table-cell>
          <table:table-cell office:value-type="float" office:value="271121" calcext:value-type="float">
            <text:p>271121</text:p>
          </table:table-cell>
          <table:table-cell office:value-type="string" calcext:value-type="string">
            <text:p>WIPRO.NS</text:p>
          </table:table-cell>
          <table:table-cell/>
        </table:table-row>
        <table:table-row table:style-name="ro1">
          <table:table-cell office:value-type="string" calcext:value-type="string">
            <text:p>2021-04-23 14:00:00+05:30</text:p>
          </table:table-cell>
          <table:table-cell office:value-type="float" office:value="481.600006103516" calcext:value-type="float">
            <text:p>481.600006103516</text:p>
          </table:table-cell>
          <table:table-cell office:value-type="float" office:value="481.850006103516" calcext:value-type="float">
            <text:p>481.850006103516</text:p>
          </table:table-cell>
          <table:table-cell table:number-columns-repeated="2" office:value-type="float" office:value="480.25" calcext:value-type="float">
            <text:p>480.25</text:p>
          </table:table-cell>
          <table:table-cell office:value-type="float" office:value="315073" calcext:value-type="float">
            <text:p>315073</text:p>
          </table:table-cell>
          <table:table-cell office:value-type="string" calcext:value-type="string">
            <text:p>WIPRO.NS</text:p>
          </table:table-cell>
          <table:table-cell/>
        </table:table-row>
        <table:table-row table:style-name="ro1">
          <table:table-cell office:value-type="string" calcext:value-type="string">
            <text:p>2021-04-23 14:15:00+05:30</text:p>
          </table:table-cell>
          <table:table-cell office:value-type="float" office:value="480.25" calcext:value-type="float">
            <text:p>480.25</text:p>
          </table:table-cell>
          <table:table-cell office:value-type="float" office:value="481.200012207031" calcext:value-type="float">
            <text:p>481.200012207031</text:p>
          </table:table-cell>
          <table:table-cell office:value-type="float" office:value="477.600006103516" calcext:value-type="float">
            <text:p>477.600006103516</text:p>
          </table:table-cell>
          <table:table-cell office:value-type="float" office:value="478.149993896484" calcext:value-type="float">
            <text:p>478.149993896484</text:p>
          </table:table-cell>
          <table:table-cell office:value-type="float" office:value="613995" calcext:value-type="float">
            <text:p>613995</text:p>
          </table:table-cell>
          <table:table-cell office:value-type="string" calcext:value-type="string">
            <text:p>WIPRO.NS</text:p>
          </table:table-cell>
          <table:table-cell/>
        </table:table-row>
        <table:table-row table:style-name="ro1">
          <table:table-cell office:value-type="string" calcext:value-type="string">
            <text:p>2021-04-23 14:30:00+05:30</text:p>
          </table:table-cell>
          <table:table-cell office:value-type="float" office:value="478.100006103516" calcext:value-type="float">
            <text:p>478.100006103516</text:p>
          </table:table-cell>
          <table:table-cell office:value-type="float" office:value="478.899993896484" calcext:value-type="float">
            <text:p>478.899993896484</text:p>
          </table:table-cell>
          <table:table-cell office:value-type="float" office:value="475.5" calcext:value-type="float">
            <text:p>475.5</text:p>
          </table:table-cell>
          <table:table-cell office:value-type="float" office:value="475.899993896484" calcext:value-type="float">
            <text:p>475.899993896484</text:p>
          </table:table-cell>
          <table:table-cell office:value-type="float" office:value="718337" calcext:value-type="float">
            <text:p>718337</text:p>
          </table:table-cell>
          <table:table-cell office:value-type="string" calcext:value-type="string">
            <text:p>WIPRO.NS</text:p>
          </table:table-cell>
          <table:table-cell/>
        </table:table-row>
        <table:table-row table:style-name="ro1">
          <table:table-cell office:value-type="string" calcext:value-type="string">
            <text:p>2021-04-23 14:45:00+05:30</text:p>
          </table:table-cell>
          <table:table-cell office:value-type="float" office:value="475.899993896484" calcext:value-type="float">
            <text:p>475.899993896484</text:p>
          </table:table-cell>
          <table:table-cell office:value-type="float" office:value="478" calcext:value-type="float">
            <text:p>478</text:p>
          </table:table-cell>
          <table:table-cell office:value-type="float" office:value="475.549987792969" calcext:value-type="float">
            <text:p>475.549987792969</text:p>
          </table:table-cell>
          <table:table-cell office:value-type="float" office:value="476.899993896484" calcext:value-type="float">
            <text:p>476.899993896484</text:p>
          </table:table-cell>
          <table:table-cell office:value-type="float" office:value="379719" calcext:value-type="float">
            <text:p>379719</text:p>
          </table:table-cell>
          <table:table-cell office:value-type="string" calcext:value-type="string">
            <text:p>WIPRO.NS</text:p>
          </table:table-cell>
          <table:table-cell/>
        </table:table-row>
        <table:table-row table:style-name="ro1">
          <table:table-cell office:value-type="string" calcext:value-type="string">
            <text:p>2021-04-23 15:00:00+05:30</text:p>
          </table:table-cell>
          <table:table-cell office:value-type="float" office:value="476.950012207031" calcext:value-type="float">
            <text:p>476.950012207031</text:p>
          </table:table-cell>
          <table:table-cell office:value-type="float" office:value="478" calcext:value-type="float">
            <text:p>478</text:p>
          </table:table-cell>
          <table:table-cell office:value-type="float" office:value="475.100006103516" calcext:value-type="float">
            <text:p>475.100006103516</text:p>
          </table:table-cell>
          <table:table-cell office:value-type="float" office:value="475.200012207031" calcext:value-type="float">
            <text:p>475.200012207031</text:p>
          </table:table-cell>
          <table:table-cell office:value-type="float" office:value="759091" calcext:value-type="float">
            <text:p>759091</text:p>
          </table:table-cell>
          <table:table-cell office:value-type="string" calcext:value-type="string">
            <text:p>WIPRO.NS</text:p>
          </table:table-cell>
          <table:table-cell/>
        </table:table-row>
        <table:table-row table:style-name="ro1">
          <table:table-cell office:value-type="string" calcext:value-type="string">
            <text:p>2021-04-23 15:15:00+05:30</text:p>
          </table:table-cell>
          <table:table-cell office:value-type="float" office:value="475.200012207031" calcext:value-type="float">
            <text:p>475.200012207031</text:p>
          </table:table-cell>
          <table:table-cell office:value-type="float" office:value="475.899993896484" calcext:value-type="float">
            <text:p>475.899993896484</text:p>
          </table:table-cell>
          <table:table-cell office:value-type="float" office:value="474.450012207031" calcext:value-type="float">
            <text:p>474.450012207031</text:p>
          </table:table-cell>
          <table:table-cell office:value-type="float" office:value="475.399993896484" calcext:value-type="float">
            <text:p>475.399993896484</text:p>
          </table:table-cell>
          <table:table-cell office:value-type="float" office:value="1338233" calcext:value-type="float">
            <text:p>1338233</text:p>
          </table:table-cell>
          <table:table-cell office:value-type="string" calcext:value-type="string">
            <text:p>WIPRO.NS</text:p>
          </table:table-cell>
          <table:table-cell/>
        </table:table-row>
      </table:table>
      <table:named-expressions/>
      <table:database-ranges>
        <table:database-range table:name="__Anonymous_Sheet_DB__0" table:target-range-address="'Stock Data 23 Apr'.A1:'Stock Data 23 Apr'.H1251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4-23T20:40:10.032677673</dc:date>
    <meta:editing-duration>PT6M18S</meta:editing-duration>
    <meta:editing-cycles>1</meta:editing-cycles>
    <meta:document-statistic meta:table-count="1" meta:cell-count="8808" meta:object-count="0"/>
    <meta:generator>LibreOffice/6.4.6.2$Linux_X86_64 LibreOffice_project/40$Build-2</meta:generator>
  </office:meta>
</office:document-meta>
</file>